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Inconsolata" svg:font-family="Docs-Inconsolat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210920-20_25_">
      <style:table-properties table:display="true" style:writing-mode="lr-tb"/>
    </style:style>
    <style:style style:name="ta2" style:family="table" style:master-page-name="PageStyle_5f_Elected">
      <style:table-properties table:display="true" style:writing-mode="lr-tb"/>
    </style:style>
    <style:style style:name="ta3" style:family="table" style:master-page-name="PageStyle_5f_Contested">
      <style:table-properties table:display="true" style:writing-mode="lr-tb"/>
    </style:style>
    <style:style style:name="ta4" style:family="table" style:master-page-name="PageStyle_5f_Parties">
      <style:table-properties table:display="true" style:writing-mode="lr-tb"/>
    </style:style>
    <style:style style:name="ta5" style:family="table" style:master-page-name="PageStyle_5f_Locations">
      <style:table-properties table:display="true" style:writing-mode="lr-tb"/>
    </style:style>
    <style:style style:name="ta6" style:family="table" style:master-page-name="PageStyle_5f_Governance">
      <style:table-properties table:display="true" style:writing-mode="lr-tb"/>
    </style:style>
    <style:style style:name="ta7" style:family="table" style:master-page-name="PageStyle_5f_Politicians">
      <style:table-properties table:display="true" style:writing-mode="lr-tb"/>
    </style:style>
    <style:style style:name="ta8" style:family="table" style:master-page-name="PageStyle_5f_Journalists">
      <style:table-properties table:display="true" style:writing-mode="lr-tb"/>
    </style:style>
    <style:style style:name="ta9" style:family="table" style:master-page-name="PageStyle_5f_Incorrec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Inconsolata" fo:font-size="11pt" fo:font-style="normal" fo:text-shadow="none" style:text-underline-style="none" fo:font-weight="bold" style:font-size-asian="11pt" style:font-style-asian="normal" style:font-weight-asian="bold" style:font-name-complex="Docs-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5" style:family="table-cell" style:parent-style-name="Default">
      <style:map style:condition="cell-content()=&quot;Incorrect&quot;" style:apply-style-name="ConditionalStyle_5f_1" style:base-cell-address="'20210920-20%'.A1"/>
    </style:style>
    <style:style style:name="ce16" style:family="table-cell" style:parent-style-name="Default">
      <style:map style:condition="cell-content()=&quot;Incorrect&quot;" style:apply-style-name="ConditionalStyle_5f_1" style:base-cell-address="'20210920-20%'.A1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Elected.A4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Elected.A343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Contested.A5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arties.A9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Locations.A16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Locations.A26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Governance.A10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Governance.A15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5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17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4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5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6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7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98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99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1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1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3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4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35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36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9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41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42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191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191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Incorrect.A251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overnance&quot;;&quot;Elected&quot;;&quot;Contested&quot;;&quot;Party&quot;;&quot;Location&quot;;&quot;Other&quot;;&quot;Incorrect&quot;;&quot;Politician&quot;;&quot;Journalist&quot;)" table:allow-empty-cell="true" table:display-list="unsorted" table:base-cell-address="'20210920-20%'.C11"/>
      </table:content-validations>
      <table:table table:name="20210920-20%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office:annotation draw:style-name="gr1" draw:text-style-name="P2" svg:width="280.6pt" svg:height="39.29pt" svg:x="151.54pt" svg:y="17.09pt" draw:caption-point-x="-11.54pt" draw:caption-point-y="-16.81pt">
              <dc:date>2022-08-02T00:00:00</dc:date>
              <text:p text:style-name="P1">Most mistakes (11/21 TBC) happen in the resolver, but pruning and a robust, understanding-based strategy helps the extrapolator recover</text:p>
            </office:annotation>
            <text:p>DEPICT</text:p>
          </table:table-cell>
          <table:table-cell table:style-name="ce9"/>
          <table:table-cell table:style-name="ce14" office:value-type="string" calcext:value-type="string" table:number-columns-spanned="2" table:number-rows-spanned="1">
            <text:p>ELD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witterNER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emplate</text:p>
          </table:table-cell>
          <table:covered-table-cell table:style-name="ce16"/>
          <table:table-cell table:style-name="ce17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Elected</text:p>
          </table:table-cell>
          <table:table-cell table:style-name="ce5" table:formula="of:=COUNTIF([.C$11:.C310]; [.$A2])" office:value-type="float" office:value="255" calcext:value-type="float">
            <text:p>255</text:p>
          </table:table-cell>
          <table:table-cell table:style-name="ce10" table:formula="of:=[.B2]/SUM([.B$2:.B$10])" office:value-type="percentage" office:value="0.85" calcext:value-type="percentage">
            <text:p>85.00%</text:p>
          </table:table-cell>
          <table:table-cell table:style-name="ce5" table:formula="of:=COUNTIF([.E$11:.E310]; [.$A2])" office:value-type="float" office:value="20" calcext:value-type="float">
            <text:p>20</text:p>
          </table:table-cell>
          <table:table-cell table:style-name="ce10" table:formula="of:=[.D2]/SUM([.D$2:.D$10])" office:value-type="percentage" office:value="0.128205128205128" calcext:value-type="percentage">
            <text:p>12.82%</text:p>
          </table:table-cell>
          <table:table-cell table:style-name="ce5" table:formula="of:=COUNTIF([.G$11:.G310]; [.$A2])" office:value-type="float" office:value="37" calcext:value-type="float">
            <text:p>37</text:p>
          </table:table-cell>
          <table:table-cell table:style-name="ce10" table:formula="of:=[.F2]/SUM([.F$2:.F$10])" office:value-type="percentage" office:value="0.123333333333333" calcext:value-type="percentage">
            <text:p>12.33%</text:p>
          </table:table-cell>
          <table:table-cell table:style-name="ce5" table:formula="of:=COUNTIF([.I$11:.I310]; [.$A2])" office:value-type="float" office:value="0" calcext:value-type="float">
            <text:p>0</text:p>
          </table:table-cell>
          <table:table-cell table:style-name="ce10" table:formula="of:=[.H2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Contested</text:p>
          </table:table-cell>
          <table:table-cell table:style-name="ce5" table:formula="of:=COUNTIF([.C$11:.C311]; [.$A3])" office:value-type="float" office:value="1" calcext:value-type="float">
            <text:p>1</text:p>
          </table:table-cell>
          <table:table-cell table:style-name="ce10" table:formula="of:=[.B3]/SUM([.B$2:.B$10])" office:value-type="percentage" office:value="0.00333333333333333" calcext:value-type="percentage">
            <text:p>0.33%</text:p>
          </table:table-cell>
          <table:table-cell table:style-name="ce5" table:formula="of:=COUNTIF([.E$11:.E311]; [.$A3])" office:value-type="float" office:value="2" calcext:value-type="float">
            <text:p>2</text:p>
          </table:table-cell>
          <table:table-cell table:style-name="ce10" table:formula="of:=[.D3]/SUM([.D$2:.D$10])" office:value-type="percentage" office:value="0.0128205128205128" calcext:value-type="percentage">
            <text:p>1.28%</text:p>
          </table:table-cell>
          <table:table-cell table:style-name="ce5" table:formula="of:=COUNTIF([.G$11:.G311]; [.$A3])" office:value-type="float" office:value="19" calcext:value-type="float">
            <text:p>19</text:p>
          </table:table-cell>
          <table:table-cell table:style-name="ce10" table:formula="of:=[.F3]/SUM([.F$2:.F$10])" office:value-type="percentage" office:value="0.0633333333333333" calcext:value-type="percentage">
            <text:p>6.33%</text:p>
          </table:table-cell>
          <table:table-cell table:style-name="ce5" table:formula="of:=COUNTIF([.I$11:.I311]; [.$A3])" office:value-type="float" office:value="0" calcext:value-type="float">
            <text:p>0</text:p>
          </table:table-cell>
          <table:table-cell table:style-name="ce10" table:formula="of:=[.H3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Politician</text:p>
          </table:table-cell>
          <table:table-cell table:style-name="ce5" table:formula="of:=COUNTIF([.C$11:.C312]; [.$A4])" office:value-type="float" office:value="8" calcext:value-type="float">
            <text:p>8</text:p>
          </table:table-cell>
          <table:table-cell table:style-name="ce10" table:formula="of:=[.B4]/SUM([.B$2:.B$10])" office:value-type="percentage" office:value="0.0266666666666667" calcext:value-type="percentage">
            <text:p>2.67%</text:p>
          </table:table-cell>
          <table:table-cell table:style-name="ce5" table:formula="of:=COUNTIF([.E$11:.E312]; [.$A4])" office:value-type="float" office:value="9" calcext:value-type="float">
            <text:p>9</text:p>
          </table:table-cell>
          <table:table-cell table:style-name="ce10" table:formula="of:=[.D4]/SUM([.D$2:.D$10])" office:value-type="percentage" office:value="0.0576923076923077" calcext:value-type="percentage">
            <text:p>5.77%</text:p>
          </table:table-cell>
          <table:table-cell table:style-name="ce5" table:formula="of:=COUNTIF([.G$11:.G312]; [.$A4])" office:value-type="float" office:value="23" calcext:value-type="float">
            <text:p>23</text:p>
          </table:table-cell>
          <table:table-cell table:style-name="ce10" table:formula="of:=[.F4]/SUM([.F$2:.F$10])" office:value-type="percentage" office:value="0.0766666666666667" calcext:value-type="percentage">
            <text:p>7.67%</text:p>
          </table:table-cell>
          <table:table-cell table:style-name="ce5" table:formula="of:=COUNTIF([.I$11:.I312]; [.$A4])" office:value-type="float" office:value="0" calcext:value-type="float">
            <text:p>0</text:p>
          </table:table-cell>
          <table:table-cell table:style-name="ce10" table:formula="of:=[.H4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Party</text:p>
          </table:table-cell>
          <table:table-cell table:style-name="ce5" table:formula="of:=COUNTIF([.C$11:.C313]; [.$A5])" office:value-type="float" office:value="3" calcext:value-type="float">
            <text:p>3</text:p>
          </table:table-cell>
          <table:table-cell table:style-name="ce10" table:formula="of:=[.B5]/SUM([.B$2:.B$10])" office:value-type="percentage" office:value="0.01" calcext:value-type="percentage">
            <text:p>1.00%</text:p>
          </table:table-cell>
          <table:table-cell table:style-name="ce5" table:formula="of:=COUNTIF([.E$11:.E313]; [.$A5])" office:value-type="float" office:value="7" calcext:value-type="float">
            <text:p>7</text:p>
          </table:table-cell>
          <table:table-cell table:style-name="ce10" table:formula="of:=[.D5]/SUM([.D$2:.D$10])" office:value-type="percentage" office:value="0.0448717948717949" calcext:value-type="percentage">
            <text:p>4.49%</text:p>
          </table:table-cell>
          <table:table-cell table:style-name="ce5" table:formula="of:=COUNTIF([.G$11:.G313]; [.$A5])" office:value-type="float" office:value="4" calcext:value-type="float">
            <text:p>4</text:p>
          </table:table-cell>
          <table:table-cell table:style-name="ce10" table:formula="of:=[.F5]/SUM([.F$2:.F$10])" office:value-type="percentage" office:value="0.0133333333333333" calcext:value-type="percentage">
            <text:p>1.33%</text:p>
          </table:table-cell>
          <table:table-cell table:style-name="ce5" table:formula="of:=COUNTIF([.I$11:.I313]; [.$A5])" office:value-type="float" office:value="0" calcext:value-type="float">
            <text:p>0</text:p>
          </table:table-cell>
          <table:table-cell table:style-name="ce10" table:formula="of:=[.H5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5" table:formula="of:=COUNTIF([.C$11:.C314]; [.$A6])" office:value-type="float" office:value="16" calcext:value-type="float">
            <text:p>16</text:p>
          </table:table-cell>
          <table:table-cell table:style-name="ce10" table:formula="of:=[.B6]/SUM([.B$2:.B$10])" office:value-type="percentage" office:value="0.0533333333333333" calcext:value-type="percentage">
            <text:p>5.33%</text:p>
          </table:table-cell>
          <table:table-cell table:style-name="ce5" table:formula="of:=COUNTIF([.E$11:.E314]; [.$A6])" office:value-type="float" office:value="20" calcext:value-type="float">
            <text:p>20</text:p>
          </table:table-cell>
          <table:table-cell table:style-name="ce10" table:formula="of:=[.D6]/SUM([.D$2:.D$10])" office:value-type="percentage" office:value="0.128205128205128" calcext:value-type="percentage">
            <text:p>12.82%</text:p>
          </table:table-cell>
          <table:table-cell table:style-name="ce5" table:formula="of:=COUNTIF([.G$11:.G314]; [.$A6])" office:value-type="float" office:value="49" calcext:value-type="float">
            <text:p>49</text:p>
          </table:table-cell>
          <table:table-cell table:style-name="ce10" table:formula="of:=[.F6]/SUM([.F$2:.F$10])" office:value-type="percentage" office:value="0.163333333333333" calcext:value-type="percentage">
            <text:p>16.33%</text:p>
          </table:table-cell>
          <table:table-cell table:style-name="ce5" table:formula="of:=COUNTIF([.I$11:.I314]; [.$A6])" office:value-type="float" office:value="0" calcext:value-type="float">
            <text:p>0</text:p>
          </table:table-cell>
          <table:table-cell table:style-name="ce10" table:formula="of:=[.H6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Governance</text:p>
          </table:table-cell>
          <table:table-cell table:style-name="ce5" table:formula="of:=COUNTIF([.C$11:.C315]; [.$A7])" office:value-type="float" office:value="3" calcext:value-type="float">
            <text:p>3</text:p>
          </table:table-cell>
          <table:table-cell table:style-name="ce10" table:formula="of:=[.B7]/SUM([.B$2:.B$10])" office:value-type="percentage" office:value="0.01" calcext:value-type="percentage">
            <text:p>1.00%</text:p>
          </table:table-cell>
          <table:table-cell table:style-name="ce5" table:formula="of:=COUNTIF([.E$11:.E315]; [.$A7])" office:value-type="float" office:value="12" calcext:value-type="float">
            <text:p>12</text:p>
          </table:table-cell>
          <table:table-cell table:style-name="ce10" table:formula="of:=[.D7]/SUM([.D$2:.D$10])" office:value-type="percentage" office:value="0.0769230769230769" calcext:value-type="percentage">
            <text:p>7.69%</text:p>
          </table:table-cell>
          <table:table-cell table:style-name="ce5" table:formula="of:=COUNTIF([.G$11:.G315]; [.$A7])" office:value-type="float" office:value="3" calcext:value-type="float">
            <text:p>3</text:p>
          </table:table-cell>
          <table:table-cell table:style-name="ce10" table:formula="of:=[.F7]/SUM([.F$2:.F$10])" office:value-type="percentage" office:value="0.01" calcext:value-type="percentage">
            <text:p>1.00%</text:p>
          </table:table-cell>
          <table:table-cell table:style-name="ce5" table:formula="of:=COUNTIF([.I$11:.I315]; [.$A7])" office:value-type="float" office:value="0" calcext:value-type="float">
            <text:p>0</text:p>
          </table:table-cell>
          <table:table-cell table:style-name="ce10" table:formula="of:=[.H7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Journalist</text:p>
          </table:table-cell>
          <table:table-cell table:style-name="ce5" table:formula="of:=COUNTIF([.C$11:.C316]; [.$A8])" office:value-type="float" office:value="1" calcext:value-type="float">
            <text:p>1</text:p>
          </table:table-cell>
          <table:table-cell table:style-name="ce10" table:formula="of:=[.B8]/SUM([.B$2:.B$10])" office:value-type="percentage" office:value="0.00333333333333333" calcext:value-type="percentage">
            <text:p>0.33%</text:p>
          </table:table-cell>
          <table:table-cell table:style-name="ce5" table:formula="of:=COUNTIF([.E$11:.E316]; [.$A8])" office:value-type="float" office:value="8" calcext:value-type="float">
            <text:p>8</text:p>
          </table:table-cell>
          <table:table-cell table:style-name="ce10" table:formula="of:=[.D8]/SUM([.D$2:.D$10])" office:value-type="percentage" office:value="0.0512820512820513" calcext:value-type="percentage">
            <text:p>5.13%</text:p>
          </table:table-cell>
          <table:table-cell table:style-name="ce5" table:formula="of:=COUNTIF([.G$11:.G316]; [.$A8])" office:value-type="float" office:value="35" calcext:value-type="float">
            <text:p>35</text:p>
          </table:table-cell>
          <table:table-cell table:style-name="ce10" table:formula="of:=[.F8]/SUM([.F$2:.F$10])" office:value-type="percentage" office:value="0.116666666666667" calcext:value-type="percentage">
            <text:p>11.67%</text:p>
          </table:table-cell>
          <table:table-cell table:style-name="ce5" table:formula="of:=COUNTIF([.I$11:.I316]; [.$A8])" office:value-type="float" office:value="0" calcext:value-type="float">
            <text:p>0</text:p>
          </table:table-cell>
          <table:table-cell table:style-name="ce10" table:formula="of:=[.H8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Incorrect</text:p>
          </table:table-cell>
          <table:table-cell table:style-name="ce5" table:formula="of:=COUNTIF([.C$11:.C317]; [.$A9])" office:value-type="float" office:value="13" calcext:value-type="float">
            <text:p>13</text:p>
          </table:table-cell>
          <table:table-cell table:style-name="ce10" table:formula="of:=[.B9]/SUM([.B$2:.B$10])" office:value-type="percentage" office:value="0.0433333333333333" calcext:value-type="percentage">
            <text:p>4.33%</text:p>
          </table:table-cell>
          <table:table-cell table:style-name="ce5" table:formula="of:=COUNTIF([.E$11:.E317]; [.$A9])" office:value-type="float" office:value="78" calcext:value-type="float">
            <text:p>78</text:p>
          </table:table-cell>
          <table:table-cell table:style-name="ce10" table:formula="of:=[.D9]/SUM([.D$2:.D$10])" office:value-type="percentage" office:value="0.5" calcext:value-type="percentage">
            <text:p>50.00%</text:p>
          </table:table-cell>
          <table:table-cell table:style-name="ce5" table:formula="of:=COUNTIF([.G$11:.G317]; [.$A9])" office:value-type="float" office:value="130" calcext:value-type="float">
            <text:p>130</text:p>
          </table:table-cell>
          <table:table-cell table:style-name="ce10" table:formula="of:=[.F9]/SUM([.F$2:.F$10])" office:value-type="percentage" office:value="0.433333333333333" calcext:value-type="percentage">
            <text:p>43.33%</text:p>
          </table:table-cell>
          <table:table-cell table:style-name="ce5" table:formula="of:=COUNTIF([.I$11:.I317]; [.$A9])" office:value-type="float" office:value="0" calcext:value-type="float">
            <text:p>0</text:p>
          </table:table-cell>
          <table:table-cell table:style-name="ce10" table:formula="of:=[.H9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C11:.C310]; &quot;Elected&quot;) + COUNTIF([.C11:.C310]; &quot;Contested&quot;) + COUNTIF([.C11:.C310]; &quot;Party&quot;) + COUNTIF([.C11:.C310]; &quot;Location&quot;) + COUNTIF([.C11:.C310]; &quot;Governance&quot;))/COUNTA([.B11:.B310])" office:value-type="percentage" office:value="0.9266666667" calcext:value-type="percentage">
            <text:p>92.67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E11:.E310]; &quot;Elected&quot;) + COUNTIF([.E11:.E310]; &quot;Contested&quot;) + COUNTIF([.E11:.E310]; &quot;Party&quot;) + COUNTIF([.E11:.E310]; &quot;Location&quot;) + COUNTIF([.E11:.E310]; &quot;Governance&quot;))/COUNTA([.D11:.D310])" office:value-type="percentage" office:value="0.391025641" calcext:value-type="percentage">
            <text:p>39.10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G11:.G310]; &quot;Elected&quot;) + COUNTIF([.G11:.G310]; &quot;Contested&quot;) + COUNTIF([.G11:.G310]; &quot;Party&quot;) + COUNTIF([.G11:.G310]; &quot;Location&quot;) + COUNTIF([.G11:.G310]; &quot;Governance&quot;))/COUNTA([.F11:.F310])" office:value-type="percentage" office:value="0.3733333333" calcext:value-type="percentage">
            <text:p>37.33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I11:.I310]; &quot;Elected&quot;) + COUNTIF([.I11:.I310]; &quot;Contested&quot;) + COUNTIF([.I11:.I310]; &quot;Party&quot;) + COUNTIF([.I11:.I310]; &quot;Location&quot;) + COUNTIF([.I11:.I310]; &quot;Governance&quot;))/COUNTA([.H11:.H310])" office:value-type="string" office:string-value="" calcext:value-type="error">
            <text:p>#DIV/0!</text:p>
          </table:table-cell>
          <table:table-cell table:style-name="ce18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" calcext:value-type="float">
            <text:p>2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B11]); &quot;Elected&quot;; IF(COUNTIF([$Parties.$A$1:.$A$1048576];[.B11]); &quot;Party&quot;; IF(COUNTIF([$Locations.$A$1:.$A$1048576];[.B11]); &quot;Location&quot;; IF(COUNTIF([$Contested.$A$1:.$A$1048576];[.B11]); &quot;Contested&quot;; IF(COUNTIF([$Governance.$A$1:.$A$1048576];[.B11]); &quot;Governance&quot;; IF(COUNTIF([$Incorrect.$A$1:.$A$1048576];[.B11]); &quot;Incorrect&quot;; IF(COUNTIF([$Politicians.$A$1:.$A$1048576];[.B11]); &quot;Politician&quot;; IF(COUNTIF([$Journalists.$A$1:.$A$1048576];[.B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D11]); &quot;Elected&quot;; IF(COUNTIF([$Parties.$A$1:.$A$1048576];[.D11]); &quot;Party&quot;; IF(COUNTIF([$Locations.$A$1:.$A$1048576];[.D11]); &quot;Location&quot;; IF(COUNTIF([$Contested.$A$1:.$A$1048576];[.D11]); &quot;Contested&quot;; IF(COUNTIF([$Governance.$A$1:.$A$1048576];[.D11]); &quot;Governance&quot;; IF(COUNTIF([$Incorrect.$A$1:.$A$1048576];[.D11]); &quot;Incorrect&quot;; IF(COUNTIF([$Politicians.$A$1:.$A$1048576];[.D11]); &quot;Politician&quot;; IF(COUNTIF([$Journalists.$A$1:.$A$1048576];[.D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</text:p>
          </table:table-cell>
          <table:table-cell table:style-name="ce12" table:content-validation-name="val1" table:formula="of:=IF(COUNTIF([$Elected.$A$1:.$A$1048576];[.F11]); &quot;Elected&quot;; IF(COUNTIF([$Parties.$A$1:.$A$1048576];[.F11]); &quot;Party&quot;; IF(COUNTIF([$Locations.$A$1:.$A$1048576];[.F11]); &quot;Location&quot;; IF(COUNTIF([$Contested.$A$1:.$A$1048576];[.F11]); &quot;Contested&quot;; IF(COUNTIF([$Governance.$A$1:.$A$1048576];[.F11]); &quot;Governance&quot;; IF(COUNTIF([$Incorrect.$A$1:.$A$1048576];[.F11]); &quot;Incorrect&quot;; IF(COUNTIF([$Politicians.$A$1:.$A$1048576];[.F11]); &quot;Politician&quot;; IF(COUNTIF([$Journalists.$A$1:.$A$1048576];[.F1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]); &quot;Elected&quot;; IF(COUNTIF([$Parties.$A$1:.$A$1048576];[.H11]); &quot;Party&quot;; IF(COUNTIF([$Locations.$A$1:.$A$1048576];[.H11]); &quot;Location&quot;; IF(COUNTIF([$Contested.$A$1:.$A$1048576];[.H11]); &quot;Contested&quot;; IF(COUNTIF([$Governance.$A$1:.$A$1048576];[.H11]); &quot;Governance&quot;; IF(COUNTIF([$Incorrect.$A$1:.$A$1048576];[.H11]); &quot;Incorrect&quot;; IF(COUNTIF([$Politicians.$A$1:.$A$1048576];[.H11]); &quot;Politician&quot;; IF(COUNTIF([$Journalists.$A$1:.$A$1048576];[.H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" calcext:value-type="float">
            <text:p>3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B12]); &quot;Elected&quot;; IF(COUNTIF([$Parties.$A$1:.$A$1048576];[.B12]); &quot;Party&quot;; IF(COUNTIF([$Locations.$A$1:.$A$1048576];[.B12]); &quot;Location&quot;; IF(COUNTIF([$Contested.$A$1:.$A$1048576];[.B12]); &quot;Contested&quot;; IF(COUNTIF([$Governance.$A$1:.$A$1048576];[.B12]); &quot;Governance&quot;; IF(COUNTIF([$Incorrect.$A$1:.$A$1048576];[.B12]); &quot;Incorrect&quot;; IF(COUNTIF([$Politicians.$A$1:.$A$1048576];[.B12]); &quot;Politician&quot;; IF(COUNTIF([$Journalists.$A$1:.$A$1048576];[.B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D12]); &quot;Elected&quot;; IF(COUNTIF([$Parties.$A$1:.$A$1048576];[.D12]); &quot;Party&quot;; IF(COUNTIF([$Locations.$A$1:.$A$1048576];[.D12]); &quot;Location&quot;; IF(COUNTIF([$Contested.$A$1:.$A$1048576];[.D12]); &quot;Contested&quot;; IF(COUNTIF([$Governance.$A$1:.$A$1048576];[.D12]); &quot;Governance&quot;; IF(COUNTIF([$Incorrect.$A$1:.$A$1048576];[.D12]); &quot;Incorrect&quot;; IF(COUNTIF([$Politicians.$A$1:.$A$1048576];[.D12]); &quot;Politician&quot;; IF(COUNTIF([$Journalists.$A$1:.$A$1048576];[.D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F12]); &quot;Elected&quot;; IF(COUNTIF([$Parties.$A$1:.$A$1048576];[.F12]); &quot;Party&quot;; IF(COUNTIF([$Locations.$A$1:.$A$1048576];[.F12]); &quot;Location&quot;; IF(COUNTIF([$Contested.$A$1:.$A$1048576];[.F12]); &quot;Contested&quot;; IF(COUNTIF([$Governance.$A$1:.$A$1048576];[.F12]); &quot;Governance&quot;; IF(COUNTIF([$Incorrect.$A$1:.$A$1048576];[.F12]); &quot;Incorrect&quot;; IF(COUNTIF([$Politicians.$A$1:.$A$1048576];[.F12]); &quot;Politician&quot;; IF(COUNTIF([$Journalists.$A$1:.$A$1048576];[.F1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]); &quot;Elected&quot;; IF(COUNTIF([$Parties.$A$1:.$A$1048576];[.H12]); &quot;Party&quot;; IF(COUNTIF([$Locations.$A$1:.$A$1048576];[.H12]); &quot;Location&quot;; IF(COUNTIF([$Contested.$A$1:.$A$1048576];[.H12]); &quot;Contested&quot;; IF(COUNTIF([$Governance.$A$1:.$A$1048576];[.H12]); &quot;Governance&quot;; IF(COUNTIF([$Incorrect.$A$1:.$A$1048576];[.H12]); &quot;Incorrect&quot;; IF(COUNTIF([$Politicians.$A$1:.$A$1048576];[.H12]); &quot;Politician&quot;; IF(COUNTIF([$Journalists.$A$1:.$A$1048576];[.H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" calcext:value-type="float">
            <text:p>4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B13]); &quot;Elected&quot;; IF(COUNTIF([$Parties.$A$1:.$A$1048576];[.B13]); &quot;Party&quot;; IF(COUNTIF([$Locations.$A$1:.$A$1048576];[.B13]); &quot;Location&quot;; IF(COUNTIF([$Contested.$A$1:.$A$1048576];[.B13]); &quot;Contested&quot;; IF(COUNTIF([$Governance.$A$1:.$A$1048576];[.B13]); &quot;Governance&quot;; IF(COUNTIF([$Incorrect.$A$1:.$A$1048576];[.B13]); &quot;Incorrect&quot;; IF(COUNTIF([$Politicians.$A$1:.$A$1048576];[.B13]); &quot;Politician&quot;; IF(COUNTIF([$Journalists.$A$1:.$A$1048576];[.B1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D13]); &quot;Elected&quot;; IF(COUNTIF([$Parties.$A$1:.$A$1048576];[.D13]); &quot;Party&quot;; IF(COUNTIF([$Locations.$A$1:.$A$1048576];[.D13]); &quot;Location&quot;; IF(COUNTIF([$Contested.$A$1:.$A$1048576];[.D13]); &quot;Contested&quot;; IF(COUNTIF([$Governance.$A$1:.$A$1048576];[.D13]); &quot;Governance&quot;; IF(COUNTIF([$Incorrect.$A$1:.$A$1048576];[.D13]); &quot;Incorrect&quot;; IF(COUNTIF([$Politicians.$A$1:.$A$1048576];[.D13]); &quot;Politician&quot;; IF(COUNTIF([$Journalists.$A$1:.$A$1048576];[.D1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F13]); &quot;Elected&quot;; IF(COUNTIF([$Parties.$A$1:.$A$1048576];[.F13]); &quot;Party&quot;; IF(COUNTIF([$Locations.$A$1:.$A$1048576];[.F13]); &quot;Location&quot;; IF(COUNTIF([$Contested.$A$1:.$A$1048576];[.F13]); &quot;Contested&quot;; IF(COUNTIF([$Governance.$A$1:.$A$1048576];[.F13]); &quot;Governance&quot;; IF(COUNTIF([$Incorrect.$A$1:.$A$1048576];[.F13]); &quot;Incorrect&quot;; IF(COUNTIF([$Politicians.$A$1:.$A$1048576];[.F13]); &quot;Politician&quot;; IF(COUNTIF([$Journalists.$A$1:.$A$1048576];[.F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]); &quot;Elected&quot;; IF(COUNTIF([$Parties.$A$1:.$A$1048576];[.H13]); &quot;Party&quot;; IF(COUNTIF([$Locations.$A$1:.$A$1048576];[.H13]); &quot;Location&quot;; IF(COUNTIF([$Contested.$A$1:.$A$1048576];[.H13]); &quot;Contested&quot;; IF(COUNTIF([$Governance.$A$1:.$A$1048576];[.H13]); &quot;Governance&quot;; IF(COUNTIF([$Incorrect.$A$1:.$A$1048576];[.H13]); &quot;Incorrect&quot;; IF(COUNTIF([$Politicians.$A$1:.$A$1048576];[.H13]); &quot;Politician&quot;; IF(COUNTIF([$Journalists.$A$1:.$A$1048576];[.H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" calcext:value-type="float">
            <text:p>5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B14]); &quot;Elected&quot;; IF(COUNTIF([$Parties.$A$1:.$A$1048576];[.B14]); &quot;Party&quot;; IF(COUNTIF([$Locations.$A$1:.$A$1048576];[.B14]); &quot;Location&quot;; IF(COUNTIF([$Contested.$A$1:.$A$1048576];[.B14]); &quot;Contested&quot;; IF(COUNTIF([$Governance.$A$1:.$A$1048576];[.B14]); &quot;Governance&quot;; IF(COUNTIF([$Incorrect.$A$1:.$A$1048576];[.B14]); &quot;Incorrect&quot;; IF(COUNTIF([$Politicians.$A$1:.$A$1048576];[.B14]); &quot;Politician&quot;; IF(COUNTIF([$Journalists.$A$1:.$A$1048576];[.B1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D14]); &quot;Elected&quot;; IF(COUNTIF([$Parties.$A$1:.$A$1048576];[.D14]); &quot;Party&quot;; IF(COUNTIF([$Locations.$A$1:.$A$1048576];[.D14]); &quot;Location&quot;; IF(COUNTIF([$Contested.$A$1:.$A$1048576];[.D14]); &quot;Contested&quot;; IF(COUNTIF([$Governance.$A$1:.$A$1048576];[.D14]); &quot;Governance&quot;; IF(COUNTIF([$Incorrect.$A$1:.$A$1048576];[.D14]); &quot;Incorrect&quot;; IF(COUNTIF([$Politicians.$A$1:.$A$1048576];[.D14]); &quot;Politician&quot;; IF(COUNTIF([$Journalists.$A$1:.$A$1048576];[.D1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F14]); &quot;Elected&quot;; IF(COUNTIF([$Parties.$A$1:.$A$1048576];[.F14]); &quot;Party&quot;; IF(COUNTIF([$Locations.$A$1:.$A$1048576];[.F14]); &quot;Location&quot;; IF(COUNTIF([$Contested.$A$1:.$A$1048576];[.F14]); &quot;Contested&quot;; IF(COUNTIF([$Governance.$A$1:.$A$1048576];[.F14]); &quot;Governance&quot;; IF(COUNTIF([$Incorrect.$A$1:.$A$1048576];[.F14]); &quot;Incorrect&quot;; IF(COUNTIF([$Politicians.$A$1:.$A$1048576];[.F14]); &quot;Politician&quot;; IF(COUNTIF([$Journalists.$A$1:.$A$1048576];[.F1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4]); &quot;Elected&quot;; IF(COUNTIF([$Parties.$A$1:.$A$1048576];[.H14]); &quot;Party&quot;; IF(COUNTIF([$Locations.$A$1:.$A$1048576];[.H14]); &quot;Location&quot;; IF(COUNTIF([$Contested.$A$1:.$A$1048576];[.H14]); &quot;Contested&quot;; IF(COUNTIF([$Governance.$A$1:.$A$1048576];[.H14]); &quot;Governance&quot;; IF(COUNTIF([$Incorrect.$A$1:.$A$1048576];[.H14]); &quot;Incorrect&quot;; IF(COUNTIF([$Politicians.$A$1:.$A$1048576];[.H14]); &quot;Politician&quot;; IF(COUNTIF([$Journalists.$A$1:.$A$1048576];[.H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" calcext:value-type="float">
            <text:p>6</text:p>
          </table:table-cell>
          <table:table-cell table:style-name="ce7" office:value-type="string" calcext:value-type="string">
            <text:p>University of Toronto</text:p>
          </table:table-cell>
          <table:table-cell table:style-name="ce12" table:content-validation-name="val1" table:formula="of:=IF(COUNTIF([$Elected.$A$1:.$A$1048576];[.B15]); &quot;Elected&quot;; IF(COUNTIF([$Parties.$A$1:.$A$1048576];[.B15]); &quot;Party&quot;; IF(COUNTIF([$Locations.$A$1:.$A$1048576];[.B15]); &quot;Location&quot;; IF(COUNTIF([$Contested.$A$1:.$A$1048576];[.B15]); &quot;Contested&quot;; IF(COUNTIF([$Governance.$A$1:.$A$1048576];[.B15]); &quot;Governance&quot;; IF(COUNTIF([$Incorrect.$A$1:.$A$1048576];[.B15]); &quot;Incorrect&quot;; IF(COUNTIF([$Politicians.$A$1:.$A$1048576];[.B15]); &quot;Politician&quot;; IF(COUNTIF([$Journalists.$A$1:.$A$1048576];[.B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Toronto</text:p>
          </table:table-cell>
          <table:table-cell table:style-name="ce12" table:content-validation-name="val1" table:formula="of:=IF(COUNTIF([$Elected.$A$1:.$A$1048576];[.D15]); &quot;Elected&quot;; IF(COUNTIF([$Parties.$A$1:.$A$1048576];[.D15]); &quot;Party&quot;; IF(COUNTIF([$Locations.$A$1:.$A$1048576];[.D15]); &quot;Location&quot;; IF(COUNTIF([$Contested.$A$1:.$A$1048576];[.D15]); &quot;Contested&quot;; IF(COUNTIF([$Governance.$A$1:.$A$1048576];[.D15]); &quot;Governance&quot;; IF(COUNTIF([$Incorrect.$A$1:.$A$1048576];[.D15]); &quot;Incorrect&quot;; IF(COUNTIF([$Politicians.$A$1:.$A$1048576];[.D15]); &quot;Politician&quot;; IF(COUNTIF([$Journalists.$A$1:.$A$1048576];[.D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F15]); &quot;Elected&quot;; IF(COUNTIF([$Parties.$A$1:.$A$1048576];[.F15]); &quot;Party&quot;; IF(COUNTIF([$Locations.$A$1:.$A$1048576];[.F15]); &quot;Location&quot;; IF(COUNTIF([$Contested.$A$1:.$A$1048576];[.F15]); &quot;Contested&quot;; IF(COUNTIF([$Governance.$A$1:.$A$1048576];[.F15]); &quot;Governance&quot;; IF(COUNTIF([$Incorrect.$A$1:.$A$1048576];[.F15]); &quot;Incorrect&quot;; IF(COUNTIF([$Politicians.$A$1:.$A$1048576];[.F15]); &quot;Politician&quot;; IF(COUNTIF([$Journalists.$A$1:.$A$1048576];[.F1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]); &quot;Elected&quot;; IF(COUNTIF([$Parties.$A$1:.$A$1048576];[.H15]); &quot;Party&quot;; IF(COUNTIF([$Locations.$A$1:.$A$1048576];[.H15]); &quot;Location&quot;; IF(COUNTIF([$Contested.$A$1:.$A$1048576];[.H15]); &quot;Contested&quot;; IF(COUNTIF([$Governance.$A$1:.$A$1048576];[.H15]); &quot;Governance&quot;; IF(COUNTIF([$Incorrect.$A$1:.$A$1048576];[.H15]); &quot;Incorrect&quot;; IF(COUNTIF([$Politicians.$A$1:.$A$1048576];[.H15]); &quot;Politician&quot;; IF(COUNTIF([$Journalists.$A$1:.$A$1048576];[.H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" calcext:value-type="float">
            <text:p>7</text:p>
          </table:table-cell>
          <table:table-cell table:style-name="ce7" office:value-type="string" calcext:value-type="string">
            <text:p>Erin Mills</text:p>
          </table:table-cell>
          <table:table-cell table:style-name="ce12" table:content-validation-name="val1" table:formula="of:=IF(COUNTIF([$Elected.$A$1:.$A$1048576];[.B16]); &quot;Elected&quot;; IF(COUNTIF([$Parties.$A$1:.$A$1048576];[.B16]); &quot;Party&quot;; IF(COUNTIF([$Locations.$A$1:.$A$1048576];[.B16]); &quot;Location&quot;; IF(COUNTIF([$Contested.$A$1:.$A$1048576];[.B16]); &quot;Contested&quot;; IF(COUNTIF([$Governance.$A$1:.$A$1048576];[.B16]); &quot;Governance&quot;; IF(COUNTIF([$Incorrect.$A$1:.$A$1048576];[.B16]); &quot;Incorrect&quot;; IF(COUNTIF([$Politicians.$A$1:.$A$1048576];[.B16]); &quot;Politician&quot;; IF(COUNTIF([$Journalists.$A$1:.$A$1048576];[.B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Erin Mills</text:p>
          </table:table-cell>
          <table:table-cell table:style-name="ce12" table:content-validation-name="val1" table:formula="of:=IF(COUNTIF([$Elected.$A$1:.$A$1048576];[.D16]); &quot;Elected&quot;; IF(COUNTIF([$Parties.$A$1:.$A$1048576];[.D16]); &quot;Party&quot;; IF(COUNTIF([$Locations.$A$1:.$A$1048576];[.D16]); &quot;Location&quot;; IF(COUNTIF([$Contested.$A$1:.$A$1048576];[.D16]); &quot;Contested&quot;; IF(COUNTIF([$Governance.$A$1:.$A$1048576];[.D16]); &quot;Governance&quot;; IF(COUNTIF([$Incorrect.$A$1:.$A$1048576];[.D16]); &quot;Incorrect&quot;; IF(COUNTIF([$Politicians.$A$1:.$A$1048576];[.D16]); &quot;Politician&quot;; IF(COUNTIF([$Journalists.$A$1:.$A$1048576];[.D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F16]); &quot;Elected&quot;; IF(COUNTIF([$Parties.$A$1:.$A$1048576];[.F16]); &quot;Party&quot;; IF(COUNTIF([$Locations.$A$1:.$A$1048576];[.F16]); &quot;Location&quot;; IF(COUNTIF([$Contested.$A$1:.$A$1048576];[.F16]); &quot;Contested&quot;; IF(COUNTIF([$Governance.$A$1:.$A$1048576];[.F16]); &quot;Governance&quot;; IF(COUNTIF([$Incorrect.$A$1:.$A$1048576];[.F16]); &quot;Incorrect&quot;; IF(COUNTIF([$Politicians.$A$1:.$A$1048576];[.F16]); &quot;Politician&quot;; IF(COUNTIF([$Journalists.$A$1:.$A$1048576];[.F1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6]); &quot;Elected&quot;; IF(COUNTIF([$Parties.$A$1:.$A$1048576];[.H16]); &quot;Party&quot;; IF(COUNTIF([$Locations.$A$1:.$A$1048576];[.H16]); &quot;Location&quot;; IF(COUNTIF([$Contested.$A$1:.$A$1048576];[.H16]); &quot;Contested&quot;; IF(COUNTIF([$Governance.$A$1:.$A$1048576];[.H16]); &quot;Governance&quot;; IF(COUNTIF([$Incorrect.$A$1:.$A$1048576];[.H16]); &quot;Incorrect&quot;; IF(COUNTIF([$Politicians.$A$1:.$A$1048576];[.H16]); &quot;Politician&quot;; IF(COUNTIF([$Journalists.$A$1:.$A$1048576];[.H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" calcext:value-type="float">
            <text:p>8</text:p>
          </table:table-cell>
          <table:table-cell table:style-name="ce7" office:value-type="string" calcext:value-type="string">
            <text:p>Domestic policy of the Justin Trudeau government</text:p>
          </table:table-cell>
          <table:table-cell table:style-name="ce12" table:content-validation-name="val1" table:formula="of:=IF(COUNTIF([$Elected.$A$1:.$A$1048576];[.B17]); &quot;Elected&quot;; IF(COUNTIF([$Parties.$A$1:.$A$1048576];[.B17]); &quot;Party&quot;; IF(COUNTIF([$Locations.$A$1:.$A$1048576];[.B17]); &quot;Location&quot;; IF(COUNTIF([$Contested.$A$1:.$A$1048576];[.B17]); &quot;Contested&quot;; IF(COUNTIF([$Governance.$A$1:.$A$1048576];[.B17]); &quot;Governance&quot;; IF(COUNTIF([$Incorrect.$A$1:.$A$1048576];[.B17]); &quot;Incorrect&quot;; IF(COUNTIF([$Politicians.$A$1:.$A$1048576];[.B17]); &quot;Politician&quot;; IF(COUNTIF([$Journalists.$A$1:.$A$1048576];[.B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mestic policy of the Justin Trudeau government</text:p>
          </table:table-cell>
          <table:table-cell table:style-name="ce12" table:content-validation-name="val1" table:formula="of:=IF(COUNTIF([$Elected.$A$1:.$A$1048576];[.D17]); &quot;Elected&quot;; IF(COUNTIF([$Parties.$A$1:.$A$1048576];[.D17]); &quot;Party&quot;; IF(COUNTIF([$Locations.$A$1:.$A$1048576];[.D17]); &quot;Location&quot;; IF(COUNTIF([$Contested.$A$1:.$A$1048576];[.D17]); &quot;Contested&quot;; IF(COUNTIF([$Governance.$A$1:.$A$1048576];[.D17]); &quot;Governance&quot;; IF(COUNTIF([$Incorrect.$A$1:.$A$1048576];[.D17]); &quot;Incorrect&quot;; IF(COUNTIF([$Politicians.$A$1:.$A$1048576];[.D17]); &quot;Politician&quot;; IF(COUNTIF([$Journalists.$A$1:.$A$1048576];[.D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rin</text:p>
          </table:table-cell>
          <table:table-cell table:style-name="ce12" table:content-validation-name="val1" table:formula="of:=IF(COUNTIF([$Elected.$A$1:.$A$1048576];[.F17]); &quot;Elected&quot;; IF(COUNTIF([$Parties.$A$1:.$A$1048576];[.F17]); &quot;Party&quot;; IF(COUNTIF([$Locations.$A$1:.$A$1048576];[.F17]); &quot;Location&quot;; IF(COUNTIF([$Contested.$A$1:.$A$1048576];[.F17]); &quot;Contested&quot;; IF(COUNTIF([$Governance.$A$1:.$A$1048576];[.F17]); &quot;Governance&quot;; IF(COUNTIF([$Incorrect.$A$1:.$A$1048576];[.F17]); &quot;Incorrect&quot;; IF(COUNTIF([$Politicians.$A$1:.$A$1048576];[.F17]); &quot;Politician&quot;; IF(COUNTIF([$Journalists.$A$1:.$A$1048576];[.F1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]); &quot;Elected&quot;; IF(COUNTIF([$Parties.$A$1:.$A$1048576];[.H17]); &quot;Party&quot;; IF(COUNTIF([$Locations.$A$1:.$A$1048576];[.H17]); &quot;Location&quot;; IF(COUNTIF([$Contested.$A$1:.$A$1048576];[.H17]); &quot;Contested&quot;; IF(COUNTIF([$Governance.$A$1:.$A$1048576];[.H17]); &quot;Governance&quot;; IF(COUNTIF([$Incorrect.$A$1:.$A$1048576];[.H17]); &quot;Incorrect&quot;; IF(COUNTIF([$Politicians.$A$1:.$A$1048576];[.H17]); &quot;Politician&quot;; IF(COUNTIF([$Journalists.$A$1:.$A$1048576];[.H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" calcext:value-type="float">
            <text:p>9</text:p>
          </table:table-cell>
          <table:table-cell table:style-name="ce7" office:value-type="string" calcext:value-type="string">
            <text:p>Ontario Party</text:p>
          </table:table-cell>
          <table:table-cell table:style-name="ce12" table:content-validation-name="val1" table:formula="of:=IF(COUNTIF([$Elected.$A$1:.$A$1048576];[.B18]); &quot;Elected&quot;; IF(COUNTIF([$Parties.$A$1:.$A$1048576];[.B18]); &quot;Party&quot;; IF(COUNTIF([$Locations.$A$1:.$A$1048576];[.B18]); &quot;Location&quot;; IF(COUNTIF([$Contested.$A$1:.$A$1048576];[.B18]); &quot;Contested&quot;; IF(COUNTIF([$Governance.$A$1:.$A$1048576];[.B18]); &quot;Governance&quot;; IF(COUNTIF([$Incorrect.$A$1:.$A$1048576];[.B18]); &quot;Incorrect&quot;; IF(COUNTIF([$Politicians.$A$1:.$A$1048576];[.B18]); &quot;Politician&quot;; IF(COUNTIF([$Journalists.$A$1:.$A$1048576];[.B1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ntario Party</text:p>
          </table:table-cell>
          <table:table-cell table:style-name="ce12" table:content-validation-name="val1" table:formula="of:=IF(COUNTIF([$Elected.$A$1:.$A$1048576];[.D18]); &quot;Elected&quot;; IF(COUNTIF([$Parties.$A$1:.$A$1048576];[.D18]); &quot;Party&quot;; IF(COUNTIF([$Locations.$A$1:.$A$1048576];[.D18]); &quot;Location&quot;; IF(COUNTIF([$Contested.$A$1:.$A$1048576];[.D18]); &quot;Contested&quot;; IF(COUNTIF([$Governance.$A$1:.$A$1048576];[.D18]); &quot;Governance&quot;; IF(COUNTIF([$Incorrect.$A$1:.$A$1048576];[.D18]); &quot;Incorrect&quot;; IF(COUNTIF([$Politicians.$A$1:.$A$1048576];[.D18]); &quot;Politician&quot;; IF(COUNTIF([$Journalists.$A$1:.$A$1048576];[.D1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ustin trudeau's</text:p>
          </table:table-cell>
          <table:table-cell table:style-name="ce12" table:content-validation-name="val1" table:formula="of:=IF(COUNTIF([$Elected.$A$1:.$A$1048576];[.F18]); &quot;Elected&quot;; IF(COUNTIF([$Parties.$A$1:.$A$1048576];[.F18]); &quot;Party&quot;; IF(COUNTIF([$Locations.$A$1:.$A$1048576];[.F18]); &quot;Location&quot;; IF(COUNTIF([$Contested.$A$1:.$A$1048576];[.F18]); &quot;Contested&quot;; IF(COUNTIF([$Governance.$A$1:.$A$1048576];[.F18]); &quot;Governance&quot;; IF(COUNTIF([$Incorrect.$A$1:.$A$1048576];[.F18]); &quot;Incorrect&quot;; IF(COUNTIF([$Politicians.$A$1:.$A$1048576];[.F18]); &quot;Politician&quot;; IF(COUNTIF([$Journalists.$A$1:.$A$1048576];[.F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8]); &quot;Elected&quot;; IF(COUNTIF([$Parties.$A$1:.$A$1048576];[.H18]); &quot;Party&quot;; IF(COUNTIF([$Locations.$A$1:.$A$1048576];[.H18]); &quot;Location&quot;; IF(COUNTIF([$Contested.$A$1:.$A$1048576];[.H18]); &quot;Contested&quot;; IF(COUNTIF([$Governance.$A$1:.$A$1048576];[.H18]); &quot;Governance&quot;; IF(COUNTIF([$Incorrect.$A$1:.$A$1048576];[.H18]); &quot;Incorrect&quot;; IF(COUNTIF([$Politicians.$A$1:.$A$1048576];[.H18]); &quot;Politician&quot;; IF(COUNTIF([$Journalists.$A$1:.$A$1048576];[.H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" calcext:value-type="float">
            <text:p>10</text:p>
          </table:table-cell>
          <table:table-cell table:style-name="ce7" office:value-type="string" calcext:value-type="string">
            <text:p>CBC Kids</text:p>
          </table:table-cell>
          <table:table-cell table:style-name="ce12" table:content-validation-name="val1" table:formula="of:=IF(COUNTIF([$Elected.$A$1:.$A$1048576];[.B19]); &quot;Elected&quot;; IF(COUNTIF([$Parties.$A$1:.$A$1048576];[.B19]); &quot;Party&quot;; IF(COUNTIF([$Locations.$A$1:.$A$1048576];[.B19]); &quot;Location&quot;; IF(COUNTIF([$Contested.$A$1:.$A$1048576];[.B19]); &quot;Contested&quot;; IF(COUNTIF([$Governance.$A$1:.$A$1048576];[.B19]); &quot;Governance&quot;; IF(COUNTIF([$Incorrect.$A$1:.$A$1048576];[.B19]); &quot;Incorrect&quot;; IF(COUNTIF([$Politicians.$A$1:.$A$1048576];[.B19]); &quot;Politician&quot;; IF(COUNTIF([$Journalists.$A$1:.$A$1048576];[.B1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BC Kids</text:p>
          </table:table-cell>
          <table:table-cell table:style-name="ce12" table:content-validation-name="val1" table:formula="of:=IF(COUNTIF([$Elected.$A$1:.$A$1048576];[.D19]); &quot;Elected&quot;; IF(COUNTIF([$Parties.$A$1:.$A$1048576];[.D19]); &quot;Party&quot;; IF(COUNTIF([$Locations.$A$1:.$A$1048576];[.D19]); &quot;Location&quot;; IF(COUNTIF([$Contested.$A$1:.$A$1048576];[.D19]); &quot;Contested&quot;; IF(COUNTIF([$Governance.$A$1:.$A$1048576];[.D19]); &quot;Governance&quot;; IF(COUNTIF([$Incorrect.$A$1:.$A$1048576];[.D19]); &quot;Incorrect&quot;; IF(COUNTIF([$Politicians.$A$1:.$A$1048576];[.D19]); &quot;Politician&quot;; IF(COUNTIF([$Journalists.$A$1:.$A$1048576];[.D1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rudeau</text:p>
          </table:table-cell>
          <table:table-cell table:style-name="ce12" table:content-validation-name="val1" table:formula="of:=IF(COUNTIF([$Elected.$A$1:.$A$1048576];[.F19]); &quot;Elected&quot;; IF(COUNTIF([$Parties.$A$1:.$A$1048576];[.F19]); &quot;Party&quot;; IF(COUNTIF([$Locations.$A$1:.$A$1048576];[.F19]); &quot;Location&quot;; IF(COUNTIF([$Contested.$A$1:.$A$1048576];[.F19]); &quot;Contested&quot;; IF(COUNTIF([$Governance.$A$1:.$A$1048576];[.F19]); &quot;Governance&quot;; IF(COUNTIF([$Incorrect.$A$1:.$A$1048576];[.F19]); &quot;Incorrect&quot;; IF(COUNTIF([$Politicians.$A$1:.$A$1048576];[.F19]); &quot;Politician&quot;; IF(COUNTIF([$Journalists.$A$1:.$A$1048576];[.F1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]); &quot;Elected&quot;; IF(COUNTIF([$Parties.$A$1:.$A$1048576];[.H19]); &quot;Party&quot;; IF(COUNTIF([$Locations.$A$1:.$A$1048576];[.H19]); &quot;Location&quot;; IF(COUNTIF([$Contested.$A$1:.$A$1048576];[.H19]); &quot;Contested&quot;; IF(COUNTIF([$Governance.$A$1:.$A$1048576];[.H19]); &quot;Governance&quot;; IF(COUNTIF([$Incorrect.$A$1:.$A$1048576];[.H19]); &quot;Incorrect&quot;; IF(COUNTIF([$Politicians.$A$1:.$A$1048576];[.H19]); &quot;Politician&quot;; IF(COUNTIF([$Journalists.$A$1:.$A$1048576];[.H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" calcext:value-type="float">
            <text:p>11</text:p>
          </table:table-cell>
          <table:table-cell table:style-name="ce7" office:value-type="string" calcext:value-type="string">
            <text:p>Rosemary Barton Live</text:p>
          </table:table-cell>
          <table:table-cell table:style-name="ce12" table:content-validation-name="val1" table:formula="of:=IF(COUNTIF([$Elected.$A$1:.$A$1048576];[.B20]); &quot;Elected&quot;; IF(COUNTIF([$Parties.$A$1:.$A$1048576];[.B20]); &quot;Party&quot;; IF(COUNTIF([$Locations.$A$1:.$A$1048576];[.B20]); &quot;Location&quot;; IF(COUNTIF([$Contested.$A$1:.$A$1048576];[.B20]); &quot;Contested&quot;; IF(COUNTIF([$Governance.$A$1:.$A$1048576];[.B20]); &quot;Governance&quot;; IF(COUNTIF([$Incorrect.$A$1:.$A$1048576];[.B20]); &quot;Incorrect&quot;; IF(COUNTIF([$Politicians.$A$1:.$A$1048576];[.B20]); &quot;Politician&quot;; IF(COUNTIF([$Journalists.$A$1:.$A$1048576];[.B2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osemary Barton Live</text:p>
          </table:table-cell>
          <table:table-cell table:style-name="ce12" table:content-validation-name="val1" table:formula="of:=IF(COUNTIF([$Elected.$A$1:.$A$1048576];[.D20]); &quot;Elected&quot;; IF(COUNTIF([$Parties.$A$1:.$A$1048576];[.D20]); &quot;Party&quot;; IF(COUNTIF([$Locations.$A$1:.$A$1048576];[.D20]); &quot;Location&quot;; IF(COUNTIF([$Contested.$A$1:.$A$1048576];[.D20]); &quot;Contested&quot;; IF(COUNTIF([$Governance.$A$1:.$A$1048576];[.D20]); &quot;Governance&quot;; IF(COUNTIF([$Incorrect.$A$1:.$A$1048576];[.D20]); &quot;Incorrect&quot;; IF(COUNTIF([$Politicians.$A$1:.$A$1048576];[.D20]); &quot;Politician&quot;; IF(COUNTIF([$Journalists.$A$1:.$A$1048576];[.D2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F20]); &quot;Elected&quot;; IF(COUNTIF([$Parties.$A$1:.$A$1048576];[.F20]); &quot;Party&quot;; IF(COUNTIF([$Locations.$A$1:.$A$1048576];[.F20]); &quot;Location&quot;; IF(COUNTIF([$Contested.$A$1:.$A$1048576];[.F20]); &quot;Contested&quot;; IF(COUNTIF([$Governance.$A$1:.$A$1048576];[.F20]); &quot;Governance&quot;; IF(COUNTIF([$Incorrect.$A$1:.$A$1048576];[.F20]); &quot;Incorrect&quot;; IF(COUNTIF([$Politicians.$A$1:.$A$1048576];[.F20]); &quot;Politician&quot;; IF(COUNTIF([$Journalists.$A$1:.$A$1048576];[.F2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0]); &quot;Elected&quot;; IF(COUNTIF([$Parties.$A$1:.$A$1048576];[.H20]); &quot;Party&quot;; IF(COUNTIF([$Locations.$A$1:.$A$1048576];[.H20]); &quot;Location&quot;; IF(COUNTIF([$Contested.$A$1:.$A$1048576];[.H20]); &quot;Contested&quot;; IF(COUNTIF([$Governance.$A$1:.$A$1048576];[.H20]); &quot;Governance&quot;; IF(COUNTIF([$Incorrect.$A$1:.$A$1048576];[.H20]); &quot;Incorrect&quot;; IF(COUNTIF([$Politicians.$A$1:.$A$1048576];[.H20]); &quot;Politician&quot;; IF(COUNTIF([$Journalists.$A$1:.$A$1048576];[.H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" calcext:value-type="float">
            <text:p>12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B21]); &quot;Elected&quot;; IF(COUNTIF([$Parties.$A$1:.$A$1048576];[.B21]); &quot;Party&quot;; IF(COUNTIF([$Locations.$A$1:.$A$1048576];[.B21]); &quot;Location&quot;; IF(COUNTIF([$Contested.$A$1:.$A$1048576];[.B21]); &quot;Contested&quot;; IF(COUNTIF([$Governance.$A$1:.$A$1048576];[.B21]); &quot;Governance&quot;; IF(COUNTIF([$Incorrect.$A$1:.$A$1048576];[.B21]); &quot;Incorrect&quot;; IF(COUNTIF([$Politicians.$A$1:.$A$1048576];[.B21]); &quot;Politician&quot;; IF(COUNTIF([$Journalists.$A$1:.$A$1048576];[.B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D21]); &quot;Elected&quot;; IF(COUNTIF([$Parties.$A$1:.$A$1048576];[.D21]); &quot;Party&quot;; IF(COUNTIF([$Locations.$A$1:.$A$1048576];[.D21]); &quot;Location&quot;; IF(COUNTIF([$Contested.$A$1:.$A$1048576];[.D21]); &quot;Contested&quot;; IF(COUNTIF([$Governance.$A$1:.$A$1048576];[.D21]); &quot;Governance&quot;; IF(COUNTIF([$Incorrect.$A$1:.$A$1048576];[.D21]); &quot;Incorrect&quot;; IF(COUNTIF([$Politicians.$A$1:.$A$1048576];[.D21]); &quot;Politician&quot;; IF(COUNTIF([$Journalists.$A$1:.$A$1048576];[.D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’s</text:p>
          </table:table-cell>
          <table:table-cell table:style-name="ce12" table:content-validation-name="val1" table:formula="of:=IF(COUNTIF([$Elected.$A$1:.$A$1048576];[.F21]); &quot;Elected&quot;; IF(COUNTIF([$Parties.$A$1:.$A$1048576];[.F21]); &quot;Party&quot;; IF(COUNTIF([$Locations.$A$1:.$A$1048576];[.F21]); &quot;Location&quot;; IF(COUNTIF([$Contested.$A$1:.$A$1048576];[.F21]); &quot;Contested&quot;; IF(COUNTIF([$Governance.$A$1:.$A$1048576];[.F21]); &quot;Governance&quot;; IF(COUNTIF([$Incorrect.$A$1:.$A$1048576];[.F21]); &quot;Incorrect&quot;; IF(COUNTIF([$Politicians.$A$1:.$A$1048576];[.F21]); &quot;Politician&quot;; IF(COUNTIF([$Journalists.$A$1:.$A$1048576];[.F2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1]); &quot;Elected&quot;; IF(COUNTIF([$Parties.$A$1:.$A$1048576];[.H21]); &quot;Party&quot;; IF(COUNTIF([$Locations.$A$1:.$A$1048576];[.H21]); &quot;Location&quot;; IF(COUNTIF([$Contested.$A$1:.$A$1048576];[.H21]); &quot;Contested&quot;; IF(COUNTIF([$Governance.$A$1:.$A$1048576];[.H21]); &quot;Governance&quot;; IF(COUNTIF([$Incorrect.$A$1:.$A$1048576];[.H21]); &quot;Incorrect&quot;; IF(COUNTIF([$Politicians.$A$1:.$A$1048576];[.H21]); &quot;Politician&quot;; IF(COUNTIF([$Journalists.$A$1:.$A$1048576];[.H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" calcext:value-type="float">
            <text:p>13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B22]); &quot;Elected&quot;; IF(COUNTIF([$Parties.$A$1:.$A$1048576];[.B22]); &quot;Party&quot;; IF(COUNTIF([$Locations.$A$1:.$A$1048576];[.B22]); &quot;Location&quot;; IF(COUNTIF([$Contested.$A$1:.$A$1048576];[.B22]); &quot;Contested&quot;; IF(COUNTIF([$Governance.$A$1:.$A$1048576];[.B22]); &quot;Governance&quot;; IF(COUNTIF([$Incorrect.$A$1:.$A$1048576];[.B22]); &quot;Incorrect&quot;; IF(COUNTIF([$Politicians.$A$1:.$A$1048576];[.B22]); &quot;Politician&quot;; IF(COUNTIF([$Journalists.$A$1:.$A$1048576];[.B2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D22]); &quot;Elected&quot;; IF(COUNTIF([$Parties.$A$1:.$A$1048576];[.D22]); &quot;Party&quot;; IF(COUNTIF([$Locations.$A$1:.$A$1048576];[.D22]); &quot;Location&quot;; IF(COUNTIF([$Contested.$A$1:.$A$1048576];[.D22]); &quot;Contested&quot;; IF(COUNTIF([$Governance.$A$1:.$A$1048576];[.D22]); &quot;Governance&quot;; IF(COUNTIF([$Incorrect.$A$1:.$A$1048576];[.D22]); &quot;Incorrect&quot;; IF(COUNTIF([$Politicians.$A$1:.$A$1048576];[.D22]); &quot;Politician&quot;; IF(COUNTIF([$Journalists.$A$1:.$A$1048576];[.D2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cbc</text:p>
          </table:table-cell>
          <table:table-cell table:style-name="ce12" table:content-validation-name="val1" table:formula="of:=IF(COUNTIF([$Elected.$A$1:.$A$1048576];[.F22]); &quot;Elected&quot;; IF(COUNTIF([$Parties.$A$1:.$A$1048576];[.F22]); &quot;Party&quot;; IF(COUNTIF([$Locations.$A$1:.$A$1048576];[.F22]); &quot;Location&quot;; IF(COUNTIF([$Contested.$A$1:.$A$1048576];[.F22]); &quot;Contested&quot;; IF(COUNTIF([$Governance.$A$1:.$A$1048576];[.F22]); &quot;Governance&quot;; IF(COUNTIF([$Incorrect.$A$1:.$A$1048576];[.F22]); &quot;Incorrect&quot;; IF(COUNTIF([$Politicians.$A$1:.$A$1048576];[.F22]); &quot;Politician&quot;; IF(COUNTIF([$Journalists.$A$1:.$A$1048576];[.F2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2]); &quot;Elected&quot;; IF(COUNTIF([$Parties.$A$1:.$A$1048576];[.H22]); &quot;Party&quot;; IF(COUNTIF([$Locations.$A$1:.$A$1048576];[.H22]); &quot;Location&quot;; IF(COUNTIF([$Contested.$A$1:.$A$1048576];[.H22]); &quot;Contested&quot;; IF(COUNTIF([$Governance.$A$1:.$A$1048576];[.H22]); &quot;Governance&quot;; IF(COUNTIF([$Incorrect.$A$1:.$A$1048576];[.H22]); &quot;Incorrect&quot;; IF(COUNTIF([$Politicians.$A$1:.$A$1048576];[.H22]); &quot;Politician&quot;; IF(COUNTIF([$Journalists.$A$1:.$A$1048576];[.H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" calcext:value-type="float">
            <text:p>14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B23]); &quot;Elected&quot;; IF(COUNTIF([$Parties.$A$1:.$A$1048576];[.B23]); &quot;Party&quot;; IF(COUNTIF([$Locations.$A$1:.$A$1048576];[.B23]); &quot;Location&quot;; IF(COUNTIF([$Contested.$A$1:.$A$1048576];[.B23]); &quot;Contested&quot;; IF(COUNTIF([$Governance.$A$1:.$A$1048576];[.B23]); &quot;Governance&quot;; IF(COUNTIF([$Incorrect.$A$1:.$A$1048576];[.B23]); &quot;Incorrect&quot;; IF(COUNTIF([$Politicians.$A$1:.$A$1048576];[.B23]); &quot;Politician&quot;; IF(COUNTIF([$Journalists.$A$1:.$A$1048576];[.B2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D23]); &quot;Elected&quot;; IF(COUNTIF([$Parties.$A$1:.$A$1048576];[.D23]); &quot;Party&quot;; IF(COUNTIF([$Locations.$A$1:.$A$1048576];[.D23]); &quot;Location&quot;; IF(COUNTIF([$Contested.$A$1:.$A$1048576];[.D23]); &quot;Contested&quot;; IF(COUNTIF([$Governance.$A$1:.$A$1048576];[.D23]); &quot;Governance&quot;; IF(COUNTIF([$Incorrect.$A$1:.$A$1048576];[.D23]); &quot;Incorrect&quot;; IF(COUNTIF([$Politicians.$A$1:.$A$1048576];[.D23]); &quot;Politician&quot;; IF(COUNTIF([$Journalists.$A$1:.$A$1048576];[.D2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rosemary barton</text:p>
          </table:table-cell>
          <table:table-cell table:style-name="ce12" table:content-validation-name="val1" table:formula="of:=IF(COUNTIF([$Elected.$A$1:.$A$1048576];[.F23]); &quot;Elected&quot;; IF(COUNTIF([$Parties.$A$1:.$A$1048576];[.F23]); &quot;Party&quot;; IF(COUNTIF([$Locations.$A$1:.$A$1048576];[.F23]); &quot;Location&quot;; IF(COUNTIF([$Contested.$A$1:.$A$1048576];[.F23]); &quot;Contested&quot;; IF(COUNTIF([$Governance.$A$1:.$A$1048576];[.F23]); &quot;Governance&quot;; IF(COUNTIF([$Incorrect.$A$1:.$A$1048576];[.F23]); &quot;Incorrect&quot;; IF(COUNTIF([$Politicians.$A$1:.$A$1048576];[.F23]); &quot;Politician&quot;; IF(COUNTIF([$Journalists.$A$1:.$A$1048576];[.F2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3]); &quot;Elected&quot;; IF(COUNTIF([$Parties.$A$1:.$A$1048576];[.H23]); &quot;Party&quot;; IF(COUNTIF([$Locations.$A$1:.$A$1048576];[.H23]); &quot;Location&quot;; IF(COUNTIF([$Contested.$A$1:.$A$1048576];[.H23]); &quot;Contested&quot;; IF(COUNTIF([$Governance.$A$1:.$A$1048576];[.H23]); &quot;Governance&quot;; IF(COUNTIF([$Incorrect.$A$1:.$A$1048576];[.H23]); &quot;Incorrect&quot;; IF(COUNTIF([$Politicians.$A$1:.$A$1048576];[.H23]); &quot;Politician&quot;; IF(COUNTIF([$Journalists.$A$1:.$A$1048576];[.H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" calcext:value-type="float">
            <text:p>15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B24]); &quot;Elected&quot;; IF(COUNTIF([$Parties.$A$1:.$A$1048576];[.B24]); &quot;Party&quot;; IF(COUNTIF([$Locations.$A$1:.$A$1048576];[.B24]); &quot;Location&quot;; IF(COUNTIF([$Contested.$A$1:.$A$1048576];[.B24]); &quot;Contested&quot;; IF(COUNTIF([$Governance.$A$1:.$A$1048576];[.B24]); &quot;Governance&quot;; IF(COUNTIF([$Incorrect.$A$1:.$A$1048576];[.B24]); &quot;Incorrect&quot;; IF(COUNTIF([$Politicians.$A$1:.$A$1048576];[.B24]); &quot;Politician&quot;; IF(COUNTIF([$Journalists.$A$1:.$A$1048576];[.B2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D24]); &quot;Elected&quot;; IF(COUNTIF([$Parties.$A$1:.$A$1048576];[.D24]); &quot;Party&quot;; IF(COUNTIF([$Locations.$A$1:.$A$1048576];[.D24]); &quot;Location&quot;; IF(COUNTIF([$Contested.$A$1:.$A$1048576];[.D24]); &quot;Contested&quot;; IF(COUNTIF([$Governance.$A$1:.$A$1048576];[.D24]); &quot;Governance&quot;; IF(COUNTIF([$Incorrect.$A$1:.$A$1048576];[.D24]); &quot;Incorrect&quot;; IF(COUNTIF([$Politicians.$A$1:.$A$1048576];[.D24]); &quot;Politician&quot;; IF(COUNTIF([$Journalists.$A$1:.$A$1048576];[.D2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F24]); &quot;Elected&quot;; IF(COUNTIF([$Parties.$A$1:.$A$1048576];[.F24]); &quot;Party&quot;; IF(COUNTIF([$Locations.$A$1:.$A$1048576];[.F24]); &quot;Location&quot;; IF(COUNTIF([$Contested.$A$1:.$A$1048576];[.F24]); &quot;Contested&quot;; IF(COUNTIF([$Governance.$A$1:.$A$1048576];[.F24]); &quot;Governance&quot;; IF(COUNTIF([$Incorrect.$A$1:.$A$1048576];[.F24]); &quot;Incorrect&quot;; IF(COUNTIF([$Politicians.$A$1:.$A$1048576];[.F24]); &quot;Politician&quot;; IF(COUNTIF([$Journalists.$A$1:.$A$1048576];[.F2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4]); &quot;Elected&quot;; IF(COUNTIF([$Parties.$A$1:.$A$1048576];[.H24]); &quot;Party&quot;; IF(COUNTIF([$Locations.$A$1:.$A$1048576];[.H24]); &quot;Location&quot;; IF(COUNTIF([$Contested.$A$1:.$A$1048576];[.H24]); &quot;Contested&quot;; IF(COUNTIF([$Governance.$A$1:.$A$1048576];[.H24]); &quot;Governance&quot;; IF(COUNTIF([$Incorrect.$A$1:.$A$1048576];[.H24]); &quot;Incorrect&quot;; IF(COUNTIF([$Politicians.$A$1:.$A$1048576];[.H24]); &quot;Politician&quot;; IF(COUNTIF([$Journalists.$A$1:.$A$1048576];[.H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" calcext:value-type="float">
            <text:p>16</text:p>
          </table:table-cell>
          <table:table-cell table:style-name="ce7" office:value-type="string" calcext:value-type="string">
            <text:p>Canadians</text:p>
          </table:table-cell>
          <table:table-cell table:style-name="ce12" table:content-validation-name="val1" table:formula="of:=IF(COUNTIF([$Elected.$A$1:.$A$1048576];[.B25]); &quot;Elected&quot;; IF(COUNTIF([$Parties.$A$1:.$A$1048576];[.B25]); &quot;Party&quot;; IF(COUNTIF([$Locations.$A$1:.$A$1048576];[.B25]); &quot;Location&quot;; IF(COUNTIF([$Contested.$A$1:.$A$1048576];[.B25]); &quot;Contested&quot;; IF(COUNTIF([$Governance.$A$1:.$A$1048576];[.B25]); &quot;Governance&quot;; IF(COUNTIF([$Incorrect.$A$1:.$A$1048576];[.B25]); &quot;Incorrect&quot;; IF(COUNTIF([$Politicians.$A$1:.$A$1048576];[.B25]); &quot;Politician&quot;; IF(COUNTIF([$Journalists.$A$1:.$A$1048576];[.B2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anadians</text:p>
          </table:table-cell>
          <table:table-cell table:style-name="ce12" table:content-validation-name="val1" table:formula="of:=IF(COUNTIF([$Elected.$A$1:.$A$1048576];[.D25]); &quot;Elected&quot;; IF(COUNTIF([$Parties.$A$1:.$A$1048576];[.D25]); &quot;Party&quot;; IF(COUNTIF([$Locations.$A$1:.$A$1048576];[.D25]); &quot;Location&quot;; IF(COUNTIF([$Contested.$A$1:.$A$1048576];[.D25]); &quot;Contested&quot;; IF(COUNTIF([$Governance.$A$1:.$A$1048576];[.D25]); &quot;Governance&quot;; IF(COUNTIF([$Incorrect.$A$1:.$A$1048576];[.D25]); &quot;Incorrect&quot;; IF(COUNTIF([$Politicians.$A$1:.$A$1048576];[.D25]); &quot;Politician&quot;; IF(COUNTIF([$Journalists.$A$1:.$A$1048576];[.D2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F25]); &quot;Elected&quot;; IF(COUNTIF([$Parties.$A$1:.$A$1048576];[.F25]); &quot;Party&quot;; IF(COUNTIF([$Locations.$A$1:.$A$1048576];[.F25]); &quot;Location&quot;; IF(COUNTIF([$Contested.$A$1:.$A$1048576];[.F25]); &quot;Contested&quot;; IF(COUNTIF([$Governance.$A$1:.$A$1048576];[.F25]); &quot;Governance&quot;; IF(COUNTIF([$Incorrect.$A$1:.$A$1048576];[.F25]); &quot;Incorrect&quot;; IF(COUNTIF([$Politicians.$A$1:.$A$1048576];[.F25]); &quot;Politician&quot;; IF(COUNTIF([$Journalists.$A$1:.$A$1048576];[.F2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]); &quot;Elected&quot;; IF(COUNTIF([$Parties.$A$1:.$A$1048576];[.H25]); &quot;Party&quot;; IF(COUNTIF([$Locations.$A$1:.$A$1048576];[.H25]); &quot;Location&quot;; IF(COUNTIF([$Contested.$A$1:.$A$1048576];[.H25]); &quot;Contested&quot;; IF(COUNTIF([$Governance.$A$1:.$A$1048576];[.H25]); &quot;Governance&quot;; IF(COUNTIF([$Incorrect.$A$1:.$A$1048576];[.H25]); &quot;Incorrect&quot;; IF(COUNTIF([$Politicians.$A$1:.$A$1048576];[.H25]); &quot;Politician&quot;; IF(COUNTIF([$Journalists.$A$1:.$A$1048576];[.H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" calcext:value-type="float">
            <text:p>17</text:p>
          </table:table-cell>
          <table:table-cell table:style-name="ce7" office:value-type="string" calcext:value-type="string">
            <text:p>University of Calgary</text:p>
          </table:table-cell>
          <table:table-cell table:style-name="ce12" table:content-validation-name="val1" table:formula="of:=IF(COUNTIF([$Elected.$A$1:.$A$1048576];[.B26]); &quot;Elected&quot;; IF(COUNTIF([$Parties.$A$1:.$A$1048576];[.B26]); &quot;Party&quot;; IF(COUNTIF([$Locations.$A$1:.$A$1048576];[.B26]); &quot;Location&quot;; IF(COUNTIF([$Contested.$A$1:.$A$1048576];[.B26]); &quot;Contested&quot;; IF(COUNTIF([$Governance.$A$1:.$A$1048576];[.B26]); &quot;Governance&quot;; IF(COUNTIF([$Incorrect.$A$1:.$A$1048576];[.B26]); &quot;Incorrect&quot;; IF(COUNTIF([$Politicians.$A$1:.$A$1048576];[.B26]); &quot;Politician&quot;; IF(COUNTIF([$Journalists.$A$1:.$A$1048576];[.B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Calgary</text:p>
          </table:table-cell>
          <table:table-cell table:style-name="ce12" table:content-validation-name="val1" table:formula="of:=IF(COUNTIF([$Elected.$A$1:.$A$1048576];[.D26]); &quot;Elected&quot;; IF(COUNTIF([$Parties.$A$1:.$A$1048576];[.D26]); &quot;Party&quot;; IF(COUNTIF([$Locations.$A$1:.$A$1048576];[.D26]); &quot;Location&quot;; IF(COUNTIF([$Contested.$A$1:.$A$1048576];[.D26]); &quot;Contested&quot;; IF(COUNTIF([$Governance.$A$1:.$A$1048576];[.D26]); &quot;Governance&quot;; IF(COUNTIF([$Incorrect.$A$1:.$A$1048576];[.D26]); &quot;Incorrect&quot;; IF(COUNTIF([$Politicians.$A$1:.$A$1048576];[.D26]); &quot;Politician&quot;; IF(COUNTIF([$Journalists.$A$1:.$A$1048576];[.D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F26]); &quot;Elected&quot;; IF(COUNTIF([$Parties.$A$1:.$A$1048576];[.F26]); &quot;Party&quot;; IF(COUNTIF([$Locations.$A$1:.$A$1048576];[.F26]); &quot;Location&quot;; IF(COUNTIF([$Contested.$A$1:.$A$1048576];[.F26]); &quot;Contested&quot;; IF(COUNTIF([$Governance.$A$1:.$A$1048576];[.F26]); &quot;Governance&quot;; IF(COUNTIF([$Incorrect.$A$1:.$A$1048576];[.F26]); &quot;Incorrect&quot;; IF(COUNTIF([$Politicians.$A$1:.$A$1048576];[.F26]); &quot;Politician&quot;; IF(COUNTIF([$Journalists.$A$1:.$A$1048576];[.F2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]); &quot;Elected&quot;; IF(COUNTIF([$Parties.$A$1:.$A$1048576];[.H26]); &quot;Party&quot;; IF(COUNTIF([$Locations.$A$1:.$A$1048576];[.H26]); &quot;Location&quot;; IF(COUNTIF([$Contested.$A$1:.$A$1048576];[.H26]); &quot;Contested&quot;; IF(COUNTIF([$Governance.$A$1:.$A$1048576];[.H26]); &quot;Governance&quot;; IF(COUNTIF([$Incorrect.$A$1:.$A$1048576];[.H26]); &quot;Incorrect&quot;; IF(COUNTIF([$Politicians.$A$1:.$A$1048576];[.H26]); &quot;Politician&quot;; IF(COUNTIF([$Journalists.$A$1:.$A$1048576];[.H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" calcext:value-type="float">
            <text:p>18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B27]); &quot;Elected&quot;; IF(COUNTIF([$Parties.$A$1:.$A$1048576];[.B27]); &quot;Party&quot;; IF(COUNTIF([$Locations.$A$1:.$A$1048576];[.B27]); &quot;Location&quot;; IF(COUNTIF([$Contested.$A$1:.$A$1048576];[.B27]); &quot;Contested&quot;; IF(COUNTIF([$Governance.$A$1:.$A$1048576];[.B27]); &quot;Governance&quot;; IF(COUNTIF([$Incorrect.$A$1:.$A$1048576];[.B27]); &quot;Incorrect&quot;; IF(COUNTIF([$Politicians.$A$1:.$A$1048576];[.B27]); &quot;Politician&quot;; IF(COUNTIF([$Journalists.$A$1:.$A$1048576];[.B2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D27]); &quot;Elected&quot;; IF(COUNTIF([$Parties.$A$1:.$A$1048576];[.D27]); &quot;Party&quot;; IF(COUNTIF([$Locations.$A$1:.$A$1048576];[.D27]); &quot;Location&quot;; IF(COUNTIF([$Contested.$A$1:.$A$1048576];[.D27]); &quot;Contested&quot;; IF(COUNTIF([$Governance.$A$1:.$A$1048576];[.D27]); &quot;Governance&quot;; IF(COUNTIF([$Incorrect.$A$1:.$A$1048576];[.D27]); &quot;Incorrect&quot;; IF(COUNTIF([$Politicians.$A$1:.$A$1048576];[.D27]); &quot;Politician&quot;; IF(COUNTIF([$Journalists.$A$1:.$A$1048576];[.D2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F27]); &quot;Elected&quot;; IF(COUNTIF([$Parties.$A$1:.$A$1048576];[.F27]); &quot;Party&quot;; IF(COUNTIF([$Locations.$A$1:.$A$1048576];[.F27]); &quot;Location&quot;; IF(COUNTIF([$Contested.$A$1:.$A$1048576];[.F27]); &quot;Contested&quot;; IF(COUNTIF([$Governance.$A$1:.$A$1048576];[.F27]); &quot;Governance&quot;; IF(COUNTIF([$Incorrect.$A$1:.$A$1048576];[.F27]); &quot;Incorrect&quot;; IF(COUNTIF([$Politicians.$A$1:.$A$1048576];[.F27]); &quot;Politician&quot;; IF(COUNTIF([$Journalists.$A$1:.$A$1048576];[.F2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7]); &quot;Elected&quot;; IF(COUNTIF([$Parties.$A$1:.$A$1048576];[.H27]); &quot;Party&quot;; IF(COUNTIF([$Locations.$A$1:.$A$1048576];[.H27]); &quot;Location&quot;; IF(COUNTIF([$Contested.$A$1:.$A$1048576];[.H27]); &quot;Contested&quot;; IF(COUNTIF([$Governance.$A$1:.$A$1048576];[.H27]); &quot;Governance&quot;; IF(COUNTIF([$Incorrect.$A$1:.$A$1048576];[.H27]); &quot;Incorrect&quot;; IF(COUNTIF([$Politicians.$A$1:.$A$1048576];[.H27]); &quot;Politician&quot;; IF(COUNTIF([$Journalists.$A$1:.$A$1048576];[.H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" calcext:value-type="float">
            <text:p>19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B28]); &quot;Elected&quot;; IF(COUNTIF([$Parties.$A$1:.$A$1048576];[.B28]); &quot;Party&quot;; IF(COUNTIF([$Locations.$A$1:.$A$1048576];[.B28]); &quot;Location&quot;; IF(COUNTIF([$Contested.$A$1:.$A$1048576];[.B28]); &quot;Contested&quot;; IF(COUNTIF([$Governance.$A$1:.$A$1048576];[.B28]); &quot;Governance&quot;; IF(COUNTIF([$Incorrect.$A$1:.$A$1048576];[.B28]); &quot;Incorrect&quot;; IF(COUNTIF([$Politicians.$A$1:.$A$1048576];[.B28]); &quot;Politician&quot;; IF(COUNTIF([$Journalists.$A$1:.$A$1048576];[.B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D28]); &quot;Elected&quot;; IF(COUNTIF([$Parties.$A$1:.$A$1048576];[.D28]); &quot;Party&quot;; IF(COUNTIF([$Locations.$A$1:.$A$1048576];[.D28]); &quot;Location&quot;; IF(COUNTIF([$Contested.$A$1:.$A$1048576];[.D28]); &quot;Contested&quot;; IF(COUNTIF([$Governance.$A$1:.$A$1048576];[.D28]); &quot;Governance&quot;; IF(COUNTIF([$Incorrect.$A$1:.$A$1048576];[.D28]); &quot;Incorrect&quot;; IF(COUNTIF([$Politicians.$A$1:.$A$1048576];[.D28]); &quot;Politician&quot;; IF(COUNTIF([$Journalists.$A$1:.$A$1048576];[.D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</text:p>
          </table:table-cell>
          <table:table-cell table:style-name="ce12" table:content-validation-name="val1" table:formula="of:=IF(COUNTIF([$Elected.$A$1:.$A$1048576];[.F28]); &quot;Elected&quot;; IF(COUNTIF([$Parties.$A$1:.$A$1048576];[.F28]); &quot;Party&quot;; IF(COUNTIF([$Locations.$A$1:.$A$1048576];[.F28]); &quot;Location&quot;; IF(COUNTIF([$Contested.$A$1:.$A$1048576];[.F28]); &quot;Contested&quot;; IF(COUNTIF([$Governance.$A$1:.$A$1048576];[.F28]); &quot;Governance&quot;; IF(COUNTIF([$Incorrect.$A$1:.$A$1048576];[.F28]); &quot;Incorrect&quot;; IF(COUNTIF([$Politicians.$A$1:.$A$1048576];[.F28]); &quot;Politician&quot;; IF(COUNTIF([$Journalists.$A$1:.$A$1048576];[.F2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]); &quot;Elected&quot;; IF(COUNTIF([$Parties.$A$1:.$A$1048576];[.H28]); &quot;Party&quot;; IF(COUNTIF([$Locations.$A$1:.$A$1048576];[.H28]); &quot;Location&quot;; IF(COUNTIF([$Contested.$A$1:.$A$1048576];[.H28]); &quot;Contested&quot;; IF(COUNTIF([$Governance.$A$1:.$A$1048576];[.H28]); &quot;Governance&quot;; IF(COUNTIF([$Incorrect.$A$1:.$A$1048576];[.H28]); &quot;Incorrect&quot;; IF(COUNTIF([$Politicians.$A$1:.$A$1048576];[.H28]); &quot;Politician&quot;; IF(COUNTIF([$Journalists.$A$1:.$A$1048576];[.H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" calcext:value-type="float">
            <text:p>20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B29]); &quot;Elected&quot;; IF(COUNTIF([$Parties.$A$1:.$A$1048576];[.B29]); &quot;Party&quot;; IF(COUNTIF([$Locations.$A$1:.$A$1048576];[.B29]); &quot;Location&quot;; IF(COUNTIF([$Contested.$A$1:.$A$1048576];[.B29]); &quot;Contested&quot;; IF(COUNTIF([$Governance.$A$1:.$A$1048576];[.B29]); &quot;Governance&quot;; IF(COUNTIF([$Incorrect.$A$1:.$A$1048576];[.B29]); &quot;Incorrect&quot;; IF(COUNTIF([$Politicians.$A$1:.$A$1048576];[.B29]); &quot;Politician&quot;; IF(COUNTIF([$Journalists.$A$1:.$A$1048576];[.B2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D29]); &quot;Elected&quot;; IF(COUNTIF([$Parties.$A$1:.$A$1048576];[.D29]); &quot;Party&quot;; IF(COUNTIF([$Locations.$A$1:.$A$1048576];[.D29]); &quot;Location&quot;; IF(COUNTIF([$Contested.$A$1:.$A$1048576];[.D29]); &quot;Contested&quot;; IF(COUNTIF([$Governance.$A$1:.$A$1048576];[.D29]); &quot;Governance&quot;; IF(COUNTIF([$Incorrect.$A$1:.$A$1048576];[.D29]); &quot;Incorrect&quot;; IF(COUNTIF([$Politicians.$A$1:.$A$1048576];[.D29]); &quot;Politician&quot;; IF(COUNTIF([$Journalists.$A$1:.$A$1048576];[.D2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twitter</text:p>
          </table:table-cell>
          <table:table-cell table:style-name="ce12" table:content-validation-name="val1" table:formula="of:=IF(COUNTIF([$Elected.$A$1:.$A$1048576];[.F29]); &quot;Elected&quot;; IF(COUNTIF([$Parties.$A$1:.$A$1048576];[.F29]); &quot;Party&quot;; IF(COUNTIF([$Locations.$A$1:.$A$1048576];[.F29]); &quot;Location&quot;; IF(COUNTIF([$Contested.$A$1:.$A$1048576];[.F29]); &quot;Contested&quot;; IF(COUNTIF([$Governance.$A$1:.$A$1048576];[.F29]); &quot;Governance&quot;; IF(COUNTIF([$Incorrect.$A$1:.$A$1048576];[.F29]); &quot;Incorrect&quot;; IF(COUNTIF([$Politicians.$A$1:.$A$1048576];[.F29]); &quot;Politician&quot;; IF(COUNTIF([$Journalists.$A$1:.$A$1048576];[.F2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]); &quot;Elected&quot;; IF(COUNTIF([$Parties.$A$1:.$A$1048576];[.H29]); &quot;Party&quot;; IF(COUNTIF([$Locations.$A$1:.$A$1048576];[.H29]); &quot;Location&quot;; IF(COUNTIF([$Contested.$A$1:.$A$1048576];[.H29]); &quot;Contested&quot;; IF(COUNTIF([$Governance.$A$1:.$A$1048576];[.H29]); &quot;Governance&quot;; IF(COUNTIF([$Incorrect.$A$1:.$A$1048576];[.H29]); &quot;Incorrect&quot;; IF(COUNTIF([$Politicians.$A$1:.$A$1048576];[.H29]); &quot;Politician&quot;; IF(COUNTIF([$Journalists.$A$1:.$A$1048576];[.H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" calcext:value-type="float">
            <text:p>21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B30]); &quot;Elected&quot;; IF(COUNTIF([$Parties.$A$1:.$A$1048576];[.B30]); &quot;Party&quot;; IF(COUNTIF([$Locations.$A$1:.$A$1048576];[.B30]); &quot;Location&quot;; IF(COUNTIF([$Contested.$A$1:.$A$1048576];[.B30]); &quot;Contested&quot;; IF(COUNTIF([$Governance.$A$1:.$A$1048576];[.B30]); &quot;Governance&quot;; IF(COUNTIF([$Incorrect.$A$1:.$A$1048576];[.B30]); &quot;Incorrect&quot;; IF(COUNTIF([$Politicians.$A$1:.$A$1048576];[.B30]); &quot;Politician&quot;; IF(COUNTIF([$Journalists.$A$1:.$A$1048576];[.B3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D30]); &quot;Elected&quot;; IF(COUNTIF([$Parties.$A$1:.$A$1048576];[.D30]); &quot;Party&quot;; IF(COUNTIF([$Locations.$A$1:.$A$1048576];[.D30]); &quot;Location&quot;; IF(COUNTIF([$Contested.$A$1:.$A$1048576];[.D30]); &quot;Contested&quot;; IF(COUNTIF([$Governance.$A$1:.$A$1048576];[.D30]); &quot;Governance&quot;; IF(COUNTIF([$Incorrect.$A$1:.$A$1048576];[.D30]); &quot;Incorrect&quot;; IF(COUNTIF([$Politicians.$A$1:.$A$1048576];[.D30]); &quot;Politician&quot;; IF(COUNTIF([$Journalists.$A$1:.$A$1048576];[.D3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paul</text:p>
          </table:table-cell>
          <table:table-cell table:style-name="ce12" table:content-validation-name="val1" table:formula="of:=IF(COUNTIF([$Elected.$A$1:.$A$1048576];[.F30]); &quot;Elected&quot;; IF(COUNTIF([$Parties.$A$1:.$A$1048576];[.F30]); &quot;Party&quot;; IF(COUNTIF([$Locations.$A$1:.$A$1048576];[.F30]); &quot;Location&quot;; IF(COUNTIF([$Contested.$A$1:.$A$1048576];[.F30]); &quot;Contested&quot;; IF(COUNTIF([$Governance.$A$1:.$A$1048576];[.F30]); &quot;Governance&quot;; IF(COUNTIF([$Incorrect.$A$1:.$A$1048576];[.F30]); &quot;Incorrect&quot;; IF(COUNTIF([$Politicians.$A$1:.$A$1048576];[.F30]); &quot;Politician&quot;; IF(COUNTIF([$Journalists.$A$1:.$A$1048576];[.F3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]); &quot;Elected&quot;; IF(COUNTIF([$Parties.$A$1:.$A$1048576];[.H30]); &quot;Party&quot;; IF(COUNTIF([$Locations.$A$1:.$A$1048576];[.H30]); &quot;Location&quot;; IF(COUNTIF([$Contested.$A$1:.$A$1048576];[.H30]); &quot;Contested&quot;; IF(COUNTIF([$Governance.$A$1:.$A$1048576];[.H30]); &quot;Governance&quot;; IF(COUNTIF([$Incorrect.$A$1:.$A$1048576];[.H30]); &quot;Incorrect&quot;; IF(COUNTIF([$Politicians.$A$1:.$A$1048576];[.H30]); &quot;Politician&quot;; IF(COUNTIF([$Journalists.$A$1:.$A$1048576];[.H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" calcext:value-type="float">
            <text:p>22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B31]); &quot;Elected&quot;; IF(COUNTIF([$Parties.$A$1:.$A$1048576];[.B31]); &quot;Party&quot;; IF(COUNTIF([$Locations.$A$1:.$A$1048576];[.B31]); &quot;Location&quot;; IF(COUNTIF([$Contested.$A$1:.$A$1048576];[.B31]); &quot;Contested&quot;; IF(COUNTIF([$Governance.$A$1:.$A$1048576];[.B31]); &quot;Governance&quot;; IF(COUNTIF([$Incorrect.$A$1:.$A$1048576];[.B31]); &quot;Incorrect&quot;; IF(COUNTIF([$Politicians.$A$1:.$A$1048576];[.B31]); &quot;Politician&quot;; IF(COUNTIF([$Journalists.$A$1:.$A$1048576];[.B3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D31]); &quot;Elected&quot;; IF(COUNTIF([$Parties.$A$1:.$A$1048576];[.D31]); &quot;Party&quot;; IF(COUNTIF([$Locations.$A$1:.$A$1048576];[.D31]); &quot;Location&quot;; IF(COUNTIF([$Contested.$A$1:.$A$1048576];[.D31]); &quot;Contested&quot;; IF(COUNTIF([$Governance.$A$1:.$A$1048576];[.D31]); &quot;Governance&quot;; IF(COUNTIF([$Incorrect.$A$1:.$A$1048576];[.D31]); &quot;Incorrect&quot;; IF(COUNTIF([$Politicians.$A$1:.$A$1048576];[.D31]); &quot;Politician&quot;; IF(COUNTIF([$Journalists.$A$1:.$A$1048576];[.D3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algary</text:p>
          </table:table-cell>
          <table:table-cell table:style-name="ce12" table:content-validation-name="val1" table:formula="of:=IF(COUNTIF([$Elected.$A$1:.$A$1048576];[.F31]); &quot;Elected&quot;; IF(COUNTIF([$Parties.$A$1:.$A$1048576];[.F31]); &quot;Party&quot;; IF(COUNTIF([$Locations.$A$1:.$A$1048576];[.F31]); &quot;Location&quot;; IF(COUNTIF([$Contested.$A$1:.$A$1048576];[.F31]); &quot;Contested&quot;; IF(COUNTIF([$Governance.$A$1:.$A$1048576];[.F31]); &quot;Governance&quot;; IF(COUNTIF([$Incorrect.$A$1:.$A$1048576];[.F31]); &quot;Incorrect&quot;; IF(COUNTIF([$Politicians.$A$1:.$A$1048576];[.F31]); &quot;Politician&quot;; IF(COUNTIF([$Journalists.$A$1:.$A$1048576];[.F3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1]); &quot;Elected&quot;; IF(COUNTIF([$Parties.$A$1:.$A$1048576];[.H31]); &quot;Party&quot;; IF(COUNTIF([$Locations.$A$1:.$A$1048576];[.H31]); &quot;Location&quot;; IF(COUNTIF([$Contested.$A$1:.$A$1048576];[.H31]); &quot;Contested&quot;; IF(COUNTIF([$Governance.$A$1:.$A$1048576];[.H31]); &quot;Governance&quot;; IF(COUNTIF([$Incorrect.$A$1:.$A$1048576];[.H31]); &quot;Incorrect&quot;; IF(COUNTIF([$Politicians.$A$1:.$A$1048576];[.H31]); &quot;Politician&quot;; IF(COUNTIF([$Journalists.$A$1:.$A$1048576];[.H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" calcext:value-type="float">
            <text:p>23</text:p>
          </table:table-cell>
          <table:table-cell table:style-name="ce7" office:value-type="string" calcext:value-type="string">
            <text:p>Conservative Party of Canada</text:p>
          </table:table-cell>
          <table:table-cell table:style-name="ce12" table:content-validation-name="val1" table:formula="of:=IF(COUNTIF([$Elected.$A$1:.$A$1048576];[.B32]); &quot;Elected&quot;; IF(COUNTIF([$Parties.$A$1:.$A$1048576];[.B32]); &quot;Party&quot;; IF(COUNTIF([$Locations.$A$1:.$A$1048576];[.B32]); &quot;Location&quot;; IF(COUNTIF([$Contested.$A$1:.$A$1048576];[.B32]); &quot;Contested&quot;; IF(COUNTIF([$Governance.$A$1:.$A$1048576];[.B32]); &quot;Governance&quot;; IF(COUNTIF([$Incorrect.$A$1:.$A$1048576];[.B32]); &quot;Incorrect&quot;; IF(COUNTIF([$Politicians.$A$1:.$A$1048576];[.B32]); &quot;Politician&quot;; IF(COUNTIF([$Journalists.$A$1:.$A$1048576];[.B32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Conservative Party of Canada</text:p>
          </table:table-cell>
          <table:table-cell table:style-name="ce12" table:content-validation-name="val1" table:formula="of:=IF(COUNTIF([$Elected.$A$1:.$A$1048576];[.D32]); &quot;Elected&quot;; IF(COUNTIF([$Parties.$A$1:.$A$1048576];[.D32]); &quot;Party&quot;; IF(COUNTIF([$Locations.$A$1:.$A$1048576];[.D32]); &quot;Location&quot;; IF(COUNTIF([$Contested.$A$1:.$A$1048576];[.D32]); &quot;Contested&quot;; IF(COUNTIF([$Governance.$A$1:.$A$1048576];[.D32]); &quot;Governance&quot;; IF(COUNTIF([$Incorrect.$A$1:.$A$1048576];[.D32]); &quot;Incorrect&quot;; IF(COUNTIF([$Politicians.$A$1:.$A$1048576];[.D32]); &quot;Politician&quot;; IF(COUNTIF([$Journalists.$A$1:.$A$1048576];[.D32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china</text:p>
          </table:table-cell>
          <table:table-cell table:style-name="ce12" table:content-validation-name="val1" table:formula="of:=IF(COUNTIF([$Elected.$A$1:.$A$1048576];[.F32]); &quot;Elected&quot;; IF(COUNTIF([$Parties.$A$1:.$A$1048576];[.F32]); &quot;Party&quot;; IF(COUNTIF([$Locations.$A$1:.$A$1048576];[.F32]); &quot;Location&quot;; IF(COUNTIF([$Contested.$A$1:.$A$1048576];[.F32]); &quot;Contested&quot;; IF(COUNTIF([$Governance.$A$1:.$A$1048576];[.F32]); &quot;Governance&quot;; IF(COUNTIF([$Incorrect.$A$1:.$A$1048576];[.F32]); &quot;Incorrect&quot;; IF(COUNTIF([$Politicians.$A$1:.$A$1048576];[.F32]); &quot;Politician&quot;; IF(COUNTIF([$Journalists.$A$1:.$A$1048576];[.F3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2]); &quot;Elected&quot;; IF(COUNTIF([$Parties.$A$1:.$A$1048576];[.H32]); &quot;Party&quot;; IF(COUNTIF([$Locations.$A$1:.$A$1048576];[.H32]); &quot;Location&quot;; IF(COUNTIF([$Contested.$A$1:.$A$1048576];[.H32]); &quot;Contested&quot;; IF(COUNTIF([$Governance.$A$1:.$A$1048576];[.H32]); &quot;Governance&quot;; IF(COUNTIF([$Incorrect.$A$1:.$A$1048576];[.H32]); &quot;Incorrect&quot;; IF(COUNTIF([$Politicians.$A$1:.$A$1048576];[.H32]); &quot;Politician&quot;; IF(COUNTIF([$Journalists.$A$1:.$A$1048576];[.H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" calcext:value-type="float">
            <text:p>24</text:p>
          </table:table-cell>
          <table:table-cell table:style-name="ce7" office:value-type="string" calcext:value-type="string">
            <text:p>University of Saskatchewan</text:p>
          </table:table-cell>
          <table:table-cell table:style-name="ce12" table:content-validation-name="val1" table:formula="of:=IF(COUNTIF([$Elected.$A$1:.$A$1048576];[.B33]); &quot;Elected&quot;; IF(COUNTIF([$Parties.$A$1:.$A$1048576];[.B33]); &quot;Party&quot;; IF(COUNTIF([$Locations.$A$1:.$A$1048576];[.B33]); &quot;Location&quot;; IF(COUNTIF([$Contested.$A$1:.$A$1048576];[.B33]); &quot;Contested&quot;; IF(COUNTIF([$Governance.$A$1:.$A$1048576];[.B33]); &quot;Governance&quot;; IF(COUNTIF([$Incorrect.$A$1:.$A$1048576];[.B33]); &quot;Incorrect&quot;; IF(COUNTIF([$Politicians.$A$1:.$A$1048576];[.B33]); &quot;Politician&quot;; IF(COUNTIF([$Journalists.$A$1:.$A$1048576];[.B3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Saskatchewan</text:p>
          </table:table-cell>
          <table:table-cell table:style-name="ce12" table:content-validation-name="val1" table:formula="of:=IF(COUNTIF([$Elected.$A$1:.$A$1048576];[.D33]); &quot;Elected&quot;; IF(COUNTIF([$Parties.$A$1:.$A$1048576];[.D33]); &quot;Party&quot;; IF(COUNTIF([$Locations.$A$1:.$A$1048576];[.D33]); &quot;Location&quot;; IF(COUNTIF([$Contested.$A$1:.$A$1048576];[.D33]); &quot;Contested&quot;; IF(COUNTIF([$Governance.$A$1:.$A$1048576];[.D33]); &quot;Governance&quot;; IF(COUNTIF([$Incorrect.$A$1:.$A$1048576];[.D33]); &quot;Incorrect&quot;; IF(COUNTIF([$Politicians.$A$1:.$A$1048576];[.D33]); &quot;Politician&quot;; IF(COUNTIF([$Journalists.$A$1:.$A$1048576];[.D3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tlantic canada</text:p>
          </table:table-cell>
          <table:table-cell table:style-name="ce12" table:content-validation-name="val1" table:formula="of:=IF(COUNTIF([$Elected.$A$1:.$A$1048576];[.F33]); &quot;Elected&quot;; IF(COUNTIF([$Parties.$A$1:.$A$1048576];[.F33]); &quot;Party&quot;; IF(COUNTIF([$Locations.$A$1:.$A$1048576];[.F33]); &quot;Location&quot;; IF(COUNTIF([$Contested.$A$1:.$A$1048576];[.F33]); &quot;Contested&quot;; IF(COUNTIF([$Governance.$A$1:.$A$1048576];[.F33]); &quot;Governance&quot;; IF(COUNTIF([$Incorrect.$A$1:.$A$1048576];[.F33]); &quot;Incorrect&quot;; IF(COUNTIF([$Politicians.$A$1:.$A$1048576];[.F33]); &quot;Politician&quot;; IF(COUNTIF([$Journalists.$A$1:.$A$1048576];[.F3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3]); &quot;Elected&quot;; IF(COUNTIF([$Parties.$A$1:.$A$1048576];[.H33]); &quot;Party&quot;; IF(COUNTIF([$Locations.$A$1:.$A$1048576];[.H33]); &quot;Location&quot;; IF(COUNTIF([$Contested.$A$1:.$A$1048576];[.H33]); &quot;Contested&quot;; IF(COUNTIF([$Governance.$A$1:.$A$1048576];[.H33]); &quot;Governance&quot;; IF(COUNTIF([$Incorrect.$A$1:.$A$1048576];[.H33]); &quot;Incorrect&quot;; IF(COUNTIF([$Politicians.$A$1:.$A$1048576];[.H33]); &quot;Politician&quot;; IF(COUNTIF([$Journalists.$A$1:.$A$1048576];[.H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" calcext:value-type="float">
            <text:p>25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B34]); &quot;Elected&quot;; IF(COUNTIF([$Parties.$A$1:.$A$1048576];[.B34]); &quot;Party&quot;; IF(COUNTIF([$Locations.$A$1:.$A$1048576];[.B34]); &quot;Location&quot;; IF(COUNTIF([$Contested.$A$1:.$A$1048576];[.B34]); &quot;Contested&quot;; IF(COUNTIF([$Governance.$A$1:.$A$1048576];[.B34]); &quot;Governance&quot;; IF(COUNTIF([$Incorrect.$A$1:.$A$1048576];[.B34]); &quot;Incorrect&quot;; IF(COUNTIF([$Politicians.$A$1:.$A$1048576];[.B34]); &quot;Politician&quot;; IF(COUNTIF([$Journalists.$A$1:.$A$1048576];[.B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D34]); &quot;Elected&quot;; IF(COUNTIF([$Parties.$A$1:.$A$1048576];[.D34]); &quot;Party&quot;; IF(COUNTIF([$Locations.$A$1:.$A$1048576];[.D34]); &quot;Location&quot;; IF(COUNTIF([$Contested.$A$1:.$A$1048576];[.D34]); &quot;Contested&quot;; IF(COUNTIF([$Governance.$A$1:.$A$1048576];[.D34]); &quot;Governance&quot;; IF(COUNTIF([$Incorrect.$A$1:.$A$1048576];[.D34]); &quot;Incorrect&quot;; IF(COUNTIF([$Politicians.$A$1:.$A$1048576];[.D34]); &quot;Politician&quot;; IF(COUNTIF([$Journalists.$A$1:.$A$1048576];[.D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F34]); &quot;Elected&quot;; IF(COUNTIF([$Parties.$A$1:.$A$1048576];[.F34]); &quot;Party&quot;; IF(COUNTIF([$Locations.$A$1:.$A$1048576];[.F34]); &quot;Location&quot;; IF(COUNTIF([$Contested.$A$1:.$A$1048576];[.F34]); &quot;Contested&quot;; IF(COUNTIF([$Governance.$A$1:.$A$1048576];[.F34]); &quot;Governance&quot;; IF(COUNTIF([$Incorrect.$A$1:.$A$1048576];[.F34]); &quot;Incorrect&quot;; IF(COUNTIF([$Politicians.$A$1:.$A$1048576];[.F34]); &quot;Politician&quot;; IF(COUNTIF([$Journalists.$A$1:.$A$1048576];[.F3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4]); &quot;Elected&quot;; IF(COUNTIF([$Parties.$A$1:.$A$1048576];[.H34]); &quot;Party&quot;; IF(COUNTIF([$Locations.$A$1:.$A$1048576];[.H34]); &quot;Location&quot;; IF(COUNTIF([$Contested.$A$1:.$A$1048576];[.H34]); &quot;Contested&quot;; IF(COUNTIF([$Governance.$A$1:.$A$1048576];[.H34]); &quot;Governance&quot;; IF(COUNTIF([$Incorrect.$A$1:.$A$1048576];[.H34]); &quot;Incorrect&quot;; IF(COUNTIF([$Politicians.$A$1:.$A$1048576];[.H34]); &quot;Politician&quot;; IF(COUNTIF([$Journalists.$A$1:.$A$1048576];[.H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" calcext:value-type="float">
            <text:p>26</text:p>
          </table:table-cell>
          <table:table-cell table:style-name="ce7" office:value-type="string" calcext:value-type="string">
            <text:p>Michael Cooper (politician)</text:p>
          </table:table-cell>
          <table:table-cell table:style-name="ce12" table:content-validation-name="val1" table:formula="of:=IF(COUNTIF([$Elected.$A$1:.$A$1048576];[.B35]); &quot;Elected&quot;; IF(COUNTIF([$Parties.$A$1:.$A$1048576];[.B35]); &quot;Party&quot;; IF(COUNTIF([$Locations.$A$1:.$A$1048576];[.B35]); &quot;Location&quot;; IF(COUNTIF([$Contested.$A$1:.$A$1048576];[.B35]); &quot;Contested&quot;; IF(COUNTIF([$Governance.$A$1:.$A$1048576];[.B35]); &quot;Governance&quot;; IF(COUNTIF([$Incorrect.$A$1:.$A$1048576];[.B35]); &quot;Incorrect&quot;; IF(COUNTIF([$Politicians.$A$1:.$A$1048576];[.B35]); &quot;Politician&quot;; IF(COUNTIF([$Journalists.$A$1:.$A$1048576];[.B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ael Cooper (politician)</text:p>
          </table:table-cell>
          <table:table-cell table:style-name="ce12" table:content-validation-name="val1" table:formula="of:=IF(COUNTIF([$Elected.$A$1:.$A$1048576];[.D35]); &quot;Elected&quot;; IF(COUNTIF([$Parties.$A$1:.$A$1048576];[.D35]); &quot;Party&quot;; IF(COUNTIF([$Locations.$A$1:.$A$1048576];[.D35]); &quot;Location&quot;; IF(COUNTIF([$Contested.$A$1:.$A$1048576];[.D35]); &quot;Contested&quot;; IF(COUNTIF([$Governance.$A$1:.$A$1048576];[.D35]); &quot;Governance&quot;; IF(COUNTIF([$Incorrect.$A$1:.$A$1048576];[.D35]); &quot;Incorrect&quot;; IF(COUNTIF([$Politicians.$A$1:.$A$1048576];[.D35]); &quot;Politician&quot;; IF(COUNTIF([$Journalists.$A$1:.$A$1048576];[.D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F35]); &quot;Elected&quot;; IF(COUNTIF([$Parties.$A$1:.$A$1048576];[.F35]); &quot;Party&quot;; IF(COUNTIF([$Locations.$A$1:.$A$1048576];[.F35]); &quot;Location&quot;; IF(COUNTIF([$Contested.$A$1:.$A$1048576];[.F35]); &quot;Contested&quot;; IF(COUNTIF([$Governance.$A$1:.$A$1048576];[.F35]); &quot;Governance&quot;; IF(COUNTIF([$Incorrect.$A$1:.$A$1048576];[.F35]); &quot;Incorrect&quot;; IF(COUNTIF([$Politicians.$A$1:.$A$1048576];[.F35]); &quot;Politician&quot;; IF(COUNTIF([$Journalists.$A$1:.$A$1048576];[.F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35]); &quot;Elected&quot;; IF(COUNTIF([$Parties.$A$1:.$A$1048576];[.H35]); &quot;Party&quot;; IF(COUNTIF([$Locations.$A$1:.$A$1048576];[.H35]); &quot;Location&quot;; IF(COUNTIF([$Contested.$A$1:.$A$1048576];[.H35]); &quot;Contested&quot;; IF(COUNTIF([$Governance.$A$1:.$A$1048576];[.H35]); &quot;Governance&quot;; IF(COUNTIF([$Incorrect.$A$1:.$A$1048576];[.H35]); &quot;Incorrect&quot;; IF(COUNTIF([$Politicians.$A$1:.$A$1048576];[.H35]); &quot;Politician&quot;; IF(COUNTIF([$Journalists.$A$1:.$A$1048576];[.H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" calcext:value-type="float">
            <text:p>27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B36]); &quot;Elected&quot;; IF(COUNTIF([$Parties.$A$1:.$A$1048576];[.B36]); &quot;Party&quot;; IF(COUNTIF([$Locations.$A$1:.$A$1048576];[.B36]); &quot;Location&quot;; IF(COUNTIF([$Contested.$A$1:.$A$1048576];[.B36]); &quot;Contested&quot;; IF(COUNTIF([$Governance.$A$1:.$A$1048576];[.B36]); &quot;Governance&quot;; IF(COUNTIF([$Incorrect.$A$1:.$A$1048576];[.B36]); &quot;Incorrect&quot;; IF(COUNTIF([$Politicians.$A$1:.$A$1048576];[.B36]); &quot;Politician&quot;; IF(COUNTIF([$Journalists.$A$1:.$A$1048576];[.B3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D36]); &quot;Elected&quot;; IF(COUNTIF([$Parties.$A$1:.$A$1048576];[.D36]); &quot;Party&quot;; IF(COUNTIF([$Locations.$A$1:.$A$1048576];[.D36]); &quot;Location&quot;; IF(COUNTIF([$Contested.$A$1:.$A$1048576];[.D36]); &quot;Contested&quot;; IF(COUNTIF([$Governance.$A$1:.$A$1048576];[.D36]); &quot;Governance&quot;; IF(COUNTIF([$Incorrect.$A$1:.$A$1048576];[.D36]); &quot;Incorrect&quot;; IF(COUNTIF([$Politicians.$A$1:.$A$1048576];[.D36]); &quot;Politician&quot;; IF(COUNTIF([$Journalists.$A$1:.$A$1048576];[.D3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F36]); &quot;Elected&quot;; IF(COUNTIF([$Parties.$A$1:.$A$1048576];[.F36]); &quot;Party&quot;; IF(COUNTIF([$Locations.$A$1:.$A$1048576];[.F36]); &quot;Location&quot;; IF(COUNTIF([$Contested.$A$1:.$A$1048576];[.F36]); &quot;Contested&quot;; IF(COUNTIF([$Governance.$A$1:.$A$1048576];[.F36]); &quot;Governance&quot;; IF(COUNTIF([$Incorrect.$A$1:.$A$1048576];[.F36]); &quot;Incorrect&quot;; IF(COUNTIF([$Politicians.$A$1:.$A$1048576];[.F36]); &quot;Politician&quot;; IF(COUNTIF([$Journalists.$A$1:.$A$1048576];[.F3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36]); &quot;Elected&quot;; IF(COUNTIF([$Parties.$A$1:.$A$1048576];[.H36]); &quot;Party&quot;; IF(COUNTIF([$Locations.$A$1:.$A$1048576];[.H36]); &quot;Location&quot;; IF(COUNTIF([$Contested.$A$1:.$A$1048576];[.H36]); &quot;Contested&quot;; IF(COUNTIF([$Governance.$A$1:.$A$1048576];[.H36]); &quot;Governance&quot;; IF(COUNTIF([$Incorrect.$A$1:.$A$1048576];[.H36]); &quot;Incorrect&quot;; IF(COUNTIF([$Politicians.$A$1:.$A$1048576];[.H36]); &quot;Politician&quot;; IF(COUNTIF([$Journalists.$A$1:.$A$1048576];[.H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" calcext:value-type="float">
            <text:p>28</text:p>
          </table:table-cell>
          <table:table-cell table:style-name="ce8" office:value-type="string" calcext:value-type="string">
            <text:p>Premiership of Doug Ford</text:p>
          </table:table-cell>
          <table:table-cell table:style-name="ce13" table:content-validation-name="val1" table:formula="of:=IF(COUNTIF([$Elected.$A$1:.$A$1048576];[.B37]); &quot;Elected&quot;; IF(COUNTIF([$Parties.$A$1:.$A$1048576];[.B37]); &quot;Party&quot;; IF(COUNTIF([$Locations.$A$1:.$A$1048576];[.B37]); &quot;Location&quot;; IF(COUNTIF([$Contested.$A$1:.$A$1048576];[.B37]); &quot;Contested&quot;; IF(COUNTIF([$Governance.$A$1:.$A$1048576];[.B37]); &quot;Governance&quot;; IF(COUNTIF([$Incorrect.$A$1:.$A$1048576];[.B37]); &quot;Incorrect&quot;; IF(COUNTIF([$Politicians.$A$1:.$A$1048576];[.B37]); &quot;Politician&quot;; IF(COUNTIF([$Journalists.$A$1:.$A$1048576];[.B37]); &quot;Journalist&quot;; &quot;&quot;))))))))" office:value-type="string" office:string-value="Incorrect" calcext:value-type="string">
            <text:p>Incorrect</text:p>
          </table:table-cell>
          <table:table-cell table:style-name="ce8" office:value-type="string" calcext:value-type="string">
            <text:p>Premiership of Doug Ford</text:p>
          </table:table-cell>
          <table:table-cell table:style-name="ce13" table:content-validation-name="val1" table:formula="of:=IF(COUNTIF([$Elected.$A$1:.$A$1048576];[.D37]); &quot;Elected&quot;; IF(COUNTIF([$Parties.$A$1:.$A$1048576];[.D37]); &quot;Party&quot;; IF(COUNTIF([$Locations.$A$1:.$A$1048576];[.D37]); &quot;Location&quot;; IF(COUNTIF([$Contested.$A$1:.$A$1048576];[.D37]); &quot;Contested&quot;; IF(COUNTIF([$Governance.$A$1:.$A$1048576];[.D37]); &quot;Governance&quot;; IF(COUNTIF([$Incorrect.$A$1:.$A$1048576];[.D37]); &quot;Incorrect&quot;; IF(COUNTIF([$Politicians.$A$1:.$A$1048576];[.D37]); &quot;Politician&quot;; IF(COUNTIF([$Journalists.$A$1:.$A$1048576];[.D3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F37]); &quot;Elected&quot;; IF(COUNTIF([$Parties.$A$1:.$A$1048576];[.F37]); &quot;Party&quot;; IF(COUNTIF([$Locations.$A$1:.$A$1048576];[.F37]); &quot;Location&quot;; IF(COUNTIF([$Contested.$A$1:.$A$1048576];[.F37]); &quot;Contested&quot;; IF(COUNTIF([$Governance.$A$1:.$A$1048576];[.F37]); &quot;Governance&quot;; IF(COUNTIF([$Incorrect.$A$1:.$A$1048576];[.F37]); &quot;Incorrect&quot;; IF(COUNTIF([$Politicians.$A$1:.$A$1048576];[.F37]); &quot;Politician&quot;; IF(COUNTIF([$Journalists.$A$1:.$A$1048576];[.F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7]); &quot;Elected&quot;; IF(COUNTIF([$Parties.$A$1:.$A$1048576];[.H37]); &quot;Party&quot;; IF(COUNTIF([$Locations.$A$1:.$A$1048576];[.H37]); &quot;Location&quot;; IF(COUNTIF([$Contested.$A$1:.$A$1048576];[.H37]); &quot;Contested&quot;; IF(COUNTIF([$Governance.$A$1:.$A$1048576];[.H37]); &quot;Governance&quot;; IF(COUNTIF([$Incorrect.$A$1:.$A$1048576];[.H37]); &quot;Incorrect&quot;; IF(COUNTIF([$Politicians.$A$1:.$A$1048576];[.H37]); &quot;Politician&quot;; IF(COUNTIF([$Journalists.$A$1:.$A$1048576];[.H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" calcext:value-type="float">
            <text:p>29</text:p>
          </table:table-cell>
          <table:table-cell table:style-name="ce7" office:value-type="string" calcext:value-type="string">
            <text:p>Kerry-Lynne Findlay</text:p>
          </table:table-cell>
          <table:table-cell table:style-name="ce12" table:content-validation-name="val1" table:formula="of:=IF(COUNTIF([$Elected.$A$1:.$A$1048576];[.B38]); &quot;Elected&quot;; IF(COUNTIF([$Parties.$A$1:.$A$1048576];[.B38]); &quot;Party&quot;; IF(COUNTIF([$Locations.$A$1:.$A$1048576];[.B38]); &quot;Location&quot;; IF(COUNTIF([$Contested.$A$1:.$A$1048576];[.B38]); &quot;Contested&quot;; IF(COUNTIF([$Governance.$A$1:.$A$1048576];[.B38]); &quot;Governance&quot;; IF(COUNTIF([$Incorrect.$A$1:.$A$1048576];[.B38]); &quot;Incorrect&quot;; IF(COUNTIF([$Politicians.$A$1:.$A$1048576];[.B38]); &quot;Politician&quot;; IF(COUNTIF([$Journalists.$A$1:.$A$1048576];[.B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ime Minister of Canada</text:p>
          </table:table-cell>
          <table:table-cell table:style-name="ce12" table:content-validation-name="val1" table:formula="of:=IF(COUNTIF([$Elected.$A$1:.$A$1048576];[.D38]); &quot;Elected&quot;; IF(COUNTIF([$Parties.$A$1:.$A$1048576];[.D38]); &quot;Party&quot;; IF(COUNTIF([$Locations.$A$1:.$A$1048576];[.D38]); &quot;Location&quot;; IF(COUNTIF([$Contested.$A$1:.$A$1048576];[.D38]); &quot;Contested&quot;; IF(COUNTIF([$Governance.$A$1:.$A$1048576];[.D38]); &quot;Governance&quot;; IF(COUNTIF([$Incorrect.$A$1:.$A$1048576];[.D38]); &quot;Incorrect&quot;; IF(COUNTIF([$Politicians.$A$1:.$A$1048576];[.D38]); &quot;Politician&quot;; IF(COUNTIF([$Journalists.$A$1:.$A$1048576];[.D38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justin</text:p>
          </table:table-cell>
          <table:table-cell table:style-name="ce12" table:content-validation-name="val1" table:formula="of:=IF(COUNTIF([$Elected.$A$1:.$A$1048576];[.F38]); &quot;Elected&quot;; IF(COUNTIF([$Parties.$A$1:.$A$1048576];[.F38]); &quot;Party&quot;; IF(COUNTIF([$Locations.$A$1:.$A$1048576];[.F38]); &quot;Location&quot;; IF(COUNTIF([$Contested.$A$1:.$A$1048576];[.F38]); &quot;Contested&quot;; IF(COUNTIF([$Governance.$A$1:.$A$1048576];[.F38]); &quot;Governance&quot;; IF(COUNTIF([$Incorrect.$A$1:.$A$1048576];[.F38]); &quot;Incorrect&quot;; IF(COUNTIF([$Politicians.$A$1:.$A$1048576];[.F38]); &quot;Politician&quot;; IF(COUNTIF([$Journalists.$A$1:.$A$1048576];[.F3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8]); &quot;Elected&quot;; IF(COUNTIF([$Parties.$A$1:.$A$1048576];[.H38]); &quot;Party&quot;; IF(COUNTIF([$Locations.$A$1:.$A$1048576];[.H38]); &quot;Location&quot;; IF(COUNTIF([$Contested.$A$1:.$A$1048576];[.H38]); &quot;Contested&quot;; IF(COUNTIF([$Governance.$A$1:.$A$1048576];[.H38]); &quot;Governance&quot;; IF(COUNTIF([$Incorrect.$A$1:.$A$1048576];[.H38]); &quot;Incorrect&quot;; IF(COUNTIF([$Politicians.$A$1:.$A$1048576];[.H38]); &quot;Politician&quot;; IF(COUNTIF([$Journalists.$A$1:.$A$1048576];[.H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0" calcext:value-type="float">
            <text:p>30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B39]); &quot;Elected&quot;; IF(COUNTIF([$Parties.$A$1:.$A$1048576];[.B39]); &quot;Party&quot;; IF(COUNTIF([$Locations.$A$1:.$A$1048576];[.B39]); &quot;Location&quot;; IF(COUNTIF([$Contested.$A$1:.$A$1048576];[.B39]); &quot;Contested&quot;; IF(COUNTIF([$Governance.$A$1:.$A$1048576];[.B39]); &quot;Governance&quot;; IF(COUNTIF([$Incorrect.$A$1:.$A$1048576];[.B39]); &quot;Incorrect&quot;; IF(COUNTIF([$Politicians.$A$1:.$A$1048576];[.B39]); &quot;Politician&quot;; IF(COUNTIF([$Journalists.$A$1:.$A$1048576];[.B3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eople's Party of Canada</text:p>
          </table:table-cell>
          <table:table-cell table:style-name="ce12" table:content-validation-name="val1" table:formula="of:=IF(COUNTIF([$Elected.$A$1:.$A$1048576];[.D39]); &quot;Elected&quot;; IF(COUNTIF([$Parties.$A$1:.$A$1048576];[.D39]); &quot;Party&quot;; IF(COUNTIF([$Locations.$A$1:.$A$1048576];[.D39]); &quot;Location&quot;; IF(COUNTIF([$Contested.$A$1:.$A$1048576];[.D39]); &quot;Contested&quot;; IF(COUNTIF([$Governance.$A$1:.$A$1048576];[.D39]); &quot;Governance&quot;; IF(COUNTIF([$Incorrect.$A$1:.$A$1048576];[.D39]); &quot;Incorrect&quot;; IF(COUNTIF([$Politicians.$A$1:.$A$1048576];[.D39]); &quot;Politician&quot;; IF(COUNTIF([$Journalists.$A$1:.$A$1048576];[.D39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blackface</text:p>
          </table:table-cell>
          <table:table-cell table:style-name="ce12" table:content-validation-name="val1" table:formula="of:=IF(COUNTIF([$Elected.$A$1:.$A$1048576];[.F39]); &quot;Elected&quot;; IF(COUNTIF([$Parties.$A$1:.$A$1048576];[.F39]); &quot;Party&quot;; IF(COUNTIF([$Locations.$A$1:.$A$1048576];[.F39]); &quot;Location&quot;; IF(COUNTIF([$Contested.$A$1:.$A$1048576];[.F39]); &quot;Contested&quot;; IF(COUNTIF([$Governance.$A$1:.$A$1048576];[.F39]); &quot;Governance&quot;; IF(COUNTIF([$Incorrect.$A$1:.$A$1048576];[.F39]); &quot;Incorrect&quot;; IF(COUNTIF([$Politicians.$A$1:.$A$1048576];[.F39]); &quot;Politician&quot;; IF(COUNTIF([$Journalists.$A$1:.$A$1048576];[.F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9]); &quot;Elected&quot;; IF(COUNTIF([$Parties.$A$1:.$A$1048576];[.H39]); &quot;Party&quot;; IF(COUNTIF([$Locations.$A$1:.$A$1048576];[.H39]); &quot;Location&quot;; IF(COUNTIF([$Contested.$A$1:.$A$1048576];[.H39]); &quot;Contested&quot;; IF(COUNTIF([$Governance.$A$1:.$A$1048576];[.H39]); &quot;Governance&quot;; IF(COUNTIF([$Incorrect.$A$1:.$A$1048576];[.H39]); &quot;Incorrect&quot;; IF(COUNTIF([$Politicians.$A$1:.$A$1048576];[.H39]); &quot;Politician&quot;; IF(COUNTIF([$Journalists.$A$1:.$A$1048576];[.H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1" calcext:value-type="float">
            <text:p>31</text:p>
          </table:table-cell>
          <table:table-cell table:style-name="ce7" office:value-type="string" calcext:value-type="string">
            <text:p>Michael Chong</text:p>
          </table:table-cell>
          <table:table-cell table:style-name="ce12" table:content-validation-name="val1" table:formula="of:=IF(COUNTIF([$Elected.$A$1:.$A$1048576];[.B40]); &quot;Elected&quot;; IF(COUNTIF([$Parties.$A$1:.$A$1048576];[.B40]); &quot;Party&quot;; IF(COUNTIF([$Locations.$A$1:.$A$1048576];[.B40]); &quot;Location&quot;; IF(COUNTIF([$Contested.$A$1:.$A$1048576];[.B40]); &quot;Contested&quot;; IF(COUNTIF([$Governance.$A$1:.$A$1048576];[.B40]); &quot;Governance&quot;; IF(COUNTIF([$Incorrect.$A$1:.$A$1048576];[.B40]); &quot;Incorrect&quot;; IF(COUNTIF([$Politicians.$A$1:.$A$1048576];[.B40]); &quot;Politician&quot;; IF(COUNTIF([$Journalists.$A$1:.$A$1048576];[.B4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iberal Party of Canada</text:p>
          </table:table-cell>
          <table:table-cell table:style-name="ce12" table:content-validation-name="val1" table:formula="of:=IF(COUNTIF([$Elected.$A$1:.$A$1048576];[.D40]); &quot;Elected&quot;; IF(COUNTIF([$Parties.$A$1:.$A$1048576];[.D40]); &quot;Party&quot;; IF(COUNTIF([$Locations.$A$1:.$A$1048576];[.D40]); &quot;Location&quot;; IF(COUNTIF([$Contested.$A$1:.$A$1048576];[.D40]); &quot;Contested&quot;; IF(COUNTIF([$Governance.$A$1:.$A$1048576];[.D40]); &quot;Governance&quot;; IF(COUNTIF([$Incorrect.$A$1:.$A$1048576];[.D40]); &quot;Incorrect&quot;; IF(COUNTIF([$Politicians.$A$1:.$A$1048576];[.D40]); &quot;Politician&quot;; IF(COUNTIF([$Journalists.$A$1:.$A$1048576];[.D40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F40]); &quot;Elected&quot;; IF(COUNTIF([$Parties.$A$1:.$A$1048576];[.F40]); &quot;Party&quot;; IF(COUNTIF([$Locations.$A$1:.$A$1048576];[.F40]); &quot;Location&quot;; IF(COUNTIF([$Contested.$A$1:.$A$1048576];[.F40]); &quot;Contested&quot;; IF(COUNTIF([$Governance.$A$1:.$A$1048576];[.F40]); &quot;Governance&quot;; IF(COUNTIF([$Incorrect.$A$1:.$A$1048576];[.F40]); &quot;Incorrect&quot;; IF(COUNTIF([$Politicians.$A$1:.$A$1048576];[.F40]); &quot;Politician&quot;; IF(COUNTIF([$Journalists.$A$1:.$A$1048576];[.F40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40]); &quot;Elected&quot;; IF(COUNTIF([$Parties.$A$1:.$A$1048576];[.H40]); &quot;Party&quot;; IF(COUNTIF([$Locations.$A$1:.$A$1048576];[.H40]); &quot;Location&quot;; IF(COUNTIF([$Contested.$A$1:.$A$1048576];[.H40]); &quot;Contested&quot;; IF(COUNTIF([$Governance.$A$1:.$A$1048576];[.H40]); &quot;Governance&quot;; IF(COUNTIF([$Incorrect.$A$1:.$A$1048576];[.H40]); &quot;Incorrect&quot;; IF(COUNTIF([$Politicians.$A$1:.$A$1048576];[.H40]); &quot;Politician&quot;; IF(COUNTIF([$Journalists.$A$1:.$A$1048576];[.H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2" calcext:value-type="float">
            <text:p>32</text:p>
          </table:table-cell>
          <table:table-cell table:style-name="ce7" office:value-type="string" calcext:value-type="string">
            <text:p>Bob Benzen</text:p>
          </table:table-cell>
          <table:table-cell table:style-name="ce12" table:content-validation-name="val1" table:formula="of:=IF(COUNTIF([$Elected.$A$1:.$A$1048576];[.B41]); &quot;Elected&quot;; IF(COUNTIF([$Parties.$A$1:.$A$1048576];[.B41]); &quot;Party&quot;; IF(COUNTIF([$Locations.$A$1:.$A$1048576];[.B41]); &quot;Location&quot;; IF(COUNTIF([$Contested.$A$1:.$A$1048576];[.B41]); &quot;Contested&quot;; IF(COUNTIF([$Governance.$A$1:.$A$1048576];[.B41]); &quot;Governance&quot;; IF(COUNTIF([$Incorrect.$A$1:.$A$1048576];[.B41]); &quot;Incorrect&quot;; IF(COUNTIF([$Politicians.$A$1:.$A$1048576];[.B41]); &quot;Politician&quot;; IF(COUNTIF([$Journalists.$A$1:.$A$1048576];[.B4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anadian Party</text:p>
          </table:table-cell>
          <table:table-cell table:style-name="ce12" table:content-validation-name="val1" table:formula="of:=IF(COUNTIF([$Elected.$A$1:.$A$1048576];[.D41]); &quot;Elected&quot;; IF(COUNTIF([$Parties.$A$1:.$A$1048576];[.D41]); &quot;Party&quot;; IF(COUNTIF([$Locations.$A$1:.$A$1048576];[.D41]); &quot;Location&quot;; IF(COUNTIF([$Contested.$A$1:.$A$1048576];[.D41]); &quot;Contested&quot;; IF(COUNTIF([$Governance.$A$1:.$A$1048576];[.D41]); &quot;Governance&quot;; IF(COUNTIF([$Incorrect.$A$1:.$A$1048576];[.D41]); &quot;Incorrect&quot;; IF(COUNTIF([$Politicians.$A$1:.$A$1048576];[.D41]); &quot;Politician&quot;; IF(COUNTIF([$Journalists.$A$1:.$A$1048576];[.D4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#canada</text:p>
          </table:table-cell>
          <table:table-cell table:style-name="ce12" table:content-validation-name="val1" table:formula="of:=IF(COUNTIF([$Elected.$A$1:.$A$1048576];[.F41]); &quot;Elected&quot;; IF(COUNTIF([$Parties.$A$1:.$A$1048576];[.F41]); &quot;Party&quot;; IF(COUNTIF([$Locations.$A$1:.$A$1048576];[.F41]); &quot;Location&quot;; IF(COUNTIF([$Contested.$A$1:.$A$1048576];[.F41]); &quot;Contested&quot;; IF(COUNTIF([$Governance.$A$1:.$A$1048576];[.F41]); &quot;Governance&quot;; IF(COUNTIF([$Incorrect.$A$1:.$A$1048576];[.F41]); &quot;Incorrect&quot;; IF(COUNTIF([$Politicians.$A$1:.$A$1048576];[.F41]); &quot;Politician&quot;; IF(COUNTIF([$Journalists.$A$1:.$A$1048576];[.F4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1]); &quot;Elected&quot;; IF(COUNTIF([$Parties.$A$1:.$A$1048576];[.H41]); &quot;Party&quot;; IF(COUNTIF([$Locations.$A$1:.$A$1048576];[.H41]); &quot;Location&quot;; IF(COUNTIF([$Contested.$A$1:.$A$1048576];[.H41]); &quot;Contested&quot;; IF(COUNTIF([$Governance.$A$1:.$A$1048576];[.H41]); &quot;Governance&quot;; IF(COUNTIF([$Incorrect.$A$1:.$A$1048576];[.H41]); &quot;Incorrect&quot;; IF(COUNTIF([$Politicians.$A$1:.$A$1048576];[.H41]); &quot;Politician&quot;; IF(COUNTIF([$Journalists.$A$1:.$A$1048576];[.H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3" calcext:value-type="float">
            <text:p>33</text:p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B42]); &quot;Elected&quot;; IF(COUNTIF([$Parties.$A$1:.$A$1048576];[.B42]); &quot;Party&quot;; IF(COUNTIF([$Locations.$A$1:.$A$1048576];[.B42]); &quot;Location&quot;; IF(COUNTIF([$Contested.$A$1:.$A$1048576];[.B42]); &quot;Contested&quot;; IF(COUNTIF([$Governance.$A$1:.$A$1048576];[.B42]); &quot;Governance&quot;; IF(COUNTIF([$Incorrect.$A$1:.$A$1048576];[.B42]); &quot;Incorrect&quot;; IF(COUNTIF([$Politicians.$A$1:.$A$1048576];[.B42]); &quot;Politician&quot;; IF(COUNTIF([$Journalists.$A$1:.$A$1048576];[.B4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overnment of Canada</text:p>
          </table:table-cell>
          <table:table-cell table:style-name="ce12" table:content-validation-name="val1" table:formula="of:=IF(COUNTIF([$Elected.$A$1:.$A$1048576];[.D42]); &quot;Elected&quot;; IF(COUNTIF([$Parties.$A$1:.$A$1048576];[.D42]); &quot;Party&quot;; IF(COUNTIF([$Locations.$A$1:.$A$1048576];[.D42]); &quot;Location&quot;; IF(COUNTIF([$Contested.$A$1:.$A$1048576];[.D42]); &quot;Contested&quot;; IF(COUNTIF([$Governance.$A$1:.$A$1048576];[.D42]); &quot;Governance&quot;; IF(COUNTIF([$Incorrect.$A$1:.$A$1048576];[.D42]); &quot;Incorrect&quot;; IF(COUNTIF([$Politicians.$A$1:.$A$1048576];[.D42]); &quot;Politician&quot;; IF(COUNTIF([$Journalists.$A$1:.$A$1048576];[.D42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ndp</text:p>
          </table:table-cell>
          <table:table-cell table:style-name="ce12" table:content-validation-name="val1" table:formula="of:=IF(COUNTIF([$Elected.$A$1:.$A$1048576];[.F42]); &quot;Elected&quot;; IF(COUNTIF([$Parties.$A$1:.$A$1048576];[.F42]); &quot;Party&quot;; IF(COUNTIF([$Locations.$A$1:.$A$1048576];[.F42]); &quot;Location&quot;; IF(COUNTIF([$Contested.$A$1:.$A$1048576];[.F42]); &quot;Contested&quot;; IF(COUNTIF([$Governance.$A$1:.$A$1048576];[.F42]); &quot;Governance&quot;; IF(COUNTIF([$Incorrect.$A$1:.$A$1048576];[.F42]); &quot;Incorrect&quot;; IF(COUNTIF([$Politicians.$A$1:.$A$1048576];[.F42]); &quot;Politician&quot;; IF(COUNTIF([$Journalists.$A$1:.$A$1048576];[.F42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42]); &quot;Elected&quot;; IF(COUNTIF([$Parties.$A$1:.$A$1048576];[.H42]); &quot;Party&quot;; IF(COUNTIF([$Locations.$A$1:.$A$1048576];[.H42]); &quot;Location&quot;; IF(COUNTIF([$Contested.$A$1:.$A$1048576];[.H42]); &quot;Contested&quot;; IF(COUNTIF([$Governance.$A$1:.$A$1048576];[.H42]); &quot;Governance&quot;; IF(COUNTIF([$Incorrect.$A$1:.$A$1048576];[.H42]); &quot;Incorrect&quot;; IF(COUNTIF([$Politicians.$A$1:.$A$1048576];[.H42]); &quot;Politician&quot;; IF(COUNTIF([$Journalists.$A$1:.$A$1048576];[.H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4" calcext:value-type="float">
            <text:p>34</text:p>
          </table:table-cell>
          <table:table-cell table:style-name="ce7" office:value-type="string" calcext:value-type="string">
            <text:p>Scott Reid (politician)</text:p>
          </table:table-cell>
          <table:table-cell table:style-name="ce12" table:content-validation-name="val1" table:formula="of:=IF(COUNTIF([$Elected.$A$1:.$A$1048576];[.B43]); &quot;Elected&quot;; IF(COUNTIF([$Parties.$A$1:.$A$1048576];[.B43]); &quot;Party&quot;; IF(COUNTIF([$Locations.$A$1:.$A$1048576];[.B43]); &quot;Location&quot;; IF(COUNTIF([$Contested.$A$1:.$A$1048576];[.B43]); &quot;Contested&quot;; IF(COUNTIF([$Governance.$A$1:.$A$1048576];[.B43]); &quot;Governance&quot;; IF(COUNTIF([$Incorrect.$A$1:.$A$1048576];[.B43]); &quot;Incorrect&quot;; IF(COUNTIF([$Politicians.$A$1:.$A$1048576];[.B43]); &quot;Politician&quot;; IF(COUNTIF([$Journalists.$A$1:.$A$1048576];[.B4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nstitution of Canada</text:p>
          </table:table-cell>
          <table:table-cell table:style-name="ce12" table:content-validation-name="val1" table:formula="of:=IF(COUNTIF([$Elected.$A$1:.$A$1048576];[.D43]); &quot;Elected&quot;; IF(COUNTIF([$Parties.$A$1:.$A$1048576];[.D43]); &quot;Party&quot;; IF(COUNTIF([$Locations.$A$1:.$A$1048576];[.D43]); &quot;Location&quot;; IF(COUNTIF([$Contested.$A$1:.$A$1048576];[.D43]); &quot;Contested&quot;; IF(COUNTIF([$Governance.$A$1:.$A$1048576];[.D43]); &quot;Governance&quot;; IF(COUNTIF([$Incorrect.$A$1:.$A$1048576];[.D43]); &quot;Incorrect&quot;; IF(COUNTIF([$Politicians.$A$1:.$A$1048576];[.D43]); &quot;Politician&quot;; IF(COUNTIF([$Journalists.$A$1:.$A$1048576];[.D43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kenney</text:p>
          </table:table-cell>
          <table:table-cell table:style-name="ce12" table:content-validation-name="val1" table:formula="of:=IF(COUNTIF([$Elected.$A$1:.$A$1048576];[.F43]); &quot;Elected&quot;; IF(COUNTIF([$Parties.$A$1:.$A$1048576];[.F43]); &quot;Party&quot;; IF(COUNTIF([$Locations.$A$1:.$A$1048576];[.F43]); &quot;Location&quot;; IF(COUNTIF([$Contested.$A$1:.$A$1048576];[.F43]); &quot;Contested&quot;; IF(COUNTIF([$Governance.$A$1:.$A$1048576];[.F43]); &quot;Governance&quot;; IF(COUNTIF([$Incorrect.$A$1:.$A$1048576];[.F43]); &quot;Incorrect&quot;; IF(COUNTIF([$Politicians.$A$1:.$A$1048576];[.F43]); &quot;Politician&quot;; IF(COUNTIF([$Journalists.$A$1:.$A$1048576];[.F4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43]); &quot;Elected&quot;; IF(COUNTIF([$Parties.$A$1:.$A$1048576];[.H43]); &quot;Party&quot;; IF(COUNTIF([$Locations.$A$1:.$A$1048576];[.H43]); &quot;Location&quot;; IF(COUNTIF([$Contested.$A$1:.$A$1048576];[.H43]); &quot;Contested&quot;; IF(COUNTIF([$Governance.$A$1:.$A$1048576];[.H43]); &quot;Governance&quot;; IF(COUNTIF([$Incorrect.$A$1:.$A$1048576];[.H43]); &quot;Incorrect&quot;; IF(COUNTIF([$Politicians.$A$1:.$A$1048576];[.H43]); &quot;Politician&quot;; IF(COUNTIF([$Journalists.$A$1:.$A$1048576];[.H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5" calcext:value-type="float">
            <text:p>35</text:p>
          </table:table-cell>
          <table:table-cell table:style-name="ce7" office:value-type="string" calcext:value-type="string">
            <text:p>Stockwell Day</text:p>
          </table:table-cell>
          <table:table-cell table:style-name="ce12" table:content-validation-name="val1" table:formula="of:=IF(COUNTIF([$Elected.$A$1:.$A$1048576];[.B44]); &quot;Elected&quot;; IF(COUNTIF([$Parties.$A$1:.$A$1048576];[.B44]); &quot;Party&quot;; IF(COUNTIF([$Locations.$A$1:.$A$1048576];[.B44]); &quot;Location&quot;; IF(COUNTIF([$Contested.$A$1:.$A$1048576];[.B44]); &quot;Contested&quot;; IF(COUNTIF([$Governance.$A$1:.$A$1048576];[.B44]); &quot;Governance&quot;; IF(COUNTIF([$Incorrect.$A$1:.$A$1048576];[.B44]); &quot;Incorrect&quot;; IF(COUNTIF([$Politicians.$A$1:.$A$1048576];[.B44]); &quot;Politician&quot;; IF(COUNTIF([$Journalists.$A$1:.$A$1048576];[.B4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Rob Moore (politician)</text:p>
          </table:table-cell>
          <table:table-cell table:style-name="ce12" table:content-validation-name="val1" table:formula="of:=IF(COUNTIF([$Elected.$A$1:.$A$1048576];[.D44]); &quot;Elected&quot;; IF(COUNTIF([$Parties.$A$1:.$A$1048576];[.D44]); &quot;Party&quot;; IF(COUNTIF([$Locations.$A$1:.$A$1048576];[.D44]); &quot;Location&quot;; IF(COUNTIF([$Contested.$A$1:.$A$1048576];[.D44]); &quot;Contested&quot;; IF(COUNTIF([$Governance.$A$1:.$A$1048576];[.D44]); &quot;Governance&quot;; IF(COUNTIF([$Incorrect.$A$1:.$A$1048576];[.D44]); &quot;Incorrect&quot;; IF(COUNTIF([$Politicians.$A$1:.$A$1048576];[.D44]); &quot;Politician&quot;; IF(COUNTIF([$Journalists.$A$1:.$A$1048576];[.D4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ier</text:p>
          </table:table-cell>
          <table:table-cell table:style-name="ce12" table:content-validation-name="val1" table:formula="of:=IF(COUNTIF([$Elected.$A$1:.$A$1048576];[.F44]); &quot;Elected&quot;; IF(COUNTIF([$Parties.$A$1:.$A$1048576];[.F44]); &quot;Party&quot;; IF(COUNTIF([$Locations.$A$1:.$A$1048576];[.F44]); &quot;Location&quot;; IF(COUNTIF([$Contested.$A$1:.$A$1048576];[.F44]); &quot;Contested&quot;; IF(COUNTIF([$Governance.$A$1:.$A$1048576];[.F44]); &quot;Governance&quot;; IF(COUNTIF([$Incorrect.$A$1:.$A$1048576];[.F44]); &quot;Incorrect&quot;; IF(COUNTIF([$Politicians.$A$1:.$A$1048576];[.F44]); &quot;Politician&quot;; IF(COUNTIF([$Journalists.$A$1:.$A$1048576];[.F4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44]); &quot;Elected&quot;; IF(COUNTIF([$Parties.$A$1:.$A$1048576];[.H44]); &quot;Party&quot;; IF(COUNTIF([$Locations.$A$1:.$A$1048576];[.H44]); &quot;Location&quot;; IF(COUNTIF([$Contested.$A$1:.$A$1048576];[.H44]); &quot;Contested&quot;; IF(COUNTIF([$Governance.$A$1:.$A$1048576];[.H44]); &quot;Governance&quot;; IF(COUNTIF([$Incorrect.$A$1:.$A$1048576];[.H44]); &quot;Incorrect&quot;; IF(COUNTIF([$Politicians.$A$1:.$A$1048576];[.H44]); &quot;Politician&quot;; IF(COUNTIF([$Journalists.$A$1:.$A$1048576];[.H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6" calcext:value-type="float">
            <text:p>36</text:p>
          </table:table-cell>
          <table:table-cell table:style-name="ce7" office:value-type="string" calcext:value-type="string">
            <text:p>Independent politician</text:p>
          </table:table-cell>
          <table:table-cell table:style-name="ce12" table:content-validation-name="val1" table:formula="of:=IF(COUNTIF([$Elected.$A$1:.$A$1048576];[.B45]); &quot;Elected&quot;; IF(COUNTIF([$Parties.$A$1:.$A$1048576];[.B45]); &quot;Party&quot;; IF(COUNTIF([$Locations.$A$1:.$A$1048576];[.B45]); &quot;Location&quot;; IF(COUNTIF([$Contested.$A$1:.$A$1048576];[.B45]); &quot;Contested&quot;; IF(COUNTIF([$Governance.$A$1:.$A$1048576];[.B45]); &quot;Governance&quot;; IF(COUNTIF([$Incorrect.$A$1:.$A$1048576];[.B45]); &quot;Incorrect&quot;; IF(COUNTIF([$Politicians.$A$1:.$A$1048576];[.B45]); &quot;Politician&quot;; IF(COUNTIF([$Journalists.$A$1:.$A$1048576];[.B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rogressive Conservative Party of Canada</text:p>
          </table:table-cell>
          <table:table-cell table:style-name="ce12" table:content-validation-name="val1" table:formula="of:=IF(COUNTIF([$Elected.$A$1:.$A$1048576];[.D45]); &quot;Elected&quot;; IF(COUNTIF([$Parties.$A$1:.$A$1048576];[.D45]); &quot;Party&quot;; IF(COUNTIF([$Locations.$A$1:.$A$1048576];[.D45]); &quot;Location&quot;; IF(COUNTIF([$Contested.$A$1:.$A$1048576];[.D45]); &quot;Contested&quot;; IF(COUNTIF([$Governance.$A$1:.$A$1048576];[.D45]); &quot;Governance&quot;; IF(COUNTIF([$Incorrect.$A$1:.$A$1048576];[.D45]); &quot;Incorrect&quot;; IF(COUNTIF([$Politicians.$A$1:.$A$1048576];[.D45]); &quot;Politician&quot;; IF(COUNTIF([$Journalists.$A$1:.$A$1048576];[.D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tate broadcaster</text:p>
          </table:table-cell>
          <table:table-cell table:style-name="ce12" table:content-validation-name="val1" table:formula="of:=IF(COUNTIF([$Elected.$A$1:.$A$1048576];[.F45]); &quot;Elected&quot;; IF(COUNTIF([$Parties.$A$1:.$A$1048576];[.F45]); &quot;Party&quot;; IF(COUNTIF([$Locations.$A$1:.$A$1048576];[.F45]); &quot;Location&quot;; IF(COUNTIF([$Contested.$A$1:.$A$1048576];[.F45]); &quot;Contested&quot;; IF(COUNTIF([$Governance.$A$1:.$A$1048576];[.F45]); &quot;Governance&quot;; IF(COUNTIF([$Incorrect.$A$1:.$A$1048576];[.F45]); &quot;Incorrect&quot;; IF(COUNTIF([$Politicians.$A$1:.$A$1048576];[.F45]); &quot;Politician&quot;; IF(COUNTIF([$Journalists.$A$1:.$A$1048576];[.F45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45]); &quot;Elected&quot;; IF(COUNTIF([$Parties.$A$1:.$A$1048576];[.H45]); &quot;Party&quot;; IF(COUNTIF([$Locations.$A$1:.$A$1048576];[.H45]); &quot;Location&quot;; IF(COUNTIF([$Contested.$A$1:.$A$1048576];[.H45]); &quot;Contested&quot;; IF(COUNTIF([$Governance.$A$1:.$A$1048576];[.H45]); &quot;Governance&quot;; IF(COUNTIF([$Incorrect.$A$1:.$A$1048576];[.H45]); &quot;Incorrect&quot;; IF(COUNTIF([$Politicians.$A$1:.$A$1048576];[.H45]); &quot;Politician&quot;; IF(COUNTIF([$Journalists.$A$1:.$A$1048576];[.H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7" calcext:value-type="float">
            <text:p>37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B46]); &quot;Elected&quot;; IF(COUNTIF([$Parties.$A$1:.$A$1048576];[.B46]); &quot;Party&quot;; IF(COUNTIF([$Locations.$A$1:.$A$1048576];[.B46]); &quot;Location&quot;; IF(COUNTIF([$Contested.$A$1:.$A$1048576];[.B46]); &quot;Contested&quot;; IF(COUNTIF([$Governance.$A$1:.$A$1048576];[.B46]); &quot;Governance&quot;; IF(COUNTIF([$Incorrect.$A$1:.$A$1048576];[.B46]); &quot;Incorrect&quot;; IF(COUNTIF([$Politicians.$A$1:.$A$1048576];[.B46]); &quot;Politician&quot;; IF(COUNTIF([$Journalists.$A$1:.$A$1048576];[.B4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Monarchy of Canada</text:p>
          </table:table-cell>
          <table:table-cell table:style-name="ce12" table:content-validation-name="val1" table:formula="of:=IF(COUNTIF([$Elected.$A$1:.$A$1048576];[.D46]); &quot;Elected&quot;; IF(COUNTIF([$Parties.$A$1:.$A$1048576];[.D46]); &quot;Party&quot;; IF(COUNTIF([$Locations.$A$1:.$A$1048576];[.D46]); &quot;Location&quot;; IF(COUNTIF([$Contested.$A$1:.$A$1048576];[.D46]); &quot;Contested&quot;; IF(COUNTIF([$Governance.$A$1:.$A$1048576];[.D46]); &quot;Governance&quot;; IF(COUNTIF([$Incorrect.$A$1:.$A$1048576];[.D46]); &quot;Incorrect&quot;; IF(COUNTIF([$Politicians.$A$1:.$A$1048576];[.D46]); &quot;Politician&quot;; IF(COUNTIF([$Journalists.$A$1:.$A$1048576];[.D46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onservatives</text:p>
          </table:table-cell>
          <table:table-cell table:style-name="ce12" table:content-validation-name="val1" table:formula="of:=IF(COUNTIF([$Elected.$A$1:.$A$1048576];[.F46]); &quot;Elected&quot;; IF(COUNTIF([$Parties.$A$1:.$A$1048576];[.F46]); &quot;Party&quot;; IF(COUNTIF([$Locations.$A$1:.$A$1048576];[.F46]); &quot;Location&quot;; IF(COUNTIF([$Contested.$A$1:.$A$1048576];[.F46]); &quot;Contested&quot;; IF(COUNTIF([$Governance.$A$1:.$A$1048576];[.F46]); &quot;Governance&quot;; IF(COUNTIF([$Incorrect.$A$1:.$A$1048576];[.F46]); &quot;Incorrect&quot;; IF(COUNTIF([$Politicians.$A$1:.$A$1048576];[.F46]); &quot;Politician&quot;; IF(COUNTIF([$Journalists.$A$1:.$A$1048576];[.F46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46]); &quot;Elected&quot;; IF(COUNTIF([$Parties.$A$1:.$A$1048576];[.H46]); &quot;Party&quot;; IF(COUNTIF([$Locations.$A$1:.$A$1048576];[.H46]); &quot;Location&quot;; IF(COUNTIF([$Contested.$A$1:.$A$1048576];[.H46]); &quot;Contested&quot;; IF(COUNTIF([$Governance.$A$1:.$A$1048576];[.H46]); &quot;Governance&quot;; IF(COUNTIF([$Incorrect.$A$1:.$A$1048576];[.H46]); &quot;Incorrect&quot;; IF(COUNTIF([$Politicians.$A$1:.$A$1048576];[.H46]); &quot;Politician&quot;; IF(COUNTIF([$Journalists.$A$1:.$A$1048576];[.H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8" calcext:value-type="float">
            <text:p>38</text:p>
          </table:table-cell>
          <table:table-cell table:style-name="ce7" office:value-type="string" calcext:value-type="string">
            <text:p>Lawrence MacAulay</text:p>
          </table:table-cell>
          <table:table-cell table:style-name="ce12" table:content-validation-name="val1" table:formula="of:=IF(COUNTIF([$Elected.$A$1:.$A$1048576];[.B47]); &quot;Elected&quot;; IF(COUNTIF([$Parties.$A$1:.$A$1048576];[.B47]); &quot;Party&quot;; IF(COUNTIF([$Locations.$A$1:.$A$1048576];[.B47]); &quot;Location&quot;; IF(COUNTIF([$Contested.$A$1:.$A$1048576];[.B47]); &quot;Contested&quot;; IF(COUNTIF([$Governance.$A$1:.$A$1048576];[.B47]); &quot;Governance&quot;; IF(COUNTIF([$Incorrect.$A$1:.$A$1048576];[.B47]); &quot;Incorrect&quot;; IF(COUNTIF([$Politicians.$A$1:.$A$1048576];[.B47]); &quot;Politician&quot;; IF(COUNTIF([$Journalists.$A$1:.$A$1048576];[.B4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ibertarian Party of Canada</text:p>
          </table:table-cell>
          <table:table-cell table:style-name="ce12" table:content-validation-name="val1" table:formula="of:=IF(COUNTIF([$Elected.$A$1:.$A$1048576];[.D47]); &quot;Elected&quot;; IF(COUNTIF([$Parties.$A$1:.$A$1048576];[.D47]); &quot;Party&quot;; IF(COUNTIF([$Locations.$A$1:.$A$1048576];[.D47]); &quot;Location&quot;; IF(COUNTIF([$Contested.$A$1:.$A$1048576];[.D47]); &quot;Contested&quot;; IF(COUNTIF([$Governance.$A$1:.$A$1048576];[.D47]); &quot;Governance&quot;; IF(COUNTIF([$Incorrect.$A$1:.$A$1048576];[.D47]); &quot;Incorrect&quot;; IF(COUNTIF([$Politicians.$A$1:.$A$1048576];[.D47]); &quot;Politician&quot;; IF(COUNTIF([$Journalists.$A$1:.$A$1048576];[.D4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fghanistan</text:p>
          </table:table-cell>
          <table:table-cell table:style-name="ce12" table:content-validation-name="val1" table:formula="of:=IF(COUNTIF([$Elected.$A$1:.$A$1048576];[.F47]); &quot;Elected&quot;; IF(COUNTIF([$Parties.$A$1:.$A$1048576];[.F47]); &quot;Party&quot;; IF(COUNTIF([$Locations.$A$1:.$A$1048576];[.F47]); &quot;Location&quot;; IF(COUNTIF([$Contested.$A$1:.$A$1048576];[.F47]); &quot;Contested&quot;; IF(COUNTIF([$Governance.$A$1:.$A$1048576];[.F47]); &quot;Governance&quot;; IF(COUNTIF([$Incorrect.$A$1:.$A$1048576];[.F47]); &quot;Incorrect&quot;; IF(COUNTIF([$Politicians.$A$1:.$A$1048576];[.F47]); &quot;Politician&quot;; IF(COUNTIF([$Journalists.$A$1:.$A$1048576];[.F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47]); &quot;Elected&quot;; IF(COUNTIF([$Parties.$A$1:.$A$1048576];[.H47]); &quot;Party&quot;; IF(COUNTIF([$Locations.$A$1:.$A$1048576];[.H47]); &quot;Location&quot;; IF(COUNTIF([$Contested.$A$1:.$A$1048576];[.H47]); &quot;Contested&quot;; IF(COUNTIF([$Governance.$A$1:.$A$1048576];[.H47]); &quot;Governance&quot;; IF(COUNTIF([$Incorrect.$A$1:.$A$1048576];[.H47]); &quot;Incorrect&quot;; IF(COUNTIF([$Politicians.$A$1:.$A$1048576];[.H47]); &quot;Politician&quot;; IF(COUNTIF([$Journalists.$A$1:.$A$1048576];[.H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9" calcext:value-type="float">
            <text:p>39</text:p>
          </table:table-cell>
          <table:table-cell table:style-name="ce7" office:value-type="string" calcext:value-type="string">
            <text:p>Matt Jeneroux</text:p>
          </table:table-cell>
          <table:table-cell table:style-name="ce12" table:content-validation-name="val1" table:formula="of:=IF(COUNTIF([$Elected.$A$1:.$A$1048576];[.B48]); &quot;Elected&quot;; IF(COUNTIF([$Parties.$A$1:.$A$1048576];[.B48]); &quot;Party&quot;; IF(COUNTIF([$Locations.$A$1:.$A$1048576];[.B48]); &quot;Location&quot;; IF(COUNTIF([$Contested.$A$1:.$A$1048576];[.B48]); &quot;Contested&quot;; IF(COUNTIF([$Governance.$A$1:.$A$1048576];[.B48]); &quot;Governance&quot;; IF(COUNTIF([$Incorrect.$A$1:.$A$1048576];[.B48]); &quot;Incorrect&quot;; IF(COUNTIF([$Politicians.$A$1:.$A$1048576];[.B48]); &quot;Politician&quot;; IF(COUNTIF([$Journalists.$A$1:.$A$1048576];[.B4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Party of Canada</text:p>
          </table:table-cell>
          <table:table-cell table:style-name="ce12" table:content-validation-name="val1" table:formula="of:=IF(COUNTIF([$Elected.$A$1:.$A$1048576];[.D48]); &quot;Elected&quot;; IF(COUNTIF([$Parties.$A$1:.$A$1048576];[.D48]); &quot;Party&quot;; IF(COUNTIF([$Locations.$A$1:.$A$1048576];[.D48]); &quot;Location&quot;; IF(COUNTIF([$Contested.$A$1:.$A$1048576];[.D48]); &quot;Contested&quot;; IF(COUNTIF([$Governance.$A$1:.$A$1048576];[.D48]); &quot;Governance&quot;; IF(COUNTIF([$Incorrect.$A$1:.$A$1048576];[.D48]); &quot;Incorrect&quot;; IF(COUNTIF([$Politicians.$A$1:.$A$1048576];[.D48]); &quot;Politician&quot;; IF(COUNTIF([$Journalists.$A$1:.$A$1048576];[.D4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newfoundland</text:p>
          </table:table-cell>
          <table:table-cell table:style-name="ce12" table:content-validation-name="val1" table:formula="of:=IF(COUNTIF([$Elected.$A$1:.$A$1048576];[.F48]); &quot;Elected&quot;; IF(COUNTIF([$Parties.$A$1:.$A$1048576];[.F48]); &quot;Party&quot;; IF(COUNTIF([$Locations.$A$1:.$A$1048576];[.F48]); &quot;Location&quot;; IF(COUNTIF([$Contested.$A$1:.$A$1048576];[.F48]); &quot;Contested&quot;; IF(COUNTIF([$Governance.$A$1:.$A$1048576];[.F48]); &quot;Governance&quot;; IF(COUNTIF([$Incorrect.$A$1:.$A$1048576];[.F48]); &quot;Incorrect&quot;; IF(COUNTIF([$Politicians.$A$1:.$A$1048576];[.F48]); &quot;Politician&quot;; IF(COUNTIF([$Journalists.$A$1:.$A$1048576];[.F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8]); &quot;Elected&quot;; IF(COUNTIF([$Parties.$A$1:.$A$1048576];[.H48]); &quot;Party&quot;; IF(COUNTIF([$Locations.$A$1:.$A$1048576];[.H48]); &quot;Location&quot;; IF(COUNTIF([$Contested.$A$1:.$A$1048576];[.H48]); &quot;Contested&quot;; IF(COUNTIF([$Governance.$A$1:.$A$1048576];[.H48]); &quot;Governance&quot;; IF(COUNTIF([$Incorrect.$A$1:.$A$1048576];[.H48]); &quot;Incorrect&quot;; IF(COUNTIF([$Politicians.$A$1:.$A$1048576];[.H48]); &quot;Politician&quot;; IF(COUNTIF([$Journalists.$A$1:.$A$1048576];[.H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0" calcext:value-type="float">
            <text:p>40</text:p>
          </table:table-cell>
          <table:table-cell table:style-name="ce7" office:value-type="string" calcext:value-type="string">
            <text:p>Ziad Aboultaif</text:p>
          </table:table-cell>
          <table:table-cell table:style-name="ce12" table:content-validation-name="val1" table:formula="of:=IF(COUNTIF([$Elected.$A$1:.$A$1048576];[.B49]); &quot;Elected&quot;; IF(COUNTIF([$Parties.$A$1:.$A$1048576];[.B49]); &quot;Party&quot;; IF(COUNTIF([$Locations.$A$1:.$A$1048576];[.B49]); &quot;Location&quot;; IF(COUNTIF([$Contested.$A$1:.$A$1048576];[.B49]); &quot;Contested&quot;; IF(COUNTIF([$Governance.$A$1:.$A$1048576];[.B49]); &quot;Governance&quot;; IF(COUNTIF([$Incorrect.$A$1:.$A$1048576];[.B49]); &quot;Incorrect&quot;; IF(COUNTIF([$Politicians.$A$1:.$A$1048576];[.B49]); &quot;Politician&quot;; IF(COUNTIF([$Journalists.$A$1:.$A$1048576];[.B4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imal Protection Party of Canada</text:p>
          </table:table-cell>
          <table:table-cell table:style-name="ce12" table:content-validation-name="val1" table:formula="of:=IF(COUNTIF([$Elected.$A$1:.$A$1048576];[.D49]); &quot;Elected&quot;; IF(COUNTIF([$Parties.$A$1:.$A$1048576];[.D49]); &quot;Party&quot;; IF(COUNTIF([$Locations.$A$1:.$A$1048576];[.D49]); &quot;Location&quot;; IF(COUNTIF([$Contested.$A$1:.$A$1048576];[.D49]); &quot;Contested&quot;; IF(COUNTIF([$Governance.$A$1:.$A$1048576];[.D49]); &quot;Governance&quot;; IF(COUNTIF([$Incorrect.$A$1:.$A$1048576];[.D49]); &quot;Incorrect&quot;; IF(COUNTIF([$Politicians.$A$1:.$A$1048576];[.D49]); &quot;Politician&quot;; IF(COUNTIF([$Journalists.$A$1:.$A$1048576];[.D4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skatchewan</text:p>
          </table:table-cell>
          <table:table-cell table:style-name="ce12" table:content-validation-name="val1" table:formula="of:=IF(COUNTIF([$Elected.$A$1:.$A$1048576];[.F49]); &quot;Elected&quot;; IF(COUNTIF([$Parties.$A$1:.$A$1048576];[.F49]); &quot;Party&quot;; IF(COUNTIF([$Locations.$A$1:.$A$1048576];[.F49]); &quot;Location&quot;; IF(COUNTIF([$Contested.$A$1:.$A$1048576];[.F49]); &quot;Contested&quot;; IF(COUNTIF([$Governance.$A$1:.$A$1048576];[.F49]); &quot;Governance&quot;; IF(COUNTIF([$Incorrect.$A$1:.$A$1048576];[.F49]); &quot;Incorrect&quot;; IF(COUNTIF([$Politicians.$A$1:.$A$1048576];[.F49]); &quot;Politician&quot;; IF(COUNTIF([$Journalists.$A$1:.$A$1048576];[.F4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9]); &quot;Elected&quot;; IF(COUNTIF([$Parties.$A$1:.$A$1048576];[.H49]); &quot;Party&quot;; IF(COUNTIF([$Locations.$A$1:.$A$1048576];[.H49]); &quot;Location&quot;; IF(COUNTIF([$Contested.$A$1:.$A$1048576];[.H49]); &quot;Contested&quot;; IF(COUNTIF([$Governance.$A$1:.$A$1048576];[.H49]); &quot;Governance&quot;; IF(COUNTIF([$Incorrect.$A$1:.$A$1048576];[.H49]); &quot;Incorrect&quot;; IF(COUNTIF([$Politicians.$A$1:.$A$1048576];[.H49]); &quot;Politician&quot;; IF(COUNTIF([$Journalists.$A$1:.$A$1048576];[.H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1" calcext:value-type="float">
            <text:p>41</text:p>
          </table:table-cell>
          <table:table-cell table:style-name="ce7" office:value-type="string" calcext:value-type="string">
            <text:p>Marie-Claude Bibeau</text:p>
          </table:table-cell>
          <table:table-cell table:style-name="ce12" table:content-validation-name="val1" table:formula="of:=IF(COUNTIF([$Elected.$A$1:.$A$1048576];[.B50]); &quot;Elected&quot;; IF(COUNTIF([$Parties.$A$1:.$A$1048576];[.B50]); &quot;Party&quot;; IF(COUNTIF([$Locations.$A$1:.$A$1048576];[.B50]); &quot;Location&quot;; IF(COUNTIF([$Contested.$A$1:.$A$1048576];[.B50]); &quot;Contested&quot;; IF(COUNTIF([$Governance.$A$1:.$A$1048576];[.B50]); &quot;Governance&quot;; IF(COUNTIF([$Incorrect.$A$1:.$A$1048576];[.B50]); &quot;Incorrect&quot;; IF(COUNTIF([$Politicians.$A$1:.$A$1048576];[.B50]); &quot;Politician&quot;; IF(COUNTIF([$Journalists.$A$1:.$A$1048576];[.B5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enate of Canada</text:p>
          </table:table-cell>
          <table:table-cell table:style-name="ce12" table:content-validation-name="val1" table:formula="of:=IF(COUNTIF([$Elected.$A$1:.$A$1048576];[.D50]); &quot;Elected&quot;; IF(COUNTIF([$Parties.$A$1:.$A$1048576];[.D50]); &quot;Party&quot;; IF(COUNTIF([$Locations.$A$1:.$A$1048576];[.D50]); &quot;Location&quot;; IF(COUNTIF([$Contested.$A$1:.$A$1048576];[.D50]); &quot;Contested&quot;; IF(COUNTIF([$Governance.$A$1:.$A$1048576];[.D50]); &quot;Governance&quot;; IF(COUNTIF([$Incorrect.$A$1:.$A$1048576];[.D50]); &quot;Incorrect&quot;; IF(COUNTIF([$Politicians.$A$1:.$A$1048576];[.D50]); &quot;Politician&quot;; IF(COUNTIF([$Journalists.$A$1:.$A$1048576];[.D50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F50]); &quot;Elected&quot;; IF(COUNTIF([$Parties.$A$1:.$A$1048576];[.F50]); &quot;Party&quot;; IF(COUNTIF([$Locations.$A$1:.$A$1048576];[.F50]); &quot;Location&quot;; IF(COUNTIF([$Contested.$A$1:.$A$1048576];[.F50]); &quot;Contested&quot;; IF(COUNTIF([$Governance.$A$1:.$A$1048576];[.F50]); &quot;Governance&quot;; IF(COUNTIF([$Incorrect.$A$1:.$A$1048576];[.F50]); &quot;Incorrect&quot;; IF(COUNTIF([$Politicians.$A$1:.$A$1048576];[.F50]); &quot;Politician&quot;; IF(COUNTIF([$Journalists.$A$1:.$A$1048576];[.F5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50]); &quot;Elected&quot;; IF(COUNTIF([$Parties.$A$1:.$A$1048576];[.H50]); &quot;Party&quot;; IF(COUNTIF([$Locations.$A$1:.$A$1048576];[.H50]); &quot;Location&quot;; IF(COUNTIF([$Contested.$A$1:.$A$1048576];[.H50]); &quot;Contested&quot;; IF(COUNTIF([$Governance.$A$1:.$A$1048576];[.H50]); &quot;Governance&quot;; IF(COUNTIF([$Incorrect.$A$1:.$A$1048576];[.H50]); &quot;Incorrect&quot;; IF(COUNTIF([$Politicians.$A$1:.$A$1048576];[.H50]); &quot;Politician&quot;; IF(COUNTIF([$Journalists.$A$1:.$A$1048576];[.H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2" calcext:value-type="float">
            <text:p>42</text:p>
          </table:table-cell>
          <table:table-cell table:style-name="ce7" office:value-type="string" calcext:value-type="string">
            <text:p>James Bezan</text:p>
          </table:table-cell>
          <table:table-cell table:style-name="ce12" table:content-validation-name="val1" table:formula="of:=IF(COUNTIF([$Elected.$A$1:.$A$1048576];[.B51]); &quot;Elected&quot;; IF(COUNTIF([$Parties.$A$1:.$A$1048576];[.B51]); &quot;Party&quot;; IF(COUNTIF([$Locations.$A$1:.$A$1048576];[.B51]); &quot;Location&quot;; IF(COUNTIF([$Contested.$A$1:.$A$1048576];[.B51]); &quot;Contested&quot;; IF(COUNTIF([$Governance.$A$1:.$A$1048576];[.B51]); &quot;Governance&quot;; IF(COUNTIF([$Incorrect.$A$1:.$A$1048576];[.B51]); &quot;Incorrect&quot;; IF(COUNTIF([$Politicians.$A$1:.$A$1048576];[.B51]); &quot;Politician&quot;; IF(COUNTIF([$Journalists.$A$1:.$A$1048576];[.B5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44th Canadian Parliament</text:p>
          </table:table-cell>
          <table:table-cell table:style-name="ce12" table:content-validation-name="val1" table:formula="of:=IF(COUNTIF([$Elected.$A$1:.$A$1048576];[.D51]); &quot;Elected&quot;; IF(COUNTIF([$Parties.$A$1:.$A$1048576];[.D51]); &quot;Party&quot;; IF(COUNTIF([$Locations.$A$1:.$A$1048576];[.D51]); &quot;Location&quot;; IF(COUNTIF([$Contested.$A$1:.$A$1048576];[.D51]); &quot;Contested&quot;; IF(COUNTIF([$Governance.$A$1:.$A$1048576];[.D51]); &quot;Governance&quot;; IF(COUNTIF([$Incorrect.$A$1:.$A$1048576];[.D51]); &quot;Incorrect&quot;; IF(COUNTIF([$Politicians.$A$1:.$A$1048576];[.D51]); &quot;Politician&quot;; IF(COUNTIF([$Journalists.$A$1:.$A$1048576];[.D5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michael cooper</text:p>
          </table:table-cell>
          <table:table-cell table:style-name="ce12" table:content-validation-name="val1" table:formula="of:=IF(COUNTIF([$Elected.$A$1:.$A$1048576];[.F51]); &quot;Elected&quot;; IF(COUNTIF([$Parties.$A$1:.$A$1048576];[.F51]); &quot;Party&quot;; IF(COUNTIF([$Locations.$A$1:.$A$1048576];[.F51]); &quot;Location&quot;; IF(COUNTIF([$Contested.$A$1:.$A$1048576];[.F51]); &quot;Contested&quot;; IF(COUNTIF([$Governance.$A$1:.$A$1048576];[.F51]); &quot;Governance&quot;; IF(COUNTIF([$Incorrect.$A$1:.$A$1048576];[.F51]); &quot;Incorrect&quot;; IF(COUNTIF([$Politicians.$A$1:.$A$1048576];[.F51]); &quot;Politician&quot;; IF(COUNTIF([$Journalists.$A$1:.$A$1048576];[.F5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51]); &quot;Elected&quot;; IF(COUNTIF([$Parties.$A$1:.$A$1048576];[.H51]); &quot;Party&quot;; IF(COUNTIF([$Locations.$A$1:.$A$1048576];[.H51]); &quot;Location&quot;; IF(COUNTIF([$Contested.$A$1:.$A$1048576];[.H51]); &quot;Contested&quot;; IF(COUNTIF([$Governance.$A$1:.$A$1048576];[.H51]); &quot;Governance&quot;; IF(COUNTIF([$Incorrect.$A$1:.$A$1048576];[.H51]); &quot;Incorrect&quot;; IF(COUNTIF([$Politicians.$A$1:.$A$1048576];[.H51]); &quot;Politician&quot;; IF(COUNTIF([$Journalists.$A$1:.$A$1048576];[.H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3" calcext:value-type="float">
            <text:p>43</text:p>
          </table:table-cell>
          <table:table-cell table:style-name="ce7" office:value-type="string" calcext:value-type="string">
            <text:p>Brad Redekopp</text:p>
          </table:table-cell>
          <table:table-cell table:style-name="ce12" table:content-validation-name="val1" table:formula="of:=IF(COUNTIF([$Elected.$A$1:.$A$1048576];[.B52]); &quot;Elected&quot;; IF(COUNTIF([$Parties.$A$1:.$A$1048576];[.B52]); &quot;Party&quot;; IF(COUNTIF([$Locations.$A$1:.$A$1048576];[.B52]); &quot;Location&quot;; IF(COUNTIF([$Contested.$A$1:.$A$1048576];[.B52]); &quot;Contested&quot;; IF(COUNTIF([$Governance.$A$1:.$A$1048576];[.B52]); &quot;Governance&quot;; IF(COUNTIF([$Incorrect.$A$1:.$A$1048576];[.B52]); &quot;Incorrect&quot;; IF(COUNTIF([$Politicians.$A$1:.$A$1048576];[.B52]); &quot;Politician&quot;; IF(COUNTIF([$Journalists.$A$1:.$A$1048576];[.B5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ember of Parliament (Canada)</text:p>
          </table:table-cell>
          <table:table-cell table:style-name="ce12" table:content-validation-name="val1" table:formula="of:=IF(COUNTIF([$Elected.$A$1:.$A$1048576];[.D52]); &quot;Elected&quot;; IF(COUNTIF([$Parties.$A$1:.$A$1048576];[.D52]); &quot;Party&quot;; IF(COUNTIF([$Locations.$A$1:.$A$1048576];[.D52]); &quot;Location&quot;; IF(COUNTIF([$Contested.$A$1:.$A$1048576];[.D52]); &quot;Contested&quot;; IF(COUNTIF([$Governance.$A$1:.$A$1048576];[.D52]); &quot;Governance&quot;; IF(COUNTIF([$Incorrect.$A$1:.$A$1048576];[.D52]); &quot;Incorrect&quot;; IF(COUNTIF([$Politicians.$A$1:.$A$1048576];[.D52]); &quot;Politician&quot;; IF(COUNTIF([$Journalists.$A$1:.$A$1048576];[.D52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F52]); &quot;Elected&quot;; IF(COUNTIF([$Parties.$A$1:.$A$1048576];[.F52]); &quot;Party&quot;; IF(COUNTIF([$Locations.$A$1:.$A$1048576];[.F52]); &quot;Location&quot;; IF(COUNTIF([$Contested.$A$1:.$A$1048576];[.F52]); &quot;Contested&quot;; IF(COUNTIF([$Governance.$A$1:.$A$1048576];[.F52]); &quot;Governance&quot;; IF(COUNTIF([$Incorrect.$A$1:.$A$1048576];[.F52]); &quot;Incorrect&quot;; IF(COUNTIF([$Politicians.$A$1:.$A$1048576];[.F52]); &quot;Politician&quot;; IF(COUNTIF([$Journalists.$A$1:.$A$1048576];[.F5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52]); &quot;Elected&quot;; IF(COUNTIF([$Parties.$A$1:.$A$1048576];[.H52]); &quot;Party&quot;; IF(COUNTIF([$Locations.$A$1:.$A$1048576];[.H52]); &quot;Location&quot;; IF(COUNTIF([$Contested.$A$1:.$A$1048576];[.H52]); &quot;Contested&quot;; IF(COUNTIF([$Governance.$A$1:.$A$1048576];[.H52]); &quot;Governance&quot;; IF(COUNTIF([$Incorrect.$A$1:.$A$1048576];[.H52]); &quot;Incorrect&quot;; IF(COUNTIF([$Politicians.$A$1:.$A$1048576];[.H52]); &quot;Politician&quot;; IF(COUNTIF([$Journalists.$A$1:.$A$1048576];[.H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4" calcext:value-type="float">
            <text:p>44</text:p>
          </table:table-cell>
          <table:table-cell table:style-name="ce7" office:value-type="string" calcext:value-type="string">
            <text:p>Judy Sgro</text:p>
          </table:table-cell>
          <table:table-cell table:style-name="ce12" table:content-validation-name="val1" table:formula="of:=IF(COUNTIF([$Elected.$A$1:.$A$1048576];[.B53]); &quot;Elected&quot;; IF(COUNTIF([$Parties.$A$1:.$A$1048576];[.B53]); &quot;Party&quot;; IF(COUNTIF([$Locations.$A$1:.$A$1048576];[.B53]); &quot;Location&quot;; IF(COUNTIF([$Contested.$A$1:.$A$1048576];[.B53]); &quot;Contested&quot;; IF(COUNTIF([$Governance.$A$1:.$A$1048576];[.B53]); &quot;Governance&quot;; IF(COUNTIF([$Incorrect.$A$1:.$A$1048576];[.B53]); &quot;Incorrect&quot;; IF(COUNTIF([$Politicians.$A$1:.$A$1048576];[.B53]); &quot;Politician&quot;; IF(COUNTIF([$Journalists.$A$1:.$A$1048576];[.B5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Kevin Sorenson</text:p>
          </table:table-cell>
          <table:table-cell table:style-name="ce12" table:content-validation-name="val1" table:formula="of:=IF(COUNTIF([$Elected.$A$1:.$A$1048576];[.D53]); &quot;Elected&quot;; IF(COUNTIF([$Parties.$A$1:.$A$1048576];[.D53]); &quot;Party&quot;; IF(COUNTIF([$Locations.$A$1:.$A$1048576];[.D53]); &quot;Location&quot;; IF(COUNTIF([$Contested.$A$1:.$A$1048576];[.D53]); &quot;Contested&quot;; IF(COUNTIF([$Governance.$A$1:.$A$1048576];[.D53]); &quot;Governance&quot;; IF(COUNTIF([$Incorrect.$A$1:.$A$1048576];[.D53]); &quot;Incorrect&quot;; IF(COUNTIF([$Politicians.$A$1:.$A$1048576];[.D53]); &quot;Politician&quot;; IF(COUNTIF([$Journalists.$A$1:.$A$1048576];[.D5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america</text:p>
          </table:table-cell>
          <table:table-cell table:style-name="ce12" table:content-validation-name="val1" table:formula="of:=IF(COUNTIF([$Elected.$A$1:.$A$1048576];[.F53]); &quot;Elected&quot;; IF(COUNTIF([$Parties.$A$1:.$A$1048576];[.F53]); &quot;Party&quot;; IF(COUNTIF([$Locations.$A$1:.$A$1048576];[.F53]); &quot;Location&quot;; IF(COUNTIF([$Contested.$A$1:.$A$1048576];[.F53]); &quot;Contested&quot;; IF(COUNTIF([$Governance.$A$1:.$A$1048576];[.F53]); &quot;Governance&quot;; IF(COUNTIF([$Incorrect.$A$1:.$A$1048576];[.F53]); &quot;Incorrect&quot;; IF(COUNTIF([$Politicians.$A$1:.$A$1048576];[.F53]); &quot;Politician&quot;; IF(COUNTIF([$Journalists.$A$1:.$A$1048576];[.F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53]); &quot;Elected&quot;; IF(COUNTIF([$Parties.$A$1:.$A$1048576];[.H53]); &quot;Party&quot;; IF(COUNTIF([$Locations.$A$1:.$A$1048576];[.H53]); &quot;Location&quot;; IF(COUNTIF([$Contested.$A$1:.$A$1048576];[.H53]); &quot;Contested&quot;; IF(COUNTIF([$Governance.$A$1:.$A$1048576];[.H53]); &quot;Governance&quot;; IF(COUNTIF([$Incorrect.$A$1:.$A$1048576];[.H53]); &quot;Incorrect&quot;; IF(COUNTIF([$Politicians.$A$1:.$A$1048576];[.H53]); &quot;Politician&quot;; IF(COUNTIF([$Journalists.$A$1:.$A$1048576];[.H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5" calcext:value-type="float">
            <text:p>45</text:p>
          </table:table-cell>
          <table:table-cell table:style-name="ce7" office:value-type="string" calcext:value-type="string">
            <text:p>Jenny Kwan</text:p>
          </table:table-cell>
          <table:table-cell table:style-name="ce12" table:content-validation-name="val1" table:formula="of:=IF(COUNTIF([$Elected.$A$1:.$A$1048576];[.B54]); &quot;Elected&quot;; IF(COUNTIF([$Parties.$A$1:.$A$1048576];[.B54]); &quot;Party&quot;; IF(COUNTIF([$Locations.$A$1:.$A$1048576];[.B54]); &quot;Location&quot;; IF(COUNTIF([$Contested.$A$1:.$A$1048576];[.B54]); &quot;Contested&quot;; IF(COUNTIF([$Governance.$A$1:.$A$1048576];[.B54]); &quot;Governance&quot;; IF(COUNTIF([$Incorrect.$A$1:.$A$1048576];[.B54]); &quot;Incorrect&quot;; IF(COUNTIF([$Politicians.$A$1:.$A$1048576];[.B54]); &quot;Politician&quot;; IF(COUNTIF([$Journalists.$A$1:.$A$1048576];[.B5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eign relations of Canada</text:p>
          </table:table-cell>
          <table:table-cell table:style-name="ce12" table:content-validation-name="val1" table:formula="of:=IF(COUNTIF([$Elected.$A$1:.$A$1048576];[.D54]); &quot;Elected&quot;; IF(COUNTIF([$Parties.$A$1:.$A$1048576];[.D54]); &quot;Party&quot;; IF(COUNTIF([$Locations.$A$1:.$A$1048576];[.D54]); &quot;Location&quot;; IF(COUNTIF([$Contested.$A$1:.$A$1048576];[.D54]); &quot;Contested&quot;; IF(COUNTIF([$Governance.$A$1:.$A$1048576];[.D54]); &quot;Governance&quot;; IF(COUNTIF([$Incorrect.$A$1:.$A$1048576];[.D54]); &quot;Incorrect&quot;; IF(COUNTIF([$Politicians.$A$1:.$A$1048576];[.D54]); &quot;Politician&quot;; IF(COUNTIF([$Journalists.$A$1:.$A$1048576];[.D5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orrie goldstein</text:p>
          </table:table-cell>
          <table:table-cell table:style-name="ce12" table:content-validation-name="val1" table:formula="of:=IF(COUNTIF([$Elected.$A$1:.$A$1048576];[.F54]); &quot;Elected&quot;; IF(COUNTIF([$Parties.$A$1:.$A$1048576];[.F54]); &quot;Party&quot;; IF(COUNTIF([$Locations.$A$1:.$A$1048576];[.F54]); &quot;Location&quot;; IF(COUNTIF([$Contested.$A$1:.$A$1048576];[.F54]); &quot;Contested&quot;; IF(COUNTIF([$Governance.$A$1:.$A$1048576];[.F54]); &quot;Governance&quot;; IF(COUNTIF([$Incorrect.$A$1:.$A$1048576];[.F54]); &quot;Incorrect&quot;; IF(COUNTIF([$Politicians.$A$1:.$A$1048576];[.F54]); &quot;Politician&quot;; IF(COUNTIF([$Journalists.$A$1:.$A$1048576];[.F5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54]); &quot;Elected&quot;; IF(COUNTIF([$Parties.$A$1:.$A$1048576];[.H54]); &quot;Party&quot;; IF(COUNTIF([$Locations.$A$1:.$A$1048576];[.H54]); &quot;Location&quot;; IF(COUNTIF([$Contested.$A$1:.$A$1048576];[.H54]); &quot;Contested&quot;; IF(COUNTIF([$Governance.$A$1:.$A$1048576];[.H54]); &quot;Governance&quot;; IF(COUNTIF([$Incorrect.$A$1:.$A$1048576];[.H54]); &quot;Incorrect&quot;; IF(COUNTIF([$Politicians.$A$1:.$A$1048576];[.H54]); &quot;Politician&quot;; IF(COUNTIF([$Journalists.$A$1:.$A$1048576];[.H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6" calcext:value-type="float">
            <text:p>46</text:p>
          </table:table-cell>
          <table:table-cell table:style-name="ce7" office:value-type="string" calcext:value-type="string">
            <text:p>Marco Mendicino</text:p>
          </table:table-cell>
          <table:table-cell table:style-name="ce12" table:content-validation-name="val1" table:formula="of:=IF(COUNTIF([$Elected.$A$1:.$A$1048576];[.B55]); &quot;Elected&quot;; IF(COUNTIF([$Parties.$A$1:.$A$1048576];[.B55]); &quot;Party&quot;; IF(COUNTIF([$Locations.$A$1:.$A$1048576];[.B55]); &quot;Location&quot;; IF(COUNTIF([$Contested.$A$1:.$A$1048576];[.B55]); &quot;Contested&quot;; IF(COUNTIF([$Governance.$A$1:.$A$1048576];[.B55]); &quot;Governance&quot;; IF(COUNTIF([$Incorrect.$A$1:.$A$1048576];[.B55]); &quot;Incorrect&quot;; IF(COUNTIF([$Politicians.$A$1:.$A$1048576];[.B55]); &quot;Politician&quot;; IF(COUNTIF([$Journalists.$A$1:.$A$1048576];[.B5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mmunist Party of Canada</text:p>
          </table:table-cell>
          <table:table-cell table:style-name="ce12" table:content-validation-name="val1" table:formula="of:=IF(COUNTIF([$Elected.$A$1:.$A$1048576];[.D55]); &quot;Elected&quot;; IF(COUNTIF([$Parties.$A$1:.$A$1048576];[.D55]); &quot;Party&quot;; IF(COUNTIF([$Locations.$A$1:.$A$1048576];[.D55]); &quot;Location&quot;; IF(COUNTIF([$Contested.$A$1:.$A$1048576];[.D55]); &quot;Contested&quot;; IF(COUNTIF([$Governance.$A$1:.$A$1048576];[.D55]); &quot;Governance&quot;; IF(COUNTIF([$Incorrect.$A$1:.$A$1048576];[.D55]); &quot;Incorrect&quot;; IF(COUNTIF([$Politicians.$A$1:.$A$1048576];[.D55]); &quot;Politician&quot;; IF(COUNTIF([$Journalists.$A$1:.$A$1048576];[.D5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ug ford</text:p>
          </table:table-cell>
          <table:table-cell table:style-name="ce12" table:content-validation-name="val1" table:formula="of:=IF(COUNTIF([$Elected.$A$1:.$A$1048576];[.F55]); &quot;Elected&quot;; IF(COUNTIF([$Parties.$A$1:.$A$1048576];[.F55]); &quot;Party&quot;; IF(COUNTIF([$Locations.$A$1:.$A$1048576];[.F55]); &quot;Location&quot;; IF(COUNTIF([$Contested.$A$1:.$A$1048576];[.F55]); &quot;Contested&quot;; IF(COUNTIF([$Governance.$A$1:.$A$1048576];[.F55]); &quot;Governance&quot;; IF(COUNTIF([$Incorrect.$A$1:.$A$1048576];[.F55]); &quot;Incorrect&quot;; IF(COUNTIF([$Politicians.$A$1:.$A$1048576];[.F55]); &quot;Politician&quot;; IF(COUNTIF([$Journalists.$A$1:.$A$1048576];[.F5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5]); &quot;Elected&quot;; IF(COUNTIF([$Parties.$A$1:.$A$1048576];[.H55]); &quot;Party&quot;; IF(COUNTIF([$Locations.$A$1:.$A$1048576];[.H55]); &quot;Location&quot;; IF(COUNTIF([$Contested.$A$1:.$A$1048576];[.H55]); &quot;Contested&quot;; IF(COUNTIF([$Governance.$A$1:.$A$1048576];[.H55]); &quot;Governance&quot;; IF(COUNTIF([$Incorrect.$A$1:.$A$1048576];[.H55]); &quot;Incorrect&quot;; IF(COUNTIF([$Politicians.$A$1:.$A$1048576];[.H55]); &quot;Politician&quot;; IF(COUNTIF([$Journalists.$A$1:.$A$1048576];[.H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7" calcext:value-type="float">
            <text:p>47</text:p>
          </table:table-cell>
          <table:table-cell table:style-name="ce7" office:value-type="string" calcext:value-type="string">
            <text:p>Iqra Khalid</text:p>
          </table:table-cell>
          <table:table-cell table:style-name="ce12" table:content-validation-name="val1" table:formula="of:=IF(COUNTIF([$Elected.$A$1:.$A$1048576];[.B56]); &quot;Elected&quot;; IF(COUNTIF([$Parties.$A$1:.$A$1048576];[.B56]); &quot;Party&quot;; IF(COUNTIF([$Locations.$A$1:.$A$1048576];[.B56]); &quot;Location&quot;; IF(COUNTIF([$Contested.$A$1:.$A$1048576];[.B56]); &quot;Contested&quot;; IF(COUNTIF([$Governance.$A$1:.$A$1048576];[.B56]); &quot;Governance&quot;; IF(COUNTIF([$Incorrect.$A$1:.$A$1048576];[.B56]); &quot;Incorrect&quot;; IF(COUNTIF([$Politicians.$A$1:.$A$1048576];[.B56]); &quot;Politician&quot;; IF(COUNTIF([$Journalists.$A$1:.$A$1048576];[.B5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ouse of Commons of Canada</text:p>
          </table:table-cell>
          <table:table-cell table:style-name="ce12" table:content-validation-name="val1" table:formula="of:=IF(COUNTIF([$Elected.$A$1:.$A$1048576];[.D56]); &quot;Elected&quot;; IF(COUNTIF([$Parties.$A$1:.$A$1048576];[.D56]); &quot;Party&quot;; IF(COUNTIF([$Locations.$A$1:.$A$1048576];[.D56]); &quot;Location&quot;; IF(COUNTIF([$Contested.$A$1:.$A$1048576];[.D56]); &quot;Contested&quot;; IF(COUNTIF([$Governance.$A$1:.$A$1048576];[.D56]); &quot;Governance&quot;; IF(COUNTIF([$Incorrect.$A$1:.$A$1048576];[.D56]); &quot;Incorrect&quot;; IF(COUNTIF([$Politicians.$A$1:.$A$1048576];[.D56]); &quot;Politician&quot;; IF(COUNTIF([$Journalists.$A$1:.$A$1048576];[.D56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bc</text:p>
          </table:table-cell>
          <table:table-cell table:style-name="ce12" table:content-validation-name="val1" table:formula="of:=IF(COUNTIF([$Elected.$A$1:.$A$1048576];[.F56]); &quot;Elected&quot;; IF(COUNTIF([$Parties.$A$1:.$A$1048576];[.F56]); &quot;Party&quot;; IF(COUNTIF([$Locations.$A$1:.$A$1048576];[.F56]); &quot;Location&quot;; IF(COUNTIF([$Contested.$A$1:.$A$1048576];[.F56]); &quot;Contested&quot;; IF(COUNTIF([$Governance.$A$1:.$A$1048576];[.F56]); &quot;Governance&quot;; IF(COUNTIF([$Incorrect.$A$1:.$A$1048576];[.F56]); &quot;Incorrect&quot;; IF(COUNTIF([$Politicians.$A$1:.$A$1048576];[.F56]); &quot;Politician&quot;; IF(COUNTIF([$Journalists.$A$1:.$A$1048576];[.F5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56]); &quot;Elected&quot;; IF(COUNTIF([$Parties.$A$1:.$A$1048576];[.H56]); &quot;Party&quot;; IF(COUNTIF([$Locations.$A$1:.$A$1048576];[.H56]); &quot;Location&quot;; IF(COUNTIF([$Contested.$A$1:.$A$1048576];[.H56]); &quot;Contested&quot;; IF(COUNTIF([$Governance.$A$1:.$A$1048576];[.H56]); &quot;Governance&quot;; IF(COUNTIF([$Incorrect.$A$1:.$A$1048576];[.H56]); &quot;Incorrect&quot;; IF(COUNTIF([$Politicians.$A$1:.$A$1048576];[.H56]); &quot;Politician&quot;; IF(COUNTIF([$Journalists.$A$1:.$A$1048576];[.H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8" calcext:value-type="float">
            <text:p>48</text:p>
          </table:table-cell>
          <table:table-cell table:style-name="ce7" office:value-type="string" calcext:value-type="string">
            <text:p>Scott Aitchison</text:p>
          </table:table-cell>
          <table:table-cell table:style-name="ce12" table:content-validation-name="val1" table:formula="of:=IF(COUNTIF([$Elected.$A$1:.$A$1048576];[.B57]); &quot;Elected&quot;; IF(COUNTIF([$Parties.$A$1:.$A$1048576];[.B57]); &quot;Party&quot;; IF(COUNTIF([$Locations.$A$1:.$A$1048576];[.B57]); &quot;Location&quot;; IF(COUNTIF([$Contested.$A$1:.$A$1048576];[.B57]); &quot;Contested&quot;; IF(COUNTIF([$Governance.$A$1:.$A$1048576];[.B57]); &quot;Governance&quot;; IF(COUNTIF([$Incorrect.$A$1:.$A$1048576];[.B57]); &quot;Incorrect&quot;; IF(COUNTIF([$Politicians.$A$1:.$A$1048576];[.B57]); &quot;Politician&quot;; IF(COUNTIF([$Journalists.$A$1:.$A$1048576];[.B5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reen Party of Canada</text:p>
          </table:table-cell>
          <table:table-cell table:style-name="ce12" table:content-validation-name="val1" table:formula="of:=IF(COUNTIF([$Elected.$A$1:.$A$1048576];[.D57]); &quot;Elected&quot;; IF(COUNTIF([$Parties.$A$1:.$A$1048576];[.D57]); &quot;Party&quot;; IF(COUNTIF([$Locations.$A$1:.$A$1048576];[.D57]); &quot;Location&quot;; IF(COUNTIF([$Contested.$A$1:.$A$1048576];[.D57]); &quot;Contested&quot;; IF(COUNTIF([$Governance.$A$1:.$A$1048576];[.D57]); &quot;Governance&quot;; IF(COUNTIF([$Incorrect.$A$1:.$A$1048576];[.D57]); &quot;Incorrect&quot;; IF(COUNTIF([$Politicians.$A$1:.$A$1048576];[.D57]); &quot;Politician&quot;; IF(COUNTIF([$Journalists.$A$1:.$A$1048576];[.D57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harper</text:p>
          </table:table-cell>
          <table:table-cell table:style-name="ce12" table:content-validation-name="val1" table:formula="of:=IF(COUNTIF([$Elected.$A$1:.$A$1048576];[.F57]); &quot;Elected&quot;; IF(COUNTIF([$Parties.$A$1:.$A$1048576];[.F57]); &quot;Party&quot;; IF(COUNTIF([$Locations.$A$1:.$A$1048576];[.F57]); &quot;Location&quot;; IF(COUNTIF([$Contested.$A$1:.$A$1048576];[.F57]); &quot;Contested&quot;; IF(COUNTIF([$Governance.$A$1:.$A$1048576];[.F57]); &quot;Governance&quot;; IF(COUNTIF([$Incorrect.$A$1:.$A$1048576];[.F57]); &quot;Incorrect&quot;; IF(COUNTIF([$Politicians.$A$1:.$A$1048576];[.F57]); &quot;Politician&quot;; IF(COUNTIF([$Journalists.$A$1:.$A$1048576];[.F5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7]); &quot;Elected&quot;; IF(COUNTIF([$Parties.$A$1:.$A$1048576];[.H57]); &quot;Party&quot;; IF(COUNTIF([$Locations.$A$1:.$A$1048576];[.H57]); &quot;Location&quot;; IF(COUNTIF([$Contested.$A$1:.$A$1048576];[.H57]); &quot;Contested&quot;; IF(COUNTIF([$Governance.$A$1:.$A$1048576];[.H57]); &quot;Governance&quot;; IF(COUNTIF([$Incorrect.$A$1:.$A$1048576];[.H57]); &quot;Incorrect&quot;; IF(COUNTIF([$Politicians.$A$1:.$A$1048576];[.H57]); &quot;Politician&quot;; IF(COUNTIF([$Journalists.$A$1:.$A$1048576];[.H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49" calcext:value-type="float">
            <text:p>49</text:p>
          </table:table-cell>
          <table:table-cell table:style-name="ce7" office:value-type="string" calcext:value-type="string">
            <text:p>John Brassard</text:p>
          </table:table-cell>
          <table:table-cell table:style-name="ce12" table:content-validation-name="val1" table:formula="of:=IF(COUNTIF([$Elected.$A$1:.$A$1048576];[.B58]); &quot;Elected&quot;; IF(COUNTIF([$Parties.$A$1:.$A$1048576];[.B58]); &quot;Party&quot;; IF(COUNTIF([$Locations.$A$1:.$A$1048576];[.B58]); &quot;Location&quot;; IF(COUNTIF([$Contested.$A$1:.$A$1048576];[.B58]); &quot;Contested&quot;; IF(COUNTIF([$Governance.$A$1:.$A$1048576];[.B58]); &quot;Governance&quot;; IF(COUNTIF([$Incorrect.$A$1:.$A$1048576];[.B58]); &quot;Incorrect&quot;; IF(COUNTIF([$Politicians.$A$1:.$A$1048576];[.B58]); &quot;Politician&quot;; IF(COUNTIF([$Journalists.$A$1:.$A$1048576];[.B5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Trudeau</text:p>
          </table:table-cell>
          <table:table-cell table:style-name="ce12" table:content-validation-name="val1" table:formula="of:=IF(COUNTIF([$Elected.$A$1:.$A$1048576];[.D58]); &quot;Elected&quot;; IF(COUNTIF([$Parties.$A$1:.$A$1048576];[.D58]); &quot;Party&quot;; IF(COUNTIF([$Locations.$A$1:.$A$1048576];[.D58]); &quot;Location&quot;; IF(COUNTIF([$Contested.$A$1:.$A$1048576];[.D58]); &quot;Contested&quot;; IF(COUNTIF([$Governance.$A$1:.$A$1048576];[.D58]); &quot;Governance&quot;; IF(COUNTIF([$Incorrect.$A$1:.$A$1048576];[.D58]); &quot;Incorrect&quot;; IF(COUNTIF([$Politicians.$A$1:.$A$1048576];[.D58]); &quot;Politician&quot;; IF(COUNTIF([$Journalists.$A$1:.$A$1048576];[.D5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cheer</text:p>
          </table:table-cell>
          <table:table-cell table:style-name="ce12" table:content-validation-name="val1" table:formula="of:=IF(COUNTIF([$Elected.$A$1:.$A$1048576];[.F58]); &quot;Elected&quot;; IF(COUNTIF([$Parties.$A$1:.$A$1048576];[.F58]); &quot;Party&quot;; IF(COUNTIF([$Locations.$A$1:.$A$1048576];[.F58]); &quot;Location&quot;; IF(COUNTIF([$Contested.$A$1:.$A$1048576];[.F58]); &quot;Contested&quot;; IF(COUNTIF([$Governance.$A$1:.$A$1048576];[.F58]); &quot;Governance&quot;; IF(COUNTIF([$Incorrect.$A$1:.$A$1048576];[.F58]); &quot;Incorrect&quot;; IF(COUNTIF([$Politicians.$A$1:.$A$1048576];[.F58]); &quot;Politician&quot;; IF(COUNTIF([$Journalists.$A$1:.$A$1048576];[.F5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58]); &quot;Elected&quot;; IF(COUNTIF([$Parties.$A$1:.$A$1048576];[.H58]); &quot;Party&quot;; IF(COUNTIF([$Locations.$A$1:.$A$1048576];[.H58]); &quot;Location&quot;; IF(COUNTIF([$Contested.$A$1:.$A$1048576];[.H58]); &quot;Contested&quot;; IF(COUNTIF([$Governance.$A$1:.$A$1048576];[.H58]); &quot;Governance&quot;; IF(COUNTIF([$Incorrect.$A$1:.$A$1048576];[.H58]); &quot;Incorrect&quot;; IF(COUNTIF([$Politicians.$A$1:.$A$1048576];[.H58]); &quot;Politician&quot;; IF(COUNTIF([$Journalists.$A$1:.$A$1048576];[.H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0" calcext:value-type="float">
            <text:p>50</text:p>
          </table:table-cell>
          <table:table-cell table:style-name="ce7" office:value-type="string" calcext:value-type="string">
            <text:p>Heather McPherson (politician)</text:p>
          </table:table-cell>
          <table:table-cell table:style-name="ce12" table:content-validation-name="val1" table:formula="of:=IF(COUNTIF([$Elected.$A$1:.$A$1048576];[.B59]); &quot;Elected&quot;; IF(COUNTIF([$Parties.$A$1:.$A$1048576];[.B59]); &quot;Party&quot;; IF(COUNTIF([$Locations.$A$1:.$A$1048576];[.B59]); &quot;Location&quot;; IF(COUNTIF([$Contested.$A$1:.$A$1048576];[.B59]); &quot;Contested&quot;; IF(COUNTIF([$Governance.$A$1:.$A$1048576];[.B59]); &quot;Governance&quot;; IF(COUNTIF([$Incorrect.$A$1:.$A$1048576];[.B59]); &quot;Incorrect&quot;; IF(COUNTIF([$Politicians.$A$1:.$A$1048576];[.B59]); &quot;Politician&quot;; IF(COUNTIF([$Journalists.$A$1:.$A$1048576];[.B5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nservatism in Canada</text:p>
          </table:table-cell>
          <table:table-cell table:style-name="ce12" table:content-validation-name="val1" table:formula="of:=IF(COUNTIF([$Elected.$A$1:.$A$1048576];[.D59]); &quot;Elected&quot;; IF(COUNTIF([$Parties.$A$1:.$A$1048576];[.D59]); &quot;Party&quot;; IF(COUNTIF([$Locations.$A$1:.$A$1048576];[.D59]); &quot;Location&quot;; IF(COUNTIF([$Contested.$A$1:.$A$1048576];[.D59]); &quot;Contested&quot;; IF(COUNTIF([$Governance.$A$1:.$A$1048576];[.D59]); &quot;Governance&quot;; IF(COUNTIF([$Incorrect.$A$1:.$A$1048576];[.D59]); &quot;Incorrect&quot;; IF(COUNTIF([$Politicians.$A$1:.$A$1048576];[.D59]); &quot;Politician&quot;; IF(COUNTIF([$Journalists.$A$1:.$A$1048576];[.D5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ason kenney’s</text:p>
          </table:table-cell>
          <table:table-cell table:style-name="ce12" table:content-validation-name="val1" table:formula="of:=IF(COUNTIF([$Elected.$A$1:.$A$1048576];[.F59]); &quot;Elected&quot;; IF(COUNTIF([$Parties.$A$1:.$A$1048576];[.F59]); &quot;Party&quot;; IF(COUNTIF([$Locations.$A$1:.$A$1048576];[.F59]); &quot;Location&quot;; IF(COUNTIF([$Contested.$A$1:.$A$1048576];[.F59]); &quot;Contested&quot;; IF(COUNTIF([$Governance.$A$1:.$A$1048576];[.F59]); &quot;Governance&quot;; IF(COUNTIF([$Incorrect.$A$1:.$A$1048576];[.F59]); &quot;Incorrect&quot;; IF(COUNTIF([$Politicians.$A$1:.$A$1048576];[.F59]); &quot;Politician&quot;; IF(COUNTIF([$Journalists.$A$1:.$A$1048576];[.F5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9]); &quot;Elected&quot;; IF(COUNTIF([$Parties.$A$1:.$A$1048576];[.H59]); &quot;Party&quot;; IF(COUNTIF([$Locations.$A$1:.$A$1048576];[.H59]); &quot;Location&quot;; IF(COUNTIF([$Contested.$A$1:.$A$1048576];[.H59]); &quot;Contested&quot;; IF(COUNTIF([$Governance.$A$1:.$A$1048576];[.H59]); &quot;Governance&quot;; IF(COUNTIF([$Incorrect.$A$1:.$A$1048576];[.H59]); &quot;Incorrect&quot;; IF(COUNTIF([$Politicians.$A$1:.$A$1048576];[.H59]); &quot;Politician&quot;; IF(COUNTIF([$Journalists.$A$1:.$A$1048576];[.H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1" calcext:value-type="float">
            <text:p>51</text:p>
          </table:table-cell>
          <table:table-cell table:style-name="ce7" office:value-type="string" calcext:value-type="string">
            <text:p>Ya'ara Saks</text:p>
          </table:table-cell>
          <table:table-cell table:style-name="ce12" table:content-validation-name="val1" table:formula="of:=IF(COUNTIF([$Elected.$A$1:.$A$1048576];[.B60]); &quot;Elected&quot;; IF(COUNTIF([$Parties.$A$1:.$A$1048576];[.B60]); &quot;Party&quot;; IF(COUNTIF([$Locations.$A$1:.$A$1048576];[.B60]); &quot;Location&quot;; IF(COUNTIF([$Contested.$A$1:.$A$1048576];[.B60]); &quot;Contested&quot;; IF(COUNTIF([$Governance.$A$1:.$A$1048576];[.B60]); &quot;Governance&quot;; IF(COUNTIF([$Incorrect.$A$1:.$A$1048576];[.B60]); &quot;Incorrect&quot;; IF(COUNTIF([$Politicians.$A$1:.$A$1048576];[.B60]); &quot;Politician&quot;; IF(COUNTIF([$Journalists.$A$1:.$A$1048576];[.B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Kerry-Lynne Findlay</text:p>
          </table:table-cell>
          <table:table-cell table:style-name="ce12" table:content-validation-name="val1" table:formula="of:=IF(COUNTIF([$Elected.$A$1:.$A$1048576];[.D60]); &quot;Elected&quot;; IF(COUNTIF([$Parties.$A$1:.$A$1048576];[.D60]); &quot;Party&quot;; IF(COUNTIF([$Locations.$A$1:.$A$1048576];[.D60]); &quot;Location&quot;; IF(COUNTIF([$Contested.$A$1:.$A$1048576];[.D60]); &quot;Contested&quot;; IF(COUNTIF([$Governance.$A$1:.$A$1048576];[.D60]); &quot;Governance&quot;; IF(COUNTIF([$Incorrect.$A$1:.$A$1048576];[.D60]); &quot;Incorrect&quot;; IF(COUNTIF([$Politicians.$A$1:.$A$1048576];[.D60]); &quot;Politician&quot;; IF(COUNTIF([$Journalists.$A$1:.$A$1048576];[.D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youtube</text:p>
          </table:table-cell>
          <table:table-cell table:style-name="ce12" table:content-validation-name="val1" table:formula="of:=IF(COUNTIF([$Elected.$A$1:.$A$1048576];[.F60]); &quot;Elected&quot;; IF(COUNTIF([$Parties.$A$1:.$A$1048576];[.F60]); &quot;Party&quot;; IF(COUNTIF([$Locations.$A$1:.$A$1048576];[.F60]); &quot;Location&quot;; IF(COUNTIF([$Contested.$A$1:.$A$1048576];[.F60]); &quot;Contested&quot;; IF(COUNTIF([$Governance.$A$1:.$A$1048576];[.F60]); &quot;Governance&quot;; IF(COUNTIF([$Incorrect.$A$1:.$A$1048576];[.F60]); &quot;Incorrect&quot;; IF(COUNTIF([$Politicians.$A$1:.$A$1048576];[.F60]); &quot;Politician&quot;; IF(COUNTIF([$Journalists.$A$1:.$A$1048576];[.F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0]); &quot;Elected&quot;; IF(COUNTIF([$Parties.$A$1:.$A$1048576];[.H60]); &quot;Party&quot;; IF(COUNTIF([$Locations.$A$1:.$A$1048576];[.H60]); &quot;Location&quot;; IF(COUNTIF([$Contested.$A$1:.$A$1048576];[.H60]); &quot;Contested&quot;; IF(COUNTIF([$Governance.$A$1:.$A$1048576];[.H60]); &quot;Governance&quot;; IF(COUNTIF([$Incorrect.$A$1:.$A$1048576];[.H60]); &quot;Incorrect&quot;; IF(COUNTIF([$Politicians.$A$1:.$A$1048576];[.H60]); &quot;Politician&quot;; IF(COUNTIF([$Journalists.$A$1:.$A$1048576];[.H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2" calcext:value-type="float">
            <text:p>52</text:p>
          </table:table-cell>
          <table:table-cell table:style-name="ce7" office:value-type="string" calcext:value-type="string">
            <text:p>Anita Vandenbeld</text:p>
          </table:table-cell>
          <table:table-cell table:style-name="ce12" table:content-validation-name="val1" table:formula="of:=IF(COUNTIF([$Elected.$A$1:.$A$1048576];[.B61]); &quot;Elected&quot;; IF(COUNTIF([$Parties.$A$1:.$A$1048576];[.B61]); &quot;Party&quot;; IF(COUNTIF([$Locations.$A$1:.$A$1048576];[.B61]); &quot;Location&quot;; IF(COUNTIF([$Contested.$A$1:.$A$1048576];[.B61]); &quot;Contested&quot;; IF(COUNTIF([$Governance.$A$1:.$A$1048576];[.B61]); &quot;Governance&quot;; IF(COUNTIF([$Incorrect.$A$1:.$A$1048576];[.B61]); &quot;Incorrect&quot;; IF(COUNTIF([$Politicians.$A$1:.$A$1048576];[.B61]); &quot;Politician&quot;; IF(COUNTIF([$Journalists.$A$1:.$A$1048576];[.B6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eform Party of Canada</text:p>
          </table:table-cell>
          <table:table-cell table:style-name="ce12" table:content-validation-name="val1" table:formula="of:=IF(COUNTIF([$Elected.$A$1:.$A$1048576];[.D61]); &quot;Elected&quot;; IF(COUNTIF([$Parties.$A$1:.$A$1048576];[.D61]); &quot;Party&quot;; IF(COUNTIF([$Locations.$A$1:.$A$1048576];[.D61]); &quot;Location&quot;; IF(COUNTIF([$Contested.$A$1:.$A$1048576];[.D61]); &quot;Contested&quot;; IF(COUNTIF([$Governance.$A$1:.$A$1048576];[.D61]); &quot;Governance&quot;; IF(COUNTIF([$Incorrect.$A$1:.$A$1048576];[.D61]); &quot;Incorrect&quot;; IF(COUNTIF([$Politicians.$A$1:.$A$1048576];[.D61]); &quot;Politician&quot;; IF(COUNTIF([$Journalists.$A$1:.$A$1048576];[.D6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ingston</text:p>
          </table:table-cell>
          <table:table-cell table:style-name="ce12" table:content-validation-name="val1" table:formula="of:=IF(COUNTIF([$Elected.$A$1:.$A$1048576];[.F61]); &quot;Elected&quot;; IF(COUNTIF([$Parties.$A$1:.$A$1048576];[.F61]); &quot;Party&quot;; IF(COUNTIF([$Locations.$A$1:.$A$1048576];[.F61]); &quot;Location&quot;; IF(COUNTIF([$Contested.$A$1:.$A$1048576];[.F61]); &quot;Contested&quot;; IF(COUNTIF([$Governance.$A$1:.$A$1048576];[.F61]); &quot;Governance&quot;; IF(COUNTIF([$Incorrect.$A$1:.$A$1048576];[.F61]); &quot;Incorrect&quot;; IF(COUNTIF([$Politicians.$A$1:.$A$1048576];[.F61]); &quot;Politician&quot;; IF(COUNTIF([$Journalists.$A$1:.$A$1048576];[.F6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61]); &quot;Elected&quot;; IF(COUNTIF([$Parties.$A$1:.$A$1048576];[.H61]); &quot;Party&quot;; IF(COUNTIF([$Locations.$A$1:.$A$1048576];[.H61]); &quot;Location&quot;; IF(COUNTIF([$Contested.$A$1:.$A$1048576];[.H61]); &quot;Contested&quot;; IF(COUNTIF([$Governance.$A$1:.$A$1048576];[.H61]); &quot;Governance&quot;; IF(COUNTIF([$Incorrect.$A$1:.$A$1048576];[.H61]); &quot;Incorrect&quot;; IF(COUNTIF([$Politicians.$A$1:.$A$1048576];[.H61]); &quot;Politician&quot;; IF(COUNTIF([$Journalists.$A$1:.$A$1048576];[.H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3" calcext:value-type="float">
            <text:p>53</text:p>
          </table:table-cell>
          <table:table-cell table:style-name="ce7" office:value-type="string" calcext:value-type="string">
            <text:p>Marc Dalton</text:p>
          </table:table-cell>
          <table:table-cell table:style-name="ce12" table:content-validation-name="val1" table:formula="of:=IF(COUNTIF([$Elected.$A$1:.$A$1048576];[.B62]); &quot;Elected&quot;; IF(COUNTIF([$Parties.$A$1:.$A$1048576];[.B62]); &quot;Party&quot;; IF(COUNTIF([$Locations.$A$1:.$A$1048576];[.B62]); &quot;Location&quot;; IF(COUNTIF([$Contested.$A$1:.$A$1048576];[.B62]); &quot;Contested&quot;; IF(COUNTIF([$Governance.$A$1:.$A$1048576];[.B62]); &quot;Governance&quot;; IF(COUNTIF([$Incorrect.$A$1:.$A$1048576];[.B62]); &quot;Incorrect&quot;; IF(COUNTIF([$Politicians.$A$1:.$A$1048576];[.B62]); &quot;Politician&quot;; IF(COUNTIF([$Journalists.$A$1:.$A$1048576];[.B6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estern Canada</text:p>
          </table:table-cell>
          <table:table-cell table:style-name="ce12" table:content-validation-name="val1" table:formula="of:=IF(COUNTIF([$Elected.$A$1:.$A$1048576];[.D62]); &quot;Elected&quot;; IF(COUNTIF([$Parties.$A$1:.$A$1048576];[.D62]); &quot;Party&quot;; IF(COUNTIF([$Locations.$A$1:.$A$1048576];[.D62]); &quot;Location&quot;; IF(COUNTIF([$Contested.$A$1:.$A$1048576];[.D62]); &quot;Contested&quot;; IF(COUNTIF([$Governance.$A$1:.$A$1048576];[.D62]); &quot;Governance&quot;; IF(COUNTIF([$Incorrect.$A$1:.$A$1048576];[.D62]); &quot;Incorrect&quot;; IF(COUNTIF([$Politicians.$A$1:.$A$1048576];[.D62]); &quot;Politician&quot;; IF(COUNTIF([$Journalists.$A$1:.$A$1048576];[.D6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rald butts</text:p>
          </table:table-cell>
          <table:table-cell table:style-name="ce12" table:content-validation-name="val1" table:formula="of:=IF(COUNTIF([$Elected.$A$1:.$A$1048576];[.F62]); &quot;Elected&quot;; IF(COUNTIF([$Parties.$A$1:.$A$1048576];[.F62]); &quot;Party&quot;; IF(COUNTIF([$Locations.$A$1:.$A$1048576];[.F62]); &quot;Location&quot;; IF(COUNTIF([$Contested.$A$1:.$A$1048576];[.F62]); &quot;Contested&quot;; IF(COUNTIF([$Governance.$A$1:.$A$1048576];[.F62]); &quot;Governance&quot;; IF(COUNTIF([$Incorrect.$A$1:.$A$1048576];[.F62]); &quot;Incorrect&quot;; IF(COUNTIF([$Politicians.$A$1:.$A$1048576];[.F62]); &quot;Politician&quot;; IF(COUNTIF([$Journalists.$A$1:.$A$1048576];[.F6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62]); &quot;Elected&quot;; IF(COUNTIF([$Parties.$A$1:.$A$1048576];[.H62]); &quot;Party&quot;; IF(COUNTIF([$Locations.$A$1:.$A$1048576];[.H62]); &quot;Location&quot;; IF(COUNTIF([$Contested.$A$1:.$A$1048576];[.H62]); &quot;Contested&quot;; IF(COUNTIF([$Governance.$A$1:.$A$1048576];[.H62]); &quot;Governance&quot;; IF(COUNTIF([$Incorrect.$A$1:.$A$1048576];[.H62]); &quot;Incorrect&quot;; IF(COUNTIF([$Politicians.$A$1:.$A$1048576];[.H62]); &quot;Politician&quot;; IF(COUNTIF([$Journalists.$A$1:.$A$1048576];[.H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4" calcext:value-type="float">
            <text:p>54</text:p>
          </table:table-cell>
          <table:table-cell table:style-name="ce7" office:value-type="string" calcext:value-type="string">
            <text:p>François-Philippe Champagne</text:p>
          </table:table-cell>
          <table:table-cell table:style-name="ce12" table:content-validation-name="val1" table:formula="of:=IF(COUNTIF([$Elected.$A$1:.$A$1048576];[.B63]); &quot;Elected&quot;; IF(COUNTIF([$Parties.$A$1:.$A$1048576];[.B63]); &quot;Party&quot;; IF(COUNTIF([$Locations.$A$1:.$A$1048576];[.B63]); &quot;Location&quot;; IF(COUNTIF([$Contested.$A$1:.$A$1048576];[.B63]); &quot;Contested&quot;; IF(COUNTIF([$Governance.$A$1:.$A$1048576];[.B63]); &quot;Governance&quot;; IF(COUNTIF([$Incorrect.$A$1:.$A$1048576];[.B63]); &quot;Incorrect&quot;; IF(COUNTIF([$Politicians.$A$1:.$A$1048576];[.B63]); &quot;Politician&quot;; IF(COUNTIF([$Journalists.$A$1:.$A$1048576];[.B6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vinces and territories of Canada</text:p>
          </table:table-cell>
          <table:table-cell table:style-name="ce12" table:content-validation-name="val1" table:formula="of:=IF(COUNTIF([$Elected.$A$1:.$A$1048576];[.D63]); &quot;Elected&quot;; IF(COUNTIF([$Parties.$A$1:.$A$1048576];[.D63]); &quot;Party&quot;; IF(COUNTIF([$Locations.$A$1:.$A$1048576];[.D63]); &quot;Location&quot;; IF(COUNTIF([$Contested.$A$1:.$A$1048576];[.D63]); &quot;Contested&quot;; IF(COUNTIF([$Governance.$A$1:.$A$1048576];[.D63]); &quot;Governance&quot;; IF(COUNTIF([$Incorrect.$A$1:.$A$1048576];[.D63]); &quot;Incorrect&quot;; IF(COUNTIF([$Politicians.$A$1:.$A$1048576];[.D63]); &quot;Politician&quot;; IF(COUNTIF([$Journalists.$A$1:.$A$1048576];[.D6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k</text:p>
          </table:table-cell>
          <table:table-cell table:style-name="ce12" table:content-validation-name="val1" table:formula="of:=IF(COUNTIF([$Elected.$A$1:.$A$1048576];[.F63]); &quot;Elected&quot;; IF(COUNTIF([$Parties.$A$1:.$A$1048576];[.F63]); &quot;Party&quot;; IF(COUNTIF([$Locations.$A$1:.$A$1048576];[.F63]); &quot;Location&quot;; IF(COUNTIF([$Contested.$A$1:.$A$1048576];[.F63]); &quot;Contested&quot;; IF(COUNTIF([$Governance.$A$1:.$A$1048576];[.F63]); &quot;Governance&quot;; IF(COUNTIF([$Incorrect.$A$1:.$A$1048576];[.F63]); &quot;Incorrect&quot;; IF(COUNTIF([$Politicians.$A$1:.$A$1048576];[.F63]); &quot;Politician&quot;; IF(COUNTIF([$Journalists.$A$1:.$A$1048576];[.F6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3]); &quot;Elected&quot;; IF(COUNTIF([$Parties.$A$1:.$A$1048576];[.H63]); &quot;Party&quot;; IF(COUNTIF([$Locations.$A$1:.$A$1048576];[.H63]); &quot;Location&quot;; IF(COUNTIF([$Contested.$A$1:.$A$1048576];[.H63]); &quot;Contested&quot;; IF(COUNTIF([$Governance.$A$1:.$A$1048576];[.H63]); &quot;Governance&quot;; IF(COUNTIF([$Incorrect.$A$1:.$A$1048576];[.H63]); &quot;Incorrect&quot;; IF(COUNTIF([$Politicians.$A$1:.$A$1048576];[.H63]); &quot;Politician&quot;; IF(COUNTIF([$Journalists.$A$1:.$A$1048576];[.H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5" calcext:value-type="float">
            <text:p>55</text:p>
          </table:table-cell>
          <table:table-cell table:style-name="ce7" office:value-type="string" calcext:value-type="string">
            <text:p>David Lametti</text:p>
          </table:table-cell>
          <table:table-cell table:style-name="ce12" table:content-validation-name="val1" table:formula="of:=IF(COUNTIF([$Elected.$A$1:.$A$1048576];[.B64]); &quot;Elected&quot;; IF(COUNTIF([$Parties.$A$1:.$A$1048576];[.B64]); &quot;Party&quot;; IF(COUNTIF([$Locations.$A$1:.$A$1048576];[.B64]); &quot;Location&quot;; IF(COUNTIF([$Contested.$A$1:.$A$1048576];[.B64]); &quot;Contested&quot;; IF(COUNTIF([$Governance.$A$1:.$A$1048576];[.B64]); &quot;Governance&quot;; IF(COUNTIF([$Incorrect.$A$1:.$A$1048576];[.B64]); &quot;Incorrect&quot;; IF(COUNTIF([$Politicians.$A$1:.$A$1048576];[.B64]); &quot;Politician&quot;; IF(COUNTIF([$Journalists.$A$1:.$A$1048576];[.B6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atistics Canada</text:p>
          </table:table-cell>
          <table:table-cell table:style-name="ce12" table:content-validation-name="val1" table:formula="of:=IF(COUNTIF([$Elected.$A$1:.$A$1048576];[.D64]); &quot;Elected&quot;; IF(COUNTIF([$Parties.$A$1:.$A$1048576];[.D64]); &quot;Party&quot;; IF(COUNTIF([$Locations.$A$1:.$A$1048576];[.D64]); &quot;Location&quot;; IF(COUNTIF([$Contested.$A$1:.$A$1048576];[.D64]); &quot;Contested&quot;; IF(COUNTIF([$Governance.$A$1:.$A$1048576];[.D64]); &quot;Governance&quot;; IF(COUNTIF([$Incorrect.$A$1:.$A$1048576];[.D64]); &quot;Incorrect&quot;; IF(COUNTIF([$Politicians.$A$1:.$A$1048576];[.D64]); &quot;Politician&quot;; IF(COUNTIF([$Journalists.$A$1:.$A$1048576];[.D6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oplar hill</text:p>
          </table:table-cell>
          <table:table-cell table:style-name="ce12" table:content-validation-name="val1" table:formula="of:=IF(COUNTIF([$Elected.$A$1:.$A$1048576];[.F64]); &quot;Elected&quot;; IF(COUNTIF([$Parties.$A$1:.$A$1048576];[.F64]); &quot;Party&quot;; IF(COUNTIF([$Locations.$A$1:.$A$1048576];[.F64]); &quot;Location&quot;; IF(COUNTIF([$Contested.$A$1:.$A$1048576];[.F64]); &quot;Contested&quot;; IF(COUNTIF([$Governance.$A$1:.$A$1048576];[.F64]); &quot;Governance&quot;; IF(COUNTIF([$Incorrect.$A$1:.$A$1048576];[.F64]); &quot;Incorrect&quot;; IF(COUNTIF([$Politicians.$A$1:.$A$1048576];[.F64]); &quot;Politician&quot;; IF(COUNTIF([$Journalists.$A$1:.$A$1048576];[.F6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64]); &quot;Elected&quot;; IF(COUNTIF([$Parties.$A$1:.$A$1048576];[.H64]); &quot;Party&quot;; IF(COUNTIF([$Locations.$A$1:.$A$1048576];[.H64]); &quot;Location&quot;; IF(COUNTIF([$Contested.$A$1:.$A$1048576];[.H64]); &quot;Contested&quot;; IF(COUNTIF([$Governance.$A$1:.$A$1048576];[.H64]); &quot;Governance&quot;; IF(COUNTIF([$Incorrect.$A$1:.$A$1048576];[.H64]); &quot;Incorrect&quot;; IF(COUNTIF([$Politicians.$A$1:.$A$1048576];[.H64]); &quot;Politician&quot;; IF(COUNTIF([$Journalists.$A$1:.$A$1048576];[.H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6" calcext:value-type="float">
            <text:p>56</text:p>
          </table:table-cell>
          <table:table-cell table:style-name="ce7" office:value-type="string" calcext:value-type="string">
            <text:p>Jenna Sudds</text:p>
          </table:table-cell>
          <table:table-cell table:style-name="ce12" table:content-validation-name="val1" table:formula="of:=IF(COUNTIF([$Elected.$A$1:.$A$1048576];[.B65]); &quot;Elected&quot;; IF(COUNTIF([$Parties.$A$1:.$A$1048576];[.B65]); &quot;Party&quot;; IF(COUNTIF([$Locations.$A$1:.$A$1048576];[.B65]); &quot;Location&quot;; IF(COUNTIF([$Contested.$A$1:.$A$1048576];[.B65]); &quot;Contested&quot;; IF(COUNTIF([$Governance.$A$1:.$A$1048576];[.B65]); &quot;Governance&quot;; IF(COUNTIF([$Incorrect.$A$1:.$A$1048576];[.B65]); &quot;Incorrect&quot;; IF(COUNTIF([$Politicians.$A$1:.$A$1048576];[.B65]); &quot;Politician&quot;; IF(COUNTIF([$Journalists.$A$1:.$A$1048576];[.B6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Broadcasting Corporation</text:p>
          </table:table-cell>
          <table:table-cell table:style-name="ce12" table:content-validation-name="val1" table:formula="of:=IF(COUNTIF([$Elected.$A$1:.$A$1048576];[.D65]); &quot;Elected&quot;; IF(COUNTIF([$Parties.$A$1:.$A$1048576];[.D65]); &quot;Party&quot;; IF(COUNTIF([$Locations.$A$1:.$A$1048576];[.D65]); &quot;Location&quot;; IF(COUNTIF([$Contested.$A$1:.$A$1048576];[.D65]); &quot;Contested&quot;; IF(COUNTIF([$Governance.$A$1:.$A$1048576];[.D65]); &quot;Governance&quot;; IF(COUNTIF([$Incorrect.$A$1:.$A$1048576];[.D65]); &quot;Incorrect&quot;; IF(COUNTIF([$Politicians.$A$1:.$A$1048576];[.D65]); &quot;Politician&quot;; IF(COUNTIF([$Journalists.$A$1:.$A$1048576];[.D6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erry diotte</text:p>
          </table:table-cell>
          <table:table-cell table:style-name="ce12" table:content-validation-name="val1" table:formula="of:=IF(COUNTIF([$Elected.$A$1:.$A$1048576];[.F65]); &quot;Elected&quot;; IF(COUNTIF([$Parties.$A$1:.$A$1048576];[.F65]); &quot;Party&quot;; IF(COUNTIF([$Locations.$A$1:.$A$1048576];[.F65]); &quot;Location&quot;; IF(COUNTIF([$Contested.$A$1:.$A$1048576];[.F65]); &quot;Contested&quot;; IF(COUNTIF([$Governance.$A$1:.$A$1048576];[.F65]); &quot;Governance&quot;; IF(COUNTIF([$Incorrect.$A$1:.$A$1048576];[.F65]); &quot;Incorrect&quot;; IF(COUNTIF([$Politicians.$A$1:.$A$1048576];[.F65]); &quot;Politician&quot;; IF(COUNTIF([$Journalists.$A$1:.$A$1048576];[.F65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65]); &quot;Elected&quot;; IF(COUNTIF([$Parties.$A$1:.$A$1048576];[.H65]); &quot;Party&quot;; IF(COUNTIF([$Locations.$A$1:.$A$1048576];[.H65]); &quot;Location&quot;; IF(COUNTIF([$Contested.$A$1:.$A$1048576];[.H65]); &quot;Contested&quot;; IF(COUNTIF([$Governance.$A$1:.$A$1048576];[.H65]); &quot;Governance&quot;; IF(COUNTIF([$Incorrect.$A$1:.$A$1048576];[.H65]); &quot;Incorrect&quot;; IF(COUNTIF([$Politicians.$A$1:.$A$1048576];[.H65]); &quot;Politician&quot;; IF(COUNTIF([$Journalists.$A$1:.$A$1048576];[.H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7" calcext:value-type="float">
            <text:p>57</text:p>
          </table:table-cell>
          <table:table-cell table:style-name="ce7" office:value-type="string" calcext:value-type="string">
            <text:p>Luc Berthold</text:p>
          </table:table-cell>
          <table:table-cell table:style-name="ce12" table:content-validation-name="val1" table:formula="of:=IF(COUNTIF([$Elected.$A$1:.$A$1048576];[.B66]); &quot;Elected&quot;; IF(COUNTIF([$Parties.$A$1:.$A$1048576];[.B66]); &quot;Party&quot;; IF(COUNTIF([$Locations.$A$1:.$A$1048576];[.B66]); &quot;Location&quot;; IF(COUNTIF([$Contested.$A$1:.$A$1048576];[.B66]); &quot;Contested&quot;; IF(COUNTIF([$Governance.$A$1:.$A$1048576];[.B66]); &quot;Governance&quot;; IF(COUNTIF([$Incorrect.$A$1:.$A$1048576];[.B66]); &quot;Incorrect&quot;; IF(COUNTIF([$Politicians.$A$1:.$A$1048576];[.B66]); &quot;Politician&quot;; IF(COUNTIF([$Journalists.$A$1:.$A$1048576];[.B6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Prairies</text:p>
          </table:table-cell>
          <table:table-cell table:style-name="ce12" table:content-validation-name="val1" table:formula="of:=IF(COUNTIF([$Elected.$A$1:.$A$1048576];[.D66]); &quot;Elected&quot;; IF(COUNTIF([$Parties.$A$1:.$A$1048576];[.D66]); &quot;Party&quot;; IF(COUNTIF([$Locations.$A$1:.$A$1048576];[.D66]); &quot;Location&quot;; IF(COUNTIF([$Contested.$A$1:.$A$1048576];[.D66]); &quot;Contested&quot;; IF(COUNTIF([$Governance.$A$1:.$A$1048576];[.D66]); &quot;Governance&quot;; IF(COUNTIF([$Incorrect.$A$1:.$A$1048576];[.D66]); &quot;Incorrect&quot;; IF(COUNTIF([$Politicians.$A$1:.$A$1048576];[.D66]); &quot;Politician&quot;; IF(COUNTIF([$Journalists.$A$1:.$A$1048576];[.D6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us</text:p>
          </table:table-cell>
          <table:table-cell table:style-name="ce12" table:content-validation-name="val1" table:formula="of:=IF(COUNTIF([$Elected.$A$1:.$A$1048576];[.F66]); &quot;Elected&quot;; IF(COUNTIF([$Parties.$A$1:.$A$1048576];[.F66]); &quot;Party&quot;; IF(COUNTIF([$Locations.$A$1:.$A$1048576];[.F66]); &quot;Location&quot;; IF(COUNTIF([$Contested.$A$1:.$A$1048576];[.F66]); &quot;Contested&quot;; IF(COUNTIF([$Governance.$A$1:.$A$1048576];[.F66]); &quot;Governance&quot;; IF(COUNTIF([$Incorrect.$A$1:.$A$1048576];[.F66]); &quot;Incorrect&quot;; IF(COUNTIF([$Politicians.$A$1:.$A$1048576];[.F66]); &quot;Politician&quot;; IF(COUNTIF([$Journalists.$A$1:.$A$1048576];[.F6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6]); &quot;Elected&quot;; IF(COUNTIF([$Parties.$A$1:.$A$1048576];[.H66]); &quot;Party&quot;; IF(COUNTIF([$Locations.$A$1:.$A$1048576];[.H66]); &quot;Location&quot;; IF(COUNTIF([$Contested.$A$1:.$A$1048576];[.H66]); &quot;Contested&quot;; IF(COUNTIF([$Governance.$A$1:.$A$1048576];[.H66]); &quot;Governance&quot;; IF(COUNTIF([$Incorrect.$A$1:.$A$1048576];[.H66]); &quot;Incorrect&quot;; IF(COUNTIF([$Politicians.$A$1:.$A$1048576];[.H66]); &quot;Politician&quot;; IF(COUNTIF([$Journalists.$A$1:.$A$1048576];[.H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8" calcext:value-type="float">
            <text:p>58</text:p>
          </table:table-cell>
          <table:table-cell table:style-name="ce7" office:value-type="string" calcext:value-type="string">
            <text:p>Rona Ambrose</text:p>
          </table:table-cell>
          <table:table-cell table:style-name="ce12" table:content-validation-name="val1" table:formula="of:=IF(COUNTIF([$Elected.$A$1:.$A$1048576];[.B67]); &quot;Elected&quot;; IF(COUNTIF([$Parties.$A$1:.$A$1048576];[.B67]); &quot;Party&quot;; IF(COUNTIF([$Locations.$A$1:.$A$1048576];[.B67]); &quot;Location&quot;; IF(COUNTIF([$Contested.$A$1:.$A$1048576];[.B67]); &quot;Contested&quot;; IF(COUNTIF([$Governance.$A$1:.$A$1048576];[.B67]); &quot;Governance&quot;; IF(COUNTIF([$Incorrect.$A$1:.$A$1048576];[.B67]); &quot;Incorrect&quot;; IF(COUNTIF([$Politicians.$A$1:.$A$1048576];[.B67]); &quot;Politician&quot;; IF(COUNTIF([$Journalists.$A$1:.$A$1048576];[.B67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New Democratic Party (Canada)</text:p>
          </table:table-cell>
          <table:table-cell table:style-name="ce12" table:content-validation-name="val1" table:formula="of:=IF(COUNTIF([$Elected.$A$1:.$A$1048576];[.D67]); &quot;Elected&quot;; IF(COUNTIF([$Parties.$A$1:.$A$1048576];[.D67]); &quot;Party&quot;; IF(COUNTIF([$Locations.$A$1:.$A$1048576];[.D67]); &quot;Location&quot;; IF(COUNTIF([$Contested.$A$1:.$A$1048576];[.D67]); &quot;Contested&quot;; IF(COUNTIF([$Governance.$A$1:.$A$1048576];[.D67]); &quot;Governance&quot;; IF(COUNTIF([$Incorrect.$A$1:.$A$1048576];[.D67]); &quot;Incorrect&quot;; IF(COUNTIF([$Politicians.$A$1:.$A$1048576];[.D67]); &quot;Politician&quot;; IF(COUNTIF([$Journalists.$A$1:.$A$1048576];[.D67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gavin newsome</text:p>
          </table:table-cell>
          <table:table-cell table:style-name="ce12" table:content-validation-name="val1" table:formula="of:=IF(COUNTIF([$Elected.$A$1:.$A$1048576];[.F67]); &quot;Elected&quot;; IF(COUNTIF([$Parties.$A$1:.$A$1048576];[.F67]); &quot;Party&quot;; IF(COUNTIF([$Locations.$A$1:.$A$1048576];[.F67]); &quot;Location&quot;; IF(COUNTIF([$Contested.$A$1:.$A$1048576];[.F67]); &quot;Contested&quot;; IF(COUNTIF([$Governance.$A$1:.$A$1048576];[.F67]); &quot;Governance&quot;; IF(COUNTIF([$Incorrect.$A$1:.$A$1048576];[.F67]); &quot;Incorrect&quot;; IF(COUNTIF([$Politicians.$A$1:.$A$1048576];[.F67]); &quot;Politician&quot;; IF(COUNTIF([$Journalists.$A$1:.$A$1048576];[.F6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7]); &quot;Elected&quot;; IF(COUNTIF([$Parties.$A$1:.$A$1048576];[.H67]); &quot;Party&quot;; IF(COUNTIF([$Locations.$A$1:.$A$1048576];[.H67]); &quot;Location&quot;; IF(COUNTIF([$Contested.$A$1:.$A$1048576];[.H67]); &quot;Contested&quot;; IF(COUNTIF([$Governance.$A$1:.$A$1048576];[.H67]); &quot;Governance&quot;; IF(COUNTIF([$Incorrect.$A$1:.$A$1048576];[.H67]); &quot;Incorrect&quot;; IF(COUNTIF([$Politicians.$A$1:.$A$1048576];[.H67]); &quot;Politician&quot;; IF(COUNTIF([$Journalists.$A$1:.$A$1048576];[.H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59" calcext:value-type="float">
            <text:p>59</text:p>
          </table:table-cell>
          <table:table-cell table:style-name="ce7" office:value-type="string" calcext:value-type="string">
            <text:p>Rachel Bendayan</text:p>
          </table:table-cell>
          <table:table-cell table:style-name="ce12" table:content-validation-name="val1" table:formula="of:=IF(COUNTIF([$Elected.$A$1:.$A$1048576];[.B68]); &quot;Elected&quot;; IF(COUNTIF([$Parties.$A$1:.$A$1048576];[.B68]); &quot;Party&quot;; IF(COUNTIF([$Locations.$A$1:.$A$1048576];[.B68]); &quot;Location&quot;; IF(COUNTIF([$Contested.$A$1:.$A$1048576];[.B68]); &quot;Contested&quot;; IF(COUNTIF([$Governance.$A$1:.$A$1048576];[.B68]); &quot;Governance&quot;; IF(COUNTIF([$Incorrect.$A$1:.$A$1048576];[.B68]); &quot;Incorrect&quot;; IF(COUNTIF([$Politicians.$A$1:.$A$1048576];[.B68]); &quot;Politician&quot;; IF(COUNTIF([$Journalists.$A$1:.$A$1048576];[.B6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 Democratic Party</text:p>
          </table:table-cell>
          <table:table-cell table:style-name="ce12" table:content-validation-name="val1" table:formula="of:=IF(COUNTIF([$Elected.$A$1:.$A$1048576];[.D68]); &quot;Elected&quot;; IF(COUNTIF([$Parties.$A$1:.$A$1048576];[.D68]); &quot;Party&quot;; IF(COUNTIF([$Locations.$A$1:.$A$1048576];[.D68]); &quot;Location&quot;; IF(COUNTIF([$Contested.$A$1:.$A$1048576];[.D68]); &quot;Contested&quot;; IF(COUNTIF([$Governance.$A$1:.$A$1048576];[.D68]); &quot;Governance&quot;; IF(COUNTIF([$Incorrect.$A$1:.$A$1048576];[.D68]); &quot;Incorrect&quot;; IF(COUNTIF([$Politicians.$A$1:.$A$1048576];[.D68]); &quot;Politician&quot;; IF(COUNTIF([$Journalists.$A$1:.$A$1048576];[.D68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north americans</text:p>
          </table:table-cell>
          <table:table-cell table:style-name="ce12" table:content-validation-name="val1" table:formula="of:=IF(COUNTIF([$Elected.$A$1:.$A$1048576];[.F68]); &quot;Elected&quot;; IF(COUNTIF([$Parties.$A$1:.$A$1048576];[.F68]); &quot;Party&quot;; IF(COUNTIF([$Locations.$A$1:.$A$1048576];[.F68]); &quot;Location&quot;; IF(COUNTIF([$Contested.$A$1:.$A$1048576];[.F68]); &quot;Contested&quot;; IF(COUNTIF([$Governance.$A$1:.$A$1048576];[.F68]); &quot;Governance&quot;; IF(COUNTIF([$Incorrect.$A$1:.$A$1048576];[.F68]); &quot;Incorrect&quot;; IF(COUNTIF([$Politicians.$A$1:.$A$1048576];[.F68]); &quot;Politician&quot;; IF(COUNTIF([$Journalists.$A$1:.$A$1048576];[.F6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8]); &quot;Elected&quot;; IF(COUNTIF([$Parties.$A$1:.$A$1048576];[.H68]); &quot;Party&quot;; IF(COUNTIF([$Locations.$A$1:.$A$1048576];[.H68]); &quot;Location&quot;; IF(COUNTIF([$Contested.$A$1:.$A$1048576];[.H68]); &quot;Contested&quot;; IF(COUNTIF([$Governance.$A$1:.$A$1048576];[.H68]); &quot;Governance&quot;; IF(COUNTIF([$Incorrect.$A$1:.$A$1048576];[.H68]); &quot;Incorrect&quot;; IF(COUNTIF([$Politicians.$A$1:.$A$1048576];[.H68]); &quot;Politician&quot;; IF(COUNTIF([$Journalists.$A$1:.$A$1048576];[.H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0" calcext:value-type="float">
            <text:p>60</text:p>
          </table:table-cell>
          <table:table-cell table:style-name="ce7" office:value-type="string" calcext:value-type="string">
            <text:p>Mel Arnold</text:p>
          </table:table-cell>
          <table:table-cell table:style-name="ce12" table:content-validation-name="val1" table:formula="of:=IF(COUNTIF([$Elected.$A$1:.$A$1048576];[.B69]); &quot;Elected&quot;; IF(COUNTIF([$Parties.$A$1:.$A$1048576];[.B69]); &quot;Party&quot;; IF(COUNTIF([$Locations.$A$1:.$A$1048576];[.B69]); &quot;Location&quot;; IF(COUNTIF([$Contested.$A$1:.$A$1048576];[.B69]); &quot;Contested&quot;; IF(COUNTIF([$Governance.$A$1:.$A$1048576];[.B69]); &quot;Governance&quot;; IF(COUNTIF([$Incorrect.$A$1:.$A$1048576];[.B69]); &quot;Incorrect&quot;; IF(COUNTIF([$Politicians.$A$1:.$A$1048576];[.B69]); &quot;Politician&quot;; IF(COUNTIF([$Journalists.$A$1:.$A$1048576];[.B6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ockwell Day</text:p>
          </table:table-cell>
          <table:table-cell table:style-name="ce12" table:content-validation-name="val1" table:formula="of:=IF(COUNTIF([$Elected.$A$1:.$A$1048576];[.D69]); &quot;Elected&quot;; IF(COUNTIF([$Parties.$A$1:.$A$1048576];[.D69]); &quot;Party&quot;; IF(COUNTIF([$Locations.$A$1:.$A$1048576];[.D69]); &quot;Location&quot;; IF(COUNTIF([$Contested.$A$1:.$A$1048576];[.D69]); &quot;Contested&quot;; IF(COUNTIF([$Governance.$A$1:.$A$1048576];[.D69]); &quot;Governance&quot;; IF(COUNTIF([$Incorrect.$A$1:.$A$1048576];[.D69]); &quot;Incorrect&quot;; IF(COUNTIF([$Politicians.$A$1:.$A$1048576];[.D69]); &quot;Politician&quot;; IF(COUNTIF([$Journalists.$A$1:.$A$1048576];[.D6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green party</text:p>
          </table:table-cell>
          <table:table-cell table:style-name="ce12" table:content-validation-name="val1" table:formula="of:=IF(COUNTIF([$Elected.$A$1:.$A$1048576];[.F69]); &quot;Elected&quot;; IF(COUNTIF([$Parties.$A$1:.$A$1048576];[.F69]); &quot;Party&quot;; IF(COUNTIF([$Locations.$A$1:.$A$1048576];[.F69]); &quot;Location&quot;; IF(COUNTIF([$Contested.$A$1:.$A$1048576];[.F69]); &quot;Contested&quot;; IF(COUNTIF([$Governance.$A$1:.$A$1048576];[.F69]); &quot;Governance&quot;; IF(COUNTIF([$Incorrect.$A$1:.$A$1048576];[.F69]); &quot;Incorrect&quot;; IF(COUNTIF([$Politicians.$A$1:.$A$1048576];[.F69]); &quot;Politician&quot;; IF(COUNTIF([$Journalists.$A$1:.$A$1048576];[.F69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69]); &quot;Elected&quot;; IF(COUNTIF([$Parties.$A$1:.$A$1048576];[.H69]); &quot;Party&quot;; IF(COUNTIF([$Locations.$A$1:.$A$1048576];[.H69]); &quot;Location&quot;; IF(COUNTIF([$Contested.$A$1:.$A$1048576];[.H69]); &quot;Contested&quot;; IF(COUNTIF([$Governance.$A$1:.$A$1048576];[.H69]); &quot;Governance&quot;; IF(COUNTIF([$Incorrect.$A$1:.$A$1048576];[.H69]); &quot;Incorrect&quot;; IF(COUNTIF([$Politicians.$A$1:.$A$1048576];[.H69]); &quot;Politician&quot;; IF(COUNTIF([$Journalists.$A$1:.$A$1048576];[.H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1" calcext:value-type="float">
            <text:p>61</text:p>
          </table:table-cell>
          <table:table-cell table:style-name="ce7" office:value-type="string" calcext:value-type="string">
            <text:p>Ginette Petitpas Taylor</text:p>
          </table:table-cell>
          <table:table-cell table:style-name="ce12" table:content-validation-name="val1" table:formula="of:=IF(COUNTIF([$Elected.$A$1:.$A$1048576];[.B70]); &quot;Elected&quot;; IF(COUNTIF([$Parties.$A$1:.$A$1048576];[.B70]); &quot;Party&quot;; IF(COUNTIF([$Locations.$A$1:.$A$1048576];[.B70]); &quot;Location&quot;; IF(COUNTIF([$Contested.$A$1:.$A$1048576];[.B70]); &quot;Contested&quot;; IF(COUNTIF([$Governance.$A$1:.$A$1048576];[.B70]); &quot;Governance&quot;; IF(COUNTIF([$Incorrect.$A$1:.$A$1048576];[.B70]); &quot;Incorrect&quot;; IF(COUNTIF([$Politicians.$A$1:.$A$1048576];[.B70]); &quot;Politician&quot;; IF(COUNTIF([$Journalists.$A$1:.$A$1048576];[.B7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lliance</text:p>
          </table:table-cell>
          <table:table-cell table:style-name="ce12" table:content-validation-name="val1" table:formula="of:=IF(COUNTIF([$Elected.$A$1:.$A$1048576];[.D70]); &quot;Elected&quot;; IF(COUNTIF([$Parties.$A$1:.$A$1048576];[.D70]); &quot;Party&quot;; IF(COUNTIF([$Locations.$A$1:.$A$1048576];[.D70]); &quot;Location&quot;; IF(COUNTIF([$Contested.$A$1:.$A$1048576];[.D70]); &quot;Contested&quot;; IF(COUNTIF([$Governance.$A$1:.$A$1048576];[.D70]); &quot;Governance&quot;; IF(COUNTIF([$Incorrect.$A$1:.$A$1048576];[.D70]); &quot;Incorrect&quot;; IF(COUNTIF([$Politicians.$A$1:.$A$1048576];[.D70]); &quot;Politician&quot;; IF(COUNTIF([$Journalists.$A$1:.$A$1048576];[.D7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ryam monsef</text:p>
          </table:table-cell>
          <table:table-cell table:style-name="ce12" table:content-validation-name="val1" table:formula="of:=IF(COUNTIF([$Elected.$A$1:.$A$1048576];[.F70]); &quot;Elected&quot;; IF(COUNTIF([$Parties.$A$1:.$A$1048576];[.F70]); &quot;Party&quot;; IF(COUNTIF([$Locations.$A$1:.$A$1048576];[.F70]); &quot;Location&quot;; IF(COUNTIF([$Contested.$A$1:.$A$1048576];[.F70]); &quot;Contested&quot;; IF(COUNTIF([$Governance.$A$1:.$A$1048576];[.F70]); &quot;Governance&quot;; IF(COUNTIF([$Incorrect.$A$1:.$A$1048576];[.F70]); &quot;Incorrect&quot;; IF(COUNTIF([$Politicians.$A$1:.$A$1048576];[.F70]); &quot;Politician&quot;; IF(COUNTIF([$Journalists.$A$1:.$A$1048576];[.F7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70]); &quot;Elected&quot;; IF(COUNTIF([$Parties.$A$1:.$A$1048576];[.H70]); &quot;Party&quot;; IF(COUNTIF([$Locations.$A$1:.$A$1048576];[.H70]); &quot;Location&quot;; IF(COUNTIF([$Contested.$A$1:.$A$1048576];[.H70]); &quot;Contested&quot;; IF(COUNTIF([$Governance.$A$1:.$A$1048576];[.H70]); &quot;Governance&quot;; IF(COUNTIF([$Incorrect.$A$1:.$A$1048576];[.H70]); &quot;Incorrect&quot;; IF(COUNTIF([$Politicians.$A$1:.$A$1048576];[.H70]); &quot;Politician&quot;; IF(COUNTIF([$Journalists.$A$1:.$A$1048576];[.H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2" calcext:value-type="float">
            <text:p>62</text:p>
          </table:table-cell>
          <table:table-cell table:style-name="ce7" office:value-type="string" calcext:value-type="string">
            <text:p>Mike Morrice</text:p>
          </table:table-cell>
          <table:table-cell table:style-name="ce12" table:content-validation-name="val1" table:formula="of:=IF(COUNTIF([$Elected.$A$1:.$A$1048576];[.B71]); &quot;Elected&quot;; IF(COUNTIF([$Parties.$A$1:.$A$1048576];[.B71]); &quot;Party&quot;; IF(COUNTIF([$Locations.$A$1:.$A$1048576];[.B71]); &quot;Location&quot;; IF(COUNTIF([$Contested.$A$1:.$A$1048576];[.B71]); &quot;Contested&quot;; IF(COUNTIF([$Governance.$A$1:.$A$1048576];[.B71]); &quot;Governance&quot;; IF(COUNTIF([$Incorrect.$A$1:.$A$1048576];[.B71]); &quot;Incorrect&quot;; IF(COUNTIF([$Politicians.$A$1:.$A$1048576];[.B71]); &quot;Politician&quot;; IF(COUNTIF([$Journalists.$A$1:.$A$1048576];[.B7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ational Citizens Alliance</text:p>
          </table:table-cell>
          <table:table-cell table:style-name="ce12" table:content-validation-name="val1" table:formula="of:=IF(COUNTIF([$Elected.$A$1:.$A$1048576];[.D71]); &quot;Elected&quot;; IF(COUNTIF([$Parties.$A$1:.$A$1048576];[.D71]); &quot;Party&quot;; IF(COUNTIF([$Locations.$A$1:.$A$1048576];[.D71]); &quot;Location&quot;; IF(COUNTIF([$Contested.$A$1:.$A$1048576];[.D71]); &quot;Contested&quot;; IF(COUNTIF([$Governance.$A$1:.$A$1048576];[.D71]); &quot;Governance&quot;; IF(COUNTIF([$Incorrect.$A$1:.$A$1048576];[.D71]); &quot;Incorrect&quot;; IF(COUNTIF([$Politicians.$A$1:.$A$1048576];[.D71]); &quot;Politician&quot;; IF(COUNTIF([$Journalists.$A$1:.$A$1048576];[.D7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ustralia</text:p>
          </table:table-cell>
          <table:table-cell table:style-name="ce12" table:content-validation-name="val1" table:formula="of:=IF(COUNTIF([$Elected.$A$1:.$A$1048576];[.F71]); &quot;Elected&quot;; IF(COUNTIF([$Parties.$A$1:.$A$1048576];[.F71]); &quot;Party&quot;; IF(COUNTIF([$Locations.$A$1:.$A$1048576];[.F71]); &quot;Location&quot;; IF(COUNTIF([$Contested.$A$1:.$A$1048576];[.F71]); &quot;Contested&quot;; IF(COUNTIF([$Governance.$A$1:.$A$1048576];[.F71]); &quot;Governance&quot;; IF(COUNTIF([$Incorrect.$A$1:.$A$1048576];[.F71]); &quot;Incorrect&quot;; IF(COUNTIF([$Politicians.$A$1:.$A$1048576];[.F71]); &quot;Politician&quot;; IF(COUNTIF([$Journalists.$A$1:.$A$1048576];[.F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1]); &quot;Elected&quot;; IF(COUNTIF([$Parties.$A$1:.$A$1048576];[.H71]); &quot;Party&quot;; IF(COUNTIF([$Locations.$A$1:.$A$1048576];[.H71]); &quot;Location&quot;; IF(COUNTIF([$Contested.$A$1:.$A$1048576];[.H71]); &quot;Contested&quot;; IF(COUNTIF([$Governance.$A$1:.$A$1048576];[.H71]); &quot;Governance&quot;; IF(COUNTIF([$Incorrect.$A$1:.$A$1048576];[.H71]); &quot;Incorrect&quot;; IF(COUNTIF([$Politicians.$A$1:.$A$1048576];[.H71]); &quot;Politician&quot;; IF(COUNTIF([$Journalists.$A$1:.$A$1048576];[.H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3" calcext:value-type="float">
            <text:p>63</text:p>
          </table:table-cell>
          <table:table-cell table:style-name="ce7" office:value-type="string" calcext:value-type="string">
            <text:p>Tony Van Bynen</text:p>
          </table:table-cell>
          <table:table-cell table:style-name="ce12" table:content-validation-name="val1" table:formula="of:=IF(COUNTIF([$Elected.$A$1:.$A$1048576];[.B72]); &quot;Elected&quot;; IF(COUNTIF([$Parties.$A$1:.$A$1048576];[.B72]); &quot;Party&quot;; IF(COUNTIF([$Locations.$A$1:.$A$1048576];[.B72]); &quot;Location&quot;; IF(COUNTIF([$Contested.$A$1:.$A$1048576];[.B72]); &quot;Contested&quot;; IF(COUNTIF([$Governance.$A$1:.$A$1048576];[.B72]); &quot;Governance&quot;; IF(COUNTIF([$Incorrect.$A$1:.$A$1048576];[.B72]); &quot;Incorrect&quot;; IF(COUNTIF([$Politicians.$A$1:.$A$1048576];[.B72]); &quot;Politician&quot;; IF(COUNTIF([$Journalists.$A$1:.$A$1048576];[.B7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United Conservative Party</text:p>
          </table:table-cell>
          <table:table-cell table:style-name="ce12" table:content-validation-name="val1" table:formula="of:=IF(COUNTIF([$Elected.$A$1:.$A$1048576];[.D72]); &quot;Elected&quot;; IF(COUNTIF([$Parties.$A$1:.$A$1048576];[.D72]); &quot;Party&quot;; IF(COUNTIF([$Locations.$A$1:.$A$1048576];[.D72]); &quot;Location&quot;; IF(COUNTIF([$Contested.$A$1:.$A$1048576];[.D72]); &quot;Contested&quot;; IF(COUNTIF([$Governance.$A$1:.$A$1048576];[.D72]); &quot;Governance&quot;; IF(COUNTIF([$Incorrect.$A$1:.$A$1048576];[.D72]); &quot;Incorrect&quot;; IF(COUNTIF([$Politicians.$A$1:.$A$1048576];[.D72]); &quot;Politician&quot;; IF(COUNTIF([$Journalists.$A$1:.$A$1048576];[.D7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brina kim</text:p>
          </table:table-cell>
          <table:table-cell table:style-name="ce12" table:content-validation-name="val1" table:formula="of:=IF(COUNTIF([$Elected.$A$1:.$A$1048576];[.F72]); &quot;Elected&quot;; IF(COUNTIF([$Parties.$A$1:.$A$1048576];[.F72]); &quot;Party&quot;; IF(COUNTIF([$Locations.$A$1:.$A$1048576];[.F72]); &quot;Location&quot;; IF(COUNTIF([$Contested.$A$1:.$A$1048576];[.F72]); &quot;Contested&quot;; IF(COUNTIF([$Governance.$A$1:.$A$1048576];[.F72]); &quot;Governance&quot;; IF(COUNTIF([$Incorrect.$A$1:.$A$1048576];[.F72]); &quot;Incorrect&quot;; IF(COUNTIF([$Politicians.$A$1:.$A$1048576];[.F72]); &quot;Politician&quot;; IF(COUNTIF([$Journalists.$A$1:.$A$1048576];[.F7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2]); &quot;Elected&quot;; IF(COUNTIF([$Parties.$A$1:.$A$1048576];[.H72]); &quot;Party&quot;; IF(COUNTIF([$Locations.$A$1:.$A$1048576];[.H72]); &quot;Location&quot;; IF(COUNTIF([$Contested.$A$1:.$A$1048576];[.H72]); &quot;Contested&quot;; IF(COUNTIF([$Governance.$A$1:.$A$1048576];[.H72]); &quot;Governance&quot;; IF(COUNTIF([$Incorrect.$A$1:.$A$1048576];[.H72]); &quot;Incorrect&quot;; IF(COUNTIF([$Politicians.$A$1:.$A$1048576];[.H72]); &quot;Politician&quot;; IF(COUNTIF([$Journalists.$A$1:.$A$1048576];[.H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4" calcext:value-type="float">
            <text:p>64</text:p>
          </table:table-cell>
          <table:table-cell table:style-name="ce7" office:value-type="string" calcext:value-type="string">
            <text:p>Viviane Lapointe</text:p>
          </table:table-cell>
          <table:table-cell table:style-name="ce12" table:content-validation-name="val1" table:formula="of:=IF(COUNTIF([$Elected.$A$1:.$A$1048576];[.B73]); &quot;Elected&quot;; IF(COUNTIF([$Parties.$A$1:.$A$1048576];[.B73]); &quot;Party&quot;; IF(COUNTIF([$Locations.$A$1:.$A$1048576];[.B73]); &quot;Location&quot;; IF(COUNTIF([$Contested.$A$1:.$A$1048576];[.B73]); &quot;Contested&quot;; IF(COUNTIF([$Governance.$A$1:.$A$1048576];[.B73]); &quot;Governance&quot;; IF(COUNTIF([$Incorrect.$A$1:.$A$1048576];[.B73]); &quot;Incorrect&quot;; IF(COUNTIF([$Politicians.$A$1:.$A$1048576];[.B73]); &quot;Politician&quot;; IF(COUNTIF([$Journalists.$A$1:.$A$1048576];[.B7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-operative Commonwealth Federation</text:p>
          </table:table-cell>
          <table:table-cell table:style-name="ce12" table:content-validation-name="val1" table:formula="of:=IF(COUNTIF([$Elected.$A$1:.$A$1048576];[.D73]); &quot;Elected&quot;; IF(COUNTIF([$Parties.$A$1:.$A$1048576];[.D73]); &quot;Party&quot;; IF(COUNTIF([$Locations.$A$1:.$A$1048576];[.D73]); &quot;Location&quot;; IF(COUNTIF([$Contested.$A$1:.$A$1048576];[.D73]); &quot;Contested&quot;; IF(COUNTIF([$Governance.$A$1:.$A$1048576];[.D73]); &quot;Governance&quot;; IF(COUNTIF([$Incorrect.$A$1:.$A$1048576];[.D73]); &quot;Incorrect&quot;; IF(COUNTIF([$Politicians.$A$1:.$A$1048576];[.D73]); &quot;Politician&quot;; IF(COUNTIF([$Journalists.$A$1:.$A$1048576];[.D7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brina grover</text:p>
          </table:table-cell>
          <table:table-cell table:style-name="ce12" table:content-validation-name="val1" table:formula="of:=IF(COUNTIF([$Elected.$A$1:.$A$1048576];[.F73]); &quot;Elected&quot;; IF(COUNTIF([$Parties.$A$1:.$A$1048576];[.F73]); &quot;Party&quot;; IF(COUNTIF([$Locations.$A$1:.$A$1048576];[.F73]); &quot;Location&quot;; IF(COUNTIF([$Contested.$A$1:.$A$1048576];[.F73]); &quot;Contested&quot;; IF(COUNTIF([$Governance.$A$1:.$A$1048576];[.F73]); &quot;Governance&quot;; IF(COUNTIF([$Incorrect.$A$1:.$A$1048576];[.F73]); &quot;Incorrect&quot;; IF(COUNTIF([$Politicians.$A$1:.$A$1048576];[.F73]); &quot;Politician&quot;; IF(COUNTIF([$Journalists.$A$1:.$A$1048576];[.F7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3]); &quot;Elected&quot;; IF(COUNTIF([$Parties.$A$1:.$A$1048576];[.H73]); &quot;Party&quot;; IF(COUNTIF([$Locations.$A$1:.$A$1048576];[.H73]); &quot;Location&quot;; IF(COUNTIF([$Contested.$A$1:.$A$1048576];[.H73]); &quot;Contested&quot;; IF(COUNTIF([$Governance.$A$1:.$A$1048576];[.H73]); &quot;Governance&quot;; IF(COUNTIF([$Incorrect.$A$1:.$A$1048576];[.H73]); &quot;Incorrect&quot;; IF(COUNTIF([$Politicians.$A$1:.$A$1048576];[.H73]); &quot;Politician&quot;; IF(COUNTIF([$Journalists.$A$1:.$A$1048576];[.H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5" calcext:value-type="float">
            <text:p>65</text:p>
          </table:table-cell>
          <table:table-cell table:style-name="ce7" office:value-type="string" calcext:value-type="string">
            <text:p>Luc Desilets</text:p>
          </table:table-cell>
          <table:table-cell table:style-name="ce12" table:content-validation-name="val1" table:formula="of:=IF(COUNTIF([$Elected.$A$1:.$A$1048576];[.B74]); &quot;Elected&quot;; IF(COUNTIF([$Parties.$A$1:.$A$1048576];[.B74]); &quot;Party&quot;; IF(COUNTIF([$Locations.$A$1:.$A$1048576];[.B74]); &quot;Location&quot;; IF(COUNTIF([$Contested.$A$1:.$A$1048576];[.B74]); &quot;Contested&quot;; IF(COUNTIF([$Governance.$A$1:.$A$1048576];[.B74]); &quot;Governance&quot;; IF(COUNTIF([$Incorrect.$A$1:.$A$1048576];[.B74]); &quot;Incorrect&quot;; IF(COUNTIF([$Politicians.$A$1:.$A$1048576];[.B74]); &quot;Politician&quot;; IF(COUNTIF([$Journalists.$A$1:.$A$1048576];[.B7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rmed Forces</text:p>
          </table:table-cell>
          <table:table-cell table:style-name="ce12" table:content-validation-name="val1" table:formula="of:=IF(COUNTIF([$Elected.$A$1:.$A$1048576];[.D74]); &quot;Elected&quot;; IF(COUNTIF([$Parties.$A$1:.$A$1048576];[.D74]); &quot;Party&quot;; IF(COUNTIF([$Locations.$A$1:.$A$1048576];[.D74]); &quot;Location&quot;; IF(COUNTIF([$Contested.$A$1:.$A$1048576];[.D74]); &quot;Contested&quot;; IF(COUNTIF([$Governance.$A$1:.$A$1048576];[.D74]); &quot;Governance&quot;; IF(COUNTIF([$Incorrect.$A$1:.$A$1048576];[.D74]); &quot;Incorrect&quot;; IF(COUNTIF([$Politicians.$A$1:.$A$1048576];[.D74]); &quot;Politician&quot;; IF(COUNTIF([$Journalists.$A$1:.$A$1048576];[.D7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arack obama</text:p>
          </table:table-cell>
          <table:table-cell table:style-name="ce12" table:content-validation-name="val1" table:formula="of:=IF(COUNTIF([$Elected.$A$1:.$A$1048576];[.F74]); &quot;Elected&quot;; IF(COUNTIF([$Parties.$A$1:.$A$1048576];[.F74]); &quot;Party&quot;; IF(COUNTIF([$Locations.$A$1:.$A$1048576];[.F74]); &quot;Location&quot;; IF(COUNTIF([$Contested.$A$1:.$A$1048576];[.F74]); &quot;Contested&quot;; IF(COUNTIF([$Governance.$A$1:.$A$1048576];[.F74]); &quot;Governance&quot;; IF(COUNTIF([$Incorrect.$A$1:.$A$1048576];[.F74]); &quot;Incorrect&quot;; IF(COUNTIF([$Politicians.$A$1:.$A$1048576];[.F74]); &quot;Politician&quot;; IF(COUNTIF([$Journalists.$A$1:.$A$1048576];[.F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4]); &quot;Elected&quot;; IF(COUNTIF([$Parties.$A$1:.$A$1048576];[.H74]); &quot;Party&quot;; IF(COUNTIF([$Locations.$A$1:.$A$1048576];[.H74]); &quot;Location&quot;; IF(COUNTIF([$Contested.$A$1:.$A$1048576];[.H74]); &quot;Contested&quot;; IF(COUNTIF([$Governance.$A$1:.$A$1048576];[.H74]); &quot;Governance&quot;; IF(COUNTIF([$Incorrect.$A$1:.$A$1048576];[.H74]); &quot;Incorrect&quot;; IF(COUNTIF([$Politicians.$A$1:.$A$1048576];[.H74]); &quot;Politician&quot;; IF(COUNTIF([$Journalists.$A$1:.$A$1048576];[.H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6" calcext:value-type="float">
            <text:p>66</text:p>
          </table:table-cell>
          <table:table-cell table:style-name="ce7" office:value-type="string" calcext:value-type="string">
            <text:p>Jamie Schmale</text:p>
          </table:table-cell>
          <table:table-cell table:style-name="ce12" table:content-validation-name="val1" table:formula="of:=IF(COUNTIF([$Elected.$A$1:.$A$1048576];[.B75]); &quot;Elected&quot;; IF(COUNTIF([$Parties.$A$1:.$A$1048576];[.B75]); &quot;Party&quot;; IF(COUNTIF([$Locations.$A$1:.$A$1048576];[.B75]); &quot;Location&quot;; IF(COUNTIF([$Contested.$A$1:.$A$1048576];[.B75]); &quot;Contested&quot;; IF(COUNTIF([$Governance.$A$1:.$A$1048576];[.B75]); &quot;Governance&quot;; IF(COUNTIF([$Incorrect.$A$1:.$A$1048576];[.B75]); &quot;Incorrect&quot;; IF(COUNTIF([$Politicians.$A$1:.$A$1048576];[.B75]); &quot;Politician&quot;; IF(COUNTIF([$Journalists.$A$1:.$A$1048576];[.B7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yal Canadian Air Force</text:p>
          </table:table-cell>
          <table:table-cell table:style-name="ce12" table:content-validation-name="val1" table:formula="of:=IF(COUNTIF([$Elected.$A$1:.$A$1048576];[.D75]); &quot;Elected&quot;; IF(COUNTIF([$Parties.$A$1:.$A$1048576];[.D75]); &quot;Party&quot;; IF(COUNTIF([$Locations.$A$1:.$A$1048576];[.D75]); &quot;Location&quot;; IF(COUNTIF([$Contested.$A$1:.$A$1048576];[.D75]); &quot;Contested&quot;; IF(COUNTIF([$Governance.$A$1:.$A$1048576];[.D75]); &quot;Governance&quot;; IF(COUNTIF([$Incorrect.$A$1:.$A$1048576];[.D75]); &quot;Incorrect&quot;; IF(COUNTIF([$Politicians.$A$1:.$A$1048576];[.D75]); &quot;Politician&quot;; IF(COUNTIF([$Journalists.$A$1:.$A$1048576];[.D7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F75]); &quot;Elected&quot;; IF(COUNTIF([$Parties.$A$1:.$A$1048576];[.F75]); &quot;Party&quot;; IF(COUNTIF([$Locations.$A$1:.$A$1048576];[.F75]); &quot;Location&quot;; IF(COUNTIF([$Contested.$A$1:.$A$1048576];[.F75]); &quot;Contested&quot;; IF(COUNTIF([$Governance.$A$1:.$A$1048576];[.F75]); &quot;Governance&quot;; IF(COUNTIF([$Incorrect.$A$1:.$A$1048576];[.F75]); &quot;Incorrect&quot;; IF(COUNTIF([$Politicians.$A$1:.$A$1048576];[.F75]); &quot;Politician&quot;; IF(COUNTIF([$Journalists.$A$1:.$A$1048576];[.F7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75]); &quot;Elected&quot;; IF(COUNTIF([$Parties.$A$1:.$A$1048576];[.H75]); &quot;Party&quot;; IF(COUNTIF([$Locations.$A$1:.$A$1048576];[.H75]); &quot;Location&quot;; IF(COUNTIF([$Contested.$A$1:.$A$1048576];[.H75]); &quot;Contested&quot;; IF(COUNTIF([$Governance.$A$1:.$A$1048576];[.H75]); &quot;Governance&quot;; IF(COUNTIF([$Incorrect.$A$1:.$A$1048576];[.H75]); &quot;Incorrect&quot;; IF(COUNTIF([$Politicians.$A$1:.$A$1048576];[.H75]); &quot;Politician&quot;; IF(COUNTIF([$Journalists.$A$1:.$A$1048576];[.H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7" calcext:value-type="float">
            <text:p>67</text:p>
          </table:table-cell>
          <table:table-cell table:style-name="ce7" office:value-type="string" calcext:value-type="string">
            <text:p>Mario Beaulieu</text:p>
          </table:table-cell>
          <table:table-cell table:style-name="ce12" table:content-validation-name="val1" table:formula="of:=IF(COUNTIF([$Elected.$A$1:.$A$1048576];[.B76]); &quot;Elected&quot;; IF(COUNTIF([$Parties.$A$1:.$A$1048576];[.B76]); &quot;Party&quot;; IF(COUNTIF([$Locations.$A$1:.$A$1048576];[.B76]); &quot;Location&quot;; IF(COUNTIF([$Contested.$A$1:.$A$1048576];[.B76]); &quot;Contested&quot;; IF(COUNTIF([$Governance.$A$1:.$A$1048576];[.B76]); &quot;Governance&quot;; IF(COUNTIF([$Incorrect.$A$1:.$A$1048576];[.B76]); &quot;Incorrect&quot;; IF(COUNTIF([$Politicians.$A$1:.$A$1048576];[.B76]); &quot;Politician&quot;; IF(COUNTIF([$Journalists.$A$1:.$A$1048576];[.B7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he Globe and Mail</text:p>
          </table:table-cell>
          <table:table-cell table:style-name="ce12" table:content-validation-name="val1" table:formula="of:=IF(COUNTIF([$Elected.$A$1:.$A$1048576];[.D76]); &quot;Elected&quot;; IF(COUNTIF([$Parties.$A$1:.$A$1048576];[.D76]); &quot;Party&quot;; IF(COUNTIF([$Locations.$A$1:.$A$1048576];[.D76]); &quot;Location&quot;; IF(COUNTIF([$Contested.$A$1:.$A$1048576];[.D76]); &quot;Contested&quot;; IF(COUNTIF([$Governance.$A$1:.$A$1048576];[.D76]); &quot;Governance&quot;; IF(COUNTIF([$Incorrect.$A$1:.$A$1048576];[.D76]); &quot;Incorrect&quot;; IF(COUNTIF([$Politicians.$A$1:.$A$1048576];[.D76]); &quot;Politician&quot;; IF(COUNTIF([$Journalists.$A$1:.$A$1048576];[.D7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obama</text:p>
          </table:table-cell>
          <table:table-cell table:style-name="ce12" table:content-validation-name="val1" table:formula="of:=IF(COUNTIF([$Elected.$A$1:.$A$1048576];[.F76]); &quot;Elected&quot;; IF(COUNTIF([$Parties.$A$1:.$A$1048576];[.F76]); &quot;Party&quot;; IF(COUNTIF([$Locations.$A$1:.$A$1048576];[.F76]); &quot;Location&quot;; IF(COUNTIF([$Contested.$A$1:.$A$1048576];[.F76]); &quot;Contested&quot;; IF(COUNTIF([$Governance.$A$1:.$A$1048576];[.F76]); &quot;Governance&quot;; IF(COUNTIF([$Incorrect.$A$1:.$A$1048576];[.F76]); &quot;Incorrect&quot;; IF(COUNTIF([$Politicians.$A$1:.$A$1048576];[.F76]); &quot;Politician&quot;; IF(COUNTIF([$Journalists.$A$1:.$A$1048576];[.F7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6]); &quot;Elected&quot;; IF(COUNTIF([$Parties.$A$1:.$A$1048576];[.H76]); &quot;Party&quot;; IF(COUNTIF([$Locations.$A$1:.$A$1048576];[.H76]); &quot;Location&quot;; IF(COUNTIF([$Contested.$A$1:.$A$1048576];[.H76]); &quot;Contested&quot;; IF(COUNTIF([$Governance.$A$1:.$A$1048576];[.H76]); &quot;Governance&quot;; IF(COUNTIF([$Incorrect.$A$1:.$A$1048576];[.H76]); &quot;Incorrect&quot;; IF(COUNTIF([$Politicians.$A$1:.$A$1048576];[.H76]); &quot;Politician&quot;; IF(COUNTIF([$Journalists.$A$1:.$A$1048576];[.H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8" calcext:value-type="float">
            <text:p>68</text:p>
          </table:table-cell>
          <table:table-cell table:style-name="ce7" office:value-type="string" calcext:value-type="string">
            <text:p>Tracy Gray</text:p>
          </table:table-cell>
          <table:table-cell table:style-name="ce12" table:content-validation-name="val1" table:formula="of:=IF(COUNTIF([$Elected.$A$1:.$A$1048576];[.B77]); &quot;Elected&quot;; IF(COUNTIF([$Parties.$A$1:.$A$1048576];[.B77]); &quot;Party&quot;; IF(COUNTIF([$Locations.$A$1:.$A$1048576];[.B77]); &quot;Location&quot;; IF(COUNTIF([$Contested.$A$1:.$A$1048576];[.B77]); &quot;Contested&quot;; IF(COUNTIF([$Governance.$A$1:.$A$1048576];[.B77]); &quot;Governance&quot;; IF(COUNTIF([$Incorrect.$A$1:.$A$1048576];[.B77]); &quot;Incorrect&quot;; IF(COUNTIF([$Politicians.$A$1:.$A$1048576];[.B77]); &quot;Politician&quot;; IF(COUNTIF([$Journalists.$A$1:.$A$1048576];[.B7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dice Bergen (politician)</text:p>
          </table:table-cell>
          <table:table-cell table:style-name="ce12" table:content-validation-name="val1" table:formula="of:=IF(COUNTIF([$Elected.$A$1:.$A$1048576];[.D77]); &quot;Elected&quot;; IF(COUNTIF([$Parties.$A$1:.$A$1048576];[.D77]); &quot;Party&quot;; IF(COUNTIF([$Locations.$A$1:.$A$1048576];[.D77]); &quot;Location&quot;; IF(COUNTIF([$Contested.$A$1:.$A$1048576];[.D77]); &quot;Contested&quot;; IF(COUNTIF([$Governance.$A$1:.$A$1048576];[.D77]); &quot;Governance&quot;; IF(COUNTIF([$Incorrect.$A$1:.$A$1048576];[.D77]); &quot;Incorrect&quot;; IF(COUNTIF([$Politicians.$A$1:.$A$1048576];[.D77]); &quot;Politician&quot;; IF(COUNTIF([$Journalists.$A$1:.$A$1048576];[.D7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rs jagmeet singh</text:p>
          </table:table-cell>
          <table:table-cell table:style-name="ce12" table:content-validation-name="val1" table:formula="of:=IF(COUNTIF([$Elected.$A$1:.$A$1048576];[.F77]); &quot;Elected&quot;; IF(COUNTIF([$Parties.$A$1:.$A$1048576];[.F77]); &quot;Party&quot;; IF(COUNTIF([$Locations.$A$1:.$A$1048576];[.F77]); &quot;Location&quot;; IF(COUNTIF([$Contested.$A$1:.$A$1048576];[.F77]); &quot;Contested&quot;; IF(COUNTIF([$Governance.$A$1:.$A$1048576];[.F77]); &quot;Governance&quot;; IF(COUNTIF([$Incorrect.$A$1:.$A$1048576];[.F77]); &quot;Incorrect&quot;; IF(COUNTIF([$Politicians.$A$1:.$A$1048576];[.F77]); &quot;Politician&quot;; IF(COUNTIF([$Journalists.$A$1:.$A$1048576];[.F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7]); &quot;Elected&quot;; IF(COUNTIF([$Parties.$A$1:.$A$1048576];[.H77]); &quot;Party&quot;; IF(COUNTIF([$Locations.$A$1:.$A$1048576];[.H77]); &quot;Location&quot;; IF(COUNTIF([$Contested.$A$1:.$A$1048576];[.H77]); &quot;Contested&quot;; IF(COUNTIF([$Governance.$A$1:.$A$1048576];[.H77]); &quot;Governance&quot;; IF(COUNTIF([$Incorrect.$A$1:.$A$1048576];[.H77]); &quot;Incorrect&quot;; IF(COUNTIF([$Politicians.$A$1:.$A$1048576];[.H77]); &quot;Politician&quot;; IF(COUNTIF([$Journalists.$A$1:.$A$1048576];[.H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69" calcext:value-type="float">
            <text:p>69</text:p>
          </table:table-cell>
          <table:table-cell table:style-name="ce7" office:value-type="string" calcext:value-type="string">
            <text:p>Alain Rayes</text:p>
          </table:table-cell>
          <table:table-cell table:style-name="ce12" table:content-validation-name="val1" table:formula="of:=IF(COUNTIF([$Elected.$A$1:.$A$1048576];[.B78]); &quot;Elected&quot;; IF(COUNTIF([$Parties.$A$1:.$A$1048576];[.B78]); &quot;Party&quot;; IF(COUNTIF([$Locations.$A$1:.$A$1048576];[.B78]); &quot;Location&quot;; IF(COUNTIF([$Contested.$A$1:.$A$1048576];[.B78]); &quot;Contested&quot;; IF(COUNTIF([$Governance.$A$1:.$A$1048576];[.B78]); &quot;Governance&quot;; IF(COUNTIF([$Incorrect.$A$1:.$A$1048576];[.B78]); &quot;Incorrect&quot;; IF(COUNTIF([$Politicians.$A$1:.$A$1048576];[.B78]); &quot;Politician&quot;; IF(COUNTIF([$Journalists.$A$1:.$A$1048576];[.B7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Confederation</text:p>
          </table:table-cell>
          <table:table-cell table:style-name="ce12" table:content-validation-name="val1" table:formula="of:=IF(COUNTIF([$Elected.$A$1:.$A$1048576];[.D78]); &quot;Elected&quot;; IF(COUNTIF([$Parties.$A$1:.$A$1048576];[.D78]); &quot;Party&quot;; IF(COUNTIF([$Locations.$A$1:.$A$1048576];[.D78]); &quot;Location&quot;; IF(COUNTIF([$Contested.$A$1:.$A$1048576];[.D78]); &quot;Contested&quot;; IF(COUNTIF([$Governance.$A$1:.$A$1048576];[.D78]); &quot;Governance&quot;; IF(COUNTIF([$Incorrect.$A$1:.$A$1048576];[.D78]); &quot;Incorrect&quot;; IF(COUNTIF([$Politicians.$A$1:.$A$1048576];[.D78]); &quot;Politician&quot;; IF(COUNTIF([$Journalists.$A$1:.$A$1048576];[.D7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rump</text:p>
          </table:table-cell>
          <table:table-cell table:style-name="ce12" table:content-validation-name="val1" table:formula="of:=IF(COUNTIF([$Elected.$A$1:.$A$1048576];[.F78]); &quot;Elected&quot;; IF(COUNTIF([$Parties.$A$1:.$A$1048576];[.F78]); &quot;Party&quot;; IF(COUNTIF([$Locations.$A$1:.$A$1048576];[.F78]); &quot;Location&quot;; IF(COUNTIF([$Contested.$A$1:.$A$1048576];[.F78]); &quot;Contested&quot;; IF(COUNTIF([$Governance.$A$1:.$A$1048576];[.F78]); &quot;Governance&quot;; IF(COUNTIF([$Incorrect.$A$1:.$A$1048576];[.F78]); &quot;Incorrect&quot;; IF(COUNTIF([$Politicians.$A$1:.$A$1048576];[.F78]); &quot;Politician&quot;; IF(COUNTIF([$Journalists.$A$1:.$A$1048576];[.F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8]); &quot;Elected&quot;; IF(COUNTIF([$Parties.$A$1:.$A$1048576];[.H78]); &quot;Party&quot;; IF(COUNTIF([$Locations.$A$1:.$A$1048576];[.H78]); &quot;Location&quot;; IF(COUNTIF([$Contested.$A$1:.$A$1048576];[.H78]); &quot;Contested&quot;; IF(COUNTIF([$Governance.$A$1:.$A$1048576];[.H78]); &quot;Governance&quot;; IF(COUNTIF([$Incorrect.$A$1:.$A$1048576];[.H78]); &quot;Incorrect&quot;; IF(COUNTIF([$Politicians.$A$1:.$A$1048576];[.H78]); &quot;Politician&quot;; IF(COUNTIF([$Journalists.$A$1:.$A$1048576];[.H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0" calcext:value-type="float">
            <text:p>70</text:p>
          </table:table-cell>
          <table:table-cell table:style-name="ce7" office:value-type="string" calcext:value-type="string">
            <text:p>Rob Morrison (politician)</text:p>
          </table:table-cell>
          <table:table-cell table:style-name="ce12" table:content-validation-name="val1" table:formula="of:=IF(COUNTIF([$Elected.$A$1:.$A$1048576];[.B79]); &quot;Elected&quot;; IF(COUNTIF([$Parties.$A$1:.$A$1048576];[.B79]); &quot;Party&quot;; IF(COUNTIF([$Locations.$A$1:.$A$1048576];[.B79]); &quot;Location&quot;; IF(COUNTIF([$Contested.$A$1:.$A$1048576];[.B79]); &quot;Contested&quot;; IF(COUNTIF([$Governance.$A$1:.$A$1048576];[.B79]); &quot;Governance&quot;; IF(COUNTIF([$Incorrect.$A$1:.$A$1048576];[.B79]); &quot;Incorrect&quot;; IF(COUNTIF([$Politicians.$A$1:.$A$1048576];[.B79]); &quot;Politician&quot;; IF(COUNTIF([$Journalists.$A$1:.$A$1048576];[.B7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arliament of Canada</text:p>
          </table:table-cell>
          <table:table-cell table:style-name="ce12" table:content-validation-name="val1" table:formula="of:=IF(COUNTIF([$Elected.$A$1:.$A$1048576];[.D79]); &quot;Elected&quot;; IF(COUNTIF([$Parties.$A$1:.$A$1048576];[.D79]); &quot;Party&quot;; IF(COUNTIF([$Locations.$A$1:.$A$1048576];[.D79]); &quot;Location&quot;; IF(COUNTIF([$Contested.$A$1:.$A$1048576];[.D79]); &quot;Contested&quot;; IF(COUNTIF([$Governance.$A$1:.$A$1048576];[.D79]); &quot;Governance&quot;; IF(COUNTIF([$Incorrect.$A$1:.$A$1048576];[.D79]); &quot;Incorrect&quot;; IF(COUNTIF([$Politicians.$A$1:.$A$1048576];[.D79]); &quot;Politician&quot;; IF(COUNTIF([$Journalists.$A$1:.$A$1048576];[.D79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olumbia</text:p>
          </table:table-cell>
          <table:table-cell table:style-name="ce12" table:content-validation-name="val1" table:formula="of:=IF(COUNTIF([$Elected.$A$1:.$A$1048576];[.F79]); &quot;Elected&quot;; IF(COUNTIF([$Parties.$A$1:.$A$1048576];[.F79]); &quot;Party&quot;; IF(COUNTIF([$Locations.$A$1:.$A$1048576];[.F79]); &quot;Location&quot;; IF(COUNTIF([$Contested.$A$1:.$A$1048576];[.F79]); &quot;Contested&quot;; IF(COUNTIF([$Governance.$A$1:.$A$1048576];[.F79]); &quot;Governance&quot;; IF(COUNTIF([$Incorrect.$A$1:.$A$1048576];[.F79]); &quot;Incorrect&quot;; IF(COUNTIF([$Politicians.$A$1:.$A$1048576];[.F79]); &quot;Politician&quot;; IF(COUNTIF([$Journalists.$A$1:.$A$1048576];[.F7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9]); &quot;Elected&quot;; IF(COUNTIF([$Parties.$A$1:.$A$1048576];[.H79]); &quot;Party&quot;; IF(COUNTIF([$Locations.$A$1:.$A$1048576];[.H79]); &quot;Location&quot;; IF(COUNTIF([$Contested.$A$1:.$A$1048576];[.H79]); &quot;Contested&quot;; IF(COUNTIF([$Governance.$A$1:.$A$1048576];[.H79]); &quot;Governance&quot;; IF(COUNTIF([$Incorrect.$A$1:.$A$1048576];[.H79]); &quot;Incorrect&quot;; IF(COUNTIF([$Politicians.$A$1:.$A$1048576];[.H79]); &quot;Politician&quot;; IF(COUNTIF([$Journalists.$A$1:.$A$1048576];[.H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1" calcext:value-type="float">
            <text:p>71</text:p>
          </table:table-cell>
          <table:table-cell table:style-name="ce7" office:value-type="string" calcext:value-type="string">
            <text:p>Ben Lobb</text:p>
          </table:table-cell>
          <table:table-cell table:style-name="ce12" table:content-validation-name="val1" table:formula="of:=IF(COUNTIF([$Elected.$A$1:.$A$1048576];[.B80]); &quot;Elected&quot;; IF(COUNTIF([$Parties.$A$1:.$A$1048576];[.B80]); &quot;Party&quot;; IF(COUNTIF([$Locations.$A$1:.$A$1048576];[.B80]); &quot;Location&quot;; IF(COUNTIF([$Contested.$A$1:.$A$1048576];[.B80]); &quot;Contested&quot;; IF(COUNTIF([$Governance.$A$1:.$A$1048576];[.B80]); &quot;Governance&quot;; IF(COUNTIF([$Incorrect.$A$1:.$A$1048576];[.B80]); &quot;Incorrect&quot;; IF(COUNTIF([$Politicians.$A$1:.$A$1048576];[.B80]); &quot;Politician&quot;; IF(COUNTIF([$Journalists.$A$1:.$A$1048576];[.B8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ocial Credit Party of Canada</text:p>
          </table:table-cell>
          <table:table-cell table:style-name="ce12" table:content-validation-name="val1" table:formula="of:=IF(COUNTIF([$Elected.$A$1:.$A$1048576];[.D80]); &quot;Elected&quot;; IF(COUNTIF([$Parties.$A$1:.$A$1048576];[.D80]); &quot;Party&quot;; IF(COUNTIF([$Locations.$A$1:.$A$1048576];[.D80]); &quot;Location&quot;; IF(COUNTIF([$Contested.$A$1:.$A$1048576];[.D80]); &quot;Contested&quot;; IF(COUNTIF([$Governance.$A$1:.$A$1048576];[.D80]); &quot;Governance&quot;; IF(COUNTIF([$Incorrect.$A$1:.$A$1048576];[.D80]); &quot;Incorrect&quot;; IF(COUNTIF([$Politicians.$A$1:.$A$1048576];[.D80]); &quot;Politician&quot;; IF(COUNTIF([$Journalists.$A$1:.$A$1048576];[.D8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entre</text:p>
          </table:table-cell>
          <table:table-cell table:style-name="ce12" table:content-validation-name="val1" table:formula="of:=IF(COUNTIF([$Elected.$A$1:.$A$1048576];[.F80]); &quot;Elected&quot;; IF(COUNTIF([$Parties.$A$1:.$A$1048576];[.F80]); &quot;Party&quot;; IF(COUNTIF([$Locations.$A$1:.$A$1048576];[.F80]); &quot;Location&quot;; IF(COUNTIF([$Contested.$A$1:.$A$1048576];[.F80]); &quot;Contested&quot;; IF(COUNTIF([$Governance.$A$1:.$A$1048576];[.F80]); &quot;Governance&quot;; IF(COUNTIF([$Incorrect.$A$1:.$A$1048576];[.F80]); &quot;Incorrect&quot;; IF(COUNTIF([$Politicians.$A$1:.$A$1048576];[.F80]); &quot;Politician&quot;; IF(COUNTIF([$Journalists.$A$1:.$A$1048576];[.F8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80]); &quot;Elected&quot;; IF(COUNTIF([$Parties.$A$1:.$A$1048576];[.H80]); &quot;Party&quot;; IF(COUNTIF([$Locations.$A$1:.$A$1048576];[.H80]); &quot;Location&quot;; IF(COUNTIF([$Contested.$A$1:.$A$1048576];[.H80]); &quot;Contested&quot;; IF(COUNTIF([$Governance.$A$1:.$A$1048576];[.H80]); &quot;Governance&quot;; IF(COUNTIF([$Incorrect.$A$1:.$A$1048576];[.H80]); &quot;Incorrect&quot;; IF(COUNTIF([$Politicians.$A$1:.$A$1048576];[.H80]); &quot;Politician&quot;; IF(COUNTIF([$Journalists.$A$1:.$A$1048576];[.H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2" calcext:value-type="float">
            <text:p>72</text:p>
          </table:table-cell>
          <table:table-cell table:style-name="ce7" office:value-type="string" calcext:value-type="string">
            <text:p>Eric Melillo</text:p>
          </table:table-cell>
          <table:table-cell table:style-name="ce12" table:content-validation-name="val1" table:formula="of:=IF(COUNTIF([$Elected.$A$1:.$A$1048576];[.B81]); &quot;Elected&quot;; IF(COUNTIF([$Parties.$A$1:.$A$1048576];[.B81]); &quot;Party&quot;; IF(COUNTIF([$Locations.$A$1:.$A$1048576];[.B81]); &quot;Location&quot;; IF(COUNTIF([$Contested.$A$1:.$A$1048576];[.B81]); &quot;Contested&quot;; IF(COUNTIF([$Governance.$A$1:.$A$1048576];[.B81]); &quot;Governance&quot;; IF(COUNTIF([$Incorrect.$A$1:.$A$1048576];[.B81]); &quot;Incorrect&quot;; IF(COUNTIF([$Politicians.$A$1:.$A$1048576];[.B81]); &quot;Politician&quot;; IF(COUNTIF([$Journalists.$A$1:.$A$1048576];[.B8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overnor General of Canada</text:p>
          </table:table-cell>
          <table:table-cell table:style-name="ce12" table:content-validation-name="val1" table:formula="of:=IF(COUNTIF([$Elected.$A$1:.$A$1048576];[.D81]); &quot;Elected&quot;; IF(COUNTIF([$Parties.$A$1:.$A$1048576];[.D81]); &quot;Party&quot;; IF(COUNTIF([$Locations.$A$1:.$A$1048576];[.D81]); &quot;Location&quot;; IF(COUNTIF([$Contested.$A$1:.$A$1048576];[.D81]); &quot;Contested&quot;; IF(COUNTIF([$Governance.$A$1:.$A$1048576];[.D81]); &quot;Governance&quot;; IF(COUNTIF([$Incorrect.$A$1:.$A$1048576];[.D81]); &quot;Incorrect&quot;; IF(COUNTIF([$Politicians.$A$1:.$A$1048576];[.D81]); &quot;Politician&quot;; IF(COUNTIF([$Journalists.$A$1:.$A$1048576];[.D8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singh</text:p>
          </table:table-cell>
          <table:table-cell table:style-name="ce12" table:content-validation-name="val1" table:formula="of:=IF(COUNTIF([$Elected.$A$1:.$A$1048576];[.F81]); &quot;Elected&quot;; IF(COUNTIF([$Parties.$A$1:.$A$1048576];[.F81]); &quot;Party&quot;; IF(COUNTIF([$Locations.$A$1:.$A$1048576];[.F81]); &quot;Location&quot;; IF(COUNTIF([$Contested.$A$1:.$A$1048576];[.F81]); &quot;Contested&quot;; IF(COUNTIF([$Governance.$A$1:.$A$1048576];[.F81]); &quot;Governance&quot;; IF(COUNTIF([$Incorrect.$A$1:.$A$1048576];[.F81]); &quot;Incorrect&quot;; IF(COUNTIF([$Politicians.$A$1:.$A$1048576];[.F81]); &quot;Politician&quot;; IF(COUNTIF([$Journalists.$A$1:.$A$1048576];[.F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1]); &quot;Elected&quot;; IF(COUNTIF([$Parties.$A$1:.$A$1048576];[.H81]); &quot;Party&quot;; IF(COUNTIF([$Locations.$A$1:.$A$1048576];[.H81]); &quot;Location&quot;; IF(COUNTIF([$Contested.$A$1:.$A$1048576];[.H81]); &quot;Contested&quot;; IF(COUNTIF([$Governance.$A$1:.$A$1048576];[.H81]); &quot;Governance&quot;; IF(COUNTIF([$Incorrect.$A$1:.$A$1048576];[.H81]); &quot;Incorrect&quot;; IF(COUNTIF([$Politicians.$A$1:.$A$1048576];[.H81]); &quot;Politician&quot;; IF(COUNTIF([$Journalists.$A$1:.$A$1048576];[.H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3" calcext:value-type="float">
            <text:p>73</text:p>
          </table:table-cell>
          <table:table-cell table:style-name="ce7" office:value-type="string" calcext:value-type="string">
            <text:p>Jeremy Patzer</text:p>
          </table:table-cell>
          <table:table-cell table:style-name="ce12" table:content-validation-name="val1" table:formula="of:=IF(COUNTIF([$Elected.$A$1:.$A$1048576];[.B82]); &quot;Elected&quot;; IF(COUNTIF([$Parties.$A$1:.$A$1048576];[.B82]); &quot;Party&quot;; IF(COUNTIF([$Locations.$A$1:.$A$1048576];[.B82]); &quot;Location&quot;; IF(COUNTIF([$Contested.$A$1:.$A$1048576];[.B82]); &quot;Contested&quot;; IF(COUNTIF([$Governance.$A$1:.$A$1048576];[.B82]); &quot;Governance&quot;; IF(COUNTIF([$Incorrect.$A$1:.$A$1048576];[.B82]); &quot;Incorrect&quot;; IF(COUNTIF([$Politicians.$A$1:.$A$1048576];[.B82]); &quot;Politician&quot;; IF(COUNTIF([$Journalists.$A$1:.$A$1048576];[.B8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anguage policies of Canada's provinces and territories</text:p>
          </table:table-cell>
          <table:table-cell table:style-name="ce12" table:content-validation-name="val1" table:formula="of:=IF(COUNTIF([$Elected.$A$1:.$A$1048576];[.D82]); &quot;Elected&quot;; IF(COUNTIF([$Parties.$A$1:.$A$1048576];[.D82]); &quot;Party&quot;; IF(COUNTIF([$Locations.$A$1:.$A$1048576];[.D82]); &quot;Location&quot;; IF(COUNTIF([$Contested.$A$1:.$A$1048576];[.D82]); &quot;Contested&quot;; IF(COUNTIF([$Governance.$A$1:.$A$1048576];[.D82]); &quot;Governance&quot;; IF(COUNTIF([$Incorrect.$A$1:.$A$1048576];[.D82]); &quot;Incorrect&quot;; IF(COUNTIF([$Politicians.$A$1:.$A$1048576];[.D82]); &quot;Politician&quot;; IF(COUNTIF([$Journalists.$A$1:.$A$1048576];[.D8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oe biden</text:p>
          </table:table-cell>
          <table:table-cell table:style-name="ce12" table:content-validation-name="val1" table:formula="of:=IF(COUNTIF([$Elected.$A$1:.$A$1048576];[.F82]); &quot;Elected&quot;; IF(COUNTIF([$Parties.$A$1:.$A$1048576];[.F82]); &quot;Party&quot;; IF(COUNTIF([$Locations.$A$1:.$A$1048576];[.F82]); &quot;Location&quot;; IF(COUNTIF([$Contested.$A$1:.$A$1048576];[.F82]); &quot;Contested&quot;; IF(COUNTIF([$Governance.$A$1:.$A$1048576];[.F82]); &quot;Governance&quot;; IF(COUNTIF([$Incorrect.$A$1:.$A$1048576];[.F82]); &quot;Incorrect&quot;; IF(COUNTIF([$Politicians.$A$1:.$A$1048576];[.F82]); &quot;Politician&quot;; IF(COUNTIF([$Journalists.$A$1:.$A$1048576];[.F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82]); &quot;Elected&quot;; IF(COUNTIF([$Parties.$A$1:.$A$1048576];[.H82]); &quot;Party&quot;; IF(COUNTIF([$Locations.$A$1:.$A$1048576];[.H82]); &quot;Location&quot;; IF(COUNTIF([$Contested.$A$1:.$A$1048576];[.H82]); &quot;Contested&quot;; IF(COUNTIF([$Governance.$A$1:.$A$1048576];[.H82]); &quot;Governance&quot;; IF(COUNTIF([$Incorrect.$A$1:.$A$1048576];[.H82]); &quot;Incorrect&quot;; IF(COUNTIF([$Politicians.$A$1:.$A$1048576];[.H82]); &quot;Politician&quot;; IF(COUNTIF([$Journalists.$A$1:.$A$1048576];[.H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4" calcext:value-type="float">
            <text:p>74</text:p>
          </table:table-cell>
          <table:table-cell table:style-name="ce7" office:value-type="string" calcext:value-type="string">
            <text:p>Marc Miller (politician)</text:p>
          </table:table-cell>
          <table:table-cell table:style-name="ce12" table:content-validation-name="val1" table:formula="of:=IF(COUNTIF([$Elected.$A$1:.$A$1048576];[.B83]); &quot;Elected&quot;; IF(COUNTIF([$Parties.$A$1:.$A$1048576];[.B83]); &quot;Party&quot;; IF(COUNTIF([$Locations.$A$1:.$A$1048576];[.B83]); &quot;Location&quot;; IF(COUNTIF([$Contested.$A$1:.$A$1048576];[.B83]); &quot;Contested&quot;; IF(COUNTIF([$Governance.$A$1:.$A$1048576];[.B83]); &quot;Governance&quot;; IF(COUNTIF([$Incorrect.$A$1:.$A$1048576];[.B83]); &quot;Incorrect&quot;; IF(COUNTIF([$Politicians.$A$1:.$A$1048576];[.B83]); &quot;Politician&quot;; IF(COUNTIF([$Journalists.$A$1:.$A$1048576];[.B8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Manitoba</text:p>
          </table:table-cell>
          <table:table-cell table:style-name="ce12" table:content-validation-name="val1" table:formula="of:=IF(COUNTIF([$Elected.$A$1:.$A$1048576];[.D83]); &quot;Elected&quot;; IF(COUNTIF([$Parties.$A$1:.$A$1048576];[.D83]); &quot;Party&quot;; IF(COUNTIF([$Locations.$A$1:.$A$1048576];[.D83]); &quot;Location&quot;; IF(COUNTIF([$Contested.$A$1:.$A$1048576];[.D83]); &quot;Contested&quot;; IF(COUNTIF([$Governance.$A$1:.$A$1048576];[.D83]); &quot;Governance&quot;; IF(COUNTIF([$Incorrect.$A$1:.$A$1048576];[.D83]); &quot;Incorrect&quot;; IF(COUNTIF([$Politicians.$A$1:.$A$1048576];[.D83]); &quot;Politician&quot;; IF(COUNTIF([$Journalists.$A$1:.$A$1048576];[.D8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orge chahal</text:p>
          </table:table-cell>
          <table:table-cell table:style-name="ce12" table:content-validation-name="val1" table:formula="of:=IF(COUNTIF([$Elected.$A$1:.$A$1048576];[.F83]); &quot;Elected&quot;; IF(COUNTIF([$Parties.$A$1:.$A$1048576];[.F83]); &quot;Party&quot;; IF(COUNTIF([$Locations.$A$1:.$A$1048576];[.F83]); &quot;Location&quot;; IF(COUNTIF([$Contested.$A$1:.$A$1048576];[.F83]); &quot;Contested&quot;; IF(COUNTIF([$Governance.$A$1:.$A$1048576];[.F83]); &quot;Governance&quot;; IF(COUNTIF([$Incorrect.$A$1:.$A$1048576];[.F83]); &quot;Incorrect&quot;; IF(COUNTIF([$Politicians.$A$1:.$A$1048576];[.F83]); &quot;Politician&quot;; IF(COUNTIF([$Journalists.$A$1:.$A$1048576];[.F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3]); &quot;Elected&quot;; IF(COUNTIF([$Parties.$A$1:.$A$1048576];[.H83]); &quot;Party&quot;; IF(COUNTIF([$Locations.$A$1:.$A$1048576];[.H83]); &quot;Location&quot;; IF(COUNTIF([$Contested.$A$1:.$A$1048576];[.H83]); &quot;Contested&quot;; IF(COUNTIF([$Governance.$A$1:.$A$1048576];[.H83]); &quot;Governance&quot;; IF(COUNTIF([$Incorrect.$A$1:.$A$1048576];[.H83]); &quot;Incorrect&quot;; IF(COUNTIF([$Politicians.$A$1:.$A$1048576];[.H83]); &quot;Politician&quot;; IF(COUNTIF([$Journalists.$A$1:.$A$1048576];[.H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5" calcext:value-type="float">
            <text:p>75</text:p>
          </table:table-cell>
          <table:table-cell table:style-name="ce7" office:value-type="string" calcext:value-type="string">
            <text:p>Warren Steinley</text:p>
          </table:table-cell>
          <table:table-cell table:style-name="ce12" table:content-validation-name="val1" table:formula="of:=IF(COUNTIF([$Elected.$A$1:.$A$1048576];[.B84]); &quot;Elected&quot;; IF(COUNTIF([$Parties.$A$1:.$A$1048576];[.B84]); &quot;Party&quot;; IF(COUNTIF([$Locations.$A$1:.$A$1048576];[.B84]); &quot;Location&quot;; IF(COUNTIF([$Contested.$A$1:.$A$1048576];[.B84]); &quot;Contested&quot;; IF(COUNTIF([$Governance.$A$1:.$A$1048576];[.B84]); &quot;Governance&quot;; IF(COUNTIF([$Incorrect.$A$1:.$A$1048576];[.B84]); &quot;Incorrect&quot;; IF(COUNTIF([$Politicians.$A$1:.$A$1048576];[.B84]); &quot;Politician&quot;; IF(COUNTIF([$Journalists.$A$1:.$A$1048576];[.B8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D84]); &quot;Elected&quot;; IF(COUNTIF([$Parties.$A$1:.$A$1048576];[.D84]); &quot;Party&quot;; IF(COUNTIF([$Locations.$A$1:.$A$1048576];[.D84]); &quot;Location&quot;; IF(COUNTIF([$Contested.$A$1:.$A$1048576];[.D84]); &quot;Contested&quot;; IF(COUNTIF([$Governance.$A$1:.$A$1048576];[.D84]); &quot;Governance&quot;; IF(COUNTIF([$Incorrect.$A$1:.$A$1048576];[.D84]); &quot;Incorrect&quot;; IF(COUNTIF([$Politicians.$A$1:.$A$1048576];[.D84]); &quot;Politician&quot;; IF(COUNTIF([$Journalists.$A$1:.$A$1048576];[.D8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drew coyne</text:p>
          </table:table-cell>
          <table:table-cell table:style-name="ce12" table:content-validation-name="val1" table:formula="of:=IF(COUNTIF([$Elected.$A$1:.$A$1048576];[.F84]); &quot;Elected&quot;; IF(COUNTIF([$Parties.$A$1:.$A$1048576];[.F84]); &quot;Party&quot;; IF(COUNTIF([$Locations.$A$1:.$A$1048576];[.F84]); &quot;Location&quot;; IF(COUNTIF([$Contested.$A$1:.$A$1048576];[.F84]); &quot;Contested&quot;; IF(COUNTIF([$Governance.$A$1:.$A$1048576];[.F84]); &quot;Governance&quot;; IF(COUNTIF([$Incorrect.$A$1:.$A$1048576];[.F84]); &quot;Incorrect&quot;; IF(COUNTIF([$Politicians.$A$1:.$A$1048576];[.F84]); &quot;Politician&quot;; IF(COUNTIF([$Journalists.$A$1:.$A$1048576];[.F8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84]); &quot;Elected&quot;; IF(COUNTIF([$Parties.$A$1:.$A$1048576];[.H84]); &quot;Party&quot;; IF(COUNTIF([$Locations.$A$1:.$A$1048576];[.H84]); &quot;Location&quot;; IF(COUNTIF([$Contested.$A$1:.$A$1048576];[.H84]); &quot;Contested&quot;; IF(COUNTIF([$Governance.$A$1:.$A$1048576];[.H84]); &quot;Governance&quot;; IF(COUNTIF([$Incorrect.$A$1:.$A$1048576];[.H84]); &quot;Incorrect&quot;; IF(COUNTIF([$Politicians.$A$1:.$A$1048576];[.H84]); &quot;Politician&quot;; IF(COUNTIF([$Journalists.$A$1:.$A$1048576];[.H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6" calcext:value-type="float">
            <text:p>76</text:p>
          </table:table-cell>
          <table:table-cell table:style-name="ce7" office:value-type="string" calcext:value-type="string">
            <text:p>Damien Kurek</text:p>
          </table:table-cell>
          <table:table-cell table:style-name="ce12" table:content-validation-name="val1" table:formula="of:=IF(COUNTIF([$Elected.$A$1:.$A$1048576];[.B85]); &quot;Elected&quot;; IF(COUNTIF([$Parties.$A$1:.$A$1048576];[.B85]); &quot;Party&quot;; IF(COUNTIF([$Locations.$A$1:.$A$1048576];[.B85]); &quot;Location&quot;; IF(COUNTIF([$Contested.$A$1:.$A$1048576];[.B85]); &quot;Contested&quot;; IF(COUNTIF([$Governance.$A$1:.$A$1048576];[.B85]); &quot;Governance&quot;; IF(COUNTIF([$Incorrect.$A$1:.$A$1048576];[.B85]); &quot;Incorrect&quot;; IF(COUNTIF([$Politicians.$A$1:.$A$1048576];[.B85]); &quot;Politician&quot;; IF(COUNTIF([$Journalists.$A$1:.$A$1048576];[.B8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opulation of Canada by province and territory</text:p>
          </table:table-cell>
          <table:table-cell table:style-name="ce12" table:content-validation-name="val1" table:formula="of:=IF(COUNTIF([$Elected.$A$1:.$A$1048576];[.D85]); &quot;Elected&quot;; IF(COUNTIF([$Parties.$A$1:.$A$1048576];[.D85]); &quot;Party&quot;; IF(COUNTIF([$Locations.$A$1:.$A$1048576];[.D85]); &quot;Location&quot;; IF(COUNTIF([$Contested.$A$1:.$A$1048576];[.D85]); &quot;Contested&quot;; IF(COUNTIF([$Governance.$A$1:.$A$1048576];[.D85]); &quot;Governance&quot;; IF(COUNTIF([$Incorrect.$A$1:.$A$1048576];[.D85]); &quot;Incorrect&quot;; IF(COUNTIF([$Politicians.$A$1:.$A$1048576];[.D85]); &quot;Politician&quot;; IF(COUNTIF([$Journalists.$A$1:.$A$1048576];[.D8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ontreal</text:p>
          </table:table-cell>
          <table:table-cell table:style-name="ce12" table:content-validation-name="val1" table:formula="of:=IF(COUNTIF([$Elected.$A$1:.$A$1048576];[.F85]); &quot;Elected&quot;; IF(COUNTIF([$Parties.$A$1:.$A$1048576];[.F85]); &quot;Party&quot;; IF(COUNTIF([$Locations.$A$1:.$A$1048576];[.F85]); &quot;Location&quot;; IF(COUNTIF([$Contested.$A$1:.$A$1048576];[.F85]); &quot;Contested&quot;; IF(COUNTIF([$Governance.$A$1:.$A$1048576];[.F85]); &quot;Governance&quot;; IF(COUNTIF([$Incorrect.$A$1:.$A$1048576];[.F85]); &quot;Incorrect&quot;; IF(COUNTIF([$Politicians.$A$1:.$A$1048576];[.F85]); &quot;Politician&quot;; IF(COUNTIF([$Journalists.$A$1:.$A$1048576];[.F8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85]); &quot;Elected&quot;; IF(COUNTIF([$Parties.$A$1:.$A$1048576];[.H85]); &quot;Party&quot;; IF(COUNTIF([$Locations.$A$1:.$A$1048576];[.H85]); &quot;Location&quot;; IF(COUNTIF([$Contested.$A$1:.$A$1048576];[.H85]); &quot;Contested&quot;; IF(COUNTIF([$Governance.$A$1:.$A$1048576];[.H85]); &quot;Governance&quot;; IF(COUNTIF([$Incorrect.$A$1:.$A$1048576];[.H85]); &quot;Incorrect&quot;; IF(COUNTIF([$Politicians.$A$1:.$A$1048576];[.H85]); &quot;Politician&quot;; IF(COUNTIF([$Journalists.$A$1:.$A$1048576];[.H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7" calcext:value-type="float">
            <text:p>77</text:p>
          </table:table-cell>
          <table:table-cell table:style-name="ce7" office:value-type="string" calcext:value-type="string">
            <text:p>Lindsay Mathyssen</text:p>
          </table:table-cell>
          <table:table-cell table:style-name="ce12" table:content-validation-name="val1" table:formula="of:=IF(COUNTIF([$Elected.$A$1:.$A$1048576];[.B86]); &quot;Elected&quot;; IF(COUNTIF([$Parties.$A$1:.$A$1048576];[.B86]); &quot;Party&quot;; IF(COUNTIF([$Locations.$A$1:.$A$1048576];[.B86]); &quot;Location&quot;; IF(COUNTIF([$Contested.$A$1:.$A$1048576];[.B86]); &quot;Contested&quot;; IF(COUNTIF([$Governance.$A$1:.$A$1048576];[.B86]); &quot;Governance&quot;; IF(COUNTIF([$Incorrect.$A$1:.$A$1048576];[.B86]); &quot;Incorrect&quot;; IF(COUNTIF([$Politicians.$A$1:.$A$1048576];[.B86]); &quot;Politician&quot;; IF(COUNTIF([$Journalists.$A$1:.$A$1048576];[.B8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im Uppal</text:p>
          </table:table-cell>
          <table:table-cell table:style-name="ce12" table:content-validation-name="val1" table:formula="of:=IF(COUNTIF([$Elected.$A$1:.$A$1048576];[.D86]); &quot;Elected&quot;; IF(COUNTIF([$Parties.$A$1:.$A$1048576];[.D86]); &quot;Party&quot;; IF(COUNTIF([$Locations.$A$1:.$A$1048576];[.D86]); &quot;Location&quot;; IF(COUNTIF([$Contested.$A$1:.$A$1048576];[.D86]); &quot;Contested&quot;; IF(COUNTIF([$Governance.$A$1:.$A$1048576];[.D86]); &quot;Governance&quot;; IF(COUNTIF([$Incorrect.$A$1:.$A$1048576];[.D86]); &quot;Incorrect&quot;; IF(COUNTIF([$Politicians.$A$1:.$A$1048576];[.D86]); &quot;Politician&quot;; IF(COUNTIF([$Journalists.$A$1:.$A$1048576];[.D8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lizabeth may</text:p>
          </table:table-cell>
          <table:table-cell table:style-name="ce12" table:content-validation-name="val1" table:formula="of:=IF(COUNTIF([$Elected.$A$1:.$A$1048576];[.F86]); &quot;Elected&quot;; IF(COUNTIF([$Parties.$A$1:.$A$1048576];[.F86]); &quot;Party&quot;; IF(COUNTIF([$Locations.$A$1:.$A$1048576];[.F86]); &quot;Location&quot;; IF(COUNTIF([$Contested.$A$1:.$A$1048576];[.F86]); &quot;Contested&quot;; IF(COUNTIF([$Governance.$A$1:.$A$1048576];[.F86]); &quot;Governance&quot;; IF(COUNTIF([$Incorrect.$A$1:.$A$1048576];[.F86]); &quot;Incorrect&quot;; IF(COUNTIF([$Politicians.$A$1:.$A$1048576];[.F86]); &quot;Politician&quot;; IF(COUNTIF([$Journalists.$A$1:.$A$1048576];[.F8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6]); &quot;Elected&quot;; IF(COUNTIF([$Parties.$A$1:.$A$1048576];[.H86]); &quot;Party&quot;; IF(COUNTIF([$Locations.$A$1:.$A$1048576];[.H86]); &quot;Location&quot;; IF(COUNTIF([$Contested.$A$1:.$A$1048576];[.H86]); &quot;Contested&quot;; IF(COUNTIF([$Governance.$A$1:.$A$1048576];[.H86]); &quot;Governance&quot;; IF(COUNTIF([$Incorrect.$A$1:.$A$1048576];[.H86]); &quot;Incorrect&quot;; IF(COUNTIF([$Politicians.$A$1:.$A$1048576];[.H86]); &quot;Politician&quot;; IF(COUNTIF([$Journalists.$A$1:.$A$1048576];[.H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8" calcext:value-type="float">
            <text:p>78</text:p>
          </table:table-cell>
          <table:table-cell table:style-name="ce7" office:value-type="string" calcext:value-type="string">
            <text:p>Tako van Popta</text:p>
          </table:table-cell>
          <table:table-cell table:style-name="ce12" table:content-validation-name="val1" table:formula="of:=IF(COUNTIF([$Elected.$A$1:.$A$1048576];[.B87]); &quot;Elected&quot;; IF(COUNTIF([$Parties.$A$1:.$A$1048576];[.B87]); &quot;Party&quot;; IF(COUNTIF([$Locations.$A$1:.$A$1048576];[.B87]); &quot;Location&quot;; IF(COUNTIF([$Contested.$A$1:.$A$1048576];[.B87]); &quot;Contested&quot;; IF(COUNTIF([$Governance.$A$1:.$A$1048576];[.B87]); &quot;Governance&quot;; IF(COUNTIF([$Incorrect.$A$1:.$A$1048576];[.B87]); &quot;Incorrect&quot;; IF(COUNTIF([$Politicians.$A$1:.$A$1048576];[.B87]); &quot;Politician&quot;; IF(COUNTIF([$Journalists.$A$1:.$A$1048576];[.B8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yal Canadian Mounted Police</text:p>
          </table:table-cell>
          <table:table-cell table:style-name="ce12" table:content-validation-name="val1" table:formula="of:=IF(COUNTIF([$Elected.$A$1:.$A$1048576];[.D87]); &quot;Elected&quot;; IF(COUNTIF([$Parties.$A$1:.$A$1048576];[.D87]); &quot;Party&quot;; IF(COUNTIF([$Locations.$A$1:.$A$1048576];[.D87]); &quot;Location&quot;; IF(COUNTIF([$Contested.$A$1:.$A$1048576];[.D87]); &quot;Contested&quot;; IF(COUNTIF([$Governance.$A$1:.$A$1048576];[.D87]); &quot;Governance&quot;; IF(COUNTIF([$Incorrect.$A$1:.$A$1048576];[.D87]); &quot;Incorrect&quot;; IF(COUNTIF([$Politicians.$A$1:.$A$1048576];[.D87]); &quot;Politician&quot;; IF(COUNTIF([$Journalists.$A$1:.$A$1048576];[.D8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isa raitt</text:p>
          </table:table-cell>
          <table:table-cell table:style-name="ce12" table:content-validation-name="val1" table:formula="of:=IF(COUNTIF([$Elected.$A$1:.$A$1048576];[.F87]); &quot;Elected&quot;; IF(COUNTIF([$Parties.$A$1:.$A$1048576];[.F87]); &quot;Party&quot;; IF(COUNTIF([$Locations.$A$1:.$A$1048576];[.F87]); &quot;Location&quot;; IF(COUNTIF([$Contested.$A$1:.$A$1048576];[.F87]); &quot;Contested&quot;; IF(COUNTIF([$Governance.$A$1:.$A$1048576];[.F87]); &quot;Governance&quot;; IF(COUNTIF([$Incorrect.$A$1:.$A$1048576];[.F87]); &quot;Incorrect&quot;; IF(COUNTIF([$Politicians.$A$1:.$A$1048576];[.F87]); &quot;Politician&quot;; IF(COUNTIF([$Journalists.$A$1:.$A$1048576];[.F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7]); &quot;Elected&quot;; IF(COUNTIF([$Parties.$A$1:.$A$1048576];[.H87]); &quot;Party&quot;; IF(COUNTIF([$Locations.$A$1:.$A$1048576];[.H87]); &quot;Location&quot;; IF(COUNTIF([$Contested.$A$1:.$A$1048576];[.H87]); &quot;Contested&quot;; IF(COUNTIF([$Governance.$A$1:.$A$1048576];[.H87]); &quot;Governance&quot;; IF(COUNTIF([$Incorrect.$A$1:.$A$1048576];[.H87]); &quot;Incorrect&quot;; IF(COUNTIF([$Politicians.$A$1:.$A$1048576];[.H87]); &quot;Politician&quot;; IF(COUNTIF([$Journalists.$A$1:.$A$1048576];[.H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79" calcext:value-type="float">
            <text:p>79</text:p>
          </table:table-cell>
          <table:table-cell table:style-name="ce7" office:value-type="string" calcext:value-type="string">
            <text:p>John Nater</text:p>
          </table:table-cell>
          <table:table-cell table:style-name="ce12" table:content-validation-name="val1" table:formula="of:=IF(COUNTIF([$Elected.$A$1:.$A$1048576];[.B88]); &quot;Elected&quot;; IF(COUNTIF([$Parties.$A$1:.$A$1048576];[.B88]); &quot;Party&quot;; IF(COUNTIF([$Locations.$A$1:.$A$1048576];[.B88]); &quot;Location&quot;; IF(COUNTIF([$Contested.$A$1:.$A$1048576];[.B88]); &quot;Contested&quot;; IF(COUNTIF([$Governance.$A$1:.$A$1048576];[.B88]); &quot;Governance&quot;; IF(COUNTIF([$Incorrect.$A$1:.$A$1048576];[.B88]); &quot;Incorrect&quot;; IF(COUNTIF([$Politicians.$A$1:.$A$1048576];[.B88]); &quot;Politician&quot;; IF(COUNTIF([$Journalists.$A$1:.$A$1048576];[.B8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xtreme points of Canadian provinces</text:p>
          </table:table-cell>
          <table:table-cell table:style-name="ce12" table:content-validation-name="val1" table:formula="of:=IF(COUNTIF([$Elected.$A$1:.$A$1048576];[.D88]); &quot;Elected&quot;; IF(COUNTIF([$Parties.$A$1:.$A$1048576];[.D88]); &quot;Party&quot;; IF(COUNTIF([$Locations.$A$1:.$A$1048576];[.D88]); &quot;Location&quot;; IF(COUNTIF([$Contested.$A$1:.$A$1048576];[.D88]); &quot;Contested&quot;; IF(COUNTIF([$Governance.$A$1:.$A$1048576];[.D88]); &quot;Governance&quot;; IF(COUNTIF([$Incorrect.$A$1:.$A$1048576];[.D88]); &quot;Incorrect&quot;; IF(COUNTIF([$Politicians.$A$1:.$A$1048576];[.D88]); &quot;Politician&quot;; IF(COUNTIF([$Journalists.$A$1:.$A$1048576];[.D8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ian lilley</text:p>
          </table:table-cell>
          <table:table-cell table:style-name="ce12" table:content-validation-name="val1" table:formula="of:=IF(COUNTIF([$Elected.$A$1:.$A$1048576];[.F88]); &quot;Elected&quot;; IF(COUNTIF([$Parties.$A$1:.$A$1048576];[.F88]); &quot;Party&quot;; IF(COUNTIF([$Locations.$A$1:.$A$1048576];[.F88]); &quot;Location&quot;; IF(COUNTIF([$Contested.$A$1:.$A$1048576];[.F88]); &quot;Contested&quot;; IF(COUNTIF([$Governance.$A$1:.$A$1048576];[.F88]); &quot;Governance&quot;; IF(COUNTIF([$Incorrect.$A$1:.$A$1048576];[.F88]); &quot;Incorrect&quot;; IF(COUNTIF([$Politicians.$A$1:.$A$1048576];[.F88]); &quot;Politician&quot;; IF(COUNTIF([$Journalists.$A$1:.$A$1048576];[.F8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88]); &quot;Elected&quot;; IF(COUNTIF([$Parties.$A$1:.$A$1048576];[.H88]); &quot;Party&quot;; IF(COUNTIF([$Locations.$A$1:.$A$1048576];[.H88]); &quot;Location&quot;; IF(COUNTIF([$Contested.$A$1:.$A$1048576];[.H88]); &quot;Contested&quot;; IF(COUNTIF([$Governance.$A$1:.$A$1048576];[.H88]); &quot;Governance&quot;; IF(COUNTIF([$Incorrect.$A$1:.$A$1048576];[.H88]); &quot;Incorrect&quot;; IF(COUNTIF([$Politicians.$A$1:.$A$1048576];[.H88]); &quot;Politician&quot;; IF(COUNTIF([$Journalists.$A$1:.$A$1048576];[.H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0" calcext:value-type="float">
            <text:p>80</text:p>
          </table:table-cell>
          <table:table-cell table:style-name="ce7" office:value-type="string" calcext:value-type="string">
            <text:p>Rick Perkins</text:p>
          </table:table-cell>
          <table:table-cell table:style-name="ce12" table:content-validation-name="val1" table:formula="of:=IF(COUNTIF([$Elected.$A$1:.$A$1048576];[.B89]); &quot;Elected&quot;; IF(COUNTIF([$Parties.$A$1:.$A$1048576];[.B89]); &quot;Party&quot;; IF(COUNTIF([$Locations.$A$1:.$A$1048576];[.B89]); &quot;Location&quot;; IF(COUNTIF([$Contested.$A$1:.$A$1048576];[.B89]); &quot;Contested&quot;; IF(COUNTIF([$Governance.$A$1:.$A$1048576];[.B89]); &quot;Governance&quot;; IF(COUNTIF([$Incorrect.$A$1:.$A$1048576];[.B89]); &quot;Incorrect&quot;; IF(COUNTIF([$Politicians.$A$1:.$A$1048576];[.B89]); &quot;Politician&quot;; IF(COUNTIF([$Journalists.$A$1:.$A$1048576];[.B8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Ontario</text:p>
          </table:table-cell>
          <table:table-cell table:style-name="ce12" table:content-validation-name="val1" table:formula="of:=IF(COUNTIF([$Elected.$A$1:.$A$1048576];[.D89]); &quot;Elected&quot;; IF(COUNTIF([$Parties.$A$1:.$A$1048576];[.D89]); &quot;Party&quot;; IF(COUNTIF([$Locations.$A$1:.$A$1048576];[.D89]); &quot;Location&quot;; IF(COUNTIF([$Contested.$A$1:.$A$1048576];[.D89]); &quot;Contested&quot;; IF(COUNTIF([$Governance.$A$1:.$A$1048576];[.D89]); &quot;Governance&quot;; IF(COUNTIF([$Incorrect.$A$1:.$A$1048576];[.D89]); &quot;Incorrect&quot;; IF(COUNTIF([$Politicians.$A$1:.$A$1048576];[.D89]); &quot;Politician&quot;; IF(COUNTIF([$Journalists.$A$1:.$A$1048576];[.D8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r. trudeau</text:p>
          </table:table-cell>
          <table:table-cell table:style-name="ce12" table:content-validation-name="val1" table:formula="of:=IF(COUNTIF([$Elected.$A$1:.$A$1048576];[.F89]); &quot;Elected&quot;; IF(COUNTIF([$Parties.$A$1:.$A$1048576];[.F89]); &quot;Party&quot;; IF(COUNTIF([$Locations.$A$1:.$A$1048576];[.F89]); &quot;Location&quot;; IF(COUNTIF([$Contested.$A$1:.$A$1048576];[.F89]); &quot;Contested&quot;; IF(COUNTIF([$Governance.$A$1:.$A$1048576];[.F89]); &quot;Governance&quot;; IF(COUNTIF([$Incorrect.$A$1:.$A$1048576];[.F89]); &quot;Incorrect&quot;; IF(COUNTIF([$Politicians.$A$1:.$A$1048576];[.F89]); &quot;Politician&quot;; IF(COUNTIF([$Journalists.$A$1:.$A$1048576];[.F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9]); &quot;Elected&quot;; IF(COUNTIF([$Parties.$A$1:.$A$1048576];[.H89]); &quot;Party&quot;; IF(COUNTIF([$Locations.$A$1:.$A$1048576];[.H89]); &quot;Location&quot;; IF(COUNTIF([$Contested.$A$1:.$A$1048576];[.H89]); &quot;Contested&quot;; IF(COUNTIF([$Governance.$A$1:.$A$1048576];[.H89]); &quot;Governance&quot;; IF(COUNTIF([$Incorrect.$A$1:.$A$1048576];[.H89]); &quot;Incorrect&quot;; IF(COUNTIF([$Politicians.$A$1:.$A$1048576];[.H89]); &quot;Politician&quot;; IF(COUNTIF([$Journalists.$A$1:.$A$1048576];[.H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1" calcext:value-type="float">
            <text:p>81</text:p>
          </table:table-cell>
          <table:table-cell table:style-name="ce7" office:value-type="string" calcext:value-type="string">
            <text:p>Sébastien Lemire</text:p>
          </table:table-cell>
          <table:table-cell table:style-name="ce12" table:content-validation-name="val1" table:formula="of:=IF(COUNTIF([$Elected.$A$1:.$A$1048576];[.B90]); &quot;Elected&quot;; IF(COUNTIF([$Parties.$A$1:.$A$1048576];[.B90]); &quot;Party&quot;; IF(COUNTIF([$Locations.$A$1:.$A$1048576];[.B90]); &quot;Location&quot;; IF(COUNTIF([$Contested.$A$1:.$A$1048576];[.B90]); &quot;Contested&quot;; IF(COUNTIF([$Governance.$A$1:.$A$1048576];[.B90]); &quot;Governance&quot;; IF(COUNTIF([$Incorrect.$A$1:.$A$1048576];[.B90]); &quot;Incorrect&quot;; IF(COUNTIF([$Politicians.$A$1:.$A$1048576];[.B90]); &quot;Politician&quot;; IF(COUNTIF([$Journalists.$A$1:.$A$1048576];[.B9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D90]); &quot;Elected&quot;; IF(COUNTIF([$Parties.$A$1:.$A$1048576];[.D90]); &quot;Party&quot;; IF(COUNTIF([$Locations.$A$1:.$A$1048576];[.D90]); &quot;Location&quot;; IF(COUNTIF([$Contested.$A$1:.$A$1048576];[.D90]); &quot;Contested&quot;; IF(COUNTIF([$Governance.$A$1:.$A$1048576];[.D90]); &quot;Governance&quot;; IF(COUNTIF([$Incorrect.$A$1:.$A$1048576];[.D90]); &quot;Incorrect&quot;; IF(COUNTIF([$Politicians.$A$1:.$A$1048576];[.D90]); &quot;Politician&quot;; IF(COUNTIF([$Journalists.$A$1:.$A$1048576];[.D9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shirley robinson</text:p>
          </table:table-cell>
          <table:table-cell table:style-name="ce12" table:content-validation-name="val1" table:formula="of:=IF(COUNTIF([$Elected.$A$1:.$A$1048576];[.F90]); &quot;Elected&quot;; IF(COUNTIF([$Parties.$A$1:.$A$1048576];[.F90]); &quot;Party&quot;; IF(COUNTIF([$Locations.$A$1:.$A$1048576];[.F90]); &quot;Location&quot;; IF(COUNTIF([$Contested.$A$1:.$A$1048576];[.F90]); &quot;Contested&quot;; IF(COUNTIF([$Governance.$A$1:.$A$1048576];[.F90]); &quot;Governance&quot;; IF(COUNTIF([$Incorrect.$A$1:.$A$1048576];[.F90]); &quot;Incorrect&quot;; IF(COUNTIF([$Politicians.$A$1:.$A$1048576];[.F90]); &quot;Politician&quot;; IF(COUNTIF([$Journalists.$A$1:.$A$1048576];[.F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0]); &quot;Elected&quot;; IF(COUNTIF([$Parties.$A$1:.$A$1048576];[.H90]); &quot;Party&quot;; IF(COUNTIF([$Locations.$A$1:.$A$1048576];[.H90]); &quot;Location&quot;; IF(COUNTIF([$Contested.$A$1:.$A$1048576];[.H90]); &quot;Contested&quot;; IF(COUNTIF([$Governance.$A$1:.$A$1048576];[.H90]); &quot;Governance&quot;; IF(COUNTIF([$Incorrect.$A$1:.$A$1048576];[.H90]); &quot;Incorrect&quot;; IF(COUNTIF([$Politicians.$A$1:.$A$1048576];[.H90]); &quot;Politician&quot;; IF(COUNTIF([$Journalists.$A$1:.$A$1048576];[.H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2" calcext:value-type="float">
            <text:p>82</text:p>
          </table:table-cell>
          <table:table-cell table:style-name="ce7" office:value-type="string" calcext:value-type="string">
            <text:p>Alexis Brunelle-Duceppe</text:p>
          </table:table-cell>
          <table:table-cell table:style-name="ce12" table:content-validation-name="val1" table:formula="of:=IF(COUNTIF([$Elected.$A$1:.$A$1048576];[.B91]); &quot;Elected&quot;; IF(COUNTIF([$Parties.$A$1:.$A$1048576];[.B91]); &quot;Party&quot;; IF(COUNTIF([$Locations.$A$1:.$A$1048576];[.B91]); &quot;Location&quot;; IF(COUNTIF([$Contested.$A$1:.$A$1048576];[.B91]); &quot;Contested&quot;; IF(COUNTIF([$Governance.$A$1:.$A$1048576];[.B91]); &quot;Governance&quot;; IF(COUNTIF([$Incorrect.$A$1:.$A$1048576];[.B91]); &quot;Incorrect&quot;; IF(COUNTIF([$Politicians.$A$1:.$A$1048576];[.B91]); &quot;Politician&quot;; IF(COUNTIF([$Journalists.$A$1:.$A$1048576];[.B9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ard Valcourt</text:p>
          </table:table-cell>
          <table:table-cell table:style-name="ce12" table:content-validation-name="val1" table:formula="of:=IF(COUNTIF([$Elected.$A$1:.$A$1048576];[.D91]); &quot;Elected&quot;; IF(COUNTIF([$Parties.$A$1:.$A$1048576];[.D91]); &quot;Party&quot;; IF(COUNTIF([$Locations.$A$1:.$A$1048576];[.D91]); &quot;Location&quot;; IF(COUNTIF([$Contested.$A$1:.$A$1048576];[.D91]); &quot;Contested&quot;; IF(COUNTIF([$Governance.$A$1:.$A$1048576];[.D91]); &quot;Governance&quot;; IF(COUNTIF([$Incorrect.$A$1:.$A$1048576];[.D91]); &quot;Incorrect&quot;; IF(COUNTIF([$Politicians.$A$1:.$A$1048576];[.D91]); &quot;Politician&quot;; IF(COUNTIF([$Journalists.$A$1:.$A$1048576];[.D9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ezra levant</text:p>
          </table:table-cell>
          <table:table-cell table:style-name="ce12" table:content-validation-name="val1" table:formula="of:=IF(COUNTIF([$Elected.$A$1:.$A$1048576];[.F91]); &quot;Elected&quot;; IF(COUNTIF([$Parties.$A$1:.$A$1048576];[.F91]); &quot;Party&quot;; IF(COUNTIF([$Locations.$A$1:.$A$1048576];[.F91]); &quot;Location&quot;; IF(COUNTIF([$Contested.$A$1:.$A$1048576];[.F91]); &quot;Contested&quot;; IF(COUNTIF([$Governance.$A$1:.$A$1048576];[.F91]); &quot;Governance&quot;; IF(COUNTIF([$Incorrect.$A$1:.$A$1048576];[.F91]); &quot;Incorrect&quot;; IF(COUNTIF([$Politicians.$A$1:.$A$1048576];[.F91]); &quot;Politician&quot;; IF(COUNTIF([$Journalists.$A$1:.$A$1048576];[.F9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1]); &quot;Elected&quot;; IF(COUNTIF([$Parties.$A$1:.$A$1048576];[.H91]); &quot;Party&quot;; IF(COUNTIF([$Locations.$A$1:.$A$1048576];[.H91]); &quot;Location&quot;; IF(COUNTIF([$Contested.$A$1:.$A$1048576];[.H91]); &quot;Contested&quot;; IF(COUNTIF([$Governance.$A$1:.$A$1048576];[.H91]); &quot;Governance&quot;; IF(COUNTIF([$Incorrect.$A$1:.$A$1048576];[.H91]); &quot;Incorrect&quot;; IF(COUNTIF([$Politicians.$A$1:.$A$1048576];[.H91]); &quot;Politician&quot;; IF(COUNTIF([$Journalists.$A$1:.$A$1048576];[.H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3" calcext:value-type="float">
            <text:p>83</text:p>
          </table:table-cell>
          <table:table-cell table:style-name="ce7" office:value-type="string" calcext:value-type="string">
            <text:p>Michael Coteau</text:p>
          </table:table-cell>
          <table:table-cell table:style-name="ce12" table:content-validation-name="val1" table:formula="of:=IF(COUNTIF([$Elected.$A$1:.$A$1048576];[.B92]); &quot;Elected&quot;; IF(COUNTIF([$Parties.$A$1:.$A$1048576];[.B92]); &quot;Party&quot;; IF(COUNTIF([$Locations.$A$1:.$A$1048576];[.B92]); &quot;Location&quot;; IF(COUNTIF([$Contested.$A$1:.$A$1048576];[.B92]); &quot;Contested&quot;; IF(COUNTIF([$Governance.$A$1:.$A$1048576];[.B92]); &quot;Governance&quot;; IF(COUNTIF([$Incorrect.$A$1:.$A$1048576];[.B92]); &quot;Incorrect&quot;; IF(COUNTIF([$Politicians.$A$1:.$A$1048576];[.B92]); &quot;Politician&quot;; IF(COUNTIF([$Journalists.$A$1:.$A$1048576];[.B9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arti Québécois</text:p>
          </table:table-cell>
          <table:table-cell table:style-name="ce12" table:content-validation-name="val1" table:formula="of:=IF(COUNTIF([$Elected.$A$1:.$A$1048576];[.D92]); &quot;Elected&quot;; IF(COUNTIF([$Parties.$A$1:.$A$1048576];[.D92]); &quot;Party&quot;; IF(COUNTIF([$Locations.$A$1:.$A$1048576];[.D92]); &quot;Location&quot;; IF(COUNTIF([$Contested.$A$1:.$A$1048576];[.D92]); &quot;Contested&quot;; IF(COUNTIF([$Governance.$A$1:.$A$1048576];[.D92]); &quot;Governance&quot;; IF(COUNTIF([$Incorrect.$A$1:.$A$1048576];[.D92]); &quot;Incorrect&quot;; IF(COUNTIF([$Politicians.$A$1:.$A$1048576];[.D92]); &quot;Politician&quot;; IF(COUNTIF([$Journalists.$A$1:.$A$1048576];[.D9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ke morrice</text:p>
          </table:table-cell>
          <table:table-cell table:style-name="ce12" table:content-validation-name="val1" table:formula="of:=IF(COUNTIF([$Elected.$A$1:.$A$1048576];[.F92]); &quot;Elected&quot;; IF(COUNTIF([$Parties.$A$1:.$A$1048576];[.F92]); &quot;Party&quot;; IF(COUNTIF([$Locations.$A$1:.$A$1048576];[.F92]); &quot;Location&quot;; IF(COUNTIF([$Contested.$A$1:.$A$1048576];[.F92]); &quot;Contested&quot;; IF(COUNTIF([$Governance.$A$1:.$A$1048576];[.F92]); &quot;Governance&quot;; IF(COUNTIF([$Incorrect.$A$1:.$A$1048576];[.F92]); &quot;Incorrect&quot;; IF(COUNTIF([$Politicians.$A$1:.$A$1048576];[.F92]); &quot;Politician&quot;; IF(COUNTIF([$Journalists.$A$1:.$A$1048576];[.F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92]); &quot;Elected&quot;; IF(COUNTIF([$Parties.$A$1:.$A$1048576];[.H92]); &quot;Party&quot;; IF(COUNTIF([$Locations.$A$1:.$A$1048576];[.H92]); &quot;Location&quot;; IF(COUNTIF([$Contested.$A$1:.$A$1048576];[.H92]); &quot;Contested&quot;; IF(COUNTIF([$Governance.$A$1:.$A$1048576];[.H92]); &quot;Governance&quot;; IF(COUNTIF([$Incorrect.$A$1:.$A$1048576];[.H92]); &quot;Incorrect&quot;; IF(COUNTIF([$Politicians.$A$1:.$A$1048576];[.H92]); &quot;Politician&quot;; IF(COUNTIF([$Journalists.$A$1:.$A$1048576];[.H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4" calcext:value-type="float">
            <text:p>84</text:p>
          </table:table-cell>
          <table:table-cell table:style-name="ce7" office:value-type="string" calcext:value-type="string">
            <text:p>Julie Dzerowicz</text:p>
          </table:table-cell>
          <table:table-cell table:style-name="ce12" table:content-validation-name="val1" table:formula="of:=IF(COUNTIF([$Elected.$A$1:.$A$1048576];[.B93]); &quot;Elected&quot;; IF(COUNTIF([$Parties.$A$1:.$A$1048576];[.B93]); &quot;Party&quot;; IF(COUNTIF([$Locations.$A$1:.$A$1048576];[.B93]); &quot;Location&quot;; IF(COUNTIF([$Contested.$A$1:.$A$1048576];[.B93]); &quot;Contested&quot;; IF(COUNTIF([$Governance.$A$1:.$A$1048576];[.B93]); &quot;Governance&quot;; IF(COUNTIF([$Incorrect.$A$1:.$A$1048576];[.B93]); &quot;Incorrect&quot;; IF(COUNTIF([$Politicians.$A$1:.$A$1048576];[.B93]); &quot;Politician&quot;; IF(COUNTIF([$Journalists.$A$1:.$A$1048576];[.B9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New Brunswick</text:p>
          </table:table-cell>
          <table:table-cell table:style-name="ce12" table:content-validation-name="val1" table:formula="of:=IF(COUNTIF([$Elected.$A$1:.$A$1048576];[.D93]); &quot;Elected&quot;; IF(COUNTIF([$Parties.$A$1:.$A$1048576];[.D93]); &quot;Party&quot;; IF(COUNTIF([$Locations.$A$1:.$A$1048576];[.D93]); &quot;Location&quot;; IF(COUNTIF([$Contested.$A$1:.$A$1048576];[.D93]); &quot;Contested&quot;; IF(COUNTIF([$Governance.$A$1:.$A$1048576];[.D93]); &quot;Governance&quot;; IF(COUNTIF([$Incorrect.$A$1:.$A$1048576];[.D93]); &quot;Incorrect&quot;; IF(COUNTIF([$Politicians.$A$1:.$A$1048576];[.D93]); &quot;Politician&quot;; IF(COUNTIF([$Journalists.$A$1:.$A$1048576];[.D9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ox news</text:p>
          </table:table-cell>
          <table:table-cell table:style-name="ce12" table:content-validation-name="val1" table:formula="of:=IF(COUNTIF([$Elected.$A$1:.$A$1048576];[.F93]); &quot;Elected&quot;; IF(COUNTIF([$Parties.$A$1:.$A$1048576];[.F93]); &quot;Party&quot;; IF(COUNTIF([$Locations.$A$1:.$A$1048576];[.F93]); &quot;Location&quot;; IF(COUNTIF([$Contested.$A$1:.$A$1048576];[.F93]); &quot;Contested&quot;; IF(COUNTIF([$Governance.$A$1:.$A$1048576];[.F93]); &quot;Governance&quot;; IF(COUNTIF([$Incorrect.$A$1:.$A$1048576];[.F93]); &quot;Incorrect&quot;; IF(COUNTIF([$Politicians.$A$1:.$A$1048576];[.F93]); &quot;Politician&quot;; IF(COUNTIF([$Journalists.$A$1:.$A$1048576];[.F9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3]); &quot;Elected&quot;; IF(COUNTIF([$Parties.$A$1:.$A$1048576];[.H93]); &quot;Party&quot;; IF(COUNTIF([$Locations.$A$1:.$A$1048576];[.H93]); &quot;Location&quot;; IF(COUNTIF([$Contested.$A$1:.$A$1048576];[.H93]); &quot;Contested&quot;; IF(COUNTIF([$Governance.$A$1:.$A$1048576];[.H93]); &quot;Governance&quot;; IF(COUNTIF([$Incorrect.$A$1:.$A$1048576];[.H93]); &quot;Incorrect&quot;; IF(COUNTIF([$Politicians.$A$1:.$A$1048576];[.H93]); &quot;Politician&quot;; IF(COUNTIF([$Journalists.$A$1:.$A$1048576];[.H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5" calcext:value-type="float">
            <text:p>85</text:p>
          </table:table-cell>
          <table:table-cell table:style-name="ce7" office:value-type="string" calcext:value-type="string">
            <text:p>Jean Yip</text:p>
          </table:table-cell>
          <table:table-cell table:style-name="ce12" table:content-validation-name="val1" table:formula="of:=IF(COUNTIF([$Elected.$A$1:.$A$1048576];[.B94]); &quot;Elected&quot;; IF(COUNTIF([$Parties.$A$1:.$A$1048576];[.B94]); &quot;Party&quot;; IF(COUNTIF([$Locations.$A$1:.$A$1048576];[.B94]); &quot;Location&quot;; IF(COUNTIF([$Contested.$A$1:.$A$1048576];[.B94]); &quot;Contested&quot;; IF(COUNTIF([$Governance.$A$1:.$A$1048576];[.B94]); &quot;Governance&quot;; IF(COUNTIF([$Incorrect.$A$1:.$A$1048576];[.B94]); &quot;Incorrect&quot;; IF(COUNTIF([$Politicians.$A$1:.$A$1048576];[.B94]); &quot;Politician&quot;; IF(COUNTIF([$Journalists.$A$1:.$A$1048576];[.B9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peaker of the House of Commons (Canada)</text:p>
          </table:table-cell>
          <table:table-cell table:style-name="ce12" table:content-validation-name="val1" table:formula="of:=IF(COUNTIF([$Elected.$A$1:.$A$1048576];[.D94]); &quot;Elected&quot;; IF(COUNTIF([$Parties.$A$1:.$A$1048576];[.D94]); &quot;Party&quot;; IF(COUNTIF([$Locations.$A$1:.$A$1048576];[.D94]); &quot;Location&quot;; IF(COUNTIF([$Contested.$A$1:.$A$1048576];[.D94]); &quot;Contested&quot;; IF(COUNTIF([$Governance.$A$1:.$A$1048576];[.D94]); &quot;Governance&quot;; IF(COUNTIF([$Incorrect.$A$1:.$A$1048576];[.D94]); &quot;Incorrect&quot;; IF(COUNTIF([$Politicians.$A$1:.$A$1048576];[.D94]); &quot;Politician&quot;; IF(COUNTIF([$Journalists.$A$1:.$A$1048576];[.D94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pierre trudeau</text:p>
          </table:table-cell>
          <table:table-cell table:style-name="ce12" table:content-validation-name="val1" table:formula="of:=IF(COUNTIF([$Elected.$A$1:.$A$1048576];[.F94]); &quot;Elected&quot;; IF(COUNTIF([$Parties.$A$1:.$A$1048576];[.F94]); &quot;Party&quot;; IF(COUNTIF([$Locations.$A$1:.$A$1048576];[.F94]); &quot;Location&quot;; IF(COUNTIF([$Contested.$A$1:.$A$1048576];[.F94]); &quot;Contested&quot;; IF(COUNTIF([$Governance.$A$1:.$A$1048576];[.F94]); &quot;Governance&quot;; IF(COUNTIF([$Incorrect.$A$1:.$A$1048576];[.F94]); &quot;Incorrect&quot;; IF(COUNTIF([$Politicians.$A$1:.$A$1048576];[.F94]); &quot;Politician&quot;; IF(COUNTIF([$Journalists.$A$1:.$A$1048576];[.F9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4]); &quot;Elected&quot;; IF(COUNTIF([$Parties.$A$1:.$A$1048576];[.H94]); &quot;Party&quot;; IF(COUNTIF([$Locations.$A$1:.$A$1048576];[.H94]); &quot;Location&quot;; IF(COUNTIF([$Contested.$A$1:.$A$1048576];[.H94]); &quot;Contested&quot;; IF(COUNTIF([$Governance.$A$1:.$A$1048576];[.H94]); &quot;Governance&quot;; IF(COUNTIF([$Incorrect.$A$1:.$A$1048576];[.H94]); &quot;Incorrect&quot;; IF(COUNTIF([$Politicians.$A$1:.$A$1048576];[.H94]); &quot;Politician&quot;; IF(COUNTIF([$Journalists.$A$1:.$A$1048576];[.H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6" calcext:value-type="float">
            <text:p>86</text:p>
          </table:table-cell>
          <table:table-cell table:style-name="ce7" office:value-type="string" calcext:value-type="string">
            <text:p>Lena Diab</text:p>
          </table:table-cell>
          <table:table-cell table:style-name="ce12" table:content-validation-name="val1" table:formula="of:=IF(COUNTIF([$Elected.$A$1:.$A$1048576];[.B95]); &quot;Elected&quot;; IF(COUNTIF([$Parties.$A$1:.$A$1048576];[.B95]); &quot;Party&quot;; IF(COUNTIF([$Locations.$A$1:.$A$1048576];[.B95]); &quot;Location&quot;; IF(COUNTIF([$Contested.$A$1:.$A$1048576];[.B95]); &quot;Contested&quot;; IF(COUNTIF([$Governance.$A$1:.$A$1048576];[.B95]); &quot;Governance&quot;; IF(COUNTIF([$Incorrect.$A$1:.$A$1048576];[.B95]); &quot;Incorrect&quot;; IF(COUNTIF([$Politicians.$A$1:.$A$1048576];[.B95]); &quot;Politician&quot;; IF(COUNTIF([$Journalists.$A$1:.$A$1048576];[.B9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TV News</text:p>
          </table:table-cell>
          <table:table-cell table:style-name="ce12" table:content-validation-name="val1" table:formula="of:=IF(COUNTIF([$Elected.$A$1:.$A$1048576];[.D95]); &quot;Elected&quot;; IF(COUNTIF([$Parties.$A$1:.$A$1048576];[.D95]); &quot;Party&quot;; IF(COUNTIF([$Locations.$A$1:.$A$1048576];[.D95]); &quot;Location&quot;; IF(COUNTIF([$Contested.$A$1:.$A$1048576];[.D95]); &quot;Contested&quot;; IF(COUNTIF([$Governance.$A$1:.$A$1048576];[.D95]); &quot;Governance&quot;; IF(COUNTIF([$Incorrect.$A$1:.$A$1048576];[.D95]); &quot;Incorrect&quot;; IF(COUNTIF([$Politicians.$A$1:.$A$1048576];[.D95]); &quot;Politician&quot;; IF(COUNTIF([$Journalists.$A$1:.$A$1048576];[.D9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ason kenney's</text:p>
          </table:table-cell>
          <table:table-cell table:style-name="ce12" table:content-validation-name="val1" table:formula="of:=IF(COUNTIF([$Elected.$A$1:.$A$1048576];[.F95]); &quot;Elected&quot;; IF(COUNTIF([$Parties.$A$1:.$A$1048576];[.F95]); &quot;Party&quot;; IF(COUNTIF([$Locations.$A$1:.$A$1048576];[.F95]); &quot;Location&quot;; IF(COUNTIF([$Contested.$A$1:.$A$1048576];[.F95]); &quot;Contested&quot;; IF(COUNTIF([$Governance.$A$1:.$A$1048576];[.F95]); &quot;Governance&quot;; IF(COUNTIF([$Incorrect.$A$1:.$A$1048576];[.F95]); &quot;Incorrect&quot;; IF(COUNTIF([$Politicians.$A$1:.$A$1048576];[.F95]); &quot;Politician&quot;; IF(COUNTIF([$Journalists.$A$1:.$A$1048576];[.F9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95]); &quot;Elected&quot;; IF(COUNTIF([$Parties.$A$1:.$A$1048576];[.H95]); &quot;Party&quot;; IF(COUNTIF([$Locations.$A$1:.$A$1048576];[.H95]); &quot;Location&quot;; IF(COUNTIF([$Contested.$A$1:.$A$1048576];[.H95]); &quot;Contested&quot;; IF(COUNTIF([$Governance.$A$1:.$A$1048576];[.H95]); &quot;Governance&quot;; IF(COUNTIF([$Incorrect.$A$1:.$A$1048576];[.H95]); &quot;Incorrect&quot;; IF(COUNTIF([$Politicians.$A$1:.$A$1048576];[.H95]); &quot;Politician&quot;; IF(COUNTIF([$Journalists.$A$1:.$A$1048576];[.H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7" calcext:value-type="float">
            <text:p>87</text:p>
          </table:table-cell>
          <table:table-cell table:style-name="ce7" office:value-type="string" calcext:value-type="string">
            <text:p>Iqwinder Gaheer</text:p>
          </table:table-cell>
          <table:table-cell table:style-name="ce12" table:content-validation-name="val1" table:formula="of:=IF(COUNTIF([$Elected.$A$1:.$A$1048576];[.B96]); &quot;Elected&quot;; IF(COUNTIF([$Parties.$A$1:.$A$1048576];[.B96]); &quot;Party&quot;; IF(COUNTIF([$Locations.$A$1:.$A$1048576];[.B96]); &quot;Location&quot;; IF(COUNTIF([$Contested.$A$1:.$A$1048576];[.B96]); &quot;Contested&quot;; IF(COUNTIF([$Governance.$A$1:.$A$1048576];[.B96]); &quot;Governance&quot;; IF(COUNTIF([$Incorrect.$A$1:.$A$1048576];[.B96]); &quot;Incorrect&quot;; IF(COUNTIF([$Politicians.$A$1:.$A$1048576];[.B96]); &quot;Politician&quot;; IF(COUNTIF([$Journalists.$A$1:.$A$1048576];[.B9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uc Berthold</text:p>
          </table:table-cell>
          <table:table-cell table:style-name="ce12" table:content-validation-name="val1" table:formula="of:=IF(COUNTIF([$Elected.$A$1:.$A$1048576];[.D96]); &quot;Elected&quot;; IF(COUNTIF([$Parties.$A$1:.$A$1048576];[.D96]); &quot;Party&quot;; IF(COUNTIF([$Locations.$A$1:.$A$1048576];[.D96]); &quot;Location&quot;; IF(COUNTIF([$Contested.$A$1:.$A$1048576];[.D96]); &quot;Contested&quot;; IF(COUNTIF([$Governance.$A$1:.$A$1048576];[.D96]); &quot;Governance&quot;; IF(COUNTIF([$Incorrect.$A$1:.$A$1048576];[.D96]); &quot;Incorrect&quot;; IF(COUNTIF([$Politicians.$A$1:.$A$1048576];[.D96]); &quot;Politician&quot;; IF(COUNTIF([$Journalists.$A$1:.$A$1048576];[.D9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redericton</text:p>
          </table:table-cell>
          <table:table-cell table:style-name="ce12" table:content-validation-name="val1" table:formula="of:=IF(COUNTIF([$Elected.$A$1:.$A$1048576];[.F96]); &quot;Elected&quot;; IF(COUNTIF([$Parties.$A$1:.$A$1048576];[.F96]); &quot;Party&quot;; IF(COUNTIF([$Locations.$A$1:.$A$1048576];[.F96]); &quot;Location&quot;; IF(COUNTIF([$Contested.$A$1:.$A$1048576];[.F96]); &quot;Contested&quot;; IF(COUNTIF([$Governance.$A$1:.$A$1048576];[.F96]); &quot;Governance&quot;; IF(COUNTIF([$Incorrect.$A$1:.$A$1048576];[.F96]); &quot;Incorrect&quot;; IF(COUNTIF([$Politicians.$A$1:.$A$1048576];[.F96]); &quot;Politician&quot;; IF(COUNTIF([$Journalists.$A$1:.$A$1048576];[.F9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96]); &quot;Elected&quot;; IF(COUNTIF([$Parties.$A$1:.$A$1048576];[.H96]); &quot;Party&quot;; IF(COUNTIF([$Locations.$A$1:.$A$1048576];[.H96]); &quot;Location&quot;; IF(COUNTIF([$Contested.$A$1:.$A$1048576];[.H96]); &quot;Contested&quot;; IF(COUNTIF([$Governance.$A$1:.$A$1048576];[.H96]); &quot;Governance&quot;; IF(COUNTIF([$Incorrect.$A$1:.$A$1048576];[.H96]); &quot;Incorrect&quot;; IF(COUNTIF([$Politicians.$A$1:.$A$1048576];[.H96]); &quot;Politician&quot;; IF(COUNTIF([$Journalists.$A$1:.$A$1048576];[.H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8" calcext:value-type="float">
            <text:p>88</text:p>
          </table:table-cell>
          <table:table-cell table:style-name="ce7" office:value-type="string" calcext:value-type="string">
            <text:p>Maninder Sidhu</text:p>
          </table:table-cell>
          <table:table-cell table:style-name="ce12" table:content-validation-name="val1" table:formula="of:=IF(COUNTIF([$Elected.$A$1:.$A$1048576];[.B97]); &quot;Elected&quot;; IF(COUNTIF([$Parties.$A$1:.$A$1048576];[.B97]); &quot;Party&quot;; IF(COUNTIF([$Locations.$A$1:.$A$1048576];[.B97]); &quot;Location&quot;; IF(COUNTIF([$Contested.$A$1:.$A$1048576];[.B97]); &quot;Contested&quot;; IF(COUNTIF([$Governance.$A$1:.$A$1048576];[.B97]); &quot;Governance&quot;; IF(COUNTIF([$Incorrect.$A$1:.$A$1048576];[.B97]); &quot;Incorrect&quot;; IF(COUNTIF([$Politicians.$A$1:.$A$1048576];[.B97]); &quot;Politician&quot;; IF(COUNTIF([$Journalists.$A$1:.$A$1048576];[.B9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clean's</text:p>
          </table:table-cell>
          <table:table-cell table:style-name="ce12" table:content-validation-name="val1" table:formula="of:=IF(COUNTIF([$Elected.$A$1:.$A$1048576];[.D97]); &quot;Elected&quot;; IF(COUNTIF([$Parties.$A$1:.$A$1048576];[.D97]); &quot;Party&quot;; IF(COUNTIF([$Locations.$A$1:.$A$1048576];[.D97]); &quot;Location&quot;; IF(COUNTIF([$Contested.$A$1:.$A$1048576];[.D97]); &quot;Contested&quot;; IF(COUNTIF([$Governance.$A$1:.$A$1048576];[.D97]); &quot;Governance&quot;; IF(COUNTIF([$Incorrect.$A$1:.$A$1048576];[.D97]); &quot;Incorrect&quot;; IF(COUNTIF([$Politicians.$A$1:.$A$1048576];[.D97]); &quot;Politician&quot;; IF(COUNTIF([$Journalists.$A$1:.$A$1048576];[.D9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rmany</text:p>
          </table:table-cell>
          <table:table-cell table:style-name="ce12" table:content-validation-name="val1" table:formula="of:=IF(COUNTIF([$Elected.$A$1:.$A$1048576];[.F97]); &quot;Elected&quot;; IF(COUNTIF([$Parties.$A$1:.$A$1048576];[.F97]); &quot;Party&quot;; IF(COUNTIF([$Locations.$A$1:.$A$1048576];[.F97]); &quot;Location&quot;; IF(COUNTIF([$Contested.$A$1:.$A$1048576];[.F97]); &quot;Contested&quot;; IF(COUNTIF([$Governance.$A$1:.$A$1048576];[.F97]); &quot;Governance&quot;; IF(COUNTIF([$Incorrect.$A$1:.$A$1048576];[.F97]); &quot;Incorrect&quot;; IF(COUNTIF([$Politicians.$A$1:.$A$1048576];[.F97]); &quot;Politician&quot;; IF(COUNTIF([$Journalists.$A$1:.$A$1048576];[.F9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7]); &quot;Elected&quot;; IF(COUNTIF([$Parties.$A$1:.$A$1048576];[.H97]); &quot;Party&quot;; IF(COUNTIF([$Locations.$A$1:.$A$1048576];[.H97]); &quot;Location&quot;; IF(COUNTIF([$Contested.$A$1:.$A$1048576];[.H97]); &quot;Contested&quot;; IF(COUNTIF([$Governance.$A$1:.$A$1048576];[.H97]); &quot;Governance&quot;; IF(COUNTIF([$Incorrect.$A$1:.$A$1048576];[.H97]); &quot;Incorrect&quot;; IF(COUNTIF([$Politicians.$A$1:.$A$1048576];[.H97]); &quot;Politician&quot;; IF(COUNTIF([$Journalists.$A$1:.$A$1048576];[.H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89" calcext:value-type="float">
            <text:p>89</text:p>
          </table:table-cell>
          <table:table-cell table:style-name="ce7" office:value-type="string" calcext:value-type="string">
            <text:p>Xavier Barsalou-Duval</text:p>
          </table:table-cell>
          <table:table-cell table:style-name="ce12" table:content-validation-name="val1" table:formula="of:=IF(COUNTIF([$Elected.$A$1:.$A$1048576];[.B98]); &quot;Elected&quot;; IF(COUNTIF([$Parties.$A$1:.$A$1048576];[.B98]); &quot;Party&quot;; IF(COUNTIF([$Locations.$A$1:.$A$1048576];[.B98]); &quot;Location&quot;; IF(COUNTIF([$Contested.$A$1:.$A$1048576];[.B98]); &quot;Contested&quot;; IF(COUNTIF([$Governance.$A$1:.$A$1048576];[.B98]); &quot;Governance&quot;; IF(COUNTIF([$Incorrect.$A$1:.$A$1048576];[.B98]); &quot;Incorrect&quot;; IF(COUNTIF([$Politicians.$A$1:.$A$1048576];[.B98]); &quot;Politician&quot;; IF(COUNTIF([$Journalists.$A$1:.$A$1048576];[.B9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Television</text:p>
          </table:table-cell>
          <table:table-cell table:style-name="ce12" table:content-validation-name="val1" table:formula="of:=IF(COUNTIF([$Elected.$A$1:.$A$1048576];[.D98]); &quot;Elected&quot;; IF(COUNTIF([$Parties.$A$1:.$A$1048576];[.D98]); &quot;Party&quot;; IF(COUNTIF([$Locations.$A$1:.$A$1048576];[.D98]); &quot;Location&quot;; IF(COUNTIF([$Contested.$A$1:.$A$1048576];[.D98]); &quot;Contested&quot;; IF(COUNTIF([$Governance.$A$1:.$A$1048576];[.D98]); &quot;Governance&quot;; IF(COUNTIF([$Incorrect.$A$1:.$A$1048576];[.D98]); &quot;Incorrect&quot;; IF(COUNTIF([$Politicians.$A$1:.$A$1048576];[.D98]); &quot;Politician&quot;; IF(COUNTIF([$Journalists.$A$1:.$A$1048576];[.D98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arizona</text:p>
          </table:table-cell>
          <table:table-cell table:style-name="ce12" table:content-validation-name="val1" table:formula="of:=IF(COUNTIF([$Elected.$A$1:.$A$1048576];[.F98]); &quot;Elected&quot;; IF(COUNTIF([$Parties.$A$1:.$A$1048576];[.F98]); &quot;Party&quot;; IF(COUNTIF([$Locations.$A$1:.$A$1048576];[.F98]); &quot;Location&quot;; IF(COUNTIF([$Contested.$A$1:.$A$1048576];[.F98]); &quot;Contested&quot;; IF(COUNTIF([$Governance.$A$1:.$A$1048576];[.F98]); &quot;Governance&quot;; IF(COUNTIF([$Incorrect.$A$1:.$A$1048576];[.F98]); &quot;Incorrect&quot;; IF(COUNTIF([$Politicians.$A$1:.$A$1048576];[.F98]); &quot;Politician&quot;; IF(COUNTIF([$Journalists.$A$1:.$A$1048576];[.F9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8]); &quot;Elected&quot;; IF(COUNTIF([$Parties.$A$1:.$A$1048576];[.H98]); &quot;Party&quot;; IF(COUNTIF([$Locations.$A$1:.$A$1048576];[.H98]); &quot;Location&quot;; IF(COUNTIF([$Contested.$A$1:.$A$1048576];[.H98]); &quot;Contested&quot;; IF(COUNTIF([$Governance.$A$1:.$A$1048576];[.H98]); &quot;Governance&quot;; IF(COUNTIF([$Incorrect.$A$1:.$A$1048576];[.H98]); &quot;Incorrect&quot;; IF(COUNTIF([$Politicians.$A$1:.$A$1048576];[.H98]); &quot;Politician&quot;; IF(COUNTIF([$Journalists.$A$1:.$A$1048576];[.H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0" calcext:value-type="float">
            <text:p>90</text:p>
          </table:table-cell>
          <table:table-cell table:style-name="ce7" office:value-type="string" calcext:value-type="string">
            <text:p>Niki Ashton</text:p>
          </table:table-cell>
          <table:table-cell table:style-name="ce12" table:content-validation-name="val1" table:formula="of:=IF(COUNTIF([$Elected.$A$1:.$A$1048576];[.B99]); &quot;Elected&quot;; IF(COUNTIF([$Parties.$A$1:.$A$1048576];[.B99]); &quot;Party&quot;; IF(COUNTIF([$Locations.$A$1:.$A$1048576];[.B99]); &quot;Location&quot;; IF(COUNTIF([$Contested.$A$1:.$A$1048576];[.B99]); &quot;Contested&quot;; IF(COUNTIF([$Governance.$A$1:.$A$1048576];[.B99]); &quot;Governance&quot;; IF(COUNTIF([$Incorrect.$A$1:.$A$1048576];[.B99]); &quot;Incorrect&quot;; IF(COUNTIF([$Politicians.$A$1:.$A$1048576];[.B99]); &quot;Politician&quot;; IF(COUNTIF([$Journalists.$A$1:.$A$1048576];[.B9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rmy</text:p>
          </table:table-cell>
          <table:table-cell table:style-name="ce12" table:content-validation-name="val1" table:formula="of:=IF(COUNTIF([$Elected.$A$1:.$A$1048576];[.D99]); &quot;Elected&quot;; IF(COUNTIF([$Parties.$A$1:.$A$1048576];[.D99]); &quot;Party&quot;; IF(COUNTIF([$Locations.$A$1:.$A$1048576];[.D99]); &quot;Location&quot;; IF(COUNTIF([$Contested.$A$1:.$A$1048576];[.D99]); &quot;Contested&quot;; IF(COUNTIF([$Governance.$A$1:.$A$1048576];[.D99]); &quot;Governance&quot;; IF(COUNTIF([$Incorrect.$A$1:.$A$1048576];[.D99]); &quot;Incorrect&quot;; IF(COUNTIF([$Politicians.$A$1:.$A$1048576];[.D99]); &quot;Politician&quot;; IF(COUNTIF([$Journalists.$A$1:.$A$1048576];[.D9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id akin</text:p>
          </table:table-cell>
          <table:table-cell table:style-name="ce12" table:content-validation-name="val1" table:formula="of:=IF(COUNTIF([$Elected.$A$1:.$A$1048576];[.F99]); &quot;Elected&quot;; IF(COUNTIF([$Parties.$A$1:.$A$1048576];[.F99]); &quot;Party&quot;; IF(COUNTIF([$Locations.$A$1:.$A$1048576];[.F99]); &quot;Location&quot;; IF(COUNTIF([$Contested.$A$1:.$A$1048576];[.F99]); &quot;Contested&quot;; IF(COUNTIF([$Governance.$A$1:.$A$1048576];[.F99]); &quot;Governance&quot;; IF(COUNTIF([$Incorrect.$A$1:.$A$1048576];[.F99]); &quot;Incorrect&quot;; IF(COUNTIF([$Politicians.$A$1:.$A$1048576];[.F99]); &quot;Politician&quot;; IF(COUNTIF([$Journalists.$A$1:.$A$1048576];[.F99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99]); &quot;Elected&quot;; IF(COUNTIF([$Parties.$A$1:.$A$1048576];[.H99]); &quot;Party&quot;; IF(COUNTIF([$Locations.$A$1:.$A$1048576];[.H99]); &quot;Location&quot;; IF(COUNTIF([$Contested.$A$1:.$A$1048576];[.H99]); &quot;Contested&quot;; IF(COUNTIF([$Governance.$A$1:.$A$1048576];[.H99]); &quot;Governance&quot;; IF(COUNTIF([$Incorrect.$A$1:.$A$1048576];[.H99]); &quot;Incorrect&quot;; IF(COUNTIF([$Politicians.$A$1:.$A$1048576];[.H99]); &quot;Politician&quot;; IF(COUNTIF([$Journalists.$A$1:.$A$1048576];[.H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1" calcext:value-type="float">
            <text:p>91</text:p>
          </table:table-cell>
          <table:table-cell table:style-name="ce7" office:value-type="string" calcext:value-type="string">
            <text:p>Jake Stewart (politician)</text:p>
          </table:table-cell>
          <table:table-cell table:style-name="ce12" table:content-validation-name="val1" table:formula="of:=IF(COUNTIF([$Elected.$A$1:.$A$1048576];[.B100]); &quot;Elected&quot;; IF(COUNTIF([$Parties.$A$1:.$A$1048576];[.B100]); &quot;Party&quot;; IF(COUNTIF([$Locations.$A$1:.$A$1048576];[.B100]); &quot;Location&quot;; IF(COUNTIF([$Contested.$A$1:.$A$1048576];[.B100]); &quot;Contested&quot;; IF(COUNTIF([$Governance.$A$1:.$A$1048576];[.B100]); &quot;Governance&quot;; IF(COUNTIF([$Incorrect.$A$1:.$A$1048576];[.B100]); &quot;Incorrect&quot;; IF(COUNTIF([$Politicians.$A$1:.$A$1048576];[.B100]); &quot;Politician&quot;; IF(COUNTIF([$Journalists.$A$1:.$A$1048576];[.B10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orthwest Territories</text:p>
          </table:table-cell>
          <table:table-cell table:style-name="ce12" table:content-validation-name="val1" table:formula="of:=IF(COUNTIF([$Elected.$A$1:.$A$1048576];[.D100]); &quot;Elected&quot;; IF(COUNTIF([$Parties.$A$1:.$A$1048576];[.D100]); &quot;Party&quot;; IF(COUNTIF([$Locations.$A$1:.$A$1048576];[.D100]); &quot;Location&quot;; IF(COUNTIF([$Contested.$A$1:.$A$1048576];[.D100]); &quot;Contested&quot;; IF(COUNTIF([$Governance.$A$1:.$A$1048576];[.D100]); &quot;Governance&quot;; IF(COUNTIF([$Incorrect.$A$1:.$A$1048576];[.D100]); &quot;Incorrect&quot;; IF(COUNTIF([$Politicians.$A$1:.$A$1048576];[.D100]); &quot;Politician&quot;; IF(COUNTIF([$Journalists.$A$1:.$A$1048576];[.D10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usa</text:p>
          </table:table-cell>
          <table:table-cell table:style-name="ce12" table:content-validation-name="val1" table:formula="of:=IF(COUNTIF([$Elected.$A$1:.$A$1048576];[.F100]); &quot;Elected&quot;; IF(COUNTIF([$Parties.$A$1:.$A$1048576];[.F100]); &quot;Party&quot;; IF(COUNTIF([$Locations.$A$1:.$A$1048576];[.F100]); &quot;Location&quot;; IF(COUNTIF([$Contested.$A$1:.$A$1048576];[.F100]); &quot;Contested&quot;; IF(COUNTIF([$Governance.$A$1:.$A$1048576];[.F100]); &quot;Governance&quot;; IF(COUNTIF([$Incorrect.$A$1:.$A$1048576];[.F100]); &quot;Incorrect&quot;; IF(COUNTIF([$Politicians.$A$1:.$A$1048576];[.F100]); &quot;Politician&quot;; IF(COUNTIF([$Journalists.$A$1:.$A$1048576];[.F10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0]); &quot;Elected&quot;; IF(COUNTIF([$Parties.$A$1:.$A$1048576];[.H100]); &quot;Party&quot;; IF(COUNTIF([$Locations.$A$1:.$A$1048576];[.H100]); &quot;Location&quot;; IF(COUNTIF([$Contested.$A$1:.$A$1048576];[.H100]); &quot;Contested&quot;; IF(COUNTIF([$Governance.$A$1:.$A$1048576];[.H100]); &quot;Governance&quot;; IF(COUNTIF([$Incorrect.$A$1:.$A$1048576];[.H100]); &quot;Incorrect&quot;; IF(COUNTIF([$Politicians.$A$1:.$A$1048576];[.H100]); &quot;Politician&quot;; IF(COUNTIF([$Journalists.$A$1:.$A$1048576];[.H1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2" calcext:value-type="float">
            <text:p>92</text:p>
          </table:table-cell>
          <table:table-cell table:style-name="ce7" office:value-type="string" calcext:value-type="string">
            <text:p>Emmanuel Dubourg</text:p>
          </table:table-cell>
          <table:table-cell table:style-name="ce12" table:content-validation-name="val1" table:formula="of:=IF(COUNTIF([$Elected.$A$1:.$A$1048576];[.B101]); &quot;Elected&quot;; IF(COUNTIF([$Parties.$A$1:.$A$1048576];[.B101]); &quot;Party&quot;; IF(COUNTIF([$Locations.$A$1:.$A$1048576];[.B101]); &quot;Location&quot;; IF(COUNTIF([$Contested.$A$1:.$A$1048576];[.B101]); &quot;Contested&quot;; IF(COUNTIF([$Governance.$A$1:.$A$1048576];[.B101]); &quot;Governance&quot;; IF(COUNTIF([$Incorrect.$A$1:.$A$1048576];[.B101]); &quot;Incorrect&quot;; IF(COUNTIF([$Politicians.$A$1:.$A$1048576];[.B101]); &quot;Politician&quot;; IF(COUNTIF([$Journalists.$A$1:.$A$1048576];[.B10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oc Québécois</text:p>
          </table:table-cell>
          <table:table-cell table:style-name="ce12" table:content-validation-name="val1" table:formula="of:=IF(COUNTIF([$Elected.$A$1:.$A$1048576];[.D101]); &quot;Elected&quot;; IF(COUNTIF([$Parties.$A$1:.$A$1048576];[.D101]); &quot;Party&quot;; IF(COUNTIF([$Locations.$A$1:.$A$1048576];[.D101]); &quot;Location&quot;; IF(COUNTIF([$Contested.$A$1:.$A$1048576];[.D101]); &quot;Contested&quot;; IF(COUNTIF([$Governance.$A$1:.$A$1048576];[.D101]); &quot;Governance&quot;; IF(COUNTIF([$Incorrect.$A$1:.$A$1048576];[.D101]); &quot;Incorrect&quot;; IF(COUNTIF([$Politicians.$A$1:.$A$1048576];[.D101]); &quot;Politician&quot;; IF(COUNTIF([$Journalists.$A$1:.$A$1048576];[.D101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russia</text:p>
          </table:table-cell>
          <table:table-cell table:style-name="ce12" table:content-validation-name="val1" table:formula="of:=IF(COUNTIF([$Elected.$A$1:.$A$1048576];[.F101]); &quot;Elected&quot;; IF(COUNTIF([$Parties.$A$1:.$A$1048576];[.F101]); &quot;Party&quot;; IF(COUNTIF([$Locations.$A$1:.$A$1048576];[.F101]); &quot;Location&quot;; IF(COUNTIF([$Contested.$A$1:.$A$1048576];[.F101]); &quot;Contested&quot;; IF(COUNTIF([$Governance.$A$1:.$A$1048576];[.F101]); &quot;Governance&quot;; IF(COUNTIF([$Incorrect.$A$1:.$A$1048576];[.F101]); &quot;Incorrect&quot;; IF(COUNTIF([$Politicians.$A$1:.$A$1048576];[.F101]); &quot;Politician&quot;; IF(COUNTIF([$Journalists.$A$1:.$A$1048576];[.F10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1]); &quot;Elected&quot;; IF(COUNTIF([$Parties.$A$1:.$A$1048576];[.H101]); &quot;Party&quot;; IF(COUNTIF([$Locations.$A$1:.$A$1048576];[.H101]); &quot;Location&quot;; IF(COUNTIF([$Contested.$A$1:.$A$1048576];[.H101]); &quot;Contested&quot;; IF(COUNTIF([$Governance.$A$1:.$A$1048576];[.H101]); &quot;Governance&quot;; IF(COUNTIF([$Incorrect.$A$1:.$A$1048576];[.H101]); &quot;Incorrect&quot;; IF(COUNTIF([$Politicians.$A$1:.$A$1048576];[.H101]); &quot;Politician&quot;; IF(COUNTIF([$Journalists.$A$1:.$A$1048576];[.H1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3" calcext:value-type="float">
            <text:p>93</text:p>
          </table:table-cell>
          <table:table-cell table:style-name="ce7" office:value-type="string" calcext:value-type="string">
            <text:p>Sean Casey (Canadian politician)</text:p>
          </table:table-cell>
          <table:table-cell table:style-name="ce12" table:content-validation-name="val1" table:formula="of:=IF(COUNTIF([$Elected.$A$1:.$A$1048576];[.B102]); &quot;Elected&quot;; IF(COUNTIF([$Parties.$A$1:.$A$1048576];[.B102]); &quot;Party&quot;; IF(COUNTIF([$Locations.$A$1:.$A$1048576];[.B102]); &quot;Location&quot;; IF(COUNTIF([$Contested.$A$1:.$A$1048576];[.B102]); &quot;Contested&quot;; IF(COUNTIF([$Governance.$A$1:.$A$1048576];[.B102]); &quot;Governance&quot;; IF(COUNTIF([$Incorrect.$A$1:.$A$1048576];[.B102]); &quot;Incorrect&quot;; IF(COUNTIF([$Politicians.$A$1:.$A$1048576];[.B102]); &quot;Politician&quot;; IF(COUNTIF([$Journalists.$A$1:.$A$1048576];[.B10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News</text:p>
          </table:table-cell>
          <table:table-cell table:style-name="ce12" table:content-validation-name="val1" table:formula="of:=IF(COUNTIF([$Elected.$A$1:.$A$1048576];[.D102]); &quot;Elected&quot;; IF(COUNTIF([$Parties.$A$1:.$A$1048576];[.D102]); &quot;Party&quot;; IF(COUNTIF([$Locations.$A$1:.$A$1048576];[.D102]); &quot;Location&quot;; IF(COUNTIF([$Contested.$A$1:.$A$1048576];[.D102]); &quot;Contested&quot;; IF(COUNTIF([$Governance.$A$1:.$A$1048576];[.D102]); &quot;Governance&quot;; IF(COUNTIF([$Incorrect.$A$1:.$A$1048576];[.D102]); &quot;Incorrect&quot;; IF(COUNTIF([$Politicians.$A$1:.$A$1048576];[.D102]); &quot;Politician&quot;; IF(COUNTIF([$Journalists.$A$1:.$A$1048576];[.D102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oshawa</text:p>
          </table:table-cell>
          <table:table-cell table:style-name="ce12" table:content-validation-name="val1" table:formula="of:=IF(COUNTIF([$Elected.$A$1:.$A$1048576];[.F102]); &quot;Elected&quot;; IF(COUNTIF([$Parties.$A$1:.$A$1048576];[.F102]); &quot;Party&quot;; IF(COUNTIF([$Locations.$A$1:.$A$1048576];[.F102]); &quot;Location&quot;; IF(COUNTIF([$Contested.$A$1:.$A$1048576];[.F102]); &quot;Contested&quot;; IF(COUNTIF([$Governance.$A$1:.$A$1048576];[.F102]); &quot;Governance&quot;; IF(COUNTIF([$Incorrect.$A$1:.$A$1048576];[.F102]); &quot;Incorrect&quot;; IF(COUNTIF([$Politicians.$A$1:.$A$1048576];[.F102]); &quot;Politician&quot;; IF(COUNTIF([$Journalists.$A$1:.$A$1048576];[.F102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02]); &quot;Elected&quot;; IF(COUNTIF([$Parties.$A$1:.$A$1048576];[.H102]); &quot;Party&quot;; IF(COUNTIF([$Locations.$A$1:.$A$1048576];[.H102]); &quot;Location&quot;; IF(COUNTIF([$Contested.$A$1:.$A$1048576];[.H102]); &quot;Contested&quot;; IF(COUNTIF([$Governance.$A$1:.$A$1048576];[.H102]); &quot;Governance&quot;; IF(COUNTIF([$Incorrect.$A$1:.$A$1048576];[.H102]); &quot;Incorrect&quot;; IF(COUNTIF([$Politicians.$A$1:.$A$1048576];[.H102]); &quot;Politician&quot;; IF(COUNTIF([$Journalists.$A$1:.$A$1048576];[.H1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4" calcext:value-type="float">
            <text:p>94</text:p>
          </table:table-cell>
          <table:table-cell table:style-name="ce7" office:value-type="string" calcext:value-type="string">
            <text:p>Mark Strahl</text:p>
          </table:table-cell>
          <table:table-cell table:style-name="ce12" table:content-validation-name="val1" table:formula="of:=IF(COUNTIF([$Elected.$A$1:.$A$1048576];[.B103]); &quot;Elected&quot;; IF(COUNTIF([$Parties.$A$1:.$A$1048576];[.B103]); &quot;Party&quot;; IF(COUNTIF([$Locations.$A$1:.$A$1048576];[.B103]); &quot;Location&quot;; IF(COUNTIF([$Contested.$A$1:.$A$1048576];[.B103]); &quot;Contested&quot;; IF(COUNTIF([$Governance.$A$1:.$A$1048576];[.B103]); &quot;Governance&quot;; IF(COUNTIF([$Incorrect.$A$1:.$A$1048576];[.B103]); &quot;Incorrect&quot;; IF(COUNTIF([$Politicians.$A$1:.$A$1048576];[.B103]); &quot;Politician&quot;; IF(COUNTIF([$Journalists.$A$1:.$A$1048576];[.B10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ritish Columbia</text:p>
          </table:table-cell>
          <table:table-cell table:style-name="ce12" table:content-validation-name="val1" table:formula="of:=IF(COUNTIF([$Elected.$A$1:.$A$1048576];[.D103]); &quot;Elected&quot;; IF(COUNTIF([$Parties.$A$1:.$A$1048576];[.D103]); &quot;Party&quot;; IF(COUNTIF([$Locations.$A$1:.$A$1048576];[.D103]); &quot;Location&quot;; IF(COUNTIF([$Contested.$A$1:.$A$1048576];[.D103]); &quot;Contested&quot;; IF(COUNTIF([$Governance.$A$1:.$A$1048576];[.D103]); &quot;Governance&quot;; IF(COUNTIF([$Incorrect.$A$1:.$A$1048576];[.D103]); &quot;Incorrect&quot;; IF(COUNTIF([$Politicians.$A$1:.$A$1048576];[.D103]); &quot;Politician&quot;; IF(COUNTIF([$Journalists.$A$1:.$A$1048576];[.D10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icu</text:p>
          </table:table-cell>
          <table:table-cell table:style-name="ce12" table:content-validation-name="val1" table:formula="of:=IF(COUNTIF([$Elected.$A$1:.$A$1048576];[.F103]); &quot;Elected&quot;; IF(COUNTIF([$Parties.$A$1:.$A$1048576];[.F103]); &quot;Party&quot;; IF(COUNTIF([$Locations.$A$1:.$A$1048576];[.F103]); &quot;Location&quot;; IF(COUNTIF([$Contested.$A$1:.$A$1048576];[.F103]); &quot;Contested&quot;; IF(COUNTIF([$Governance.$A$1:.$A$1048576];[.F103]); &quot;Governance&quot;; IF(COUNTIF([$Incorrect.$A$1:.$A$1048576];[.F103]); &quot;Incorrect&quot;; IF(COUNTIF([$Politicians.$A$1:.$A$1048576];[.F103]); &quot;Politician&quot;; IF(COUNTIF([$Journalists.$A$1:.$A$1048576];[.F10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3]); &quot;Elected&quot;; IF(COUNTIF([$Parties.$A$1:.$A$1048576];[.H103]); &quot;Party&quot;; IF(COUNTIF([$Locations.$A$1:.$A$1048576];[.H103]); &quot;Location&quot;; IF(COUNTIF([$Contested.$A$1:.$A$1048576];[.H103]); &quot;Contested&quot;; IF(COUNTIF([$Governance.$A$1:.$A$1048576];[.H103]); &quot;Governance&quot;; IF(COUNTIF([$Incorrect.$A$1:.$A$1048576];[.H103]); &quot;Incorrect&quot;; IF(COUNTIF([$Politicians.$A$1:.$A$1048576];[.H103]); &quot;Politician&quot;; IF(COUNTIF([$Journalists.$A$1:.$A$1048576];[.H1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5" calcext:value-type="float">
            <text:p>95</text:p>
          </table:table-cell>
          <table:table-cell table:style-name="ce7" office:value-type="string" calcext:value-type="string">
            <text:p>Rosemarie Falk</text:p>
          </table:table-cell>
          <table:table-cell table:style-name="ce12" table:content-validation-name="val1" table:formula="of:=IF(COUNTIF([$Elected.$A$1:.$A$1048576];[.B104]); &quot;Elected&quot;; IF(COUNTIF([$Parties.$A$1:.$A$1048576];[.B104]); &quot;Party&quot;; IF(COUNTIF([$Locations.$A$1:.$A$1048576];[.B104]); &quot;Location&quot;; IF(COUNTIF([$Contested.$A$1:.$A$1048576];[.B104]); &quot;Contested&quot;; IF(COUNTIF([$Governance.$A$1:.$A$1048576];[.B104]); &quot;Governance&quot;; IF(COUNTIF([$Incorrect.$A$1:.$A$1048576];[.B104]); &quot;Incorrect&quot;; IF(COUNTIF([$Politicians.$A$1:.$A$1048576];[.B104]); &quot;Politician&quot;; IF(COUNTIF([$Journalists.$A$1:.$A$1048576];[.B10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football</text:p>
          </table:table-cell>
          <table:table-cell table:style-name="ce12" table:content-validation-name="val1" table:formula="of:=IF(COUNTIF([$Elected.$A$1:.$A$1048576];[.D104]); &quot;Elected&quot;; IF(COUNTIF([$Parties.$A$1:.$A$1048576];[.D104]); &quot;Party&quot;; IF(COUNTIF([$Locations.$A$1:.$A$1048576];[.D104]); &quot;Location&quot;; IF(COUNTIF([$Contested.$A$1:.$A$1048576];[.D104]); &quot;Contested&quot;; IF(COUNTIF([$Governance.$A$1:.$A$1048576];[.D104]); &quot;Governance&quot;; IF(COUNTIF([$Incorrect.$A$1:.$A$1048576];[.D104]); &quot;Incorrect&quot;; IF(COUNTIF([$Politicians.$A$1:.$A$1048576];[.D104]); &quot;Politician&quot;; IF(COUNTIF([$Journalists.$A$1:.$A$1048576];[.D10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od</text:p>
          </table:table-cell>
          <table:table-cell table:style-name="ce12" table:content-validation-name="val1" table:formula="of:=IF(COUNTIF([$Elected.$A$1:.$A$1048576];[.F104]); &quot;Elected&quot;; IF(COUNTIF([$Parties.$A$1:.$A$1048576];[.F104]); &quot;Party&quot;; IF(COUNTIF([$Locations.$A$1:.$A$1048576];[.F104]); &quot;Location&quot;; IF(COUNTIF([$Contested.$A$1:.$A$1048576];[.F104]); &quot;Contested&quot;; IF(COUNTIF([$Governance.$A$1:.$A$1048576];[.F104]); &quot;Governance&quot;; IF(COUNTIF([$Incorrect.$A$1:.$A$1048576];[.F104]); &quot;Incorrect&quot;; IF(COUNTIF([$Politicians.$A$1:.$A$1048576];[.F104]); &quot;Politician&quot;; IF(COUNTIF([$Journalists.$A$1:.$A$1048576];[.F10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4]); &quot;Elected&quot;; IF(COUNTIF([$Parties.$A$1:.$A$1048576];[.H104]); &quot;Party&quot;; IF(COUNTIF([$Locations.$A$1:.$A$1048576];[.H104]); &quot;Location&quot;; IF(COUNTIF([$Contested.$A$1:.$A$1048576];[.H104]); &quot;Contested&quot;; IF(COUNTIF([$Governance.$A$1:.$A$1048576];[.H104]); &quot;Governance&quot;; IF(COUNTIF([$Incorrect.$A$1:.$A$1048576];[.H104]); &quot;Incorrect&quot;; IF(COUNTIF([$Politicians.$A$1:.$A$1048576];[.H104]); &quot;Politician&quot;; IF(COUNTIF([$Journalists.$A$1:.$A$1048576];[.H1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6" calcext:value-type="float">
            <text:p>96</text:p>
          </table:table-cell>
          <table:table-cell table:style-name="ce7" office:value-type="string" calcext:value-type="string">
            <text:p>Frank Caputo</text:p>
          </table:table-cell>
          <table:table-cell table:style-name="ce12" table:content-validation-name="val1" table:formula="of:=IF(COUNTIF([$Elected.$A$1:.$A$1048576];[.B105]); &quot;Elected&quot;; IF(COUNTIF([$Parties.$A$1:.$A$1048576];[.B105]); &quot;Party&quot;; IF(COUNTIF([$Locations.$A$1:.$A$1048576];[.B105]); &quot;Location&quot;; IF(COUNTIF([$Contested.$A$1:.$A$1048576];[.B105]); &quot;Contested&quot;; IF(COUNTIF([$Governance.$A$1:.$A$1048576];[.B105]); &quot;Governance&quot;; IF(COUNTIF([$Incorrect.$A$1:.$A$1048576];[.B105]); &quot;Incorrect&quot;; IF(COUNTIF([$Politicians.$A$1:.$A$1048576];[.B105]); &quot;Politician&quot;; IF(COUNTIF([$Journalists.$A$1:.$A$1048576];[.B10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hn Diefenbaker</text:p>
          </table:table-cell>
          <table:table-cell table:style-name="ce12" table:content-validation-name="val1" table:formula="of:=IF(COUNTIF([$Elected.$A$1:.$A$1048576];[.D105]); &quot;Elected&quot;; IF(COUNTIF([$Parties.$A$1:.$A$1048576];[.D105]); &quot;Party&quot;; IF(COUNTIF([$Locations.$A$1:.$A$1048576];[.D105]); &quot;Location&quot;; IF(COUNTIF([$Contested.$A$1:.$A$1048576];[.D105]); &quot;Contested&quot;; IF(COUNTIF([$Governance.$A$1:.$A$1048576];[.D105]); &quot;Governance&quot;; IF(COUNTIF([$Incorrect.$A$1:.$A$1048576];[.D105]); &quot;Incorrect&quot;; IF(COUNTIF([$Politicians.$A$1:.$A$1048576];[.D105]); &quot;Politician&quot;; IF(COUNTIF([$Journalists.$A$1:.$A$1048576];[.D10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F105]); &quot;Elected&quot;; IF(COUNTIF([$Parties.$A$1:.$A$1048576];[.F105]); &quot;Party&quot;; IF(COUNTIF([$Locations.$A$1:.$A$1048576];[.F105]); &quot;Location&quot;; IF(COUNTIF([$Contested.$A$1:.$A$1048576];[.F105]); &quot;Contested&quot;; IF(COUNTIF([$Governance.$A$1:.$A$1048576];[.F105]); &quot;Governance&quot;; IF(COUNTIF([$Incorrect.$A$1:.$A$1048576];[.F105]); &quot;Incorrect&quot;; IF(COUNTIF([$Politicians.$A$1:.$A$1048576];[.F105]); &quot;Politician&quot;; IF(COUNTIF([$Journalists.$A$1:.$A$1048576];[.F10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5]); &quot;Elected&quot;; IF(COUNTIF([$Parties.$A$1:.$A$1048576];[.H105]); &quot;Party&quot;; IF(COUNTIF([$Locations.$A$1:.$A$1048576];[.H105]); &quot;Location&quot;; IF(COUNTIF([$Contested.$A$1:.$A$1048576];[.H105]); &quot;Contested&quot;; IF(COUNTIF([$Governance.$A$1:.$A$1048576];[.H105]); &quot;Governance&quot;; IF(COUNTIF([$Incorrect.$A$1:.$A$1048576];[.H105]); &quot;Incorrect&quot;; IF(COUNTIF([$Politicians.$A$1:.$A$1048576];[.H105]); &quot;Politician&quot;; IF(COUNTIF([$Journalists.$A$1:.$A$1048576];[.H1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7" calcext:value-type="float">
            <text:p>97</text:p>
          </table:table-cell>
          <table:table-cell table:style-name="ce7" office:value-type="string" calcext:value-type="string">
            <text:p>Dan Mazier</text:p>
          </table:table-cell>
          <table:table-cell table:style-name="ce12" table:content-validation-name="val1" table:formula="of:=IF(COUNTIF([$Elected.$A$1:.$A$1048576];[.B106]); &quot;Elected&quot;; IF(COUNTIF([$Parties.$A$1:.$A$1048576];[.B106]); &quot;Party&quot;; IF(COUNTIF([$Locations.$A$1:.$A$1048576];[.B106]); &quot;Location&quot;; IF(COUNTIF([$Contested.$A$1:.$A$1048576];[.B106]); &quot;Contested&quot;; IF(COUNTIF([$Governance.$A$1:.$A$1048576];[.B106]); &quot;Governance&quot;; IF(COUNTIF([$Incorrect.$A$1:.$A$1048576];[.B106]); &quot;Incorrect&quot;; IF(COUNTIF([$Politicians.$A$1:.$A$1048576];[.B106]); &quot;Politician&quot;; IF(COUNTIF([$Journalists.$A$1:.$A$1048576];[.B10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ince Edward Island</text:p>
          </table:table-cell>
          <table:table-cell table:style-name="ce12" table:content-validation-name="val1" table:formula="of:=IF(COUNTIF([$Elected.$A$1:.$A$1048576];[.D106]); &quot;Elected&quot;; IF(COUNTIF([$Parties.$A$1:.$A$1048576];[.D106]); &quot;Party&quot;; IF(COUNTIF([$Locations.$A$1:.$A$1048576];[.D106]); &quot;Location&quot;; IF(COUNTIF([$Contested.$A$1:.$A$1048576];[.D106]); &quot;Contested&quot;; IF(COUNTIF([$Governance.$A$1:.$A$1048576];[.D106]); &quot;Governance&quot;; IF(COUNTIF([$Incorrect.$A$1:.$A$1048576];[.D106]); &quot;Incorrect&quot;; IF(COUNTIF([$Politicians.$A$1:.$A$1048576];[.D106]); &quot;Politician&quot;; IF(COUNTIF([$Journalists.$A$1:.$A$1048576];[.D10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kevin vuong</text:p>
          </table:table-cell>
          <table:table-cell table:style-name="ce12" table:content-validation-name="val1" table:formula="of:=IF(COUNTIF([$Elected.$A$1:.$A$1048576];[.F106]); &quot;Elected&quot;; IF(COUNTIF([$Parties.$A$1:.$A$1048576];[.F106]); &quot;Party&quot;; IF(COUNTIF([$Locations.$A$1:.$A$1048576];[.F106]); &quot;Location&quot;; IF(COUNTIF([$Contested.$A$1:.$A$1048576];[.F106]); &quot;Contested&quot;; IF(COUNTIF([$Governance.$A$1:.$A$1048576];[.F106]); &quot;Governance&quot;; IF(COUNTIF([$Incorrect.$A$1:.$A$1048576];[.F106]); &quot;Incorrect&quot;; IF(COUNTIF([$Politicians.$A$1:.$A$1048576];[.F106]); &quot;Politician&quot;; IF(COUNTIF([$Journalists.$A$1:.$A$1048576];[.F10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6]); &quot;Elected&quot;; IF(COUNTIF([$Parties.$A$1:.$A$1048576];[.H106]); &quot;Party&quot;; IF(COUNTIF([$Locations.$A$1:.$A$1048576];[.H106]); &quot;Location&quot;; IF(COUNTIF([$Contested.$A$1:.$A$1048576];[.H106]); &quot;Contested&quot;; IF(COUNTIF([$Governance.$A$1:.$A$1048576];[.H106]); &quot;Governance&quot;; IF(COUNTIF([$Incorrect.$A$1:.$A$1048576];[.H106]); &quot;Incorrect&quot;; IF(COUNTIF([$Politicians.$A$1:.$A$1048576];[.H106]); &quot;Politician&quot;; IF(COUNTIF([$Journalists.$A$1:.$A$1048576];[.H1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8" calcext:value-type="float">
            <text:p>98</text:p>
          </table:table-cell>
          <table:table-cell table:style-name="ce7" office:value-type="string" calcext:value-type="string">
            <text:p>Simon-Pierre Savard-Tremblay</text:p>
          </table:table-cell>
          <table:table-cell table:style-name="ce12" table:content-validation-name="val1" table:formula="of:=IF(COUNTIF([$Elected.$A$1:.$A$1048576];[.B107]); &quot;Elected&quot;; IF(COUNTIF([$Parties.$A$1:.$A$1048576];[.B107]); &quot;Party&quot;; IF(COUNTIF([$Locations.$A$1:.$A$1048576];[.B107]); &quot;Location&quot;; IF(COUNTIF([$Contested.$A$1:.$A$1048576];[.B107]); &quot;Contested&quot;; IF(COUNTIF([$Governance.$A$1:.$A$1048576];[.B107]); &quot;Governance&quot;; IF(COUNTIF([$Incorrect.$A$1:.$A$1048576];[.B107]); &quot;Incorrect&quot;; IF(COUNTIF([$Politicians.$A$1:.$A$1048576];[.B107]); &quot;Politician&quot;; IF(COUNTIF([$Journalists.$A$1:.$A$1048576];[.B10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D107]); &quot;Elected&quot;; IF(COUNTIF([$Parties.$A$1:.$A$1048576];[.D107]); &quot;Party&quot;; IF(COUNTIF([$Locations.$A$1:.$A$1048576];[.D107]); &quot;Location&quot;; IF(COUNTIF([$Contested.$A$1:.$A$1048576];[.D107]); &quot;Contested&quot;; IF(COUNTIF([$Governance.$A$1:.$A$1048576];[.D107]); &quot;Governance&quot;; IF(COUNTIF([$Incorrect.$A$1:.$A$1048576];[.D107]); &quot;Incorrect&quot;; IF(COUNTIF([$Politicians.$A$1:.$A$1048576];[.D107]); &quot;Politician&quot;; IF(COUNTIF([$Journalists.$A$1:.$A$1048576];[.D10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lex pierson</text:p>
          </table:table-cell>
          <table:table-cell table:style-name="ce12" table:content-validation-name="val1" table:formula="of:=IF(COUNTIF([$Elected.$A$1:.$A$1048576];[.F107]); &quot;Elected&quot;; IF(COUNTIF([$Parties.$A$1:.$A$1048576];[.F107]); &quot;Party&quot;; IF(COUNTIF([$Locations.$A$1:.$A$1048576];[.F107]); &quot;Location&quot;; IF(COUNTIF([$Contested.$A$1:.$A$1048576];[.F107]); &quot;Contested&quot;; IF(COUNTIF([$Governance.$A$1:.$A$1048576];[.F107]); &quot;Governance&quot;; IF(COUNTIF([$Incorrect.$A$1:.$A$1048576];[.F107]); &quot;Incorrect&quot;; IF(COUNTIF([$Politicians.$A$1:.$A$1048576];[.F107]); &quot;Politician&quot;; IF(COUNTIF([$Journalists.$A$1:.$A$1048576];[.F10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07]); &quot;Elected&quot;; IF(COUNTIF([$Parties.$A$1:.$A$1048576];[.H107]); &quot;Party&quot;; IF(COUNTIF([$Locations.$A$1:.$A$1048576];[.H107]); &quot;Location&quot;; IF(COUNTIF([$Contested.$A$1:.$A$1048576];[.H107]); &quot;Contested&quot;; IF(COUNTIF([$Governance.$A$1:.$A$1048576];[.H107]); &quot;Governance&quot;; IF(COUNTIF([$Incorrect.$A$1:.$A$1048576];[.H107]); &quot;Incorrect&quot;; IF(COUNTIF([$Politicians.$A$1:.$A$1048576];[.H107]); &quot;Politician&quot;; IF(COUNTIF([$Journalists.$A$1:.$A$1048576];[.H1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99" calcext:value-type="float">
            <text:p>99</text:p>
          </table:table-cell>
          <table:table-cell table:style-name="ce7" office:value-type="string" calcext:value-type="string">
            <text:p>Majid Jowhari</text:p>
          </table:table-cell>
          <table:table-cell table:style-name="ce12" table:content-validation-name="val1" table:formula="of:=IF(COUNTIF([$Elected.$A$1:.$A$1048576];[.B108]); &quot;Elected&quot;; IF(COUNTIF([$Parties.$A$1:.$A$1048576];[.B108]); &quot;Party&quot;; IF(COUNTIF([$Locations.$A$1:.$A$1048576];[.B108]); &quot;Location&quot;; IF(COUNTIF([$Contested.$A$1:.$A$1048576];[.B108]); &quot;Contested&quot;; IF(COUNTIF([$Governance.$A$1:.$A$1048576];[.B108]); &quot;Governance&quot;; IF(COUNTIF([$Incorrect.$A$1:.$A$1048576];[.B108]); &quot;Incorrect&quot;; IF(COUNTIF([$Politicians.$A$1:.$A$1048576];[.B108]); &quot;Politician&quot;; IF(COUNTIF([$Journalists.$A$1:.$A$1048576];[.B10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Association of Nova Scotia</text:p>
          </table:table-cell>
          <table:table-cell table:style-name="ce12" table:content-validation-name="val1" table:formula="of:=IF(COUNTIF([$Elected.$A$1:.$A$1048576];[.D108]); &quot;Elected&quot;; IF(COUNTIF([$Parties.$A$1:.$A$1048576];[.D108]); &quot;Party&quot;; IF(COUNTIF([$Locations.$A$1:.$A$1048576];[.D108]); &quot;Location&quot;; IF(COUNTIF([$Contested.$A$1:.$A$1048576];[.D108]); &quot;Contested&quot;; IF(COUNTIF([$Governance.$A$1:.$A$1048576];[.D108]); &quot;Governance&quot;; IF(COUNTIF([$Incorrect.$A$1:.$A$1048576];[.D108]); &quot;Incorrect&quot;; IF(COUNTIF([$Politicians.$A$1:.$A$1048576];[.D108]); &quot;Politician&quot;; IF(COUNTIF([$Journalists.$A$1:.$A$1048576];[.D10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hillary clinton</text:p>
          </table:table-cell>
          <table:table-cell table:style-name="ce12" table:content-validation-name="val1" table:formula="of:=IF(COUNTIF([$Elected.$A$1:.$A$1048576];[.F108]); &quot;Elected&quot;; IF(COUNTIF([$Parties.$A$1:.$A$1048576];[.F108]); &quot;Party&quot;; IF(COUNTIF([$Locations.$A$1:.$A$1048576];[.F108]); &quot;Location&quot;; IF(COUNTIF([$Contested.$A$1:.$A$1048576];[.F108]); &quot;Contested&quot;; IF(COUNTIF([$Governance.$A$1:.$A$1048576];[.F108]); &quot;Governance&quot;; IF(COUNTIF([$Incorrect.$A$1:.$A$1048576];[.F108]); &quot;Incorrect&quot;; IF(COUNTIF([$Politicians.$A$1:.$A$1048576];[.F108]); &quot;Politician&quot;; IF(COUNTIF([$Journalists.$A$1:.$A$1048576];[.F10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8]); &quot;Elected&quot;; IF(COUNTIF([$Parties.$A$1:.$A$1048576];[.H108]); &quot;Party&quot;; IF(COUNTIF([$Locations.$A$1:.$A$1048576];[.H108]); &quot;Location&quot;; IF(COUNTIF([$Contested.$A$1:.$A$1048576];[.H108]); &quot;Contested&quot;; IF(COUNTIF([$Governance.$A$1:.$A$1048576];[.H108]); &quot;Governance&quot;; IF(COUNTIF([$Incorrect.$A$1:.$A$1048576];[.H108]); &quot;Incorrect&quot;; IF(COUNTIF([$Politicians.$A$1:.$A$1048576];[.H108]); &quot;Politician&quot;; IF(COUNTIF([$Journalists.$A$1:.$A$1048576];[.H1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0" calcext:value-type="float">
            <text:p>100</text:p>
          </table:table-cell>
          <table:table-cell table:style-name="ce7" office:value-type="string" calcext:value-type="string">
            <text:p>Paul Chiang (politician)</text:p>
          </table:table-cell>
          <table:table-cell table:style-name="ce12" table:content-validation-name="val1" table:formula="of:=IF(COUNTIF([$Elected.$A$1:.$A$1048576];[.B109]); &quot;Elected&quot;; IF(COUNTIF([$Parties.$A$1:.$A$1048576];[.B109]); &quot;Party&quot;; IF(COUNTIF([$Locations.$A$1:.$A$1048576];[.B109]); &quot;Location&quot;; IF(COUNTIF([$Contested.$A$1:.$A$1048576];[.B109]); &quot;Contested&quot;; IF(COUNTIF([$Governance.$A$1:.$A$1048576];[.B109]); &quot;Governance&quot;; IF(COUNTIF([$Incorrect.$A$1:.$A$1048576];[.B109]); &quot;Incorrect&quot;; IF(COUNTIF([$Politicians.$A$1:.$A$1048576];[.B109]); &quot;Politician&quot;; IF(COUNTIF([$Journalists.$A$1:.$A$1048576];[.B10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nitoba</text:p>
          </table:table-cell>
          <table:table-cell table:style-name="ce12" table:content-validation-name="val1" table:formula="of:=IF(COUNTIF([$Elected.$A$1:.$A$1048576];[.D109]); &quot;Elected&quot;; IF(COUNTIF([$Parties.$A$1:.$A$1048576];[.D109]); &quot;Party&quot;; IF(COUNTIF([$Locations.$A$1:.$A$1048576];[.D109]); &quot;Location&quot;; IF(COUNTIF([$Contested.$A$1:.$A$1048576];[.D109]); &quot;Contested&quot;; IF(COUNTIF([$Governance.$A$1:.$A$1048576];[.D109]); &quot;Governance&quot;; IF(COUNTIF([$Incorrect.$A$1:.$A$1048576];[.D109]); &quot;Incorrect&quot;; IF(COUNTIF([$Politicians.$A$1:.$A$1048576];[.D109]); &quot;Politician&quot;; IF(COUNTIF([$Journalists.$A$1:.$A$1048576];[.D109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cheryl gallant</text:p>
          </table:table-cell>
          <table:table-cell table:style-name="ce12" table:content-validation-name="val1" table:formula="of:=IF(COUNTIF([$Elected.$A$1:.$A$1048576];[.F109]); &quot;Elected&quot;; IF(COUNTIF([$Parties.$A$1:.$A$1048576];[.F109]); &quot;Party&quot;; IF(COUNTIF([$Locations.$A$1:.$A$1048576];[.F109]); &quot;Location&quot;; IF(COUNTIF([$Contested.$A$1:.$A$1048576];[.F109]); &quot;Contested&quot;; IF(COUNTIF([$Governance.$A$1:.$A$1048576];[.F109]); &quot;Governance&quot;; IF(COUNTIF([$Incorrect.$A$1:.$A$1048576];[.F109]); &quot;Incorrect&quot;; IF(COUNTIF([$Politicians.$A$1:.$A$1048576];[.F109]); &quot;Politician&quot;; IF(COUNTIF([$Journalists.$A$1:.$A$1048576];[.F1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9]); &quot;Elected&quot;; IF(COUNTIF([$Parties.$A$1:.$A$1048576];[.H109]); &quot;Party&quot;; IF(COUNTIF([$Locations.$A$1:.$A$1048576];[.H109]); &quot;Location&quot;; IF(COUNTIF([$Contested.$A$1:.$A$1048576];[.H109]); &quot;Contested&quot;; IF(COUNTIF([$Governance.$A$1:.$A$1048576];[.H109]); &quot;Governance&quot;; IF(COUNTIF([$Incorrect.$A$1:.$A$1048576];[.H109]); &quot;Incorrect&quot;; IF(COUNTIF([$Politicians.$A$1:.$A$1048576];[.H109]); &quot;Politician&quot;; IF(COUNTIF([$Journalists.$A$1:.$A$1048576];[.H1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1" calcext:value-type="float">
            <text:p>101</text:p>
          </table:table-cell>
          <table:table-cell table:style-name="ce7" office:value-type="string" calcext:value-type="string">
            <text:p>Marilène Gill</text:p>
          </table:table-cell>
          <table:table-cell table:style-name="ce12" table:content-validation-name="val1" table:formula="of:=IF(COUNTIF([$Elected.$A$1:.$A$1048576];[.B110]); &quot;Elected&quot;; IF(COUNTIF([$Parties.$A$1:.$A$1048576];[.B110]); &quot;Party&quot;; IF(COUNTIF([$Locations.$A$1:.$A$1048576];[.B110]); &quot;Location&quot;; IF(COUNTIF([$Contested.$A$1:.$A$1048576];[.B110]); &quot;Contested&quot;; IF(COUNTIF([$Governance.$A$1:.$A$1048576];[.B110]); &quot;Governance&quot;; IF(COUNTIF([$Incorrect.$A$1:.$A$1048576];[.B110]); &quot;Incorrect&quot;; IF(COUNTIF([$Politicians.$A$1:.$A$1048576];[.B110]); &quot;Politician&quot;; IF(COUNTIF([$Journalists.$A$1:.$A$1048576];[.B11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ontreal</text:p>
          </table:table-cell>
          <table:table-cell table:style-name="ce12" table:content-validation-name="val1" table:formula="of:=IF(COUNTIF([$Elected.$A$1:.$A$1048576];[.D110]); &quot;Elected&quot;; IF(COUNTIF([$Parties.$A$1:.$A$1048576];[.D110]); &quot;Party&quot;; IF(COUNTIF([$Locations.$A$1:.$A$1048576];[.D110]); &quot;Location&quot;; IF(COUNTIF([$Contested.$A$1:.$A$1048576];[.D110]); &quot;Contested&quot;; IF(COUNTIF([$Governance.$A$1:.$A$1048576];[.D110]); &quot;Governance&quot;; IF(COUNTIF([$Incorrect.$A$1:.$A$1048576];[.D110]); &quot;Incorrect&quot;; IF(COUNTIF([$Politicians.$A$1:.$A$1048576];[.D110]); &quot;Politician&quot;; IF(COUNTIF([$Journalists.$A$1:.$A$1048576];[.D11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zack slater</text:p>
          </table:table-cell>
          <table:table-cell table:style-name="ce12" table:content-validation-name="val1" table:formula="of:=IF(COUNTIF([$Elected.$A$1:.$A$1048576];[.F110]); &quot;Elected&quot;; IF(COUNTIF([$Parties.$A$1:.$A$1048576];[.F110]); &quot;Party&quot;; IF(COUNTIF([$Locations.$A$1:.$A$1048576];[.F110]); &quot;Location&quot;; IF(COUNTIF([$Contested.$A$1:.$A$1048576];[.F110]); &quot;Contested&quot;; IF(COUNTIF([$Governance.$A$1:.$A$1048576];[.F110]); &quot;Governance&quot;; IF(COUNTIF([$Incorrect.$A$1:.$A$1048576];[.F110]); &quot;Incorrect&quot;; IF(COUNTIF([$Politicians.$A$1:.$A$1048576];[.F110]); &quot;Politician&quot;; IF(COUNTIF([$Journalists.$A$1:.$A$1048576];[.F11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0]); &quot;Elected&quot;; IF(COUNTIF([$Parties.$A$1:.$A$1048576];[.H110]); &quot;Party&quot;; IF(COUNTIF([$Locations.$A$1:.$A$1048576];[.H110]); &quot;Location&quot;; IF(COUNTIF([$Contested.$A$1:.$A$1048576];[.H110]); &quot;Contested&quot;; IF(COUNTIF([$Governance.$A$1:.$A$1048576];[.H110]); &quot;Governance&quot;; IF(COUNTIF([$Incorrect.$A$1:.$A$1048576];[.H110]); &quot;Incorrect&quot;; IF(COUNTIF([$Politicians.$A$1:.$A$1048576];[.H110]); &quot;Politician&quot;; IF(COUNTIF([$Journalists.$A$1:.$A$1048576];[.H1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2" calcext:value-type="float">
            <text:p>102</text:p>
          </table:table-cell>
          <table:table-cell table:style-name="ce7" office:value-type="string" calcext:value-type="string">
            <text:p>Arnold Viersen</text:p>
          </table:table-cell>
          <table:table-cell table:style-name="ce12" table:content-validation-name="val1" table:formula="of:=IF(COUNTIF([$Elected.$A$1:.$A$1048576];[.B111]); &quot;Elected&quot;; IF(COUNTIF([$Parties.$A$1:.$A$1048576];[.B111]); &quot;Party&quot;; IF(COUNTIF([$Locations.$A$1:.$A$1048576];[.B111]); &quot;Location&quot;; IF(COUNTIF([$Contested.$A$1:.$A$1048576];[.B111]); &quot;Contested&quot;; IF(COUNTIF([$Governance.$A$1:.$A$1048576];[.B111]); &quot;Governance&quot;; IF(COUNTIF([$Incorrect.$A$1:.$A$1048576];[.B111]); &quot;Incorrect&quot;; IF(COUNTIF([$Politicians.$A$1:.$A$1048576];[.B111]); &quot;Politician&quot;; IF(COUNTIF([$Journalists.$A$1:.$A$1048576];[.B1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ames Moore (Canadian politician)</text:p>
          </table:table-cell>
          <table:table-cell table:style-name="ce12" table:content-validation-name="val1" table:formula="of:=IF(COUNTIF([$Elected.$A$1:.$A$1048576];[.D111]); &quot;Elected&quot;; IF(COUNTIF([$Parties.$A$1:.$A$1048576];[.D111]); &quot;Party&quot;; IF(COUNTIF([$Locations.$A$1:.$A$1048576];[.D111]); &quot;Location&quot;; IF(COUNTIF([$Contested.$A$1:.$A$1048576];[.D111]); &quot;Contested&quot;; IF(COUNTIF([$Governance.$A$1:.$A$1048576];[.D111]); &quot;Governance&quot;; IF(COUNTIF([$Incorrect.$A$1:.$A$1048576];[.D111]); &quot;Incorrect&quot;; IF(COUNTIF([$Politicians.$A$1:.$A$1048576];[.D111]); &quot;Politician&quot;; IF(COUNTIF([$Journalists.$A$1:.$A$1048576];[.D11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manitoba</text:p>
          </table:table-cell>
          <table:table-cell table:style-name="ce12" table:content-validation-name="val1" table:formula="of:=IF(COUNTIF([$Elected.$A$1:.$A$1048576];[.F111]); &quot;Elected&quot;; IF(COUNTIF([$Parties.$A$1:.$A$1048576];[.F111]); &quot;Party&quot;; IF(COUNTIF([$Locations.$A$1:.$A$1048576];[.F111]); &quot;Location&quot;; IF(COUNTIF([$Contested.$A$1:.$A$1048576];[.F111]); &quot;Contested&quot;; IF(COUNTIF([$Governance.$A$1:.$A$1048576];[.F111]); &quot;Governance&quot;; IF(COUNTIF([$Incorrect.$A$1:.$A$1048576];[.F111]); &quot;Incorrect&quot;; IF(COUNTIF([$Politicians.$A$1:.$A$1048576];[.F111]); &quot;Politician&quot;; IF(COUNTIF([$Journalists.$A$1:.$A$1048576];[.F11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1]); &quot;Elected&quot;; IF(COUNTIF([$Parties.$A$1:.$A$1048576];[.H111]); &quot;Party&quot;; IF(COUNTIF([$Locations.$A$1:.$A$1048576];[.H111]); &quot;Location&quot;; IF(COUNTIF([$Contested.$A$1:.$A$1048576];[.H111]); &quot;Contested&quot;; IF(COUNTIF([$Governance.$A$1:.$A$1048576];[.H111]); &quot;Governance&quot;; IF(COUNTIF([$Incorrect.$A$1:.$A$1048576];[.H111]); &quot;Incorrect&quot;; IF(COUNTIF([$Politicians.$A$1:.$A$1048576];[.H111]); &quot;Politician&quot;; IF(COUNTIF([$Journalists.$A$1:.$A$1048576];[.H1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3" calcext:value-type="float">
            <text:p>103</text:p>
          </table:table-cell>
          <table:table-cell table:style-name="ce7" office:value-type="string" calcext:value-type="string">
            <text:p>Lisa Marie Barron</text:p>
          </table:table-cell>
          <table:table-cell table:style-name="ce12" table:content-validation-name="val1" table:formula="of:=IF(COUNTIF([$Elected.$A$1:.$A$1048576];[.B112]); &quot;Elected&quot;; IF(COUNTIF([$Parties.$A$1:.$A$1048576];[.B112]); &quot;Party&quot;; IF(COUNTIF([$Locations.$A$1:.$A$1048576];[.B112]); &quot;Location&quot;; IF(COUNTIF([$Contested.$A$1:.$A$1048576];[.B112]); &quot;Contested&quot;; IF(COUNTIF([$Governance.$A$1:.$A$1048576];[.B112]); &quot;Governance&quot;; IF(COUNTIF([$Incorrect.$A$1:.$A$1048576];[.B112]); &quot;Incorrect&quot;; IF(COUNTIF([$Politicians.$A$1:.$A$1048576];[.B112]); &quot;Politician&quot;; IF(COUNTIF([$Journalists.$A$1:.$A$1048576];[.B1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Radio</text:p>
          </table:table-cell>
          <table:table-cell table:style-name="ce12" table:content-validation-name="val1" table:formula="of:=IF(COUNTIF([$Elected.$A$1:.$A$1048576];[.D112]); &quot;Elected&quot;; IF(COUNTIF([$Parties.$A$1:.$A$1048576];[.D112]); &quot;Party&quot;; IF(COUNTIF([$Locations.$A$1:.$A$1048576];[.D112]); &quot;Location&quot;; IF(COUNTIF([$Contested.$A$1:.$A$1048576];[.D112]); &quot;Contested&quot;; IF(COUNTIF([$Governance.$A$1:.$A$1048576];[.D112]); &quot;Governance&quot;; IF(COUNTIF([$Incorrect.$A$1:.$A$1048576];[.D112]); &quot;Incorrect&quot;; IF(COUNTIF([$Politicians.$A$1:.$A$1048576];[.D112]); &quot;Politician&quot;; IF(COUNTIF([$Journalists.$A$1:.$A$1048576];[.D112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bernadette jordan</text:p>
          </table:table-cell>
          <table:table-cell table:style-name="ce12" table:content-validation-name="val1" table:formula="of:=IF(COUNTIF([$Elected.$A$1:.$A$1048576];[.F112]); &quot;Elected&quot;; IF(COUNTIF([$Parties.$A$1:.$A$1048576];[.F112]); &quot;Party&quot;; IF(COUNTIF([$Locations.$A$1:.$A$1048576];[.F112]); &quot;Location&quot;; IF(COUNTIF([$Contested.$A$1:.$A$1048576];[.F112]); &quot;Contested&quot;; IF(COUNTIF([$Governance.$A$1:.$A$1048576];[.F112]); &quot;Governance&quot;; IF(COUNTIF([$Incorrect.$A$1:.$A$1048576];[.F112]); &quot;Incorrect&quot;; IF(COUNTIF([$Politicians.$A$1:.$A$1048576];[.F112]); &quot;Politician&quot;; IF(COUNTIF([$Journalists.$A$1:.$A$1048576];[.F112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12]); &quot;Elected&quot;; IF(COUNTIF([$Parties.$A$1:.$A$1048576];[.H112]); &quot;Party&quot;; IF(COUNTIF([$Locations.$A$1:.$A$1048576];[.H112]); &quot;Location&quot;; IF(COUNTIF([$Contested.$A$1:.$A$1048576];[.H112]); &quot;Contested&quot;; IF(COUNTIF([$Governance.$A$1:.$A$1048576];[.H112]); &quot;Governance&quot;; IF(COUNTIF([$Incorrect.$A$1:.$A$1048576];[.H112]); &quot;Incorrect&quot;; IF(COUNTIF([$Politicians.$A$1:.$A$1048576];[.H112]); &quot;Politician&quot;; IF(COUNTIF([$Journalists.$A$1:.$A$1048576];[.H1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4" calcext:value-type="float">
            <text:p>104</text:p>
          </table:table-cell>
          <table:table-cell table:style-name="ce7" office:value-type="string" calcext:value-type="string">
            <text:p>Kevin Vuong</text:p>
          </table:table-cell>
          <table:table-cell table:style-name="ce12" table:content-validation-name="val1" table:formula="of:=IF(COUNTIF([$Elected.$A$1:.$A$1048576];[.B113]); &quot;Elected&quot;; IF(COUNTIF([$Parties.$A$1:.$A$1048576];[.B113]); &quot;Party&quot;; IF(COUNTIF([$Locations.$A$1:.$A$1048576];[.B113]); &quot;Location&quot;; IF(COUNTIF([$Contested.$A$1:.$A$1048576];[.B113]); &quot;Contested&quot;; IF(COUNTIF([$Governance.$A$1:.$A$1048576];[.B113]); &quot;Governance&quot;; IF(COUNTIF([$Incorrect.$A$1:.$A$1048576];[.B113]); &quot;Incorrect&quot;; IF(COUNTIF([$Politicians.$A$1:.$A$1048576];[.B113]); &quot;Politician&quot;; IF(COUNTIF([$Journalists.$A$1:.$A$1048576];[.B11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ational Post</text:p>
          </table:table-cell>
          <table:table-cell table:style-name="ce12" table:content-validation-name="val1" table:formula="of:=IF(COUNTIF([$Elected.$A$1:.$A$1048576];[.D113]); &quot;Elected&quot;; IF(COUNTIF([$Parties.$A$1:.$A$1048576];[.D113]); &quot;Party&quot;; IF(COUNTIF([$Locations.$A$1:.$A$1048576];[.D113]); &quot;Location&quot;; IF(COUNTIF([$Contested.$A$1:.$A$1048576];[.D113]); &quot;Contested&quot;; IF(COUNTIF([$Governance.$A$1:.$A$1048576];[.D113]); &quot;Governance&quot;; IF(COUNTIF([$Incorrect.$A$1:.$A$1048576];[.D113]); &quot;Incorrect&quot;; IF(COUNTIF([$Politicians.$A$1:.$A$1048576];[.D113]); &quot;Politician&quot;; IF(COUNTIF([$Journalists.$A$1:.$A$1048576];[.D113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heather mcpherson</text:p>
          </table:table-cell>
          <table:table-cell table:style-name="ce12" table:content-validation-name="val1" table:formula="of:=IF(COUNTIF([$Elected.$A$1:.$A$1048576];[.F113]); &quot;Elected&quot;; IF(COUNTIF([$Parties.$A$1:.$A$1048576];[.F113]); &quot;Party&quot;; IF(COUNTIF([$Locations.$A$1:.$A$1048576];[.F113]); &quot;Location&quot;; IF(COUNTIF([$Contested.$A$1:.$A$1048576];[.F113]); &quot;Contested&quot;; IF(COUNTIF([$Governance.$A$1:.$A$1048576];[.F113]); &quot;Governance&quot;; IF(COUNTIF([$Incorrect.$A$1:.$A$1048576];[.F113]); &quot;Incorrect&quot;; IF(COUNTIF([$Politicians.$A$1:.$A$1048576];[.F113]); &quot;Politician&quot;; IF(COUNTIF([$Journalists.$A$1:.$A$1048576];[.F1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13]); &quot;Elected&quot;; IF(COUNTIF([$Parties.$A$1:.$A$1048576];[.H113]); &quot;Party&quot;; IF(COUNTIF([$Locations.$A$1:.$A$1048576];[.H113]); &quot;Location&quot;; IF(COUNTIF([$Contested.$A$1:.$A$1048576];[.H113]); &quot;Contested&quot;; IF(COUNTIF([$Governance.$A$1:.$A$1048576];[.H113]); &quot;Governance&quot;; IF(COUNTIF([$Incorrect.$A$1:.$A$1048576];[.H113]); &quot;Incorrect&quot;; IF(COUNTIF([$Politicians.$A$1:.$A$1048576];[.H113]); &quot;Politician&quot;; IF(COUNTIF([$Journalists.$A$1:.$A$1048576];[.H1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5" calcext:value-type="float">
            <text:p>105</text:p>
          </table:table-cell>
          <table:table-cell table:style-name="ce7" office:value-type="string" calcext:value-type="string">
            <text:p>John Williamson (Canadian politician)</text:p>
          </table:table-cell>
          <table:table-cell table:style-name="ce12" table:content-validation-name="val1" table:formula="of:=IF(COUNTIF([$Elected.$A$1:.$A$1048576];[.B114]); &quot;Elected&quot;; IF(COUNTIF([$Parties.$A$1:.$A$1048576];[.B114]); &quot;Party&quot;; IF(COUNTIF([$Locations.$A$1:.$A$1048576];[.B114]); &quot;Location&quot;; IF(COUNTIF([$Contested.$A$1:.$A$1048576];[.B114]); &quot;Contested&quot;; IF(COUNTIF([$Governance.$A$1:.$A$1048576];[.B114]); &quot;Governance&quot;; IF(COUNTIF([$Incorrect.$A$1:.$A$1048576];[.B114]); &quot;Incorrect&quot;; IF(COUNTIF([$Politicians.$A$1:.$A$1048576];[.B114]); &quot;Politician&quot;; IF(COUNTIF([$Journalists.$A$1:.$A$1048576];[.B11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digenous peoples in Canada</text:p>
          </table:table-cell>
          <table:table-cell table:style-name="ce12" table:content-validation-name="val1" table:formula="of:=IF(COUNTIF([$Elected.$A$1:.$A$1048576];[.D114]); &quot;Elected&quot;; IF(COUNTIF([$Parties.$A$1:.$A$1048576];[.D114]); &quot;Party&quot;; IF(COUNTIF([$Locations.$A$1:.$A$1048576];[.D114]); &quot;Location&quot;; IF(COUNTIF([$Contested.$A$1:.$A$1048576];[.D114]); &quot;Contested&quot;; IF(COUNTIF([$Governance.$A$1:.$A$1048576];[.D114]); &quot;Governance&quot;; IF(COUNTIF([$Incorrect.$A$1:.$A$1048576];[.D114]); &quot;Incorrect&quot;; IF(COUNTIF([$Politicians.$A$1:.$A$1048576];[.D114]); &quot;Politician&quot;; IF(COUNTIF([$Journalists.$A$1:.$A$1048576];[.D11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xine bernier</text:p>
          </table:table-cell>
          <table:table-cell table:style-name="ce12" table:content-validation-name="val1" table:formula="of:=IF(COUNTIF([$Elected.$A$1:.$A$1048576];[.F114]); &quot;Elected&quot;; IF(COUNTIF([$Parties.$A$1:.$A$1048576];[.F114]); &quot;Party&quot;; IF(COUNTIF([$Locations.$A$1:.$A$1048576];[.F114]); &quot;Location&quot;; IF(COUNTIF([$Contested.$A$1:.$A$1048576];[.F114]); &quot;Contested&quot;; IF(COUNTIF([$Governance.$A$1:.$A$1048576];[.F114]); &quot;Governance&quot;; IF(COUNTIF([$Incorrect.$A$1:.$A$1048576];[.F114]); &quot;Incorrect&quot;; IF(COUNTIF([$Politicians.$A$1:.$A$1048576];[.F114]); &quot;Politician&quot;; IF(COUNTIF([$Journalists.$A$1:.$A$1048576];[.F11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14]); &quot;Elected&quot;; IF(COUNTIF([$Parties.$A$1:.$A$1048576];[.H114]); &quot;Party&quot;; IF(COUNTIF([$Locations.$A$1:.$A$1048576];[.H114]); &quot;Location&quot;; IF(COUNTIF([$Contested.$A$1:.$A$1048576];[.H114]); &quot;Contested&quot;; IF(COUNTIF([$Governance.$A$1:.$A$1048576];[.H114]); &quot;Governance&quot;; IF(COUNTIF([$Incorrect.$A$1:.$A$1048576];[.H114]); &quot;Incorrect&quot;; IF(COUNTIF([$Politicians.$A$1:.$A$1048576];[.H114]); &quot;Politician&quot;; IF(COUNTIF([$Journalists.$A$1:.$A$1048576];[.H1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6" calcext:value-type="float">
            <text:p>106</text:p>
          </table:table-cell>
          <table:table-cell table:style-name="ce7" office:value-type="string" calcext:value-type="string">
            <text:p>Alistair MacGregor</text:p>
          </table:table-cell>
          <table:table-cell table:style-name="ce12" table:content-validation-name="val1" table:formula="of:=IF(COUNTIF([$Elected.$A$1:.$A$1048576];[.B115]); &quot;Elected&quot;; IF(COUNTIF([$Parties.$A$1:.$A$1048576];[.B115]); &quot;Party&quot;; IF(COUNTIF([$Locations.$A$1:.$A$1048576];[.B115]); &quot;Location&quot;; IF(COUNTIF([$Contested.$A$1:.$A$1048576];[.B115]); &quot;Contested&quot;; IF(COUNTIF([$Governance.$A$1:.$A$1048576];[.B115]); &quot;Governance&quot;; IF(COUNTIF([$Incorrect.$A$1:.$A$1048576];[.B115]); &quot;Incorrect&quot;; IF(COUNTIF([$Politicians.$A$1:.$A$1048576];[.B115]); &quot;Politician&quot;; IF(COUNTIF([$Journalists.$A$1:.$A$1048576];[.B11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istory of the indigenous peoples of Canada</text:p>
          </table:table-cell>
          <table:table-cell table:style-name="ce12" table:content-validation-name="val1" table:formula="of:=IF(COUNTIF([$Elected.$A$1:.$A$1048576];[.D115]); &quot;Elected&quot;; IF(COUNTIF([$Parties.$A$1:.$A$1048576];[.D115]); &quot;Party&quot;; IF(COUNTIF([$Locations.$A$1:.$A$1048576];[.D115]); &quot;Location&quot;; IF(COUNTIF([$Contested.$A$1:.$A$1048576];[.D115]); &quot;Contested&quot;; IF(COUNTIF([$Governance.$A$1:.$A$1048576];[.D115]); &quot;Governance&quot;; IF(COUNTIF([$Incorrect.$A$1:.$A$1048576];[.D115]); &quot;Incorrect&quot;; IF(COUNTIF([$Politicians.$A$1:.$A$1048576];[.D115]); &quot;Politician&quot;; IF(COUNTIF([$Journalists.$A$1:.$A$1048576];[.D1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ae weaver</text:p>
          </table:table-cell>
          <table:table-cell table:style-name="ce12" table:content-validation-name="val1" table:formula="of:=IF(COUNTIF([$Elected.$A$1:.$A$1048576];[.F115]); &quot;Elected&quot;; IF(COUNTIF([$Parties.$A$1:.$A$1048576];[.F115]); &quot;Party&quot;; IF(COUNTIF([$Locations.$A$1:.$A$1048576];[.F115]); &quot;Location&quot;; IF(COUNTIF([$Contested.$A$1:.$A$1048576];[.F115]); &quot;Contested&quot;; IF(COUNTIF([$Governance.$A$1:.$A$1048576];[.F115]); &quot;Governance&quot;; IF(COUNTIF([$Incorrect.$A$1:.$A$1048576];[.F115]); &quot;Incorrect&quot;; IF(COUNTIF([$Politicians.$A$1:.$A$1048576];[.F115]); &quot;Politician&quot;; IF(COUNTIF([$Journalists.$A$1:.$A$1048576];[.F11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5]); &quot;Elected&quot;; IF(COUNTIF([$Parties.$A$1:.$A$1048576];[.H115]); &quot;Party&quot;; IF(COUNTIF([$Locations.$A$1:.$A$1048576];[.H115]); &quot;Location&quot;; IF(COUNTIF([$Contested.$A$1:.$A$1048576];[.H115]); &quot;Contested&quot;; IF(COUNTIF([$Governance.$A$1:.$A$1048576];[.H115]); &quot;Governance&quot;; IF(COUNTIF([$Incorrect.$A$1:.$A$1048576];[.H115]); &quot;Incorrect&quot;; IF(COUNTIF([$Politicians.$A$1:.$A$1048576];[.H115]); &quot;Politician&quot;; IF(COUNTIF([$Journalists.$A$1:.$A$1048576];[.H1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7" calcext:value-type="float">
            <text:p>107</text:p>
          </table:table-cell>
          <table:table-cell table:style-name="ce7" office:value-type="string" calcext:value-type="string">
            <text:p>Shannon Stubbs</text:p>
          </table:table-cell>
          <table:table-cell table:style-name="ce12" table:content-validation-name="val1" table:formula="of:=IF(COUNTIF([$Elected.$A$1:.$A$1048576];[.B116]); &quot;Elected&quot;; IF(COUNTIF([$Parties.$A$1:.$A$1048576];[.B116]); &quot;Party&quot;; IF(COUNTIF([$Locations.$A$1:.$A$1048576];[.B116]); &quot;Location&quot;; IF(COUNTIF([$Contested.$A$1:.$A$1048576];[.B116]); &quot;Contested&quot;; IF(COUNTIF([$Governance.$A$1:.$A$1048576];[.B116]); &quot;Governance&quot;; IF(COUNTIF([$Incorrect.$A$1:.$A$1048576];[.B116]); &quot;Incorrect&quot;; IF(COUNTIF([$Politicians.$A$1:.$A$1048576];[.B116]); &quot;Politician&quot;; IF(COUNTIF([$Journalists.$A$1:.$A$1048576];[.B11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askatchewan</text:p>
          </table:table-cell>
          <table:table-cell table:style-name="ce12" table:content-validation-name="val1" table:formula="of:=IF(COUNTIF([$Elected.$A$1:.$A$1048576];[.D116]); &quot;Elected&quot;; IF(COUNTIF([$Parties.$A$1:.$A$1048576];[.D116]); &quot;Party&quot;; IF(COUNTIF([$Locations.$A$1:.$A$1048576];[.D116]); &quot;Location&quot;; IF(COUNTIF([$Contested.$A$1:.$A$1048576];[.D116]); &quot;Contested&quot;; IF(COUNTIF([$Governance.$A$1:.$A$1048576];[.D116]); &quot;Governance&quot;; IF(COUNTIF([$Incorrect.$A$1:.$A$1048576];[.D116]); &quot;Incorrect&quot;; IF(COUNTIF([$Politicians.$A$1:.$A$1048576];[.D116]); &quot;Politician&quot;; IF(COUNTIF([$Journalists.$A$1:.$A$1048576];[.D1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#china</text:p>
          </table:table-cell>
          <table:table-cell table:style-name="ce12" table:content-validation-name="val1" table:formula="of:=IF(COUNTIF([$Elected.$A$1:.$A$1048576];[.F116]); &quot;Elected&quot;; IF(COUNTIF([$Parties.$A$1:.$A$1048576];[.F116]); &quot;Party&quot;; IF(COUNTIF([$Locations.$A$1:.$A$1048576];[.F116]); &quot;Location&quot;; IF(COUNTIF([$Contested.$A$1:.$A$1048576];[.F116]); &quot;Contested&quot;; IF(COUNTIF([$Governance.$A$1:.$A$1048576];[.F116]); &quot;Governance&quot;; IF(COUNTIF([$Incorrect.$A$1:.$A$1048576];[.F116]); &quot;Incorrect&quot;; IF(COUNTIF([$Politicians.$A$1:.$A$1048576];[.F116]); &quot;Politician&quot;; IF(COUNTIF([$Journalists.$A$1:.$A$1048576];[.F11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6]); &quot;Elected&quot;; IF(COUNTIF([$Parties.$A$1:.$A$1048576];[.H116]); &quot;Party&quot;; IF(COUNTIF([$Locations.$A$1:.$A$1048576];[.H116]); &quot;Location&quot;; IF(COUNTIF([$Contested.$A$1:.$A$1048576];[.H116]); &quot;Contested&quot;; IF(COUNTIF([$Governance.$A$1:.$A$1048576];[.H116]); &quot;Governance&quot;; IF(COUNTIF([$Incorrect.$A$1:.$A$1048576];[.H116]); &quot;Incorrect&quot;; IF(COUNTIF([$Politicians.$A$1:.$A$1048576];[.H116]); &quot;Politician&quot;; IF(COUNTIF([$Journalists.$A$1:.$A$1048576];[.H1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8" calcext:value-type="float">
            <text:p>108</text:p>
          </table:table-cell>
          <table:table-cell table:style-name="ce7" office:value-type="string" calcext:value-type="string">
            <text:p>Emmanuella Lambropoulos</text:p>
          </table:table-cell>
          <table:table-cell table:style-name="ce12" table:content-validation-name="val1" table:formula="of:=IF(COUNTIF([$Elected.$A$1:.$A$1048576];[.B117]); &quot;Elected&quot;; IF(COUNTIF([$Parties.$A$1:.$A$1048576];[.B117]); &quot;Party&quot;; IF(COUNTIF([$Locations.$A$1:.$A$1048576];[.B117]); &quot;Location&quot;; IF(COUNTIF([$Contested.$A$1:.$A$1048576];[.B117]); &quot;Contested&quot;; IF(COUNTIF([$Governance.$A$1:.$A$1048576];[.B117]); &quot;Governance&quot;; IF(COUNTIF([$Incorrect.$A$1:.$A$1048576];[.B117]); &quot;Incorrect&quot;; IF(COUNTIF([$Politicians.$A$1:.$A$1048576];[.B117]); &quot;Politician&quot;; IF(COUNTIF([$Journalists.$A$1:.$A$1048576];[.B11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tlantic Canada</text:p>
          </table:table-cell>
          <table:table-cell table:style-name="ce12" table:content-validation-name="val1" table:formula="of:=IF(COUNTIF([$Elected.$A$1:.$A$1048576];[.D117]); &quot;Elected&quot;; IF(COUNTIF([$Parties.$A$1:.$A$1048576];[.D117]); &quot;Party&quot;; IF(COUNTIF([$Locations.$A$1:.$A$1048576];[.D117]); &quot;Location&quot;; IF(COUNTIF([$Contested.$A$1:.$A$1048576];[.D117]); &quot;Contested&quot;; IF(COUNTIF([$Governance.$A$1:.$A$1048576];[.D117]); &quot;Governance&quot;; IF(COUNTIF([$Incorrect.$A$1:.$A$1048576];[.D117]); &quot;Incorrect&quot;; IF(COUNTIF([$Politicians.$A$1:.$A$1048576];[.D117]); &quot;Politician&quot;; IF(COUNTIF([$Journalists.$A$1:.$A$1048576];[.D1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en gerson</text:p>
          </table:table-cell>
          <table:table-cell table:style-name="ce12" table:content-validation-name="val1" table:formula="of:=IF(COUNTIF([$Elected.$A$1:.$A$1048576];[.F117]); &quot;Elected&quot;; IF(COUNTIF([$Parties.$A$1:.$A$1048576];[.F117]); &quot;Party&quot;; IF(COUNTIF([$Locations.$A$1:.$A$1048576];[.F117]); &quot;Location&quot;; IF(COUNTIF([$Contested.$A$1:.$A$1048576];[.F117]); &quot;Contested&quot;; IF(COUNTIF([$Governance.$A$1:.$A$1048576];[.F117]); &quot;Governance&quot;; IF(COUNTIF([$Incorrect.$A$1:.$A$1048576];[.F117]); &quot;Incorrect&quot;; IF(COUNTIF([$Politicians.$A$1:.$A$1048576];[.F117]); &quot;Politician&quot;; IF(COUNTIF([$Journalists.$A$1:.$A$1048576];[.F11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17]); &quot;Elected&quot;; IF(COUNTIF([$Parties.$A$1:.$A$1048576];[.H117]); &quot;Party&quot;; IF(COUNTIF([$Locations.$A$1:.$A$1048576];[.H117]); &quot;Location&quot;; IF(COUNTIF([$Contested.$A$1:.$A$1048576];[.H117]); &quot;Contested&quot;; IF(COUNTIF([$Governance.$A$1:.$A$1048576];[.H117]); &quot;Governance&quot;; IF(COUNTIF([$Incorrect.$A$1:.$A$1048576];[.H117]); &quot;Incorrect&quot;; IF(COUNTIF([$Politicians.$A$1:.$A$1048576];[.H117]); &quot;Politician&quot;; IF(COUNTIF([$Journalists.$A$1:.$A$1048576];[.H1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09" calcext:value-type="float">
            <text:p>109</text:p>
          </table:table-cell>
          <table:table-cell table:style-name="ce7" office:value-type="string" calcext:value-type="string">
            <text:p>Alain Therrien</text:p>
          </table:table-cell>
          <table:table-cell table:style-name="ce12" table:content-validation-name="val1" table:formula="of:=IF(COUNTIF([$Elected.$A$1:.$A$1048576];[.B118]); &quot;Elected&quot;; IF(COUNTIF([$Parties.$A$1:.$A$1048576];[.B118]); &quot;Party&quot;; IF(COUNTIF([$Locations.$A$1:.$A$1048576];[.B118]); &quot;Location&quot;; IF(COUNTIF([$Contested.$A$1:.$A$1048576];[.B118]); &quot;Contested&quot;; IF(COUNTIF([$Governance.$A$1:.$A$1048576];[.B118]); &quot;Governance&quot;; IF(COUNTIF([$Incorrect.$A$1:.$A$1048576];[.B118]); &quot;Incorrect&quot;; IF(COUNTIF([$Politicians.$A$1:.$A$1048576];[.B118]); &quot;Politician&quot;; IF(COUNTIF([$Journalists.$A$1:.$A$1048576];[.B11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D118]); &quot;Elected&quot;; IF(COUNTIF([$Parties.$A$1:.$A$1048576];[.D118]); &quot;Party&quot;; IF(COUNTIF([$Locations.$A$1:.$A$1048576];[.D118]); &quot;Location&quot;; IF(COUNTIF([$Contested.$A$1:.$A$1048576];[.D118]); &quot;Contested&quot;; IF(COUNTIF([$Governance.$A$1:.$A$1048576];[.D118]); &quot;Governance&quot;; IF(COUNTIF([$Incorrect.$A$1:.$A$1048576];[.D118]); &quot;Incorrect&quot;; IF(COUNTIF([$Politicians.$A$1:.$A$1048576];[.D118]); &quot;Politician&quot;; IF(COUNTIF([$Journalists.$A$1:.$A$1048576];[.D118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F118]); &quot;Elected&quot;; IF(COUNTIF([$Parties.$A$1:.$A$1048576];[.F118]); &quot;Party&quot;; IF(COUNTIF([$Locations.$A$1:.$A$1048576];[.F118]); &quot;Location&quot;; IF(COUNTIF([$Contested.$A$1:.$A$1048576];[.F118]); &quot;Contested&quot;; IF(COUNTIF([$Governance.$A$1:.$A$1048576];[.F118]); &quot;Governance&quot;; IF(COUNTIF([$Incorrect.$A$1:.$A$1048576];[.F118]); &quot;Incorrect&quot;; IF(COUNTIF([$Politicians.$A$1:.$A$1048576];[.F118]); &quot;Politician&quot;; IF(COUNTIF([$Journalists.$A$1:.$A$1048576];[.F1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18]); &quot;Elected&quot;; IF(COUNTIF([$Parties.$A$1:.$A$1048576];[.H118]); &quot;Party&quot;; IF(COUNTIF([$Locations.$A$1:.$A$1048576];[.H118]); &quot;Location&quot;; IF(COUNTIF([$Contested.$A$1:.$A$1048576];[.H118]); &quot;Contested&quot;; IF(COUNTIF([$Governance.$A$1:.$A$1048576];[.H118]); &quot;Governance&quot;; IF(COUNTIF([$Incorrect.$A$1:.$A$1048576];[.H118]); &quot;Incorrect&quot;; IF(COUNTIF([$Politicians.$A$1:.$A$1048576];[.H118]); &quot;Politician&quot;; IF(COUNTIF([$Journalists.$A$1:.$A$1048576];[.H1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0" calcext:value-type="float">
            <text:p>110</text:p>
          </table:table-cell>
          <table:table-cell table:style-name="ce7" office:value-type="string" calcext:value-type="string">
            <text:p>Nathaniel Erskine-Smith</text:p>
          </table:table-cell>
          <table:table-cell table:style-name="ce12" table:content-validation-name="val1" table:formula="of:=IF(COUNTIF([$Elected.$A$1:.$A$1048576];[.B119]); &quot;Elected&quot;; IF(COUNTIF([$Parties.$A$1:.$A$1048576];[.B119]); &quot;Party&quot;; IF(COUNTIF([$Locations.$A$1:.$A$1048576];[.B119]); &quot;Location&quot;; IF(COUNTIF([$Contested.$A$1:.$A$1048576];[.B119]); &quot;Contested&quot;; IF(COUNTIF([$Governance.$A$1:.$A$1048576];[.B119]); &quot;Governance&quot;; IF(COUNTIF([$Incorrect.$A$1:.$A$1048576];[.B119]); &quot;Incorrect&quot;; IF(COUNTIF([$Politicians.$A$1:.$A$1048576];[.B119]); &quot;Politician&quot;; IF(COUNTIF([$Journalists.$A$1:.$A$1048576];[.B11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nathan Wilkinson</text:p>
          </table:table-cell>
          <table:table-cell table:style-name="ce12" table:content-validation-name="val1" table:formula="of:=IF(COUNTIF([$Elected.$A$1:.$A$1048576];[.D119]); &quot;Elected&quot;; IF(COUNTIF([$Parties.$A$1:.$A$1048576];[.D119]); &quot;Party&quot;; IF(COUNTIF([$Locations.$A$1:.$A$1048576];[.D119]); &quot;Location&quot;; IF(COUNTIF([$Contested.$A$1:.$A$1048576];[.D119]); &quot;Contested&quot;; IF(COUNTIF([$Governance.$A$1:.$A$1048576];[.D119]); &quot;Governance&quot;; IF(COUNTIF([$Incorrect.$A$1:.$A$1048576];[.D119]); &quot;Incorrect&quot;; IF(COUNTIF([$Politicians.$A$1:.$A$1048576];[.D119]); &quot;Politician&quot;; IF(COUNTIF([$Journalists.$A$1:.$A$1048576];[.D11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innipeg</text:p>
          </table:table-cell>
          <table:table-cell table:style-name="ce12" table:content-validation-name="val1" table:formula="of:=IF(COUNTIF([$Elected.$A$1:.$A$1048576];[.F119]); &quot;Elected&quot;; IF(COUNTIF([$Parties.$A$1:.$A$1048576];[.F119]); &quot;Party&quot;; IF(COUNTIF([$Locations.$A$1:.$A$1048576];[.F119]); &quot;Location&quot;; IF(COUNTIF([$Contested.$A$1:.$A$1048576];[.F119]); &quot;Contested&quot;; IF(COUNTIF([$Governance.$A$1:.$A$1048576];[.F119]); &quot;Governance&quot;; IF(COUNTIF([$Incorrect.$A$1:.$A$1048576];[.F119]); &quot;Incorrect&quot;; IF(COUNTIF([$Politicians.$A$1:.$A$1048576];[.F119]); &quot;Politician&quot;; IF(COUNTIF([$Journalists.$A$1:.$A$1048576];[.F11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9]); &quot;Elected&quot;; IF(COUNTIF([$Parties.$A$1:.$A$1048576];[.H119]); &quot;Party&quot;; IF(COUNTIF([$Locations.$A$1:.$A$1048576];[.H119]); &quot;Location&quot;; IF(COUNTIF([$Contested.$A$1:.$A$1048576];[.H119]); &quot;Contested&quot;; IF(COUNTIF([$Governance.$A$1:.$A$1048576];[.H119]); &quot;Governance&quot;; IF(COUNTIF([$Incorrect.$A$1:.$A$1048576];[.H119]); &quot;Incorrect&quot;; IF(COUNTIF([$Politicians.$A$1:.$A$1048576];[.H119]); &quot;Politician&quot;; IF(COUNTIF([$Journalists.$A$1:.$A$1048576];[.H1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1" calcext:value-type="float">
            <text:p>111</text:p>
          </table:table-cell>
          <table:table-cell table:style-name="ce7" office:value-type="string" calcext:value-type="string">
            <text:p>Martin Champoux</text:p>
          </table:table-cell>
          <table:table-cell table:style-name="ce12" table:content-validation-name="val1" table:formula="of:=IF(COUNTIF([$Elected.$A$1:.$A$1048576];[.B120]); &quot;Elected&quot;; IF(COUNTIF([$Parties.$A$1:.$A$1048576];[.B120]); &quot;Party&quot;; IF(COUNTIF([$Locations.$A$1:.$A$1048576];[.B120]); &quot;Location&quot;; IF(COUNTIF([$Contested.$A$1:.$A$1048576];[.B120]); &quot;Contested&quot;; IF(COUNTIF([$Governance.$A$1:.$A$1048576];[.B120]); &quot;Governance&quot;; IF(COUNTIF([$Incorrect.$A$1:.$A$1048576];[.B120]); &quot;Incorrect&quot;; IF(COUNTIF([$Politicians.$A$1:.$A$1048576];[.B120]); &quot;Politician&quot;; IF(COUNTIF([$Journalists.$A$1:.$A$1048576];[.B12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lobal News</text:p>
          </table:table-cell>
          <table:table-cell table:style-name="ce12" table:content-validation-name="val1" table:formula="of:=IF(COUNTIF([$Elected.$A$1:.$A$1048576];[.D120]); &quot;Elected&quot;; IF(COUNTIF([$Parties.$A$1:.$A$1048576];[.D120]); &quot;Party&quot;; IF(COUNTIF([$Locations.$A$1:.$A$1048576];[.D120]); &quot;Location&quot;; IF(COUNTIF([$Contested.$A$1:.$A$1048576];[.D120]); &quot;Contested&quot;; IF(COUNTIF([$Governance.$A$1:.$A$1048576];[.D120]); &quot;Governance&quot;; IF(COUNTIF([$Incorrect.$A$1:.$A$1048576];[.D120]); &quot;Incorrect&quot;; IF(COUNTIF([$Politicians.$A$1:.$A$1048576];[.D120]); &quot;Politician&quot;; IF(COUNTIF([$Journalists.$A$1:.$A$1048576];[.D120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bedford</text:p>
          </table:table-cell>
          <table:table-cell table:style-name="ce12" table:content-validation-name="val1" table:formula="of:=IF(COUNTIF([$Elected.$A$1:.$A$1048576];[.F120]); &quot;Elected&quot;; IF(COUNTIF([$Parties.$A$1:.$A$1048576];[.F120]); &quot;Party&quot;; IF(COUNTIF([$Locations.$A$1:.$A$1048576];[.F120]); &quot;Location&quot;; IF(COUNTIF([$Contested.$A$1:.$A$1048576];[.F120]); &quot;Contested&quot;; IF(COUNTIF([$Governance.$A$1:.$A$1048576];[.F120]); &quot;Governance&quot;; IF(COUNTIF([$Incorrect.$A$1:.$A$1048576];[.F120]); &quot;Incorrect&quot;; IF(COUNTIF([$Politicians.$A$1:.$A$1048576];[.F120]); &quot;Politician&quot;; IF(COUNTIF([$Journalists.$A$1:.$A$1048576];[.F12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0]); &quot;Elected&quot;; IF(COUNTIF([$Parties.$A$1:.$A$1048576];[.H120]); &quot;Party&quot;; IF(COUNTIF([$Locations.$A$1:.$A$1048576];[.H120]); &quot;Location&quot;; IF(COUNTIF([$Contested.$A$1:.$A$1048576];[.H120]); &quot;Contested&quot;; IF(COUNTIF([$Governance.$A$1:.$A$1048576];[.H120]); &quot;Governance&quot;; IF(COUNTIF([$Incorrect.$A$1:.$A$1048576];[.H120]); &quot;Incorrect&quot;; IF(COUNTIF([$Politicians.$A$1:.$A$1048576];[.H120]); &quot;Politician&quot;; IF(COUNTIF([$Journalists.$A$1:.$A$1048576];[.H1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2" calcext:value-type="float">
            <text:p>112</text:p>
          </table:table-cell>
          <table:table-cell table:style-name="ce7" office:value-type="string" calcext:value-type="string">
            <text:p>Earl Dreeshen</text:p>
          </table:table-cell>
          <table:table-cell table:style-name="ce12" table:content-validation-name="val1" table:formula="of:=IF(COUNTIF([$Elected.$A$1:.$A$1048576];[.B121]); &quot;Elected&quot;; IF(COUNTIF([$Parties.$A$1:.$A$1048576];[.B121]); &quot;Party&quot;; IF(COUNTIF([$Locations.$A$1:.$A$1048576];[.B121]); &quot;Location&quot;; IF(COUNTIF([$Contested.$A$1:.$A$1048576];[.B121]); &quot;Contested&quot;; IF(COUNTIF([$Governance.$A$1:.$A$1048576];[.B121]); &quot;Governance&quot;; IF(COUNTIF([$Incorrect.$A$1:.$A$1048576];[.B121]); &quot;Incorrect&quot;; IF(COUNTIF([$Politicians.$A$1:.$A$1048576];[.B121]); &quot;Politician&quot;; IF(COUNTIF([$Journalists.$A$1:.$A$1048576];[.B1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e Oliver (politician)</text:p>
          </table:table-cell>
          <table:table-cell table:style-name="ce12" table:content-validation-name="val1" table:formula="of:=IF(COUNTIF([$Elected.$A$1:.$A$1048576];[.D121]); &quot;Elected&quot;; IF(COUNTIF([$Parties.$A$1:.$A$1048576];[.D121]); &quot;Party&quot;; IF(COUNTIF([$Locations.$A$1:.$A$1048576];[.D121]); &quot;Location&quot;; IF(COUNTIF([$Contested.$A$1:.$A$1048576];[.D121]); &quot;Contested&quot;; IF(COUNTIF([$Governance.$A$1:.$A$1048576];[.D121]); &quot;Governance&quot;; IF(COUNTIF([$Incorrect.$A$1:.$A$1048576];[.D121]); &quot;Incorrect&quot;; IF(COUNTIF([$Politicians.$A$1:.$A$1048576];[.D121]); &quot;Politician&quot;; IF(COUNTIF([$Journalists.$A$1:.$A$1048576];[.D12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canada’s</text:p>
          </table:table-cell>
          <table:table-cell table:style-name="ce12" table:content-validation-name="val1" table:formula="of:=IF(COUNTIF([$Elected.$A$1:.$A$1048576];[.F121]); &quot;Elected&quot;; IF(COUNTIF([$Parties.$A$1:.$A$1048576];[.F121]); &quot;Party&quot;; IF(COUNTIF([$Locations.$A$1:.$A$1048576];[.F121]); &quot;Location&quot;; IF(COUNTIF([$Contested.$A$1:.$A$1048576];[.F121]); &quot;Contested&quot;; IF(COUNTIF([$Governance.$A$1:.$A$1048576];[.F121]); &quot;Governance&quot;; IF(COUNTIF([$Incorrect.$A$1:.$A$1048576];[.F121]); &quot;Incorrect&quot;; IF(COUNTIF([$Politicians.$A$1:.$A$1048576];[.F121]); &quot;Politician&quot;; IF(COUNTIF([$Journalists.$A$1:.$A$1048576];[.F12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1]); &quot;Elected&quot;; IF(COUNTIF([$Parties.$A$1:.$A$1048576];[.H121]); &quot;Party&quot;; IF(COUNTIF([$Locations.$A$1:.$A$1048576];[.H121]); &quot;Location&quot;; IF(COUNTIF([$Contested.$A$1:.$A$1048576];[.H121]); &quot;Contested&quot;; IF(COUNTIF([$Governance.$A$1:.$A$1048576];[.H121]); &quot;Governance&quot;; IF(COUNTIF([$Incorrect.$A$1:.$A$1048576];[.H121]); &quot;Incorrect&quot;; IF(COUNTIF([$Politicians.$A$1:.$A$1048576];[.H121]); &quot;Politician&quot;; IF(COUNTIF([$Journalists.$A$1:.$A$1048576];[.H1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3" calcext:value-type="float">
            <text:p>113</text:p>
          </table:table-cell>
          <table:table-cell table:style-name="ce7" office:value-type="string" calcext:value-type="string">
            <text:p>Marie-Hélène Gaudreau</text:p>
          </table:table-cell>
          <table:table-cell table:style-name="ce12" table:content-validation-name="val1" table:formula="of:=IF(COUNTIF([$Elected.$A$1:.$A$1048576];[.B122]); &quot;Elected&quot;; IF(COUNTIF([$Parties.$A$1:.$A$1048576];[.B122]); &quot;Party&quot;; IF(COUNTIF([$Locations.$A$1:.$A$1048576];[.B122]); &quot;Location&quot;; IF(COUNTIF([$Contested.$A$1:.$A$1048576];[.B122]); &quot;Contested&quot;; IF(COUNTIF([$Governance.$A$1:.$A$1048576];[.B122]); &quot;Governance&quot;; IF(COUNTIF([$Incorrect.$A$1:.$A$1048576];[.B122]); &quot;Incorrect&quot;; IF(COUNTIF([$Politicians.$A$1:.$A$1048576];[.B122]); &quot;Politician&quot;; IF(COUNTIF([$Journalists.$A$1:.$A$1048576];[.B12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mer colonies and territories in Canada</text:p>
          </table:table-cell>
          <table:table-cell table:style-name="ce12" table:content-validation-name="val1" table:formula="of:=IF(COUNTIF([$Elected.$A$1:.$A$1048576];[.D122]); &quot;Elected&quot;; IF(COUNTIF([$Parties.$A$1:.$A$1048576];[.D122]); &quot;Party&quot;; IF(COUNTIF([$Locations.$A$1:.$A$1048576];[.D122]); &quot;Location&quot;; IF(COUNTIF([$Contested.$A$1:.$A$1048576];[.D122]); &quot;Contested&quot;; IF(COUNTIF([$Governance.$A$1:.$A$1048576];[.D122]); &quot;Governance&quot;; IF(COUNTIF([$Incorrect.$A$1:.$A$1048576];[.D122]); &quot;Incorrect&quot;; IF(COUNTIF([$Politicians.$A$1:.$A$1048576];[.D122]); &quot;Politician&quot;; IF(COUNTIF([$Journalists.$A$1:.$A$1048576];[.D12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kyview</text:p>
          </table:table-cell>
          <table:table-cell table:style-name="ce12" table:content-validation-name="val1" table:formula="of:=IF(COUNTIF([$Elected.$A$1:.$A$1048576];[.F122]); &quot;Elected&quot;; IF(COUNTIF([$Parties.$A$1:.$A$1048576];[.F122]); &quot;Party&quot;; IF(COUNTIF([$Locations.$A$1:.$A$1048576];[.F122]); &quot;Location&quot;; IF(COUNTIF([$Contested.$A$1:.$A$1048576];[.F122]); &quot;Contested&quot;; IF(COUNTIF([$Governance.$A$1:.$A$1048576];[.F122]); &quot;Governance&quot;; IF(COUNTIF([$Incorrect.$A$1:.$A$1048576];[.F122]); &quot;Incorrect&quot;; IF(COUNTIF([$Politicians.$A$1:.$A$1048576];[.F122]); &quot;Politician&quot;; IF(COUNTIF([$Journalists.$A$1:.$A$1048576];[.F12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2]); &quot;Elected&quot;; IF(COUNTIF([$Parties.$A$1:.$A$1048576];[.H122]); &quot;Party&quot;; IF(COUNTIF([$Locations.$A$1:.$A$1048576];[.H122]); &quot;Location&quot;; IF(COUNTIF([$Contested.$A$1:.$A$1048576];[.H122]); &quot;Contested&quot;; IF(COUNTIF([$Governance.$A$1:.$A$1048576];[.H122]); &quot;Governance&quot;; IF(COUNTIF([$Incorrect.$A$1:.$A$1048576];[.H122]); &quot;Incorrect&quot;; IF(COUNTIF([$Politicians.$A$1:.$A$1048576];[.H122]); &quot;Politician&quot;; IF(COUNTIF([$Journalists.$A$1:.$A$1048576];[.H1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4" calcext:value-type="float">
            <text:p>114</text:p>
          </table:table-cell>
          <table:table-cell table:style-name="ce7" office:value-type="string" calcext:value-type="string">
            <text:p>Tom Kmiec</text:p>
          </table:table-cell>
          <table:table-cell table:style-name="ce12" table:content-validation-name="val1" table:formula="of:=IF(COUNTIF([$Elected.$A$1:.$A$1048576];[.B123]); &quot;Elected&quot;; IF(COUNTIF([$Parties.$A$1:.$A$1048576];[.B123]); &quot;Party&quot;; IF(COUNTIF([$Locations.$A$1:.$A$1048576];[.B123]); &quot;Location&quot;; IF(COUNTIF([$Contested.$A$1:.$A$1048576];[.B123]); &quot;Contested&quot;; IF(COUNTIF([$Governance.$A$1:.$A$1048576];[.B123]); &quot;Governance&quot;; IF(COUNTIF([$Incorrect.$A$1:.$A$1048576];[.B123]); &quot;Incorrect&quot;; IF(COUNTIF([$Politicians.$A$1:.$A$1048576];[.B123]); &quot;Politician&quot;; IF(COUNTIF([$Journalists.$A$1:.$A$1048576];[.B12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arjit Sajjan</text:p>
          </table:table-cell>
          <table:table-cell table:style-name="ce12" table:content-validation-name="val1" table:formula="of:=IF(COUNTIF([$Elected.$A$1:.$A$1048576];[.D123]); &quot;Elected&quot;; IF(COUNTIF([$Parties.$A$1:.$A$1048576];[.D123]); &quot;Party&quot;; IF(COUNTIF([$Locations.$A$1:.$A$1048576];[.D123]); &quot;Location&quot;; IF(COUNTIF([$Contested.$A$1:.$A$1048576];[.D123]); &quot;Contested&quot;; IF(COUNTIF([$Governance.$A$1:.$A$1048576];[.D123]); &quot;Governance&quot;; IF(COUNTIF([$Incorrect.$A$1:.$A$1048576];[.D123]); &quot;Incorrect&quot;; IF(COUNTIF([$Politicians.$A$1:.$A$1048576];[.D123]); &quot;Politician&quot;; IF(COUNTIF([$Journalists.$A$1:.$A$1048576];[.D12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 post</text:p>
          </table:table-cell>
          <table:table-cell table:style-name="ce12" table:content-validation-name="val1" table:formula="of:=IF(COUNTIF([$Elected.$A$1:.$A$1048576];[.F123]); &quot;Elected&quot;; IF(COUNTIF([$Parties.$A$1:.$A$1048576];[.F123]); &quot;Party&quot;; IF(COUNTIF([$Locations.$A$1:.$A$1048576];[.F123]); &quot;Location&quot;; IF(COUNTIF([$Contested.$A$1:.$A$1048576];[.F123]); &quot;Contested&quot;; IF(COUNTIF([$Governance.$A$1:.$A$1048576];[.F123]); &quot;Governance&quot;; IF(COUNTIF([$Incorrect.$A$1:.$A$1048576];[.F123]); &quot;Incorrect&quot;; IF(COUNTIF([$Politicians.$A$1:.$A$1048576];[.F123]); &quot;Politician&quot;; IF(COUNTIF([$Journalists.$A$1:.$A$1048576];[.F12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3]); &quot;Elected&quot;; IF(COUNTIF([$Parties.$A$1:.$A$1048576];[.H123]); &quot;Party&quot;; IF(COUNTIF([$Locations.$A$1:.$A$1048576];[.H123]); &quot;Location&quot;; IF(COUNTIF([$Contested.$A$1:.$A$1048576];[.H123]); &quot;Contested&quot;; IF(COUNTIF([$Governance.$A$1:.$A$1048576];[.H123]); &quot;Governance&quot;; IF(COUNTIF([$Incorrect.$A$1:.$A$1048576];[.H123]); &quot;Incorrect&quot;; IF(COUNTIF([$Politicians.$A$1:.$A$1048576];[.H123]); &quot;Politician&quot;; IF(COUNTIF([$Journalists.$A$1:.$A$1048576];[.H1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5" calcext:value-type="float">
            <text:p>115</text:p>
          </table:table-cell>
          <table:table-cell table:style-name="ce7" office:value-type="string" calcext:value-type="string">
            <text:p>Karina Gould</text:p>
          </table:table-cell>
          <table:table-cell table:style-name="ce12" table:content-validation-name="val1" table:formula="of:=IF(COUNTIF([$Elected.$A$1:.$A$1048576];[.B124]); &quot;Elected&quot;; IF(COUNTIF([$Parties.$A$1:.$A$1048576];[.B124]); &quot;Party&quot;; IF(COUNTIF([$Locations.$A$1:.$A$1048576];[.B124]); &quot;Location&quot;; IF(COUNTIF([$Contested.$A$1:.$A$1048576];[.B124]); &quot;Contested&quot;; IF(COUNTIF([$Governance.$A$1:.$A$1048576];[.B124]); &quot;Governance&quot;; IF(COUNTIF([$Incorrect.$A$1:.$A$1048576];[.B124]); &quot;Incorrect&quot;; IF(COUNTIF([$Politicians.$A$1:.$A$1048576];[.B124]); &quot;Politician&quot;; IF(COUNTIF([$Journalists.$A$1:.$A$1048576];[.B12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D124]); &quot;Elected&quot;; IF(COUNTIF([$Parties.$A$1:.$A$1048576];[.D124]); &quot;Party&quot;; IF(COUNTIF([$Locations.$A$1:.$A$1048576];[.D124]); &quot;Location&quot;; IF(COUNTIF([$Contested.$A$1:.$A$1048576];[.D124]); &quot;Contested&quot;; IF(COUNTIF([$Governance.$A$1:.$A$1048576];[.D124]); &quot;Governance&quot;; IF(COUNTIF([$Incorrect.$A$1:.$A$1048576];[.D124]); &quot;Incorrect&quot;; IF(COUNTIF([$Politicians.$A$1:.$A$1048576];[.D124]); &quot;Politician&quot;; IF(COUNTIF([$Journalists.$A$1:.$A$1048576];[.D12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's</text:p>
          </table:table-cell>
          <table:table-cell table:style-name="ce12" table:content-validation-name="val1" table:formula="of:=IF(COUNTIF([$Elected.$A$1:.$A$1048576];[.F124]); &quot;Elected&quot;; IF(COUNTIF([$Parties.$A$1:.$A$1048576];[.F124]); &quot;Party&quot;; IF(COUNTIF([$Locations.$A$1:.$A$1048576];[.F124]); &quot;Location&quot;; IF(COUNTIF([$Contested.$A$1:.$A$1048576];[.F124]); &quot;Contested&quot;; IF(COUNTIF([$Governance.$A$1:.$A$1048576];[.F124]); &quot;Governance&quot;; IF(COUNTIF([$Incorrect.$A$1:.$A$1048576];[.F124]); &quot;Incorrect&quot;; IF(COUNTIF([$Politicians.$A$1:.$A$1048576];[.F124]); &quot;Politician&quot;; IF(COUNTIF([$Journalists.$A$1:.$A$1048576];[.F12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4]); &quot;Elected&quot;; IF(COUNTIF([$Parties.$A$1:.$A$1048576];[.H124]); &quot;Party&quot;; IF(COUNTIF([$Locations.$A$1:.$A$1048576];[.H124]); &quot;Location&quot;; IF(COUNTIF([$Contested.$A$1:.$A$1048576];[.H124]); &quot;Contested&quot;; IF(COUNTIF([$Governance.$A$1:.$A$1048576];[.H124]); &quot;Governance&quot;; IF(COUNTIF([$Incorrect.$A$1:.$A$1048576];[.H124]); &quot;Incorrect&quot;; IF(COUNTIF([$Politicians.$A$1:.$A$1048576];[.H124]); &quot;Politician&quot;; IF(COUNTIF([$Journalists.$A$1:.$A$1048576];[.H1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6" calcext:value-type="float">
            <text:p>116</text:p>
          </table:table-cell>
          <table:table-cell table:style-name="ce7" office:value-type="string" calcext:value-type="string">
            <text:p>Salma Zahid</text:p>
          </table:table-cell>
          <table:table-cell table:style-name="ce12" table:content-validation-name="val1" table:formula="of:=IF(COUNTIF([$Elected.$A$1:.$A$1048576];[.B125]); &quot;Elected&quot;; IF(COUNTIF([$Parties.$A$1:.$A$1048576];[.B125]); &quot;Party&quot;; IF(COUNTIF([$Locations.$A$1:.$A$1048576];[.B125]); &quot;Location&quot;; IF(COUNTIF([$Contested.$A$1:.$A$1048576];[.B125]); &quot;Contested&quot;; IF(COUNTIF([$Governance.$A$1:.$A$1048576];[.B125]); &quot;Governance&quot;; IF(COUNTIF([$Incorrect.$A$1:.$A$1048576];[.B125]); &quot;Incorrect&quot;; IF(COUNTIF([$Politicians.$A$1:.$A$1048576];[.B125]); &quot;Politician&quot;; IF(COUNTIF([$Journalists.$A$1:.$A$1048576];[.B12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eamus O'Regan</text:p>
          </table:table-cell>
          <table:table-cell table:style-name="ce12" table:content-validation-name="val1" table:formula="of:=IF(COUNTIF([$Elected.$A$1:.$A$1048576];[.D125]); &quot;Elected&quot;; IF(COUNTIF([$Parties.$A$1:.$A$1048576];[.D125]); &quot;Party&quot;; IF(COUNTIF([$Locations.$A$1:.$A$1048576];[.D125]); &quot;Location&quot;; IF(COUNTIF([$Contested.$A$1:.$A$1048576];[.D125]); &quot;Contested&quot;; IF(COUNTIF([$Governance.$A$1:.$A$1048576];[.D125]); &quot;Governance&quot;; IF(COUNTIF([$Incorrect.$A$1:.$A$1048576];[.D125]); &quot;Incorrect&quot;; IF(COUNTIF([$Politicians.$A$1:.$A$1048576];[.D125]); &quot;Politician&quot;; IF(COUNTIF([$Journalists.$A$1:.$A$1048576];[.D12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rad redekopp</text:p>
          </table:table-cell>
          <table:table-cell table:style-name="ce12" table:content-validation-name="val1" table:formula="of:=IF(COUNTIF([$Elected.$A$1:.$A$1048576];[.F125]); &quot;Elected&quot;; IF(COUNTIF([$Parties.$A$1:.$A$1048576];[.F125]); &quot;Party&quot;; IF(COUNTIF([$Locations.$A$1:.$A$1048576];[.F125]); &quot;Location&quot;; IF(COUNTIF([$Contested.$A$1:.$A$1048576];[.F125]); &quot;Contested&quot;; IF(COUNTIF([$Governance.$A$1:.$A$1048576];[.F125]); &quot;Governance&quot;; IF(COUNTIF([$Incorrect.$A$1:.$A$1048576];[.F125]); &quot;Incorrect&quot;; IF(COUNTIF([$Politicians.$A$1:.$A$1048576];[.F125]); &quot;Politician&quot;; IF(COUNTIF([$Journalists.$A$1:.$A$1048576];[.F12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5]); &quot;Elected&quot;; IF(COUNTIF([$Parties.$A$1:.$A$1048576];[.H125]); &quot;Party&quot;; IF(COUNTIF([$Locations.$A$1:.$A$1048576];[.H125]); &quot;Location&quot;; IF(COUNTIF([$Contested.$A$1:.$A$1048576];[.H125]); &quot;Contested&quot;; IF(COUNTIF([$Governance.$A$1:.$A$1048576];[.H125]); &quot;Governance&quot;; IF(COUNTIF([$Incorrect.$A$1:.$A$1048576];[.H125]); &quot;Incorrect&quot;; IF(COUNTIF([$Politicians.$A$1:.$A$1048576];[.H125]); &quot;Politician&quot;; IF(COUNTIF([$Journalists.$A$1:.$A$1048576];[.H1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7" calcext:value-type="float">
            <text:p>117</text:p>
          </table:table-cell>
          <table:table-cell table:style-name="ce7" office:value-type="string" calcext:value-type="string">
            <text:p>Terry Beech</text:p>
          </table:table-cell>
          <table:table-cell table:style-name="ce12" table:content-validation-name="val1" table:formula="of:=IF(COUNTIF([$Elected.$A$1:.$A$1048576];[.B126]); &quot;Elected&quot;; IF(COUNTIF([$Parties.$A$1:.$A$1048576];[.B126]); &quot;Party&quot;; IF(COUNTIF([$Locations.$A$1:.$A$1048576];[.B126]); &quot;Location&quot;; IF(COUNTIF([$Contested.$A$1:.$A$1048576];[.B126]); &quot;Contested&quot;; IF(COUNTIF([$Governance.$A$1:.$A$1048576];[.B126]); &quot;Governance&quot;; IF(COUNTIF([$Incorrect.$A$1:.$A$1048576];[.B126]); &quot;Incorrect&quot;; IF(COUNTIF([$Politicians.$A$1:.$A$1048576];[.B126]); &quot;Politician&quot;; IF(COUNTIF([$Journalists.$A$1:.$A$1048576];[.B12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egislative Assembly of Alberta</text:p>
          </table:table-cell>
          <table:table-cell table:style-name="ce12" table:content-validation-name="val1" table:formula="of:=IF(COUNTIF([$Elected.$A$1:.$A$1048576];[.D126]); &quot;Elected&quot;; IF(COUNTIF([$Parties.$A$1:.$A$1048576];[.D126]); &quot;Party&quot;; IF(COUNTIF([$Locations.$A$1:.$A$1048576];[.D126]); &quot;Location&quot;; IF(COUNTIF([$Contested.$A$1:.$A$1048576];[.D126]); &quot;Contested&quot;; IF(COUNTIF([$Governance.$A$1:.$A$1048576];[.D126]); &quot;Governance&quot;; IF(COUNTIF([$Incorrect.$A$1:.$A$1048576];[.D126]); &quot;Incorrect&quot;; IF(COUNTIF([$Politicians.$A$1:.$A$1048576];[.D126]); &quot;Politician&quot;; IF(COUNTIF([$Journalists.$A$1:.$A$1048576];[.D1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alifornia</text:p>
          </table:table-cell>
          <table:table-cell table:style-name="ce12" table:content-validation-name="val1" table:formula="of:=IF(COUNTIF([$Elected.$A$1:.$A$1048576];[.F126]); &quot;Elected&quot;; IF(COUNTIF([$Parties.$A$1:.$A$1048576];[.F126]); &quot;Party&quot;; IF(COUNTIF([$Locations.$A$1:.$A$1048576];[.F126]); &quot;Location&quot;; IF(COUNTIF([$Contested.$A$1:.$A$1048576];[.F126]); &quot;Contested&quot;; IF(COUNTIF([$Governance.$A$1:.$A$1048576];[.F126]); &quot;Governance&quot;; IF(COUNTIF([$Incorrect.$A$1:.$A$1048576];[.F126]); &quot;Incorrect&quot;; IF(COUNTIF([$Politicians.$A$1:.$A$1048576];[.F126]); &quot;Politician&quot;; IF(COUNTIF([$Journalists.$A$1:.$A$1048576];[.F12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6]); &quot;Elected&quot;; IF(COUNTIF([$Parties.$A$1:.$A$1048576];[.H126]); &quot;Party&quot;; IF(COUNTIF([$Locations.$A$1:.$A$1048576];[.H126]); &quot;Location&quot;; IF(COUNTIF([$Contested.$A$1:.$A$1048576];[.H126]); &quot;Contested&quot;; IF(COUNTIF([$Governance.$A$1:.$A$1048576];[.H126]); &quot;Governance&quot;; IF(COUNTIF([$Incorrect.$A$1:.$A$1048576];[.H126]); &quot;Incorrect&quot;; IF(COUNTIF([$Politicians.$A$1:.$A$1048576];[.H126]); &quot;Politician&quot;; IF(COUNTIF([$Journalists.$A$1:.$A$1048576];[.H1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8" calcext:value-type="float">
            <text:p>118</text:p>
          </table:table-cell>
          <table:table-cell table:style-name="ce7" office:value-type="string" calcext:value-type="string">
            <text:p>Bobby Morrissey</text:p>
          </table:table-cell>
          <table:table-cell table:style-name="ce12" table:content-validation-name="val1" table:formula="of:=IF(COUNTIF([$Elected.$A$1:.$A$1048576];[.B127]); &quot;Elected&quot;; IF(COUNTIF([$Parties.$A$1:.$A$1048576];[.B127]); &quot;Party&quot;; IF(COUNTIF([$Locations.$A$1:.$A$1048576];[.B127]); &quot;Location&quot;; IF(COUNTIF([$Contested.$A$1:.$A$1048576];[.B127]); &quot;Contested&quot;; IF(COUNTIF([$Governance.$A$1:.$A$1048576];[.B127]); &quot;Governance&quot;; IF(COUNTIF([$Incorrect.$A$1:.$A$1048576];[.B127]); &quot;Incorrect&quot;; IF(COUNTIF([$Politicians.$A$1:.$A$1048576];[.B127]); &quot;Politician&quot;; IF(COUNTIF([$Journalists.$A$1:.$A$1048576];[.B12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oronto Star</text:p>
          </table:table-cell>
          <table:table-cell table:style-name="ce12" table:content-validation-name="val1" table:formula="of:=IF(COUNTIF([$Elected.$A$1:.$A$1048576];[.D127]); &quot;Elected&quot;; IF(COUNTIF([$Parties.$A$1:.$A$1048576];[.D127]); &quot;Party&quot;; IF(COUNTIF([$Locations.$A$1:.$A$1048576];[.D127]); &quot;Location&quot;; IF(COUNTIF([$Contested.$A$1:.$A$1048576];[.D127]); &quot;Contested&quot;; IF(COUNTIF([$Governance.$A$1:.$A$1048576];[.D127]); &quot;Governance&quot;; IF(COUNTIF([$Incorrect.$A$1:.$A$1048576];[.D127]); &quot;Incorrect&quot;; IF(COUNTIF([$Politicians.$A$1:.$A$1048576];[.D127]); &quot;Politician&quot;; IF(COUNTIF([$Journalists.$A$1:.$A$1048576];[.D127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anjali appadurai</text:p>
          </table:table-cell>
          <table:table-cell table:style-name="ce12" table:content-validation-name="val1" table:formula="of:=IF(COUNTIF([$Elected.$A$1:.$A$1048576];[.F127]); &quot;Elected&quot;; IF(COUNTIF([$Parties.$A$1:.$A$1048576];[.F127]); &quot;Party&quot;; IF(COUNTIF([$Locations.$A$1:.$A$1048576];[.F127]); &quot;Location&quot;; IF(COUNTIF([$Contested.$A$1:.$A$1048576];[.F127]); &quot;Contested&quot;; IF(COUNTIF([$Governance.$A$1:.$A$1048576];[.F127]); &quot;Governance&quot;; IF(COUNTIF([$Incorrect.$A$1:.$A$1048576];[.F127]); &quot;Incorrect&quot;; IF(COUNTIF([$Politicians.$A$1:.$A$1048576];[.F127]); &quot;Politician&quot;; IF(COUNTIF([$Journalists.$A$1:.$A$1048576];[.F12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7]); &quot;Elected&quot;; IF(COUNTIF([$Parties.$A$1:.$A$1048576];[.H127]); &quot;Party&quot;; IF(COUNTIF([$Locations.$A$1:.$A$1048576];[.H127]); &quot;Location&quot;; IF(COUNTIF([$Contested.$A$1:.$A$1048576];[.H127]); &quot;Contested&quot;; IF(COUNTIF([$Governance.$A$1:.$A$1048576];[.H127]); &quot;Governance&quot;; IF(COUNTIF([$Incorrect.$A$1:.$A$1048576];[.H127]); &quot;Incorrect&quot;; IF(COUNTIF([$Politicians.$A$1:.$A$1048576];[.H127]); &quot;Politician&quot;; IF(COUNTIF([$Journalists.$A$1:.$A$1048576];[.H1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19" calcext:value-type="float">
            <text:p>119</text:p>
          </table:table-cell>
          <table:table-cell table:style-name="ce7" office:value-type="string" calcext:value-type="string">
            <text:p>Shaun Chen (politician)</text:p>
          </table:table-cell>
          <table:table-cell table:style-name="ce12" table:content-validation-name="val1" table:formula="of:=IF(COUNTIF([$Elected.$A$1:.$A$1048576];[.B128]); &quot;Elected&quot;; IF(COUNTIF([$Parties.$A$1:.$A$1048576];[.B128]); &quot;Party&quot;; IF(COUNTIF([$Locations.$A$1:.$A$1048576];[.B128]); &quot;Location&quot;; IF(COUNTIF([$Contested.$A$1:.$A$1048576];[.B128]); &quot;Contested&quot;; IF(COUNTIF([$Governance.$A$1:.$A$1048576];[.B128]); &quot;Governance&quot;; IF(COUNTIF([$Incorrect.$A$1:.$A$1048576];[.B128]); &quot;Incorrect&quot;; IF(COUNTIF([$Politicians.$A$1:.$A$1048576];[.B128]); &quot;Politician&quot;; IF(COUNTIF([$Journalists.$A$1:.$A$1048576];[.B1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irst Nations in Canada</text:p>
          </table:table-cell>
          <table:table-cell table:style-name="ce12" table:content-validation-name="val1" table:formula="of:=IF(COUNTIF([$Elected.$A$1:.$A$1048576];[.D128]); &quot;Elected&quot;; IF(COUNTIF([$Parties.$A$1:.$A$1048576];[.D128]); &quot;Party&quot;; IF(COUNTIF([$Locations.$A$1:.$A$1048576];[.D128]); &quot;Location&quot;; IF(COUNTIF([$Contested.$A$1:.$A$1048576];[.D128]); &quot;Contested&quot;; IF(COUNTIF([$Governance.$A$1:.$A$1048576];[.D128]); &quot;Governance&quot;; IF(COUNTIF([$Incorrect.$A$1:.$A$1048576];[.D128]); &quot;Incorrect&quot;; IF(COUNTIF([$Politicians.$A$1:.$A$1048576];[.D128]); &quot;Politician&quot;; IF(COUNTIF([$Journalists.$A$1:.$A$1048576];[.D12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ierre poilièvre</text:p>
          </table:table-cell>
          <table:table-cell table:style-name="ce12" table:content-validation-name="val1" table:formula="of:=IF(COUNTIF([$Elected.$A$1:.$A$1048576];[.F128]); &quot;Elected&quot;; IF(COUNTIF([$Parties.$A$1:.$A$1048576];[.F128]); &quot;Party&quot;; IF(COUNTIF([$Locations.$A$1:.$A$1048576];[.F128]); &quot;Location&quot;; IF(COUNTIF([$Contested.$A$1:.$A$1048576];[.F128]); &quot;Contested&quot;; IF(COUNTIF([$Governance.$A$1:.$A$1048576];[.F128]); &quot;Governance&quot;; IF(COUNTIF([$Incorrect.$A$1:.$A$1048576];[.F128]); &quot;Incorrect&quot;; IF(COUNTIF([$Politicians.$A$1:.$A$1048576];[.F128]); &quot;Politician&quot;; IF(COUNTIF([$Journalists.$A$1:.$A$1048576];[.F12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8]); &quot;Elected&quot;; IF(COUNTIF([$Parties.$A$1:.$A$1048576];[.H128]); &quot;Party&quot;; IF(COUNTIF([$Locations.$A$1:.$A$1048576];[.H128]); &quot;Location&quot;; IF(COUNTIF([$Contested.$A$1:.$A$1048576];[.H128]); &quot;Contested&quot;; IF(COUNTIF([$Governance.$A$1:.$A$1048576];[.H128]); &quot;Governance&quot;; IF(COUNTIF([$Incorrect.$A$1:.$A$1048576];[.H128]); &quot;Incorrect&quot;; IF(COUNTIF([$Politicians.$A$1:.$A$1048576];[.H128]); &quot;Politician&quot;; IF(COUNTIF([$Journalists.$A$1:.$A$1048576];[.H1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0" calcext:value-type="float">
            <text:p>120</text:p>
          </table:table-cell>
          <table:table-cell table:style-name="ce7" office:value-type="string" calcext:value-type="string">
            <text:p>Irek Kusmierczyk</text:p>
          </table:table-cell>
          <table:table-cell table:style-name="ce12" table:content-validation-name="val1" table:formula="of:=IF(COUNTIF([$Elected.$A$1:.$A$1048576];[.B129]); &quot;Elected&quot;; IF(COUNTIF([$Parties.$A$1:.$A$1048576];[.B129]); &quot;Party&quot;; IF(COUNTIF([$Locations.$A$1:.$A$1048576];[.B129]); &quot;Location&quot;; IF(COUNTIF([$Contested.$A$1:.$A$1048576];[.B129]); &quot;Contested&quot;; IF(COUNTIF([$Governance.$A$1:.$A$1048576];[.B129]); &quot;Governance&quot;; IF(COUNTIF([$Incorrect.$A$1:.$A$1048576];[.B129]); &quot;Incorrect&quot;; IF(COUNTIF([$Politicians.$A$1:.$A$1048576];[.B129]); &quot;Politician&quot;; IF(COUNTIF([$Journalists.$A$1:.$A$1048576];[.B12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Québec debout</text:p>
          </table:table-cell>
          <table:table-cell table:style-name="ce12" table:content-validation-name="val1" table:formula="of:=IF(COUNTIF([$Elected.$A$1:.$A$1048576];[.D129]); &quot;Elected&quot;; IF(COUNTIF([$Parties.$A$1:.$A$1048576];[.D129]); &quot;Party&quot;; IF(COUNTIF([$Locations.$A$1:.$A$1048576];[.D129]); &quot;Location&quot;; IF(COUNTIF([$Contested.$A$1:.$A$1048576];[.D129]); &quot;Contested&quot;; IF(COUNTIF([$Governance.$A$1:.$A$1048576];[.D129]); &quot;Governance&quot;; IF(COUNTIF([$Incorrect.$A$1:.$A$1048576];[.D129]); &quot;Incorrect&quot;; IF(COUNTIF([$Politicians.$A$1:.$A$1048576];[.D129]); &quot;Politician&quot;; IF(COUNTIF([$Journalists.$A$1:.$A$1048576];[.D12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rempel garner kerry diotte ron leipert</text:p>
          </table:table-cell>
          <table:table-cell table:style-name="ce12" table:content-validation-name="val1" table:formula="of:=IF(COUNTIF([$Elected.$A$1:.$A$1048576];[.F129]); &quot;Elected&quot;; IF(COUNTIF([$Parties.$A$1:.$A$1048576];[.F129]); &quot;Party&quot;; IF(COUNTIF([$Locations.$A$1:.$A$1048576];[.F129]); &quot;Location&quot;; IF(COUNTIF([$Contested.$A$1:.$A$1048576];[.F129]); &quot;Contested&quot;; IF(COUNTIF([$Governance.$A$1:.$A$1048576];[.F129]); &quot;Governance&quot;; IF(COUNTIF([$Incorrect.$A$1:.$A$1048576];[.F129]); &quot;Incorrect&quot;; IF(COUNTIF([$Politicians.$A$1:.$A$1048576];[.F129]); &quot;Politician&quot;; IF(COUNTIF([$Journalists.$A$1:.$A$1048576];[.F12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9]); &quot;Elected&quot;; IF(COUNTIF([$Parties.$A$1:.$A$1048576];[.H129]); &quot;Party&quot;; IF(COUNTIF([$Locations.$A$1:.$A$1048576];[.H129]); &quot;Location&quot;; IF(COUNTIF([$Contested.$A$1:.$A$1048576];[.H129]); &quot;Contested&quot;; IF(COUNTIF([$Governance.$A$1:.$A$1048576];[.H129]); &quot;Governance&quot;; IF(COUNTIF([$Incorrect.$A$1:.$A$1048576];[.H129]); &quot;Incorrect&quot;; IF(COUNTIF([$Politicians.$A$1:.$A$1048576];[.H129]); &quot;Politician&quot;; IF(COUNTIF([$Journalists.$A$1:.$A$1048576];[.H1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1" calcext:value-type="float">
            <text:p>121</text:p>
          </table:table-cell>
          <table:table-cell table:style-name="ce7" office:value-type="string" calcext:value-type="string">
            <text:p>Raquel Dancho</text:p>
          </table:table-cell>
          <table:table-cell table:style-name="ce12" table:content-validation-name="val1" table:formula="of:=IF(COUNTIF([$Elected.$A$1:.$A$1048576];[.B130]); &quot;Elected&quot;; IF(COUNTIF([$Parties.$A$1:.$A$1048576];[.B130]); &quot;Party&quot;; IF(COUNTIF([$Locations.$A$1:.$A$1048576];[.B130]); &quot;Location&quot;; IF(COUNTIF([$Contested.$A$1:.$A$1048576];[.B130]); &quot;Contested&quot;; IF(COUNTIF([$Governance.$A$1:.$A$1048576];[.B130]); &quot;Governance&quot;; IF(COUNTIF([$Incorrect.$A$1:.$A$1048576];[.B130]); &quot;Incorrect&quot;; IF(COUNTIF([$Politicians.$A$1:.$A$1048576];[.B130]); &quot;Politician&quot;; IF(COUNTIF([$Journalists.$A$1:.$A$1048576];[.B13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ael Chong</text:p>
          </table:table-cell>
          <table:table-cell table:style-name="ce12" table:content-validation-name="val1" table:formula="of:=IF(COUNTIF([$Elected.$A$1:.$A$1048576];[.D130]); &quot;Elected&quot;; IF(COUNTIF([$Parties.$A$1:.$A$1048576];[.D130]); &quot;Party&quot;; IF(COUNTIF([$Locations.$A$1:.$A$1048576];[.D130]); &quot;Location&quot;; IF(COUNTIF([$Contested.$A$1:.$A$1048576];[.D130]); &quot;Contested&quot;; IF(COUNTIF([$Governance.$A$1:.$A$1048576];[.D130]); &quot;Governance&quot;; IF(COUNTIF([$Incorrect.$A$1:.$A$1048576];[.D130]); &quot;Incorrect&quot;; IF(COUNTIF([$Politicians.$A$1:.$A$1048576];[.D130]); &quot;Politician&quot;; IF(COUNTIF([$Journalists.$A$1:.$A$1048576];[.D13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r trudeau</text:p>
          </table:table-cell>
          <table:table-cell table:style-name="ce12" table:content-validation-name="val1" table:formula="of:=IF(COUNTIF([$Elected.$A$1:.$A$1048576];[.F130]); &quot;Elected&quot;; IF(COUNTIF([$Parties.$A$1:.$A$1048576];[.F130]); &quot;Party&quot;; IF(COUNTIF([$Locations.$A$1:.$A$1048576];[.F130]); &quot;Location&quot;; IF(COUNTIF([$Contested.$A$1:.$A$1048576];[.F130]); &quot;Contested&quot;; IF(COUNTIF([$Governance.$A$1:.$A$1048576];[.F130]); &quot;Governance&quot;; IF(COUNTIF([$Incorrect.$A$1:.$A$1048576];[.F130]); &quot;Incorrect&quot;; IF(COUNTIF([$Politicians.$A$1:.$A$1048576];[.F130]); &quot;Politician&quot;; IF(COUNTIF([$Journalists.$A$1:.$A$1048576];[.F13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0]); &quot;Elected&quot;; IF(COUNTIF([$Parties.$A$1:.$A$1048576];[.H130]); &quot;Party&quot;; IF(COUNTIF([$Locations.$A$1:.$A$1048576];[.H130]); &quot;Location&quot;; IF(COUNTIF([$Contested.$A$1:.$A$1048576];[.H130]); &quot;Contested&quot;; IF(COUNTIF([$Governance.$A$1:.$A$1048576];[.H130]); &quot;Governance&quot;; IF(COUNTIF([$Incorrect.$A$1:.$A$1048576];[.H130]); &quot;Incorrect&quot;; IF(COUNTIF([$Politicians.$A$1:.$A$1048576];[.H130]); &quot;Politician&quot;; IF(COUNTIF([$Journalists.$A$1:.$A$1048576];[.H1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2" calcext:value-type="float">
            <text:p>122</text:p>
          </table:table-cell>
          <table:table-cell table:style-name="ce7" office:value-type="string" calcext:value-type="string">
            <text:p>Parm Bains</text:p>
          </table:table-cell>
          <table:table-cell table:style-name="ce12" table:content-validation-name="val1" table:formula="of:=IF(COUNTIF([$Elected.$A$1:.$A$1048576];[.B131]); &quot;Elected&quot;; IF(COUNTIF([$Parties.$A$1:.$A$1048576];[.B131]); &quot;Party&quot;; IF(COUNTIF([$Locations.$A$1:.$A$1048576];[.B131]); &quot;Location&quot;; IF(COUNTIF([$Contested.$A$1:.$A$1048576];[.B131]); &quot;Contested&quot;; IF(COUNTIF([$Governance.$A$1:.$A$1048576];[.B131]); &quot;Governance&quot;; IF(COUNTIF([$Incorrect.$A$1:.$A$1048576];[.B131]); &quot;Incorrect&quot;; IF(COUNTIF([$Politicians.$A$1:.$A$1048576];[.B131]); &quot;Politician&quot;; IF(COUNTIF([$Journalists.$A$1:.$A$1048576];[.B13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Prince Edward Island</text:p>
          </table:table-cell>
          <table:table-cell table:style-name="ce12" table:content-validation-name="val1" table:formula="of:=IF(COUNTIF([$Elected.$A$1:.$A$1048576];[.D131]); &quot;Elected&quot;; IF(COUNTIF([$Parties.$A$1:.$A$1048576];[.D131]); &quot;Party&quot;; IF(COUNTIF([$Locations.$A$1:.$A$1048576];[.D131]); &quot;Location&quot;; IF(COUNTIF([$Contested.$A$1:.$A$1048576];[.D131]); &quot;Contested&quot;; IF(COUNTIF([$Governance.$A$1:.$A$1048576];[.D131]); &quot;Governance&quot;; IF(COUNTIF([$Incorrect.$A$1:.$A$1048576];[.D131]); &quot;Incorrect&quot;; IF(COUNTIF([$Politicians.$A$1:.$A$1048576];[.D131]); &quot;Politician&quot;; IF(COUNTIF([$Journalists.$A$1:.$A$1048576];[.D13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helsea hillier</text:p>
          </table:table-cell>
          <table:table-cell table:style-name="ce12" table:content-validation-name="val1" table:formula="of:=IF(COUNTIF([$Elected.$A$1:.$A$1048576];[.F131]); &quot;Elected&quot;; IF(COUNTIF([$Parties.$A$1:.$A$1048576];[.F131]); &quot;Party&quot;; IF(COUNTIF([$Locations.$A$1:.$A$1048576];[.F131]); &quot;Location&quot;; IF(COUNTIF([$Contested.$A$1:.$A$1048576];[.F131]); &quot;Contested&quot;; IF(COUNTIF([$Governance.$A$1:.$A$1048576];[.F131]); &quot;Governance&quot;; IF(COUNTIF([$Incorrect.$A$1:.$A$1048576];[.F131]); &quot;Incorrect&quot;; IF(COUNTIF([$Politicians.$A$1:.$A$1048576];[.F131]); &quot;Politician&quot;; IF(COUNTIF([$Journalists.$A$1:.$A$1048576];[.F13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31]); &quot;Elected&quot;; IF(COUNTIF([$Parties.$A$1:.$A$1048576];[.H131]); &quot;Party&quot;; IF(COUNTIF([$Locations.$A$1:.$A$1048576];[.H131]); &quot;Location&quot;; IF(COUNTIF([$Contested.$A$1:.$A$1048576];[.H131]); &quot;Contested&quot;; IF(COUNTIF([$Governance.$A$1:.$A$1048576];[.H131]); &quot;Governance&quot;; IF(COUNTIF([$Incorrect.$A$1:.$A$1048576];[.H131]); &quot;Incorrect&quot;; IF(COUNTIF([$Politicians.$A$1:.$A$1048576];[.H131]); &quot;Politician&quot;; IF(COUNTIF([$Journalists.$A$1:.$A$1048576];[.H1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3" calcext:value-type="float">
            <text:p>123</text:p>
          </table:table-cell>
          <table:table-cell table:style-name="ce7" office:value-type="string" calcext:value-type="string">
            <text:p>Valerie Bradford</text:p>
          </table:table-cell>
          <table:table-cell table:style-name="ce12" table:content-validation-name="val1" table:formula="of:=IF(COUNTIF([$Elected.$A$1:.$A$1048576];[.B132]); &quot;Elected&quot;; IF(COUNTIF([$Parties.$A$1:.$A$1048576];[.B132]); &quot;Party&quot;; IF(COUNTIF([$Locations.$A$1:.$A$1048576];[.B132]); &quot;Location&quot;; IF(COUNTIF([$Contested.$A$1:.$A$1048576];[.B132]); &quot;Contested&quot;; IF(COUNTIF([$Governance.$A$1:.$A$1048576];[.B132]); &quot;Governance&quot;; IF(COUNTIF([$Incorrect.$A$1:.$A$1048576];[.B132]); &quot;Incorrect&quot;; IF(COUNTIF([$Politicians.$A$1:.$A$1048576];[.B132]); &quot;Politician&quot;; IF(COUNTIF([$Journalists.$A$1:.$A$1048576];[.B13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rc Garneau</text:p>
          </table:table-cell>
          <table:table-cell table:style-name="ce12" table:content-validation-name="val1" table:formula="of:=IF(COUNTIF([$Elected.$A$1:.$A$1048576];[.D132]); &quot;Elected&quot;; IF(COUNTIF([$Parties.$A$1:.$A$1048576];[.D132]); &quot;Party&quot;; IF(COUNTIF([$Locations.$A$1:.$A$1048576];[.D132]); &quot;Location&quot;; IF(COUNTIF([$Contested.$A$1:.$A$1048576];[.D132]); &quot;Contested&quot;; IF(COUNTIF([$Governance.$A$1:.$A$1048576];[.D132]); &quot;Governance&quot;; IF(COUNTIF([$Incorrect.$A$1:.$A$1048576];[.D132]); &quot;Incorrect&quot;; IF(COUNTIF([$Politicians.$A$1:.$A$1048576];[.D132]); &quot;Politician&quot;; IF(COUNTIF([$Journalists.$A$1:.$A$1048576];[.D13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ie shaw🇨🇦🇬🇧🇺🇸⚽⚽</text:p>
          </table:table-cell>
          <table:table-cell table:style-name="ce12" table:content-validation-name="val1" table:formula="of:=IF(COUNTIF([$Elected.$A$1:.$A$1048576];[.F132]); &quot;Elected&quot;; IF(COUNTIF([$Parties.$A$1:.$A$1048576];[.F132]); &quot;Party&quot;; IF(COUNTIF([$Locations.$A$1:.$A$1048576];[.F132]); &quot;Location&quot;; IF(COUNTIF([$Contested.$A$1:.$A$1048576];[.F132]); &quot;Contested&quot;; IF(COUNTIF([$Governance.$A$1:.$A$1048576];[.F132]); &quot;Governance&quot;; IF(COUNTIF([$Incorrect.$A$1:.$A$1048576];[.F132]); &quot;Incorrect&quot;; IF(COUNTIF([$Politicians.$A$1:.$A$1048576];[.F132]); &quot;Politician&quot;; IF(COUNTIF([$Journalists.$A$1:.$A$1048576];[.F13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2]); &quot;Elected&quot;; IF(COUNTIF([$Parties.$A$1:.$A$1048576];[.H132]); &quot;Party&quot;; IF(COUNTIF([$Locations.$A$1:.$A$1048576];[.H132]); &quot;Location&quot;; IF(COUNTIF([$Contested.$A$1:.$A$1048576];[.H132]); &quot;Contested&quot;; IF(COUNTIF([$Governance.$A$1:.$A$1048576];[.H132]); &quot;Governance&quot;; IF(COUNTIF([$Incorrect.$A$1:.$A$1048576];[.H132]); &quot;Incorrect&quot;; IF(COUNTIF([$Politicians.$A$1:.$A$1048576];[.H132]); &quot;Politician&quot;; IF(COUNTIF([$Journalists.$A$1:.$A$1048576];[.H1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4" calcext:value-type="float">
            <text:p>124</text:p>
          </table:table-cell>
          <table:table-cell table:style-name="ce7" office:value-type="string" calcext:value-type="string">
            <text:p>Kristina Michaud</text:p>
          </table:table-cell>
          <table:table-cell table:style-name="ce12" table:content-validation-name="val1" table:formula="of:=IF(COUNTIF([$Elected.$A$1:.$A$1048576];[.B133]); &quot;Elected&quot;; IF(COUNTIF([$Parties.$A$1:.$A$1048576];[.B133]); &quot;Party&quot;; IF(COUNTIF([$Locations.$A$1:.$A$1048576];[.B133]); &quot;Location&quot;; IF(COUNTIF([$Contested.$A$1:.$A$1048576];[.B133]); &quot;Contested&quot;; IF(COUNTIF([$Governance.$A$1:.$A$1048576];[.B133]); &quot;Governance&quot;; IF(COUNTIF([$Incorrect.$A$1:.$A$1048576];[.B133]); &quot;Incorrect&quot;; IF(COUNTIF([$Politicians.$A$1:.$A$1048576];[.B133]); &quot;Politician&quot;; IF(COUNTIF([$Journalists.$A$1:.$A$1048576];[.B13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d Fast</text:p>
          </table:table-cell>
          <table:table-cell table:style-name="ce12" table:content-validation-name="val1" table:formula="of:=IF(COUNTIF([$Elected.$A$1:.$A$1048576];[.D133]); &quot;Elected&quot;; IF(COUNTIF([$Parties.$A$1:.$A$1048576];[.D133]); &quot;Party&quot;; IF(COUNTIF([$Locations.$A$1:.$A$1048576];[.D133]); &quot;Location&quot;; IF(COUNTIF([$Contested.$A$1:.$A$1048576];[.D133]); &quot;Contested&quot;; IF(COUNTIF([$Governance.$A$1:.$A$1048576];[.D133]); &quot;Governance&quot;; IF(COUNTIF([$Incorrect.$A$1:.$A$1048576];[.D133]); &quot;Incorrect&quot;; IF(COUNTIF([$Politicians.$A$1:.$A$1048576];[.D133]); &quot;Politician&quot;; IF(COUNTIF([$Journalists.$A$1:.$A$1048576];[.D13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est lawn</text:p>
          </table:table-cell>
          <table:table-cell table:style-name="ce12" table:content-validation-name="val1" table:formula="of:=IF(COUNTIF([$Elected.$A$1:.$A$1048576];[.F133]); &quot;Elected&quot;; IF(COUNTIF([$Parties.$A$1:.$A$1048576];[.F133]); &quot;Party&quot;; IF(COUNTIF([$Locations.$A$1:.$A$1048576];[.F133]); &quot;Location&quot;; IF(COUNTIF([$Contested.$A$1:.$A$1048576];[.F133]); &quot;Contested&quot;; IF(COUNTIF([$Governance.$A$1:.$A$1048576];[.F133]); &quot;Governance&quot;; IF(COUNTIF([$Incorrect.$A$1:.$A$1048576];[.F133]); &quot;Incorrect&quot;; IF(COUNTIF([$Politicians.$A$1:.$A$1048576];[.F133]); &quot;Politician&quot;; IF(COUNTIF([$Journalists.$A$1:.$A$1048576];[.F13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3]); &quot;Elected&quot;; IF(COUNTIF([$Parties.$A$1:.$A$1048576];[.H133]); &quot;Party&quot;; IF(COUNTIF([$Locations.$A$1:.$A$1048576];[.H133]); &quot;Location&quot;; IF(COUNTIF([$Contested.$A$1:.$A$1048576];[.H133]); &quot;Contested&quot;; IF(COUNTIF([$Governance.$A$1:.$A$1048576];[.H133]); &quot;Governance&quot;; IF(COUNTIF([$Incorrect.$A$1:.$A$1048576];[.H133]); &quot;Incorrect&quot;; IF(COUNTIF([$Politicians.$A$1:.$A$1048576];[.H133]); &quot;Politician&quot;; IF(COUNTIF([$Journalists.$A$1:.$A$1048576];[.H1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5" calcext:value-type="float">
            <text:p>125</text:p>
          </table:table-cell>
          <table:table-cell table:style-name="ce7" office:value-type="string" calcext:value-type="string">
            <text:p>Michelle Ferreri</text:p>
          </table:table-cell>
          <table:table-cell table:style-name="ce12" table:content-validation-name="val1" table:formula="of:=IF(COUNTIF([$Elected.$A$1:.$A$1048576];[.B134]); &quot;Elected&quot;; IF(COUNTIF([$Parties.$A$1:.$A$1048576];[.B134]); &quot;Party&quot;; IF(COUNTIF([$Locations.$A$1:.$A$1048576];[.B134]); &quot;Location&quot;; IF(COUNTIF([$Contested.$A$1:.$A$1048576];[.B134]); &quot;Contested&quot;; IF(COUNTIF([$Governance.$A$1:.$A$1048576];[.B134]); &quot;Governance&quot;; IF(COUNTIF([$Incorrect.$A$1:.$A$1048576];[.B134]); &quot;Incorrect&quot;; IF(COUNTIF([$Politicians.$A$1:.$A$1048576];[.B134]); &quot;Politician&quot;; IF(COUNTIF([$Journalists.$A$1:.$A$1048576];[.B13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D134]); &quot;Elected&quot;; IF(COUNTIF([$Parties.$A$1:.$A$1048576];[.D134]); &quot;Party&quot;; IF(COUNTIF([$Locations.$A$1:.$A$1048576];[.D134]); &quot;Location&quot;; IF(COUNTIF([$Contested.$A$1:.$A$1048576];[.D134]); &quot;Contested&quot;; IF(COUNTIF([$Governance.$A$1:.$A$1048576];[.D134]); &quot;Governance&quot;; IF(COUNTIF([$Incorrect.$A$1:.$A$1048576];[.D134]); &quot;Incorrect&quot;; IF(COUNTIF([$Politicians.$A$1:.$A$1048576];[.D134]); &quot;Politician&quot;; IF(COUNTIF([$Journalists.$A$1:.$A$1048576];[.D1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new york</text:p>
          </table:table-cell>
          <table:table-cell table:style-name="ce12" table:content-validation-name="val1" table:formula="of:=IF(COUNTIF([$Elected.$A$1:.$A$1048576];[.F134]); &quot;Elected&quot;; IF(COUNTIF([$Parties.$A$1:.$A$1048576];[.F134]); &quot;Party&quot;; IF(COUNTIF([$Locations.$A$1:.$A$1048576];[.F134]); &quot;Location&quot;; IF(COUNTIF([$Contested.$A$1:.$A$1048576];[.F134]); &quot;Contested&quot;; IF(COUNTIF([$Governance.$A$1:.$A$1048576];[.F134]); &quot;Governance&quot;; IF(COUNTIF([$Incorrect.$A$1:.$A$1048576];[.F134]); &quot;Incorrect&quot;; IF(COUNTIF([$Politicians.$A$1:.$A$1048576];[.F134]); &quot;Politician&quot;; IF(COUNTIF([$Journalists.$A$1:.$A$1048576];[.F13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4]); &quot;Elected&quot;; IF(COUNTIF([$Parties.$A$1:.$A$1048576];[.H134]); &quot;Party&quot;; IF(COUNTIF([$Locations.$A$1:.$A$1048576];[.H134]); &quot;Location&quot;; IF(COUNTIF([$Contested.$A$1:.$A$1048576];[.H134]); &quot;Contested&quot;; IF(COUNTIF([$Governance.$A$1:.$A$1048576];[.H134]); &quot;Governance&quot;; IF(COUNTIF([$Incorrect.$A$1:.$A$1048576];[.H134]); &quot;Incorrect&quot;; IF(COUNTIF([$Politicians.$A$1:.$A$1048576];[.H134]); &quot;Politician&quot;; IF(COUNTIF([$Journalists.$A$1:.$A$1048576];[.H1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6" calcext:value-type="float">
            <text:p>126</text:p>
          </table:table-cell>
          <table:table-cell table:style-name="ce7" office:value-type="string" calcext:value-type="string">
            <text:p>Cheryl Gallant</text:p>
          </table:table-cell>
          <table:table-cell table:style-name="ce12" table:content-validation-name="val1" table:formula="of:=IF(COUNTIF([$Elected.$A$1:.$A$1048576];[.B135]); &quot;Elected&quot;; IF(COUNTIF([$Parties.$A$1:.$A$1048576];[.B135]); &quot;Party&quot;; IF(COUNTIF([$Locations.$A$1:.$A$1048576];[.B135]); &quot;Location&quot;; IF(COUNTIF([$Contested.$A$1:.$A$1048576];[.B135]); &quot;Contested&quot;; IF(COUNTIF([$Governance.$A$1:.$A$1048576];[.B135]); &quot;Governance&quot;; IF(COUNTIF([$Incorrect.$A$1:.$A$1048576];[.B135]); &quot;Incorrect&quot;; IF(COUNTIF([$Politicians.$A$1:.$A$1048576];[.B135]); &quot;Politician&quot;; IF(COUNTIF([$Journalists.$A$1:.$A$1048576];[.B1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D135]); &quot;Elected&quot;; IF(COUNTIF([$Parties.$A$1:.$A$1048576];[.D135]); &quot;Party&quot;; IF(COUNTIF([$Locations.$A$1:.$A$1048576];[.D135]); &quot;Location&quot;; IF(COUNTIF([$Contested.$A$1:.$A$1048576];[.D135]); &quot;Contested&quot;; IF(COUNTIF([$Governance.$A$1:.$A$1048576];[.D135]); &quot;Governance&quot;; IF(COUNTIF([$Incorrect.$A$1:.$A$1048576];[.D135]); &quot;Incorrect&quot;; IF(COUNTIF([$Politicians.$A$1:.$A$1048576];[.D135]); &quot;Politician&quot;; IF(COUNTIF([$Journalists.$A$1:.$A$1048576];[.D1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F135]); &quot;Elected&quot;; IF(COUNTIF([$Parties.$A$1:.$A$1048576];[.F135]); &quot;Party&quot;; IF(COUNTIF([$Locations.$A$1:.$A$1048576];[.F135]); &quot;Location&quot;; IF(COUNTIF([$Contested.$A$1:.$A$1048576];[.F135]); &quot;Contested&quot;; IF(COUNTIF([$Governance.$A$1:.$A$1048576];[.F135]); &quot;Governance&quot;; IF(COUNTIF([$Incorrect.$A$1:.$A$1048576];[.F135]); &quot;Incorrect&quot;; IF(COUNTIF([$Politicians.$A$1:.$A$1048576];[.F135]); &quot;Politician&quot;; IF(COUNTIF([$Journalists.$A$1:.$A$1048576];[.F1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5]); &quot;Elected&quot;; IF(COUNTIF([$Parties.$A$1:.$A$1048576];[.H135]); &quot;Party&quot;; IF(COUNTIF([$Locations.$A$1:.$A$1048576];[.H135]); &quot;Location&quot;; IF(COUNTIF([$Contested.$A$1:.$A$1048576];[.H135]); &quot;Contested&quot;; IF(COUNTIF([$Governance.$A$1:.$A$1048576];[.H135]); &quot;Governance&quot;; IF(COUNTIF([$Incorrect.$A$1:.$A$1048576];[.H135]); &quot;Incorrect&quot;; IF(COUNTIF([$Politicians.$A$1:.$A$1048576];[.H135]); &quot;Politician&quot;; IF(COUNTIF([$Journalists.$A$1:.$A$1048576];[.H1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7" calcext:value-type="float">
            <text:p>127</text:p>
          </table:table-cell>
          <table:table-cell table:style-name="ce7" office:value-type="string" calcext:value-type="string">
            <text:p>Rachael Thomas</text:p>
          </table:table-cell>
          <table:table-cell table:style-name="ce12" table:content-validation-name="val1" table:formula="of:=IF(COUNTIF([$Elected.$A$1:.$A$1048576];[.B136]); &quot;Elected&quot;; IF(COUNTIF([$Parties.$A$1:.$A$1048576];[.B136]); &quot;Party&quot;; IF(COUNTIF([$Locations.$A$1:.$A$1048576];[.B136]); &quot;Location&quot;; IF(COUNTIF([$Contested.$A$1:.$A$1048576];[.B136]); &quot;Contested&quot;; IF(COUNTIF([$Governance.$A$1:.$A$1048576];[.B136]); &quot;Governance&quot;; IF(COUNTIF([$Incorrect.$A$1:.$A$1048576];[.B136]); &quot;Incorrect&quot;; IF(COUNTIF([$Politicians.$A$1:.$A$1048576];[.B136]); &quot;Politician&quot;; IF(COUNTIF([$Journalists.$A$1:.$A$1048576];[.B13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TV Television Network</text:p>
          </table:table-cell>
          <table:table-cell table:style-name="ce12" table:content-validation-name="val1" table:formula="of:=IF(COUNTIF([$Elected.$A$1:.$A$1048576];[.D136]); &quot;Elected&quot;; IF(COUNTIF([$Parties.$A$1:.$A$1048576];[.D136]); &quot;Party&quot;; IF(COUNTIF([$Locations.$A$1:.$A$1048576];[.D136]); &quot;Location&quot;; IF(COUNTIF([$Contested.$A$1:.$A$1048576];[.D136]); &quot;Contested&quot;; IF(COUNTIF([$Governance.$A$1:.$A$1048576];[.D136]); &quot;Governance&quot;; IF(COUNTIF([$Incorrect.$A$1:.$A$1048576];[.D136]); &quot;Incorrect&quot;; IF(COUNTIF([$Politicians.$A$1:.$A$1048576];[.D136]); &quot;Politician&quot;; IF(COUNTIF([$Journalists.$A$1:.$A$1048576];[.D136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rachel notley</text:p>
          </table:table-cell>
          <table:table-cell table:style-name="ce12" table:content-validation-name="val1" table:formula="of:=IF(COUNTIF([$Elected.$A$1:.$A$1048576];[.F136]); &quot;Elected&quot;; IF(COUNTIF([$Parties.$A$1:.$A$1048576];[.F136]); &quot;Party&quot;; IF(COUNTIF([$Locations.$A$1:.$A$1048576];[.F136]); &quot;Location&quot;; IF(COUNTIF([$Contested.$A$1:.$A$1048576];[.F136]); &quot;Contested&quot;; IF(COUNTIF([$Governance.$A$1:.$A$1048576];[.F136]); &quot;Governance&quot;; IF(COUNTIF([$Incorrect.$A$1:.$A$1048576];[.F136]); &quot;Incorrect&quot;; IF(COUNTIF([$Politicians.$A$1:.$A$1048576];[.F136]); &quot;Politician&quot;; IF(COUNTIF([$Journalists.$A$1:.$A$1048576];[.F13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36]); &quot;Elected&quot;; IF(COUNTIF([$Parties.$A$1:.$A$1048576];[.H136]); &quot;Party&quot;; IF(COUNTIF([$Locations.$A$1:.$A$1048576];[.H136]); &quot;Location&quot;; IF(COUNTIF([$Contested.$A$1:.$A$1048576];[.H136]); &quot;Contested&quot;; IF(COUNTIF([$Governance.$A$1:.$A$1048576];[.H136]); &quot;Governance&quot;; IF(COUNTIF([$Incorrect.$A$1:.$A$1048576];[.H136]); &quot;Incorrect&quot;; IF(COUNTIF([$Politicians.$A$1:.$A$1048576];[.H136]); &quot;Politician&quot;; IF(COUNTIF([$Journalists.$A$1:.$A$1048576];[.H1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8" calcext:value-type="float">
            <text:p>128</text:p>
          </table:table-cell>
          <table:table-cell table:style-name="ce7" office:value-type="string" calcext:value-type="string">
            <text:p>Richard Bragdon</text:p>
          </table:table-cell>
          <table:table-cell table:style-name="ce12" table:content-validation-name="val1" table:formula="of:=IF(COUNTIF([$Elected.$A$1:.$A$1048576];[.B137]); &quot;Elected&quot;; IF(COUNTIF([$Parties.$A$1:.$A$1048576];[.B137]); &quot;Party&quot;; IF(COUNTIF([$Locations.$A$1:.$A$1048576];[.B137]); &quot;Location&quot;; IF(COUNTIF([$Contested.$A$1:.$A$1048576];[.B137]); &quot;Contested&quot;; IF(COUNTIF([$Governance.$A$1:.$A$1048576];[.B137]); &quot;Governance&quot;; IF(COUNTIF([$Incorrect.$A$1:.$A$1048576];[.B137]); &quot;Incorrect&quot;; IF(COUNTIF([$Politicians.$A$1:.$A$1048576];[.B137]); &quot;Politician&quot;; IF(COUNTIF([$Journalists.$A$1:.$A$1048576];[.B13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Quebec sovereignty movement</text:p>
          </table:table-cell>
          <table:table-cell table:style-name="ce12" table:content-validation-name="val1" table:formula="of:=IF(COUNTIF([$Elected.$A$1:.$A$1048576];[.D137]); &quot;Elected&quot;; IF(COUNTIF([$Parties.$A$1:.$A$1048576];[.D137]); &quot;Party&quot;; IF(COUNTIF([$Locations.$A$1:.$A$1048576];[.D137]); &quot;Location&quot;; IF(COUNTIF([$Contested.$A$1:.$A$1048576];[.D137]); &quot;Contested&quot;; IF(COUNTIF([$Governance.$A$1:.$A$1048576];[.D137]); &quot;Governance&quot;; IF(COUNTIF([$Incorrect.$A$1:.$A$1048576];[.D137]); &quot;Incorrect&quot;; IF(COUNTIF([$Politicians.$A$1:.$A$1048576];[.D137]); &quot;Politician&quot;; IF(COUNTIF([$Journalists.$A$1:.$A$1048576];[.D13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ferreri</text:p>
          </table:table-cell>
          <table:table-cell table:style-name="ce12" table:content-validation-name="val1" table:formula="of:=IF(COUNTIF([$Elected.$A$1:.$A$1048576];[.F137]); &quot;Elected&quot;; IF(COUNTIF([$Parties.$A$1:.$A$1048576];[.F137]); &quot;Party&quot;; IF(COUNTIF([$Locations.$A$1:.$A$1048576];[.F137]); &quot;Location&quot;; IF(COUNTIF([$Contested.$A$1:.$A$1048576];[.F137]); &quot;Contested&quot;; IF(COUNTIF([$Governance.$A$1:.$A$1048576];[.F137]); &quot;Governance&quot;; IF(COUNTIF([$Incorrect.$A$1:.$A$1048576];[.F137]); &quot;Incorrect&quot;; IF(COUNTIF([$Politicians.$A$1:.$A$1048576];[.F137]); &quot;Politician&quot;; IF(COUNTIF([$Journalists.$A$1:.$A$1048576];[.F13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7]); &quot;Elected&quot;; IF(COUNTIF([$Parties.$A$1:.$A$1048576];[.H137]); &quot;Party&quot;; IF(COUNTIF([$Locations.$A$1:.$A$1048576];[.H137]); &quot;Location&quot;; IF(COUNTIF([$Contested.$A$1:.$A$1048576];[.H137]); &quot;Contested&quot;; IF(COUNTIF([$Governance.$A$1:.$A$1048576];[.H137]); &quot;Governance&quot;; IF(COUNTIF([$Incorrect.$A$1:.$A$1048576];[.H137]); &quot;Incorrect&quot;; IF(COUNTIF([$Politicians.$A$1:.$A$1048576];[.H137]); &quot;Politician&quot;; IF(COUNTIF([$Journalists.$A$1:.$A$1048576];[.H1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29" calcext:value-type="float">
            <text:p>129</text:p>
          </table:table-cell>
          <table:table-cell table:style-name="ce7" office:value-type="string" calcext:value-type="string">
            <text:p>Larry Brock</text:p>
          </table:table-cell>
          <table:table-cell table:style-name="ce12" table:content-validation-name="val1" table:formula="of:=IF(COUNTIF([$Elected.$A$1:.$A$1048576];[.B138]); &quot;Elected&quot;; IF(COUNTIF([$Parties.$A$1:.$A$1048576];[.B138]); &quot;Party&quot;; IF(COUNTIF([$Locations.$A$1:.$A$1048576];[.B138]); &quot;Location&quot;; IF(COUNTIF([$Contested.$A$1:.$A$1048576];[.B138]); &quot;Contested&quot;; IF(COUNTIF([$Governance.$A$1:.$A$1048576];[.B138]); &quot;Governance&quot;; IF(COUNTIF([$Incorrect.$A$1:.$A$1048576];[.B138]); &quot;Incorrect&quot;; IF(COUNTIF([$Politicians.$A$1:.$A$1048576];[.B138]); &quot;Politician&quot;; IF(COUNTIF([$Journalists.$A$1:.$A$1048576];[.B1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D138]); &quot;Elected&quot;; IF(COUNTIF([$Parties.$A$1:.$A$1048576];[.D138]); &quot;Party&quot;; IF(COUNTIF([$Locations.$A$1:.$A$1048576];[.D138]); &quot;Location&quot;; IF(COUNTIF([$Contested.$A$1:.$A$1048576];[.D138]); &quot;Contested&quot;; IF(COUNTIF([$Governance.$A$1:.$A$1048576];[.D138]); &quot;Governance&quot;; IF(COUNTIF([$Incorrect.$A$1:.$A$1048576];[.D138]); &quot;Incorrect&quot;; IF(COUNTIF([$Politicians.$A$1:.$A$1048576];[.D138]); &quot;Politician&quot;; IF(COUNTIF([$Journalists.$A$1:.$A$1048576];[.D1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na ambrose</text:p>
          </table:table-cell>
          <table:table-cell table:style-name="ce12" table:content-validation-name="val1" table:formula="of:=IF(COUNTIF([$Elected.$A$1:.$A$1048576];[.F138]); &quot;Elected&quot;; IF(COUNTIF([$Parties.$A$1:.$A$1048576];[.F138]); &quot;Party&quot;; IF(COUNTIF([$Locations.$A$1:.$A$1048576];[.F138]); &quot;Location&quot;; IF(COUNTIF([$Contested.$A$1:.$A$1048576];[.F138]); &quot;Contested&quot;; IF(COUNTIF([$Governance.$A$1:.$A$1048576];[.F138]); &quot;Governance&quot;; IF(COUNTIF([$Incorrect.$A$1:.$A$1048576];[.F138]); &quot;Incorrect&quot;; IF(COUNTIF([$Politicians.$A$1:.$A$1048576];[.F138]); &quot;Politician&quot;; IF(COUNTIF([$Journalists.$A$1:.$A$1048576];[.F138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38]); &quot;Elected&quot;; IF(COUNTIF([$Parties.$A$1:.$A$1048576];[.H138]); &quot;Party&quot;; IF(COUNTIF([$Locations.$A$1:.$A$1048576];[.H138]); &quot;Location&quot;; IF(COUNTIF([$Contested.$A$1:.$A$1048576];[.H138]); &quot;Contested&quot;; IF(COUNTIF([$Governance.$A$1:.$A$1048576];[.H138]); &quot;Governance&quot;; IF(COUNTIF([$Incorrect.$A$1:.$A$1048576];[.H138]); &quot;Incorrect&quot;; IF(COUNTIF([$Politicians.$A$1:.$A$1048576];[.H138]); &quot;Politician&quot;; IF(COUNTIF([$Journalists.$A$1:.$A$1048576];[.H1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0" calcext:value-type="float">
            <text:p>130</text:p>
          </table:table-cell>
          <table:table-cell table:style-name="ce7" office:value-type="string" calcext:value-type="string">
            <text:p>Blake Richards</text:p>
          </table:table-cell>
          <table:table-cell table:style-name="ce12" table:content-validation-name="val1" table:formula="of:=IF(COUNTIF([$Elected.$A$1:.$A$1048576];[.B139]); &quot;Elected&quot;; IF(COUNTIF([$Parties.$A$1:.$A$1048576];[.B139]); &quot;Party&quot;; IF(COUNTIF([$Locations.$A$1:.$A$1048576];[.B139]); &quot;Location&quot;; IF(COUNTIF([$Contested.$A$1:.$A$1048576];[.B139]); &quot;Contested&quot;; IF(COUNTIF([$Governance.$A$1:.$A$1048576];[.B139]); &quot;Governance&quot;; IF(COUNTIF([$Incorrect.$A$1:.$A$1048576];[.B139]); &quot;Incorrect&quot;; IF(COUNTIF([$Politicians.$A$1:.$A$1048576];[.B139]); &quot;Politician&quot;; IF(COUNTIF([$Journalists.$A$1:.$A$1048576];[.B13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illes Duceppe</text:p>
          </table:table-cell>
          <table:table-cell table:style-name="ce12" table:content-validation-name="val1" table:formula="of:=IF(COUNTIF([$Elected.$A$1:.$A$1048576];[.D139]); &quot;Elected&quot;; IF(COUNTIF([$Parties.$A$1:.$A$1048576];[.D139]); &quot;Party&quot;; IF(COUNTIF([$Locations.$A$1:.$A$1048576];[.D139]); &quot;Location&quot;; IF(COUNTIF([$Contested.$A$1:.$A$1048576];[.D139]); &quot;Contested&quot;; IF(COUNTIF([$Governance.$A$1:.$A$1048576];[.D139]); &quot;Governance&quot;; IF(COUNTIF([$Incorrect.$A$1:.$A$1048576];[.D139]); &quot;Incorrect&quot;; IF(COUNTIF([$Politicians.$A$1:.$A$1048576];[.D139]); &quot;Politician&quot;; IF(COUNTIF([$Journalists.$A$1:.$A$1048576];[.D13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andrew</text:p>
          </table:table-cell>
          <table:table-cell table:style-name="ce12" table:content-validation-name="val1" table:formula="of:=IF(COUNTIF([$Elected.$A$1:.$A$1048576];[.F139]); &quot;Elected&quot;; IF(COUNTIF([$Parties.$A$1:.$A$1048576];[.F139]); &quot;Party&quot;; IF(COUNTIF([$Locations.$A$1:.$A$1048576];[.F139]); &quot;Location&quot;; IF(COUNTIF([$Contested.$A$1:.$A$1048576];[.F139]); &quot;Contested&quot;; IF(COUNTIF([$Governance.$A$1:.$A$1048576];[.F139]); &quot;Governance&quot;; IF(COUNTIF([$Incorrect.$A$1:.$A$1048576];[.F139]); &quot;Incorrect&quot;; IF(COUNTIF([$Politicians.$A$1:.$A$1048576];[.F139]); &quot;Politician&quot;; IF(COUNTIF([$Journalists.$A$1:.$A$1048576];[.F1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9]); &quot;Elected&quot;; IF(COUNTIF([$Parties.$A$1:.$A$1048576];[.H139]); &quot;Party&quot;; IF(COUNTIF([$Locations.$A$1:.$A$1048576];[.H139]); &quot;Location&quot;; IF(COUNTIF([$Contested.$A$1:.$A$1048576];[.H139]); &quot;Contested&quot;; IF(COUNTIF([$Governance.$A$1:.$A$1048576];[.H139]); &quot;Governance&quot;; IF(COUNTIF([$Incorrect.$A$1:.$A$1048576];[.H139]); &quot;Incorrect&quot;; IF(COUNTIF([$Politicians.$A$1:.$A$1048576];[.H139]); &quot;Politician&quot;; IF(COUNTIF([$Journalists.$A$1:.$A$1048576];[.H1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1" calcext:value-type="float">
            <text:p>131</text:p>
          </table:table-cell>
          <table:table-cell table:style-name="ce7" office:value-type="string" calcext:value-type="string">
            <text:p>Monique Pauzé</text:p>
          </table:table-cell>
          <table:table-cell table:style-name="ce12" table:content-validation-name="val1" table:formula="of:=IF(COUNTIF([$Elected.$A$1:.$A$1048576];[.B140]); &quot;Elected&quot;; IF(COUNTIF([$Parties.$A$1:.$A$1048576];[.B140]); &quot;Party&quot;; IF(COUNTIF([$Locations.$A$1:.$A$1048576];[.B140]); &quot;Location&quot;; IF(COUNTIF([$Contested.$A$1:.$A$1048576];[.B140]); &quot;Contested&quot;; IF(COUNTIF([$Governance.$A$1:.$A$1048576];[.B140]); &quot;Governance&quot;; IF(COUNTIF([$Incorrect.$A$1:.$A$1048576];[.B140]); &quot;Incorrect&quot;; IF(COUNTIF([$Politicians.$A$1:.$A$1048576];[.B140]); &quot;Politician&quot;; IF(COUNTIF([$Journalists.$A$1:.$A$1048576];[.B14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foundland and Labrador</text:p>
          </table:table-cell>
          <table:table-cell table:style-name="ce12" table:content-validation-name="val1" table:formula="of:=IF(COUNTIF([$Elected.$A$1:.$A$1048576];[.D140]); &quot;Elected&quot;; IF(COUNTIF([$Parties.$A$1:.$A$1048576];[.D140]); &quot;Party&quot;; IF(COUNTIF([$Locations.$A$1:.$A$1048576];[.D140]); &quot;Location&quot;; IF(COUNTIF([$Contested.$A$1:.$A$1048576];[.D140]); &quot;Contested&quot;; IF(COUNTIF([$Governance.$A$1:.$A$1048576];[.D140]); &quot;Governance&quot;; IF(COUNTIF([$Incorrect.$A$1:.$A$1048576];[.D140]); &quot;Incorrect&quot;; IF(COUNTIF([$Politicians.$A$1:.$A$1048576];[.D140]); &quot;Politician&quot;; IF(COUNTIF([$Journalists.$A$1:.$A$1048576];[.D14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doug</text:p>
          </table:table-cell>
          <table:table-cell table:style-name="ce12" table:content-validation-name="val1" table:formula="of:=IF(COUNTIF([$Elected.$A$1:.$A$1048576];[.F140]); &quot;Elected&quot;; IF(COUNTIF([$Parties.$A$1:.$A$1048576];[.F140]); &quot;Party&quot;; IF(COUNTIF([$Locations.$A$1:.$A$1048576];[.F140]); &quot;Location&quot;; IF(COUNTIF([$Contested.$A$1:.$A$1048576];[.F140]); &quot;Contested&quot;; IF(COUNTIF([$Governance.$A$1:.$A$1048576];[.F140]); &quot;Governance&quot;; IF(COUNTIF([$Incorrect.$A$1:.$A$1048576];[.F140]); &quot;Incorrect&quot;; IF(COUNTIF([$Politicians.$A$1:.$A$1048576];[.F140]); &quot;Politician&quot;; IF(COUNTIF([$Journalists.$A$1:.$A$1048576];[.F14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0]); &quot;Elected&quot;; IF(COUNTIF([$Parties.$A$1:.$A$1048576];[.H140]); &quot;Party&quot;; IF(COUNTIF([$Locations.$A$1:.$A$1048576];[.H140]); &quot;Location&quot;; IF(COUNTIF([$Contested.$A$1:.$A$1048576];[.H140]); &quot;Contested&quot;; IF(COUNTIF([$Governance.$A$1:.$A$1048576];[.H140]); &quot;Governance&quot;; IF(COUNTIF([$Incorrect.$A$1:.$A$1048576];[.H140]); &quot;Incorrect&quot;; IF(COUNTIF([$Politicians.$A$1:.$A$1048576];[.H140]); &quot;Politician&quot;; IF(COUNTIF([$Journalists.$A$1:.$A$1048576];[.H1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2" calcext:value-type="float">
            <text:p>132</text:p>
          </table:table-cell>
          <table:table-cell table:style-name="ce7" office:value-type="string" calcext:value-type="string">
            <text:p>Eric Duncan (politician)</text:p>
          </table:table-cell>
          <table:table-cell table:style-name="ce12" table:content-validation-name="val1" table:formula="of:=IF(COUNTIF([$Elected.$A$1:.$A$1048576];[.B141]); &quot;Elected&quot;; IF(COUNTIF([$Parties.$A$1:.$A$1048576];[.B141]); &quot;Party&quot;; IF(COUNTIF([$Locations.$A$1:.$A$1048576];[.B141]); &quot;Location&quot;; IF(COUNTIF([$Contested.$A$1:.$A$1048576];[.B141]); &quot;Contested&quot;; IF(COUNTIF([$Governance.$A$1:.$A$1048576];[.B141]); &quot;Governance&quot;; IF(COUNTIF([$Incorrect.$A$1:.$A$1048576];[.B141]); &quot;Incorrect&quot;; IF(COUNTIF([$Politicians.$A$1:.$A$1048576];[.B141]); &quot;Politician&quot;; IF(COUNTIF([$Journalists.$A$1:.$A$1048576];[.B14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lobal Television Network</text:p>
          </table:table-cell>
          <table:table-cell table:style-name="ce12" table:content-validation-name="val1" table:formula="of:=IF(COUNTIF([$Elected.$A$1:.$A$1048576];[.D141]); &quot;Elected&quot;; IF(COUNTIF([$Parties.$A$1:.$A$1048576];[.D141]); &quot;Party&quot;; IF(COUNTIF([$Locations.$A$1:.$A$1048576];[.D141]); &quot;Location&quot;; IF(COUNTIF([$Contested.$A$1:.$A$1048576];[.D141]); &quot;Contested&quot;; IF(COUNTIF([$Governance.$A$1:.$A$1048576];[.D141]); &quot;Governance&quot;; IF(COUNTIF([$Incorrect.$A$1:.$A$1048576];[.D141]); &quot;Incorrect&quot;; IF(COUNTIF([$Politicians.$A$1:.$A$1048576];[.D141]); &quot;Politician&quot;; IF(COUNTIF([$Journalists.$A$1:.$A$1048576];[.D141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vaughan</text:p>
          </table:table-cell>
          <table:table-cell table:style-name="ce12" table:content-validation-name="val1" table:formula="of:=IF(COUNTIF([$Elected.$A$1:.$A$1048576];[.F141]); &quot;Elected&quot;; IF(COUNTIF([$Parties.$A$1:.$A$1048576];[.F141]); &quot;Party&quot;; IF(COUNTIF([$Locations.$A$1:.$A$1048576];[.F141]); &quot;Location&quot;; IF(COUNTIF([$Contested.$A$1:.$A$1048576];[.F141]); &quot;Contested&quot;; IF(COUNTIF([$Governance.$A$1:.$A$1048576];[.F141]); &quot;Governance&quot;; IF(COUNTIF([$Incorrect.$A$1:.$A$1048576];[.F141]); &quot;Incorrect&quot;; IF(COUNTIF([$Politicians.$A$1:.$A$1048576];[.F141]); &quot;Politician&quot;; IF(COUNTIF([$Journalists.$A$1:.$A$1048576];[.F14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1]); &quot;Elected&quot;; IF(COUNTIF([$Parties.$A$1:.$A$1048576];[.H141]); &quot;Party&quot;; IF(COUNTIF([$Locations.$A$1:.$A$1048576];[.H141]); &quot;Location&quot;; IF(COUNTIF([$Contested.$A$1:.$A$1048576];[.H141]); &quot;Contested&quot;; IF(COUNTIF([$Governance.$A$1:.$A$1048576];[.H141]); &quot;Governance&quot;; IF(COUNTIF([$Incorrect.$A$1:.$A$1048576];[.H141]); &quot;Incorrect&quot;; IF(COUNTIF([$Politicians.$A$1:.$A$1048576];[.H141]); &quot;Politician&quot;; IF(COUNTIF([$Journalists.$A$1:.$A$1048576];[.H1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3" calcext:value-type="float">
            <text:p>133</text:p>
          </table:table-cell>
          <table:table-cell table:style-name="ce7" office:value-type="string" calcext:value-type="string">
            <text:p>Han Dong (politician)</text:p>
          </table:table-cell>
          <table:table-cell table:style-name="ce12" table:content-validation-name="val1" table:formula="of:=IF(COUNTIF([$Elected.$A$1:.$A$1048576];[.B142]); &quot;Elected&quot;; IF(COUNTIF([$Parties.$A$1:.$A$1048576];[.B142]); &quot;Party&quot;; IF(COUNTIF([$Locations.$A$1:.$A$1048576];[.B142]); &quot;Location&quot;; IF(COUNTIF([$Contested.$A$1:.$A$1048576];[.B142]); &quot;Contested&quot;; IF(COUNTIF([$Governance.$A$1:.$A$1048576];[.B142]); &quot;Governance&quot;; IF(COUNTIF([$Incorrect.$A$1:.$A$1048576];[.B142]); &quot;Incorrect&quot;; IF(COUNTIF([$Politicians.$A$1:.$A$1048576];[.B142]); &quot;Politician&quot;; IF(COUNTIF([$Journalists.$A$1:.$A$1048576];[.B14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. John's, Newfoundland and Labrador</text:p>
          </table:table-cell>
          <table:table-cell table:style-name="ce12" table:content-validation-name="val1" table:formula="of:=IF(COUNTIF([$Elected.$A$1:.$A$1048576];[.D142]); &quot;Elected&quot;; IF(COUNTIF([$Parties.$A$1:.$A$1048576];[.D142]); &quot;Party&quot;; IF(COUNTIF([$Locations.$A$1:.$A$1048576];[.D142]); &quot;Location&quot;; IF(COUNTIF([$Contested.$A$1:.$A$1048576];[.D142]); &quot;Contested&quot;; IF(COUNTIF([$Governance.$A$1:.$A$1048576];[.D142]); &quot;Governance&quot;; IF(COUNTIF([$Incorrect.$A$1:.$A$1048576];[.D142]); &quot;Incorrect&quot;; IF(COUNTIF([$Politicians.$A$1:.$A$1048576];[.D142]); &quot;Politician&quot;; IF(COUNTIF([$Journalists.$A$1:.$A$1048576];[.D14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india</text:p>
          </table:table-cell>
          <table:table-cell table:style-name="ce12" table:content-validation-name="val1" table:formula="of:=IF(COUNTIF([$Elected.$A$1:.$A$1048576];[.F142]); &quot;Elected&quot;; IF(COUNTIF([$Parties.$A$1:.$A$1048576];[.F142]); &quot;Party&quot;; IF(COUNTIF([$Locations.$A$1:.$A$1048576];[.F142]); &quot;Location&quot;; IF(COUNTIF([$Contested.$A$1:.$A$1048576];[.F142]); &quot;Contested&quot;; IF(COUNTIF([$Governance.$A$1:.$A$1048576];[.F142]); &quot;Governance&quot;; IF(COUNTIF([$Incorrect.$A$1:.$A$1048576];[.F142]); &quot;Incorrect&quot;; IF(COUNTIF([$Politicians.$A$1:.$A$1048576];[.F142]); &quot;Politician&quot;; IF(COUNTIF([$Journalists.$A$1:.$A$1048576];[.F14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2]); &quot;Elected&quot;; IF(COUNTIF([$Parties.$A$1:.$A$1048576];[.H142]); &quot;Party&quot;; IF(COUNTIF([$Locations.$A$1:.$A$1048576];[.H142]); &quot;Location&quot;; IF(COUNTIF([$Contested.$A$1:.$A$1048576];[.H142]); &quot;Contested&quot;; IF(COUNTIF([$Governance.$A$1:.$A$1048576];[.H142]); &quot;Governance&quot;; IF(COUNTIF([$Incorrect.$A$1:.$A$1048576];[.H142]); &quot;Incorrect&quot;; IF(COUNTIF([$Politicians.$A$1:.$A$1048576];[.H142]); &quot;Politician&quot;; IF(COUNTIF([$Journalists.$A$1:.$A$1048576];[.H1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4" calcext:value-type="float">
            <text:p>134</text:p>
          </table:table-cell>
          <table:table-cell table:style-name="ce7" office:value-type="string" calcext:value-type="string">
            <text:p>Ron Liepert</text:p>
          </table:table-cell>
          <table:table-cell table:style-name="ce12" table:content-validation-name="val1" table:formula="of:=IF(COUNTIF([$Elected.$A$1:.$A$1048576];[.B143]); &quot;Elected&quot;; IF(COUNTIF([$Parties.$A$1:.$A$1048576];[.B143]); &quot;Party&quot;; IF(COUNTIF([$Locations.$A$1:.$A$1048576];[.B143]); &quot;Location&quot;; IF(COUNTIF([$Contested.$A$1:.$A$1048576];[.B143]); &quot;Contested&quot;; IF(COUNTIF([$Governance.$A$1:.$A$1048576];[.B143]); &quot;Governance&quot;; IF(COUNTIF([$Incorrect.$A$1:.$A$1048576];[.B143]); &quot;Incorrect&quot;; IF(COUNTIF([$Politicians.$A$1:.$A$1048576];[.B143]); &quot;Politician&quot;; IF(COUNTIF([$Journalists.$A$1:.$A$1048576];[.B14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dependent politician</text:p>
          </table:table-cell>
          <table:table-cell table:style-name="ce12" table:content-validation-name="val1" table:formula="of:=IF(COUNTIF([$Elected.$A$1:.$A$1048576];[.D143]); &quot;Elected&quot;; IF(COUNTIF([$Parties.$A$1:.$A$1048576];[.D143]); &quot;Party&quot;; IF(COUNTIF([$Locations.$A$1:.$A$1048576];[.D143]); &quot;Location&quot;; IF(COUNTIF([$Contested.$A$1:.$A$1048576];[.D143]); &quot;Contested&quot;; IF(COUNTIF([$Governance.$A$1:.$A$1048576];[.D143]); &quot;Governance&quot;; IF(COUNTIF([$Incorrect.$A$1:.$A$1048576];[.D143]); &quot;Incorrect&quot;; IF(COUNTIF([$Politicians.$A$1:.$A$1048576];[.D143]); &quot;Politician&quot;; IF(COUNTIF([$Journalists.$A$1:.$A$1048576];[.D14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ian</text:p>
          </table:table-cell>
          <table:table-cell table:style-name="ce12" table:content-validation-name="val1" table:formula="of:=IF(COUNTIF([$Elected.$A$1:.$A$1048576];[.F143]); &quot;Elected&quot;; IF(COUNTIF([$Parties.$A$1:.$A$1048576];[.F143]); &quot;Party&quot;; IF(COUNTIF([$Locations.$A$1:.$A$1048576];[.F143]); &quot;Location&quot;; IF(COUNTIF([$Contested.$A$1:.$A$1048576];[.F143]); &quot;Contested&quot;; IF(COUNTIF([$Governance.$A$1:.$A$1048576];[.F143]); &quot;Governance&quot;; IF(COUNTIF([$Incorrect.$A$1:.$A$1048576];[.F143]); &quot;Incorrect&quot;; IF(COUNTIF([$Politicians.$A$1:.$A$1048576];[.F143]); &quot;Politician&quot;; IF(COUNTIF([$Journalists.$A$1:.$A$1048576];[.F14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3]); &quot;Elected&quot;; IF(COUNTIF([$Parties.$A$1:.$A$1048576];[.H143]); &quot;Party&quot;; IF(COUNTIF([$Locations.$A$1:.$A$1048576];[.H143]); &quot;Location&quot;; IF(COUNTIF([$Contested.$A$1:.$A$1048576];[.H143]); &quot;Contested&quot;; IF(COUNTIF([$Governance.$A$1:.$A$1048576];[.H143]); &quot;Governance&quot;; IF(COUNTIF([$Incorrect.$A$1:.$A$1048576];[.H143]); &quot;Incorrect&quot;; IF(COUNTIF([$Politicians.$A$1:.$A$1048576];[.H143]); &quot;Politician&quot;; IF(COUNTIF([$Journalists.$A$1:.$A$1048576];[.H1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5" calcext:value-type="float">
            <text:p>135</text:p>
          </table:table-cell>
          <table:table-cell table:style-name="ce7" office:value-type="string" calcext:value-type="string">
            <text:p>Caroline Desbiens</text:p>
          </table:table-cell>
          <table:table-cell table:style-name="ce12" table:content-validation-name="val1" table:formula="of:=IF(COUNTIF([$Elected.$A$1:.$A$1048576];[.B144]); &quot;Elected&quot;; IF(COUNTIF([$Parties.$A$1:.$A$1048576];[.B144]); &quot;Party&quot;; IF(COUNTIF([$Locations.$A$1:.$A$1048576];[.B144]); &quot;Location&quot;; IF(COUNTIF([$Contested.$A$1:.$A$1048576];[.B144]); &quot;Contested&quot;; IF(COUNTIF([$Governance.$A$1:.$A$1048576];[.B144]); &quot;Governance&quot;; IF(COUNTIF([$Incorrect.$A$1:.$A$1048576];[.B144]); &quot;Incorrect&quot;; IF(COUNTIF([$Politicians.$A$1:.$A$1048576];[.B144]); &quot;Politician&quot;; IF(COUNTIF([$Journalists.$A$1:.$A$1048576];[.B14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esident of the United States</text:p>
          </table:table-cell>
          <table:table-cell table:style-name="ce12" table:content-validation-name="val1" table:formula="of:=IF(COUNTIF([$Elected.$A$1:.$A$1048576];[.D144]); &quot;Elected&quot;; IF(COUNTIF([$Parties.$A$1:.$A$1048576];[.D144]); &quot;Party&quot;; IF(COUNTIF([$Locations.$A$1:.$A$1048576];[.D144]); &quot;Location&quot;; IF(COUNTIF([$Contested.$A$1:.$A$1048576];[.D144]); &quot;Contested&quot;; IF(COUNTIF([$Governance.$A$1:.$A$1048576];[.D144]); &quot;Governance&quot;; IF(COUNTIF([$Incorrect.$A$1:.$A$1048576];[.D144]); &quot;Incorrect&quot;; IF(COUNTIF([$Politicians.$A$1:.$A$1048576];[.D144]); &quot;Politician&quot;; IF(COUNTIF([$Journalists.$A$1:.$A$1048576];[.D14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lintons</text:p>
          </table:table-cell>
          <table:table-cell table:style-name="ce12" table:content-validation-name="val1" table:formula="of:=IF(COUNTIF([$Elected.$A$1:.$A$1048576];[.F144]); &quot;Elected&quot;; IF(COUNTIF([$Parties.$A$1:.$A$1048576];[.F144]); &quot;Party&quot;; IF(COUNTIF([$Locations.$A$1:.$A$1048576];[.F144]); &quot;Location&quot;; IF(COUNTIF([$Contested.$A$1:.$A$1048576];[.F144]); &quot;Contested&quot;; IF(COUNTIF([$Governance.$A$1:.$A$1048576];[.F144]); &quot;Governance&quot;; IF(COUNTIF([$Incorrect.$A$1:.$A$1048576];[.F144]); &quot;Incorrect&quot;; IF(COUNTIF([$Politicians.$A$1:.$A$1048576];[.F144]); &quot;Politician&quot;; IF(COUNTIF([$Journalists.$A$1:.$A$1048576];[.F14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4]); &quot;Elected&quot;; IF(COUNTIF([$Parties.$A$1:.$A$1048576];[.H144]); &quot;Party&quot;; IF(COUNTIF([$Locations.$A$1:.$A$1048576];[.H144]); &quot;Location&quot;; IF(COUNTIF([$Contested.$A$1:.$A$1048576];[.H144]); &quot;Contested&quot;; IF(COUNTIF([$Governance.$A$1:.$A$1048576];[.H144]); &quot;Governance&quot;; IF(COUNTIF([$Incorrect.$A$1:.$A$1048576];[.H144]); &quot;Incorrect&quot;; IF(COUNTIF([$Politicians.$A$1:.$A$1048576];[.H144]); &quot;Politician&quot;; IF(COUNTIF([$Journalists.$A$1:.$A$1048576];[.H1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6" calcext:value-type="float">
            <text:p>136</text:p>
          </table:table-cell>
          <table:table-cell table:style-name="ce7" office:value-type="string" calcext:value-type="string">
            <text:p>Jaime Battiste</text:p>
          </table:table-cell>
          <table:table-cell table:style-name="ce12" table:content-validation-name="val1" table:formula="of:=IF(COUNTIF([$Elected.$A$1:.$A$1048576];[.B145]); &quot;Elected&quot;; IF(COUNTIF([$Parties.$A$1:.$A$1048576];[.B145]); &quot;Party&quot;; IF(COUNTIF([$Locations.$A$1:.$A$1048576];[.B145]); &quot;Location&quot;; IF(COUNTIF([$Contested.$A$1:.$A$1048576];[.B145]); &quot;Contested&quot;; IF(COUNTIF([$Governance.$A$1:.$A$1048576];[.B145]); &quot;Governance&quot;; IF(COUNTIF([$Incorrect.$A$1:.$A$1048576];[.B145]); &quot;Incorrect&quot;; IF(COUNTIF([$Politicians.$A$1:.$A$1048576];[.B145]); &quot;Politician&quot;; IF(COUNTIF([$Journalists.$A$1:.$A$1048576];[.B14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NI (identifier)</text:p>
          </table:table-cell>
          <table:table-cell table:style-name="ce12" table:content-validation-name="val1" table:formula="of:=IF(COUNTIF([$Elected.$A$1:.$A$1048576];[.D145]); &quot;Elected&quot;; IF(COUNTIF([$Parties.$A$1:.$A$1048576];[.D145]); &quot;Party&quot;; IF(COUNTIF([$Locations.$A$1:.$A$1048576];[.D145]); &quot;Location&quot;; IF(COUNTIF([$Contested.$A$1:.$A$1048576];[.D145]); &quot;Contested&quot;; IF(COUNTIF([$Governance.$A$1:.$A$1048576];[.D145]); &quot;Governance&quot;; IF(COUNTIF([$Incorrect.$A$1:.$A$1048576];[.D145]); &quot;Incorrect&quot;; IF(COUNTIF([$Politicians.$A$1:.$A$1048576];[.D145]); &quot;Politician&quot;; IF(COUNTIF([$Journalists.$A$1:.$A$1048576];[.D1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e w . palmer</text:p>
          </table:table-cell>
          <table:table-cell table:style-name="ce12" table:content-validation-name="val1" table:formula="of:=IF(COUNTIF([$Elected.$A$1:.$A$1048576];[.F145]); &quot;Elected&quot;; IF(COUNTIF([$Parties.$A$1:.$A$1048576];[.F145]); &quot;Party&quot;; IF(COUNTIF([$Locations.$A$1:.$A$1048576];[.F145]); &quot;Location&quot;; IF(COUNTIF([$Contested.$A$1:.$A$1048576];[.F145]); &quot;Contested&quot;; IF(COUNTIF([$Governance.$A$1:.$A$1048576];[.F145]); &quot;Governance&quot;; IF(COUNTIF([$Incorrect.$A$1:.$A$1048576];[.F145]); &quot;Incorrect&quot;; IF(COUNTIF([$Politicians.$A$1:.$A$1048576];[.F145]); &quot;Politician&quot;; IF(COUNTIF([$Journalists.$A$1:.$A$1048576];[.F14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5]); &quot;Elected&quot;; IF(COUNTIF([$Parties.$A$1:.$A$1048576];[.H145]); &quot;Party&quot;; IF(COUNTIF([$Locations.$A$1:.$A$1048576];[.H145]); &quot;Location&quot;; IF(COUNTIF([$Contested.$A$1:.$A$1048576];[.H145]); &quot;Contested&quot;; IF(COUNTIF([$Governance.$A$1:.$A$1048576];[.H145]); &quot;Governance&quot;; IF(COUNTIF([$Incorrect.$A$1:.$A$1048576];[.H145]); &quot;Incorrect&quot;; IF(COUNTIF([$Politicians.$A$1:.$A$1048576];[.H145]); &quot;Politician&quot;; IF(COUNTIF([$Journalists.$A$1:.$A$1048576];[.H1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7" calcext:value-type="float">
            <text:p>137</text:p>
          </table:table-cell>
          <table:table-cell table:style-name="ce7" office:value-type="string" calcext:value-type="string">
            <text:p>Taylor Bachrach</text:p>
          </table:table-cell>
          <table:table-cell table:style-name="ce12" table:content-validation-name="val1" table:formula="of:=IF(COUNTIF([$Elected.$A$1:.$A$1048576];[.B146]); &quot;Elected&quot;; IF(COUNTIF([$Parties.$A$1:.$A$1048576];[.B146]); &quot;Party&quot;; IF(COUNTIF([$Locations.$A$1:.$A$1048576];[.B146]); &quot;Location&quot;; IF(COUNTIF([$Contested.$A$1:.$A$1048576];[.B146]); &quot;Contested&quot;; IF(COUNTIF([$Governance.$A$1:.$A$1048576];[.B146]); &quot;Governance&quot;; IF(COUNTIF([$Incorrect.$A$1:.$A$1048576];[.B146]); &quot;Incorrect&quot;; IF(COUNTIF([$Politicians.$A$1:.$A$1048576];[.B146]); &quot;Politician&quot;; IF(COUNTIF([$Journalists.$A$1:.$A$1048576];[.B14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ternational Standard Name Identifier</text:p>
          </table:table-cell>
          <table:table-cell table:style-name="ce12" table:content-validation-name="val1" table:formula="of:=IF(COUNTIF([$Elected.$A$1:.$A$1048576];[.D146]); &quot;Elected&quot;; IF(COUNTIF([$Parties.$A$1:.$A$1048576];[.D146]); &quot;Party&quot;; IF(COUNTIF([$Locations.$A$1:.$A$1048576];[.D146]); &quot;Location&quot;; IF(COUNTIF([$Contested.$A$1:.$A$1048576];[.D146]); &quot;Contested&quot;; IF(COUNTIF([$Governance.$A$1:.$A$1048576];[.D146]); &quot;Governance&quot;; IF(COUNTIF([$Incorrect.$A$1:.$A$1048576];[.D146]); &quot;Incorrect&quot;; IF(COUNTIF([$Politicians.$A$1:.$A$1048576];[.D146]); &quot;Politician&quot;; IF(COUNTIF([$Journalists.$A$1:.$A$1048576];[.D14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nita anand</text:p>
          </table:table-cell>
          <table:table-cell table:style-name="ce12" table:content-validation-name="val1" table:formula="of:=IF(COUNTIF([$Elected.$A$1:.$A$1048576];[.F146]); &quot;Elected&quot;; IF(COUNTIF([$Parties.$A$1:.$A$1048576];[.F146]); &quot;Party&quot;; IF(COUNTIF([$Locations.$A$1:.$A$1048576];[.F146]); &quot;Location&quot;; IF(COUNTIF([$Contested.$A$1:.$A$1048576];[.F146]); &quot;Contested&quot;; IF(COUNTIF([$Governance.$A$1:.$A$1048576];[.F146]); &quot;Governance&quot;; IF(COUNTIF([$Incorrect.$A$1:.$A$1048576];[.F146]); &quot;Incorrect&quot;; IF(COUNTIF([$Politicians.$A$1:.$A$1048576];[.F146]); &quot;Politician&quot;; IF(COUNTIF([$Journalists.$A$1:.$A$1048576];[.F14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46]); &quot;Elected&quot;; IF(COUNTIF([$Parties.$A$1:.$A$1048576];[.H146]); &quot;Party&quot;; IF(COUNTIF([$Locations.$A$1:.$A$1048576];[.H146]); &quot;Location&quot;; IF(COUNTIF([$Contested.$A$1:.$A$1048576];[.H146]); &quot;Contested&quot;; IF(COUNTIF([$Governance.$A$1:.$A$1048576];[.H146]); &quot;Governance&quot;; IF(COUNTIF([$Incorrect.$A$1:.$A$1048576];[.H146]); &quot;Incorrect&quot;; IF(COUNTIF([$Politicians.$A$1:.$A$1048576];[.H146]); &quot;Politician&quot;; IF(COUNTIF([$Journalists.$A$1:.$A$1048576];[.H1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8" calcext:value-type="float">
            <text:p>138</text:p>
          </table:table-cell>
          <table:table-cell table:style-name="ce7" office:value-type="string" calcext:value-type="string">
            <text:p>Brad Vis</text:p>
          </table:table-cell>
          <table:table-cell table:style-name="ce12" table:content-validation-name="val1" table:formula="of:=IF(COUNTIF([$Elected.$A$1:.$A$1048576];[.B147]); &quot;Elected&quot;; IF(COUNTIF([$Parties.$A$1:.$A$1048576];[.B147]); &quot;Party&quot;; IF(COUNTIF([$Locations.$A$1:.$A$1048576];[.B147]); &quot;Location&quot;; IF(COUNTIF([$Contested.$A$1:.$A$1048576];[.B147]); &quot;Contested&quot;; IF(COUNTIF([$Governance.$A$1:.$A$1048576];[.B147]); &quot;Governance&quot;; IF(COUNTIF([$Incorrect.$A$1:.$A$1048576];[.B147]); &quot;Incorrect&quot;; IF(COUNTIF([$Politicians.$A$1:.$A$1048576];[.B147]); &quot;Politician&quot;; IF(COUNTIF([$Journalists.$A$1:.$A$1048576];[.B14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United States</text:p>
          </table:table-cell>
          <table:table-cell table:style-name="ce12" table:content-validation-name="val1" table:formula="of:=IF(COUNTIF([$Elected.$A$1:.$A$1048576];[.D147]); &quot;Elected&quot;; IF(COUNTIF([$Parties.$A$1:.$A$1048576];[.D147]); &quot;Party&quot;; IF(COUNTIF([$Locations.$A$1:.$A$1048576];[.D147]); &quot;Location&quot;; IF(COUNTIF([$Contested.$A$1:.$A$1048576];[.D147]); &quot;Contested&quot;; IF(COUNTIF([$Governance.$A$1:.$A$1048576];[.D147]); &quot;Governance&quot;; IF(COUNTIF([$Incorrect.$A$1:.$A$1048576];[.D147]); &quot;Incorrect&quot;; IF(COUNTIF([$Politicians.$A$1:.$A$1048576];[.D147]); &quot;Politician&quot;; IF(COUNTIF([$Journalists.$A$1:.$A$1048576];[.D14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im murphy</text:p>
          </table:table-cell>
          <table:table-cell table:style-name="ce12" table:content-validation-name="val1" table:formula="of:=IF(COUNTIF([$Elected.$A$1:.$A$1048576];[.F147]); &quot;Elected&quot;; IF(COUNTIF([$Parties.$A$1:.$A$1048576];[.F147]); &quot;Party&quot;; IF(COUNTIF([$Locations.$A$1:.$A$1048576];[.F147]); &quot;Location&quot;; IF(COUNTIF([$Contested.$A$1:.$A$1048576];[.F147]); &quot;Contested&quot;; IF(COUNTIF([$Governance.$A$1:.$A$1048576];[.F147]); &quot;Governance&quot;; IF(COUNTIF([$Incorrect.$A$1:.$A$1048576];[.F147]); &quot;Incorrect&quot;; IF(COUNTIF([$Politicians.$A$1:.$A$1048576];[.F147]); &quot;Politician&quot;; IF(COUNTIF([$Journalists.$A$1:.$A$1048576];[.F1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7]); &quot;Elected&quot;; IF(COUNTIF([$Parties.$A$1:.$A$1048576];[.H147]); &quot;Party&quot;; IF(COUNTIF([$Locations.$A$1:.$A$1048576];[.H147]); &quot;Location&quot;; IF(COUNTIF([$Contested.$A$1:.$A$1048576];[.H147]); &quot;Contested&quot;; IF(COUNTIF([$Governance.$A$1:.$A$1048576];[.H147]); &quot;Governance&quot;; IF(COUNTIF([$Incorrect.$A$1:.$A$1048576];[.H147]); &quot;Incorrect&quot;; IF(COUNTIF([$Politicians.$A$1:.$A$1048576];[.H147]); &quot;Politician&quot;; IF(COUNTIF([$Journalists.$A$1:.$A$1048576];[.H1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39" calcext:value-type="float">
            <text:p>139</text:p>
          </table:table-cell>
          <table:table-cell table:style-name="ce7" office:value-type="string" calcext:value-type="string">
            <text:p>Christine Normandin</text:p>
          </table:table-cell>
          <table:table-cell table:style-name="ce12" table:content-validation-name="val1" table:formula="of:=IF(COUNTIF([$Elected.$A$1:.$A$1048576];[.B148]); &quot;Elected&quot;; IF(COUNTIF([$Parties.$A$1:.$A$1048576];[.B148]); &quot;Party&quot;; IF(COUNTIF([$Locations.$A$1:.$A$1048576];[.B148]); &quot;Location&quot;; IF(COUNTIF([$Contested.$A$1:.$A$1048576];[.B148]); &quot;Contested&quot;; IF(COUNTIF([$Governance.$A$1:.$A$1048576];[.B148]); &quot;Governance&quot;; IF(COUNTIF([$Incorrect.$A$1:.$A$1048576];[.B148]); &quot;Incorrect&quot;; IF(COUNTIF([$Politicians.$A$1:.$A$1048576];[.B148]); &quot;Politician&quot;; IF(COUNTIF([$Journalists.$A$1:.$A$1048576];[.B14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IPA/French</text:p>
          </table:table-cell>
          <table:table-cell table:style-name="ce12" table:content-validation-name="val1" table:formula="of:=IF(COUNTIF([$Elected.$A$1:.$A$1048576];[.D148]); &quot;Elected&quot;; IF(COUNTIF([$Parties.$A$1:.$A$1048576];[.D148]); &quot;Party&quot;; IF(COUNTIF([$Locations.$A$1:.$A$1048576];[.D148]); &quot;Location&quot;; IF(COUNTIF([$Contested.$A$1:.$A$1048576];[.D148]); &quot;Contested&quot;; IF(COUNTIF([$Governance.$A$1:.$A$1048576];[.D148]); &quot;Governance&quot;; IF(COUNTIF([$Incorrect.$A$1:.$A$1048576];[.D148]); &quot;Incorrect&quot;; IF(COUNTIF([$Politicians.$A$1:.$A$1048576];[.D148]); &quot;Politician&quot;; IF(COUNTIF([$Journalists.$A$1:.$A$1048576];[.D14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ampton</text:p>
          </table:table-cell>
          <table:table-cell table:style-name="ce12" table:content-validation-name="val1" table:formula="of:=IF(COUNTIF([$Elected.$A$1:.$A$1048576];[.F148]); &quot;Elected&quot;; IF(COUNTIF([$Parties.$A$1:.$A$1048576];[.F148]); &quot;Party&quot;; IF(COUNTIF([$Locations.$A$1:.$A$1048576];[.F148]); &quot;Location&quot;; IF(COUNTIF([$Contested.$A$1:.$A$1048576];[.F148]); &quot;Contested&quot;; IF(COUNTIF([$Governance.$A$1:.$A$1048576];[.F148]); &quot;Governance&quot;; IF(COUNTIF([$Incorrect.$A$1:.$A$1048576];[.F148]); &quot;Incorrect&quot;; IF(COUNTIF([$Politicians.$A$1:.$A$1048576];[.F148]); &quot;Politician&quot;; IF(COUNTIF([$Journalists.$A$1:.$A$1048576];[.F1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48]); &quot;Elected&quot;; IF(COUNTIF([$Parties.$A$1:.$A$1048576];[.H148]); &quot;Party&quot;; IF(COUNTIF([$Locations.$A$1:.$A$1048576];[.H148]); &quot;Location&quot;; IF(COUNTIF([$Contested.$A$1:.$A$1048576];[.H148]); &quot;Contested&quot;; IF(COUNTIF([$Governance.$A$1:.$A$1048576];[.H148]); &quot;Governance&quot;; IF(COUNTIF([$Incorrect.$A$1:.$A$1048576];[.H148]); &quot;Incorrect&quot;; IF(COUNTIF([$Politicians.$A$1:.$A$1048576];[.H148]); &quot;Politician&quot;; IF(COUNTIF([$Journalists.$A$1:.$A$1048576];[.H1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0" calcext:value-type="float">
            <text:p>140</text:p>
          </table:table-cell>
          <table:table-cell table:style-name="ce7" office:value-type="string" calcext:value-type="string">
            <text:p>Todd Doherty</text:p>
          </table:table-cell>
          <table:table-cell table:style-name="ce12" table:content-validation-name="val1" table:formula="of:=IF(COUNTIF([$Elected.$A$1:.$A$1048576];[.B149]); &quot;Elected&quot;; IF(COUNTIF([$Parties.$A$1:.$A$1048576];[.B149]); &quot;Party&quot;; IF(COUNTIF([$Locations.$A$1:.$A$1048576];[.B149]); &quot;Location&quot;; IF(COUNTIF([$Contested.$A$1:.$A$1048576];[.B149]); &quot;Contested&quot;; IF(COUNTIF([$Governance.$A$1:.$A$1048576];[.B149]); &quot;Governance&quot;; IF(COUNTIF([$Incorrect.$A$1:.$A$1048576];[.B149]); &quot;Incorrect&quot;; IF(COUNTIF([$Politicians.$A$1:.$A$1048576];[.B149]); &quot;Politician&quot;; IF(COUNTIF([$Journalists.$A$1:.$A$1048576];[.B14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UDOC (identifier)</text:p>
          </table:table-cell>
          <table:table-cell table:style-name="ce12" table:content-validation-name="val1" table:formula="of:=IF(COUNTIF([$Elected.$A$1:.$A$1048576];[.D149]); &quot;Elected&quot;; IF(COUNTIF([$Parties.$A$1:.$A$1048576];[.D149]); &quot;Party&quot;; IF(COUNTIF([$Locations.$A$1:.$A$1048576];[.D149]); &quot;Location&quot;; IF(COUNTIF([$Contested.$A$1:.$A$1048576];[.D149]); &quot;Contested&quot;; IF(COUNTIF([$Governance.$A$1:.$A$1048576];[.D149]); &quot;Governance&quot;; IF(COUNTIF([$Incorrect.$A$1:.$A$1048576];[.D149]); &quot;Incorrect&quot;; IF(COUNTIF([$Politicians.$A$1:.$A$1048576];[.D149]); &quot;Politician&quot;; IF(COUNTIF([$Journalists.$A$1:.$A$1048576];[.D14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harles adler</text:p>
          </table:table-cell>
          <table:table-cell table:style-name="ce12" table:content-validation-name="val1" table:formula="of:=IF(COUNTIF([$Elected.$A$1:.$A$1048576];[.F149]); &quot;Elected&quot;; IF(COUNTIF([$Parties.$A$1:.$A$1048576];[.F149]); &quot;Party&quot;; IF(COUNTIF([$Locations.$A$1:.$A$1048576];[.F149]); &quot;Location&quot;; IF(COUNTIF([$Contested.$A$1:.$A$1048576];[.F149]); &quot;Contested&quot;; IF(COUNTIF([$Governance.$A$1:.$A$1048576];[.F149]); &quot;Governance&quot;; IF(COUNTIF([$Incorrect.$A$1:.$A$1048576];[.F149]); &quot;Incorrect&quot;; IF(COUNTIF([$Politicians.$A$1:.$A$1048576];[.F149]); &quot;Politician&quot;; IF(COUNTIF([$Journalists.$A$1:.$A$1048576];[.F14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9]); &quot;Elected&quot;; IF(COUNTIF([$Parties.$A$1:.$A$1048576];[.H149]); &quot;Party&quot;; IF(COUNTIF([$Locations.$A$1:.$A$1048576];[.H149]); &quot;Location&quot;; IF(COUNTIF([$Contested.$A$1:.$A$1048576];[.H149]); &quot;Contested&quot;; IF(COUNTIF([$Governance.$A$1:.$A$1048576];[.H149]); &quot;Governance&quot;; IF(COUNTIF([$Incorrect.$A$1:.$A$1048576];[.H149]); &quot;Incorrect&quot;; IF(COUNTIF([$Politicians.$A$1:.$A$1048576];[.H149]); &quot;Politician&quot;; IF(COUNTIF([$Journalists.$A$1:.$A$1048576];[.H1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1" calcext:value-type="float">
            <text:p>141</text:p>
          </table:table-cell>
          <table:table-cell table:style-name="ce7" office:value-type="string" calcext:value-type="string">
            <text:p>Ali Ehsassi</text:p>
          </table:table-cell>
          <table:table-cell table:style-name="ce12" table:content-validation-name="val1" table:formula="of:=IF(COUNTIF([$Elected.$A$1:.$A$1048576];[.B150]); &quot;Elected&quot;; IF(COUNTIF([$Parties.$A$1:.$A$1048576];[.B150]); &quot;Party&quot;; IF(COUNTIF([$Locations.$A$1:.$A$1048576];[.B150]); &quot;Location&quot;; IF(COUNTIF([$Contested.$A$1:.$A$1048576];[.B150]); &quot;Contested&quot;; IF(COUNTIF([$Governance.$A$1:.$A$1048576];[.B150]); &quot;Governance&quot;; IF(COUNTIF([$Incorrect.$A$1:.$A$1048576];[.B150]); &quot;Incorrect&quot;; IF(COUNTIF([$Politicians.$A$1:.$A$1048576];[.B150]); &quot;Politician&quot;; IF(COUNTIF([$Journalists.$A$1:.$A$1048576];[.B15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SN (identifier)</text:p>
          </table:table-cell>
          <table:table-cell table:style-name="ce12" table:content-validation-name="val1" table:formula="of:=IF(COUNTIF([$Elected.$A$1:.$A$1048576];[.D150]); &quot;Elected&quot;; IF(COUNTIF([$Parties.$A$1:.$A$1048576];[.D150]); &quot;Party&quot;; IF(COUNTIF([$Locations.$A$1:.$A$1048576];[.D150]); &quot;Location&quot;; IF(COUNTIF([$Contested.$A$1:.$A$1048576];[.D150]); &quot;Contested&quot;; IF(COUNTIF([$Governance.$A$1:.$A$1048576];[.D150]); &quot;Governance&quot;; IF(COUNTIF([$Incorrect.$A$1:.$A$1048576];[.D150]); &quot;Incorrect&quot;; IF(COUNTIF([$Politicians.$A$1:.$A$1048576];[.D150]); &quot;Politician&quot;; IF(COUNTIF([$Journalists.$A$1:.$A$1048576];[.D15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elissa</text:p>
          </table:table-cell>
          <table:table-cell table:style-name="ce12" table:content-validation-name="val1" table:formula="of:=IF(COUNTIF([$Elected.$A$1:.$A$1048576];[.F150]); &quot;Elected&quot;; IF(COUNTIF([$Parties.$A$1:.$A$1048576];[.F150]); &quot;Party&quot;; IF(COUNTIF([$Locations.$A$1:.$A$1048576];[.F150]); &quot;Location&quot;; IF(COUNTIF([$Contested.$A$1:.$A$1048576];[.F150]); &quot;Contested&quot;; IF(COUNTIF([$Governance.$A$1:.$A$1048576];[.F150]); &quot;Governance&quot;; IF(COUNTIF([$Incorrect.$A$1:.$A$1048576];[.F150]); &quot;Incorrect&quot;; IF(COUNTIF([$Politicians.$A$1:.$A$1048576];[.F150]); &quot;Politician&quot;; IF(COUNTIF([$Journalists.$A$1:.$A$1048576];[.F15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0]); &quot;Elected&quot;; IF(COUNTIF([$Parties.$A$1:.$A$1048576];[.H150]); &quot;Party&quot;; IF(COUNTIF([$Locations.$A$1:.$A$1048576];[.H150]); &quot;Location&quot;; IF(COUNTIF([$Contested.$A$1:.$A$1048576];[.H150]); &quot;Contested&quot;; IF(COUNTIF([$Governance.$A$1:.$A$1048576];[.H150]); &quot;Governance&quot;; IF(COUNTIF([$Incorrect.$A$1:.$A$1048576];[.H150]); &quot;Incorrect&quot;; IF(COUNTIF([$Politicians.$A$1:.$A$1048576];[.H150]); &quot;Politician&quot;; IF(COUNTIF([$Journalists.$A$1:.$A$1048576];[.H1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2" calcext:value-type="float">
            <text:p>142</text:p>
          </table:table-cell>
          <table:table-cell table:style-name="ce7" office:value-type="string" calcext:value-type="string">
            <text:p>Terry Dowdall</text:p>
          </table:table-cell>
          <table:table-cell table:style-name="ce12" table:content-validation-name="val1" table:formula="of:=IF(COUNTIF([$Elected.$A$1:.$A$1048576];[.B151]); &quot;Elected&quot;; IF(COUNTIF([$Parties.$A$1:.$A$1048576];[.B151]); &quot;Party&quot;; IF(COUNTIF([$Locations.$A$1:.$A$1048576];[.B151]); &quot;Location&quot;; IF(COUNTIF([$Contested.$A$1:.$A$1048576];[.B151]); &quot;Contested&quot;; IF(COUNTIF([$Governance.$A$1:.$A$1048576];[.B151]); &quot;Governance&quot;; IF(COUNTIF([$Incorrect.$A$1:.$A$1048576];[.B151]); &quot;Incorrect&quot;; IF(COUNTIF([$Politicians.$A$1:.$A$1048576];[.B151]); &quot;Politician&quot;; IF(COUNTIF([$Journalists.$A$1:.$A$1048576];[.B15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BN (identifier)</text:p>
          </table:table-cell>
          <table:table-cell table:style-name="ce12" table:content-validation-name="val1" table:formula="of:=IF(COUNTIF([$Elected.$A$1:.$A$1048576];[.D151]); &quot;Elected&quot;; IF(COUNTIF([$Parties.$A$1:.$A$1048576];[.D151]); &quot;Party&quot;; IF(COUNTIF([$Locations.$A$1:.$A$1048576];[.D151]); &quot;Location&quot;; IF(COUNTIF([$Contested.$A$1:.$A$1048576];[.D151]); &quot;Contested&quot;; IF(COUNTIF([$Governance.$A$1:.$A$1048576];[.D151]); &quot;Governance&quot;; IF(COUNTIF([$Incorrect.$A$1:.$A$1048576];[.D151]); &quot;Incorrect&quot;; IF(COUNTIF([$Politicians.$A$1:.$A$1048576];[.D151]); &quot;Politician&quot;; IF(COUNTIF([$Journalists.$A$1:.$A$1048576];[.D15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haron tracy🇨🇦🇨🇦🌈🌈</text:p>
          </table:table-cell>
          <table:table-cell table:style-name="ce12" table:content-validation-name="val1" table:formula="of:=IF(COUNTIF([$Elected.$A$1:.$A$1048576];[.F151]); &quot;Elected&quot;; IF(COUNTIF([$Parties.$A$1:.$A$1048576];[.F151]); &quot;Party&quot;; IF(COUNTIF([$Locations.$A$1:.$A$1048576];[.F151]); &quot;Location&quot;; IF(COUNTIF([$Contested.$A$1:.$A$1048576];[.F151]); &quot;Contested&quot;; IF(COUNTIF([$Governance.$A$1:.$A$1048576];[.F151]); &quot;Governance&quot;; IF(COUNTIF([$Incorrect.$A$1:.$A$1048576];[.F151]); &quot;Incorrect&quot;; IF(COUNTIF([$Politicians.$A$1:.$A$1048576];[.F151]); &quot;Politician&quot;; IF(COUNTIF([$Journalists.$A$1:.$A$1048576];[.F15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1]); &quot;Elected&quot;; IF(COUNTIF([$Parties.$A$1:.$A$1048576];[.H151]); &quot;Party&quot;; IF(COUNTIF([$Locations.$A$1:.$A$1048576];[.H151]); &quot;Location&quot;; IF(COUNTIF([$Contested.$A$1:.$A$1048576];[.H151]); &quot;Contested&quot;; IF(COUNTIF([$Governance.$A$1:.$A$1048576];[.H151]); &quot;Governance&quot;; IF(COUNTIF([$Incorrect.$A$1:.$A$1048576];[.H151]); &quot;Incorrect&quot;; IF(COUNTIF([$Politicians.$A$1:.$A$1048576];[.H151]); &quot;Politician&quot;; IF(COUNTIF([$Journalists.$A$1:.$A$1048576];[.H1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3" calcext:value-type="float">
            <text:p>143</text:p>
          </table:table-cell>
          <table:table-cell table:style-name="ce7" office:value-type="string" calcext:value-type="string">
            <text:p>Wilson Miao</text:p>
          </table:table-cell>
          <table:table-cell table:style-name="ce12" table:content-validation-name="val1" table:formula="of:=IF(COUNTIF([$Elected.$A$1:.$A$1048576];[.B152]); &quot;Elected&quot;; IF(COUNTIF([$Parties.$A$1:.$A$1048576];[.B152]); &quot;Party&quot;; IF(COUNTIF([$Locations.$A$1:.$A$1048576];[.B152]); &quot;Location&quot;; IF(COUNTIF([$Contested.$A$1:.$A$1048576];[.B152]); &quot;Contested&quot;; IF(COUNTIF([$Governance.$A$1:.$A$1048576];[.B152]); &quot;Governance&quot;; IF(COUNTIF([$Incorrect.$A$1:.$A$1048576];[.B152]); &quot;Incorrect&quot;; IF(COUNTIF([$Politicians.$A$1:.$A$1048576];[.B152]); &quot;Politician&quot;; IF(COUNTIF([$Journalists.$A$1:.$A$1048576];[.B15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lizabeth II</text:p>
          </table:table-cell>
          <table:table-cell table:style-name="ce12" table:content-validation-name="val1" table:formula="of:=IF(COUNTIF([$Elected.$A$1:.$A$1048576];[.D152]); &quot;Elected&quot;; IF(COUNTIF([$Parties.$A$1:.$A$1048576];[.D152]); &quot;Party&quot;; IF(COUNTIF([$Locations.$A$1:.$A$1048576];[.D152]); &quot;Location&quot;; IF(COUNTIF([$Contested.$A$1:.$A$1048576];[.D152]); &quot;Contested&quot;; IF(COUNTIF([$Governance.$A$1:.$A$1048576];[.D152]); &quot;Governance&quot;; IF(COUNTIF([$Incorrect.$A$1:.$A$1048576];[.D152]); &quot;Incorrect&quot;; IF(COUNTIF([$Politicians.$A$1:.$A$1048576];[.D152]); &quot;Politician&quot;; IF(COUNTIF([$Journalists.$A$1:.$A$1048576];[.D15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id cochrane</text:p>
          </table:table-cell>
          <table:table-cell table:style-name="ce12" table:content-validation-name="val1" table:formula="of:=IF(COUNTIF([$Elected.$A$1:.$A$1048576];[.F152]); &quot;Elected&quot;; IF(COUNTIF([$Parties.$A$1:.$A$1048576];[.F152]); &quot;Party&quot;; IF(COUNTIF([$Locations.$A$1:.$A$1048576];[.F152]); &quot;Location&quot;; IF(COUNTIF([$Contested.$A$1:.$A$1048576];[.F152]); &quot;Contested&quot;; IF(COUNTIF([$Governance.$A$1:.$A$1048576];[.F152]); &quot;Governance&quot;; IF(COUNTIF([$Incorrect.$A$1:.$A$1048576];[.F152]); &quot;Incorrect&quot;; IF(COUNTIF([$Politicians.$A$1:.$A$1048576];[.F152]); &quot;Politician&quot;; IF(COUNTIF([$Journalists.$A$1:.$A$1048576];[.F15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52]); &quot;Elected&quot;; IF(COUNTIF([$Parties.$A$1:.$A$1048576];[.H152]); &quot;Party&quot;; IF(COUNTIF([$Locations.$A$1:.$A$1048576];[.H152]); &quot;Location&quot;; IF(COUNTIF([$Contested.$A$1:.$A$1048576];[.H152]); &quot;Contested&quot;; IF(COUNTIF([$Governance.$A$1:.$A$1048576];[.H152]); &quot;Governance&quot;; IF(COUNTIF([$Incorrect.$A$1:.$A$1048576];[.H152]); &quot;Incorrect&quot;; IF(COUNTIF([$Politicians.$A$1:.$A$1048576];[.H152]); &quot;Politician&quot;; IF(COUNTIF([$Journalists.$A$1:.$A$1048576];[.H1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4" calcext:value-type="float">
            <text:p>144</text:p>
          </table:table-cell>
          <table:table-cell table:style-name="ce7" office:value-type="string" calcext:value-type="string">
            <text:p>Marilyn Gladu</text:p>
          </table:table-cell>
          <table:table-cell table:style-name="ce12" table:content-validation-name="val1" table:formula="of:=IF(COUNTIF([$Elected.$A$1:.$A$1048576];[.B153]); &quot;Elected&quot;; IF(COUNTIF([$Parties.$A$1:.$A$1048576];[.B153]); &quot;Party&quot;; IF(COUNTIF([$Locations.$A$1:.$A$1048576];[.B153]); &quot;Location&quot;; IF(COUNTIF([$Contested.$A$1:.$A$1048576];[.B153]); &quot;Contested&quot;; IF(COUNTIF([$Governance.$A$1:.$A$1048576];[.B153]); &quot;Governance&quot;; IF(COUNTIF([$Incorrect.$A$1:.$A$1048576];[.B153]); &quot;Incorrect&quot;; IF(COUNTIF([$Politicians.$A$1:.$A$1048576];[.B153]); &quot;Politician&quot;; IF(COUNTIF([$Journalists.$A$1:.$A$1048576];[.B15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VIAF (identifier)</text:p>
          </table:table-cell>
          <table:table-cell table:style-name="ce12" table:content-validation-name="val1" table:formula="of:=IF(COUNTIF([$Elected.$A$1:.$A$1048576];[.D153]); &quot;Elected&quot;; IF(COUNTIF([$Parties.$A$1:.$A$1048576];[.D153]); &quot;Party&quot;; IF(COUNTIF([$Locations.$A$1:.$A$1048576];[.D153]); &quot;Location&quot;; IF(COUNTIF([$Contested.$A$1:.$A$1048576];[.D153]); &quot;Contested&quot;; IF(COUNTIF([$Governance.$A$1:.$A$1048576];[.D153]); &quot;Governance&quot;; IF(COUNTIF([$Incorrect.$A$1:.$A$1048576];[.D153]); &quot;Incorrect&quot;; IF(COUNTIF([$Politicians.$A$1:.$A$1048576];[.D153]); &quot;Politician&quot;; IF(COUNTIF([$Journalists.$A$1:.$A$1048576];[.D15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ondon</text:p>
          </table:table-cell>
          <table:table-cell table:style-name="ce12" table:content-validation-name="val1" table:formula="of:=IF(COUNTIF([$Elected.$A$1:.$A$1048576];[.F153]); &quot;Elected&quot;; IF(COUNTIF([$Parties.$A$1:.$A$1048576];[.F153]); &quot;Party&quot;; IF(COUNTIF([$Locations.$A$1:.$A$1048576];[.F153]); &quot;Location&quot;; IF(COUNTIF([$Contested.$A$1:.$A$1048576];[.F153]); &quot;Contested&quot;; IF(COUNTIF([$Governance.$A$1:.$A$1048576];[.F153]); &quot;Governance&quot;; IF(COUNTIF([$Incorrect.$A$1:.$A$1048576];[.F153]); &quot;Incorrect&quot;; IF(COUNTIF([$Politicians.$A$1:.$A$1048576];[.F153]); &quot;Politician&quot;; IF(COUNTIF([$Journalists.$A$1:.$A$1048576];[.F1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3]); &quot;Elected&quot;; IF(COUNTIF([$Parties.$A$1:.$A$1048576];[.H153]); &quot;Party&quot;; IF(COUNTIF([$Locations.$A$1:.$A$1048576];[.H153]); &quot;Location&quot;; IF(COUNTIF([$Contested.$A$1:.$A$1048576];[.H153]); &quot;Contested&quot;; IF(COUNTIF([$Governance.$A$1:.$A$1048576];[.H153]); &quot;Governance&quot;; IF(COUNTIF([$Incorrect.$A$1:.$A$1048576];[.H153]); &quot;Incorrect&quot;; IF(COUNTIF([$Politicians.$A$1:.$A$1048576];[.H153]); &quot;Politician&quot;; IF(COUNTIF([$Journalists.$A$1:.$A$1048576];[.H1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5" calcext:value-type="float">
            <text:p>145</text:p>
          </table:table-cell>
          <table:table-cell table:style-name="ce7" office:value-type="string" calcext:value-type="string">
            <text:p>Tony Baldinelli</text:p>
          </table:table-cell>
          <table:table-cell table:style-name="ce12" table:content-validation-name="val1" table:formula="of:=IF(COUNTIF([$Elected.$A$1:.$A$1048576];[.B154]); &quot;Elected&quot;; IF(COUNTIF([$Parties.$A$1:.$A$1048576];[.B154]); &quot;Party&quot;; IF(COUNTIF([$Locations.$A$1:.$A$1048576];[.B154]); &quot;Location&quot;; IF(COUNTIF([$Contested.$A$1:.$A$1048576];[.B154]); &quot;Contested&quot;; IF(COUNTIF([$Governance.$A$1:.$A$1048576];[.B154]); &quot;Governance&quot;; IF(COUNTIF([$Incorrect.$A$1:.$A$1048576];[.B154]); &quot;Incorrect&quot;; IF(COUNTIF([$Politicians.$A$1:.$A$1048576];[.B154]); &quot;Politician&quot;; IF(COUNTIF([$Journalists.$A$1:.$A$1048576];[.B15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IPA/English</text:p>
          </table:table-cell>
          <table:table-cell table:style-name="ce12" table:content-validation-name="val1" table:formula="of:=IF(COUNTIF([$Elected.$A$1:.$A$1048576];[.D154]); &quot;Elected&quot;; IF(COUNTIF([$Parties.$A$1:.$A$1048576];[.D154]); &quot;Party&quot;; IF(COUNTIF([$Locations.$A$1:.$A$1048576];[.D154]); &quot;Location&quot;; IF(COUNTIF([$Contested.$A$1:.$A$1048576];[.D154]); &quot;Contested&quot;; IF(COUNTIF([$Governance.$A$1:.$A$1048576];[.D154]); &quot;Governance&quot;; IF(COUNTIF([$Incorrect.$A$1:.$A$1048576];[.D154]); &quot;Incorrect&quot;; IF(COUNTIF([$Politicians.$A$1:.$A$1048576];[.D154]); &quot;Politician&quot;; IF(COUNTIF([$Journalists.$A$1:.$A$1048576];[.D15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ederal</text:p>
          </table:table-cell>
          <table:table-cell table:style-name="ce12" table:content-validation-name="val1" table:formula="of:=IF(COUNTIF([$Elected.$A$1:.$A$1048576];[.F154]); &quot;Elected&quot;; IF(COUNTIF([$Parties.$A$1:.$A$1048576];[.F154]); &quot;Party&quot;; IF(COUNTIF([$Locations.$A$1:.$A$1048576];[.F154]); &quot;Location&quot;; IF(COUNTIF([$Contested.$A$1:.$A$1048576];[.F154]); &quot;Contested&quot;; IF(COUNTIF([$Governance.$A$1:.$A$1048576];[.F154]); &quot;Governance&quot;; IF(COUNTIF([$Incorrect.$A$1:.$A$1048576];[.F154]); &quot;Incorrect&quot;; IF(COUNTIF([$Politicians.$A$1:.$A$1048576];[.F154]); &quot;Politician&quot;; IF(COUNTIF([$Journalists.$A$1:.$A$1048576];[.F1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4]); &quot;Elected&quot;; IF(COUNTIF([$Parties.$A$1:.$A$1048576];[.H154]); &quot;Party&quot;; IF(COUNTIF([$Locations.$A$1:.$A$1048576];[.H154]); &quot;Location&quot;; IF(COUNTIF([$Contested.$A$1:.$A$1048576];[.H154]); &quot;Contested&quot;; IF(COUNTIF([$Governance.$A$1:.$A$1048576];[.H154]); &quot;Governance&quot;; IF(COUNTIF([$Incorrect.$A$1:.$A$1048576];[.H154]); &quot;Incorrect&quot;; IF(COUNTIF([$Politicians.$A$1:.$A$1048576];[.H154]); &quot;Politician&quot;; IF(COUNTIF([$Journalists.$A$1:.$A$1048576];[.H1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6" calcext:value-type="float">
            <text:p>146</text:p>
          </table:table-cell>
          <table:table-cell table:style-name="ce7" office:value-type="string" calcext:value-type="string">
            <text:p>Terry Sheehan</text:p>
          </table:table-cell>
          <table:table-cell table:style-name="ce12" table:content-validation-name="val1" table:formula="of:=IF(COUNTIF([$Elected.$A$1:.$A$1048576];[.B155]); &quot;Elected&quot;; IF(COUNTIF([$Parties.$A$1:.$A$1048576];[.B155]); &quot;Party&quot;; IF(COUNTIF([$Locations.$A$1:.$A$1048576];[.B155]); &quot;Location&quot;; IF(COUNTIF([$Contested.$A$1:.$A$1048576];[.B155]); &quot;Contested&quot;; IF(COUNTIF([$Governance.$A$1:.$A$1048576];[.B155]); &quot;Governance&quot;; IF(COUNTIF([$Incorrect.$A$1:.$A$1048576];[.B155]); &quot;Incorrect&quot;; IF(COUNTIF([$Politicians.$A$1:.$A$1048576];[.B155]); &quot;Politician&quot;; IF(COUNTIF([$Journalists.$A$1:.$A$1048576];[.B15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Authority control</text:p>
          </table:table-cell>
          <table:table-cell table:style-name="ce12" table:content-validation-name="val1" table:formula="of:=IF(COUNTIF([$Elected.$A$1:.$A$1048576];[.D155]); &quot;Elected&quot;; IF(COUNTIF([$Parties.$A$1:.$A$1048576];[.D155]); &quot;Party&quot;; IF(COUNTIF([$Locations.$A$1:.$A$1048576];[.D155]); &quot;Location&quot;; IF(COUNTIF([$Contested.$A$1:.$A$1048576];[.D155]); &quot;Contested&quot;; IF(COUNTIF([$Governance.$A$1:.$A$1048576];[.D155]); &quot;Governance&quot;; IF(COUNTIF([$Incorrect.$A$1:.$A$1048576];[.D155]); &quot;Incorrect&quot;; IF(COUNTIF([$Politicians.$A$1:.$A$1048576];[.D155]); &quot;Politician&quot;; IF(COUNTIF([$Journalists.$A$1:.$A$1048576];[.D15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urope</text:p>
          </table:table-cell>
          <table:table-cell table:style-name="ce12" table:content-validation-name="val1" table:formula="of:=IF(COUNTIF([$Elected.$A$1:.$A$1048576];[.F155]); &quot;Elected&quot;; IF(COUNTIF([$Parties.$A$1:.$A$1048576];[.F155]); &quot;Party&quot;; IF(COUNTIF([$Locations.$A$1:.$A$1048576];[.F155]); &quot;Location&quot;; IF(COUNTIF([$Contested.$A$1:.$A$1048576];[.F155]); &quot;Contested&quot;; IF(COUNTIF([$Governance.$A$1:.$A$1048576];[.F155]); &quot;Governance&quot;; IF(COUNTIF([$Incorrect.$A$1:.$A$1048576];[.F155]); &quot;Incorrect&quot;; IF(COUNTIF([$Politicians.$A$1:.$A$1048576];[.F155]); &quot;Politician&quot;; IF(COUNTIF([$Journalists.$A$1:.$A$1048576];[.F15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5]); &quot;Elected&quot;; IF(COUNTIF([$Parties.$A$1:.$A$1048576];[.H155]); &quot;Party&quot;; IF(COUNTIF([$Locations.$A$1:.$A$1048576];[.H155]); &quot;Location&quot;; IF(COUNTIF([$Contested.$A$1:.$A$1048576];[.H155]); &quot;Contested&quot;; IF(COUNTIF([$Governance.$A$1:.$A$1048576];[.H155]); &quot;Governance&quot;; IF(COUNTIF([$Incorrect.$A$1:.$A$1048576];[.H155]); &quot;Incorrect&quot;; IF(COUNTIF([$Politicians.$A$1:.$A$1048576];[.H155]); &quot;Politician&quot;; IF(COUNTIF([$Journalists.$A$1:.$A$1048576];[.H1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7" calcext:value-type="float">
            <text:p>147</text:p>
          </table:table-cell>
          <table:table-cell table:style-name="ce7" office:value-type="string" calcext:value-type="string">
            <text:p>Carol Hughes (politician)</text:p>
          </table:table-cell>
          <table:table-cell table:style-name="ce12" table:content-validation-name="val1" table:formula="of:=IF(COUNTIF([$Elected.$A$1:.$A$1048576];[.B156]); &quot;Elected&quot;; IF(COUNTIF([$Parties.$A$1:.$A$1048576];[.B156]); &quot;Party&quot;; IF(COUNTIF([$Locations.$A$1:.$A$1048576];[.B156]); &quot;Location&quot;; IF(COUNTIF([$Contested.$A$1:.$A$1048576];[.B156]); &quot;Contested&quot;; IF(COUNTIF([$Governance.$A$1:.$A$1048576];[.B156]); &quot;Governance&quot;; IF(COUNTIF([$Incorrect.$A$1:.$A$1048576];[.B156]); &quot;Incorrect&quot;; IF(COUNTIF([$Politicians.$A$1:.$A$1048576];[.B156]); &quot;Politician&quot;; IF(COUNTIF([$Journalists.$A$1:.$A$1048576];[.B15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Digital object identifier</text:p>
          </table:table-cell>
          <table:table-cell table:style-name="ce12" table:content-validation-name="val1" table:formula="of:=IF(COUNTIF([$Elected.$A$1:.$A$1048576];[.D156]); &quot;Elected&quot;; IF(COUNTIF([$Parties.$A$1:.$A$1048576];[.D156]); &quot;Party&quot;; IF(COUNTIF([$Locations.$A$1:.$A$1048576];[.D156]); &quot;Location&quot;; IF(COUNTIF([$Contested.$A$1:.$A$1048576];[.D156]); &quot;Contested&quot;; IF(COUNTIF([$Governance.$A$1:.$A$1048576];[.D156]); &quot;Governance&quot;; IF(COUNTIF([$Incorrect.$A$1:.$A$1048576];[.D156]); &quot;Incorrect&quot;; IF(COUNTIF([$Politicians.$A$1:.$A$1048576];[.D156]); &quot;Politician&quot;; IF(COUNTIF([$Journalists.$A$1:.$A$1048576];[.D15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oronto centre</text:p>
          </table:table-cell>
          <table:table-cell table:style-name="ce12" table:content-validation-name="val1" table:formula="of:=IF(COUNTIF([$Elected.$A$1:.$A$1048576];[.F156]); &quot;Elected&quot;; IF(COUNTIF([$Parties.$A$1:.$A$1048576];[.F156]); &quot;Party&quot;; IF(COUNTIF([$Locations.$A$1:.$A$1048576];[.F156]); &quot;Location&quot;; IF(COUNTIF([$Contested.$A$1:.$A$1048576];[.F156]); &quot;Contested&quot;; IF(COUNTIF([$Governance.$A$1:.$A$1048576];[.F156]); &quot;Governance&quot;; IF(COUNTIF([$Incorrect.$A$1:.$A$1048576];[.F156]); &quot;Incorrect&quot;; IF(COUNTIF([$Politicians.$A$1:.$A$1048576];[.F156]); &quot;Politician&quot;; IF(COUNTIF([$Journalists.$A$1:.$A$1048576];[.F15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6]); &quot;Elected&quot;; IF(COUNTIF([$Parties.$A$1:.$A$1048576];[.H156]); &quot;Party&quot;; IF(COUNTIF([$Locations.$A$1:.$A$1048576];[.H156]); &quot;Location&quot;; IF(COUNTIF([$Contested.$A$1:.$A$1048576];[.H156]); &quot;Contested&quot;; IF(COUNTIF([$Governance.$A$1:.$A$1048576];[.H156]); &quot;Governance&quot;; IF(COUNTIF([$Incorrect.$A$1:.$A$1048576];[.H156]); &quot;Incorrect&quot;; IF(COUNTIF([$Politicians.$A$1:.$A$1048576];[.H156]); &quot;Politician&quot;; IF(COUNTIF([$Journalists.$A$1:.$A$1048576];[.H1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8" calcext:value-type="float">
            <text:p>148</text:p>
          </table:table-cell>
          <table:table-cell table:style-name="ce7" office:value-type="string" calcext:value-type="string">
            <text:p>Cathay Wagantall</text:p>
          </table:table-cell>
          <table:table-cell table:style-name="ce12" table:content-validation-name="val1" table:formula="of:=IF(COUNTIF([$Elected.$A$1:.$A$1048576];[.B157]); &quot;Elected&quot;; IF(COUNTIF([$Parties.$A$1:.$A$1048576];[.B157]); &quot;Party&quot;; IF(COUNTIF([$Locations.$A$1:.$A$1048576];[.B157]); &quot;Location&quot;; IF(COUNTIF([$Contested.$A$1:.$A$1048576];[.B157]); &quot;Contested&quot;; IF(COUNTIF([$Governance.$A$1:.$A$1048576];[.B157]); &quot;Governance&quot;; IF(COUNTIF([$Incorrect.$A$1:.$A$1048576];[.B157]); &quot;Incorrect&quot;; IF(COUNTIF([$Politicians.$A$1:.$A$1048576];[.B157]); &quot;Politician&quot;; IF(COUNTIF([$Journalists.$A$1:.$A$1048576];[.B15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Doi (identifier)</text:p>
          </table:table-cell>
          <table:table-cell table:style-name="ce12" table:content-validation-name="val1" table:formula="of:=IF(COUNTIF([$Elected.$A$1:.$A$1048576];[.D157]); &quot;Elected&quot;; IF(COUNTIF([$Parties.$A$1:.$A$1048576];[.D157]); &quot;Party&quot;; IF(COUNTIF([$Locations.$A$1:.$A$1048576];[.D157]); &quot;Location&quot;; IF(COUNTIF([$Contested.$A$1:.$A$1048576];[.D157]); &quot;Contested&quot;; IF(COUNTIF([$Governance.$A$1:.$A$1048576];[.D157]); &quot;Governance&quot;; IF(COUNTIF([$Incorrect.$A$1:.$A$1048576];[.D157]); &quot;Incorrect&quot;; IF(COUNTIF([$Politicians.$A$1:.$A$1048576];[.D157]); &quot;Politician&quot;; IF(COUNTIF([$Journalists.$A$1:.$A$1048576];[.D15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urham</text:p>
          </table:table-cell>
          <table:table-cell table:style-name="ce12" table:content-validation-name="val1" table:formula="of:=IF(COUNTIF([$Elected.$A$1:.$A$1048576];[.F157]); &quot;Elected&quot;; IF(COUNTIF([$Parties.$A$1:.$A$1048576];[.F157]); &quot;Party&quot;; IF(COUNTIF([$Locations.$A$1:.$A$1048576];[.F157]); &quot;Location&quot;; IF(COUNTIF([$Contested.$A$1:.$A$1048576];[.F157]); &quot;Contested&quot;; IF(COUNTIF([$Governance.$A$1:.$A$1048576];[.F157]); &quot;Governance&quot;; IF(COUNTIF([$Incorrect.$A$1:.$A$1048576];[.F157]); &quot;Incorrect&quot;; IF(COUNTIF([$Politicians.$A$1:.$A$1048576];[.F157]); &quot;Politician&quot;; IF(COUNTIF([$Journalists.$A$1:.$A$1048576];[.F15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7]); &quot;Elected&quot;; IF(COUNTIF([$Parties.$A$1:.$A$1048576];[.H157]); &quot;Party&quot;; IF(COUNTIF([$Locations.$A$1:.$A$1048576];[.H157]); &quot;Location&quot;; IF(COUNTIF([$Contested.$A$1:.$A$1048576];[.H157]); &quot;Contested&quot;; IF(COUNTIF([$Governance.$A$1:.$A$1048576];[.H157]); &quot;Governance&quot;; IF(COUNTIF([$Incorrect.$A$1:.$A$1048576];[.H157]); &quot;Incorrect&quot;; IF(COUNTIF([$Politicians.$A$1:.$A$1048576];[.H157]); &quot;Politician&quot;; IF(COUNTIF([$Journalists.$A$1:.$A$1048576];[.H1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49" calcext:value-type="float">
            <text:p>149</text:p>
          </table:table-cell>
          <table:table-cell table:style-name="ce7" office:value-type="string" calcext:value-type="string">
            <text:p>Stephen Ellis (politician)</text:p>
          </table:table-cell>
          <table:table-cell table:style-name="ce12" table:content-validation-name="val1" table:formula="of:=IF(COUNTIF([$Elected.$A$1:.$A$1048576];[.B158]); &quot;Elected&quot;; IF(COUNTIF([$Parties.$A$1:.$A$1048576];[.B158]); &quot;Party&quot;; IF(COUNTIF([$Locations.$A$1:.$A$1048576];[.B158]); &quot;Location&quot;; IF(COUNTIF([$Contested.$A$1:.$A$1048576];[.B158]); &quot;Contested&quot;; IF(COUNTIF([$Governance.$A$1:.$A$1048576];[.B158]); &quot;Governance&quot;; IF(COUNTIF([$Incorrect.$A$1:.$A$1048576];[.B158]); &quot;Incorrect&quot;; IF(COUNTIF([$Politicians.$A$1:.$A$1048576];[.B158]); &quot;Politician&quot;; IF(COUNTIF([$Journalists.$A$1:.$A$1048576];[.B15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ayback Machine</text:p>
          </table:table-cell>
          <table:table-cell table:style-name="ce12" table:content-validation-name="val1" table:formula="of:=IF(COUNTIF([$Elected.$A$1:.$A$1048576];[.D158]); &quot;Elected&quot;; IF(COUNTIF([$Parties.$A$1:.$A$1048576];[.D158]); &quot;Party&quot;; IF(COUNTIF([$Locations.$A$1:.$A$1048576];[.D158]); &quot;Location&quot;; IF(COUNTIF([$Contested.$A$1:.$A$1048576];[.D158]); &quot;Contested&quot;; IF(COUNTIF([$Governance.$A$1:.$A$1048576];[.D158]); &quot;Governance&quot;; IF(COUNTIF([$Incorrect.$A$1:.$A$1048576];[.D158]); &quot;Incorrect&quot;; IF(COUNTIF([$Politicians.$A$1:.$A$1048576];[.D158]); &quot;Politician&quot;; IF(COUNTIF([$Journalists.$A$1:.$A$1048576];[.D15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osie</text:p>
          </table:table-cell>
          <table:table-cell table:style-name="ce12" table:content-validation-name="val1" table:formula="of:=IF(COUNTIF([$Elected.$A$1:.$A$1048576];[.F158]); &quot;Elected&quot;; IF(COUNTIF([$Parties.$A$1:.$A$1048576];[.F158]); &quot;Party&quot;; IF(COUNTIF([$Locations.$A$1:.$A$1048576];[.F158]); &quot;Location&quot;; IF(COUNTIF([$Contested.$A$1:.$A$1048576];[.F158]); &quot;Contested&quot;; IF(COUNTIF([$Governance.$A$1:.$A$1048576];[.F158]); &quot;Governance&quot;; IF(COUNTIF([$Incorrect.$A$1:.$A$1048576];[.F158]); &quot;Incorrect&quot;; IF(COUNTIF([$Politicians.$A$1:.$A$1048576];[.F158]); &quot;Politician&quot;; IF(COUNTIF([$Journalists.$A$1:.$A$1048576];[.F15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8]); &quot;Elected&quot;; IF(COUNTIF([$Parties.$A$1:.$A$1048576];[.H158]); &quot;Party&quot;; IF(COUNTIF([$Locations.$A$1:.$A$1048576];[.H158]); &quot;Location&quot;; IF(COUNTIF([$Contested.$A$1:.$A$1048576];[.H158]); &quot;Contested&quot;; IF(COUNTIF([$Governance.$A$1:.$A$1048576];[.H158]); &quot;Governance&quot;; IF(COUNTIF([$Incorrect.$A$1:.$A$1048576];[.H158]); &quot;Incorrect&quot;; IF(COUNTIF([$Politicians.$A$1:.$A$1048576];[.H158]); &quot;Politician&quot;; IF(COUNTIF([$Journalists.$A$1:.$A$1048576];[.H1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0" calcext:value-type="float">
            <text:p>150</text:p>
          </table:table-cell>
          <table:table-cell table:style-name="ce7" office:value-type="string" calcext:value-type="string">
            <text:p>Sophie Chatel</text:p>
          </table:table-cell>
          <table:table-cell table:style-name="ce12" table:content-validation-name="val1" table:formula="of:=IF(COUNTIF([$Elected.$A$1:.$A$1048576];[.B159]); &quot;Elected&quot;; IF(COUNTIF([$Parties.$A$1:.$A$1048576];[.B159]); &quot;Party&quot;; IF(COUNTIF([$Locations.$A$1:.$A$1048576];[.B159]); &quot;Location&quot;; IF(COUNTIF([$Contested.$A$1:.$A$1048576];[.B159]); &quot;Contested&quot;; IF(COUNTIF([$Governance.$A$1:.$A$1048576];[.B159]); &quot;Governance&quot;; IF(COUNTIF([$Incorrect.$A$1:.$A$1048576];[.B159]); &quot;Incorrect&quot;; IF(COUNTIF([$Politicians.$A$1:.$A$1048576];[.B159]); &quot;Politician&quot;; IF(COUNTIF([$Journalists.$A$1:.$A$1048576];[.B15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ternational Standard Link Identifier</text:p>
          </table:table-cell>
          <table:table-cell table:style-name="ce12" table:content-validation-name="val1" table:formula="of:=IF(COUNTIF([$Elected.$A$1:.$A$1048576];[.D159]); &quot;Elected&quot;; IF(COUNTIF([$Parties.$A$1:.$A$1048576];[.D159]); &quot;Party&quot;; IF(COUNTIF([$Locations.$A$1:.$A$1048576];[.D159]); &quot;Location&quot;; IF(COUNTIF([$Contested.$A$1:.$A$1048576];[.D159]); &quot;Contested&quot;; IF(COUNTIF([$Governance.$A$1:.$A$1048576];[.D159]); &quot;Governance&quot;; IF(COUNTIF([$Incorrect.$A$1:.$A$1048576];[.D159]); &quot;Incorrect&quot;; IF(COUNTIF([$Politicians.$A$1:.$A$1048576];[.D159]); &quot;Politician&quot;; IF(COUNTIF([$Journalists.$A$1:.$A$1048576];[.D15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itchener centre</text:p>
          </table:table-cell>
          <table:table-cell table:style-name="ce12" table:content-validation-name="val1" table:formula="of:=IF(COUNTIF([$Elected.$A$1:.$A$1048576];[.F159]); &quot;Elected&quot;; IF(COUNTIF([$Parties.$A$1:.$A$1048576];[.F159]); &quot;Party&quot;; IF(COUNTIF([$Locations.$A$1:.$A$1048576];[.F159]); &quot;Location&quot;; IF(COUNTIF([$Contested.$A$1:.$A$1048576];[.F159]); &quot;Contested&quot;; IF(COUNTIF([$Governance.$A$1:.$A$1048576];[.F159]); &quot;Governance&quot;; IF(COUNTIF([$Incorrect.$A$1:.$A$1048576];[.F159]); &quot;Incorrect&quot;; IF(COUNTIF([$Politicians.$A$1:.$A$1048576];[.F159]); &quot;Politician&quot;; IF(COUNTIF([$Journalists.$A$1:.$A$1048576];[.F15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9]); &quot;Elected&quot;; IF(COUNTIF([$Parties.$A$1:.$A$1048576];[.H159]); &quot;Party&quot;; IF(COUNTIF([$Locations.$A$1:.$A$1048576];[.H159]); &quot;Location&quot;; IF(COUNTIF([$Contested.$A$1:.$A$1048576];[.H159]); &quot;Contested&quot;; IF(COUNTIF([$Governance.$A$1:.$A$1048576];[.H159]); &quot;Governance&quot;; IF(COUNTIF([$Incorrect.$A$1:.$A$1048576];[.H159]); &quot;Incorrect&quot;; IF(COUNTIF([$Politicians.$A$1:.$A$1048576];[.H159]); &quot;Politician&quot;; IF(COUNTIF([$Journalists.$A$1:.$A$1048576];[.H1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1" calcext:value-type="float">
            <text:p>151</text:p>
          </table:table-cell>
          <table:table-cell table:style-name="ce7" office:value-type="string" calcext:value-type="string">
            <text:p>Pierre Paul-Hus</text:p>
          </table:table-cell>
          <table:table-cell table:style-name="ce12" table:content-validation-name="val1" table:formula="of:=IF(COUNTIF([$Elected.$A$1:.$A$1048576];[.B160]); &quot;Elected&quot;; IF(COUNTIF([$Parties.$A$1:.$A$1048576];[.B160]); &quot;Party&quot;; IF(COUNTIF([$Locations.$A$1:.$A$1048576];[.B160]); &quot;Location&quot;; IF(COUNTIF([$Contested.$A$1:.$A$1048576];[.B160]); &quot;Contested&quot;; IF(COUNTIF([$Governance.$A$1:.$A$1048576];[.B160]); &quot;Governance&quot;; IF(COUNTIF([$Incorrect.$A$1:.$A$1048576];[.B160]); &quot;Incorrect&quot;; IF(COUNTIF([$Politicians.$A$1:.$A$1048576];[.B160]); &quot;Politician&quot;; IF(COUNTIF([$Journalists.$A$1:.$A$1048576];[.B1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LCCN identifiers</text:p>
          </table:table-cell>
          <table:table-cell table:style-name="ce12" table:content-validation-name="val1" table:formula="of:=IF(COUNTIF([$Elected.$A$1:.$A$1048576];[.D160]); &quot;Elected&quot;; IF(COUNTIF([$Parties.$A$1:.$A$1048576];[.D160]); &quot;Party&quot;; IF(COUNTIF([$Locations.$A$1:.$A$1048576];[.D160]); &quot;Location&quot;; IF(COUNTIF([$Contested.$A$1:.$A$1048576];[.D160]); &quot;Contested&quot;; IF(COUNTIF([$Governance.$A$1:.$A$1048576];[.D160]); &quot;Governance&quot;; IF(COUNTIF([$Incorrect.$A$1:.$A$1048576];[.D160]); &quot;Incorrect&quot;; IF(COUNTIF([$Politicians.$A$1:.$A$1048576];[.D160]); &quot;Politician&quot;; IF(COUNTIF([$Journalists.$A$1:.$A$1048576];[.D16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outh asians</text:p>
          </table:table-cell>
          <table:table-cell table:style-name="ce12" table:content-validation-name="val1" table:formula="of:=IF(COUNTIF([$Elected.$A$1:.$A$1048576];[.F160]); &quot;Elected&quot;; IF(COUNTIF([$Parties.$A$1:.$A$1048576];[.F160]); &quot;Party&quot;; IF(COUNTIF([$Locations.$A$1:.$A$1048576];[.F160]); &quot;Location&quot;; IF(COUNTIF([$Contested.$A$1:.$A$1048576];[.F160]); &quot;Contested&quot;; IF(COUNTIF([$Governance.$A$1:.$A$1048576];[.F160]); &quot;Governance&quot;; IF(COUNTIF([$Incorrect.$A$1:.$A$1048576];[.F160]); &quot;Incorrect&quot;; IF(COUNTIF([$Politicians.$A$1:.$A$1048576];[.F160]); &quot;Politician&quot;; IF(COUNTIF([$Journalists.$A$1:.$A$1048576];[.F1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0]); &quot;Elected&quot;; IF(COUNTIF([$Parties.$A$1:.$A$1048576];[.H160]); &quot;Party&quot;; IF(COUNTIF([$Locations.$A$1:.$A$1048576];[.H160]); &quot;Location&quot;; IF(COUNTIF([$Contested.$A$1:.$A$1048576];[.H160]); &quot;Contested&quot;; IF(COUNTIF([$Governance.$A$1:.$A$1048576];[.H160]); &quot;Governance&quot;; IF(COUNTIF([$Incorrect.$A$1:.$A$1048576];[.H160]); &quot;Incorrect&quot;; IF(COUNTIF([$Politicians.$A$1:.$A$1048576];[.H160]); &quot;Politician&quot;; IF(COUNTIF([$Journalists.$A$1:.$A$1048576];[.H1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2" calcext:value-type="float">
            <text:p>152</text:p>
          </table:table-cell>
          <table:table-cell table:style-name="ce7" office:value-type="string" calcext:value-type="string">
            <text:p>Michael Barrett (Canadian politician)</text:p>
          </table:table-cell>
          <table:table-cell table:style-name="ce12" table:content-validation-name="val1" table:formula="of:=IF(COUNTIF([$Elected.$A$1:.$A$1048576];[.B161]); &quot;Elected&quot;; IF(COUNTIF([$Parties.$A$1:.$A$1048576];[.B161]); &quot;Party&quot;; IF(COUNTIF([$Locations.$A$1:.$A$1048576];[.B161]); &quot;Location&quot;; IF(COUNTIF([$Contested.$A$1:.$A$1048576];[.B161]); &quot;Contested&quot;; IF(COUNTIF([$Governance.$A$1:.$A$1048576];[.B161]); &quot;Governance&quot;; IF(COUNTIF([$Incorrect.$A$1:.$A$1048576];[.B161]); &quot;Incorrect&quot;; IF(COUNTIF([$Politicians.$A$1:.$A$1048576];[.B161]); &quot;Politician&quot;; IF(COUNTIF([$Journalists.$A$1:.$A$1048576];[.B16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VIAF identifiers</text:p>
          </table:table-cell>
          <table:table-cell table:style-name="ce12" table:content-validation-name="val1" table:formula="of:=IF(COUNTIF([$Elected.$A$1:.$A$1048576];[.D161]); &quot;Elected&quot;; IF(COUNTIF([$Parties.$A$1:.$A$1048576];[.D161]); &quot;Party&quot;; IF(COUNTIF([$Locations.$A$1:.$A$1048576];[.D161]); &quot;Location&quot;; IF(COUNTIF([$Contested.$A$1:.$A$1048576];[.D161]); &quot;Contested&quot;; IF(COUNTIF([$Governance.$A$1:.$A$1048576];[.D161]); &quot;Governance&quot;; IF(COUNTIF([$Incorrect.$A$1:.$A$1048576];[.D161]); &quot;Incorrect&quot;; IF(COUNTIF([$Politicians.$A$1:.$A$1048576];[.D161]); &quot;Politician&quot;; IF(COUNTIF([$Journalists.$A$1:.$A$1048576];[.D16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esse james</text:p>
          </table:table-cell>
          <table:table-cell table:style-name="ce12" table:content-validation-name="val1" table:formula="of:=IF(COUNTIF([$Elected.$A$1:.$A$1048576];[.F161]); &quot;Elected&quot;; IF(COUNTIF([$Parties.$A$1:.$A$1048576];[.F161]); &quot;Party&quot;; IF(COUNTIF([$Locations.$A$1:.$A$1048576];[.F161]); &quot;Location&quot;; IF(COUNTIF([$Contested.$A$1:.$A$1048576];[.F161]); &quot;Contested&quot;; IF(COUNTIF([$Governance.$A$1:.$A$1048576];[.F161]); &quot;Governance&quot;; IF(COUNTIF([$Incorrect.$A$1:.$A$1048576];[.F161]); &quot;Incorrect&quot;; IF(COUNTIF([$Politicians.$A$1:.$A$1048576];[.F161]); &quot;Politician&quot;; IF(COUNTIF([$Journalists.$A$1:.$A$1048576];[.F16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1]); &quot;Elected&quot;; IF(COUNTIF([$Parties.$A$1:.$A$1048576];[.H161]); &quot;Party&quot;; IF(COUNTIF([$Locations.$A$1:.$A$1048576];[.H161]); &quot;Location&quot;; IF(COUNTIF([$Contested.$A$1:.$A$1048576];[.H161]); &quot;Contested&quot;; IF(COUNTIF([$Governance.$A$1:.$A$1048576];[.H161]); &quot;Governance&quot;; IF(COUNTIF([$Incorrect.$A$1:.$A$1048576];[.H161]); &quot;Incorrect&quot;; IF(COUNTIF([$Politicians.$A$1:.$A$1048576];[.H161]); &quot;Politician&quot;; IF(COUNTIF([$Journalists.$A$1:.$A$1048576];[.H1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3" calcext:value-type="float">
            <text:p>153</text:p>
          </table:table-cell>
          <table:table-cell table:style-name="ce7" office:value-type="string" calcext:value-type="string">
            <text:p>Chris d'Entremont</text:p>
          </table:table-cell>
          <table:table-cell table:style-name="ce12" table:content-validation-name="val1" table:formula="of:=IF(COUNTIF([$Elected.$A$1:.$A$1048576];[.B162]); &quot;Elected&quot;; IF(COUNTIF([$Parties.$A$1:.$A$1048576];[.B162]); &quot;Party&quot;; IF(COUNTIF([$Locations.$A$1:.$A$1048576];[.B162]); &quot;Location&quot;; IF(COUNTIF([$Contested.$A$1:.$A$1048576];[.B162]); &quot;Contested&quot;; IF(COUNTIF([$Governance.$A$1:.$A$1048576];[.B162]); &quot;Governance&quot;; IF(COUNTIF([$Incorrect.$A$1:.$A$1048576];[.B162]); &quot;Incorrect&quot;; IF(COUNTIF([$Politicians.$A$1:.$A$1048576];[.B162]); &quot;Politician&quot;; IF(COUNTIF([$Journalists.$A$1:.$A$1048576];[.B16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SUDOC identifiers</text:p>
          </table:table-cell>
          <table:table-cell table:style-name="ce12" table:content-validation-name="val1" table:formula="of:=IF(COUNTIF([$Elected.$A$1:.$A$1048576];[.D162]); &quot;Elected&quot;; IF(COUNTIF([$Parties.$A$1:.$A$1048576];[.D162]); &quot;Party&quot;; IF(COUNTIF([$Locations.$A$1:.$A$1048576];[.D162]); &quot;Location&quot;; IF(COUNTIF([$Contested.$A$1:.$A$1048576];[.D162]); &quot;Contested&quot;; IF(COUNTIF([$Governance.$A$1:.$A$1048576];[.D162]); &quot;Governance&quot;; IF(COUNTIF([$Incorrect.$A$1:.$A$1048576];[.D162]); &quot;Incorrect&quot;; IF(COUNTIF([$Politicians.$A$1:.$A$1048576];[.D162]); &quot;Politician&quot;; IF(COUNTIF([$Journalists.$A$1:.$A$1048576];[.D16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rk hoath</text:p>
          </table:table-cell>
          <table:table-cell table:style-name="ce12" table:content-validation-name="val1" table:formula="of:=IF(COUNTIF([$Elected.$A$1:.$A$1048576];[.F162]); &quot;Elected&quot;; IF(COUNTIF([$Parties.$A$1:.$A$1048576];[.F162]); &quot;Party&quot;; IF(COUNTIF([$Locations.$A$1:.$A$1048576];[.F162]); &quot;Location&quot;; IF(COUNTIF([$Contested.$A$1:.$A$1048576];[.F162]); &quot;Contested&quot;; IF(COUNTIF([$Governance.$A$1:.$A$1048576];[.F162]); &quot;Governance&quot;; IF(COUNTIF([$Incorrect.$A$1:.$A$1048576];[.F162]); &quot;Incorrect&quot;; IF(COUNTIF([$Politicians.$A$1:.$A$1048576];[.F162]); &quot;Politician&quot;; IF(COUNTIF([$Journalists.$A$1:.$A$1048576];[.F16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2]); &quot;Elected&quot;; IF(COUNTIF([$Parties.$A$1:.$A$1048576];[.H162]); &quot;Party&quot;; IF(COUNTIF([$Locations.$A$1:.$A$1048576];[.H162]); &quot;Location&quot;; IF(COUNTIF([$Contested.$A$1:.$A$1048576];[.H162]); &quot;Contested&quot;; IF(COUNTIF([$Governance.$A$1:.$A$1048576];[.H162]); &quot;Governance&quot;; IF(COUNTIF([$Incorrect.$A$1:.$A$1048576];[.H162]); &quot;Incorrect&quot;; IF(COUNTIF([$Politicians.$A$1:.$A$1048576];[.H162]); &quot;Politician&quot;; IF(COUNTIF([$Journalists.$A$1:.$A$1048576];[.H1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4" calcext:value-type="float">
            <text:p>154</text:p>
          </table:table-cell>
          <table:table-cell table:style-name="ce7" office:value-type="string" calcext:value-type="string">
            <text:p>Yves Perron</text:p>
          </table:table-cell>
          <table:table-cell table:style-name="ce12" table:content-validation-name="val1" table:formula="of:=IF(COUNTIF([$Elected.$A$1:.$A$1048576];[.B163]); &quot;Elected&quot;; IF(COUNTIF([$Parties.$A$1:.$A$1048576];[.B163]); &quot;Party&quot;; IF(COUNTIF([$Locations.$A$1:.$A$1048576];[.B163]); &quot;Location&quot;; IF(COUNTIF([$Contested.$A$1:.$A$1048576];[.B163]); &quot;Contested&quot;; IF(COUNTIF([$Governance.$A$1:.$A$1048576];[.B163]); &quot;Governance&quot;; IF(COUNTIF([$Incorrect.$A$1:.$A$1048576];[.B163]); &quot;Incorrect&quot;; IF(COUNTIF([$Politicians.$A$1:.$A$1048576];[.B163]); &quot;Politician&quot;; IF(COUNTIF([$Journalists.$A$1:.$A$1048576];[.B16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ISNI identifiers</text:p>
          </table:table-cell>
          <table:table-cell table:style-name="ce12" table:content-validation-name="val1" table:formula="of:=IF(COUNTIF([$Elected.$A$1:.$A$1048576];[.D163]); &quot;Elected&quot;; IF(COUNTIF([$Parties.$A$1:.$A$1048576];[.D163]); &quot;Party&quot;; IF(COUNTIF([$Locations.$A$1:.$A$1048576];[.D163]); &quot;Location&quot;; IF(COUNTIF([$Contested.$A$1:.$A$1048576];[.D163]); &quot;Contested&quot;; IF(COUNTIF([$Governance.$A$1:.$A$1048576];[.D163]); &quot;Governance&quot;; IF(COUNTIF([$Incorrect.$A$1:.$A$1048576];[.D163]); &quot;Incorrect&quot;; IF(COUNTIF([$Politicians.$A$1:.$A$1048576];[.D163]); &quot;Politician&quot;; IF(COUNTIF([$Journalists.$A$1:.$A$1048576];[.D16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p</text:p>
          </table:table-cell>
          <table:table-cell table:style-name="ce12" table:content-validation-name="val1" table:formula="of:=IF(COUNTIF([$Elected.$A$1:.$A$1048576];[.F163]); &quot;Elected&quot;; IF(COUNTIF([$Parties.$A$1:.$A$1048576];[.F163]); &quot;Party&quot;; IF(COUNTIF([$Locations.$A$1:.$A$1048576];[.F163]); &quot;Location&quot;; IF(COUNTIF([$Contested.$A$1:.$A$1048576];[.F163]); &quot;Contested&quot;; IF(COUNTIF([$Governance.$A$1:.$A$1048576];[.F163]); &quot;Governance&quot;; IF(COUNTIF([$Incorrect.$A$1:.$A$1048576];[.F163]); &quot;Incorrect&quot;; IF(COUNTIF([$Politicians.$A$1:.$A$1048576];[.F163]); &quot;Politician&quot;; IF(COUNTIF([$Journalists.$A$1:.$A$1048576];[.F163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163]); &quot;Elected&quot;; IF(COUNTIF([$Parties.$A$1:.$A$1048576];[.H163]); &quot;Party&quot;; IF(COUNTIF([$Locations.$A$1:.$A$1048576];[.H163]); &quot;Location&quot;; IF(COUNTIF([$Contested.$A$1:.$A$1048576];[.H163]); &quot;Contested&quot;; IF(COUNTIF([$Governance.$A$1:.$A$1048576];[.H163]); &quot;Governance&quot;; IF(COUNTIF([$Incorrect.$A$1:.$A$1048576];[.H163]); &quot;Incorrect&quot;; IF(COUNTIF([$Politicians.$A$1:.$A$1048576];[.H163]); &quot;Politician&quot;; IF(COUNTIF([$Journalists.$A$1:.$A$1048576];[.H1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5" calcext:value-type="float">
            <text:p>155</text:p>
          </table:table-cell>
          <table:table-cell table:style-name="ce7" office:value-type="string" calcext:value-type="string">
            <text:p>Arielle Kayabaga</text:p>
          </table:table-cell>
          <table:table-cell table:style-name="ce12" table:content-validation-name="val1" table:formula="of:=IF(COUNTIF([$Elected.$A$1:.$A$1048576];[.B164]); &quot;Elected&quot;; IF(COUNTIF([$Parties.$A$1:.$A$1048576];[.B164]); &quot;Party&quot;; IF(COUNTIF([$Locations.$A$1:.$A$1048576];[.B164]); &quot;Location&quot;; IF(COUNTIF([$Contested.$A$1:.$A$1048576];[.B164]); &quot;Contested&quot;; IF(COUNTIF([$Governance.$A$1:.$A$1048576];[.B164]); &quot;Governance&quot;; IF(COUNTIF([$Incorrect.$A$1:.$A$1048576];[.B164]); &quot;Incorrect&quot;; IF(COUNTIF([$Politicians.$A$1:.$A$1048576];[.B164]); &quot;Politician&quot;; IF(COUNTIF([$Journalists.$A$1:.$A$1048576];[.B16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WORLDCATID identifiers</text:p>
          </table:table-cell>
          <table:table-cell table:style-name="ce12" table:content-validation-name="val1" table:formula="of:=IF(COUNTIF([$Elected.$A$1:.$A$1048576];[.D164]); &quot;Elected&quot;; IF(COUNTIF([$Parties.$A$1:.$A$1048576];[.D164]); &quot;Party&quot;; IF(COUNTIF([$Locations.$A$1:.$A$1048576];[.D164]); &quot;Location&quot;; IF(COUNTIF([$Contested.$A$1:.$A$1048576];[.D164]); &quot;Contested&quot;; IF(COUNTIF([$Governance.$A$1:.$A$1048576];[.D164]); &quot;Governance&quot;; IF(COUNTIF([$Incorrect.$A$1:.$A$1048576];[.D164]); &quot;Incorrect&quot;; IF(COUNTIF([$Politicians.$A$1:.$A$1048576];[.D164]); &quot;Politician&quot;; IF(COUNTIF([$Journalists.$A$1:.$A$1048576];[.D16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n martin</text:p>
          </table:table-cell>
          <table:table-cell table:style-name="ce12" table:content-validation-name="val1" table:formula="of:=IF(COUNTIF([$Elected.$A$1:.$A$1048576];[.F164]); &quot;Elected&quot;; IF(COUNTIF([$Parties.$A$1:.$A$1048576];[.F164]); &quot;Party&quot;; IF(COUNTIF([$Locations.$A$1:.$A$1048576];[.F164]); &quot;Location&quot;; IF(COUNTIF([$Contested.$A$1:.$A$1048576];[.F164]); &quot;Contested&quot;; IF(COUNTIF([$Governance.$A$1:.$A$1048576];[.F164]); &quot;Governance&quot;; IF(COUNTIF([$Incorrect.$A$1:.$A$1048576];[.F164]); &quot;Incorrect&quot;; IF(COUNTIF([$Politicians.$A$1:.$A$1048576];[.F164]); &quot;Politician&quot;; IF(COUNTIF([$Journalists.$A$1:.$A$1048576];[.F16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64]); &quot;Elected&quot;; IF(COUNTIF([$Parties.$A$1:.$A$1048576];[.H164]); &quot;Party&quot;; IF(COUNTIF([$Locations.$A$1:.$A$1048576];[.H164]); &quot;Location&quot;; IF(COUNTIF([$Contested.$A$1:.$A$1048576];[.H164]); &quot;Contested&quot;; IF(COUNTIF([$Governance.$A$1:.$A$1048576];[.H164]); &quot;Governance&quot;; IF(COUNTIF([$Incorrect.$A$1:.$A$1048576];[.H164]); &quot;Incorrect&quot;; IF(COUNTIF([$Politicians.$A$1:.$A$1048576];[.H164]); &quot;Politician&quot;; IF(COUNTIF([$Journalists.$A$1:.$A$1048576];[.H1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6" calcext:value-type="float">
            <text:p>156</text:p>
          </table:table-cell>
          <table:table-cell table:style-name="ce7" office:value-type="string" calcext:value-type="string">
            <text:p>Matthew Green (Canadian politician)</text:p>
          </table:table-cell>
          <table:table-cell table:style-name="ce12" table:content-validation-name="val1" table:formula="of:=IF(COUNTIF([$Elected.$A$1:.$A$1048576];[.B165]); &quot;Elected&quot;; IF(COUNTIF([$Parties.$A$1:.$A$1048576];[.B165]); &quot;Party&quot;; IF(COUNTIF([$Locations.$A$1:.$A$1048576];[.B165]); &quot;Location&quot;; IF(COUNTIF([$Contested.$A$1:.$A$1048576];[.B165]); &quot;Contested&quot;; IF(COUNTIF([$Governance.$A$1:.$A$1048576];[.B165]); &quot;Governance&quot;; IF(COUNTIF([$Incorrect.$A$1:.$A$1048576];[.B165]); &quot;Incorrect&quot;; IF(COUNTIF([$Politicians.$A$1:.$A$1048576];[.B165]); &quot;Politician&quot;; IF(COUNTIF([$Journalists.$A$1:.$A$1048576];[.B16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GND identifiers</text:p>
          </table:table-cell>
          <table:table-cell table:style-name="ce12" table:content-validation-name="val1" table:formula="of:=IF(COUNTIF([$Elected.$A$1:.$A$1048576];[.D165]); &quot;Elected&quot;; IF(COUNTIF([$Parties.$A$1:.$A$1048576];[.D165]); &quot;Party&quot;; IF(COUNTIF([$Locations.$A$1:.$A$1048576];[.D165]); &quot;Location&quot;; IF(COUNTIF([$Contested.$A$1:.$A$1048576];[.D165]); &quot;Contested&quot;; IF(COUNTIF([$Governance.$A$1:.$A$1048576];[.D165]); &quot;Governance&quot;; IF(COUNTIF([$Incorrect.$A$1:.$A$1048576];[.D165]); &quot;Incorrect&quot;; IF(COUNTIF([$Politicians.$A$1:.$A$1048576];[.D165]); &quot;Politician&quot;; IF(COUNTIF([$Journalists.$A$1:.$A$1048576];[.D16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hawn gray</text:p>
          </table:table-cell>
          <table:table-cell table:style-name="ce12" table:content-validation-name="val1" table:formula="of:=IF(COUNTIF([$Elected.$A$1:.$A$1048576];[.F165]); &quot;Elected&quot;; IF(COUNTIF([$Parties.$A$1:.$A$1048576];[.F165]); &quot;Party&quot;; IF(COUNTIF([$Locations.$A$1:.$A$1048576];[.F165]); &quot;Location&quot;; IF(COUNTIF([$Contested.$A$1:.$A$1048576];[.F165]); &quot;Contested&quot;; IF(COUNTIF([$Governance.$A$1:.$A$1048576];[.F165]); &quot;Governance&quot;; IF(COUNTIF([$Incorrect.$A$1:.$A$1048576];[.F165]); &quot;Incorrect&quot;; IF(COUNTIF([$Politicians.$A$1:.$A$1048576];[.F165]); &quot;Politician&quot;; IF(COUNTIF([$Journalists.$A$1:.$A$1048576];[.F16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5]); &quot;Elected&quot;; IF(COUNTIF([$Parties.$A$1:.$A$1048576];[.H165]); &quot;Party&quot;; IF(COUNTIF([$Locations.$A$1:.$A$1048576];[.H165]); &quot;Location&quot;; IF(COUNTIF([$Contested.$A$1:.$A$1048576];[.H165]); &quot;Contested&quot;; IF(COUNTIF([$Governance.$A$1:.$A$1048576];[.H165]); &quot;Governance&quot;; IF(COUNTIF([$Incorrect.$A$1:.$A$1048576];[.H165]); &quot;Incorrect&quot;; IF(COUNTIF([$Politicians.$A$1:.$A$1048576];[.H165]); &quot;Politician&quot;; IF(COUNTIF([$Journalists.$A$1:.$A$1048576];[.H1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7" calcext:value-type="float">
            <text:p>157</text:p>
          </table:table-cell>
          <table:table-cell table:style-name="ce7" office:value-type="string" calcext:value-type="string">
            <text:p>Dave MacKenzie (politician)</text:p>
          </table:table-cell>
          <table:table-cell table:style-name="ce12" table:content-validation-name="val1" table:formula="of:=IF(COUNTIF([$Elected.$A$1:.$A$1048576];[.B166]); &quot;Elected&quot;; IF(COUNTIF([$Parties.$A$1:.$A$1048576];[.B166]); &quot;Party&quot;; IF(COUNTIF([$Locations.$A$1:.$A$1048576];[.B166]); &quot;Location&quot;; IF(COUNTIF([$Contested.$A$1:.$A$1048576];[.B166]); &quot;Contested&quot;; IF(COUNTIF([$Governance.$A$1:.$A$1048576];[.B166]); &quot;Governance&quot;; IF(COUNTIF([$Incorrect.$A$1:.$A$1048576];[.B166]); &quot;Incorrect&quot;; IF(COUNTIF([$Politicians.$A$1:.$A$1048576];[.B166]); &quot;Politician&quot;; IF(COUNTIF([$Journalists.$A$1:.$A$1048576];[.B16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FAST identifiers</text:p>
          </table:table-cell>
          <table:table-cell table:style-name="ce12" table:content-validation-name="val1" table:formula="of:=IF(COUNTIF([$Elected.$A$1:.$A$1048576];[.D166]); &quot;Elected&quot;; IF(COUNTIF([$Parties.$A$1:.$A$1048576];[.D166]); &quot;Party&quot;; IF(COUNTIF([$Locations.$A$1:.$A$1048576];[.D166]); &quot;Location&quot;; IF(COUNTIF([$Contested.$A$1:.$A$1048576];[.D166]); &quot;Contested&quot;; IF(COUNTIF([$Governance.$A$1:.$A$1048576];[.D166]); &quot;Governance&quot;; IF(COUNTIF([$Incorrect.$A$1:.$A$1048576];[.D166]); &quot;Incorrect&quot;; IF(COUNTIF([$Politicians.$A$1:.$A$1048576];[.D166]); &quot;Politician&quot;; IF(COUNTIF([$Journalists.$A$1:.$A$1048576];[.D16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rank graves</text:p>
          </table:table-cell>
          <table:table-cell table:style-name="ce12" table:content-validation-name="val1" table:formula="of:=IF(COUNTIF([$Elected.$A$1:.$A$1048576];[.F166]); &quot;Elected&quot;; IF(COUNTIF([$Parties.$A$1:.$A$1048576];[.F166]); &quot;Party&quot;; IF(COUNTIF([$Locations.$A$1:.$A$1048576];[.F166]); &quot;Location&quot;; IF(COUNTIF([$Contested.$A$1:.$A$1048576];[.F166]); &quot;Contested&quot;; IF(COUNTIF([$Governance.$A$1:.$A$1048576];[.F166]); &quot;Governance&quot;; IF(COUNTIF([$Incorrect.$A$1:.$A$1048576];[.F166]); &quot;Incorrect&quot;; IF(COUNTIF([$Politicians.$A$1:.$A$1048576];[.F166]); &quot;Politician&quot;; IF(COUNTIF([$Journalists.$A$1:.$A$1048576];[.F16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6]); &quot;Elected&quot;; IF(COUNTIF([$Parties.$A$1:.$A$1048576];[.H166]); &quot;Party&quot;; IF(COUNTIF([$Locations.$A$1:.$A$1048576];[.H166]); &quot;Location&quot;; IF(COUNTIF([$Contested.$A$1:.$A$1048576];[.H166]); &quot;Contested&quot;; IF(COUNTIF([$Governance.$A$1:.$A$1048576];[.H166]); &quot;Governance&quot;; IF(COUNTIF([$Incorrect.$A$1:.$A$1048576];[.H166]); &quot;Incorrect&quot;; IF(COUNTIF([$Politicians.$A$1:.$A$1048576];[.H166]); &quot;Politician&quot;; IF(COUNTIF([$Journalists.$A$1:.$A$1048576];[.H1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8" calcext:value-type="float">
            <text:p>158</text:p>
          </table:table-cell>
          <table:table-cell table:style-name="ce7" office:value-type="string" calcext:value-type="string">
            <text:p>Scot Davidson</text:p>
          </table:table-cell>
          <table:table-cell table:style-name="ce12" table:content-validation-name="val1" table:formula="of:=IF(COUNTIF([$Elected.$A$1:.$A$1048576];[.B167]); &quot;Elected&quot;; IF(COUNTIF([$Parties.$A$1:.$A$1048576];[.B167]); &quot;Party&quot;; IF(COUNTIF([$Locations.$A$1:.$A$1048576];[.B167]); &quot;Location&quot;; IF(COUNTIF([$Contested.$A$1:.$A$1048576];[.B167]); &quot;Contested&quot;; IF(COUNTIF([$Governance.$A$1:.$A$1048576];[.B167]); &quot;Governance&quot;; IF(COUNTIF([$Incorrect.$A$1:.$A$1048576];[.B167]); &quot;Incorrect&quot;; IF(COUNTIF([$Politicians.$A$1:.$A$1048576];[.B167]); &quot;Politician&quot;; IF(COUNTIF([$Journalists.$A$1:.$A$1048576];[.B16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7]); &quot;Elected&quot;; IF(COUNTIF([$Parties.$A$1:.$A$1048576];[.D167]); &quot;Party&quot;; IF(COUNTIF([$Locations.$A$1:.$A$1048576];[.D167]); &quot;Location&quot;; IF(COUNTIF([$Contested.$A$1:.$A$1048576];[.D167]); &quot;Contested&quot;; IF(COUNTIF([$Governance.$A$1:.$A$1048576];[.D167]); &quot;Governance&quot;; IF(COUNTIF([$Incorrect.$A$1:.$A$1048576];[.D167]); &quot;Incorrect&quot;; IF(COUNTIF([$Politicians.$A$1:.$A$1048576];[.D167]); &quot;Politician&quot;; IF(COUNTIF([$Journalists.$A$1:.$A$1048576];[.D167]); &quot;Journalist&quot;; &quot;&quot;))))))))">
            <text:p/>
          </table:table-cell>
          <table:table-cell table:style-name="ce7" office:value-type="string" calcext:value-type="string">
            <text:p>jesus</text:p>
          </table:table-cell>
          <table:table-cell table:style-name="ce12" table:content-validation-name="val1" table:formula="of:=IF(COUNTIF([$Elected.$A$1:.$A$1048576];[.F167]); &quot;Elected&quot;; IF(COUNTIF([$Parties.$A$1:.$A$1048576];[.F167]); &quot;Party&quot;; IF(COUNTIF([$Locations.$A$1:.$A$1048576];[.F167]); &quot;Location&quot;; IF(COUNTIF([$Contested.$A$1:.$A$1048576];[.F167]); &quot;Contested&quot;; IF(COUNTIF([$Governance.$A$1:.$A$1048576];[.F167]); &quot;Governance&quot;; IF(COUNTIF([$Incorrect.$A$1:.$A$1048576];[.F167]); &quot;Incorrect&quot;; IF(COUNTIF([$Politicians.$A$1:.$A$1048576];[.F167]); &quot;Politician&quot;; IF(COUNTIF([$Journalists.$A$1:.$A$1048576];[.F16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7]); &quot;Elected&quot;; IF(COUNTIF([$Parties.$A$1:.$A$1048576];[.H167]); &quot;Party&quot;; IF(COUNTIF([$Locations.$A$1:.$A$1048576];[.H167]); &quot;Location&quot;; IF(COUNTIF([$Contested.$A$1:.$A$1048576];[.H167]); &quot;Contested&quot;; IF(COUNTIF([$Governance.$A$1:.$A$1048576];[.H167]); &quot;Governance&quot;; IF(COUNTIF([$Incorrect.$A$1:.$A$1048576];[.H167]); &quot;Incorrect&quot;; IF(COUNTIF([$Politicians.$A$1:.$A$1048576];[.H167]); &quot;Politician&quot;; IF(COUNTIF([$Journalists.$A$1:.$A$1048576];[.H1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59" calcext:value-type="float">
            <text:p>159</text:p>
          </table:table-cell>
          <table:table-cell table:style-name="ce7" office:value-type="string" calcext:value-type="string">
            <text:p>Chris Warkentin</text:p>
          </table:table-cell>
          <table:table-cell table:style-name="ce12" table:content-validation-name="val1" table:formula="of:=IF(COUNTIF([$Elected.$A$1:.$A$1048576];[.B168]); &quot;Elected&quot;; IF(COUNTIF([$Parties.$A$1:.$A$1048576];[.B168]); &quot;Party&quot;; IF(COUNTIF([$Locations.$A$1:.$A$1048576];[.B168]); &quot;Location&quot;; IF(COUNTIF([$Contested.$A$1:.$A$1048576];[.B168]); &quot;Contested&quot;; IF(COUNTIF([$Governance.$A$1:.$A$1048576];[.B168]); &quot;Governance&quot;; IF(COUNTIF([$Incorrect.$A$1:.$A$1048576];[.B168]); &quot;Incorrect&quot;; IF(COUNTIF([$Politicians.$A$1:.$A$1048576];[.B168]); &quot;Politician&quot;; IF(COUNTIF([$Journalists.$A$1:.$A$1048576];[.B16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8]); &quot;Elected&quot;; IF(COUNTIF([$Parties.$A$1:.$A$1048576];[.D168]); &quot;Party&quot;; IF(COUNTIF([$Locations.$A$1:.$A$1048576];[.D168]); &quot;Location&quot;; IF(COUNTIF([$Contested.$A$1:.$A$1048576];[.D168]); &quot;Contested&quot;; IF(COUNTIF([$Governance.$A$1:.$A$1048576];[.D168]); &quot;Governance&quot;; IF(COUNTIF([$Incorrect.$A$1:.$A$1048576];[.D168]); &quot;Incorrect&quot;; IF(COUNTIF([$Politicians.$A$1:.$A$1048576];[.D168]); &quot;Politician&quot;; IF(COUNTIF([$Journalists.$A$1:.$A$1048576];[.D168]); &quot;Journalist&quot;; &quot;&quot;))))))))">
            <text:p/>
          </table:table-cell>
          <table:table-cell table:style-name="ce7" office:value-type="string" calcext:value-type="string">
            <text:p>david moscrop</text:p>
          </table:table-cell>
          <table:table-cell table:style-name="ce12" table:content-validation-name="val1" table:formula="of:=IF(COUNTIF([$Elected.$A$1:.$A$1048576];[.F168]); &quot;Elected&quot;; IF(COUNTIF([$Parties.$A$1:.$A$1048576];[.F168]); &quot;Party&quot;; IF(COUNTIF([$Locations.$A$1:.$A$1048576];[.F168]); &quot;Location&quot;; IF(COUNTIF([$Contested.$A$1:.$A$1048576];[.F168]); &quot;Contested&quot;; IF(COUNTIF([$Governance.$A$1:.$A$1048576];[.F168]); &quot;Governance&quot;; IF(COUNTIF([$Incorrect.$A$1:.$A$1048576];[.F168]); &quot;Incorrect&quot;; IF(COUNTIF([$Politicians.$A$1:.$A$1048576];[.F168]); &quot;Politician&quot;; IF(COUNTIF([$Journalists.$A$1:.$A$1048576];[.F16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68]); &quot;Elected&quot;; IF(COUNTIF([$Parties.$A$1:.$A$1048576];[.H168]); &quot;Party&quot;; IF(COUNTIF([$Locations.$A$1:.$A$1048576];[.H168]); &quot;Location&quot;; IF(COUNTIF([$Contested.$A$1:.$A$1048576];[.H168]); &quot;Contested&quot;; IF(COUNTIF([$Governance.$A$1:.$A$1048576];[.H168]); &quot;Governance&quot;; IF(COUNTIF([$Incorrect.$A$1:.$A$1048576];[.H168]); &quot;Incorrect&quot;; IF(COUNTIF([$Politicians.$A$1:.$A$1048576];[.H168]); &quot;Politician&quot;; IF(COUNTIF([$Journalists.$A$1:.$A$1048576];[.H1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0" calcext:value-type="float">
            <text:p>160</text:p>
          </table:table-cell>
          <table:table-cell table:style-name="ce7" office:value-type="string" calcext:value-type="string">
            <text:p>Daniel Blaikie</text:p>
          </table:table-cell>
          <table:table-cell table:style-name="ce12" table:content-validation-name="val1" table:formula="of:=IF(COUNTIF([$Elected.$A$1:.$A$1048576];[.B169]); &quot;Elected&quot;; IF(COUNTIF([$Parties.$A$1:.$A$1048576];[.B169]); &quot;Party&quot;; IF(COUNTIF([$Locations.$A$1:.$A$1048576];[.B169]); &quot;Location&quot;; IF(COUNTIF([$Contested.$A$1:.$A$1048576];[.B169]); &quot;Contested&quot;; IF(COUNTIF([$Governance.$A$1:.$A$1048576];[.B169]); &quot;Governance&quot;; IF(COUNTIF([$Incorrect.$A$1:.$A$1048576];[.B169]); &quot;Incorrect&quot;; IF(COUNTIF([$Politicians.$A$1:.$A$1048576];[.B169]); &quot;Politician&quot;; IF(COUNTIF([$Journalists.$A$1:.$A$1048576];[.B1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9]); &quot;Elected&quot;; IF(COUNTIF([$Parties.$A$1:.$A$1048576];[.D169]); &quot;Party&quot;; IF(COUNTIF([$Locations.$A$1:.$A$1048576];[.D169]); &quot;Location&quot;; IF(COUNTIF([$Contested.$A$1:.$A$1048576];[.D169]); &quot;Contested&quot;; IF(COUNTIF([$Governance.$A$1:.$A$1048576];[.D169]); &quot;Governance&quot;; IF(COUNTIF([$Incorrect.$A$1:.$A$1048576];[.D169]); &quot;Incorrect&quot;; IF(COUNTIF([$Politicians.$A$1:.$A$1048576];[.D169]); &quot;Politician&quot;; IF(COUNTIF([$Journalists.$A$1:.$A$1048576];[.D169]); &quot;Journalist&quot;; &quot;&quot;))))))))">
            <text:p/>
          </table:table-cell>
          <table:table-cell table:style-name="ce7" office:value-type="string" calcext:value-type="string">
            <text:p>marc miller</text:p>
          </table:table-cell>
          <table:table-cell table:style-name="ce12" table:content-validation-name="val1" table:formula="of:=IF(COUNTIF([$Elected.$A$1:.$A$1048576];[.F169]); &quot;Elected&quot;; IF(COUNTIF([$Parties.$A$1:.$A$1048576];[.F169]); &quot;Party&quot;; IF(COUNTIF([$Locations.$A$1:.$A$1048576];[.F169]); &quot;Location&quot;; IF(COUNTIF([$Contested.$A$1:.$A$1048576];[.F169]); &quot;Contested&quot;; IF(COUNTIF([$Governance.$A$1:.$A$1048576];[.F169]); &quot;Governance&quot;; IF(COUNTIF([$Incorrect.$A$1:.$A$1048576];[.F169]); &quot;Incorrect&quot;; IF(COUNTIF([$Politicians.$A$1:.$A$1048576];[.F169]); &quot;Politician&quot;; IF(COUNTIF([$Journalists.$A$1:.$A$1048576];[.F1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69]); &quot;Elected&quot;; IF(COUNTIF([$Parties.$A$1:.$A$1048576];[.H169]); &quot;Party&quot;; IF(COUNTIF([$Locations.$A$1:.$A$1048576];[.H169]); &quot;Location&quot;; IF(COUNTIF([$Contested.$A$1:.$A$1048576];[.H169]); &quot;Contested&quot;; IF(COUNTIF([$Governance.$A$1:.$A$1048576];[.H169]); &quot;Governance&quot;; IF(COUNTIF([$Incorrect.$A$1:.$A$1048576];[.H169]); &quot;Incorrect&quot;; IF(COUNTIF([$Politicians.$A$1:.$A$1048576];[.H169]); &quot;Politician&quot;; IF(COUNTIF([$Journalists.$A$1:.$A$1048576];[.H1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1" calcext:value-type="float">
            <text:p>161</text:p>
          </table:table-cell>
          <table:table-cell table:style-name="ce7" office:value-type="string" calcext:value-type="string">
            <text:p>Glen Motz</text:p>
          </table:table-cell>
          <table:table-cell table:style-name="ce12" table:content-validation-name="val1" table:formula="of:=IF(COUNTIF([$Elected.$A$1:.$A$1048576];[.B170]); &quot;Elected&quot;; IF(COUNTIF([$Parties.$A$1:.$A$1048576];[.B170]); &quot;Party&quot;; IF(COUNTIF([$Locations.$A$1:.$A$1048576];[.B170]); &quot;Location&quot;; IF(COUNTIF([$Contested.$A$1:.$A$1048576];[.B170]); &quot;Contested&quot;; IF(COUNTIF([$Governance.$A$1:.$A$1048576];[.B170]); &quot;Governance&quot;; IF(COUNTIF([$Incorrect.$A$1:.$A$1048576];[.B170]); &quot;Incorrect&quot;; IF(COUNTIF([$Politicians.$A$1:.$A$1048576];[.B170]); &quot;Politician&quot;; IF(COUNTIF([$Journalists.$A$1:.$A$1048576];[.B17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0]); &quot;Elected&quot;; IF(COUNTIF([$Parties.$A$1:.$A$1048576];[.D170]); &quot;Party&quot;; IF(COUNTIF([$Locations.$A$1:.$A$1048576];[.D170]); &quot;Location&quot;; IF(COUNTIF([$Contested.$A$1:.$A$1048576];[.D170]); &quot;Contested&quot;; IF(COUNTIF([$Governance.$A$1:.$A$1048576];[.D170]); &quot;Governance&quot;; IF(COUNTIF([$Incorrect.$A$1:.$A$1048576];[.D170]); &quot;Incorrect&quot;; IF(COUNTIF([$Politicians.$A$1:.$A$1048576];[.D170]); &quot;Politician&quot;; IF(COUNTIF([$Journalists.$A$1:.$A$1048576];[.D170]); &quot;Journalist&quot;; &quot;&quot;))))))))">
            <text:p/>
          </table:table-cell>
          <table:table-cell table:style-name="ce7" office:value-type="string" calcext:value-type="string">
            <text:p>candice malcolm</text:p>
          </table:table-cell>
          <table:table-cell table:style-name="ce12" table:content-validation-name="val1" table:formula="of:=IF(COUNTIF([$Elected.$A$1:.$A$1048576];[.F170]); &quot;Elected&quot;; IF(COUNTIF([$Parties.$A$1:.$A$1048576];[.F170]); &quot;Party&quot;; IF(COUNTIF([$Locations.$A$1:.$A$1048576];[.F170]); &quot;Location&quot;; IF(COUNTIF([$Contested.$A$1:.$A$1048576];[.F170]); &quot;Contested&quot;; IF(COUNTIF([$Governance.$A$1:.$A$1048576];[.F170]); &quot;Governance&quot;; IF(COUNTIF([$Incorrect.$A$1:.$A$1048576];[.F170]); &quot;Incorrect&quot;; IF(COUNTIF([$Politicians.$A$1:.$A$1048576];[.F170]); &quot;Politician&quot;; IF(COUNTIF([$Journalists.$A$1:.$A$1048576];[.F170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70]); &quot;Elected&quot;; IF(COUNTIF([$Parties.$A$1:.$A$1048576];[.H170]); &quot;Party&quot;; IF(COUNTIF([$Locations.$A$1:.$A$1048576];[.H170]); &quot;Location&quot;; IF(COUNTIF([$Contested.$A$1:.$A$1048576];[.H170]); &quot;Contested&quot;; IF(COUNTIF([$Governance.$A$1:.$A$1048576];[.H170]); &quot;Governance&quot;; IF(COUNTIF([$Incorrect.$A$1:.$A$1048576];[.H170]); &quot;Incorrect&quot;; IF(COUNTIF([$Politicians.$A$1:.$A$1048576];[.H170]); &quot;Politician&quot;; IF(COUNTIF([$Journalists.$A$1:.$A$1048576];[.H1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2" calcext:value-type="float">
            <text:p>162</text:p>
          </table:table-cell>
          <table:table-cell table:style-name="ce7" office:value-type="string" calcext:value-type="string">
            <text:p>Andréanne Larouche</text:p>
          </table:table-cell>
          <table:table-cell table:style-name="ce12" table:content-validation-name="val1" table:formula="of:=IF(COUNTIF([$Elected.$A$1:.$A$1048576];[.B171]); &quot;Elected&quot;; IF(COUNTIF([$Parties.$A$1:.$A$1048576];[.B171]); &quot;Party&quot;; IF(COUNTIF([$Locations.$A$1:.$A$1048576];[.B171]); &quot;Location&quot;; IF(COUNTIF([$Contested.$A$1:.$A$1048576];[.B171]); &quot;Contested&quot;; IF(COUNTIF([$Governance.$A$1:.$A$1048576];[.B171]); &quot;Governance&quot;; IF(COUNTIF([$Incorrect.$A$1:.$A$1048576];[.B171]); &quot;Incorrect&quot;; IF(COUNTIF([$Politicians.$A$1:.$A$1048576];[.B171]); &quot;Politician&quot;; IF(COUNTIF([$Journalists.$A$1:.$A$1048576];[.B17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1]); &quot;Elected&quot;; IF(COUNTIF([$Parties.$A$1:.$A$1048576];[.D171]); &quot;Party&quot;; IF(COUNTIF([$Locations.$A$1:.$A$1048576];[.D171]); &quot;Location&quot;; IF(COUNTIF([$Contested.$A$1:.$A$1048576];[.D171]); &quot;Contested&quot;; IF(COUNTIF([$Governance.$A$1:.$A$1048576];[.D171]); &quot;Governance&quot;; IF(COUNTIF([$Incorrect.$A$1:.$A$1048576];[.D171]); &quot;Incorrect&quot;; IF(COUNTIF([$Politicians.$A$1:.$A$1048576];[.D171]); &quot;Politician&quot;; IF(COUNTIF([$Journalists.$A$1:.$A$1048576];[.D171]); &quot;Journalist&quot;; &quot;&quot;))))))))">
            <text:p/>
          </table:table-cell>
          <table:table-cell table:style-name="ce7" office:value-type="string" calcext:value-type="string">
            <text:p>alejandra bravo</text:p>
          </table:table-cell>
          <table:table-cell table:style-name="ce12" table:content-validation-name="val1" table:formula="of:=IF(COUNTIF([$Elected.$A$1:.$A$1048576];[.F171]); &quot;Elected&quot;; IF(COUNTIF([$Parties.$A$1:.$A$1048576];[.F171]); &quot;Party&quot;; IF(COUNTIF([$Locations.$A$1:.$A$1048576];[.F171]); &quot;Location&quot;; IF(COUNTIF([$Contested.$A$1:.$A$1048576];[.F171]); &quot;Contested&quot;; IF(COUNTIF([$Governance.$A$1:.$A$1048576];[.F171]); &quot;Governance&quot;; IF(COUNTIF([$Incorrect.$A$1:.$A$1048576];[.F171]); &quot;Incorrect&quot;; IF(COUNTIF([$Politicians.$A$1:.$A$1048576];[.F171]); &quot;Politician&quot;; IF(COUNTIF([$Journalists.$A$1:.$A$1048576];[.F17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71]); &quot;Elected&quot;; IF(COUNTIF([$Parties.$A$1:.$A$1048576];[.H171]); &quot;Party&quot;; IF(COUNTIF([$Locations.$A$1:.$A$1048576];[.H171]); &quot;Location&quot;; IF(COUNTIF([$Contested.$A$1:.$A$1048576];[.H171]); &quot;Contested&quot;; IF(COUNTIF([$Governance.$A$1:.$A$1048576];[.H171]); &quot;Governance&quot;; IF(COUNTIF([$Incorrect.$A$1:.$A$1048576];[.H171]); &quot;Incorrect&quot;; IF(COUNTIF([$Politicians.$A$1:.$A$1048576];[.H171]); &quot;Politician&quot;; IF(COUNTIF([$Journalists.$A$1:.$A$1048576];[.H1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3" calcext:value-type="float">
            <text:p>163</text:p>
          </table:table-cell>
          <table:table-cell table:style-name="ce7" office:value-type="string" calcext:value-type="string">
            <text:p>Marci Ien</text:p>
          </table:table-cell>
          <table:table-cell table:style-name="ce12" table:content-validation-name="val1" table:formula="of:=IF(COUNTIF([$Elected.$A$1:.$A$1048576];[.B172]); &quot;Elected&quot;; IF(COUNTIF([$Parties.$A$1:.$A$1048576];[.B172]); &quot;Party&quot;; IF(COUNTIF([$Locations.$A$1:.$A$1048576];[.B172]); &quot;Location&quot;; IF(COUNTIF([$Contested.$A$1:.$A$1048576];[.B172]); &quot;Contested&quot;; IF(COUNTIF([$Governance.$A$1:.$A$1048576];[.B172]); &quot;Governance&quot;; IF(COUNTIF([$Incorrect.$A$1:.$A$1048576];[.B172]); &quot;Incorrect&quot;; IF(COUNTIF([$Politicians.$A$1:.$A$1048576];[.B172]); &quot;Politician&quot;; IF(COUNTIF([$Journalists.$A$1:.$A$1048576];[.B17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2]); &quot;Elected&quot;; IF(COUNTIF([$Parties.$A$1:.$A$1048576];[.D172]); &quot;Party&quot;; IF(COUNTIF([$Locations.$A$1:.$A$1048576];[.D172]); &quot;Location&quot;; IF(COUNTIF([$Contested.$A$1:.$A$1048576];[.D172]); &quot;Contested&quot;; IF(COUNTIF([$Governance.$A$1:.$A$1048576];[.D172]); &quot;Governance&quot;; IF(COUNTIF([$Incorrect.$A$1:.$A$1048576];[.D172]); &quot;Incorrect&quot;; IF(COUNTIF([$Politicians.$A$1:.$A$1048576];[.D172]); &quot;Politician&quot;; IF(COUNTIF([$Journalists.$A$1:.$A$1048576];[.D172]); &quot;Journalist&quot;; &quot;&quot;))))))))">
            <text:p/>
          </table:table-cell>
          <table:table-cell table:style-name="ce7" office:value-type="string" calcext:value-type="string">
            <text:p>viva frei</text:p>
          </table:table-cell>
          <table:table-cell table:style-name="ce12" table:content-validation-name="val1" table:formula="of:=IF(COUNTIF([$Elected.$A$1:.$A$1048576];[.F172]); &quot;Elected&quot;; IF(COUNTIF([$Parties.$A$1:.$A$1048576];[.F172]); &quot;Party&quot;; IF(COUNTIF([$Locations.$A$1:.$A$1048576];[.F172]); &quot;Location&quot;; IF(COUNTIF([$Contested.$A$1:.$A$1048576];[.F172]); &quot;Contested&quot;; IF(COUNTIF([$Governance.$A$1:.$A$1048576];[.F172]); &quot;Governance&quot;; IF(COUNTIF([$Incorrect.$A$1:.$A$1048576];[.F172]); &quot;Incorrect&quot;; IF(COUNTIF([$Politicians.$A$1:.$A$1048576];[.F172]); &quot;Politician&quot;; IF(COUNTIF([$Journalists.$A$1:.$A$1048576];[.F172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72]); &quot;Elected&quot;; IF(COUNTIF([$Parties.$A$1:.$A$1048576];[.H172]); &quot;Party&quot;; IF(COUNTIF([$Locations.$A$1:.$A$1048576];[.H172]); &quot;Location&quot;; IF(COUNTIF([$Contested.$A$1:.$A$1048576];[.H172]); &quot;Contested&quot;; IF(COUNTIF([$Governance.$A$1:.$A$1048576];[.H172]); &quot;Governance&quot;; IF(COUNTIF([$Incorrect.$A$1:.$A$1048576];[.H172]); &quot;Incorrect&quot;; IF(COUNTIF([$Politicians.$A$1:.$A$1048576];[.H172]); &quot;Politician&quot;; IF(COUNTIF([$Journalists.$A$1:.$A$1048576];[.H1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4" calcext:value-type="float">
            <text:p>164</text:p>
          </table:table-cell>
          <table:table-cell table:style-name="ce7" office:value-type="string" calcext:value-type="string">
            <text:p>Michael Kram</text:p>
          </table:table-cell>
          <table:table-cell table:style-name="ce12" table:content-validation-name="val1" table:formula="of:=IF(COUNTIF([$Elected.$A$1:.$A$1048576];[.B173]); &quot;Elected&quot;; IF(COUNTIF([$Parties.$A$1:.$A$1048576];[.B173]); &quot;Party&quot;; IF(COUNTIF([$Locations.$A$1:.$A$1048576];[.B173]); &quot;Location&quot;; IF(COUNTIF([$Contested.$A$1:.$A$1048576];[.B173]); &quot;Contested&quot;; IF(COUNTIF([$Governance.$A$1:.$A$1048576];[.B173]); &quot;Governance&quot;; IF(COUNTIF([$Incorrect.$A$1:.$A$1048576];[.B173]); &quot;Incorrect&quot;; IF(COUNTIF([$Politicians.$A$1:.$A$1048576];[.B173]); &quot;Politician&quot;; IF(COUNTIF([$Journalists.$A$1:.$A$1048576];[.B17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3]); &quot;Elected&quot;; IF(COUNTIF([$Parties.$A$1:.$A$1048576];[.D173]); &quot;Party&quot;; IF(COUNTIF([$Locations.$A$1:.$A$1048576];[.D173]); &quot;Location&quot;; IF(COUNTIF([$Contested.$A$1:.$A$1048576];[.D173]); &quot;Contested&quot;; IF(COUNTIF([$Governance.$A$1:.$A$1048576];[.D173]); &quot;Governance&quot;; IF(COUNTIF([$Incorrect.$A$1:.$A$1048576];[.D173]); &quot;Incorrect&quot;; IF(COUNTIF([$Politicians.$A$1:.$A$1048576];[.D173]); &quot;Politician&quot;; IF(COUNTIF([$Journalists.$A$1:.$A$1048576];[.D173]); &quot;Journalist&quot;; &quot;&quot;))))))))">
            <text:p/>
          </table:table-cell>
          <table:table-cell table:style-name="ce7" office:value-type="string" calcext:value-type="string">
            <text:p>ian hanomansing</text:p>
          </table:table-cell>
          <table:table-cell table:style-name="ce12" table:content-validation-name="val1" table:formula="of:=IF(COUNTIF([$Elected.$A$1:.$A$1048576];[.F173]); &quot;Elected&quot;; IF(COUNTIF([$Parties.$A$1:.$A$1048576];[.F173]); &quot;Party&quot;; IF(COUNTIF([$Locations.$A$1:.$A$1048576];[.F173]); &quot;Location&quot;; IF(COUNTIF([$Contested.$A$1:.$A$1048576];[.F173]); &quot;Contested&quot;; IF(COUNTIF([$Governance.$A$1:.$A$1048576];[.F173]); &quot;Governance&quot;; IF(COUNTIF([$Incorrect.$A$1:.$A$1048576];[.F173]); &quot;Incorrect&quot;; IF(COUNTIF([$Politicians.$A$1:.$A$1048576];[.F173]); &quot;Politician&quot;; IF(COUNTIF([$Journalists.$A$1:.$A$1048576];[.F17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73]); &quot;Elected&quot;; IF(COUNTIF([$Parties.$A$1:.$A$1048576];[.H173]); &quot;Party&quot;; IF(COUNTIF([$Locations.$A$1:.$A$1048576];[.H173]); &quot;Location&quot;; IF(COUNTIF([$Contested.$A$1:.$A$1048576];[.H173]); &quot;Contested&quot;; IF(COUNTIF([$Governance.$A$1:.$A$1048576];[.H173]); &quot;Governance&quot;; IF(COUNTIF([$Incorrect.$A$1:.$A$1048576];[.H173]); &quot;Incorrect&quot;; IF(COUNTIF([$Politicians.$A$1:.$A$1048576];[.H173]); &quot;Politician&quot;; IF(COUNTIF([$Journalists.$A$1:.$A$1048576];[.H1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5" calcext:value-type="float">
            <text:p>165</text:p>
          </table:table-cell>
          <table:table-cell table:style-name="ce7" office:value-type="string" calcext:value-type="string">
            <text:p>René Arseneault</text:p>
          </table:table-cell>
          <table:table-cell table:style-name="ce12" table:content-validation-name="val1" table:formula="of:=IF(COUNTIF([$Elected.$A$1:.$A$1048576];[.B174]); &quot;Elected&quot;; IF(COUNTIF([$Parties.$A$1:.$A$1048576];[.B174]); &quot;Party&quot;; IF(COUNTIF([$Locations.$A$1:.$A$1048576];[.B174]); &quot;Location&quot;; IF(COUNTIF([$Contested.$A$1:.$A$1048576];[.B174]); &quot;Contested&quot;; IF(COUNTIF([$Governance.$A$1:.$A$1048576];[.B174]); &quot;Governance&quot;; IF(COUNTIF([$Incorrect.$A$1:.$A$1048576];[.B174]); &quot;Incorrect&quot;; IF(COUNTIF([$Politicians.$A$1:.$A$1048576];[.B174]); &quot;Politician&quot;; IF(COUNTIF([$Journalists.$A$1:.$A$1048576];[.B17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4]); &quot;Elected&quot;; IF(COUNTIF([$Parties.$A$1:.$A$1048576];[.D174]); &quot;Party&quot;; IF(COUNTIF([$Locations.$A$1:.$A$1048576];[.D174]); &quot;Location&quot;; IF(COUNTIF([$Contested.$A$1:.$A$1048576];[.D174]); &quot;Contested&quot;; IF(COUNTIF([$Governance.$A$1:.$A$1048576];[.D174]); &quot;Governance&quot;; IF(COUNTIF([$Incorrect.$A$1:.$A$1048576];[.D174]); &quot;Incorrect&quot;; IF(COUNTIF([$Politicians.$A$1:.$A$1048576];[.D174]); &quot;Politician&quot;; IF(COUNTIF([$Journalists.$A$1:.$A$1048576];[.D174]); &quot;Journalist&quot;; &quot;&quot;))))))))">
            <text:p/>
          </table:table-cell>
          <table:table-cell table:style-name="ce7" office:value-type="string" calcext:value-type="string">
            <text:p>oregon</text:p>
          </table:table-cell>
          <table:table-cell table:style-name="ce12" table:content-validation-name="val1" table:formula="of:=IF(COUNTIF([$Elected.$A$1:.$A$1048576];[.F174]); &quot;Elected&quot;; IF(COUNTIF([$Parties.$A$1:.$A$1048576];[.F174]); &quot;Party&quot;; IF(COUNTIF([$Locations.$A$1:.$A$1048576];[.F174]); &quot;Location&quot;; IF(COUNTIF([$Contested.$A$1:.$A$1048576];[.F174]); &quot;Contested&quot;; IF(COUNTIF([$Governance.$A$1:.$A$1048576];[.F174]); &quot;Governance&quot;; IF(COUNTIF([$Incorrect.$A$1:.$A$1048576];[.F174]); &quot;Incorrect&quot;; IF(COUNTIF([$Politicians.$A$1:.$A$1048576];[.F174]); &quot;Politician&quot;; IF(COUNTIF([$Journalists.$A$1:.$A$1048576];[.F1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4]); &quot;Elected&quot;; IF(COUNTIF([$Parties.$A$1:.$A$1048576];[.H174]); &quot;Party&quot;; IF(COUNTIF([$Locations.$A$1:.$A$1048576];[.H174]); &quot;Location&quot;; IF(COUNTIF([$Contested.$A$1:.$A$1048576];[.H174]); &quot;Contested&quot;; IF(COUNTIF([$Governance.$A$1:.$A$1048576];[.H174]); &quot;Governance&quot;; IF(COUNTIF([$Incorrect.$A$1:.$A$1048576];[.H174]); &quot;Incorrect&quot;; IF(COUNTIF([$Politicians.$A$1:.$A$1048576];[.H174]); &quot;Politician&quot;; IF(COUNTIF([$Journalists.$A$1:.$A$1048576];[.H1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6" calcext:value-type="float">
            <text:p>166</text:p>
          </table:table-cell>
          <table:table-cell table:style-name="ce7" office:value-type="string" calcext:value-type="string">
            <text:p>Alex Ruff</text:p>
          </table:table-cell>
          <table:table-cell table:style-name="ce12" table:content-validation-name="val1" table:formula="of:=IF(COUNTIF([$Elected.$A$1:.$A$1048576];[.B175]); &quot;Elected&quot;; IF(COUNTIF([$Parties.$A$1:.$A$1048576];[.B175]); &quot;Party&quot;; IF(COUNTIF([$Locations.$A$1:.$A$1048576];[.B175]); &quot;Location&quot;; IF(COUNTIF([$Contested.$A$1:.$A$1048576];[.B175]); &quot;Contested&quot;; IF(COUNTIF([$Governance.$A$1:.$A$1048576];[.B175]); &quot;Governance&quot;; IF(COUNTIF([$Incorrect.$A$1:.$A$1048576];[.B175]); &quot;Incorrect&quot;; IF(COUNTIF([$Politicians.$A$1:.$A$1048576];[.B175]); &quot;Politician&quot;; IF(COUNTIF([$Journalists.$A$1:.$A$1048576];[.B17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5]); &quot;Elected&quot;; IF(COUNTIF([$Parties.$A$1:.$A$1048576];[.D175]); &quot;Party&quot;; IF(COUNTIF([$Locations.$A$1:.$A$1048576];[.D175]); &quot;Location&quot;; IF(COUNTIF([$Contested.$A$1:.$A$1048576];[.D175]); &quot;Contested&quot;; IF(COUNTIF([$Governance.$A$1:.$A$1048576];[.D175]); &quot;Governance&quot;; IF(COUNTIF([$Incorrect.$A$1:.$A$1048576];[.D175]); &quot;Incorrect&quot;; IF(COUNTIF([$Politicians.$A$1:.$A$1048576];[.D175]); &quot;Politician&quot;; IF(COUNTIF([$Journalists.$A$1:.$A$1048576];[.D175]); &quot;Journalist&quot;; &quot;&quot;))))))))">
            <text:p/>
          </table:table-cell>
          <table:table-cell table:style-name="ce7" office:value-type="string" calcext:value-type="string">
            <text:p>matthew green</text:p>
          </table:table-cell>
          <table:table-cell table:style-name="ce12" table:content-validation-name="val1" table:formula="of:=IF(COUNTIF([$Elected.$A$1:.$A$1048576];[.F175]); &quot;Elected&quot;; IF(COUNTIF([$Parties.$A$1:.$A$1048576];[.F175]); &quot;Party&quot;; IF(COUNTIF([$Locations.$A$1:.$A$1048576];[.F175]); &quot;Location&quot;; IF(COUNTIF([$Contested.$A$1:.$A$1048576];[.F175]); &quot;Contested&quot;; IF(COUNTIF([$Governance.$A$1:.$A$1048576];[.F175]); &quot;Governance&quot;; IF(COUNTIF([$Incorrect.$A$1:.$A$1048576];[.F175]); &quot;Incorrect&quot;; IF(COUNTIF([$Politicians.$A$1:.$A$1048576];[.F175]); &quot;Politician&quot;; IF(COUNTIF([$Journalists.$A$1:.$A$1048576];[.F17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75]); &quot;Elected&quot;; IF(COUNTIF([$Parties.$A$1:.$A$1048576];[.H175]); &quot;Party&quot;; IF(COUNTIF([$Locations.$A$1:.$A$1048576];[.H175]); &quot;Location&quot;; IF(COUNTIF([$Contested.$A$1:.$A$1048576];[.H175]); &quot;Contested&quot;; IF(COUNTIF([$Governance.$A$1:.$A$1048576];[.H175]); &quot;Governance&quot;; IF(COUNTIF([$Incorrect.$A$1:.$A$1048576];[.H175]); &quot;Incorrect&quot;; IF(COUNTIF([$Politicians.$A$1:.$A$1048576];[.H175]); &quot;Politician&quot;; IF(COUNTIF([$Journalists.$A$1:.$A$1048576];[.H1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7" calcext:value-type="float">
            <text:p>167</text:p>
          </table:table-cell>
          <table:table-cell table:style-name="ce7" office:value-type="string" calcext:value-type="string">
            <text:p>Yves Robillard</text:p>
          </table:table-cell>
          <table:table-cell table:style-name="ce12" table:content-validation-name="val1" table:formula="of:=IF(COUNTIF([$Elected.$A$1:.$A$1048576];[.B176]); &quot;Elected&quot;; IF(COUNTIF([$Parties.$A$1:.$A$1048576];[.B176]); &quot;Party&quot;; IF(COUNTIF([$Locations.$A$1:.$A$1048576];[.B176]); &quot;Location&quot;; IF(COUNTIF([$Contested.$A$1:.$A$1048576];[.B176]); &quot;Contested&quot;; IF(COUNTIF([$Governance.$A$1:.$A$1048576];[.B176]); &quot;Governance&quot;; IF(COUNTIF([$Incorrect.$A$1:.$A$1048576];[.B176]); &quot;Incorrect&quot;; IF(COUNTIF([$Politicians.$A$1:.$A$1048576];[.B176]); &quot;Politician&quot;; IF(COUNTIF([$Journalists.$A$1:.$A$1048576];[.B17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6]); &quot;Elected&quot;; IF(COUNTIF([$Parties.$A$1:.$A$1048576];[.D176]); &quot;Party&quot;; IF(COUNTIF([$Locations.$A$1:.$A$1048576];[.D176]); &quot;Location&quot;; IF(COUNTIF([$Contested.$A$1:.$A$1048576];[.D176]); &quot;Contested&quot;; IF(COUNTIF([$Governance.$A$1:.$A$1048576];[.D176]); &quot;Governance&quot;; IF(COUNTIF([$Incorrect.$A$1:.$A$1048576];[.D176]); &quot;Incorrect&quot;; IF(COUNTIF([$Politicians.$A$1:.$A$1048576];[.D176]); &quot;Politician&quot;; IF(COUNTIF([$Journalists.$A$1:.$A$1048576];[.D176]); &quot;Journalist&quot;; &quot;&quot;))))))))">
            <text:p/>
          </table:table-cell>
          <table:table-cell table:style-name="ce7" office:value-type="string" calcext:value-type="string">
            <text:p>oakville</text:p>
          </table:table-cell>
          <table:table-cell table:style-name="ce12" table:content-validation-name="val1" table:formula="of:=IF(COUNTIF([$Elected.$A$1:.$A$1048576];[.F176]); &quot;Elected&quot;; IF(COUNTIF([$Parties.$A$1:.$A$1048576];[.F176]); &quot;Party&quot;; IF(COUNTIF([$Locations.$A$1:.$A$1048576];[.F176]); &quot;Location&quot;; IF(COUNTIF([$Contested.$A$1:.$A$1048576];[.F176]); &quot;Contested&quot;; IF(COUNTIF([$Governance.$A$1:.$A$1048576];[.F176]); &quot;Governance&quot;; IF(COUNTIF([$Incorrect.$A$1:.$A$1048576];[.F176]); &quot;Incorrect&quot;; IF(COUNTIF([$Politicians.$A$1:.$A$1048576];[.F176]); &quot;Politician&quot;; IF(COUNTIF([$Journalists.$A$1:.$A$1048576];[.F17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76]); &quot;Elected&quot;; IF(COUNTIF([$Parties.$A$1:.$A$1048576];[.H176]); &quot;Party&quot;; IF(COUNTIF([$Locations.$A$1:.$A$1048576];[.H176]); &quot;Location&quot;; IF(COUNTIF([$Contested.$A$1:.$A$1048576];[.H176]); &quot;Contested&quot;; IF(COUNTIF([$Governance.$A$1:.$A$1048576];[.H176]); &quot;Governance&quot;; IF(COUNTIF([$Incorrect.$A$1:.$A$1048576];[.H176]); &quot;Incorrect&quot;; IF(COUNTIF([$Politicians.$A$1:.$A$1048576];[.H176]); &quot;Politician&quot;; IF(COUNTIF([$Journalists.$A$1:.$A$1048576];[.H1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8" calcext:value-type="float">
            <text:p>168</text:p>
          </table:table-cell>
          <table:table-cell table:style-name="ce7" office:value-type="string" calcext:value-type="string">
            <text:p>Alexandre Boulerice</text:p>
          </table:table-cell>
          <table:table-cell table:style-name="ce12" table:content-validation-name="val1" table:formula="of:=IF(COUNTIF([$Elected.$A$1:.$A$1048576];[.B177]); &quot;Elected&quot;; IF(COUNTIF([$Parties.$A$1:.$A$1048576];[.B177]); &quot;Party&quot;; IF(COUNTIF([$Locations.$A$1:.$A$1048576];[.B177]); &quot;Location&quot;; IF(COUNTIF([$Contested.$A$1:.$A$1048576];[.B177]); &quot;Contested&quot;; IF(COUNTIF([$Governance.$A$1:.$A$1048576];[.B177]); &quot;Governance&quot;; IF(COUNTIF([$Incorrect.$A$1:.$A$1048576];[.B177]); &quot;Incorrect&quot;; IF(COUNTIF([$Politicians.$A$1:.$A$1048576];[.B177]); &quot;Politician&quot;; IF(COUNTIF([$Journalists.$A$1:.$A$1048576];[.B17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7]); &quot;Elected&quot;; IF(COUNTIF([$Parties.$A$1:.$A$1048576];[.D177]); &quot;Party&quot;; IF(COUNTIF([$Locations.$A$1:.$A$1048576];[.D177]); &quot;Location&quot;; IF(COUNTIF([$Contested.$A$1:.$A$1048576];[.D177]); &quot;Contested&quot;; IF(COUNTIF([$Governance.$A$1:.$A$1048576];[.D177]); &quot;Governance&quot;; IF(COUNTIF([$Incorrect.$A$1:.$A$1048576];[.D177]); &quot;Incorrect&quot;; IF(COUNTIF([$Politicians.$A$1:.$A$1048576];[.D177]); &quot;Politician&quot;; IF(COUNTIF([$Journalists.$A$1:.$A$1048576];[.D177]); &quot;Journalist&quot;; &quot;&quot;))))))))">
            <text:p/>
          </table:table-cell>
          <table:table-cell table:style-name="ce7" office:value-type="string" calcext:value-type="string">
            <text:p>facebook</text:p>
          </table:table-cell>
          <table:table-cell table:style-name="ce12" table:content-validation-name="val1" table:formula="of:=IF(COUNTIF([$Elected.$A$1:.$A$1048576];[.F177]); &quot;Elected&quot;; IF(COUNTIF([$Parties.$A$1:.$A$1048576];[.F177]); &quot;Party&quot;; IF(COUNTIF([$Locations.$A$1:.$A$1048576];[.F177]); &quot;Location&quot;; IF(COUNTIF([$Contested.$A$1:.$A$1048576];[.F177]); &quot;Contested&quot;; IF(COUNTIF([$Governance.$A$1:.$A$1048576];[.F177]); &quot;Governance&quot;; IF(COUNTIF([$Incorrect.$A$1:.$A$1048576];[.F177]); &quot;Incorrect&quot;; IF(COUNTIF([$Politicians.$A$1:.$A$1048576];[.F177]); &quot;Politician&quot;; IF(COUNTIF([$Journalists.$A$1:.$A$1048576];[.F1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7]); &quot;Elected&quot;; IF(COUNTIF([$Parties.$A$1:.$A$1048576];[.H177]); &quot;Party&quot;; IF(COUNTIF([$Locations.$A$1:.$A$1048576];[.H177]); &quot;Location&quot;; IF(COUNTIF([$Contested.$A$1:.$A$1048576];[.H177]); &quot;Contested&quot;; IF(COUNTIF([$Governance.$A$1:.$A$1048576];[.H177]); &quot;Governance&quot;; IF(COUNTIF([$Incorrect.$A$1:.$A$1048576];[.H177]); &quot;Incorrect&quot;; IF(COUNTIF([$Politicians.$A$1:.$A$1048576];[.H177]); &quot;Politician&quot;; IF(COUNTIF([$Journalists.$A$1:.$A$1048576];[.H1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69" calcext:value-type="float">
            <text:p>169</text:p>
          </table:table-cell>
          <table:table-cell table:style-name="ce7" office:value-type="string" calcext:value-type="string">
            <text:p>Brian Masse</text:p>
          </table:table-cell>
          <table:table-cell table:style-name="ce12" table:content-validation-name="val1" table:formula="of:=IF(COUNTIF([$Elected.$A$1:.$A$1048576];[.B178]); &quot;Elected&quot;; IF(COUNTIF([$Parties.$A$1:.$A$1048576];[.B178]); &quot;Party&quot;; IF(COUNTIF([$Locations.$A$1:.$A$1048576];[.B178]); &quot;Location&quot;; IF(COUNTIF([$Contested.$A$1:.$A$1048576];[.B178]); &quot;Contested&quot;; IF(COUNTIF([$Governance.$A$1:.$A$1048576];[.B178]); &quot;Governance&quot;; IF(COUNTIF([$Incorrect.$A$1:.$A$1048576];[.B178]); &quot;Incorrect&quot;; IF(COUNTIF([$Politicians.$A$1:.$A$1048576];[.B178]); &quot;Politician&quot;; IF(COUNTIF([$Journalists.$A$1:.$A$1048576];[.B17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8]); &quot;Elected&quot;; IF(COUNTIF([$Parties.$A$1:.$A$1048576];[.D178]); &quot;Party&quot;; IF(COUNTIF([$Locations.$A$1:.$A$1048576];[.D178]); &quot;Location&quot;; IF(COUNTIF([$Contested.$A$1:.$A$1048576];[.D178]); &quot;Contested&quot;; IF(COUNTIF([$Governance.$A$1:.$A$1048576];[.D178]); &quot;Governance&quot;; IF(COUNTIF([$Incorrect.$A$1:.$A$1048576];[.D178]); &quot;Incorrect&quot;; IF(COUNTIF([$Politicians.$A$1:.$A$1048576];[.D178]); &quot;Politician&quot;; IF(COUNTIF([$Journalists.$A$1:.$A$1048576];[.D178]); &quot;Journalist&quot;; &quot;&quot;))))))))">
            <text:p/>
          </table:table-cell>
          <table:table-cell table:style-name="ce7" office:value-type="string" calcext:value-type="string">
            <text:p>red deer</text:p>
          </table:table-cell>
          <table:table-cell table:style-name="ce12" table:content-validation-name="val1" table:formula="of:=IF(COUNTIF([$Elected.$A$1:.$A$1048576];[.F178]); &quot;Elected&quot;; IF(COUNTIF([$Parties.$A$1:.$A$1048576];[.F178]); &quot;Party&quot;; IF(COUNTIF([$Locations.$A$1:.$A$1048576];[.F178]); &quot;Location&quot;; IF(COUNTIF([$Contested.$A$1:.$A$1048576];[.F178]); &quot;Contested&quot;; IF(COUNTIF([$Governance.$A$1:.$A$1048576];[.F178]); &quot;Governance&quot;; IF(COUNTIF([$Incorrect.$A$1:.$A$1048576];[.F178]); &quot;Incorrect&quot;; IF(COUNTIF([$Politicians.$A$1:.$A$1048576];[.F178]); &quot;Politician&quot;; IF(COUNTIF([$Journalists.$A$1:.$A$1048576];[.F1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8]); &quot;Elected&quot;; IF(COUNTIF([$Parties.$A$1:.$A$1048576];[.H178]); &quot;Party&quot;; IF(COUNTIF([$Locations.$A$1:.$A$1048576];[.H178]); &quot;Location&quot;; IF(COUNTIF([$Contested.$A$1:.$A$1048576];[.H178]); &quot;Contested&quot;; IF(COUNTIF([$Governance.$A$1:.$A$1048576];[.H178]); &quot;Governance&quot;; IF(COUNTIF([$Incorrect.$A$1:.$A$1048576];[.H178]); &quot;Incorrect&quot;; IF(COUNTIF([$Politicians.$A$1:.$A$1048576];[.H178]); &quot;Politician&quot;; IF(COUNTIF([$Journalists.$A$1:.$A$1048576];[.H1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0" calcext:value-type="float">
            <text:p>170</text:p>
          </table:table-cell>
          <table:table-cell table:style-name="ce7" office:value-type="string" calcext:value-type="string">
            <text:p>Maxime Blanchette-Joncas</text:p>
          </table:table-cell>
          <table:table-cell table:style-name="ce12" table:content-validation-name="val1" table:formula="of:=IF(COUNTIF([$Elected.$A$1:.$A$1048576];[.B179]); &quot;Elected&quot;; IF(COUNTIF([$Parties.$A$1:.$A$1048576];[.B179]); &quot;Party&quot;; IF(COUNTIF([$Locations.$A$1:.$A$1048576];[.B179]); &quot;Location&quot;; IF(COUNTIF([$Contested.$A$1:.$A$1048576];[.B179]); &quot;Contested&quot;; IF(COUNTIF([$Governance.$A$1:.$A$1048576];[.B179]); &quot;Governance&quot;; IF(COUNTIF([$Incorrect.$A$1:.$A$1048576];[.B179]); &quot;Incorrect&quot;; IF(COUNTIF([$Politicians.$A$1:.$A$1048576];[.B179]); &quot;Politician&quot;; IF(COUNTIF([$Journalists.$A$1:.$A$1048576];[.B17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9]); &quot;Elected&quot;; IF(COUNTIF([$Parties.$A$1:.$A$1048576];[.D179]); &quot;Party&quot;; IF(COUNTIF([$Locations.$A$1:.$A$1048576];[.D179]); &quot;Location&quot;; IF(COUNTIF([$Contested.$A$1:.$A$1048576];[.D179]); &quot;Contested&quot;; IF(COUNTIF([$Governance.$A$1:.$A$1048576];[.D179]); &quot;Governance&quot;; IF(COUNTIF([$Incorrect.$A$1:.$A$1048576];[.D179]); &quot;Incorrect&quot;; IF(COUNTIF([$Politicians.$A$1:.$A$1048576];[.D179]); &quot;Politician&quot;; IF(COUNTIF([$Journalists.$A$1:.$A$1048576];[.D179]); &quot;Journalist&quot;; &quot;&quot;))))))))">
            <text:p/>
          </table:table-cell>
          <table:table-cell table:style-name="ce7" office:value-type="string" calcext:value-type="string">
            <text:p>costco</text:p>
          </table:table-cell>
          <table:table-cell table:style-name="ce12" table:content-validation-name="val1" table:formula="of:=IF(COUNTIF([$Elected.$A$1:.$A$1048576];[.F179]); &quot;Elected&quot;; IF(COUNTIF([$Parties.$A$1:.$A$1048576];[.F179]); &quot;Party&quot;; IF(COUNTIF([$Locations.$A$1:.$A$1048576];[.F179]); &quot;Location&quot;; IF(COUNTIF([$Contested.$A$1:.$A$1048576];[.F179]); &quot;Contested&quot;; IF(COUNTIF([$Governance.$A$1:.$A$1048576];[.F179]); &quot;Governance&quot;; IF(COUNTIF([$Incorrect.$A$1:.$A$1048576];[.F179]); &quot;Incorrect&quot;; IF(COUNTIF([$Politicians.$A$1:.$A$1048576];[.F179]); &quot;Politician&quot;; IF(COUNTIF([$Journalists.$A$1:.$A$1048576];[.F17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9]); &quot;Elected&quot;; IF(COUNTIF([$Parties.$A$1:.$A$1048576];[.H179]); &quot;Party&quot;; IF(COUNTIF([$Locations.$A$1:.$A$1048576];[.H179]); &quot;Location&quot;; IF(COUNTIF([$Contested.$A$1:.$A$1048576];[.H179]); &quot;Contested&quot;; IF(COUNTIF([$Governance.$A$1:.$A$1048576];[.H179]); &quot;Governance&quot;; IF(COUNTIF([$Incorrect.$A$1:.$A$1048576];[.H179]); &quot;Incorrect&quot;; IF(COUNTIF([$Politicians.$A$1:.$A$1048576];[.H179]); &quot;Politician&quot;; IF(COUNTIF([$Journalists.$A$1:.$A$1048576];[.H1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1" calcext:value-type="float">
            <text:p>171</text:p>
          </table:table-cell>
          <table:table-cell table:style-name="ce7" office:value-type="string" calcext:value-type="string">
            <text:p>Leah Gazan</text:p>
          </table:table-cell>
          <table:table-cell table:style-name="ce12" table:content-validation-name="val1" table:formula="of:=IF(COUNTIF([$Elected.$A$1:.$A$1048576];[.B180]); &quot;Elected&quot;; IF(COUNTIF([$Parties.$A$1:.$A$1048576];[.B180]); &quot;Party&quot;; IF(COUNTIF([$Locations.$A$1:.$A$1048576];[.B180]); &quot;Location&quot;; IF(COUNTIF([$Contested.$A$1:.$A$1048576];[.B180]); &quot;Contested&quot;; IF(COUNTIF([$Governance.$A$1:.$A$1048576];[.B180]); &quot;Governance&quot;; IF(COUNTIF([$Incorrect.$A$1:.$A$1048576];[.B180]); &quot;Incorrect&quot;; IF(COUNTIF([$Politicians.$A$1:.$A$1048576];[.B180]); &quot;Politician&quot;; IF(COUNTIF([$Journalists.$A$1:.$A$1048576];[.B18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0]); &quot;Elected&quot;; IF(COUNTIF([$Parties.$A$1:.$A$1048576];[.D180]); &quot;Party&quot;; IF(COUNTIF([$Locations.$A$1:.$A$1048576];[.D180]); &quot;Location&quot;; IF(COUNTIF([$Contested.$A$1:.$A$1048576];[.D180]); &quot;Contested&quot;; IF(COUNTIF([$Governance.$A$1:.$A$1048576];[.D180]); &quot;Governance&quot;; IF(COUNTIF([$Incorrect.$A$1:.$A$1048576];[.D180]); &quot;Incorrect&quot;; IF(COUNTIF([$Politicians.$A$1:.$A$1048576];[.D180]); &quot;Politician&quot;; IF(COUNTIF([$Journalists.$A$1:.$A$1048576];[.D180]); &quot;Journalist&quot;; &quot;&quot;))))))))">
            <text:p/>
          </table:table-cell>
          <table:table-cell table:style-name="ce7" office:value-type="string" calcext:value-type="string">
            <text:p>jack posobiec</text:p>
          </table:table-cell>
          <table:table-cell table:style-name="ce12" table:content-validation-name="val1" table:formula="of:=IF(COUNTIF([$Elected.$A$1:.$A$1048576];[.F180]); &quot;Elected&quot;; IF(COUNTIF([$Parties.$A$1:.$A$1048576];[.F180]); &quot;Party&quot;; IF(COUNTIF([$Locations.$A$1:.$A$1048576];[.F180]); &quot;Location&quot;; IF(COUNTIF([$Contested.$A$1:.$A$1048576];[.F180]); &quot;Contested&quot;; IF(COUNTIF([$Governance.$A$1:.$A$1048576];[.F180]); &quot;Governance&quot;; IF(COUNTIF([$Incorrect.$A$1:.$A$1048576];[.F180]); &quot;Incorrect&quot;; IF(COUNTIF([$Politicians.$A$1:.$A$1048576];[.F180]); &quot;Politician&quot;; IF(COUNTIF([$Journalists.$A$1:.$A$1048576];[.F18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0]); &quot;Elected&quot;; IF(COUNTIF([$Parties.$A$1:.$A$1048576];[.H180]); &quot;Party&quot;; IF(COUNTIF([$Locations.$A$1:.$A$1048576];[.H180]); &quot;Location&quot;; IF(COUNTIF([$Contested.$A$1:.$A$1048576];[.H180]); &quot;Contested&quot;; IF(COUNTIF([$Governance.$A$1:.$A$1048576];[.H180]); &quot;Governance&quot;; IF(COUNTIF([$Incorrect.$A$1:.$A$1048576];[.H180]); &quot;Incorrect&quot;; IF(COUNTIF([$Politicians.$A$1:.$A$1048576];[.H180]); &quot;Politician&quot;; IF(COUNTIF([$Journalists.$A$1:.$A$1048576];[.H1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2" calcext:value-type="float">
            <text:p>172</text:p>
          </table:table-cell>
          <table:table-cell table:style-name="ce7" office:value-type="string" calcext:value-type="string">
            <text:p>Chad Collins (politician)</text:p>
          </table:table-cell>
          <table:table-cell table:style-name="ce12" table:content-validation-name="val1" table:formula="of:=IF(COUNTIF([$Elected.$A$1:.$A$1048576];[.B181]); &quot;Elected&quot;; IF(COUNTIF([$Parties.$A$1:.$A$1048576];[.B181]); &quot;Party&quot;; IF(COUNTIF([$Locations.$A$1:.$A$1048576];[.B181]); &quot;Location&quot;; IF(COUNTIF([$Contested.$A$1:.$A$1048576];[.B181]); &quot;Contested&quot;; IF(COUNTIF([$Governance.$A$1:.$A$1048576];[.B181]); &quot;Governance&quot;; IF(COUNTIF([$Incorrect.$A$1:.$A$1048576];[.B181]); &quot;Incorrect&quot;; IF(COUNTIF([$Politicians.$A$1:.$A$1048576];[.B181]); &quot;Politician&quot;; IF(COUNTIF([$Journalists.$A$1:.$A$1048576];[.B1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1]); &quot;Elected&quot;; IF(COUNTIF([$Parties.$A$1:.$A$1048576];[.D181]); &quot;Party&quot;; IF(COUNTIF([$Locations.$A$1:.$A$1048576];[.D181]); &quot;Location&quot;; IF(COUNTIF([$Contested.$A$1:.$A$1048576];[.D181]); &quot;Contested&quot;; IF(COUNTIF([$Governance.$A$1:.$A$1048576];[.D181]); &quot;Governance&quot;; IF(COUNTIF([$Incorrect.$A$1:.$A$1048576];[.D181]); &quot;Incorrect&quot;; IF(COUNTIF([$Politicians.$A$1:.$A$1048576];[.D181]); &quot;Politician&quot;; IF(COUNTIF([$Journalists.$A$1:.$A$1048576];[.D181]); &quot;Journalist&quot;; &quot;&quot;))))))))">
            <text:p/>
          </table:table-cell>
          <table:table-cell table:style-name="ce7" office:value-type="string" calcext:value-type="string">
            <text:p>burnaby south</text:p>
          </table:table-cell>
          <table:table-cell table:style-name="ce12" table:content-validation-name="val1" table:formula="of:=IF(COUNTIF([$Elected.$A$1:.$A$1048576];[.F181]); &quot;Elected&quot;; IF(COUNTIF([$Parties.$A$1:.$A$1048576];[.F181]); &quot;Party&quot;; IF(COUNTIF([$Locations.$A$1:.$A$1048576];[.F181]); &quot;Location&quot;; IF(COUNTIF([$Contested.$A$1:.$A$1048576];[.F181]); &quot;Contested&quot;; IF(COUNTIF([$Governance.$A$1:.$A$1048576];[.F181]); &quot;Governance&quot;; IF(COUNTIF([$Incorrect.$A$1:.$A$1048576];[.F181]); &quot;Incorrect&quot;; IF(COUNTIF([$Politicians.$A$1:.$A$1048576];[.F181]); &quot;Politician&quot;; IF(COUNTIF([$Journalists.$A$1:.$A$1048576];[.F18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1]); &quot;Elected&quot;; IF(COUNTIF([$Parties.$A$1:.$A$1048576];[.H181]); &quot;Party&quot;; IF(COUNTIF([$Locations.$A$1:.$A$1048576];[.H181]); &quot;Location&quot;; IF(COUNTIF([$Contested.$A$1:.$A$1048576];[.H181]); &quot;Contested&quot;; IF(COUNTIF([$Governance.$A$1:.$A$1048576];[.H181]); &quot;Governance&quot;; IF(COUNTIF([$Incorrect.$A$1:.$A$1048576];[.H181]); &quot;Incorrect&quot;; IF(COUNTIF([$Politicians.$A$1:.$A$1048576];[.H181]); &quot;Politician&quot;; IF(COUNTIF([$Journalists.$A$1:.$A$1048576];[.H1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3" calcext:value-type="float">
            <text:p>173</text:p>
          </table:table-cell>
          <table:table-cell table:style-name="ce7" office:value-type="string" calcext:value-type="string">
            <text:p>Lisa Hepfner</text:p>
          </table:table-cell>
          <table:table-cell table:style-name="ce12" table:content-validation-name="val1" table:formula="of:=IF(COUNTIF([$Elected.$A$1:.$A$1048576];[.B182]); &quot;Elected&quot;; IF(COUNTIF([$Parties.$A$1:.$A$1048576];[.B182]); &quot;Party&quot;; IF(COUNTIF([$Locations.$A$1:.$A$1048576];[.B182]); &quot;Location&quot;; IF(COUNTIF([$Contested.$A$1:.$A$1048576];[.B182]); &quot;Contested&quot;; IF(COUNTIF([$Governance.$A$1:.$A$1048576];[.B182]); &quot;Governance&quot;; IF(COUNTIF([$Incorrect.$A$1:.$A$1048576];[.B182]); &quot;Incorrect&quot;; IF(COUNTIF([$Politicians.$A$1:.$A$1048576];[.B182]); &quot;Politician&quot;; IF(COUNTIF([$Journalists.$A$1:.$A$1048576];[.B18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2]); &quot;Elected&quot;; IF(COUNTIF([$Parties.$A$1:.$A$1048576];[.D182]); &quot;Party&quot;; IF(COUNTIF([$Locations.$A$1:.$A$1048576];[.D182]); &quot;Location&quot;; IF(COUNTIF([$Contested.$A$1:.$A$1048576];[.D182]); &quot;Contested&quot;; IF(COUNTIF([$Governance.$A$1:.$A$1048576];[.D182]); &quot;Governance&quot;; IF(COUNTIF([$Incorrect.$A$1:.$A$1048576];[.D182]); &quot;Incorrect&quot;; IF(COUNTIF([$Politicians.$A$1:.$A$1048576];[.D182]); &quot;Politician&quot;; IF(COUNTIF([$Journalists.$A$1:.$A$1048576];[.D182]); &quot;Journalist&quot;; &quot;&quot;))))))))">
            <text:p/>
          </table:table-cell>
          <table:table-cell table:style-name="ce7" office:value-type="string" calcext:value-type="string">
            <text:p>chris</text:p>
          </table:table-cell>
          <table:table-cell table:style-name="ce12" table:content-validation-name="val1" table:formula="of:=IF(COUNTIF([$Elected.$A$1:.$A$1048576];[.F182]); &quot;Elected&quot;; IF(COUNTIF([$Parties.$A$1:.$A$1048576];[.F182]); &quot;Party&quot;; IF(COUNTIF([$Locations.$A$1:.$A$1048576];[.F182]); &quot;Location&quot;; IF(COUNTIF([$Contested.$A$1:.$A$1048576];[.F182]); &quot;Contested&quot;; IF(COUNTIF([$Governance.$A$1:.$A$1048576];[.F182]); &quot;Governance&quot;; IF(COUNTIF([$Incorrect.$A$1:.$A$1048576];[.F182]); &quot;Incorrect&quot;; IF(COUNTIF([$Politicians.$A$1:.$A$1048576];[.F182]); &quot;Politician&quot;; IF(COUNTIF([$Journalists.$A$1:.$A$1048576];[.F1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2]); &quot;Elected&quot;; IF(COUNTIF([$Parties.$A$1:.$A$1048576];[.H182]); &quot;Party&quot;; IF(COUNTIF([$Locations.$A$1:.$A$1048576];[.H182]); &quot;Location&quot;; IF(COUNTIF([$Contested.$A$1:.$A$1048576];[.H182]); &quot;Contested&quot;; IF(COUNTIF([$Governance.$A$1:.$A$1048576];[.H182]); &quot;Governance&quot;; IF(COUNTIF([$Incorrect.$A$1:.$A$1048576];[.H182]); &quot;Incorrect&quot;; IF(COUNTIF([$Politicians.$A$1:.$A$1048576];[.H182]); &quot;Politician&quot;; IF(COUNTIF([$Journalists.$A$1:.$A$1048576];[.H1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4" calcext:value-type="float">
            <text:p>174</text:p>
          </table:table-cell>
          <table:table-cell table:style-name="ce7" office:value-type="string" calcext:value-type="string">
            <text:p>Yvan Baker</text:p>
          </table:table-cell>
          <table:table-cell table:style-name="ce12" table:content-validation-name="val1" table:formula="of:=IF(COUNTIF([$Elected.$A$1:.$A$1048576];[.B183]); &quot;Elected&quot;; IF(COUNTIF([$Parties.$A$1:.$A$1048576];[.B183]); &quot;Party&quot;; IF(COUNTIF([$Locations.$A$1:.$A$1048576];[.B183]); &quot;Location&quot;; IF(COUNTIF([$Contested.$A$1:.$A$1048576];[.B183]); &quot;Contested&quot;; IF(COUNTIF([$Governance.$A$1:.$A$1048576];[.B183]); &quot;Governance&quot;; IF(COUNTIF([$Incorrect.$A$1:.$A$1048576];[.B183]); &quot;Incorrect&quot;; IF(COUNTIF([$Politicians.$A$1:.$A$1048576];[.B183]); &quot;Politician&quot;; IF(COUNTIF([$Journalists.$A$1:.$A$1048576];[.B1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3]); &quot;Elected&quot;; IF(COUNTIF([$Parties.$A$1:.$A$1048576];[.D183]); &quot;Party&quot;; IF(COUNTIF([$Locations.$A$1:.$A$1048576];[.D183]); &quot;Location&quot;; IF(COUNTIF([$Contested.$A$1:.$A$1048576];[.D183]); &quot;Contested&quot;; IF(COUNTIF([$Governance.$A$1:.$A$1048576];[.D183]); &quot;Governance&quot;; IF(COUNTIF([$Incorrect.$A$1:.$A$1048576];[.D183]); &quot;Incorrect&quot;; IF(COUNTIF([$Politicians.$A$1:.$A$1048576];[.D183]); &quot;Politician&quot;; IF(COUNTIF([$Journalists.$A$1:.$A$1048576];[.D183]); &quot;Journalist&quot;; &quot;&quot;))))))))">
            <text:p/>
          </table:table-cell>
          <table:table-cell table:style-name="ce7" office:value-type="string" calcext:value-type="string">
            <text:p>lenore zann</text:p>
          </table:table-cell>
          <table:table-cell table:style-name="ce12" table:content-validation-name="val1" table:formula="of:=IF(COUNTIF([$Elected.$A$1:.$A$1048576];[.F183]); &quot;Elected&quot;; IF(COUNTIF([$Parties.$A$1:.$A$1048576];[.F183]); &quot;Party&quot;; IF(COUNTIF([$Locations.$A$1:.$A$1048576];[.F183]); &quot;Location&quot;; IF(COUNTIF([$Contested.$A$1:.$A$1048576];[.F183]); &quot;Contested&quot;; IF(COUNTIF([$Governance.$A$1:.$A$1048576];[.F183]); &quot;Governance&quot;; IF(COUNTIF([$Incorrect.$A$1:.$A$1048576];[.F183]); &quot;Incorrect&quot;; IF(COUNTIF([$Politicians.$A$1:.$A$1048576];[.F183]); &quot;Politician&quot;; IF(COUNTIF([$Journalists.$A$1:.$A$1048576];[.F183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83]); &quot;Elected&quot;; IF(COUNTIF([$Parties.$A$1:.$A$1048576];[.H183]); &quot;Party&quot;; IF(COUNTIF([$Locations.$A$1:.$A$1048576];[.H183]); &quot;Location&quot;; IF(COUNTIF([$Contested.$A$1:.$A$1048576];[.H183]); &quot;Contested&quot;; IF(COUNTIF([$Governance.$A$1:.$A$1048576];[.H183]); &quot;Governance&quot;; IF(COUNTIF([$Incorrect.$A$1:.$A$1048576];[.H183]); &quot;Incorrect&quot;; IF(COUNTIF([$Politicians.$A$1:.$A$1048576];[.H183]); &quot;Politician&quot;; IF(COUNTIF([$Journalists.$A$1:.$A$1048576];[.H1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5" calcext:value-type="float">
            <text:p>175</text:p>
          </table:table-cell>
          <table:table-cell table:style-name="ce7" office:value-type="string" calcext:value-type="string">
            <text:p>Jasraj Hallan</text:p>
          </table:table-cell>
          <table:table-cell table:style-name="ce12" table:content-validation-name="val1" table:formula="of:=IF(COUNTIF([$Elected.$A$1:.$A$1048576];[.B184]); &quot;Elected&quot;; IF(COUNTIF([$Parties.$A$1:.$A$1048576];[.B184]); &quot;Party&quot;; IF(COUNTIF([$Locations.$A$1:.$A$1048576];[.B184]); &quot;Location&quot;; IF(COUNTIF([$Contested.$A$1:.$A$1048576];[.B184]); &quot;Contested&quot;; IF(COUNTIF([$Governance.$A$1:.$A$1048576];[.B184]); &quot;Governance&quot;; IF(COUNTIF([$Incorrect.$A$1:.$A$1048576];[.B184]); &quot;Incorrect&quot;; IF(COUNTIF([$Politicians.$A$1:.$A$1048576];[.B184]); &quot;Politician&quot;; IF(COUNTIF([$Journalists.$A$1:.$A$1048576];[.B18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4]); &quot;Elected&quot;; IF(COUNTIF([$Parties.$A$1:.$A$1048576];[.D184]); &quot;Party&quot;; IF(COUNTIF([$Locations.$A$1:.$A$1048576];[.D184]); &quot;Location&quot;; IF(COUNTIF([$Contested.$A$1:.$A$1048576];[.D184]); &quot;Contested&quot;; IF(COUNTIF([$Governance.$A$1:.$A$1048576];[.D184]); &quot;Governance&quot;; IF(COUNTIF([$Incorrect.$A$1:.$A$1048576];[.D184]); &quot;Incorrect&quot;; IF(COUNTIF([$Politicians.$A$1:.$A$1048576];[.D184]); &quot;Politician&quot;; IF(COUNTIF([$Journalists.$A$1:.$A$1048576];[.D184]); &quot;Journalist&quot;; &quot;&quot;))))))))">
            <text:p/>
          </table:table-cell>
          <table:table-cell table:style-name="ce7" office:value-type="string" calcext:value-type="string">
            <text:p>edmonton centre</text:p>
          </table:table-cell>
          <table:table-cell table:style-name="ce12" table:content-validation-name="val1" table:formula="of:=IF(COUNTIF([$Elected.$A$1:.$A$1048576];[.F184]); &quot;Elected&quot;; IF(COUNTIF([$Parties.$A$1:.$A$1048576];[.F184]); &quot;Party&quot;; IF(COUNTIF([$Locations.$A$1:.$A$1048576];[.F184]); &quot;Location&quot;; IF(COUNTIF([$Contested.$A$1:.$A$1048576];[.F184]); &quot;Contested&quot;; IF(COUNTIF([$Governance.$A$1:.$A$1048576];[.F184]); &quot;Governance&quot;; IF(COUNTIF([$Incorrect.$A$1:.$A$1048576];[.F184]); &quot;Incorrect&quot;; IF(COUNTIF([$Politicians.$A$1:.$A$1048576];[.F184]); &quot;Politician&quot;; IF(COUNTIF([$Journalists.$A$1:.$A$1048576];[.F18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4]); &quot;Elected&quot;; IF(COUNTIF([$Parties.$A$1:.$A$1048576];[.H184]); &quot;Party&quot;; IF(COUNTIF([$Locations.$A$1:.$A$1048576];[.H184]); &quot;Location&quot;; IF(COUNTIF([$Contested.$A$1:.$A$1048576];[.H184]); &quot;Contested&quot;; IF(COUNTIF([$Governance.$A$1:.$A$1048576];[.H184]); &quot;Governance&quot;; IF(COUNTIF([$Incorrect.$A$1:.$A$1048576];[.H184]); &quot;Incorrect&quot;; IF(COUNTIF([$Politicians.$A$1:.$A$1048576];[.H184]); &quot;Politician&quot;; IF(COUNTIF([$Journalists.$A$1:.$A$1048576];[.H1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6" calcext:value-type="float">
            <text:p>176</text:p>
          </table:table-cell>
          <table:table-cell table:style-name="ce7" office:value-type="string" calcext:value-type="string">
            <text:p>Louise Chabot</text:p>
          </table:table-cell>
          <table:table-cell table:style-name="ce12" table:content-validation-name="val1" table:formula="of:=IF(COUNTIF([$Elected.$A$1:.$A$1048576];[.B185]); &quot;Elected&quot;; IF(COUNTIF([$Parties.$A$1:.$A$1048576];[.B185]); &quot;Party&quot;; IF(COUNTIF([$Locations.$A$1:.$A$1048576];[.B185]); &quot;Location&quot;; IF(COUNTIF([$Contested.$A$1:.$A$1048576];[.B185]); &quot;Contested&quot;; IF(COUNTIF([$Governance.$A$1:.$A$1048576];[.B185]); &quot;Governance&quot;; IF(COUNTIF([$Incorrect.$A$1:.$A$1048576];[.B185]); &quot;Incorrect&quot;; IF(COUNTIF([$Politicians.$A$1:.$A$1048576];[.B185]); &quot;Politician&quot;; IF(COUNTIF([$Journalists.$A$1:.$A$1048576];[.B18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5]); &quot;Elected&quot;; IF(COUNTIF([$Parties.$A$1:.$A$1048576];[.D185]); &quot;Party&quot;; IF(COUNTIF([$Locations.$A$1:.$A$1048576];[.D185]); &quot;Location&quot;; IF(COUNTIF([$Contested.$A$1:.$A$1048576];[.D185]); &quot;Contested&quot;; IF(COUNTIF([$Governance.$A$1:.$A$1048576];[.D185]); &quot;Governance&quot;; IF(COUNTIF([$Incorrect.$A$1:.$A$1048576];[.D185]); &quot;Incorrect&quot;; IF(COUNTIF([$Politicians.$A$1:.$A$1048576];[.D185]); &quot;Politician&quot;; IF(COUNTIF([$Journalists.$A$1:.$A$1048576];[.D185]); &quot;Journalist&quot;; &quot;&quot;))))))))">
            <text:p/>
          </table:table-cell>
          <table:table-cell table:style-name="ce7" office:value-type="string" calcext:value-type="string">
            <text:p>halifax</text:p>
          </table:table-cell>
          <table:table-cell table:style-name="ce12" table:content-validation-name="val1" table:formula="of:=IF(COUNTIF([$Elected.$A$1:.$A$1048576];[.F185]); &quot;Elected&quot;; IF(COUNTIF([$Parties.$A$1:.$A$1048576];[.F185]); &quot;Party&quot;; IF(COUNTIF([$Locations.$A$1:.$A$1048576];[.F185]); &quot;Location&quot;; IF(COUNTIF([$Contested.$A$1:.$A$1048576];[.F185]); &quot;Contested&quot;; IF(COUNTIF([$Governance.$A$1:.$A$1048576];[.F185]); &quot;Governance&quot;; IF(COUNTIF([$Incorrect.$A$1:.$A$1048576];[.F185]); &quot;Incorrect&quot;; IF(COUNTIF([$Politicians.$A$1:.$A$1048576];[.F185]); &quot;Politician&quot;; IF(COUNTIF([$Journalists.$A$1:.$A$1048576];[.F18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5]); &quot;Elected&quot;; IF(COUNTIF([$Parties.$A$1:.$A$1048576];[.H185]); &quot;Party&quot;; IF(COUNTIF([$Locations.$A$1:.$A$1048576];[.H185]); &quot;Location&quot;; IF(COUNTIF([$Contested.$A$1:.$A$1048576];[.H185]); &quot;Contested&quot;; IF(COUNTIF([$Governance.$A$1:.$A$1048576];[.H185]); &quot;Governance&quot;; IF(COUNTIF([$Incorrect.$A$1:.$A$1048576];[.H185]); &quot;Incorrect&quot;; IF(COUNTIF([$Politicians.$A$1:.$A$1048576];[.H185]); &quot;Politician&quot;; IF(COUNTIF([$Journalists.$A$1:.$A$1048576];[.H1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7" calcext:value-type="float">
            <text:p>177</text:p>
          </table:table-cell>
          <table:table-cell table:style-name="ce7" office:value-type="string" calcext:value-type="string">
            <text:p>Shelby Kramp-Neuman</text:p>
          </table:table-cell>
          <table:table-cell table:style-name="ce12" table:content-validation-name="val1" table:formula="of:=IF(COUNTIF([$Elected.$A$1:.$A$1048576];[.B186]); &quot;Elected&quot;; IF(COUNTIF([$Parties.$A$1:.$A$1048576];[.B186]); &quot;Party&quot;; IF(COUNTIF([$Locations.$A$1:.$A$1048576];[.B186]); &quot;Location&quot;; IF(COUNTIF([$Contested.$A$1:.$A$1048576];[.B186]); &quot;Contested&quot;; IF(COUNTIF([$Governance.$A$1:.$A$1048576];[.B186]); &quot;Governance&quot;; IF(COUNTIF([$Incorrect.$A$1:.$A$1048576];[.B186]); &quot;Incorrect&quot;; IF(COUNTIF([$Politicians.$A$1:.$A$1048576];[.B186]); &quot;Politician&quot;; IF(COUNTIF([$Journalists.$A$1:.$A$1048576];[.B18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6]); &quot;Elected&quot;; IF(COUNTIF([$Parties.$A$1:.$A$1048576];[.D186]); &quot;Party&quot;; IF(COUNTIF([$Locations.$A$1:.$A$1048576];[.D186]); &quot;Location&quot;; IF(COUNTIF([$Contested.$A$1:.$A$1048576];[.D186]); &quot;Contested&quot;; IF(COUNTIF([$Governance.$A$1:.$A$1048576];[.D186]); &quot;Governance&quot;; IF(COUNTIF([$Incorrect.$A$1:.$A$1048576];[.D186]); &quot;Incorrect&quot;; IF(COUNTIF([$Politicians.$A$1:.$A$1048576];[.D186]); &quot;Politician&quot;; IF(COUNTIF([$Journalists.$A$1:.$A$1048576];[.D186]); &quot;Journalist&quot;; &quot;&quot;))))))))">
            <text:p/>
          </table:table-cell>
          <table:table-cell table:style-name="ce7" office:value-type="string" calcext:value-type="string">
            <text:p>#liberal</text:p>
          </table:table-cell>
          <table:table-cell table:style-name="ce12" table:content-validation-name="val1" table:formula="of:=IF(COUNTIF([$Elected.$A$1:.$A$1048576];[.F186]); &quot;Elected&quot;; IF(COUNTIF([$Parties.$A$1:.$A$1048576];[.F186]); &quot;Party&quot;; IF(COUNTIF([$Locations.$A$1:.$A$1048576];[.F186]); &quot;Location&quot;; IF(COUNTIF([$Contested.$A$1:.$A$1048576];[.F186]); &quot;Contested&quot;; IF(COUNTIF([$Governance.$A$1:.$A$1048576];[.F186]); &quot;Governance&quot;; IF(COUNTIF([$Incorrect.$A$1:.$A$1048576];[.F186]); &quot;Incorrect&quot;; IF(COUNTIF([$Politicians.$A$1:.$A$1048576];[.F186]); &quot;Politician&quot;; IF(COUNTIF([$Journalists.$A$1:.$A$1048576];[.F186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186]); &quot;Elected&quot;; IF(COUNTIF([$Parties.$A$1:.$A$1048576];[.H186]); &quot;Party&quot;; IF(COUNTIF([$Locations.$A$1:.$A$1048576];[.H186]); &quot;Location&quot;; IF(COUNTIF([$Contested.$A$1:.$A$1048576];[.H186]); &quot;Contested&quot;; IF(COUNTIF([$Governance.$A$1:.$A$1048576];[.H186]); &quot;Governance&quot;; IF(COUNTIF([$Incorrect.$A$1:.$A$1048576];[.H186]); &quot;Incorrect&quot;; IF(COUNTIF([$Politicians.$A$1:.$A$1048576];[.H186]); &quot;Politician&quot;; IF(COUNTIF([$Journalists.$A$1:.$A$1048576];[.H1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8" calcext:value-type="float">
            <text:p>178</text:p>
          </table:table-cell>
          <table:table-cell table:style-name="ce7" office:value-type="string" calcext:value-type="string">
            <text:p>Julie Vignola</text:p>
          </table:table-cell>
          <table:table-cell table:style-name="ce12" table:content-validation-name="val1" table:formula="of:=IF(COUNTIF([$Elected.$A$1:.$A$1048576];[.B187]); &quot;Elected&quot;; IF(COUNTIF([$Parties.$A$1:.$A$1048576];[.B187]); &quot;Party&quot;; IF(COUNTIF([$Locations.$A$1:.$A$1048576];[.B187]); &quot;Location&quot;; IF(COUNTIF([$Contested.$A$1:.$A$1048576];[.B187]); &quot;Contested&quot;; IF(COUNTIF([$Governance.$A$1:.$A$1048576];[.B187]); &quot;Governance&quot;; IF(COUNTIF([$Incorrect.$A$1:.$A$1048576];[.B187]); &quot;Incorrect&quot;; IF(COUNTIF([$Politicians.$A$1:.$A$1048576];[.B187]); &quot;Politician&quot;; IF(COUNTIF([$Journalists.$A$1:.$A$1048576];[.B1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7]); &quot;Elected&quot;; IF(COUNTIF([$Parties.$A$1:.$A$1048576];[.D187]); &quot;Party&quot;; IF(COUNTIF([$Locations.$A$1:.$A$1048576];[.D187]); &quot;Location&quot;; IF(COUNTIF([$Contested.$A$1:.$A$1048576];[.D187]); &quot;Contested&quot;; IF(COUNTIF([$Governance.$A$1:.$A$1048576];[.D187]); &quot;Governance&quot;; IF(COUNTIF([$Incorrect.$A$1:.$A$1048576];[.D187]); &quot;Incorrect&quot;; IF(COUNTIF([$Politicians.$A$1:.$A$1048576];[.D187]); &quot;Politician&quot;; IF(COUNTIF([$Journalists.$A$1:.$A$1048576];[.D187]); &quot;Journalist&quot;; &quot;&quot;))))))))">
            <text:p/>
          </table:table-cell>
          <table:table-cell table:style-name="ce7" office:value-type="string" calcext:value-type="string">
            <text:p>#abc</text:p>
          </table:table-cell>
          <table:table-cell table:style-name="ce12" table:content-validation-name="val1" table:formula="of:=IF(COUNTIF([$Elected.$A$1:.$A$1048576];[.F187]); &quot;Elected&quot;; IF(COUNTIF([$Parties.$A$1:.$A$1048576];[.F187]); &quot;Party&quot;; IF(COUNTIF([$Locations.$A$1:.$A$1048576];[.F187]); &quot;Location&quot;; IF(COUNTIF([$Contested.$A$1:.$A$1048576];[.F187]); &quot;Contested&quot;; IF(COUNTIF([$Governance.$A$1:.$A$1048576];[.F187]); &quot;Governance&quot;; IF(COUNTIF([$Incorrect.$A$1:.$A$1048576];[.F187]); &quot;Incorrect&quot;; IF(COUNTIF([$Politicians.$A$1:.$A$1048576];[.F187]); &quot;Politician&quot;; IF(COUNTIF([$Journalists.$A$1:.$A$1048576];[.F18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7]); &quot;Elected&quot;; IF(COUNTIF([$Parties.$A$1:.$A$1048576];[.H187]); &quot;Party&quot;; IF(COUNTIF([$Locations.$A$1:.$A$1048576];[.H187]); &quot;Location&quot;; IF(COUNTIF([$Contested.$A$1:.$A$1048576];[.H187]); &quot;Contested&quot;; IF(COUNTIF([$Governance.$A$1:.$A$1048576];[.H187]); &quot;Governance&quot;; IF(COUNTIF([$Incorrect.$A$1:.$A$1048576];[.H187]); &quot;Incorrect&quot;; IF(COUNTIF([$Politicians.$A$1:.$A$1048576];[.H187]); &quot;Politician&quot;; IF(COUNTIF([$Journalists.$A$1:.$A$1048576];[.H1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79" calcext:value-type="float">
            <text:p>179</text:p>
          </table:table-cell>
          <table:table-cell table:style-name="ce7" office:value-type="string" calcext:value-type="string">
            <text:p>Randall Garrison</text:p>
          </table:table-cell>
          <table:table-cell table:style-name="ce12" table:content-validation-name="val1" table:formula="of:=IF(COUNTIF([$Elected.$A$1:.$A$1048576];[.B188]); &quot;Elected&quot;; IF(COUNTIF([$Parties.$A$1:.$A$1048576];[.B188]); &quot;Party&quot;; IF(COUNTIF([$Locations.$A$1:.$A$1048576];[.B188]); &quot;Location&quot;; IF(COUNTIF([$Contested.$A$1:.$A$1048576];[.B188]); &quot;Contested&quot;; IF(COUNTIF([$Governance.$A$1:.$A$1048576];[.B188]); &quot;Governance&quot;; IF(COUNTIF([$Incorrect.$A$1:.$A$1048576];[.B188]); &quot;Incorrect&quot;; IF(COUNTIF([$Politicians.$A$1:.$A$1048576];[.B188]); &quot;Politician&quot;; IF(COUNTIF([$Journalists.$A$1:.$A$1048576];[.B18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8]); &quot;Elected&quot;; IF(COUNTIF([$Parties.$A$1:.$A$1048576];[.D188]); &quot;Party&quot;; IF(COUNTIF([$Locations.$A$1:.$A$1048576];[.D188]); &quot;Location&quot;; IF(COUNTIF([$Contested.$A$1:.$A$1048576];[.D188]); &quot;Contested&quot;; IF(COUNTIF([$Governance.$A$1:.$A$1048576];[.D188]); &quot;Governance&quot;; IF(COUNTIF([$Incorrect.$A$1:.$A$1048576];[.D188]); &quot;Incorrect&quot;; IF(COUNTIF([$Politicians.$A$1:.$A$1048576];[.D188]); &quot;Politician&quot;; IF(COUNTIF([$Journalists.$A$1:.$A$1048576];[.D188]); &quot;Journalist&quot;; &quot;&quot;))))))))">
            <text:p/>
          </table:table-cell>
          <table:table-cell table:style-name="ce7" office:value-type="string" calcext:value-type="string">
            <text:p>alex boutilier</text:p>
          </table:table-cell>
          <table:table-cell table:style-name="ce12" table:content-validation-name="val1" table:formula="of:=IF(COUNTIF([$Elected.$A$1:.$A$1048576];[.F188]); &quot;Elected&quot;; IF(COUNTIF([$Parties.$A$1:.$A$1048576];[.F188]); &quot;Party&quot;; IF(COUNTIF([$Locations.$A$1:.$A$1048576];[.F188]); &quot;Location&quot;; IF(COUNTIF([$Contested.$A$1:.$A$1048576];[.F188]); &quot;Contested&quot;; IF(COUNTIF([$Governance.$A$1:.$A$1048576];[.F188]); &quot;Governance&quot;; IF(COUNTIF([$Incorrect.$A$1:.$A$1048576];[.F188]); &quot;Incorrect&quot;; IF(COUNTIF([$Politicians.$A$1:.$A$1048576];[.F188]); &quot;Politician&quot;; IF(COUNTIF([$Journalists.$A$1:.$A$1048576];[.F18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88]); &quot;Elected&quot;; IF(COUNTIF([$Parties.$A$1:.$A$1048576];[.H188]); &quot;Party&quot;; IF(COUNTIF([$Locations.$A$1:.$A$1048576];[.H188]); &quot;Location&quot;; IF(COUNTIF([$Contested.$A$1:.$A$1048576];[.H188]); &quot;Contested&quot;; IF(COUNTIF([$Governance.$A$1:.$A$1048576];[.H188]); &quot;Governance&quot;; IF(COUNTIF([$Incorrect.$A$1:.$A$1048576];[.H188]); &quot;Incorrect&quot;; IF(COUNTIF([$Politicians.$A$1:.$A$1048576];[.H188]); &quot;Politician&quot;; IF(COUNTIF([$Journalists.$A$1:.$A$1048576];[.H1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0" calcext:value-type="float">
            <text:p>180</text:p>
          </table:table-cell>
          <table:table-cell table:style-name="ce7" office:value-type="string" calcext:value-type="string">
            <text:p>Claude DeBellefeuille</text:p>
          </table:table-cell>
          <table:table-cell table:style-name="ce12" table:content-validation-name="val1" table:formula="of:=IF(COUNTIF([$Elected.$A$1:.$A$1048576];[.B189]); &quot;Elected&quot;; IF(COUNTIF([$Parties.$A$1:.$A$1048576];[.B189]); &quot;Party&quot;; IF(COUNTIF([$Locations.$A$1:.$A$1048576];[.B189]); &quot;Location&quot;; IF(COUNTIF([$Contested.$A$1:.$A$1048576];[.B189]); &quot;Contested&quot;; IF(COUNTIF([$Governance.$A$1:.$A$1048576];[.B189]); &quot;Governance&quot;; IF(COUNTIF([$Incorrect.$A$1:.$A$1048576];[.B189]); &quot;Incorrect&quot;; IF(COUNTIF([$Politicians.$A$1:.$A$1048576];[.B189]); &quot;Politician&quot;; IF(COUNTIF([$Journalists.$A$1:.$A$1048576];[.B1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9]); &quot;Elected&quot;; IF(COUNTIF([$Parties.$A$1:.$A$1048576];[.D189]); &quot;Party&quot;; IF(COUNTIF([$Locations.$A$1:.$A$1048576];[.D189]); &quot;Location&quot;; IF(COUNTIF([$Contested.$A$1:.$A$1048576];[.D189]); &quot;Contested&quot;; IF(COUNTIF([$Governance.$A$1:.$A$1048576];[.D189]); &quot;Governance&quot;; IF(COUNTIF([$Incorrect.$A$1:.$A$1048576];[.D189]); &quot;Incorrect&quot;; IF(COUNTIF([$Politicians.$A$1:.$A$1048576];[.D189]); &quot;Politician&quot;; IF(COUNTIF([$Journalists.$A$1:.$A$1048576];[.D189]); &quot;Journalist&quot;; &quot;&quot;))))))))">
            <text:p/>
          </table:table-cell>
          <table:table-cell table:style-name="ce7" office:value-type="string" calcext:value-type="string">
            <text:p>brazil</text:p>
          </table:table-cell>
          <table:table-cell table:style-name="ce12" table:content-validation-name="val1" table:formula="of:=IF(COUNTIF([$Elected.$A$1:.$A$1048576];[.F189]); &quot;Elected&quot;; IF(COUNTIF([$Parties.$A$1:.$A$1048576];[.F189]); &quot;Party&quot;; IF(COUNTIF([$Locations.$A$1:.$A$1048576];[.F189]); &quot;Location&quot;; IF(COUNTIF([$Contested.$A$1:.$A$1048576];[.F189]); &quot;Contested&quot;; IF(COUNTIF([$Governance.$A$1:.$A$1048576];[.F189]); &quot;Governance&quot;; IF(COUNTIF([$Incorrect.$A$1:.$A$1048576];[.F189]); &quot;Incorrect&quot;; IF(COUNTIF([$Politicians.$A$1:.$A$1048576];[.F189]); &quot;Politician&quot;; IF(COUNTIF([$Journalists.$A$1:.$A$1048576];[.F18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9]); &quot;Elected&quot;; IF(COUNTIF([$Parties.$A$1:.$A$1048576];[.H189]); &quot;Party&quot;; IF(COUNTIF([$Locations.$A$1:.$A$1048576];[.H189]); &quot;Location&quot;; IF(COUNTIF([$Contested.$A$1:.$A$1048576];[.H189]); &quot;Contested&quot;; IF(COUNTIF([$Governance.$A$1:.$A$1048576];[.H189]); &quot;Governance&quot;; IF(COUNTIF([$Incorrect.$A$1:.$A$1048576];[.H189]); &quot;Incorrect&quot;; IF(COUNTIF([$Politicians.$A$1:.$A$1048576];[.H189]); &quot;Politician&quot;; IF(COUNTIF([$Journalists.$A$1:.$A$1048576];[.H1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1" calcext:value-type="float">
            <text:p>181</text:p>
          </table:table-cell>
          <table:table-cell table:style-name="ce7" office:value-type="string" calcext:value-type="string">
            <text:p>Chris Lewis (politician)</text:p>
          </table:table-cell>
          <table:table-cell table:style-name="ce12" table:content-validation-name="val1" table:formula="of:=IF(COUNTIF([$Elected.$A$1:.$A$1048576];[.B190]); &quot;Elected&quot;; IF(COUNTIF([$Parties.$A$1:.$A$1048576];[.B190]); &quot;Party&quot;; IF(COUNTIF([$Locations.$A$1:.$A$1048576];[.B190]); &quot;Location&quot;; IF(COUNTIF([$Contested.$A$1:.$A$1048576];[.B190]); &quot;Contested&quot;; IF(COUNTIF([$Governance.$A$1:.$A$1048576];[.B190]); &quot;Governance&quot;; IF(COUNTIF([$Incorrect.$A$1:.$A$1048576];[.B190]); &quot;Incorrect&quot;; IF(COUNTIF([$Politicians.$A$1:.$A$1048576];[.B190]); &quot;Politician&quot;; IF(COUNTIF([$Journalists.$A$1:.$A$1048576];[.B19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0]); &quot;Elected&quot;; IF(COUNTIF([$Parties.$A$1:.$A$1048576];[.D190]); &quot;Party&quot;; IF(COUNTIF([$Locations.$A$1:.$A$1048576];[.D190]); &quot;Location&quot;; IF(COUNTIF([$Contested.$A$1:.$A$1048576];[.D190]); &quot;Contested&quot;; IF(COUNTIF([$Governance.$A$1:.$A$1048576];[.D190]); &quot;Governance&quot;; IF(COUNTIF([$Incorrect.$A$1:.$A$1048576];[.D190]); &quot;Incorrect&quot;; IF(COUNTIF([$Politicians.$A$1:.$A$1048576];[.D190]); &quot;Politician&quot;; IF(COUNTIF([$Journalists.$A$1:.$A$1048576];[.D190]); &quot;Journalist&quot;; &quot;&quot;))))))))">
            <text:p/>
          </table:table-cell>
          <table:table-cell table:style-name="ce7" office:value-type="string" calcext:value-type="string">
            <text:p>newberg</text:p>
          </table:table-cell>
          <table:table-cell table:style-name="ce12" table:content-validation-name="val1" table:formula="of:=IF(COUNTIF([$Elected.$A$1:.$A$1048576];[.F190]); &quot;Elected&quot;; IF(COUNTIF([$Parties.$A$1:.$A$1048576];[.F190]); &quot;Party&quot;; IF(COUNTIF([$Locations.$A$1:.$A$1048576];[.F190]); &quot;Location&quot;; IF(COUNTIF([$Contested.$A$1:.$A$1048576];[.F190]); &quot;Contested&quot;; IF(COUNTIF([$Governance.$A$1:.$A$1048576];[.F190]); &quot;Governance&quot;; IF(COUNTIF([$Incorrect.$A$1:.$A$1048576];[.F190]); &quot;Incorrect&quot;; IF(COUNTIF([$Politicians.$A$1:.$A$1048576];[.F190]); &quot;Politician&quot;; IF(COUNTIF([$Journalists.$A$1:.$A$1048576];[.F1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0]); &quot;Elected&quot;; IF(COUNTIF([$Parties.$A$1:.$A$1048576];[.H190]); &quot;Party&quot;; IF(COUNTIF([$Locations.$A$1:.$A$1048576];[.H190]); &quot;Location&quot;; IF(COUNTIF([$Contested.$A$1:.$A$1048576];[.H190]); &quot;Contested&quot;; IF(COUNTIF([$Governance.$A$1:.$A$1048576];[.H190]); &quot;Governance&quot;; IF(COUNTIF([$Incorrect.$A$1:.$A$1048576];[.H190]); &quot;Incorrect&quot;; IF(COUNTIF([$Politicians.$A$1:.$A$1048576];[.H190]); &quot;Politician&quot;; IF(COUNTIF([$Journalists.$A$1:.$A$1048576];[.H1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2" calcext:value-type="float">
            <text:p>182</text:p>
          </table:table-cell>
          <table:table-cell table:style-name="ce7" office:value-type="string" calcext:value-type="string">
            <text:p>Diane Lebouthillier</text:p>
          </table:table-cell>
          <table:table-cell table:style-name="ce12" table:content-validation-name="val1" table:formula="of:=IF(COUNTIF([$Elected.$A$1:.$A$1048576];[.B191]); &quot;Elected&quot;; IF(COUNTIF([$Parties.$A$1:.$A$1048576];[.B191]); &quot;Party&quot;; IF(COUNTIF([$Locations.$A$1:.$A$1048576];[.B191]); &quot;Location&quot;; IF(COUNTIF([$Contested.$A$1:.$A$1048576];[.B191]); &quot;Contested&quot;; IF(COUNTIF([$Governance.$A$1:.$A$1048576];[.B191]); &quot;Governance&quot;; IF(COUNTIF([$Incorrect.$A$1:.$A$1048576];[.B191]); &quot;Incorrect&quot;; IF(COUNTIF([$Politicians.$A$1:.$A$1048576];[.B191]); &quot;Politician&quot;; IF(COUNTIF([$Journalists.$A$1:.$A$1048576];[.B1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1]); &quot;Elected&quot;; IF(COUNTIF([$Parties.$A$1:.$A$1048576];[.D191]); &quot;Party&quot;; IF(COUNTIF([$Locations.$A$1:.$A$1048576];[.D191]); &quot;Location&quot;; IF(COUNTIF([$Contested.$A$1:.$A$1048576];[.D191]); &quot;Contested&quot;; IF(COUNTIF([$Governance.$A$1:.$A$1048576];[.D191]); &quot;Governance&quot;; IF(COUNTIF([$Incorrect.$A$1:.$A$1048576];[.D191]); &quot;Incorrect&quot;; IF(COUNTIF([$Politicians.$A$1:.$A$1048576];[.D191]); &quot;Politician&quot;; IF(COUNTIF([$Journalists.$A$1:.$A$1048576];[.D191]); &quot;Journalist&quot;; &quot;&quot;))))))))">
            <text:p/>
          </table:table-cell>
          <table:table-cell table:style-name="ce7" office:value-type="string" calcext:value-type="string">
            <text:p>randy boissonnault</text:p>
          </table:table-cell>
          <table:table-cell table:style-name="ce12" table:content-validation-name="val1" table:formula="of:=IF(COUNTIF([$Elected.$A$1:.$A$1048576];[.F191]); &quot;Elected&quot;; IF(COUNTIF([$Parties.$A$1:.$A$1048576];[.F191]); &quot;Party&quot;; IF(COUNTIF([$Locations.$A$1:.$A$1048576];[.F191]); &quot;Location&quot;; IF(COUNTIF([$Contested.$A$1:.$A$1048576];[.F191]); &quot;Contested&quot;; IF(COUNTIF([$Governance.$A$1:.$A$1048576];[.F191]); &quot;Governance&quot;; IF(COUNTIF([$Incorrect.$A$1:.$A$1048576];[.F191]); &quot;Incorrect&quot;; IF(COUNTIF([$Politicians.$A$1:.$A$1048576];[.F191]); &quot;Politician&quot;; IF(COUNTIF([$Journalists.$A$1:.$A$1048576];[.F1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1]); &quot;Elected&quot;; IF(COUNTIF([$Parties.$A$1:.$A$1048576];[.H191]); &quot;Party&quot;; IF(COUNTIF([$Locations.$A$1:.$A$1048576];[.H191]); &quot;Location&quot;; IF(COUNTIF([$Contested.$A$1:.$A$1048576];[.H191]); &quot;Contested&quot;; IF(COUNTIF([$Governance.$A$1:.$A$1048576];[.H191]); &quot;Governance&quot;; IF(COUNTIF([$Incorrect.$A$1:.$A$1048576];[.H191]); &quot;Incorrect&quot;; IF(COUNTIF([$Politicians.$A$1:.$A$1048576];[.H191]); &quot;Politician&quot;; IF(COUNTIF([$Journalists.$A$1:.$A$1048576];[.H1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3" calcext:value-type="float">
            <text:p>183</text:p>
          </table:table-cell>
          <table:table-cell table:style-name="ce7" office:value-type="string" calcext:value-type="string">
            <text:p>René Villemure</text:p>
          </table:table-cell>
          <table:table-cell table:style-name="ce12" table:content-validation-name="val1" table:formula="of:=IF(COUNTIF([$Elected.$A$1:.$A$1048576];[.B192]); &quot;Elected&quot;; IF(COUNTIF([$Parties.$A$1:.$A$1048576];[.B192]); &quot;Party&quot;; IF(COUNTIF([$Locations.$A$1:.$A$1048576];[.B192]); &quot;Location&quot;; IF(COUNTIF([$Contested.$A$1:.$A$1048576];[.B192]); &quot;Contested&quot;; IF(COUNTIF([$Governance.$A$1:.$A$1048576];[.B192]); &quot;Governance&quot;; IF(COUNTIF([$Incorrect.$A$1:.$A$1048576];[.B192]); &quot;Incorrect&quot;; IF(COUNTIF([$Politicians.$A$1:.$A$1048576];[.B192]); &quot;Politician&quot;; IF(COUNTIF([$Journalists.$A$1:.$A$1048576];[.B1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2]); &quot;Elected&quot;; IF(COUNTIF([$Parties.$A$1:.$A$1048576];[.D192]); &quot;Party&quot;; IF(COUNTIF([$Locations.$A$1:.$A$1048576];[.D192]); &quot;Location&quot;; IF(COUNTIF([$Contested.$A$1:.$A$1048576];[.D192]); &quot;Contested&quot;; IF(COUNTIF([$Governance.$A$1:.$A$1048576];[.D192]); &quot;Governance&quot;; IF(COUNTIF([$Incorrect.$A$1:.$A$1048576];[.D192]); &quot;Incorrect&quot;; IF(COUNTIF([$Politicians.$A$1:.$A$1048576];[.D192]); &quot;Politician&quot;; IF(COUNTIF([$Journalists.$A$1:.$A$1048576];[.D192]); &quot;Journalist&quot;; &quot;&quot;))))))))">
            <text:p/>
          </table:table-cell>
          <table:table-cell table:style-name="ce7" office:value-type="string" calcext:value-type="string">
            <text:p>bernie sanders</text:p>
          </table:table-cell>
          <table:table-cell table:style-name="ce12" table:content-validation-name="val1" table:formula="of:=IF(COUNTIF([$Elected.$A$1:.$A$1048576];[.F192]); &quot;Elected&quot;; IF(COUNTIF([$Parties.$A$1:.$A$1048576];[.F192]); &quot;Party&quot;; IF(COUNTIF([$Locations.$A$1:.$A$1048576];[.F192]); &quot;Location&quot;; IF(COUNTIF([$Contested.$A$1:.$A$1048576];[.F192]); &quot;Contested&quot;; IF(COUNTIF([$Governance.$A$1:.$A$1048576];[.F192]); &quot;Governance&quot;; IF(COUNTIF([$Incorrect.$A$1:.$A$1048576];[.F192]); &quot;Incorrect&quot;; IF(COUNTIF([$Politicians.$A$1:.$A$1048576];[.F192]); &quot;Politician&quot;; IF(COUNTIF([$Journalists.$A$1:.$A$1048576];[.F19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2]); &quot;Elected&quot;; IF(COUNTIF([$Parties.$A$1:.$A$1048576];[.H192]); &quot;Party&quot;; IF(COUNTIF([$Locations.$A$1:.$A$1048576];[.H192]); &quot;Location&quot;; IF(COUNTIF([$Contested.$A$1:.$A$1048576];[.H192]); &quot;Contested&quot;; IF(COUNTIF([$Governance.$A$1:.$A$1048576];[.H192]); &quot;Governance&quot;; IF(COUNTIF([$Incorrect.$A$1:.$A$1048576];[.H192]); &quot;Incorrect&quot;; IF(COUNTIF([$Politicians.$A$1:.$A$1048576];[.H192]); &quot;Politician&quot;; IF(COUNTIF([$Journalists.$A$1:.$A$1048576];[.H1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4" calcext:value-type="float">
            <text:p>184</text:p>
          </table:table-cell>
          <table:table-cell table:style-name="ce7" office:value-type="string" calcext:value-type="string">
            <text:p>Ryan Williams (Canadian politician)</text:p>
          </table:table-cell>
          <table:table-cell table:style-name="ce12" table:content-validation-name="val1" table:formula="of:=IF(COUNTIF([$Elected.$A$1:.$A$1048576];[.B193]); &quot;Elected&quot;; IF(COUNTIF([$Parties.$A$1:.$A$1048576];[.B193]); &quot;Party&quot;; IF(COUNTIF([$Locations.$A$1:.$A$1048576];[.B193]); &quot;Location&quot;; IF(COUNTIF([$Contested.$A$1:.$A$1048576];[.B193]); &quot;Contested&quot;; IF(COUNTIF([$Governance.$A$1:.$A$1048576];[.B193]); &quot;Governance&quot;; IF(COUNTIF([$Incorrect.$A$1:.$A$1048576];[.B193]); &quot;Incorrect&quot;; IF(COUNTIF([$Politicians.$A$1:.$A$1048576];[.B193]); &quot;Politician&quot;; IF(COUNTIF([$Journalists.$A$1:.$A$1048576];[.B19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3]); &quot;Elected&quot;; IF(COUNTIF([$Parties.$A$1:.$A$1048576];[.D193]); &quot;Party&quot;; IF(COUNTIF([$Locations.$A$1:.$A$1048576];[.D193]); &quot;Location&quot;; IF(COUNTIF([$Contested.$A$1:.$A$1048576];[.D193]); &quot;Contested&quot;; IF(COUNTIF([$Governance.$A$1:.$A$1048576];[.D193]); &quot;Governance&quot;; IF(COUNTIF([$Incorrect.$A$1:.$A$1048576];[.D193]); &quot;Incorrect&quot;; IF(COUNTIF([$Politicians.$A$1:.$A$1048576];[.D193]); &quot;Politician&quot;; IF(COUNTIF([$Journalists.$A$1:.$A$1048576];[.D193]); &quot;Journalist&quot;; &quot;&quot;))))))))">
            <text:p/>
          </table:table-cell>
          <table:table-cell table:style-name="ce7" office:value-type="string" calcext:value-type="string">
            <text:p>jenni byrne</text:p>
          </table:table-cell>
          <table:table-cell table:style-name="ce12" table:content-validation-name="val1" table:formula="of:=IF(COUNTIF([$Elected.$A$1:.$A$1048576];[.F193]); &quot;Elected&quot;; IF(COUNTIF([$Parties.$A$1:.$A$1048576];[.F193]); &quot;Party&quot;; IF(COUNTIF([$Locations.$A$1:.$A$1048576];[.F193]); &quot;Location&quot;; IF(COUNTIF([$Contested.$A$1:.$A$1048576];[.F193]); &quot;Contested&quot;; IF(COUNTIF([$Governance.$A$1:.$A$1048576];[.F193]); &quot;Governance&quot;; IF(COUNTIF([$Incorrect.$A$1:.$A$1048576];[.F193]); &quot;Incorrect&quot;; IF(COUNTIF([$Politicians.$A$1:.$A$1048576];[.F193]); &quot;Politician&quot;; IF(COUNTIF([$Journalists.$A$1:.$A$1048576];[.F19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93]); &quot;Elected&quot;; IF(COUNTIF([$Parties.$A$1:.$A$1048576];[.H193]); &quot;Party&quot;; IF(COUNTIF([$Locations.$A$1:.$A$1048576];[.H193]); &quot;Location&quot;; IF(COUNTIF([$Contested.$A$1:.$A$1048576];[.H193]); &quot;Contested&quot;; IF(COUNTIF([$Governance.$A$1:.$A$1048576];[.H193]); &quot;Governance&quot;; IF(COUNTIF([$Incorrect.$A$1:.$A$1048576];[.H193]); &quot;Incorrect&quot;; IF(COUNTIF([$Politicians.$A$1:.$A$1048576];[.H193]); &quot;Politician&quot;; IF(COUNTIF([$Journalists.$A$1:.$A$1048576];[.H1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5" calcext:value-type="float">
            <text:p>185</text:p>
          </table:table-cell>
          <table:table-cell table:style-name="ce7" office:value-type="string" calcext:value-type="string">
            <text:p>Doug Shipley</text:p>
          </table:table-cell>
          <table:table-cell table:style-name="ce12" table:content-validation-name="val1" table:formula="of:=IF(COUNTIF([$Elected.$A$1:.$A$1048576];[.B194]); &quot;Elected&quot;; IF(COUNTIF([$Parties.$A$1:.$A$1048576];[.B194]); &quot;Party&quot;; IF(COUNTIF([$Locations.$A$1:.$A$1048576];[.B194]); &quot;Location&quot;; IF(COUNTIF([$Contested.$A$1:.$A$1048576];[.B194]); &quot;Contested&quot;; IF(COUNTIF([$Governance.$A$1:.$A$1048576];[.B194]); &quot;Governance&quot;; IF(COUNTIF([$Incorrect.$A$1:.$A$1048576];[.B194]); &quot;Incorrect&quot;; IF(COUNTIF([$Politicians.$A$1:.$A$1048576];[.B194]); &quot;Politician&quot;; IF(COUNTIF([$Journalists.$A$1:.$A$1048576];[.B19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4]); &quot;Elected&quot;; IF(COUNTIF([$Parties.$A$1:.$A$1048576];[.D194]); &quot;Party&quot;; IF(COUNTIF([$Locations.$A$1:.$A$1048576];[.D194]); &quot;Location&quot;; IF(COUNTIF([$Contested.$A$1:.$A$1048576];[.D194]); &quot;Contested&quot;; IF(COUNTIF([$Governance.$A$1:.$A$1048576];[.D194]); &quot;Governance&quot;; IF(COUNTIF([$Incorrect.$A$1:.$A$1048576];[.D194]); &quot;Incorrect&quot;; IF(COUNTIF([$Politicians.$A$1:.$A$1048576];[.D194]); &quot;Politician&quot;; IF(COUNTIF([$Journalists.$A$1:.$A$1048576];[.D194]); &quot;Journalist&quot;; &quot;&quot;))))))))">
            <text:p/>
          </table:table-cell>
          <table:table-cell table:style-name="ce7" office:value-type="string" calcext:value-type="string">
            <text:p>brittany anne plato</text:p>
          </table:table-cell>
          <table:table-cell table:style-name="ce12" table:content-validation-name="val1" table:formula="of:=IF(COUNTIF([$Elected.$A$1:.$A$1048576];[.F194]); &quot;Elected&quot;; IF(COUNTIF([$Parties.$A$1:.$A$1048576];[.F194]); &quot;Party&quot;; IF(COUNTIF([$Locations.$A$1:.$A$1048576];[.F194]); &quot;Location&quot;; IF(COUNTIF([$Contested.$A$1:.$A$1048576];[.F194]); &quot;Contested&quot;; IF(COUNTIF([$Governance.$A$1:.$A$1048576];[.F194]); &quot;Governance&quot;; IF(COUNTIF([$Incorrect.$A$1:.$A$1048576];[.F194]); &quot;Incorrect&quot;; IF(COUNTIF([$Politicians.$A$1:.$A$1048576];[.F194]); &quot;Politician&quot;; IF(COUNTIF([$Journalists.$A$1:.$A$1048576];[.F19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4]); &quot;Elected&quot;; IF(COUNTIF([$Parties.$A$1:.$A$1048576];[.H194]); &quot;Party&quot;; IF(COUNTIF([$Locations.$A$1:.$A$1048576];[.H194]); &quot;Location&quot;; IF(COUNTIF([$Contested.$A$1:.$A$1048576];[.H194]); &quot;Contested&quot;; IF(COUNTIF([$Governance.$A$1:.$A$1048576];[.H194]); &quot;Governance&quot;; IF(COUNTIF([$Incorrect.$A$1:.$A$1048576];[.H194]); &quot;Incorrect&quot;; IF(COUNTIF([$Politicians.$A$1:.$A$1048576];[.H194]); &quot;Politician&quot;; IF(COUNTIF([$Journalists.$A$1:.$A$1048576];[.H1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6" calcext:value-type="float">
            <text:p>186</text:p>
          </table:table-cell>
          <table:table-cell table:style-name="ce7" office:value-type="string" calcext:value-type="string">
            <text:p>Shafqat Ali</text:p>
          </table:table-cell>
          <table:table-cell table:style-name="ce12" table:content-validation-name="val1" table:formula="of:=IF(COUNTIF([$Elected.$A$1:.$A$1048576];[.B195]); &quot;Elected&quot;; IF(COUNTIF([$Parties.$A$1:.$A$1048576];[.B195]); &quot;Party&quot;; IF(COUNTIF([$Locations.$A$1:.$A$1048576];[.B195]); &quot;Location&quot;; IF(COUNTIF([$Contested.$A$1:.$A$1048576];[.B195]); &quot;Contested&quot;; IF(COUNTIF([$Governance.$A$1:.$A$1048576];[.B195]); &quot;Governance&quot;; IF(COUNTIF([$Incorrect.$A$1:.$A$1048576];[.B195]); &quot;Incorrect&quot;; IF(COUNTIF([$Politicians.$A$1:.$A$1048576];[.B195]); &quot;Politician&quot;; IF(COUNTIF([$Journalists.$A$1:.$A$1048576];[.B19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5]); &quot;Elected&quot;; IF(COUNTIF([$Parties.$A$1:.$A$1048576];[.D195]); &quot;Party&quot;; IF(COUNTIF([$Locations.$A$1:.$A$1048576];[.D195]); &quot;Location&quot;; IF(COUNTIF([$Contested.$A$1:.$A$1048576];[.D195]); &quot;Contested&quot;; IF(COUNTIF([$Governance.$A$1:.$A$1048576];[.D195]); &quot;Governance&quot;; IF(COUNTIF([$Incorrect.$A$1:.$A$1048576];[.D195]); &quot;Incorrect&quot;; IF(COUNTIF([$Politicians.$A$1:.$A$1048576];[.D195]); &quot;Politician&quot;; IF(COUNTIF([$Journalists.$A$1:.$A$1048576];[.D195]); &quot;Journalist&quot;; &quot;&quot;))))))))">
            <text:p/>
          </table:table-cell>
          <table:table-cell table:style-name="ce7" office:value-type="string" calcext:value-type="string">
            <text:p>brittany anne</text:p>
          </table:table-cell>
          <table:table-cell table:style-name="ce12" table:content-validation-name="val1" table:formula="of:=IF(COUNTIF([$Elected.$A$1:.$A$1048576];[.F195]); &quot;Elected&quot;; IF(COUNTIF([$Parties.$A$1:.$A$1048576];[.F195]); &quot;Party&quot;; IF(COUNTIF([$Locations.$A$1:.$A$1048576];[.F195]); &quot;Location&quot;; IF(COUNTIF([$Contested.$A$1:.$A$1048576];[.F195]); &quot;Contested&quot;; IF(COUNTIF([$Governance.$A$1:.$A$1048576];[.F195]); &quot;Governance&quot;; IF(COUNTIF([$Incorrect.$A$1:.$A$1048576];[.F195]); &quot;Incorrect&quot;; IF(COUNTIF([$Politicians.$A$1:.$A$1048576];[.F195]); &quot;Politician&quot;; IF(COUNTIF([$Journalists.$A$1:.$A$1048576];[.F19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5]); &quot;Elected&quot;; IF(COUNTIF([$Parties.$A$1:.$A$1048576];[.H195]); &quot;Party&quot;; IF(COUNTIF([$Locations.$A$1:.$A$1048576];[.H195]); &quot;Location&quot;; IF(COUNTIF([$Contested.$A$1:.$A$1048576];[.H195]); &quot;Contested&quot;; IF(COUNTIF([$Governance.$A$1:.$A$1048576];[.H195]); &quot;Governance&quot;; IF(COUNTIF([$Incorrect.$A$1:.$A$1048576];[.H195]); &quot;Incorrect&quot;; IF(COUNTIF([$Politicians.$A$1:.$A$1048576];[.H195]); &quot;Politician&quot;; IF(COUNTIF([$Journalists.$A$1:.$A$1048576];[.H1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7" calcext:value-type="float">
            <text:p>187</text:p>
          </table:table-cell>
          <table:table-cell table:style-name="ce7" office:value-type="string" calcext:value-type="string">
            <text:p>Anna Roberts</text:p>
          </table:table-cell>
          <table:table-cell table:style-name="ce12" table:content-validation-name="val1" table:formula="of:=IF(COUNTIF([$Elected.$A$1:.$A$1048576];[.B196]); &quot;Elected&quot;; IF(COUNTIF([$Parties.$A$1:.$A$1048576];[.B196]); &quot;Party&quot;; IF(COUNTIF([$Locations.$A$1:.$A$1048576];[.B196]); &quot;Location&quot;; IF(COUNTIF([$Contested.$A$1:.$A$1048576];[.B196]); &quot;Contested&quot;; IF(COUNTIF([$Governance.$A$1:.$A$1048576];[.B196]); &quot;Governance&quot;; IF(COUNTIF([$Incorrect.$A$1:.$A$1048576];[.B196]); &quot;Incorrect&quot;; IF(COUNTIF([$Politicians.$A$1:.$A$1048576];[.B196]); &quot;Politician&quot;; IF(COUNTIF([$Journalists.$A$1:.$A$1048576];[.B19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6]); &quot;Elected&quot;; IF(COUNTIF([$Parties.$A$1:.$A$1048576];[.D196]); &quot;Party&quot;; IF(COUNTIF([$Locations.$A$1:.$A$1048576];[.D196]); &quot;Location&quot;; IF(COUNTIF([$Contested.$A$1:.$A$1048576];[.D196]); &quot;Contested&quot;; IF(COUNTIF([$Governance.$A$1:.$A$1048576];[.D196]); &quot;Governance&quot;; IF(COUNTIF([$Incorrect.$A$1:.$A$1048576];[.D196]); &quot;Incorrect&quot;; IF(COUNTIF([$Politicians.$A$1:.$A$1048576];[.D196]); &quot;Politician&quot;; IF(COUNTIF([$Journalists.$A$1:.$A$1048576];[.D196]); &quot;Journalist&quot;; &quot;&quot;))))))))">
            <text:p/>
          </table:table-cell>
          <table:table-cell table:style-name="ce7" office:value-type="string" calcext:value-type="string">
            <text:p>mark friesen</text:p>
          </table:table-cell>
          <table:table-cell table:style-name="ce12" table:content-validation-name="val1" table:formula="of:=IF(COUNTIF([$Elected.$A$1:.$A$1048576];[.F196]); &quot;Elected&quot;; IF(COUNTIF([$Parties.$A$1:.$A$1048576];[.F196]); &quot;Party&quot;; IF(COUNTIF([$Locations.$A$1:.$A$1048576];[.F196]); &quot;Location&quot;; IF(COUNTIF([$Contested.$A$1:.$A$1048576];[.F196]); &quot;Contested&quot;; IF(COUNTIF([$Governance.$A$1:.$A$1048576];[.F196]); &quot;Governance&quot;; IF(COUNTIF([$Incorrect.$A$1:.$A$1048576];[.F196]); &quot;Incorrect&quot;; IF(COUNTIF([$Politicians.$A$1:.$A$1048576];[.F196]); &quot;Politician&quot;; IF(COUNTIF([$Journalists.$A$1:.$A$1048576];[.F19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6]); &quot;Elected&quot;; IF(COUNTIF([$Parties.$A$1:.$A$1048576];[.H196]); &quot;Party&quot;; IF(COUNTIF([$Locations.$A$1:.$A$1048576];[.H196]); &quot;Location&quot;; IF(COUNTIF([$Contested.$A$1:.$A$1048576];[.H196]); &quot;Contested&quot;; IF(COUNTIF([$Governance.$A$1:.$A$1048576];[.H196]); &quot;Governance&quot;; IF(COUNTIF([$Incorrect.$A$1:.$A$1048576];[.H196]); &quot;Incorrect&quot;; IF(COUNTIF([$Politicians.$A$1:.$A$1048576];[.H196]); &quot;Politician&quot;; IF(COUNTIF([$Journalists.$A$1:.$A$1048576];[.H1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8" calcext:value-type="float">
            <text:p>188</text:p>
          </table:table-cell>
          <table:table-cell table:style-name="ce7" office:value-type="string" calcext:value-type="string">
            <text:p>Kelly Block</text:p>
          </table:table-cell>
          <table:table-cell table:style-name="ce12" table:content-validation-name="val1" table:formula="of:=IF(COUNTIF([$Elected.$A$1:.$A$1048576];[.B197]); &quot;Elected&quot;; IF(COUNTIF([$Parties.$A$1:.$A$1048576];[.B197]); &quot;Party&quot;; IF(COUNTIF([$Locations.$A$1:.$A$1048576];[.B197]); &quot;Location&quot;; IF(COUNTIF([$Contested.$A$1:.$A$1048576];[.B197]); &quot;Contested&quot;; IF(COUNTIF([$Governance.$A$1:.$A$1048576];[.B197]); &quot;Governance&quot;; IF(COUNTIF([$Incorrect.$A$1:.$A$1048576];[.B197]); &quot;Incorrect&quot;; IF(COUNTIF([$Politicians.$A$1:.$A$1048576];[.B197]); &quot;Politician&quot;; IF(COUNTIF([$Journalists.$A$1:.$A$1048576];[.B19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7]); &quot;Elected&quot;; IF(COUNTIF([$Parties.$A$1:.$A$1048576];[.D197]); &quot;Party&quot;; IF(COUNTIF([$Locations.$A$1:.$A$1048576];[.D197]); &quot;Location&quot;; IF(COUNTIF([$Contested.$A$1:.$A$1048576];[.D197]); &quot;Contested&quot;; IF(COUNTIF([$Governance.$A$1:.$A$1048576];[.D197]); &quot;Governance&quot;; IF(COUNTIF([$Incorrect.$A$1:.$A$1048576];[.D197]); &quot;Incorrect&quot;; IF(COUNTIF([$Politicians.$A$1:.$A$1048576];[.D197]); &quot;Politician&quot;; IF(COUNTIF([$Journalists.$A$1:.$A$1048576];[.D197]); &quot;Journalist&quot;; &quot;&quot;))))))))">
            <text:p/>
          </table:table-cell>
          <table:table-cell table:style-name="ce7" office:value-type="string" calcext:value-type="string">
            <text:p>global news</text:p>
          </table:table-cell>
          <table:table-cell table:style-name="ce12" table:content-validation-name="val1" table:formula="of:=IF(COUNTIF([$Elected.$A$1:.$A$1048576];[.F197]); &quot;Elected&quot;; IF(COUNTIF([$Parties.$A$1:.$A$1048576];[.F197]); &quot;Party&quot;; IF(COUNTIF([$Locations.$A$1:.$A$1048576];[.F197]); &quot;Location&quot;; IF(COUNTIF([$Contested.$A$1:.$A$1048576];[.F197]); &quot;Contested&quot;; IF(COUNTIF([$Governance.$A$1:.$A$1048576];[.F197]); &quot;Governance&quot;; IF(COUNTIF([$Incorrect.$A$1:.$A$1048576];[.F197]); &quot;Incorrect&quot;; IF(COUNTIF([$Politicians.$A$1:.$A$1048576];[.F197]); &quot;Politician&quot;; IF(COUNTIF([$Journalists.$A$1:.$A$1048576];[.F19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97]); &quot;Elected&quot;; IF(COUNTIF([$Parties.$A$1:.$A$1048576];[.H197]); &quot;Party&quot;; IF(COUNTIF([$Locations.$A$1:.$A$1048576];[.H197]); &quot;Location&quot;; IF(COUNTIF([$Contested.$A$1:.$A$1048576];[.H197]); &quot;Contested&quot;; IF(COUNTIF([$Governance.$A$1:.$A$1048576];[.H197]); &quot;Governance&quot;; IF(COUNTIF([$Incorrect.$A$1:.$A$1048576];[.H197]); &quot;Incorrect&quot;; IF(COUNTIF([$Politicians.$A$1:.$A$1048576];[.H197]); &quot;Politician&quot;; IF(COUNTIF([$Journalists.$A$1:.$A$1048576];[.H1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89" calcext:value-type="float">
            <text:p>189</text:p>
          </table:table-cell>
          <table:table-cell table:style-name="ce7" office:value-type="string" calcext:value-type="string">
            <text:p>Gerald Soroka</text:p>
          </table:table-cell>
          <table:table-cell table:style-name="ce12" table:content-validation-name="val1" table:formula="of:=IF(COUNTIF([$Elected.$A$1:.$A$1048576];[.B198]); &quot;Elected&quot;; IF(COUNTIF([$Parties.$A$1:.$A$1048576];[.B198]); &quot;Party&quot;; IF(COUNTIF([$Locations.$A$1:.$A$1048576];[.B198]); &quot;Location&quot;; IF(COUNTIF([$Contested.$A$1:.$A$1048576];[.B198]); &quot;Contested&quot;; IF(COUNTIF([$Governance.$A$1:.$A$1048576];[.B198]); &quot;Governance&quot;; IF(COUNTIF([$Incorrect.$A$1:.$A$1048576];[.B198]); &quot;Incorrect&quot;; IF(COUNTIF([$Politicians.$A$1:.$A$1048576];[.B198]); &quot;Politician&quot;; IF(COUNTIF([$Journalists.$A$1:.$A$1048576];[.B19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8]); &quot;Elected&quot;; IF(COUNTIF([$Parties.$A$1:.$A$1048576];[.D198]); &quot;Party&quot;; IF(COUNTIF([$Locations.$A$1:.$A$1048576];[.D198]); &quot;Location&quot;; IF(COUNTIF([$Contested.$A$1:.$A$1048576];[.D198]); &quot;Contested&quot;; IF(COUNTIF([$Governance.$A$1:.$A$1048576];[.D198]); &quot;Governance&quot;; IF(COUNTIF([$Incorrect.$A$1:.$A$1048576];[.D198]); &quot;Incorrect&quot;; IF(COUNTIF([$Politicians.$A$1:.$A$1048576];[.D198]); &quot;Politician&quot;; IF(COUNTIF([$Journalists.$A$1:.$A$1048576];[.D198]); &quot;Journalist&quot;; &quot;&quot;))))))))">
            <text:p/>
          </table:table-cell>
          <table:table-cell table:style-name="ce7" office:value-type="string" calcext:value-type="string">
            <text:p>rick perkins</text:p>
          </table:table-cell>
          <table:table-cell table:style-name="ce12" table:content-validation-name="val1" table:formula="of:=IF(COUNTIF([$Elected.$A$1:.$A$1048576];[.F198]); &quot;Elected&quot;; IF(COUNTIF([$Parties.$A$1:.$A$1048576];[.F198]); &quot;Party&quot;; IF(COUNTIF([$Locations.$A$1:.$A$1048576];[.F198]); &quot;Location&quot;; IF(COUNTIF([$Contested.$A$1:.$A$1048576];[.F198]); &quot;Contested&quot;; IF(COUNTIF([$Governance.$A$1:.$A$1048576];[.F198]); &quot;Governance&quot;; IF(COUNTIF([$Incorrect.$A$1:.$A$1048576];[.F198]); &quot;Incorrect&quot;; IF(COUNTIF([$Politicians.$A$1:.$A$1048576];[.F198]); &quot;Politician&quot;; IF(COUNTIF([$Journalists.$A$1:.$A$1048576];[.F19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8]); &quot;Elected&quot;; IF(COUNTIF([$Parties.$A$1:.$A$1048576];[.H198]); &quot;Party&quot;; IF(COUNTIF([$Locations.$A$1:.$A$1048576];[.H198]); &quot;Location&quot;; IF(COUNTIF([$Contested.$A$1:.$A$1048576];[.H198]); &quot;Contested&quot;; IF(COUNTIF([$Governance.$A$1:.$A$1048576];[.H198]); &quot;Governance&quot;; IF(COUNTIF([$Incorrect.$A$1:.$A$1048576];[.H198]); &quot;Incorrect&quot;; IF(COUNTIF([$Politicians.$A$1:.$A$1048576];[.H198]); &quot;Politician&quot;; IF(COUNTIF([$Journalists.$A$1:.$A$1048576];[.H1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0" calcext:value-type="float">
            <text:p>190</text:p>
          </table:table-cell>
          <table:table-cell table:style-name="ce7" office:value-type="string" calcext:value-type="string">
            <text:p>Adam Chambers (politician)</text:p>
          </table:table-cell>
          <table:table-cell table:style-name="ce12" table:content-validation-name="val1" table:formula="of:=IF(COUNTIF([$Elected.$A$1:.$A$1048576];[.B199]); &quot;Elected&quot;; IF(COUNTIF([$Parties.$A$1:.$A$1048576];[.B199]); &quot;Party&quot;; IF(COUNTIF([$Locations.$A$1:.$A$1048576];[.B199]); &quot;Location&quot;; IF(COUNTIF([$Contested.$A$1:.$A$1048576];[.B199]); &quot;Contested&quot;; IF(COUNTIF([$Governance.$A$1:.$A$1048576];[.B199]); &quot;Governance&quot;; IF(COUNTIF([$Incorrect.$A$1:.$A$1048576];[.B199]); &quot;Incorrect&quot;; IF(COUNTIF([$Politicians.$A$1:.$A$1048576];[.B199]); &quot;Politician&quot;; IF(COUNTIF([$Journalists.$A$1:.$A$1048576];[.B19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9]); &quot;Elected&quot;; IF(COUNTIF([$Parties.$A$1:.$A$1048576];[.D199]); &quot;Party&quot;; IF(COUNTIF([$Locations.$A$1:.$A$1048576];[.D199]); &quot;Location&quot;; IF(COUNTIF([$Contested.$A$1:.$A$1048576];[.D199]); &quot;Contested&quot;; IF(COUNTIF([$Governance.$A$1:.$A$1048576];[.D199]); &quot;Governance&quot;; IF(COUNTIF([$Incorrect.$A$1:.$A$1048576];[.D199]); &quot;Incorrect&quot;; IF(COUNTIF([$Politicians.$A$1:.$A$1048576];[.D199]); &quot;Politician&quot;; IF(COUNTIF([$Journalists.$A$1:.$A$1048576];[.D199]); &quot;Journalist&quot;; &quot;&quot;))))))))">
            <text:p/>
          </table:table-cell>
          <table:table-cell table:style-name="ce7" office:value-type="string" calcext:value-type="string">
            <text:p>michael jackson</text:p>
          </table:table-cell>
          <table:table-cell table:style-name="ce12" table:content-validation-name="val1" table:formula="of:=IF(COUNTIF([$Elected.$A$1:.$A$1048576];[.F199]); &quot;Elected&quot;; IF(COUNTIF([$Parties.$A$1:.$A$1048576];[.F199]); &quot;Party&quot;; IF(COUNTIF([$Locations.$A$1:.$A$1048576];[.F199]); &quot;Location&quot;; IF(COUNTIF([$Contested.$A$1:.$A$1048576];[.F199]); &quot;Contested&quot;; IF(COUNTIF([$Governance.$A$1:.$A$1048576];[.F199]); &quot;Governance&quot;; IF(COUNTIF([$Incorrect.$A$1:.$A$1048576];[.F199]); &quot;Incorrect&quot;; IF(COUNTIF([$Politicians.$A$1:.$A$1048576];[.F199]); &quot;Politician&quot;; IF(COUNTIF([$Journalists.$A$1:.$A$1048576];[.F19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9]); &quot;Elected&quot;; IF(COUNTIF([$Parties.$A$1:.$A$1048576];[.H199]); &quot;Party&quot;; IF(COUNTIF([$Locations.$A$1:.$A$1048576];[.H199]); &quot;Location&quot;; IF(COUNTIF([$Contested.$A$1:.$A$1048576];[.H199]); &quot;Contested&quot;; IF(COUNTIF([$Governance.$A$1:.$A$1048576];[.H199]); &quot;Governance&quot;; IF(COUNTIF([$Incorrect.$A$1:.$A$1048576];[.H199]); &quot;Incorrect&quot;; IF(COUNTIF([$Politicians.$A$1:.$A$1048576];[.H199]); &quot;Politician&quot;; IF(COUNTIF([$Journalists.$A$1:.$A$1048576];[.H1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1" calcext:value-type="float">
            <text:p>191</text:p>
          </table:table-cell>
          <table:table-cell table:style-name="ce7" office:value-type="string" calcext:value-type="string">
            <text:p>Leah Taylor Roy</text:p>
          </table:table-cell>
          <table:table-cell table:style-name="ce12" table:content-validation-name="val1" table:formula="of:=IF(COUNTIF([$Elected.$A$1:.$A$1048576];[.B200]); &quot;Elected&quot;; IF(COUNTIF([$Parties.$A$1:.$A$1048576];[.B200]); &quot;Party&quot;; IF(COUNTIF([$Locations.$A$1:.$A$1048576];[.B200]); &quot;Location&quot;; IF(COUNTIF([$Contested.$A$1:.$A$1048576];[.B200]); &quot;Contested&quot;; IF(COUNTIF([$Governance.$A$1:.$A$1048576];[.B200]); &quot;Governance&quot;; IF(COUNTIF([$Incorrect.$A$1:.$A$1048576];[.B200]); &quot;Incorrect&quot;; IF(COUNTIF([$Politicians.$A$1:.$A$1048576];[.B200]); &quot;Politician&quot;; IF(COUNTIF([$Journalists.$A$1:.$A$1048576];[.B2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0]); &quot;Elected&quot;; IF(COUNTIF([$Parties.$A$1:.$A$1048576];[.D200]); &quot;Party&quot;; IF(COUNTIF([$Locations.$A$1:.$A$1048576];[.D200]); &quot;Location&quot;; IF(COUNTIF([$Contested.$A$1:.$A$1048576];[.D200]); &quot;Contested&quot;; IF(COUNTIF([$Governance.$A$1:.$A$1048576];[.D200]); &quot;Governance&quot;; IF(COUNTIF([$Incorrect.$A$1:.$A$1048576];[.D200]); &quot;Incorrect&quot;; IF(COUNTIF([$Politicians.$A$1:.$A$1048576];[.D200]); &quot;Politician&quot;; IF(COUNTIF([$Journalists.$A$1:.$A$1048576];[.D200]); &quot;Journalist&quot;; &quot;&quot;))))))))">
            <text:p/>
          </table:table-cell>
          <table:table-cell table:style-name="ce7" office:value-type="string" calcext:value-type="string">
            <text:p>pierre</text:p>
          </table:table-cell>
          <table:table-cell table:style-name="ce12" table:content-validation-name="val1" table:formula="of:=IF(COUNTIF([$Elected.$A$1:.$A$1048576];[.F200]); &quot;Elected&quot;; IF(COUNTIF([$Parties.$A$1:.$A$1048576];[.F200]); &quot;Party&quot;; IF(COUNTIF([$Locations.$A$1:.$A$1048576];[.F200]); &quot;Location&quot;; IF(COUNTIF([$Contested.$A$1:.$A$1048576];[.F200]); &quot;Contested&quot;; IF(COUNTIF([$Governance.$A$1:.$A$1048576];[.F200]); &quot;Governance&quot;; IF(COUNTIF([$Incorrect.$A$1:.$A$1048576];[.F200]); &quot;Incorrect&quot;; IF(COUNTIF([$Politicians.$A$1:.$A$1048576];[.F200]); &quot;Politician&quot;; IF(COUNTIF([$Journalists.$A$1:.$A$1048576];[.F20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0]); &quot;Elected&quot;; IF(COUNTIF([$Parties.$A$1:.$A$1048576];[.H200]); &quot;Party&quot;; IF(COUNTIF([$Locations.$A$1:.$A$1048576];[.H200]); &quot;Location&quot;; IF(COUNTIF([$Contested.$A$1:.$A$1048576];[.H200]); &quot;Contested&quot;; IF(COUNTIF([$Governance.$A$1:.$A$1048576];[.H200]); &quot;Governance&quot;; IF(COUNTIF([$Incorrect.$A$1:.$A$1048576];[.H200]); &quot;Incorrect&quot;; IF(COUNTIF([$Politicians.$A$1:.$A$1048576];[.H200]); &quot;Politician&quot;; IF(COUNTIF([$Journalists.$A$1:.$A$1048576];[.H2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2" calcext:value-type="float">
            <text:p>192</text:p>
          </table:table-cell>
          <table:table-cell table:style-name="ce7" office:value-type="string" calcext:value-type="string">
            <text:p>Michael McLeod (politician)</text:p>
          </table:table-cell>
          <table:table-cell table:style-name="ce12" table:content-validation-name="val1" table:formula="of:=IF(COUNTIF([$Elected.$A$1:.$A$1048576];[.B201]); &quot;Elected&quot;; IF(COUNTIF([$Parties.$A$1:.$A$1048576];[.B201]); &quot;Party&quot;; IF(COUNTIF([$Locations.$A$1:.$A$1048576];[.B201]); &quot;Location&quot;; IF(COUNTIF([$Contested.$A$1:.$A$1048576];[.B201]); &quot;Contested&quot;; IF(COUNTIF([$Governance.$A$1:.$A$1048576];[.B201]); &quot;Governance&quot;; IF(COUNTIF([$Incorrect.$A$1:.$A$1048576];[.B201]); &quot;Incorrect&quot;; IF(COUNTIF([$Politicians.$A$1:.$A$1048576];[.B201]); &quot;Politician&quot;; IF(COUNTIF([$Journalists.$A$1:.$A$1048576];[.B20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1]); &quot;Elected&quot;; IF(COUNTIF([$Parties.$A$1:.$A$1048576];[.D201]); &quot;Party&quot;; IF(COUNTIF([$Locations.$A$1:.$A$1048576];[.D201]); &quot;Location&quot;; IF(COUNTIF([$Contested.$A$1:.$A$1048576];[.D201]); &quot;Contested&quot;; IF(COUNTIF([$Governance.$A$1:.$A$1048576];[.D201]); &quot;Governance&quot;; IF(COUNTIF([$Incorrect.$A$1:.$A$1048576];[.D201]); &quot;Incorrect&quot;; IF(COUNTIF([$Politicians.$A$1:.$A$1048576];[.D201]); &quot;Politician&quot;; IF(COUNTIF([$Journalists.$A$1:.$A$1048576];[.D201]); &quot;Journalist&quot;; &quot;&quot;))))))))">
            <text:p/>
          </table:table-cell>
          <table:table-cell table:style-name="ce7" office:value-type="string" calcext:value-type="string">
            <text:p>markham</text:p>
          </table:table-cell>
          <table:table-cell table:style-name="ce12" table:content-validation-name="val1" table:formula="of:=IF(COUNTIF([$Elected.$A$1:.$A$1048576];[.F201]); &quot;Elected&quot;; IF(COUNTIF([$Parties.$A$1:.$A$1048576];[.F201]); &quot;Party&quot;; IF(COUNTIF([$Locations.$A$1:.$A$1048576];[.F201]); &quot;Location&quot;; IF(COUNTIF([$Contested.$A$1:.$A$1048576];[.F201]); &quot;Contested&quot;; IF(COUNTIF([$Governance.$A$1:.$A$1048576];[.F201]); &quot;Governance&quot;; IF(COUNTIF([$Incorrect.$A$1:.$A$1048576];[.F201]); &quot;Incorrect&quot;; IF(COUNTIF([$Politicians.$A$1:.$A$1048576];[.F201]); &quot;Politician&quot;; IF(COUNTIF([$Journalists.$A$1:.$A$1048576];[.F20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1]); &quot;Elected&quot;; IF(COUNTIF([$Parties.$A$1:.$A$1048576];[.H201]); &quot;Party&quot;; IF(COUNTIF([$Locations.$A$1:.$A$1048576];[.H201]); &quot;Location&quot;; IF(COUNTIF([$Contested.$A$1:.$A$1048576];[.H201]); &quot;Contested&quot;; IF(COUNTIF([$Governance.$A$1:.$A$1048576];[.H201]); &quot;Governance&quot;; IF(COUNTIF([$Incorrect.$A$1:.$A$1048576];[.H201]); &quot;Incorrect&quot;; IF(COUNTIF([$Politicians.$A$1:.$A$1048576];[.H201]); &quot;Politician&quot;; IF(COUNTIF([$Journalists.$A$1:.$A$1048576];[.H2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3" calcext:value-type="float">
            <text:p>193</text:p>
          </table:table-cell>
          <table:table-cell table:style-name="ce7" office:value-type="string" calcext:value-type="string">
            <text:p>Kody Blois</text:p>
          </table:table-cell>
          <table:table-cell table:style-name="ce12" table:content-validation-name="val1" table:formula="of:=IF(COUNTIF([$Elected.$A$1:.$A$1048576];[.B202]); &quot;Elected&quot;; IF(COUNTIF([$Parties.$A$1:.$A$1048576];[.B202]); &quot;Party&quot;; IF(COUNTIF([$Locations.$A$1:.$A$1048576];[.B202]); &quot;Location&quot;; IF(COUNTIF([$Contested.$A$1:.$A$1048576];[.B202]); &quot;Contested&quot;; IF(COUNTIF([$Governance.$A$1:.$A$1048576];[.B202]); &quot;Governance&quot;; IF(COUNTIF([$Incorrect.$A$1:.$A$1048576];[.B202]); &quot;Incorrect&quot;; IF(COUNTIF([$Politicians.$A$1:.$A$1048576];[.B202]); &quot;Politician&quot;; IF(COUNTIF([$Journalists.$A$1:.$A$1048576];[.B20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2]); &quot;Elected&quot;; IF(COUNTIF([$Parties.$A$1:.$A$1048576];[.D202]); &quot;Party&quot;; IF(COUNTIF([$Locations.$A$1:.$A$1048576];[.D202]); &quot;Location&quot;; IF(COUNTIF([$Contested.$A$1:.$A$1048576];[.D202]); &quot;Contested&quot;; IF(COUNTIF([$Governance.$A$1:.$A$1048576];[.D202]); &quot;Governance&quot;; IF(COUNTIF([$Incorrect.$A$1:.$A$1048576];[.D202]); &quot;Incorrect&quot;; IF(COUNTIF([$Politicians.$A$1:.$A$1048576];[.D202]); &quot;Politician&quot;; IF(COUNTIF([$Journalists.$A$1:.$A$1048576];[.D202]); &quot;Journalist&quot;; &quot;&quot;))))))))">
            <text:p/>
          </table:table-cell>
          <table:table-cell table:style-name="ce7" office:value-type="string" calcext:value-type="string">
            <text:p>angela merkel</text:p>
          </table:table-cell>
          <table:table-cell table:style-name="ce12" table:content-validation-name="val1" table:formula="of:=IF(COUNTIF([$Elected.$A$1:.$A$1048576];[.F202]); &quot;Elected&quot;; IF(COUNTIF([$Parties.$A$1:.$A$1048576];[.F202]); &quot;Party&quot;; IF(COUNTIF([$Locations.$A$1:.$A$1048576];[.F202]); &quot;Location&quot;; IF(COUNTIF([$Contested.$A$1:.$A$1048576];[.F202]); &quot;Contested&quot;; IF(COUNTIF([$Governance.$A$1:.$A$1048576];[.F202]); &quot;Governance&quot;; IF(COUNTIF([$Incorrect.$A$1:.$A$1048576];[.F202]); &quot;Incorrect&quot;; IF(COUNTIF([$Politicians.$A$1:.$A$1048576];[.F202]); &quot;Politician&quot;; IF(COUNTIF([$Journalists.$A$1:.$A$1048576];[.F20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2]); &quot;Elected&quot;; IF(COUNTIF([$Parties.$A$1:.$A$1048576];[.H202]); &quot;Party&quot;; IF(COUNTIF([$Locations.$A$1:.$A$1048576];[.H202]); &quot;Location&quot;; IF(COUNTIF([$Contested.$A$1:.$A$1048576];[.H202]); &quot;Contested&quot;; IF(COUNTIF([$Governance.$A$1:.$A$1048576];[.H202]); &quot;Governance&quot;; IF(COUNTIF([$Incorrect.$A$1:.$A$1048576];[.H202]); &quot;Incorrect&quot;; IF(COUNTIF([$Politicians.$A$1:.$A$1048576];[.H202]); &quot;Politician&quot;; IF(COUNTIF([$Journalists.$A$1:.$A$1048576];[.H2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4" calcext:value-type="float">
            <text:p>194</text:p>
          </table:table-cell>
          <table:table-cell table:style-name="ce7" office:value-type="string" calcext:value-type="string">
            <text:p>Mark Holland</text:p>
          </table:table-cell>
          <table:table-cell table:style-name="ce12" table:content-validation-name="val1" table:formula="of:=IF(COUNTIF([$Elected.$A$1:.$A$1048576];[.B203]); &quot;Elected&quot;; IF(COUNTIF([$Parties.$A$1:.$A$1048576];[.B203]); &quot;Party&quot;; IF(COUNTIF([$Locations.$A$1:.$A$1048576];[.B203]); &quot;Location&quot;; IF(COUNTIF([$Contested.$A$1:.$A$1048576];[.B203]); &quot;Contested&quot;; IF(COUNTIF([$Governance.$A$1:.$A$1048576];[.B203]); &quot;Governance&quot;; IF(COUNTIF([$Incorrect.$A$1:.$A$1048576];[.B203]); &quot;Incorrect&quot;; IF(COUNTIF([$Politicians.$A$1:.$A$1048576];[.B203]); &quot;Politician&quot;; IF(COUNTIF([$Journalists.$A$1:.$A$1048576];[.B20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3]); &quot;Elected&quot;; IF(COUNTIF([$Parties.$A$1:.$A$1048576];[.D203]); &quot;Party&quot;; IF(COUNTIF([$Locations.$A$1:.$A$1048576];[.D203]); &quot;Location&quot;; IF(COUNTIF([$Contested.$A$1:.$A$1048576];[.D203]); &quot;Contested&quot;; IF(COUNTIF([$Governance.$A$1:.$A$1048576];[.D203]); &quot;Governance&quot;; IF(COUNTIF([$Incorrect.$A$1:.$A$1048576];[.D203]); &quot;Incorrect&quot;; IF(COUNTIF([$Politicians.$A$1:.$A$1048576];[.D203]); &quot;Politician&quot;; IF(COUNTIF([$Journalists.$A$1:.$A$1048576];[.D203]); &quot;Journalist&quot;; &quot;&quot;))))))))">
            <text:p/>
          </table:table-cell>
          <table:table-cell table:style-name="ce7" office:value-type="string" calcext:value-type="string">
            <text:p>cpc</text:p>
          </table:table-cell>
          <table:table-cell table:style-name="ce12" table:content-validation-name="val1" table:formula="of:=IF(COUNTIF([$Elected.$A$1:.$A$1048576];[.F203]); &quot;Elected&quot;; IF(COUNTIF([$Parties.$A$1:.$A$1048576];[.F203]); &quot;Party&quot;; IF(COUNTIF([$Locations.$A$1:.$A$1048576];[.F203]); &quot;Location&quot;; IF(COUNTIF([$Contested.$A$1:.$A$1048576];[.F203]); &quot;Contested&quot;; IF(COUNTIF([$Governance.$A$1:.$A$1048576];[.F203]); &quot;Governance&quot;; IF(COUNTIF([$Incorrect.$A$1:.$A$1048576];[.F203]); &quot;Incorrect&quot;; IF(COUNTIF([$Politicians.$A$1:.$A$1048576];[.F203]); &quot;Politician&quot;; IF(COUNTIF([$Journalists.$A$1:.$A$1048576];[.F20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3]); &quot;Elected&quot;; IF(COUNTIF([$Parties.$A$1:.$A$1048576];[.H203]); &quot;Party&quot;; IF(COUNTIF([$Locations.$A$1:.$A$1048576];[.H203]); &quot;Location&quot;; IF(COUNTIF([$Contested.$A$1:.$A$1048576];[.H203]); &quot;Contested&quot;; IF(COUNTIF([$Governance.$A$1:.$A$1048576];[.H203]); &quot;Governance&quot;; IF(COUNTIF([$Incorrect.$A$1:.$A$1048576];[.H203]); &quot;Incorrect&quot;; IF(COUNTIF([$Politicians.$A$1:.$A$1048576];[.H203]); &quot;Politician&quot;; IF(COUNTIF([$Journalists.$A$1:.$A$1048576];[.H2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5" calcext:value-type="float">
            <text:p>195</text:p>
          </table:table-cell>
          <table:table-cell table:style-name="ce7" office:value-type="string" calcext:value-type="string">
            <text:p>Joël Lightbound</text:p>
          </table:table-cell>
          <table:table-cell table:style-name="ce12" table:content-validation-name="val1" table:formula="of:=IF(COUNTIF([$Elected.$A$1:.$A$1048576];[.B204]); &quot;Elected&quot;; IF(COUNTIF([$Parties.$A$1:.$A$1048576];[.B204]); &quot;Party&quot;; IF(COUNTIF([$Locations.$A$1:.$A$1048576];[.B204]); &quot;Location&quot;; IF(COUNTIF([$Contested.$A$1:.$A$1048576];[.B204]); &quot;Contested&quot;; IF(COUNTIF([$Governance.$A$1:.$A$1048576];[.B204]); &quot;Governance&quot;; IF(COUNTIF([$Incorrect.$A$1:.$A$1048576];[.B204]); &quot;Incorrect&quot;; IF(COUNTIF([$Politicians.$A$1:.$A$1048576];[.B204]); &quot;Politician&quot;; IF(COUNTIF([$Journalists.$A$1:.$A$1048576];[.B20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4]); &quot;Elected&quot;; IF(COUNTIF([$Parties.$A$1:.$A$1048576];[.D204]); &quot;Party&quot;; IF(COUNTIF([$Locations.$A$1:.$A$1048576];[.D204]); &quot;Location&quot;; IF(COUNTIF([$Contested.$A$1:.$A$1048576];[.D204]); &quot;Contested&quot;; IF(COUNTIF([$Governance.$A$1:.$A$1048576];[.D204]); &quot;Governance&quot;; IF(COUNTIF([$Incorrect.$A$1:.$A$1048576];[.D204]); &quot;Incorrect&quot;; IF(COUNTIF([$Politicians.$A$1:.$A$1048576];[.D204]); &quot;Politician&quot;; IF(COUNTIF([$Journalists.$A$1:.$A$1048576];[.D204]); &quot;Journalist&quot;; &quot;&quot;))))))))">
            <text:p/>
          </table:table-cell>
          <table:table-cell table:style-name="ce7" office:value-type="string" calcext:value-type="string">
            <text:p>barton</text:p>
          </table:table-cell>
          <table:table-cell table:style-name="ce12" table:content-validation-name="val1" table:formula="of:=IF(COUNTIF([$Elected.$A$1:.$A$1048576];[.F204]); &quot;Elected&quot;; IF(COUNTIF([$Parties.$A$1:.$A$1048576];[.F204]); &quot;Party&quot;; IF(COUNTIF([$Locations.$A$1:.$A$1048576];[.F204]); &quot;Location&quot;; IF(COUNTIF([$Contested.$A$1:.$A$1048576];[.F204]); &quot;Contested&quot;; IF(COUNTIF([$Governance.$A$1:.$A$1048576];[.F204]); &quot;Governance&quot;; IF(COUNTIF([$Incorrect.$A$1:.$A$1048576];[.F204]); &quot;Incorrect&quot;; IF(COUNTIF([$Politicians.$A$1:.$A$1048576];[.F204]); &quot;Politician&quot;; IF(COUNTIF([$Journalists.$A$1:.$A$1048576];[.F20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04]); &quot;Elected&quot;; IF(COUNTIF([$Parties.$A$1:.$A$1048576];[.H204]); &quot;Party&quot;; IF(COUNTIF([$Locations.$A$1:.$A$1048576];[.H204]); &quot;Location&quot;; IF(COUNTIF([$Contested.$A$1:.$A$1048576];[.H204]); &quot;Contested&quot;; IF(COUNTIF([$Governance.$A$1:.$A$1048576];[.H204]); &quot;Governance&quot;; IF(COUNTIF([$Incorrect.$A$1:.$A$1048576];[.H204]); &quot;Incorrect&quot;; IF(COUNTIF([$Politicians.$A$1:.$A$1048576];[.H204]); &quot;Politician&quot;; IF(COUNTIF([$Journalists.$A$1:.$A$1048576];[.H2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6" calcext:value-type="float">
            <text:p>196</text:p>
          </table:table-cell>
          <table:table-cell table:style-name="ce7" office:value-type="string" calcext:value-type="string">
            <text:p>Patrick Weiler</text:p>
          </table:table-cell>
          <table:table-cell table:style-name="ce12" table:content-validation-name="val1" table:formula="of:=IF(COUNTIF([$Elected.$A$1:.$A$1048576];[.B205]); &quot;Elected&quot;; IF(COUNTIF([$Parties.$A$1:.$A$1048576];[.B205]); &quot;Party&quot;; IF(COUNTIF([$Locations.$A$1:.$A$1048576];[.B205]); &quot;Location&quot;; IF(COUNTIF([$Contested.$A$1:.$A$1048576];[.B205]); &quot;Contested&quot;; IF(COUNTIF([$Governance.$A$1:.$A$1048576];[.B205]); &quot;Governance&quot;; IF(COUNTIF([$Incorrect.$A$1:.$A$1048576];[.B205]); &quot;Incorrect&quot;; IF(COUNTIF([$Politicians.$A$1:.$A$1048576];[.B205]); &quot;Politician&quot;; IF(COUNTIF([$Journalists.$A$1:.$A$1048576];[.B20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5]); &quot;Elected&quot;; IF(COUNTIF([$Parties.$A$1:.$A$1048576];[.D205]); &quot;Party&quot;; IF(COUNTIF([$Locations.$A$1:.$A$1048576];[.D205]); &quot;Location&quot;; IF(COUNTIF([$Contested.$A$1:.$A$1048576];[.D205]); &quot;Contested&quot;; IF(COUNTIF([$Governance.$A$1:.$A$1048576];[.D205]); &quot;Governance&quot;; IF(COUNTIF([$Incorrect.$A$1:.$A$1048576];[.D205]); &quot;Incorrect&quot;; IF(COUNTIF([$Politicians.$A$1:.$A$1048576];[.D205]); &quot;Politician&quot;; IF(COUNTIF([$Journalists.$A$1:.$A$1048576];[.D205]); &quot;Journalist&quot;; &quot;&quot;))))))))">
            <text:p/>
          </table:table-cell>
          <table:table-cell table:style-name="ce7" office:value-type="string" calcext:value-type="string">
            <text:p>victoria</text:p>
          </table:table-cell>
          <table:table-cell table:style-name="ce12" table:content-validation-name="val1" table:formula="of:=IF(COUNTIF([$Elected.$A$1:.$A$1048576];[.F205]); &quot;Elected&quot;; IF(COUNTIF([$Parties.$A$1:.$A$1048576];[.F205]); &quot;Party&quot;; IF(COUNTIF([$Locations.$A$1:.$A$1048576];[.F205]); &quot;Location&quot;; IF(COUNTIF([$Contested.$A$1:.$A$1048576];[.F205]); &quot;Contested&quot;; IF(COUNTIF([$Governance.$A$1:.$A$1048576];[.F205]); &quot;Governance&quot;; IF(COUNTIF([$Incorrect.$A$1:.$A$1048576];[.F205]); &quot;Incorrect&quot;; IF(COUNTIF([$Politicians.$A$1:.$A$1048576];[.F205]); &quot;Politician&quot;; IF(COUNTIF([$Journalists.$A$1:.$A$1048576];[.F20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05]); &quot;Elected&quot;; IF(COUNTIF([$Parties.$A$1:.$A$1048576];[.H205]); &quot;Party&quot;; IF(COUNTIF([$Locations.$A$1:.$A$1048576];[.H205]); &quot;Location&quot;; IF(COUNTIF([$Contested.$A$1:.$A$1048576];[.H205]); &quot;Contested&quot;; IF(COUNTIF([$Governance.$A$1:.$A$1048576];[.H205]); &quot;Governance&quot;; IF(COUNTIF([$Incorrect.$A$1:.$A$1048576];[.H205]); &quot;Incorrect&quot;; IF(COUNTIF([$Politicians.$A$1:.$A$1048576];[.H205]); &quot;Politician&quot;; IF(COUNTIF([$Journalists.$A$1:.$A$1048576];[.H2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7" calcext:value-type="float">
            <text:p>197</text:p>
          </table:table-cell>
          <table:table-cell table:style-name="ce7" office:value-type="string" calcext:value-type="string">
            <text:p>Sameer Zuberi</text:p>
          </table:table-cell>
          <table:table-cell table:style-name="ce12" table:content-validation-name="val1" table:formula="of:=IF(COUNTIF([$Elected.$A$1:.$A$1048576];[.B206]); &quot;Elected&quot;; IF(COUNTIF([$Parties.$A$1:.$A$1048576];[.B206]); &quot;Party&quot;; IF(COUNTIF([$Locations.$A$1:.$A$1048576];[.B206]); &quot;Location&quot;; IF(COUNTIF([$Contested.$A$1:.$A$1048576];[.B206]); &quot;Contested&quot;; IF(COUNTIF([$Governance.$A$1:.$A$1048576];[.B206]); &quot;Governance&quot;; IF(COUNTIF([$Incorrect.$A$1:.$A$1048576];[.B206]); &quot;Incorrect&quot;; IF(COUNTIF([$Politicians.$A$1:.$A$1048576];[.B206]); &quot;Politician&quot;; IF(COUNTIF([$Journalists.$A$1:.$A$1048576];[.B20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6]); &quot;Elected&quot;; IF(COUNTIF([$Parties.$A$1:.$A$1048576];[.D206]); &quot;Party&quot;; IF(COUNTIF([$Locations.$A$1:.$A$1048576];[.D206]); &quot;Location&quot;; IF(COUNTIF([$Contested.$A$1:.$A$1048576];[.D206]); &quot;Contested&quot;; IF(COUNTIF([$Governance.$A$1:.$A$1048576];[.D206]); &quot;Governance&quot;; IF(COUNTIF([$Incorrect.$A$1:.$A$1048576];[.D206]); &quot;Incorrect&quot;; IF(COUNTIF([$Politicians.$A$1:.$A$1048576];[.D206]); &quot;Politician&quot;; IF(COUNTIF([$Journalists.$A$1:.$A$1048576];[.D206]); &quot;Journalist&quot;; &quot;&quot;))))))))">
            <text:p/>
          </table:table-cell>
          <table:table-cell table:style-name="ce7" office:value-type="string" calcext:value-type="string">
            <text:p>ian austen</text:p>
          </table:table-cell>
          <table:table-cell table:style-name="ce12" table:content-validation-name="val1" table:formula="of:=IF(COUNTIF([$Elected.$A$1:.$A$1048576];[.F206]); &quot;Elected&quot;; IF(COUNTIF([$Parties.$A$1:.$A$1048576];[.F206]); &quot;Party&quot;; IF(COUNTIF([$Locations.$A$1:.$A$1048576];[.F206]); &quot;Location&quot;; IF(COUNTIF([$Contested.$A$1:.$A$1048576];[.F206]); &quot;Contested&quot;; IF(COUNTIF([$Governance.$A$1:.$A$1048576];[.F206]); &quot;Governance&quot;; IF(COUNTIF([$Incorrect.$A$1:.$A$1048576];[.F206]); &quot;Incorrect&quot;; IF(COUNTIF([$Politicians.$A$1:.$A$1048576];[.F206]); &quot;Politician&quot;; IF(COUNTIF([$Journalists.$A$1:.$A$1048576];[.F20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06]); &quot;Elected&quot;; IF(COUNTIF([$Parties.$A$1:.$A$1048576];[.H206]); &quot;Party&quot;; IF(COUNTIF([$Locations.$A$1:.$A$1048576];[.H206]); &quot;Location&quot;; IF(COUNTIF([$Contested.$A$1:.$A$1048576];[.H206]); &quot;Contested&quot;; IF(COUNTIF([$Governance.$A$1:.$A$1048576];[.H206]); &quot;Governance&quot;; IF(COUNTIF([$Incorrect.$A$1:.$A$1048576];[.H206]); &quot;Incorrect&quot;; IF(COUNTIF([$Politicians.$A$1:.$A$1048576];[.H206]); &quot;Politician&quot;; IF(COUNTIF([$Journalists.$A$1:.$A$1048576];[.H2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8" calcext:value-type="float">
            <text:p>198</text:p>
          </table:table-cell>
          <table:table-cell table:style-name="ce7" office:value-type="string" calcext:value-type="string">
            <text:p>Dan Albas</text:p>
          </table:table-cell>
          <table:table-cell table:style-name="ce12" table:content-validation-name="val1" table:formula="of:=IF(COUNTIF([$Elected.$A$1:.$A$1048576];[.B207]); &quot;Elected&quot;; IF(COUNTIF([$Parties.$A$1:.$A$1048576];[.B207]); &quot;Party&quot;; IF(COUNTIF([$Locations.$A$1:.$A$1048576];[.B207]); &quot;Location&quot;; IF(COUNTIF([$Contested.$A$1:.$A$1048576];[.B207]); &quot;Contested&quot;; IF(COUNTIF([$Governance.$A$1:.$A$1048576];[.B207]); &quot;Governance&quot;; IF(COUNTIF([$Incorrect.$A$1:.$A$1048576];[.B207]); &quot;Incorrect&quot;; IF(COUNTIF([$Politicians.$A$1:.$A$1048576];[.B207]); &quot;Politician&quot;; IF(COUNTIF([$Journalists.$A$1:.$A$1048576];[.B20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7]); &quot;Elected&quot;; IF(COUNTIF([$Parties.$A$1:.$A$1048576];[.D207]); &quot;Party&quot;; IF(COUNTIF([$Locations.$A$1:.$A$1048576];[.D207]); &quot;Location&quot;; IF(COUNTIF([$Contested.$A$1:.$A$1048576];[.D207]); &quot;Contested&quot;; IF(COUNTIF([$Governance.$A$1:.$A$1048576];[.D207]); &quot;Governance&quot;; IF(COUNTIF([$Incorrect.$A$1:.$A$1048576];[.D207]); &quot;Incorrect&quot;; IF(COUNTIF([$Politicians.$A$1:.$A$1048576];[.D207]); &quot;Politician&quot;; IF(COUNTIF([$Journalists.$A$1:.$A$1048576];[.D207]); &quot;Journalist&quot;; &quot;&quot;))))))))">
            <text:p/>
          </table:table-cell>
          <table:table-cell table:style-name="ce7" office:value-type="string" calcext:value-type="string">
            <text:p>maxime</text:p>
          </table:table-cell>
          <table:table-cell table:style-name="ce12" table:content-validation-name="val1" table:formula="of:=IF(COUNTIF([$Elected.$A$1:.$A$1048576];[.F207]); &quot;Elected&quot;; IF(COUNTIF([$Parties.$A$1:.$A$1048576];[.F207]); &quot;Party&quot;; IF(COUNTIF([$Locations.$A$1:.$A$1048576];[.F207]); &quot;Location&quot;; IF(COUNTIF([$Contested.$A$1:.$A$1048576];[.F207]); &quot;Contested&quot;; IF(COUNTIF([$Governance.$A$1:.$A$1048576];[.F207]); &quot;Governance&quot;; IF(COUNTIF([$Incorrect.$A$1:.$A$1048576];[.F207]); &quot;Incorrect&quot;; IF(COUNTIF([$Politicians.$A$1:.$A$1048576];[.F207]); &quot;Politician&quot;; IF(COUNTIF([$Journalists.$A$1:.$A$1048576];[.F207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07]); &quot;Elected&quot;; IF(COUNTIF([$Parties.$A$1:.$A$1048576];[.H207]); &quot;Party&quot;; IF(COUNTIF([$Locations.$A$1:.$A$1048576];[.H207]); &quot;Location&quot;; IF(COUNTIF([$Contested.$A$1:.$A$1048576];[.H207]); &quot;Contested&quot;; IF(COUNTIF([$Governance.$A$1:.$A$1048576];[.H207]); &quot;Governance&quot;; IF(COUNTIF([$Incorrect.$A$1:.$A$1048576];[.H207]); &quot;Incorrect&quot;; IF(COUNTIF([$Politicians.$A$1:.$A$1048576];[.H207]); &quot;Politician&quot;; IF(COUNTIF([$Journalists.$A$1:.$A$1048576];[.H2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199" calcext:value-type="float">
            <text:p>199</text:p>
          </table:table-cell>
          <table:table-cell table:style-name="ce7" office:value-type="string" calcext:value-type="string">
            <text:p>Lianne Rood</text:p>
          </table:table-cell>
          <table:table-cell table:style-name="ce12" table:content-validation-name="val1" table:formula="of:=IF(COUNTIF([$Elected.$A$1:.$A$1048576];[.B208]); &quot;Elected&quot;; IF(COUNTIF([$Parties.$A$1:.$A$1048576];[.B208]); &quot;Party&quot;; IF(COUNTIF([$Locations.$A$1:.$A$1048576];[.B208]); &quot;Location&quot;; IF(COUNTIF([$Contested.$A$1:.$A$1048576];[.B208]); &quot;Contested&quot;; IF(COUNTIF([$Governance.$A$1:.$A$1048576];[.B208]); &quot;Governance&quot;; IF(COUNTIF([$Incorrect.$A$1:.$A$1048576];[.B208]); &quot;Incorrect&quot;; IF(COUNTIF([$Politicians.$A$1:.$A$1048576];[.B208]); &quot;Politician&quot;; IF(COUNTIF([$Journalists.$A$1:.$A$1048576];[.B20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8]); &quot;Elected&quot;; IF(COUNTIF([$Parties.$A$1:.$A$1048576];[.D208]); &quot;Party&quot;; IF(COUNTIF([$Locations.$A$1:.$A$1048576];[.D208]); &quot;Location&quot;; IF(COUNTIF([$Contested.$A$1:.$A$1048576];[.D208]); &quot;Contested&quot;; IF(COUNTIF([$Governance.$A$1:.$A$1048576];[.D208]); &quot;Governance&quot;; IF(COUNTIF([$Incorrect.$A$1:.$A$1048576];[.D208]); &quot;Incorrect&quot;; IF(COUNTIF([$Politicians.$A$1:.$A$1048576];[.D208]); &quot;Politician&quot;; IF(COUNTIF([$Journalists.$A$1:.$A$1048576];[.D208]); &quot;Journalist&quot;; &quot;&quot;))))))))">
            <text:p/>
          </table:table-cell>
          <table:table-cell table:style-name="ce7" office:value-type="string" calcext:value-type="string">
            <text:p>ruth ellen</text:p>
          </table:table-cell>
          <table:table-cell table:style-name="ce12" table:content-validation-name="val1" table:formula="of:=IF(COUNTIF([$Elected.$A$1:.$A$1048576];[.F208]); &quot;Elected&quot;; IF(COUNTIF([$Parties.$A$1:.$A$1048576];[.F208]); &quot;Party&quot;; IF(COUNTIF([$Locations.$A$1:.$A$1048576];[.F208]); &quot;Location&quot;; IF(COUNTIF([$Contested.$A$1:.$A$1048576];[.F208]); &quot;Contested&quot;; IF(COUNTIF([$Governance.$A$1:.$A$1048576];[.F208]); &quot;Governance&quot;; IF(COUNTIF([$Incorrect.$A$1:.$A$1048576];[.F208]); &quot;Incorrect&quot;; IF(COUNTIF([$Politicians.$A$1:.$A$1048576];[.F208]); &quot;Politician&quot;; IF(COUNTIF([$Journalists.$A$1:.$A$1048576];[.F208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08]); &quot;Elected&quot;; IF(COUNTIF([$Parties.$A$1:.$A$1048576];[.H208]); &quot;Party&quot;; IF(COUNTIF([$Locations.$A$1:.$A$1048576];[.H208]); &quot;Location&quot;; IF(COUNTIF([$Contested.$A$1:.$A$1048576];[.H208]); &quot;Contested&quot;; IF(COUNTIF([$Governance.$A$1:.$A$1048576];[.H208]); &quot;Governance&quot;; IF(COUNTIF([$Incorrect.$A$1:.$A$1048576];[.H208]); &quot;Incorrect&quot;; IF(COUNTIF([$Politicians.$A$1:.$A$1048576];[.H208]); &quot;Politician&quot;; IF(COUNTIF([$Journalists.$A$1:.$A$1048576];[.H2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0" calcext:value-type="float">
            <text:p>200</text:p>
          </table:table-cell>
          <table:table-cell table:style-name="ce7" office:value-type="string" calcext:value-type="string">
            <text:p>Jenica Atwin</text:p>
          </table:table-cell>
          <table:table-cell table:style-name="ce12" table:content-validation-name="val1" table:formula="of:=IF(COUNTIF([$Elected.$A$1:.$A$1048576];[.B209]); &quot;Elected&quot;; IF(COUNTIF([$Parties.$A$1:.$A$1048576];[.B209]); &quot;Party&quot;; IF(COUNTIF([$Locations.$A$1:.$A$1048576];[.B209]); &quot;Location&quot;; IF(COUNTIF([$Contested.$A$1:.$A$1048576];[.B209]); &quot;Contested&quot;; IF(COUNTIF([$Governance.$A$1:.$A$1048576];[.B209]); &quot;Governance&quot;; IF(COUNTIF([$Incorrect.$A$1:.$A$1048576];[.B209]); &quot;Incorrect&quot;; IF(COUNTIF([$Politicians.$A$1:.$A$1048576];[.B209]); &quot;Politician&quot;; IF(COUNTIF([$Journalists.$A$1:.$A$1048576];[.B2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9]); &quot;Elected&quot;; IF(COUNTIF([$Parties.$A$1:.$A$1048576];[.D209]); &quot;Party&quot;; IF(COUNTIF([$Locations.$A$1:.$A$1048576];[.D209]); &quot;Location&quot;; IF(COUNTIF([$Contested.$A$1:.$A$1048576];[.D209]); &quot;Contested&quot;; IF(COUNTIF([$Governance.$A$1:.$A$1048576];[.D209]); &quot;Governance&quot;; IF(COUNTIF([$Incorrect.$A$1:.$A$1048576];[.D209]); &quot;Incorrect&quot;; IF(COUNTIF([$Politicians.$A$1:.$A$1048576];[.D209]); &quot;Politician&quot;; IF(COUNTIF([$Journalists.$A$1:.$A$1048576];[.D209]); &quot;Journalist&quot;; &quot;&quot;))))))))">
            <text:p/>
          </table:table-cell>
          <table:table-cell table:style-name="ce7" office:value-type="string" calcext:value-type="string">
            <text:p>north korea</text:p>
          </table:table-cell>
          <table:table-cell table:style-name="ce12" table:content-validation-name="val1" table:formula="of:=IF(COUNTIF([$Elected.$A$1:.$A$1048576];[.F209]); &quot;Elected&quot;; IF(COUNTIF([$Parties.$A$1:.$A$1048576];[.F209]); &quot;Party&quot;; IF(COUNTIF([$Locations.$A$1:.$A$1048576];[.F209]); &quot;Location&quot;; IF(COUNTIF([$Contested.$A$1:.$A$1048576];[.F209]); &quot;Contested&quot;; IF(COUNTIF([$Governance.$A$1:.$A$1048576];[.F209]); &quot;Governance&quot;; IF(COUNTIF([$Incorrect.$A$1:.$A$1048576];[.F209]); &quot;Incorrect&quot;; IF(COUNTIF([$Politicians.$A$1:.$A$1048576];[.F209]); &quot;Politician&quot;; IF(COUNTIF([$Journalists.$A$1:.$A$1048576];[.F20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9]); &quot;Elected&quot;; IF(COUNTIF([$Parties.$A$1:.$A$1048576];[.H209]); &quot;Party&quot;; IF(COUNTIF([$Locations.$A$1:.$A$1048576];[.H209]); &quot;Location&quot;; IF(COUNTIF([$Contested.$A$1:.$A$1048576];[.H209]); &quot;Contested&quot;; IF(COUNTIF([$Governance.$A$1:.$A$1048576];[.H209]); &quot;Governance&quot;; IF(COUNTIF([$Incorrect.$A$1:.$A$1048576];[.H209]); &quot;Incorrect&quot;; IF(COUNTIF([$Politicians.$A$1:.$A$1048576];[.H209]); &quot;Politician&quot;; IF(COUNTIF([$Journalists.$A$1:.$A$1048576];[.H2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1" calcext:value-type="float">
            <text:p>201</text:p>
          </table:table-cell>
          <table:table-cell table:style-name="ce7" office:value-type="string" calcext:value-type="string">
            <text:p>Bernard Généreux</text:p>
          </table:table-cell>
          <table:table-cell table:style-name="ce12" table:content-validation-name="val1" table:formula="of:=IF(COUNTIF([$Elected.$A$1:.$A$1048576];[.B210]); &quot;Elected&quot;; IF(COUNTIF([$Parties.$A$1:.$A$1048576];[.B210]); &quot;Party&quot;; IF(COUNTIF([$Locations.$A$1:.$A$1048576];[.B210]); &quot;Location&quot;; IF(COUNTIF([$Contested.$A$1:.$A$1048576];[.B210]); &quot;Contested&quot;; IF(COUNTIF([$Governance.$A$1:.$A$1048576];[.B210]); &quot;Governance&quot;; IF(COUNTIF([$Incorrect.$A$1:.$A$1048576];[.B210]); &quot;Incorrect&quot;; IF(COUNTIF([$Politicians.$A$1:.$A$1048576];[.B210]); &quot;Politician&quot;; IF(COUNTIF([$Journalists.$A$1:.$A$1048576];[.B21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0]); &quot;Elected&quot;; IF(COUNTIF([$Parties.$A$1:.$A$1048576];[.D210]); &quot;Party&quot;; IF(COUNTIF([$Locations.$A$1:.$A$1048576];[.D210]); &quot;Location&quot;; IF(COUNTIF([$Contested.$A$1:.$A$1048576];[.D210]); &quot;Contested&quot;; IF(COUNTIF([$Governance.$A$1:.$A$1048576];[.D210]); &quot;Governance&quot;; IF(COUNTIF([$Incorrect.$A$1:.$A$1048576];[.D210]); &quot;Incorrect&quot;; IF(COUNTIF([$Politicians.$A$1:.$A$1048576];[.D210]); &quot;Politician&quot;; IF(COUNTIF([$Journalists.$A$1:.$A$1048576];[.D210]); &quot;Journalist&quot;; &quot;&quot;))))))))">
            <text:p/>
          </table:table-cell>
          <table:table-cell table:style-name="ce7" office:value-type="string" calcext:value-type="string">
            <text:p>derek sloan</text:p>
          </table:table-cell>
          <table:table-cell table:style-name="ce12" table:content-validation-name="val1" table:formula="of:=IF(COUNTIF([$Elected.$A$1:.$A$1048576];[.F210]); &quot;Elected&quot;; IF(COUNTIF([$Parties.$A$1:.$A$1048576];[.F210]); &quot;Party&quot;; IF(COUNTIF([$Locations.$A$1:.$A$1048576];[.F210]); &quot;Location&quot;; IF(COUNTIF([$Contested.$A$1:.$A$1048576];[.F210]); &quot;Contested&quot;; IF(COUNTIF([$Governance.$A$1:.$A$1048576];[.F210]); &quot;Governance&quot;; IF(COUNTIF([$Incorrect.$A$1:.$A$1048576];[.F210]); &quot;Incorrect&quot;; IF(COUNTIF([$Politicians.$A$1:.$A$1048576];[.F210]); &quot;Politician&quot;; IF(COUNTIF([$Journalists.$A$1:.$A$1048576];[.F21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10]); &quot;Elected&quot;; IF(COUNTIF([$Parties.$A$1:.$A$1048576];[.H210]); &quot;Party&quot;; IF(COUNTIF([$Locations.$A$1:.$A$1048576];[.H210]); &quot;Location&quot;; IF(COUNTIF([$Contested.$A$1:.$A$1048576];[.H210]); &quot;Contested&quot;; IF(COUNTIF([$Governance.$A$1:.$A$1048576];[.H210]); &quot;Governance&quot;; IF(COUNTIF([$Incorrect.$A$1:.$A$1048576];[.H210]); &quot;Incorrect&quot;; IF(COUNTIF([$Politicians.$A$1:.$A$1048576];[.H210]); &quot;Politician&quot;; IF(COUNTIF([$Journalists.$A$1:.$A$1048576];[.H2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2" calcext:value-type="float">
            <text:p>202</text:p>
          </table:table-cell>
          <table:table-cell table:style-name="ce7" office:value-type="string" calcext:value-type="string">
            <text:p>Philip Lawrence (politician)</text:p>
          </table:table-cell>
          <table:table-cell table:style-name="ce12" table:content-validation-name="val1" table:formula="of:=IF(COUNTIF([$Elected.$A$1:.$A$1048576];[.B211]); &quot;Elected&quot;; IF(COUNTIF([$Parties.$A$1:.$A$1048576];[.B211]); &quot;Party&quot;; IF(COUNTIF([$Locations.$A$1:.$A$1048576];[.B211]); &quot;Location&quot;; IF(COUNTIF([$Contested.$A$1:.$A$1048576];[.B211]); &quot;Contested&quot;; IF(COUNTIF([$Governance.$A$1:.$A$1048576];[.B211]); &quot;Governance&quot;; IF(COUNTIF([$Incorrect.$A$1:.$A$1048576];[.B211]); &quot;Incorrect&quot;; IF(COUNTIF([$Politicians.$A$1:.$A$1048576];[.B211]); &quot;Politician&quot;; IF(COUNTIF([$Journalists.$A$1:.$A$1048576];[.B21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1]); &quot;Elected&quot;; IF(COUNTIF([$Parties.$A$1:.$A$1048576];[.D211]); &quot;Party&quot;; IF(COUNTIF([$Locations.$A$1:.$A$1048576];[.D211]); &quot;Location&quot;; IF(COUNTIF([$Contested.$A$1:.$A$1048576];[.D211]); &quot;Contested&quot;; IF(COUNTIF([$Governance.$A$1:.$A$1048576];[.D211]); &quot;Governance&quot;; IF(COUNTIF([$Incorrect.$A$1:.$A$1048576];[.D211]); &quot;Incorrect&quot;; IF(COUNTIF([$Politicians.$A$1:.$A$1048576];[.D211]); &quot;Politician&quot;; IF(COUNTIF([$Journalists.$A$1:.$A$1048576];[.D211]); &quot;Journalist&quot;; &quot;&quot;))))))))">
            <text:p/>
          </table:table-cell>
          <table:table-cell table:style-name="ce7" office:value-type="string" calcext:value-type="string">
            <text:p>jerry</text:p>
          </table:table-cell>
          <table:table-cell table:style-name="ce12" table:content-validation-name="val1" table:formula="of:=IF(COUNTIF([$Elected.$A$1:.$A$1048576];[.F211]); &quot;Elected&quot;; IF(COUNTIF([$Parties.$A$1:.$A$1048576];[.F211]); &quot;Party&quot;; IF(COUNTIF([$Locations.$A$1:.$A$1048576];[.F211]); &quot;Location&quot;; IF(COUNTIF([$Contested.$A$1:.$A$1048576];[.F211]); &quot;Contested&quot;; IF(COUNTIF([$Governance.$A$1:.$A$1048576];[.F211]); &quot;Governance&quot;; IF(COUNTIF([$Incorrect.$A$1:.$A$1048576];[.F211]); &quot;Incorrect&quot;; IF(COUNTIF([$Politicians.$A$1:.$A$1048576];[.F211]); &quot;Politician&quot;; IF(COUNTIF([$Journalists.$A$1:.$A$1048576];[.F21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11]); &quot;Elected&quot;; IF(COUNTIF([$Parties.$A$1:.$A$1048576];[.H211]); &quot;Party&quot;; IF(COUNTIF([$Locations.$A$1:.$A$1048576];[.H211]); &quot;Location&quot;; IF(COUNTIF([$Contested.$A$1:.$A$1048576];[.H211]); &quot;Contested&quot;; IF(COUNTIF([$Governance.$A$1:.$A$1048576];[.H211]); &quot;Governance&quot;; IF(COUNTIF([$Incorrect.$A$1:.$A$1048576];[.H211]); &quot;Incorrect&quot;; IF(COUNTIF([$Politicians.$A$1:.$A$1048576];[.H211]); &quot;Politician&quot;; IF(COUNTIF([$Journalists.$A$1:.$A$1048576];[.H2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3" calcext:value-type="float">
            <text:p>203</text:p>
          </table:table-cell>
          <table:table-cell table:style-name="ce7" office:value-type="string" calcext:value-type="string">
            <text:p>Dave Epp</text:p>
          </table:table-cell>
          <table:table-cell table:style-name="ce12" table:content-validation-name="val1" table:formula="of:=IF(COUNTIF([$Elected.$A$1:.$A$1048576];[.B212]); &quot;Elected&quot;; IF(COUNTIF([$Parties.$A$1:.$A$1048576];[.B212]); &quot;Party&quot;; IF(COUNTIF([$Locations.$A$1:.$A$1048576];[.B212]); &quot;Location&quot;; IF(COUNTIF([$Contested.$A$1:.$A$1048576];[.B212]); &quot;Contested&quot;; IF(COUNTIF([$Governance.$A$1:.$A$1048576];[.B212]); &quot;Governance&quot;; IF(COUNTIF([$Incorrect.$A$1:.$A$1048576];[.B212]); &quot;Incorrect&quot;; IF(COUNTIF([$Politicians.$A$1:.$A$1048576];[.B212]); &quot;Politician&quot;; IF(COUNTIF([$Journalists.$A$1:.$A$1048576];[.B21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2]); &quot;Elected&quot;; IF(COUNTIF([$Parties.$A$1:.$A$1048576];[.D212]); &quot;Party&quot;; IF(COUNTIF([$Locations.$A$1:.$A$1048576];[.D212]); &quot;Location&quot;; IF(COUNTIF([$Contested.$A$1:.$A$1048576];[.D212]); &quot;Contested&quot;; IF(COUNTIF([$Governance.$A$1:.$A$1048576];[.D212]); &quot;Governance&quot;; IF(COUNTIF([$Incorrect.$A$1:.$A$1048576];[.D212]); &quot;Incorrect&quot;; IF(COUNTIF([$Politicians.$A$1:.$A$1048576];[.D212]); &quot;Politician&quot;; IF(COUNTIF([$Journalists.$A$1:.$A$1048576];[.D212]); &quot;Journalist&quot;; &quot;&quot;))))))))">
            <text:p/>
          </table:table-cell>
          <table:table-cell table:style-name="ce7" office:value-type="string" calcext:value-type="string">
            <text:p>randy hillier</text:p>
          </table:table-cell>
          <table:table-cell table:style-name="ce12" table:content-validation-name="val1" table:formula="of:=IF(COUNTIF([$Elected.$A$1:.$A$1048576];[.F212]); &quot;Elected&quot;; IF(COUNTIF([$Parties.$A$1:.$A$1048576];[.F212]); &quot;Party&quot;; IF(COUNTIF([$Locations.$A$1:.$A$1048576];[.F212]); &quot;Location&quot;; IF(COUNTIF([$Contested.$A$1:.$A$1048576];[.F212]); &quot;Contested&quot;; IF(COUNTIF([$Governance.$A$1:.$A$1048576];[.F212]); &quot;Governance&quot;; IF(COUNTIF([$Incorrect.$A$1:.$A$1048576];[.F212]); &quot;Incorrect&quot;; IF(COUNTIF([$Politicians.$A$1:.$A$1048576];[.F212]); &quot;Politician&quot;; IF(COUNTIF([$Journalists.$A$1:.$A$1048576];[.F21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2]); &quot;Elected&quot;; IF(COUNTIF([$Parties.$A$1:.$A$1048576];[.H212]); &quot;Party&quot;; IF(COUNTIF([$Locations.$A$1:.$A$1048576];[.H212]); &quot;Location&quot;; IF(COUNTIF([$Contested.$A$1:.$A$1048576];[.H212]); &quot;Contested&quot;; IF(COUNTIF([$Governance.$A$1:.$A$1048576];[.H212]); &quot;Governance&quot;; IF(COUNTIF([$Incorrect.$A$1:.$A$1048576];[.H212]); &quot;Incorrect&quot;; IF(COUNTIF([$Politicians.$A$1:.$A$1048576];[.H212]); &quot;Politician&quot;; IF(COUNTIF([$Journalists.$A$1:.$A$1048576];[.H2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4" calcext:value-type="float">
            <text:p>204</text:p>
          </table:table-cell>
          <table:table-cell table:style-name="ce7" office:value-type="string" calcext:value-type="string">
            <text:p>Mary Ng</text:p>
          </table:table-cell>
          <table:table-cell table:style-name="ce12" table:content-validation-name="val1" table:formula="of:=IF(COUNTIF([$Elected.$A$1:.$A$1048576];[.B213]); &quot;Elected&quot;; IF(COUNTIF([$Parties.$A$1:.$A$1048576];[.B213]); &quot;Party&quot;; IF(COUNTIF([$Locations.$A$1:.$A$1048576];[.B213]); &quot;Location&quot;; IF(COUNTIF([$Contested.$A$1:.$A$1048576];[.B213]); &quot;Contested&quot;; IF(COUNTIF([$Governance.$A$1:.$A$1048576];[.B213]); &quot;Governance&quot;; IF(COUNTIF([$Incorrect.$A$1:.$A$1048576];[.B213]); &quot;Incorrect&quot;; IF(COUNTIF([$Politicians.$A$1:.$A$1048576];[.B213]); &quot;Politician&quot;; IF(COUNTIF([$Journalists.$A$1:.$A$1048576];[.B2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3]); &quot;Elected&quot;; IF(COUNTIF([$Parties.$A$1:.$A$1048576];[.D213]); &quot;Party&quot;; IF(COUNTIF([$Locations.$A$1:.$A$1048576];[.D213]); &quot;Location&quot;; IF(COUNTIF([$Contested.$A$1:.$A$1048576];[.D213]); &quot;Contested&quot;; IF(COUNTIF([$Governance.$A$1:.$A$1048576];[.D213]); &quot;Governance&quot;; IF(COUNTIF([$Incorrect.$A$1:.$A$1048576];[.D213]); &quot;Incorrect&quot;; IF(COUNTIF([$Politicians.$A$1:.$A$1048576];[.D213]); &quot;Politician&quot;; IF(COUNTIF([$Journalists.$A$1:.$A$1048576];[.D213]); &quot;Journalist&quot;; &quot;&quot;))))))))">
            <text:p/>
          </table:table-cell>
          <table:table-cell table:style-name="ce7" office:value-type="string" calcext:value-type="string">
            <text:p>montréal</text:p>
          </table:table-cell>
          <table:table-cell table:style-name="ce12" table:content-validation-name="val1" table:formula="of:=IF(COUNTIF([$Elected.$A$1:.$A$1048576];[.F213]); &quot;Elected&quot;; IF(COUNTIF([$Parties.$A$1:.$A$1048576];[.F213]); &quot;Party&quot;; IF(COUNTIF([$Locations.$A$1:.$A$1048576];[.F213]); &quot;Location&quot;; IF(COUNTIF([$Contested.$A$1:.$A$1048576];[.F213]); &quot;Contested&quot;; IF(COUNTIF([$Governance.$A$1:.$A$1048576];[.F213]); &quot;Governance&quot;; IF(COUNTIF([$Incorrect.$A$1:.$A$1048576];[.F213]); &quot;Incorrect&quot;; IF(COUNTIF([$Politicians.$A$1:.$A$1048576];[.F213]); &quot;Politician&quot;; IF(COUNTIF([$Journalists.$A$1:.$A$1048576];[.F21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13]); &quot;Elected&quot;; IF(COUNTIF([$Parties.$A$1:.$A$1048576];[.H213]); &quot;Party&quot;; IF(COUNTIF([$Locations.$A$1:.$A$1048576];[.H213]); &quot;Location&quot;; IF(COUNTIF([$Contested.$A$1:.$A$1048576];[.H213]); &quot;Contested&quot;; IF(COUNTIF([$Governance.$A$1:.$A$1048576];[.H213]); &quot;Governance&quot;; IF(COUNTIF([$Incorrect.$A$1:.$A$1048576];[.H213]); &quot;Incorrect&quot;; IF(COUNTIF([$Politicians.$A$1:.$A$1048576];[.H213]); &quot;Politician&quot;; IF(COUNTIF([$Journalists.$A$1:.$A$1048576];[.H2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5" calcext:value-type="float">
            <text:p>205</text:p>
          </table:table-cell>
          <table:table-cell table:style-name="ce7" office:value-type="string" calcext:value-type="string">
            <text:p>Pat Kelly (politician)</text:p>
          </table:table-cell>
          <table:table-cell table:style-name="ce12" table:content-validation-name="val1" table:formula="of:=IF(COUNTIF([$Elected.$A$1:.$A$1048576];[.B214]); &quot;Elected&quot;; IF(COUNTIF([$Parties.$A$1:.$A$1048576];[.B214]); &quot;Party&quot;; IF(COUNTIF([$Locations.$A$1:.$A$1048576];[.B214]); &quot;Location&quot;; IF(COUNTIF([$Contested.$A$1:.$A$1048576];[.B214]); &quot;Contested&quot;; IF(COUNTIF([$Governance.$A$1:.$A$1048576];[.B214]); &quot;Governance&quot;; IF(COUNTIF([$Incorrect.$A$1:.$A$1048576];[.B214]); &quot;Incorrect&quot;; IF(COUNTIF([$Politicians.$A$1:.$A$1048576];[.B214]); &quot;Politician&quot;; IF(COUNTIF([$Journalists.$A$1:.$A$1048576];[.B21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4]); &quot;Elected&quot;; IF(COUNTIF([$Parties.$A$1:.$A$1048576];[.D214]); &quot;Party&quot;; IF(COUNTIF([$Locations.$A$1:.$A$1048576];[.D214]); &quot;Location&quot;; IF(COUNTIF([$Contested.$A$1:.$A$1048576];[.D214]); &quot;Contested&quot;; IF(COUNTIF([$Governance.$A$1:.$A$1048576];[.D214]); &quot;Governance&quot;; IF(COUNTIF([$Incorrect.$A$1:.$A$1048576];[.D214]); &quot;Incorrect&quot;; IF(COUNTIF([$Politicians.$A$1:.$A$1048576];[.D214]); &quot;Politician&quot;; IF(COUNTIF([$Journalists.$A$1:.$A$1048576];[.D214]); &quot;Journalist&quot;; &quot;&quot;))))))))">
            <text:p/>
          </table:table-cell>
          <table:table-cell table:style-name="ce7" office:value-type="string" calcext:value-type="string">
            <text:p>rebecca schulz</text:p>
          </table:table-cell>
          <table:table-cell table:style-name="ce12" table:content-validation-name="val1" table:formula="of:=IF(COUNTIF([$Elected.$A$1:.$A$1048576];[.F214]); &quot;Elected&quot;; IF(COUNTIF([$Parties.$A$1:.$A$1048576];[.F214]); &quot;Party&quot;; IF(COUNTIF([$Locations.$A$1:.$A$1048576];[.F214]); &quot;Location&quot;; IF(COUNTIF([$Contested.$A$1:.$A$1048576];[.F214]); &quot;Contested&quot;; IF(COUNTIF([$Governance.$A$1:.$A$1048576];[.F214]); &quot;Governance&quot;; IF(COUNTIF([$Incorrect.$A$1:.$A$1048576];[.F214]); &quot;Incorrect&quot;; IF(COUNTIF([$Politicians.$A$1:.$A$1048576];[.F214]); &quot;Politician&quot;; IF(COUNTIF([$Journalists.$A$1:.$A$1048576];[.F21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4]); &quot;Elected&quot;; IF(COUNTIF([$Parties.$A$1:.$A$1048576];[.H214]); &quot;Party&quot;; IF(COUNTIF([$Locations.$A$1:.$A$1048576];[.H214]); &quot;Location&quot;; IF(COUNTIF([$Contested.$A$1:.$A$1048576];[.H214]); &quot;Contested&quot;; IF(COUNTIF([$Governance.$A$1:.$A$1048576];[.H214]); &quot;Governance&quot;; IF(COUNTIF([$Incorrect.$A$1:.$A$1048576];[.H214]); &quot;Incorrect&quot;; IF(COUNTIF([$Politicians.$A$1:.$A$1048576];[.H214]); &quot;Politician&quot;; IF(COUNTIF([$Journalists.$A$1:.$A$1048576];[.H2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6" calcext:value-type="float">
            <text:p>206</text:p>
          </table:table-cell>
          <table:table-cell table:style-name="ce7" office:value-type="string" calcext:value-type="string">
            <text:p>Sylvie Bérubé</text:p>
          </table:table-cell>
          <table:table-cell table:style-name="ce12" table:content-validation-name="val1" table:formula="of:=IF(COUNTIF([$Elected.$A$1:.$A$1048576];[.B215]); &quot;Elected&quot;; IF(COUNTIF([$Parties.$A$1:.$A$1048576];[.B215]); &quot;Party&quot;; IF(COUNTIF([$Locations.$A$1:.$A$1048576];[.B215]); &quot;Location&quot;; IF(COUNTIF([$Contested.$A$1:.$A$1048576];[.B215]); &quot;Contested&quot;; IF(COUNTIF([$Governance.$A$1:.$A$1048576];[.B215]); &quot;Governance&quot;; IF(COUNTIF([$Incorrect.$A$1:.$A$1048576];[.B215]); &quot;Incorrect&quot;; IF(COUNTIF([$Politicians.$A$1:.$A$1048576];[.B215]); &quot;Politician&quot;; IF(COUNTIF([$Journalists.$A$1:.$A$1048576];[.B21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5]); &quot;Elected&quot;; IF(COUNTIF([$Parties.$A$1:.$A$1048576];[.D215]); &quot;Party&quot;; IF(COUNTIF([$Locations.$A$1:.$A$1048576];[.D215]); &quot;Location&quot;; IF(COUNTIF([$Contested.$A$1:.$A$1048576];[.D215]); &quot;Contested&quot;; IF(COUNTIF([$Governance.$A$1:.$A$1048576];[.D215]); &quot;Governance&quot;; IF(COUNTIF([$Incorrect.$A$1:.$A$1048576];[.D215]); &quot;Incorrect&quot;; IF(COUNTIF([$Politicians.$A$1:.$A$1048576];[.D215]); &quot;Politician&quot;; IF(COUNTIF([$Journalists.$A$1:.$A$1048576];[.D215]); &quot;Journalist&quot;; &quot;&quot;))))))))">
            <text:p/>
          </table:table-cell>
          <table:table-cell table:style-name="ce7" office:value-type="string" calcext:value-type="string">
            <text:p>evan solomon</text:p>
          </table:table-cell>
          <table:table-cell table:style-name="ce12" table:content-validation-name="val1" table:formula="of:=IF(COUNTIF([$Elected.$A$1:.$A$1048576];[.F215]); &quot;Elected&quot;; IF(COUNTIF([$Parties.$A$1:.$A$1048576];[.F215]); &quot;Party&quot;; IF(COUNTIF([$Locations.$A$1:.$A$1048576];[.F215]); &quot;Location&quot;; IF(COUNTIF([$Contested.$A$1:.$A$1048576];[.F215]); &quot;Contested&quot;; IF(COUNTIF([$Governance.$A$1:.$A$1048576];[.F215]); &quot;Governance&quot;; IF(COUNTIF([$Incorrect.$A$1:.$A$1048576];[.F215]); &quot;Incorrect&quot;; IF(COUNTIF([$Politicians.$A$1:.$A$1048576];[.F215]); &quot;Politician&quot;; IF(COUNTIF([$Journalists.$A$1:.$A$1048576];[.F215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15]); &quot;Elected&quot;; IF(COUNTIF([$Parties.$A$1:.$A$1048576];[.H215]); &quot;Party&quot;; IF(COUNTIF([$Locations.$A$1:.$A$1048576];[.H215]); &quot;Location&quot;; IF(COUNTIF([$Contested.$A$1:.$A$1048576];[.H215]); &quot;Contested&quot;; IF(COUNTIF([$Governance.$A$1:.$A$1048576];[.H215]); &quot;Governance&quot;; IF(COUNTIF([$Incorrect.$A$1:.$A$1048576];[.H215]); &quot;Incorrect&quot;; IF(COUNTIF([$Politicians.$A$1:.$A$1048576];[.H215]); &quot;Politician&quot;; IF(COUNTIF([$Journalists.$A$1:.$A$1048576];[.H2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7" calcext:value-type="float">
            <text:p>207</text:p>
          </table:table-cell>
          <table:table-cell table:style-name="ce7" office:value-type="string" calcext:value-type="string">
            <text:p>Randy Hoback</text:p>
          </table:table-cell>
          <table:table-cell table:style-name="ce12" table:content-validation-name="val1" table:formula="of:=IF(COUNTIF([$Elected.$A$1:.$A$1048576];[.B216]); &quot;Elected&quot;; IF(COUNTIF([$Parties.$A$1:.$A$1048576];[.B216]); &quot;Party&quot;; IF(COUNTIF([$Locations.$A$1:.$A$1048576];[.B216]); &quot;Location&quot;; IF(COUNTIF([$Contested.$A$1:.$A$1048576];[.B216]); &quot;Contested&quot;; IF(COUNTIF([$Governance.$A$1:.$A$1048576];[.B216]); &quot;Governance&quot;; IF(COUNTIF([$Incorrect.$A$1:.$A$1048576];[.B216]); &quot;Incorrect&quot;; IF(COUNTIF([$Politicians.$A$1:.$A$1048576];[.B216]); &quot;Politician&quot;; IF(COUNTIF([$Journalists.$A$1:.$A$1048576];[.B21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6]); &quot;Elected&quot;; IF(COUNTIF([$Parties.$A$1:.$A$1048576];[.D216]); &quot;Party&quot;; IF(COUNTIF([$Locations.$A$1:.$A$1048576];[.D216]); &quot;Location&quot;; IF(COUNTIF([$Contested.$A$1:.$A$1048576];[.D216]); &quot;Contested&quot;; IF(COUNTIF([$Governance.$A$1:.$A$1048576];[.D216]); &quot;Governance&quot;; IF(COUNTIF([$Incorrect.$A$1:.$A$1048576];[.D216]); &quot;Incorrect&quot;; IF(COUNTIF([$Politicians.$A$1:.$A$1048576];[.D216]); &quot;Politician&quot;; IF(COUNTIF([$Journalists.$A$1:.$A$1048576];[.D216]); &quot;Journalist&quot;; &quot;&quot;))))))))">
            <text:p/>
          </table:table-cell>
          <table:table-cell table:style-name="ce7" office:value-type="string" calcext:value-type="string">
            <text:p>lisa laflamme</text:p>
          </table:table-cell>
          <table:table-cell table:style-name="ce12" table:content-validation-name="val1" table:formula="of:=IF(COUNTIF([$Elected.$A$1:.$A$1048576];[.F216]); &quot;Elected&quot;; IF(COUNTIF([$Parties.$A$1:.$A$1048576];[.F216]); &quot;Party&quot;; IF(COUNTIF([$Locations.$A$1:.$A$1048576];[.F216]); &quot;Location&quot;; IF(COUNTIF([$Contested.$A$1:.$A$1048576];[.F216]); &quot;Contested&quot;; IF(COUNTIF([$Governance.$A$1:.$A$1048576];[.F216]); &quot;Governance&quot;; IF(COUNTIF([$Incorrect.$A$1:.$A$1048576];[.F216]); &quot;Incorrect&quot;; IF(COUNTIF([$Politicians.$A$1:.$A$1048576];[.F216]); &quot;Politician&quot;; IF(COUNTIF([$Journalists.$A$1:.$A$1048576];[.F21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16]); &quot;Elected&quot;; IF(COUNTIF([$Parties.$A$1:.$A$1048576];[.H216]); &quot;Party&quot;; IF(COUNTIF([$Locations.$A$1:.$A$1048576];[.H216]); &quot;Location&quot;; IF(COUNTIF([$Contested.$A$1:.$A$1048576];[.H216]); &quot;Contested&quot;; IF(COUNTIF([$Governance.$A$1:.$A$1048576];[.H216]); &quot;Governance&quot;; IF(COUNTIF([$Incorrect.$A$1:.$A$1048576];[.H216]); &quot;Incorrect&quot;; IF(COUNTIF([$Politicians.$A$1:.$A$1048576];[.H216]); &quot;Politician&quot;; IF(COUNTIF([$Journalists.$A$1:.$A$1048576];[.H2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8" calcext:value-type="float">
            <text:p>208</text:p>
          </table:table-cell>
          <table:table-cell table:style-name="ce7" office:value-type="string" calcext:value-type="string">
            <text:p>Brenda Shanahan (politician)</text:p>
          </table:table-cell>
          <table:table-cell table:style-name="ce12" table:content-validation-name="val1" table:formula="of:=IF(COUNTIF([$Elected.$A$1:.$A$1048576];[.B217]); &quot;Elected&quot;; IF(COUNTIF([$Parties.$A$1:.$A$1048576];[.B217]); &quot;Party&quot;; IF(COUNTIF([$Locations.$A$1:.$A$1048576];[.B217]); &quot;Location&quot;; IF(COUNTIF([$Contested.$A$1:.$A$1048576];[.B217]); &quot;Contested&quot;; IF(COUNTIF([$Governance.$A$1:.$A$1048576];[.B217]); &quot;Governance&quot;; IF(COUNTIF([$Incorrect.$A$1:.$A$1048576];[.B217]); &quot;Incorrect&quot;; IF(COUNTIF([$Politicians.$A$1:.$A$1048576];[.B217]); &quot;Politician&quot;; IF(COUNTIF([$Journalists.$A$1:.$A$1048576];[.B21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7]); &quot;Elected&quot;; IF(COUNTIF([$Parties.$A$1:.$A$1048576];[.D217]); &quot;Party&quot;; IF(COUNTIF([$Locations.$A$1:.$A$1048576];[.D217]); &quot;Location&quot;; IF(COUNTIF([$Contested.$A$1:.$A$1048576];[.D217]); &quot;Contested&quot;; IF(COUNTIF([$Governance.$A$1:.$A$1048576];[.D217]); &quot;Governance&quot;; IF(COUNTIF([$Incorrect.$A$1:.$A$1048576];[.D217]); &quot;Incorrect&quot;; IF(COUNTIF([$Politicians.$A$1:.$A$1048576];[.D217]); &quot;Politician&quot;; IF(COUNTIF([$Journalists.$A$1:.$A$1048576];[.D217]); &quot;Journalist&quot;; &quot;&quot;))))))))">
            <text:p/>
          </table:table-cell>
          <table:table-cell table:style-name="ce7" office:value-type="string" calcext:value-type="string">
            <text:p>justin trudeau trudeau</text:p>
          </table:table-cell>
          <table:table-cell table:style-name="ce12" table:content-validation-name="val1" table:formula="of:=IF(COUNTIF([$Elected.$A$1:.$A$1048576];[.F217]); &quot;Elected&quot;; IF(COUNTIF([$Parties.$A$1:.$A$1048576];[.F217]); &quot;Party&quot;; IF(COUNTIF([$Locations.$A$1:.$A$1048576];[.F217]); &quot;Location&quot;; IF(COUNTIF([$Contested.$A$1:.$A$1048576];[.F217]); &quot;Contested&quot;; IF(COUNTIF([$Governance.$A$1:.$A$1048576];[.F217]); &quot;Governance&quot;; IF(COUNTIF([$Incorrect.$A$1:.$A$1048576];[.F217]); &quot;Incorrect&quot;; IF(COUNTIF([$Politicians.$A$1:.$A$1048576];[.F217]); &quot;Politician&quot;; IF(COUNTIF([$Journalists.$A$1:.$A$1048576];[.F21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17]); &quot;Elected&quot;; IF(COUNTIF([$Parties.$A$1:.$A$1048576];[.H217]); &quot;Party&quot;; IF(COUNTIF([$Locations.$A$1:.$A$1048576];[.H217]); &quot;Location&quot;; IF(COUNTIF([$Contested.$A$1:.$A$1048576];[.H217]); &quot;Contested&quot;; IF(COUNTIF([$Governance.$A$1:.$A$1048576];[.H217]); &quot;Governance&quot;; IF(COUNTIF([$Incorrect.$A$1:.$A$1048576];[.H217]); &quot;Incorrect&quot;; IF(COUNTIF([$Politicians.$A$1:.$A$1048576];[.H217]); &quot;Politician&quot;; IF(COUNTIF([$Journalists.$A$1:.$A$1048576];[.H2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09" calcext:value-type="float">
            <text:p>209</text:p>
          </table:table-cell>
          <table:table-cell table:style-name="ce7" office:value-type="string" calcext:value-type="string">
            <text:p>Randeep Sarai</text:p>
          </table:table-cell>
          <table:table-cell table:style-name="ce12" table:content-validation-name="val1" table:formula="of:=IF(COUNTIF([$Elected.$A$1:.$A$1048576];[.B218]); &quot;Elected&quot;; IF(COUNTIF([$Parties.$A$1:.$A$1048576];[.B218]); &quot;Party&quot;; IF(COUNTIF([$Locations.$A$1:.$A$1048576];[.B218]); &quot;Location&quot;; IF(COUNTIF([$Contested.$A$1:.$A$1048576];[.B218]); &quot;Contested&quot;; IF(COUNTIF([$Governance.$A$1:.$A$1048576];[.B218]); &quot;Governance&quot;; IF(COUNTIF([$Incorrect.$A$1:.$A$1048576];[.B218]); &quot;Incorrect&quot;; IF(COUNTIF([$Politicians.$A$1:.$A$1048576];[.B218]); &quot;Politician&quot;; IF(COUNTIF([$Journalists.$A$1:.$A$1048576];[.B2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8]); &quot;Elected&quot;; IF(COUNTIF([$Parties.$A$1:.$A$1048576];[.D218]); &quot;Party&quot;; IF(COUNTIF([$Locations.$A$1:.$A$1048576];[.D218]); &quot;Location&quot;; IF(COUNTIF([$Contested.$A$1:.$A$1048576];[.D218]); &quot;Contested&quot;; IF(COUNTIF([$Governance.$A$1:.$A$1048576];[.D218]); &quot;Governance&quot;; IF(COUNTIF([$Incorrect.$A$1:.$A$1048576];[.D218]); &quot;Incorrect&quot;; IF(COUNTIF([$Politicians.$A$1:.$A$1048576];[.D218]); &quot;Politician&quot;; IF(COUNTIF([$Journalists.$A$1:.$A$1048576];[.D218]); &quot;Journalist&quot;; &quot;&quot;))))))))">
            <text:p/>
          </table:table-cell>
          <table:table-cell table:style-name="ce7" office:value-type="string" calcext:value-type="string">
            <text:p>marci ien</text:p>
          </table:table-cell>
          <table:table-cell table:style-name="ce12" table:content-validation-name="val1" table:formula="of:=IF(COUNTIF([$Elected.$A$1:.$A$1048576];[.F218]); &quot;Elected&quot;; IF(COUNTIF([$Parties.$A$1:.$A$1048576];[.F218]); &quot;Party&quot;; IF(COUNTIF([$Locations.$A$1:.$A$1048576];[.F218]); &quot;Location&quot;; IF(COUNTIF([$Contested.$A$1:.$A$1048576];[.F218]); &quot;Contested&quot;; IF(COUNTIF([$Governance.$A$1:.$A$1048576];[.F218]); &quot;Governance&quot;; IF(COUNTIF([$Incorrect.$A$1:.$A$1048576];[.F218]); &quot;Incorrect&quot;; IF(COUNTIF([$Politicians.$A$1:.$A$1048576];[.F218]); &quot;Politician&quot;; IF(COUNTIF([$Journalists.$A$1:.$A$1048576];[.F2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18]); &quot;Elected&quot;; IF(COUNTIF([$Parties.$A$1:.$A$1048576];[.H218]); &quot;Party&quot;; IF(COUNTIF([$Locations.$A$1:.$A$1048576];[.H218]); &quot;Location&quot;; IF(COUNTIF([$Contested.$A$1:.$A$1048576];[.H218]); &quot;Contested&quot;; IF(COUNTIF([$Governance.$A$1:.$A$1048576];[.H218]); &quot;Governance&quot;; IF(COUNTIF([$Incorrect.$A$1:.$A$1048576];[.H218]); &quot;Incorrect&quot;; IF(COUNTIF([$Politicians.$A$1:.$A$1048576];[.H218]); &quot;Politician&quot;; IF(COUNTIF([$Journalists.$A$1:.$A$1048576];[.H2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0" calcext:value-type="float">
            <text:p>210</text:p>
          </table:table-cell>
          <table:table-cell table:style-name="ce7" office:value-type="string" calcext:value-type="string">
            <text:p>Dane Lloyd</text:p>
          </table:table-cell>
          <table:table-cell table:style-name="ce12" table:content-validation-name="val1" table:formula="of:=IF(COUNTIF([$Elected.$A$1:.$A$1048576];[.B219]); &quot;Elected&quot;; IF(COUNTIF([$Parties.$A$1:.$A$1048576];[.B219]); &quot;Party&quot;; IF(COUNTIF([$Locations.$A$1:.$A$1048576];[.B219]); &quot;Location&quot;; IF(COUNTIF([$Contested.$A$1:.$A$1048576];[.B219]); &quot;Contested&quot;; IF(COUNTIF([$Governance.$A$1:.$A$1048576];[.B219]); &quot;Governance&quot;; IF(COUNTIF([$Incorrect.$A$1:.$A$1048576];[.B219]); &quot;Incorrect&quot;; IF(COUNTIF([$Politicians.$A$1:.$A$1048576];[.B219]); &quot;Politician&quot;; IF(COUNTIF([$Journalists.$A$1:.$A$1048576];[.B21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9]); &quot;Elected&quot;; IF(COUNTIF([$Parties.$A$1:.$A$1048576];[.D219]); &quot;Party&quot;; IF(COUNTIF([$Locations.$A$1:.$A$1048576];[.D219]); &quot;Location&quot;; IF(COUNTIF([$Contested.$A$1:.$A$1048576];[.D219]); &quot;Contested&quot;; IF(COUNTIF([$Governance.$A$1:.$A$1048576];[.D219]); &quot;Governance&quot;; IF(COUNTIF([$Incorrect.$A$1:.$A$1048576];[.D219]); &quot;Incorrect&quot;; IF(COUNTIF([$Politicians.$A$1:.$A$1048576];[.D219]); &quot;Politician&quot;; IF(COUNTIF([$Journalists.$A$1:.$A$1048576];[.D219]); &quot;Journalist&quot;; &quot;&quot;))))))))">
            <text:p/>
          </table:table-cell>
          <table:table-cell table:style-name="ce7" office:value-type="string" calcext:value-type="string">
            <text:p>rick hillier</text:p>
          </table:table-cell>
          <table:table-cell table:style-name="ce12" table:content-validation-name="val1" table:formula="of:=IF(COUNTIF([$Elected.$A$1:.$A$1048576];[.F219]); &quot;Elected&quot;; IF(COUNTIF([$Parties.$A$1:.$A$1048576];[.F219]); &quot;Party&quot;; IF(COUNTIF([$Locations.$A$1:.$A$1048576];[.F219]); &quot;Location&quot;; IF(COUNTIF([$Contested.$A$1:.$A$1048576];[.F219]); &quot;Contested&quot;; IF(COUNTIF([$Governance.$A$1:.$A$1048576];[.F219]); &quot;Governance&quot;; IF(COUNTIF([$Incorrect.$A$1:.$A$1048576];[.F219]); &quot;Incorrect&quot;; IF(COUNTIF([$Politicians.$A$1:.$A$1048576];[.F219]); &quot;Politician&quot;; IF(COUNTIF([$Journalists.$A$1:.$A$1048576];[.F21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9]); &quot;Elected&quot;; IF(COUNTIF([$Parties.$A$1:.$A$1048576];[.H219]); &quot;Party&quot;; IF(COUNTIF([$Locations.$A$1:.$A$1048576];[.H219]); &quot;Location&quot;; IF(COUNTIF([$Contested.$A$1:.$A$1048576];[.H219]); &quot;Contested&quot;; IF(COUNTIF([$Governance.$A$1:.$A$1048576];[.H219]); &quot;Governance&quot;; IF(COUNTIF([$Incorrect.$A$1:.$A$1048576];[.H219]); &quot;Incorrect&quot;; IF(COUNTIF([$Politicians.$A$1:.$A$1048576];[.H219]); &quot;Politician&quot;; IF(COUNTIF([$Journalists.$A$1:.$A$1048576];[.H2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1" calcext:value-type="float">
            <text:p>211</text:p>
          </table:table-cell>
          <table:table-cell table:style-name="ce7" office:value-type="string" calcext:value-type="string">
            <text:p>Jim Carr</text:p>
          </table:table-cell>
          <table:table-cell table:style-name="ce12" table:content-validation-name="val1" table:formula="of:=IF(COUNTIF([$Elected.$A$1:.$A$1048576];[.B220]); &quot;Elected&quot;; IF(COUNTIF([$Parties.$A$1:.$A$1048576];[.B220]); &quot;Party&quot;; IF(COUNTIF([$Locations.$A$1:.$A$1048576];[.B220]); &quot;Location&quot;; IF(COUNTIF([$Contested.$A$1:.$A$1048576];[.B220]); &quot;Contested&quot;; IF(COUNTIF([$Governance.$A$1:.$A$1048576];[.B220]); &quot;Governance&quot;; IF(COUNTIF([$Incorrect.$A$1:.$A$1048576];[.B220]); &quot;Incorrect&quot;; IF(COUNTIF([$Politicians.$A$1:.$A$1048576];[.B220]); &quot;Politician&quot;; IF(COUNTIF([$Journalists.$A$1:.$A$1048576];[.B22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0]); &quot;Elected&quot;; IF(COUNTIF([$Parties.$A$1:.$A$1048576];[.D220]); &quot;Party&quot;; IF(COUNTIF([$Locations.$A$1:.$A$1048576];[.D220]); &quot;Location&quot;; IF(COUNTIF([$Contested.$A$1:.$A$1048576];[.D220]); &quot;Contested&quot;; IF(COUNTIF([$Governance.$A$1:.$A$1048576];[.D220]); &quot;Governance&quot;; IF(COUNTIF([$Incorrect.$A$1:.$A$1048576];[.D220]); &quot;Incorrect&quot;; IF(COUNTIF([$Politicians.$A$1:.$A$1048576];[.D220]); &quot;Politician&quot;; IF(COUNTIF([$Journalists.$A$1:.$A$1048576];[.D220]); &quot;Journalist&quot;; &quot;&quot;))))))))">
            <text:p/>
          </table:table-cell>
          <table:table-cell table:style-name="ce7" office:value-type="string" calcext:value-type="string">
            <text:p>theo fleury</text:p>
          </table:table-cell>
          <table:table-cell table:style-name="ce12" table:content-validation-name="val1" table:formula="of:=IF(COUNTIF([$Elected.$A$1:.$A$1048576];[.F220]); &quot;Elected&quot;; IF(COUNTIF([$Parties.$A$1:.$A$1048576];[.F220]); &quot;Party&quot;; IF(COUNTIF([$Locations.$A$1:.$A$1048576];[.F220]); &quot;Location&quot;; IF(COUNTIF([$Contested.$A$1:.$A$1048576];[.F220]); &quot;Contested&quot;; IF(COUNTIF([$Governance.$A$1:.$A$1048576];[.F220]); &quot;Governance&quot;; IF(COUNTIF([$Incorrect.$A$1:.$A$1048576];[.F220]); &quot;Incorrect&quot;; IF(COUNTIF([$Politicians.$A$1:.$A$1048576];[.F220]); &quot;Politician&quot;; IF(COUNTIF([$Journalists.$A$1:.$A$1048576];[.F22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0]); &quot;Elected&quot;; IF(COUNTIF([$Parties.$A$1:.$A$1048576];[.H220]); &quot;Party&quot;; IF(COUNTIF([$Locations.$A$1:.$A$1048576];[.H220]); &quot;Location&quot;; IF(COUNTIF([$Contested.$A$1:.$A$1048576];[.H220]); &quot;Contested&quot;; IF(COUNTIF([$Governance.$A$1:.$A$1048576];[.H220]); &quot;Governance&quot;; IF(COUNTIF([$Incorrect.$A$1:.$A$1048576];[.H220]); &quot;Incorrect&quot;; IF(COUNTIF([$Politicians.$A$1:.$A$1048576];[.H220]); &quot;Politician&quot;; IF(COUNTIF([$Journalists.$A$1:.$A$1048576];[.H2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2" calcext:value-type="float">
            <text:p>212</text:p>
          </table:table-cell>
          <table:table-cell table:style-name="ce7" office:value-type="string" calcext:value-type="string">
            <text:p>Colin Carrie</text:p>
          </table:table-cell>
          <table:table-cell table:style-name="ce12" table:content-validation-name="val1" table:formula="of:=IF(COUNTIF([$Elected.$A$1:.$A$1048576];[.B221]); &quot;Elected&quot;; IF(COUNTIF([$Parties.$A$1:.$A$1048576];[.B221]); &quot;Party&quot;; IF(COUNTIF([$Locations.$A$1:.$A$1048576];[.B221]); &quot;Location&quot;; IF(COUNTIF([$Contested.$A$1:.$A$1048576];[.B221]); &quot;Contested&quot;; IF(COUNTIF([$Governance.$A$1:.$A$1048576];[.B221]); &quot;Governance&quot;; IF(COUNTIF([$Incorrect.$A$1:.$A$1048576];[.B221]); &quot;Incorrect&quot;; IF(COUNTIF([$Politicians.$A$1:.$A$1048576];[.B221]); &quot;Politician&quot;; IF(COUNTIF([$Journalists.$A$1:.$A$1048576];[.B22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1]); &quot;Elected&quot;; IF(COUNTIF([$Parties.$A$1:.$A$1048576];[.D221]); &quot;Party&quot;; IF(COUNTIF([$Locations.$A$1:.$A$1048576];[.D221]); &quot;Location&quot;; IF(COUNTIF([$Contested.$A$1:.$A$1048576];[.D221]); &quot;Contested&quot;; IF(COUNTIF([$Governance.$A$1:.$A$1048576];[.D221]); &quot;Governance&quot;; IF(COUNTIF([$Incorrect.$A$1:.$A$1048576];[.D221]); &quot;Incorrect&quot;; IF(COUNTIF([$Politicians.$A$1:.$A$1048576];[.D221]); &quot;Politician&quot;; IF(COUNTIF([$Journalists.$A$1:.$A$1048576];[.D221]); &quot;Journalist&quot;; &quot;&quot;))))))))">
            <text:p/>
          </table:table-cell>
          <table:table-cell table:style-name="ce7" office:value-type="string" calcext:value-type="string">
            <text:p>paul manly</text:p>
          </table:table-cell>
          <table:table-cell table:style-name="ce12" table:content-validation-name="val1" table:formula="of:=IF(COUNTIF([$Elected.$A$1:.$A$1048576];[.F221]); &quot;Elected&quot;; IF(COUNTIF([$Parties.$A$1:.$A$1048576];[.F221]); &quot;Party&quot;; IF(COUNTIF([$Locations.$A$1:.$A$1048576];[.F221]); &quot;Location&quot;; IF(COUNTIF([$Contested.$A$1:.$A$1048576];[.F221]); &quot;Contested&quot;; IF(COUNTIF([$Governance.$A$1:.$A$1048576];[.F221]); &quot;Governance&quot;; IF(COUNTIF([$Incorrect.$A$1:.$A$1048576];[.F221]); &quot;Incorrect&quot;; IF(COUNTIF([$Politicians.$A$1:.$A$1048576];[.F221]); &quot;Politician&quot;; IF(COUNTIF([$Journalists.$A$1:.$A$1048576];[.F22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21]); &quot;Elected&quot;; IF(COUNTIF([$Parties.$A$1:.$A$1048576];[.H221]); &quot;Party&quot;; IF(COUNTIF([$Locations.$A$1:.$A$1048576];[.H221]); &quot;Location&quot;; IF(COUNTIF([$Contested.$A$1:.$A$1048576];[.H221]); &quot;Contested&quot;; IF(COUNTIF([$Governance.$A$1:.$A$1048576];[.H221]); &quot;Governance&quot;; IF(COUNTIF([$Incorrect.$A$1:.$A$1048576];[.H221]); &quot;Incorrect&quot;; IF(COUNTIF([$Politicians.$A$1:.$A$1048576];[.H221]); &quot;Politician&quot;; IF(COUNTIF([$Journalists.$A$1:.$A$1048576];[.H2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3" calcext:value-type="float">
            <text:p>213</text:p>
          </table:table-cell>
          <table:table-cell table:style-name="ce7" office:value-type="string" calcext:value-type="string">
            <text:p>Louis Plamondon</text:p>
          </table:table-cell>
          <table:table-cell table:style-name="ce12" table:content-validation-name="val1" table:formula="of:=IF(COUNTIF([$Elected.$A$1:.$A$1048576];[.B222]); &quot;Elected&quot;; IF(COUNTIF([$Parties.$A$1:.$A$1048576];[.B222]); &quot;Party&quot;; IF(COUNTIF([$Locations.$A$1:.$A$1048576];[.B222]); &quot;Location&quot;; IF(COUNTIF([$Contested.$A$1:.$A$1048576];[.B222]); &quot;Contested&quot;; IF(COUNTIF([$Governance.$A$1:.$A$1048576];[.B222]); &quot;Governance&quot;; IF(COUNTIF([$Incorrect.$A$1:.$A$1048576];[.B222]); &quot;Incorrect&quot;; IF(COUNTIF([$Politicians.$A$1:.$A$1048576];[.B222]); &quot;Politician&quot;; IF(COUNTIF([$Journalists.$A$1:.$A$1048576];[.B22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2]); &quot;Elected&quot;; IF(COUNTIF([$Parties.$A$1:.$A$1048576];[.D222]); &quot;Party&quot;; IF(COUNTIF([$Locations.$A$1:.$A$1048576];[.D222]); &quot;Location&quot;; IF(COUNTIF([$Contested.$A$1:.$A$1048576];[.D222]); &quot;Contested&quot;; IF(COUNTIF([$Governance.$A$1:.$A$1048576];[.D222]); &quot;Governance&quot;; IF(COUNTIF([$Incorrect.$A$1:.$A$1048576];[.D222]); &quot;Incorrect&quot;; IF(COUNTIF([$Politicians.$A$1:.$A$1048576];[.D222]); &quot;Politician&quot;; IF(COUNTIF([$Journalists.$A$1:.$A$1048576];[.D222]); &quot;Journalist&quot;; &quot;&quot;))))))))">
            <text:p/>
          </table:table-cell>
          <table:table-cell table:style-name="ce7" office:value-type="string" calcext:value-type="string">
            <text:p>andrew weaver</text:p>
          </table:table-cell>
          <table:table-cell table:style-name="ce12" table:content-validation-name="val1" table:formula="of:=IF(COUNTIF([$Elected.$A$1:.$A$1048576];[.F222]); &quot;Elected&quot;; IF(COUNTIF([$Parties.$A$1:.$A$1048576];[.F222]); &quot;Party&quot;; IF(COUNTIF([$Locations.$A$1:.$A$1048576];[.F222]); &quot;Location&quot;; IF(COUNTIF([$Contested.$A$1:.$A$1048576];[.F222]); &quot;Contested&quot;; IF(COUNTIF([$Governance.$A$1:.$A$1048576];[.F222]); &quot;Governance&quot;; IF(COUNTIF([$Incorrect.$A$1:.$A$1048576];[.F222]); &quot;Incorrect&quot;; IF(COUNTIF([$Politicians.$A$1:.$A$1048576];[.F222]); &quot;Politician&quot;; IF(COUNTIF([$Journalists.$A$1:.$A$1048576];[.F22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22]); &quot;Elected&quot;; IF(COUNTIF([$Parties.$A$1:.$A$1048576];[.H222]); &quot;Party&quot;; IF(COUNTIF([$Locations.$A$1:.$A$1048576];[.H222]); &quot;Location&quot;; IF(COUNTIF([$Contested.$A$1:.$A$1048576];[.H222]); &quot;Contested&quot;; IF(COUNTIF([$Governance.$A$1:.$A$1048576];[.H222]); &quot;Governance&quot;; IF(COUNTIF([$Incorrect.$A$1:.$A$1048576];[.H222]); &quot;Incorrect&quot;; IF(COUNTIF([$Politicians.$A$1:.$A$1048576];[.H222]); &quot;Politician&quot;; IF(COUNTIF([$Journalists.$A$1:.$A$1048576];[.H2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4" calcext:value-type="float">
            <text:p>214</text:p>
          </table:table-cell>
          <table:table-cell table:style-name="ce7" office:value-type="string" calcext:value-type="string">
            <text:p>Stéphane Bergeron</text:p>
          </table:table-cell>
          <table:table-cell table:style-name="ce12" table:content-validation-name="val1" table:formula="of:=IF(COUNTIF([$Elected.$A$1:.$A$1048576];[.B223]); &quot;Elected&quot;; IF(COUNTIF([$Parties.$A$1:.$A$1048576];[.B223]); &quot;Party&quot;; IF(COUNTIF([$Locations.$A$1:.$A$1048576];[.B223]); &quot;Location&quot;; IF(COUNTIF([$Contested.$A$1:.$A$1048576];[.B223]); &quot;Contested&quot;; IF(COUNTIF([$Governance.$A$1:.$A$1048576];[.B223]); &quot;Governance&quot;; IF(COUNTIF([$Incorrect.$A$1:.$A$1048576];[.B223]); &quot;Incorrect&quot;; IF(COUNTIF([$Politicians.$A$1:.$A$1048576];[.B223]); &quot;Politician&quot;; IF(COUNTIF([$Journalists.$A$1:.$A$1048576];[.B22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3]); &quot;Elected&quot;; IF(COUNTIF([$Parties.$A$1:.$A$1048576];[.D223]); &quot;Party&quot;; IF(COUNTIF([$Locations.$A$1:.$A$1048576];[.D223]); &quot;Location&quot;; IF(COUNTIF([$Contested.$A$1:.$A$1048576];[.D223]); &quot;Contested&quot;; IF(COUNTIF([$Governance.$A$1:.$A$1048576];[.D223]); &quot;Governance&quot;; IF(COUNTIF([$Incorrect.$A$1:.$A$1048576];[.D223]); &quot;Incorrect&quot;; IF(COUNTIF([$Politicians.$A$1:.$A$1048576];[.D223]); &quot;Politician&quot;; IF(COUNTIF([$Journalists.$A$1:.$A$1048576];[.D223]); &quot;Journalist&quot;; &quot;&quot;))))))))">
            <text:p/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F223]); &quot;Elected&quot;; IF(COUNTIF([$Parties.$A$1:.$A$1048576];[.F223]); &quot;Party&quot;; IF(COUNTIF([$Locations.$A$1:.$A$1048576];[.F223]); &quot;Location&quot;; IF(COUNTIF([$Contested.$A$1:.$A$1048576];[.F223]); &quot;Contested&quot;; IF(COUNTIF([$Governance.$A$1:.$A$1048576];[.F223]); &quot;Governance&quot;; IF(COUNTIF([$Incorrect.$A$1:.$A$1048576];[.F223]); &quot;Incorrect&quot;; IF(COUNTIF([$Politicians.$A$1:.$A$1048576];[.F223]); &quot;Politician&quot;; IF(COUNTIF([$Journalists.$A$1:.$A$1048576];[.F22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23]); &quot;Elected&quot;; IF(COUNTIF([$Parties.$A$1:.$A$1048576];[.H223]); &quot;Party&quot;; IF(COUNTIF([$Locations.$A$1:.$A$1048576];[.H223]); &quot;Location&quot;; IF(COUNTIF([$Contested.$A$1:.$A$1048576];[.H223]); &quot;Contested&quot;; IF(COUNTIF([$Governance.$A$1:.$A$1048576];[.H223]); &quot;Governance&quot;; IF(COUNTIF([$Incorrect.$A$1:.$A$1048576];[.H223]); &quot;Incorrect&quot;; IF(COUNTIF([$Politicians.$A$1:.$A$1048576];[.H223]); &quot;Politician&quot;; IF(COUNTIF([$Journalists.$A$1:.$A$1048576];[.H2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5" calcext:value-type="float">
            <text:p>215</text:p>
          </table:table-cell>
          <table:table-cell table:style-name="ce7" office:value-type="string" calcext:value-type="string">
            <text:p>Greg McLean (politician)</text:p>
          </table:table-cell>
          <table:table-cell table:style-name="ce12" table:content-validation-name="val1" table:formula="of:=IF(COUNTIF([$Elected.$A$1:.$A$1048576];[.B224]); &quot;Elected&quot;; IF(COUNTIF([$Parties.$A$1:.$A$1048576];[.B224]); &quot;Party&quot;; IF(COUNTIF([$Locations.$A$1:.$A$1048576];[.B224]); &quot;Location&quot;; IF(COUNTIF([$Contested.$A$1:.$A$1048576];[.B224]); &quot;Contested&quot;; IF(COUNTIF([$Governance.$A$1:.$A$1048576];[.B224]); &quot;Governance&quot;; IF(COUNTIF([$Incorrect.$A$1:.$A$1048576];[.B224]); &quot;Incorrect&quot;; IF(COUNTIF([$Politicians.$A$1:.$A$1048576];[.B224]); &quot;Politician&quot;; IF(COUNTIF([$Journalists.$A$1:.$A$1048576];[.B22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4]); &quot;Elected&quot;; IF(COUNTIF([$Parties.$A$1:.$A$1048576];[.D224]); &quot;Party&quot;; IF(COUNTIF([$Locations.$A$1:.$A$1048576];[.D224]); &quot;Location&quot;; IF(COUNTIF([$Contested.$A$1:.$A$1048576];[.D224]); &quot;Contested&quot;; IF(COUNTIF([$Governance.$A$1:.$A$1048576];[.D224]); &quot;Governance&quot;; IF(COUNTIF([$Incorrect.$A$1:.$A$1048576];[.D224]); &quot;Incorrect&quot;; IF(COUNTIF([$Politicians.$A$1:.$A$1048576];[.D224]); &quot;Politician&quot;; IF(COUNTIF([$Journalists.$A$1:.$A$1048576];[.D224]); &quot;Journalist&quot;; &quot;&quot;))))))))">
            <text:p/>
          </table:table-cell>
          <table:table-cell table:style-name="ce7" office:value-type="string" calcext:value-type="string">
            <text:p>charmaine</text:p>
          </table:table-cell>
          <table:table-cell table:style-name="ce12" table:content-validation-name="val1" table:formula="of:=IF(COUNTIF([$Elected.$A$1:.$A$1048576];[.F224]); &quot;Elected&quot;; IF(COUNTIF([$Parties.$A$1:.$A$1048576];[.F224]); &quot;Party&quot;; IF(COUNTIF([$Locations.$A$1:.$A$1048576];[.F224]); &quot;Location&quot;; IF(COUNTIF([$Contested.$A$1:.$A$1048576];[.F224]); &quot;Contested&quot;; IF(COUNTIF([$Governance.$A$1:.$A$1048576];[.F224]); &quot;Governance&quot;; IF(COUNTIF([$Incorrect.$A$1:.$A$1048576];[.F224]); &quot;Incorrect&quot;; IF(COUNTIF([$Politicians.$A$1:.$A$1048576];[.F224]); &quot;Politician&quot;; IF(COUNTIF([$Journalists.$A$1:.$A$1048576];[.F22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4]); &quot;Elected&quot;; IF(COUNTIF([$Parties.$A$1:.$A$1048576];[.H224]); &quot;Party&quot;; IF(COUNTIF([$Locations.$A$1:.$A$1048576];[.H224]); &quot;Location&quot;; IF(COUNTIF([$Contested.$A$1:.$A$1048576];[.H224]); &quot;Contested&quot;; IF(COUNTIF([$Governance.$A$1:.$A$1048576];[.H224]); &quot;Governance&quot;; IF(COUNTIF([$Incorrect.$A$1:.$A$1048576];[.H224]); &quot;Incorrect&quot;; IF(COUNTIF([$Politicians.$A$1:.$A$1048576];[.H224]); &quot;Politician&quot;; IF(COUNTIF([$Journalists.$A$1:.$A$1048576];[.H2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6" calcext:value-type="float">
            <text:p>216</text:p>
          </table:table-cell>
          <table:table-cell table:style-name="ce7" office:value-type="string" calcext:value-type="string">
            <text:p>Gary Vidal</text:p>
          </table:table-cell>
          <table:table-cell table:style-name="ce12" table:content-validation-name="val1" table:formula="of:=IF(COUNTIF([$Elected.$A$1:.$A$1048576];[.B225]); &quot;Elected&quot;; IF(COUNTIF([$Parties.$A$1:.$A$1048576];[.B225]); &quot;Party&quot;; IF(COUNTIF([$Locations.$A$1:.$A$1048576];[.B225]); &quot;Location&quot;; IF(COUNTIF([$Contested.$A$1:.$A$1048576];[.B225]); &quot;Contested&quot;; IF(COUNTIF([$Governance.$A$1:.$A$1048576];[.B225]); &quot;Governance&quot;; IF(COUNTIF([$Incorrect.$A$1:.$A$1048576];[.B225]); &quot;Incorrect&quot;; IF(COUNTIF([$Politicians.$A$1:.$A$1048576];[.B225]); &quot;Politician&quot;; IF(COUNTIF([$Journalists.$A$1:.$A$1048576];[.B22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5]); &quot;Elected&quot;; IF(COUNTIF([$Parties.$A$1:.$A$1048576];[.D225]); &quot;Party&quot;; IF(COUNTIF([$Locations.$A$1:.$A$1048576];[.D225]); &quot;Location&quot;; IF(COUNTIF([$Contested.$A$1:.$A$1048576];[.D225]); &quot;Contested&quot;; IF(COUNTIF([$Governance.$A$1:.$A$1048576];[.D225]); &quot;Governance&quot;; IF(COUNTIF([$Incorrect.$A$1:.$A$1048576];[.D225]); &quot;Incorrect&quot;; IF(COUNTIF([$Politicians.$A$1:.$A$1048576];[.D225]); &quot;Politician&quot;; IF(COUNTIF([$Journalists.$A$1:.$A$1048576];[.D225]); &quot;Journalist&quot;; &quot;&quot;))))))))">
            <text:p/>
          </table:table-cell>
          <table:table-cell table:style-name="ce7" office:value-type="string" calcext:value-type="string">
            <text:p>global</text:p>
          </table:table-cell>
          <table:table-cell table:style-name="ce12" table:content-validation-name="val1" table:formula="of:=IF(COUNTIF([$Elected.$A$1:.$A$1048576];[.F225]); &quot;Elected&quot;; IF(COUNTIF([$Parties.$A$1:.$A$1048576];[.F225]); &quot;Party&quot;; IF(COUNTIF([$Locations.$A$1:.$A$1048576];[.F225]); &quot;Location&quot;; IF(COUNTIF([$Contested.$A$1:.$A$1048576];[.F225]); &quot;Contested&quot;; IF(COUNTIF([$Governance.$A$1:.$A$1048576];[.F225]); &quot;Governance&quot;; IF(COUNTIF([$Incorrect.$A$1:.$A$1048576];[.F225]); &quot;Incorrect&quot;; IF(COUNTIF([$Politicians.$A$1:.$A$1048576];[.F225]); &quot;Politician&quot;; IF(COUNTIF([$Journalists.$A$1:.$A$1048576];[.F22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5]); &quot;Elected&quot;; IF(COUNTIF([$Parties.$A$1:.$A$1048576];[.H225]); &quot;Party&quot;; IF(COUNTIF([$Locations.$A$1:.$A$1048576];[.H225]); &quot;Location&quot;; IF(COUNTIF([$Contested.$A$1:.$A$1048576];[.H225]); &quot;Contested&quot;; IF(COUNTIF([$Governance.$A$1:.$A$1048576];[.H225]); &quot;Governance&quot;; IF(COUNTIF([$Incorrect.$A$1:.$A$1048576];[.H225]); &quot;Incorrect&quot;; IF(COUNTIF([$Politicians.$A$1:.$A$1048576];[.H225]); &quot;Politician&quot;; IF(COUNTIF([$Journalists.$A$1:.$A$1048576];[.H2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7" calcext:value-type="float">
            <text:p>217</text:p>
          </table:table-cell>
          <table:table-cell table:style-name="ce7" office:value-type="string" calcext:value-type="string">
            <text:p>Churence Rogers</text:p>
          </table:table-cell>
          <table:table-cell table:style-name="ce12" table:content-validation-name="val1" table:formula="of:=IF(COUNTIF([$Elected.$A$1:.$A$1048576];[.B226]); &quot;Elected&quot;; IF(COUNTIF([$Parties.$A$1:.$A$1048576];[.B226]); &quot;Party&quot;; IF(COUNTIF([$Locations.$A$1:.$A$1048576];[.B226]); &quot;Location&quot;; IF(COUNTIF([$Contested.$A$1:.$A$1048576];[.B226]); &quot;Contested&quot;; IF(COUNTIF([$Governance.$A$1:.$A$1048576];[.B226]); &quot;Governance&quot;; IF(COUNTIF([$Incorrect.$A$1:.$A$1048576];[.B226]); &quot;Incorrect&quot;; IF(COUNTIF([$Politicians.$A$1:.$A$1048576];[.B226]); &quot;Politician&quot;; IF(COUNTIF([$Journalists.$A$1:.$A$1048576];[.B22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6]); &quot;Elected&quot;; IF(COUNTIF([$Parties.$A$1:.$A$1048576];[.D226]); &quot;Party&quot;; IF(COUNTIF([$Locations.$A$1:.$A$1048576];[.D226]); &quot;Location&quot;; IF(COUNTIF([$Contested.$A$1:.$A$1048576];[.D226]); &quot;Contested&quot;; IF(COUNTIF([$Governance.$A$1:.$A$1048576];[.D226]); &quot;Governance&quot;; IF(COUNTIF([$Incorrect.$A$1:.$A$1048576];[.D226]); &quot;Incorrect&quot;; IF(COUNTIF([$Politicians.$A$1:.$A$1048576];[.D226]); &quot;Politician&quot;; IF(COUNTIF([$Journalists.$A$1:.$A$1048576];[.D226]); &quot;Journalist&quot;; &quot;&quot;))))))))">
            <text:p/>
          </table:table-cell>
          <table:table-cell table:style-name="ce7" office:value-type="string" calcext:value-type="string">
            <text:p>andy lee</text:p>
          </table:table-cell>
          <table:table-cell table:style-name="ce12" table:content-validation-name="val1" table:formula="of:=IF(COUNTIF([$Elected.$A$1:.$A$1048576];[.F226]); &quot;Elected&quot;; IF(COUNTIF([$Parties.$A$1:.$A$1048576];[.F226]); &quot;Party&quot;; IF(COUNTIF([$Locations.$A$1:.$A$1048576];[.F226]); &quot;Location&quot;; IF(COUNTIF([$Contested.$A$1:.$A$1048576];[.F226]); &quot;Contested&quot;; IF(COUNTIF([$Governance.$A$1:.$A$1048576];[.F226]); &quot;Governance&quot;; IF(COUNTIF([$Incorrect.$A$1:.$A$1048576];[.F226]); &quot;Incorrect&quot;; IF(COUNTIF([$Politicians.$A$1:.$A$1048576];[.F226]); &quot;Politician&quot;; IF(COUNTIF([$Journalists.$A$1:.$A$1048576];[.F22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26]); &quot;Elected&quot;; IF(COUNTIF([$Parties.$A$1:.$A$1048576];[.H226]); &quot;Party&quot;; IF(COUNTIF([$Locations.$A$1:.$A$1048576];[.H226]); &quot;Location&quot;; IF(COUNTIF([$Contested.$A$1:.$A$1048576];[.H226]); &quot;Contested&quot;; IF(COUNTIF([$Governance.$A$1:.$A$1048576];[.H226]); &quot;Governance&quot;; IF(COUNTIF([$Incorrect.$A$1:.$A$1048576];[.H226]); &quot;Incorrect&quot;; IF(COUNTIF([$Politicians.$A$1:.$A$1048576];[.H226]); &quot;Politician&quot;; IF(COUNTIF([$Journalists.$A$1:.$A$1048576];[.H2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8" calcext:value-type="float">
            <text:p>218</text:p>
          </table:table-cell>
          <table:table-cell table:style-name="ce7" office:value-type="string" calcext:value-type="string">
            <text:p>Francis Scarpaleggia</text:p>
          </table:table-cell>
          <table:table-cell table:style-name="ce12" table:content-validation-name="val1" table:formula="of:=IF(COUNTIF([$Elected.$A$1:.$A$1048576];[.B227]); &quot;Elected&quot;; IF(COUNTIF([$Parties.$A$1:.$A$1048576];[.B227]); &quot;Party&quot;; IF(COUNTIF([$Locations.$A$1:.$A$1048576];[.B227]); &quot;Location&quot;; IF(COUNTIF([$Contested.$A$1:.$A$1048576];[.B227]); &quot;Contested&quot;; IF(COUNTIF([$Governance.$A$1:.$A$1048576];[.B227]); &quot;Governance&quot;; IF(COUNTIF([$Incorrect.$A$1:.$A$1048576];[.B227]); &quot;Incorrect&quot;; IF(COUNTIF([$Politicians.$A$1:.$A$1048576];[.B227]); &quot;Politician&quot;; IF(COUNTIF([$Journalists.$A$1:.$A$1048576];[.B22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7]); &quot;Elected&quot;; IF(COUNTIF([$Parties.$A$1:.$A$1048576];[.D227]); &quot;Party&quot;; IF(COUNTIF([$Locations.$A$1:.$A$1048576];[.D227]); &quot;Location&quot;; IF(COUNTIF([$Contested.$A$1:.$A$1048576];[.D227]); &quot;Contested&quot;; IF(COUNTIF([$Governance.$A$1:.$A$1048576];[.D227]); &quot;Governance&quot;; IF(COUNTIF([$Incorrect.$A$1:.$A$1048576];[.D227]); &quot;Incorrect&quot;; IF(COUNTIF([$Politicians.$A$1:.$A$1048576];[.D227]); &quot;Politician&quot;; IF(COUNTIF([$Journalists.$A$1:.$A$1048576];[.D227]); &quot;Journalist&quot;; &quot;&quot;))))))))">
            <text:p/>
          </table:table-cell>
          <table:table-cell table:style-name="ce7" office:value-type="string" calcext:value-type="string">
            <text:p>juan guaidó</text:p>
          </table:table-cell>
          <table:table-cell table:style-name="ce12" table:content-validation-name="val1" table:formula="of:=IF(COUNTIF([$Elected.$A$1:.$A$1048576];[.F227]); &quot;Elected&quot;; IF(COUNTIF([$Parties.$A$1:.$A$1048576];[.F227]); &quot;Party&quot;; IF(COUNTIF([$Locations.$A$1:.$A$1048576];[.F227]); &quot;Location&quot;; IF(COUNTIF([$Contested.$A$1:.$A$1048576];[.F227]); &quot;Contested&quot;; IF(COUNTIF([$Governance.$A$1:.$A$1048576];[.F227]); &quot;Governance&quot;; IF(COUNTIF([$Incorrect.$A$1:.$A$1048576];[.F227]); &quot;Incorrect&quot;; IF(COUNTIF([$Politicians.$A$1:.$A$1048576];[.F227]); &quot;Politician&quot;; IF(COUNTIF([$Journalists.$A$1:.$A$1048576];[.F22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7]); &quot;Elected&quot;; IF(COUNTIF([$Parties.$A$1:.$A$1048576];[.H227]); &quot;Party&quot;; IF(COUNTIF([$Locations.$A$1:.$A$1048576];[.H227]); &quot;Location&quot;; IF(COUNTIF([$Contested.$A$1:.$A$1048576];[.H227]); &quot;Contested&quot;; IF(COUNTIF([$Governance.$A$1:.$A$1048576];[.H227]); &quot;Governance&quot;; IF(COUNTIF([$Incorrect.$A$1:.$A$1048576];[.H227]); &quot;Incorrect&quot;; IF(COUNTIF([$Politicians.$A$1:.$A$1048576];[.H227]); &quot;Politician&quot;; IF(COUNTIF([$Journalists.$A$1:.$A$1048576];[.H2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19" calcext:value-type="float">
            <text:p>219</text:p>
          </table:table-cell>
          <table:table-cell table:style-name="ce7" office:value-type="string" calcext:value-type="string">
            <text:p>Kamal Khera</text:p>
          </table:table-cell>
          <table:table-cell table:style-name="ce12" table:content-validation-name="val1" table:formula="of:=IF(COUNTIF([$Elected.$A$1:.$A$1048576];[.B228]); &quot;Elected&quot;; IF(COUNTIF([$Parties.$A$1:.$A$1048576];[.B228]); &quot;Party&quot;; IF(COUNTIF([$Locations.$A$1:.$A$1048576];[.B228]); &quot;Location&quot;; IF(COUNTIF([$Contested.$A$1:.$A$1048576];[.B228]); &quot;Contested&quot;; IF(COUNTIF([$Governance.$A$1:.$A$1048576];[.B228]); &quot;Governance&quot;; IF(COUNTIF([$Incorrect.$A$1:.$A$1048576];[.B228]); &quot;Incorrect&quot;; IF(COUNTIF([$Politicians.$A$1:.$A$1048576];[.B228]); &quot;Politician&quot;; IF(COUNTIF([$Journalists.$A$1:.$A$1048576];[.B22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8]); &quot;Elected&quot;; IF(COUNTIF([$Parties.$A$1:.$A$1048576];[.D228]); &quot;Party&quot;; IF(COUNTIF([$Locations.$A$1:.$A$1048576];[.D228]); &quot;Location&quot;; IF(COUNTIF([$Contested.$A$1:.$A$1048576];[.D228]); &quot;Contested&quot;; IF(COUNTIF([$Governance.$A$1:.$A$1048576];[.D228]); &quot;Governance&quot;; IF(COUNTIF([$Incorrect.$A$1:.$A$1048576];[.D228]); &quot;Incorrect&quot;; IF(COUNTIF([$Politicians.$A$1:.$A$1048576];[.D228]); &quot;Politician&quot;; IF(COUNTIF([$Journalists.$A$1:.$A$1048576];[.D228]); &quot;Journalist&quot;; &quot;&quot;))))))))">
            <text:p/>
          </table:table-cell>
          <table:table-cell table:style-name="ce7" office:value-type="string" calcext:value-type="string">
            <text:p>sophie</text:p>
          </table:table-cell>
          <table:table-cell table:style-name="ce12" table:content-validation-name="val1" table:formula="of:=IF(COUNTIF([$Elected.$A$1:.$A$1048576];[.F228]); &quot;Elected&quot;; IF(COUNTIF([$Parties.$A$1:.$A$1048576];[.F228]); &quot;Party&quot;; IF(COUNTIF([$Locations.$A$1:.$A$1048576];[.F228]); &quot;Location&quot;; IF(COUNTIF([$Contested.$A$1:.$A$1048576];[.F228]); &quot;Contested&quot;; IF(COUNTIF([$Governance.$A$1:.$A$1048576];[.F228]); &quot;Governance&quot;; IF(COUNTIF([$Incorrect.$A$1:.$A$1048576];[.F228]); &quot;Incorrect&quot;; IF(COUNTIF([$Politicians.$A$1:.$A$1048576];[.F228]); &quot;Politician&quot;; IF(COUNTIF([$Journalists.$A$1:.$A$1048576];[.F22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8]); &quot;Elected&quot;; IF(COUNTIF([$Parties.$A$1:.$A$1048576];[.H228]); &quot;Party&quot;; IF(COUNTIF([$Locations.$A$1:.$A$1048576];[.H228]); &quot;Location&quot;; IF(COUNTIF([$Contested.$A$1:.$A$1048576];[.H228]); &quot;Contested&quot;; IF(COUNTIF([$Governance.$A$1:.$A$1048576];[.H228]); &quot;Governance&quot;; IF(COUNTIF([$Incorrect.$A$1:.$A$1048576];[.H228]); &quot;Incorrect&quot;; IF(COUNTIF([$Politicians.$A$1:.$A$1048576];[.H228]); &quot;Politician&quot;; IF(COUNTIF([$Journalists.$A$1:.$A$1048576];[.H2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0" calcext:value-type="float">
            <text:p>220</text:p>
          </table:table-cell>
          <table:table-cell table:style-name="ce7" office:value-type="string" calcext:value-type="string">
            <text:p>Ron McKinnon</text:p>
          </table:table-cell>
          <table:table-cell table:style-name="ce12" table:content-validation-name="val1" table:formula="of:=IF(COUNTIF([$Elected.$A$1:.$A$1048576];[.B229]); &quot;Elected&quot;; IF(COUNTIF([$Parties.$A$1:.$A$1048576];[.B229]); &quot;Party&quot;; IF(COUNTIF([$Locations.$A$1:.$A$1048576];[.B229]); &quot;Location&quot;; IF(COUNTIF([$Contested.$A$1:.$A$1048576];[.B229]); &quot;Contested&quot;; IF(COUNTIF([$Governance.$A$1:.$A$1048576];[.B229]); &quot;Governance&quot;; IF(COUNTIF([$Incorrect.$A$1:.$A$1048576];[.B229]); &quot;Incorrect&quot;; IF(COUNTIF([$Politicians.$A$1:.$A$1048576];[.B229]); &quot;Politician&quot;; IF(COUNTIF([$Journalists.$A$1:.$A$1048576];[.B22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9]); &quot;Elected&quot;; IF(COUNTIF([$Parties.$A$1:.$A$1048576];[.D229]); &quot;Party&quot;; IF(COUNTIF([$Locations.$A$1:.$A$1048576];[.D229]); &quot;Location&quot;; IF(COUNTIF([$Contested.$A$1:.$A$1048576];[.D229]); &quot;Contested&quot;; IF(COUNTIF([$Governance.$A$1:.$A$1048576];[.D229]); &quot;Governance&quot;; IF(COUNTIF([$Incorrect.$A$1:.$A$1048576];[.D229]); &quot;Incorrect&quot;; IF(COUNTIF([$Politicians.$A$1:.$A$1048576];[.D229]); &quot;Politician&quot;; IF(COUNTIF([$Journalists.$A$1:.$A$1048576];[.D229]); &quot;Journalist&quot;; &quot;&quot;))))))))">
            <text:p/>
          </table:table-cell>
          <table:table-cell table:style-name="ce7" office:value-type="string" calcext:value-type="string">
            <text:p>catherine mckenna</text:p>
          </table:table-cell>
          <table:table-cell table:style-name="ce12" table:content-validation-name="val1" table:formula="of:=IF(COUNTIF([$Elected.$A$1:.$A$1048576];[.F229]); &quot;Elected&quot;; IF(COUNTIF([$Parties.$A$1:.$A$1048576];[.F229]); &quot;Party&quot;; IF(COUNTIF([$Locations.$A$1:.$A$1048576];[.F229]); &quot;Location&quot;; IF(COUNTIF([$Contested.$A$1:.$A$1048576];[.F229]); &quot;Contested&quot;; IF(COUNTIF([$Governance.$A$1:.$A$1048576];[.F229]); &quot;Governance&quot;; IF(COUNTIF([$Incorrect.$A$1:.$A$1048576];[.F229]); &quot;Incorrect&quot;; IF(COUNTIF([$Politicians.$A$1:.$A$1048576];[.F229]); &quot;Politician&quot;; IF(COUNTIF([$Journalists.$A$1:.$A$1048576];[.F22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29]); &quot;Elected&quot;; IF(COUNTIF([$Parties.$A$1:.$A$1048576];[.H229]); &quot;Party&quot;; IF(COUNTIF([$Locations.$A$1:.$A$1048576];[.H229]); &quot;Location&quot;; IF(COUNTIF([$Contested.$A$1:.$A$1048576];[.H229]); &quot;Contested&quot;; IF(COUNTIF([$Governance.$A$1:.$A$1048576];[.H229]); &quot;Governance&quot;; IF(COUNTIF([$Incorrect.$A$1:.$A$1048576];[.H229]); &quot;Incorrect&quot;; IF(COUNTIF([$Politicians.$A$1:.$A$1048576];[.H229]); &quot;Politician&quot;; IF(COUNTIF([$Journalists.$A$1:.$A$1048576];[.H2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1" calcext:value-type="float">
            <text:p>221</text:p>
          </table:table-cell>
          <table:table-cell table:style-name="ce7" office:value-type="string" calcext:value-type="string">
            <text:p>Gabriel Ste-Marie</text:p>
          </table:table-cell>
          <table:table-cell table:style-name="ce12" table:content-validation-name="val1" table:formula="of:=IF(COUNTIF([$Elected.$A$1:.$A$1048576];[.B230]); &quot;Elected&quot;; IF(COUNTIF([$Parties.$A$1:.$A$1048576];[.B230]); &quot;Party&quot;; IF(COUNTIF([$Locations.$A$1:.$A$1048576];[.B230]); &quot;Location&quot;; IF(COUNTIF([$Contested.$A$1:.$A$1048576];[.B230]); &quot;Contested&quot;; IF(COUNTIF([$Governance.$A$1:.$A$1048576];[.B230]); &quot;Governance&quot;; IF(COUNTIF([$Incorrect.$A$1:.$A$1048576];[.B230]); &quot;Incorrect&quot;; IF(COUNTIF([$Politicians.$A$1:.$A$1048576];[.B230]); &quot;Politician&quot;; IF(COUNTIF([$Journalists.$A$1:.$A$1048576];[.B23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0]); &quot;Elected&quot;; IF(COUNTIF([$Parties.$A$1:.$A$1048576];[.D230]); &quot;Party&quot;; IF(COUNTIF([$Locations.$A$1:.$A$1048576];[.D230]); &quot;Location&quot;; IF(COUNTIF([$Contested.$A$1:.$A$1048576];[.D230]); &quot;Contested&quot;; IF(COUNTIF([$Governance.$A$1:.$A$1048576];[.D230]); &quot;Governance&quot;; IF(COUNTIF([$Incorrect.$A$1:.$A$1048576];[.D230]); &quot;Incorrect&quot;; IF(COUNTIF([$Politicians.$A$1:.$A$1048576];[.D230]); &quot;Politician&quot;; IF(COUNTIF([$Journalists.$A$1:.$A$1048576];[.D230]); &quot;Journalist&quot;; &quot;&quot;))))))))">
            <text:p/>
          </table:table-cell>
          <table:table-cell table:style-name="ce7" office:value-type="string" calcext:value-type="string">
            <text:p>seamus</text:p>
          </table:table-cell>
          <table:table-cell table:style-name="ce12" table:content-validation-name="val1" table:formula="of:=IF(COUNTIF([$Elected.$A$1:.$A$1048576];[.F230]); &quot;Elected&quot;; IF(COUNTIF([$Parties.$A$1:.$A$1048576];[.F230]); &quot;Party&quot;; IF(COUNTIF([$Locations.$A$1:.$A$1048576];[.F230]); &quot;Location&quot;; IF(COUNTIF([$Contested.$A$1:.$A$1048576];[.F230]); &quot;Contested&quot;; IF(COUNTIF([$Governance.$A$1:.$A$1048576];[.F230]); &quot;Governance&quot;; IF(COUNTIF([$Incorrect.$A$1:.$A$1048576];[.F230]); &quot;Incorrect&quot;; IF(COUNTIF([$Politicians.$A$1:.$A$1048576];[.F230]); &quot;Politician&quot;; IF(COUNTIF([$Journalists.$A$1:.$A$1048576];[.F23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30]); &quot;Elected&quot;; IF(COUNTIF([$Parties.$A$1:.$A$1048576];[.H230]); &quot;Party&quot;; IF(COUNTIF([$Locations.$A$1:.$A$1048576];[.H230]); &quot;Location&quot;; IF(COUNTIF([$Contested.$A$1:.$A$1048576];[.H230]); &quot;Contested&quot;; IF(COUNTIF([$Governance.$A$1:.$A$1048576];[.H230]); &quot;Governance&quot;; IF(COUNTIF([$Incorrect.$A$1:.$A$1048576];[.H230]); &quot;Incorrect&quot;; IF(COUNTIF([$Politicians.$A$1:.$A$1048576];[.H230]); &quot;Politician&quot;; IF(COUNTIF([$Journalists.$A$1:.$A$1048576];[.H2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2" calcext:value-type="float">
            <text:p>222</text:p>
          </table:table-cell>
          <table:table-cell table:style-name="ce7" office:value-type="string" calcext:value-type="string">
            <text:p>Wayne Long</text:p>
          </table:table-cell>
          <table:table-cell table:style-name="ce12" table:content-validation-name="val1" table:formula="of:=IF(COUNTIF([$Elected.$A$1:.$A$1048576];[.B231]); &quot;Elected&quot;; IF(COUNTIF([$Parties.$A$1:.$A$1048576];[.B231]); &quot;Party&quot;; IF(COUNTIF([$Locations.$A$1:.$A$1048576];[.B231]); &quot;Location&quot;; IF(COUNTIF([$Contested.$A$1:.$A$1048576];[.B231]); &quot;Contested&quot;; IF(COUNTIF([$Governance.$A$1:.$A$1048576];[.B231]); &quot;Governance&quot;; IF(COUNTIF([$Incorrect.$A$1:.$A$1048576];[.B231]); &quot;Incorrect&quot;; IF(COUNTIF([$Politicians.$A$1:.$A$1048576];[.B231]); &quot;Politician&quot;; IF(COUNTIF([$Journalists.$A$1:.$A$1048576];[.B23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1]); &quot;Elected&quot;; IF(COUNTIF([$Parties.$A$1:.$A$1048576];[.D231]); &quot;Party&quot;; IF(COUNTIF([$Locations.$A$1:.$A$1048576];[.D231]); &quot;Location&quot;; IF(COUNTIF([$Contested.$A$1:.$A$1048576];[.D231]); &quot;Contested&quot;; IF(COUNTIF([$Governance.$A$1:.$A$1048576];[.D231]); &quot;Governance&quot;; IF(COUNTIF([$Incorrect.$A$1:.$A$1048576];[.D231]); &quot;Incorrect&quot;; IF(COUNTIF([$Politicians.$A$1:.$A$1048576];[.D231]); &quot;Politician&quot;; IF(COUNTIF([$Journalists.$A$1:.$A$1048576];[.D231]); &quot;Journalist&quot;; &quot;&quot;))))))))">
            <text:p/>
          </table:table-cell>
          <table:table-cell table:style-name="ce7" office:value-type="string" calcext:value-type="string">
            <text:p>mercedes stephenson</text:p>
          </table:table-cell>
          <table:table-cell table:style-name="ce12" table:content-validation-name="val1" table:formula="of:=IF(COUNTIF([$Elected.$A$1:.$A$1048576];[.F231]); &quot;Elected&quot;; IF(COUNTIF([$Parties.$A$1:.$A$1048576];[.F231]); &quot;Party&quot;; IF(COUNTIF([$Locations.$A$1:.$A$1048576];[.F231]); &quot;Location&quot;; IF(COUNTIF([$Contested.$A$1:.$A$1048576];[.F231]); &quot;Contested&quot;; IF(COUNTIF([$Governance.$A$1:.$A$1048576];[.F231]); &quot;Governance&quot;; IF(COUNTIF([$Incorrect.$A$1:.$A$1048576];[.F231]); &quot;Incorrect&quot;; IF(COUNTIF([$Politicians.$A$1:.$A$1048576];[.F231]); &quot;Politician&quot;; IF(COUNTIF([$Journalists.$A$1:.$A$1048576];[.F231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1]); &quot;Elected&quot;; IF(COUNTIF([$Parties.$A$1:.$A$1048576];[.H231]); &quot;Party&quot;; IF(COUNTIF([$Locations.$A$1:.$A$1048576];[.H231]); &quot;Location&quot;; IF(COUNTIF([$Contested.$A$1:.$A$1048576];[.H231]); &quot;Contested&quot;; IF(COUNTIF([$Governance.$A$1:.$A$1048576];[.H231]); &quot;Governance&quot;; IF(COUNTIF([$Incorrect.$A$1:.$A$1048576];[.H231]); &quot;Incorrect&quot;; IF(COUNTIF([$Politicians.$A$1:.$A$1048576];[.H231]); &quot;Politician&quot;; IF(COUNTIF([$Journalists.$A$1:.$A$1048576];[.H2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3" calcext:value-type="float">
            <text:p>223</text:p>
          </table:table-cell>
          <table:table-cell table:style-name="ce7" office:value-type="string" calcext:value-type="string">
            <text:p>Nathalie Sinclair-Desgagné</text:p>
          </table:table-cell>
          <table:table-cell table:style-name="ce12" table:content-validation-name="val1" table:formula="of:=IF(COUNTIF([$Elected.$A$1:.$A$1048576];[.B232]); &quot;Elected&quot;; IF(COUNTIF([$Parties.$A$1:.$A$1048576];[.B232]); &quot;Party&quot;; IF(COUNTIF([$Locations.$A$1:.$A$1048576];[.B232]); &quot;Location&quot;; IF(COUNTIF([$Contested.$A$1:.$A$1048576];[.B232]); &quot;Contested&quot;; IF(COUNTIF([$Governance.$A$1:.$A$1048576];[.B232]); &quot;Governance&quot;; IF(COUNTIF([$Incorrect.$A$1:.$A$1048576];[.B232]); &quot;Incorrect&quot;; IF(COUNTIF([$Politicians.$A$1:.$A$1048576];[.B232]); &quot;Politician&quot;; IF(COUNTIF([$Journalists.$A$1:.$A$1048576];[.B23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2]); &quot;Elected&quot;; IF(COUNTIF([$Parties.$A$1:.$A$1048576];[.D232]); &quot;Party&quot;; IF(COUNTIF([$Locations.$A$1:.$A$1048576];[.D232]); &quot;Location&quot;; IF(COUNTIF([$Contested.$A$1:.$A$1048576];[.D232]); &quot;Contested&quot;; IF(COUNTIF([$Governance.$A$1:.$A$1048576];[.D232]); &quot;Governance&quot;; IF(COUNTIF([$Incorrect.$A$1:.$A$1048576];[.D232]); &quot;Incorrect&quot;; IF(COUNTIF([$Politicians.$A$1:.$A$1048576];[.D232]); &quot;Politician&quot;; IF(COUNTIF([$Journalists.$A$1:.$A$1048576];[.D232]); &quot;Journalist&quot;; &quot;&quot;))))))))">
            <text:p/>
          </table:table-cell>
          <table:table-cell table:style-name="ce7" office:value-type="string" calcext:value-type="string">
            <text:p>kelly mcparland</text:p>
          </table:table-cell>
          <table:table-cell table:style-name="ce12" table:content-validation-name="val1" table:formula="of:=IF(COUNTIF([$Elected.$A$1:.$A$1048576];[.F232]); &quot;Elected&quot;; IF(COUNTIF([$Parties.$A$1:.$A$1048576];[.F232]); &quot;Party&quot;; IF(COUNTIF([$Locations.$A$1:.$A$1048576];[.F232]); &quot;Location&quot;; IF(COUNTIF([$Contested.$A$1:.$A$1048576];[.F232]); &quot;Contested&quot;; IF(COUNTIF([$Governance.$A$1:.$A$1048576];[.F232]); &quot;Governance&quot;; IF(COUNTIF([$Incorrect.$A$1:.$A$1048576];[.F232]); &quot;Incorrect&quot;; IF(COUNTIF([$Politicians.$A$1:.$A$1048576];[.F232]); &quot;Politician&quot;; IF(COUNTIF([$Journalists.$A$1:.$A$1048576];[.F23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2]); &quot;Elected&quot;; IF(COUNTIF([$Parties.$A$1:.$A$1048576];[.H232]); &quot;Party&quot;; IF(COUNTIF([$Locations.$A$1:.$A$1048576];[.H232]); &quot;Location&quot;; IF(COUNTIF([$Contested.$A$1:.$A$1048576];[.H232]); &quot;Contested&quot;; IF(COUNTIF([$Governance.$A$1:.$A$1048576];[.H232]); &quot;Governance&quot;; IF(COUNTIF([$Incorrect.$A$1:.$A$1048576];[.H232]); &quot;Incorrect&quot;; IF(COUNTIF([$Politicians.$A$1:.$A$1048576];[.H232]); &quot;Politician&quot;; IF(COUNTIF([$Journalists.$A$1:.$A$1048576];[.H2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4" calcext:value-type="float">
            <text:p>224</text:p>
          </table:table-cell>
          <table:table-cell table:style-name="ce7" office:value-type="string" calcext:value-type="string">
            <text:p>Rachel Blaney</text:p>
          </table:table-cell>
          <table:table-cell table:style-name="ce12" table:content-validation-name="val1" table:formula="of:=IF(COUNTIF([$Elected.$A$1:.$A$1048576];[.B233]); &quot;Elected&quot;; IF(COUNTIF([$Parties.$A$1:.$A$1048576];[.B233]); &quot;Party&quot;; IF(COUNTIF([$Locations.$A$1:.$A$1048576];[.B233]); &quot;Location&quot;; IF(COUNTIF([$Contested.$A$1:.$A$1048576];[.B233]); &quot;Contested&quot;; IF(COUNTIF([$Governance.$A$1:.$A$1048576];[.B233]); &quot;Governance&quot;; IF(COUNTIF([$Incorrect.$A$1:.$A$1048576];[.B233]); &quot;Incorrect&quot;; IF(COUNTIF([$Politicians.$A$1:.$A$1048576];[.B233]); &quot;Politician&quot;; IF(COUNTIF([$Journalists.$A$1:.$A$1048576];[.B23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3]); &quot;Elected&quot;; IF(COUNTIF([$Parties.$A$1:.$A$1048576];[.D233]); &quot;Party&quot;; IF(COUNTIF([$Locations.$A$1:.$A$1048576];[.D233]); &quot;Location&quot;; IF(COUNTIF([$Contested.$A$1:.$A$1048576];[.D233]); &quot;Contested&quot;; IF(COUNTIF([$Governance.$A$1:.$A$1048576];[.D233]); &quot;Governance&quot;; IF(COUNTIF([$Incorrect.$A$1:.$A$1048576];[.D233]); &quot;Incorrect&quot;; IF(COUNTIF([$Politicians.$A$1:.$A$1048576];[.D233]); &quot;Politician&quot;; IF(COUNTIF([$Journalists.$A$1:.$A$1048576];[.D233]); &quot;Journalist&quot;; &quot;&quot;))))))))">
            <text:p/>
          </table:table-cell>
          <table:table-cell table:style-name="ce7" office:value-type="string" calcext:value-type="string">
            <text:p>andrew lawton</text:p>
          </table:table-cell>
          <table:table-cell table:style-name="ce12" table:content-validation-name="val1" table:formula="of:=IF(COUNTIF([$Elected.$A$1:.$A$1048576];[.F233]); &quot;Elected&quot;; IF(COUNTIF([$Parties.$A$1:.$A$1048576];[.F233]); &quot;Party&quot;; IF(COUNTIF([$Locations.$A$1:.$A$1048576];[.F233]); &quot;Location&quot;; IF(COUNTIF([$Contested.$A$1:.$A$1048576];[.F233]); &quot;Contested&quot;; IF(COUNTIF([$Governance.$A$1:.$A$1048576];[.F233]); &quot;Governance&quot;; IF(COUNTIF([$Incorrect.$A$1:.$A$1048576];[.F233]); &quot;Incorrect&quot;; IF(COUNTIF([$Politicians.$A$1:.$A$1048576];[.F233]); &quot;Politician&quot;; IF(COUNTIF([$Journalists.$A$1:.$A$1048576];[.F23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3]); &quot;Elected&quot;; IF(COUNTIF([$Parties.$A$1:.$A$1048576];[.H233]); &quot;Party&quot;; IF(COUNTIF([$Locations.$A$1:.$A$1048576];[.H233]); &quot;Location&quot;; IF(COUNTIF([$Contested.$A$1:.$A$1048576];[.H233]); &quot;Contested&quot;; IF(COUNTIF([$Governance.$A$1:.$A$1048576];[.H233]); &quot;Governance&quot;; IF(COUNTIF([$Incorrect.$A$1:.$A$1048576];[.H233]); &quot;Incorrect&quot;; IF(COUNTIF([$Politicians.$A$1:.$A$1048576];[.H233]); &quot;Politician&quot;; IF(COUNTIF([$Journalists.$A$1:.$A$1048576];[.H2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5" calcext:value-type="float">
            <text:p>225</text:p>
          </table:table-cell>
          <table:table-cell table:style-name="ce7" office:value-type="string" calcext:value-type="string">
            <text:p>Dean Allison</text:p>
          </table:table-cell>
          <table:table-cell table:style-name="ce12" table:content-validation-name="val1" table:formula="of:=IF(COUNTIF([$Elected.$A$1:.$A$1048576];[.B234]); &quot;Elected&quot;; IF(COUNTIF([$Parties.$A$1:.$A$1048576];[.B234]); &quot;Party&quot;; IF(COUNTIF([$Locations.$A$1:.$A$1048576];[.B234]); &quot;Location&quot;; IF(COUNTIF([$Contested.$A$1:.$A$1048576];[.B234]); &quot;Contested&quot;; IF(COUNTIF([$Governance.$A$1:.$A$1048576];[.B234]); &quot;Governance&quot;; IF(COUNTIF([$Incorrect.$A$1:.$A$1048576];[.B234]); &quot;Incorrect&quot;; IF(COUNTIF([$Politicians.$A$1:.$A$1048576];[.B234]); &quot;Politician&quot;; IF(COUNTIF([$Journalists.$A$1:.$A$1048576];[.B23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4]); &quot;Elected&quot;; IF(COUNTIF([$Parties.$A$1:.$A$1048576];[.D234]); &quot;Party&quot;; IF(COUNTIF([$Locations.$A$1:.$A$1048576];[.D234]); &quot;Location&quot;; IF(COUNTIF([$Contested.$A$1:.$A$1048576];[.D234]); &quot;Contested&quot;; IF(COUNTIF([$Governance.$A$1:.$A$1048576];[.D234]); &quot;Governance&quot;; IF(COUNTIF([$Incorrect.$A$1:.$A$1048576];[.D234]); &quot;Incorrect&quot;; IF(COUNTIF([$Politicians.$A$1:.$A$1048576];[.D234]); &quot;Politician&quot;; IF(COUNTIF([$Journalists.$A$1:.$A$1048576];[.D234]); &quot;Journalist&quot;; &quot;&quot;))))))))">
            <text:p/>
          </table:table-cell>
          <table:table-cell table:style-name="ce7" office:value-type="string" calcext:value-type="string">
            <text:p>bedford road</text:p>
          </table:table-cell>
          <table:table-cell table:style-name="ce12" table:content-validation-name="val1" table:formula="of:=IF(COUNTIF([$Elected.$A$1:.$A$1048576];[.F234]); &quot;Elected&quot;; IF(COUNTIF([$Parties.$A$1:.$A$1048576];[.F234]); &quot;Party&quot;; IF(COUNTIF([$Locations.$A$1:.$A$1048576];[.F234]); &quot;Location&quot;; IF(COUNTIF([$Contested.$A$1:.$A$1048576];[.F234]); &quot;Contested&quot;; IF(COUNTIF([$Governance.$A$1:.$A$1048576];[.F234]); &quot;Governance&quot;; IF(COUNTIF([$Incorrect.$A$1:.$A$1048576];[.F234]); &quot;Incorrect&quot;; IF(COUNTIF([$Politicians.$A$1:.$A$1048576];[.F234]); &quot;Politician&quot;; IF(COUNTIF([$Journalists.$A$1:.$A$1048576];[.F23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4]); &quot;Elected&quot;; IF(COUNTIF([$Parties.$A$1:.$A$1048576];[.H234]); &quot;Party&quot;; IF(COUNTIF([$Locations.$A$1:.$A$1048576];[.H234]); &quot;Location&quot;; IF(COUNTIF([$Contested.$A$1:.$A$1048576];[.H234]); &quot;Contested&quot;; IF(COUNTIF([$Governance.$A$1:.$A$1048576];[.H234]); &quot;Governance&quot;; IF(COUNTIF([$Incorrect.$A$1:.$A$1048576];[.H234]); &quot;Incorrect&quot;; IF(COUNTIF([$Politicians.$A$1:.$A$1048576];[.H234]); &quot;Politician&quot;; IF(COUNTIF([$Journalists.$A$1:.$A$1048576];[.H2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6" calcext:value-type="float">
            <text:p>226</text:p>
          </table:table-cell>
          <table:table-cell table:style-name="ce7" office:value-type="string" calcext:value-type="string">
            <text:p>Laurel Collins</text:p>
          </table:table-cell>
          <table:table-cell table:style-name="ce12" table:content-validation-name="val1" table:formula="of:=IF(COUNTIF([$Elected.$A$1:.$A$1048576];[.B235]); &quot;Elected&quot;; IF(COUNTIF([$Parties.$A$1:.$A$1048576];[.B235]); &quot;Party&quot;; IF(COUNTIF([$Locations.$A$1:.$A$1048576];[.B235]); &quot;Location&quot;; IF(COUNTIF([$Contested.$A$1:.$A$1048576];[.B235]); &quot;Contested&quot;; IF(COUNTIF([$Governance.$A$1:.$A$1048576];[.B235]); &quot;Governance&quot;; IF(COUNTIF([$Incorrect.$A$1:.$A$1048576];[.B235]); &quot;Incorrect&quot;; IF(COUNTIF([$Politicians.$A$1:.$A$1048576];[.B235]); &quot;Politician&quot;; IF(COUNTIF([$Journalists.$A$1:.$A$1048576];[.B2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5]); &quot;Elected&quot;; IF(COUNTIF([$Parties.$A$1:.$A$1048576];[.D235]); &quot;Party&quot;; IF(COUNTIF([$Locations.$A$1:.$A$1048576];[.D235]); &quot;Location&quot;; IF(COUNTIF([$Contested.$A$1:.$A$1048576];[.D235]); &quot;Contested&quot;; IF(COUNTIF([$Governance.$A$1:.$A$1048576];[.D235]); &quot;Governance&quot;; IF(COUNTIF([$Incorrect.$A$1:.$A$1048576];[.D235]); &quot;Incorrect&quot;; IF(COUNTIF([$Politicians.$A$1:.$A$1048576];[.D235]); &quot;Politician&quot;; IF(COUNTIF([$Journalists.$A$1:.$A$1048576];[.D235]); &quot;Journalist&quot;; &quot;&quot;))))))))">
            <text:p/>
          </table:table-cell>
          <table:table-cell table:style-name="ce7" office:value-type="string" calcext:value-type="string">
            <text:p>marieke walsh</text:p>
          </table:table-cell>
          <table:table-cell table:style-name="ce12" table:content-validation-name="val1" table:formula="of:=IF(COUNTIF([$Elected.$A$1:.$A$1048576];[.F235]); &quot;Elected&quot;; IF(COUNTIF([$Parties.$A$1:.$A$1048576];[.F235]); &quot;Party&quot;; IF(COUNTIF([$Locations.$A$1:.$A$1048576];[.F235]); &quot;Location&quot;; IF(COUNTIF([$Contested.$A$1:.$A$1048576];[.F235]); &quot;Contested&quot;; IF(COUNTIF([$Governance.$A$1:.$A$1048576];[.F235]); &quot;Governance&quot;; IF(COUNTIF([$Incorrect.$A$1:.$A$1048576];[.F235]); &quot;Incorrect&quot;; IF(COUNTIF([$Politicians.$A$1:.$A$1048576];[.F235]); &quot;Politician&quot;; IF(COUNTIF([$Journalists.$A$1:.$A$1048576];[.F235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5]); &quot;Elected&quot;; IF(COUNTIF([$Parties.$A$1:.$A$1048576];[.H235]); &quot;Party&quot;; IF(COUNTIF([$Locations.$A$1:.$A$1048576];[.H235]); &quot;Location&quot;; IF(COUNTIF([$Contested.$A$1:.$A$1048576];[.H235]); &quot;Contested&quot;; IF(COUNTIF([$Governance.$A$1:.$A$1048576];[.H235]); &quot;Governance&quot;; IF(COUNTIF([$Incorrect.$A$1:.$A$1048576];[.H235]); &quot;Incorrect&quot;; IF(COUNTIF([$Politicians.$A$1:.$A$1048576];[.H235]); &quot;Politician&quot;; IF(COUNTIF([$Journalists.$A$1:.$A$1048576];[.H2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7" calcext:value-type="float">
            <text:p>227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B236]); &quot;Elected&quot;; IF(COUNTIF([$Parties.$A$1:.$A$1048576];[.B236]); &quot;Party&quot;; IF(COUNTIF([$Locations.$A$1:.$A$1048576];[.B236]); &quot;Location&quot;; IF(COUNTIF([$Contested.$A$1:.$A$1048576];[.B236]); &quot;Contested&quot;; IF(COUNTIF([$Governance.$A$1:.$A$1048576];[.B236]); &quot;Governance&quot;; IF(COUNTIF([$Incorrect.$A$1:.$A$1048576];[.B236]); &quot;Incorrect&quot;; IF(COUNTIF([$Politicians.$A$1:.$A$1048576];[.B236]); &quot;Politician&quot;; IF(COUNTIF([$Journalists.$A$1:.$A$1048576];[.B23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6]); &quot;Elected&quot;; IF(COUNTIF([$Parties.$A$1:.$A$1048576];[.D236]); &quot;Party&quot;; IF(COUNTIF([$Locations.$A$1:.$A$1048576];[.D236]); &quot;Location&quot;; IF(COUNTIF([$Contested.$A$1:.$A$1048576];[.D236]); &quot;Contested&quot;; IF(COUNTIF([$Governance.$A$1:.$A$1048576];[.D236]); &quot;Governance&quot;; IF(COUNTIF([$Incorrect.$A$1:.$A$1048576];[.D236]); &quot;Incorrect&quot;; IF(COUNTIF([$Politicians.$A$1:.$A$1048576];[.D236]); &quot;Politician&quot;; IF(COUNTIF([$Journalists.$A$1:.$A$1048576];[.D236]); &quot;Journalist&quot;; &quot;&quot;))))))))">
            <text:p/>
          </table:table-cell>
          <table:table-cell table:style-name="ce7" office:value-type="string" calcext:value-type="string">
            <text:p>yukon</text:p>
          </table:table-cell>
          <table:table-cell table:style-name="ce12" table:content-validation-name="val1" table:formula="of:=IF(COUNTIF([$Elected.$A$1:.$A$1048576];[.F236]); &quot;Elected&quot;; IF(COUNTIF([$Parties.$A$1:.$A$1048576];[.F236]); &quot;Party&quot;; IF(COUNTIF([$Locations.$A$1:.$A$1048576];[.F236]); &quot;Location&quot;; IF(COUNTIF([$Contested.$A$1:.$A$1048576];[.F236]); &quot;Contested&quot;; IF(COUNTIF([$Governance.$A$1:.$A$1048576];[.F236]); &quot;Governance&quot;; IF(COUNTIF([$Incorrect.$A$1:.$A$1048576];[.F236]); &quot;Incorrect&quot;; IF(COUNTIF([$Politicians.$A$1:.$A$1048576];[.F236]); &quot;Politician&quot;; IF(COUNTIF([$Journalists.$A$1:.$A$1048576];[.F23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6]); &quot;Elected&quot;; IF(COUNTIF([$Parties.$A$1:.$A$1048576];[.H236]); &quot;Party&quot;; IF(COUNTIF([$Locations.$A$1:.$A$1048576];[.H236]); &quot;Location&quot;; IF(COUNTIF([$Contested.$A$1:.$A$1048576];[.H236]); &quot;Contested&quot;; IF(COUNTIF([$Governance.$A$1:.$A$1048576];[.H236]); &quot;Governance&quot;; IF(COUNTIF([$Incorrect.$A$1:.$A$1048576];[.H236]); &quot;Incorrect&quot;; IF(COUNTIF([$Politicians.$A$1:.$A$1048576];[.H236]); &quot;Politician&quot;; IF(COUNTIF([$Journalists.$A$1:.$A$1048576];[.H2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8" calcext:value-type="float">
            <text:p>228</text:p>
          </table:table-cell>
          <table:table-cell table:style-name="ce7" office:value-type="string" calcext:value-type="string">
            <text:p>Prince Edward Island</text:p>
          </table:table-cell>
          <table:table-cell table:style-name="ce12" table:content-validation-name="val1" table:formula="of:=IF(COUNTIF([$Elected.$A$1:.$A$1048576];[.B237]); &quot;Elected&quot;; IF(COUNTIF([$Parties.$A$1:.$A$1048576];[.B237]); &quot;Party&quot;; IF(COUNTIF([$Locations.$A$1:.$A$1048576];[.B237]); &quot;Location&quot;; IF(COUNTIF([$Contested.$A$1:.$A$1048576];[.B237]); &quot;Contested&quot;; IF(COUNTIF([$Governance.$A$1:.$A$1048576];[.B237]); &quot;Governance&quot;; IF(COUNTIF([$Incorrect.$A$1:.$A$1048576];[.B237]); &quot;Incorrect&quot;; IF(COUNTIF([$Politicians.$A$1:.$A$1048576];[.B237]); &quot;Politician&quot;; IF(COUNTIF([$Journalists.$A$1:.$A$1048576];[.B2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7]); &quot;Elected&quot;; IF(COUNTIF([$Parties.$A$1:.$A$1048576];[.D237]); &quot;Party&quot;; IF(COUNTIF([$Locations.$A$1:.$A$1048576];[.D237]); &quot;Location&quot;; IF(COUNTIF([$Contested.$A$1:.$A$1048576];[.D237]); &quot;Contested&quot;; IF(COUNTIF([$Governance.$A$1:.$A$1048576];[.D237]); &quot;Governance&quot;; IF(COUNTIF([$Incorrect.$A$1:.$A$1048576];[.D237]); &quot;Incorrect&quot;; IF(COUNTIF([$Politicians.$A$1:.$A$1048576];[.D237]); &quot;Politician&quot;; IF(COUNTIF([$Journalists.$A$1:.$A$1048576];[.D237]); &quot;Journalist&quot;; &quot;&quot;))))))))">
            <text:p/>
          </table:table-cell>
          <table:table-cell table:style-name="ce7" office:value-type="string" calcext:value-type="string">
            <text:p>port stanley</text:p>
          </table:table-cell>
          <table:table-cell table:style-name="ce12" table:content-validation-name="val1" table:formula="of:=IF(COUNTIF([$Elected.$A$1:.$A$1048576];[.F237]); &quot;Elected&quot;; IF(COUNTIF([$Parties.$A$1:.$A$1048576];[.F237]); &quot;Party&quot;; IF(COUNTIF([$Locations.$A$1:.$A$1048576];[.F237]); &quot;Location&quot;; IF(COUNTIF([$Contested.$A$1:.$A$1048576];[.F237]); &quot;Contested&quot;; IF(COUNTIF([$Governance.$A$1:.$A$1048576];[.F237]); &quot;Governance&quot;; IF(COUNTIF([$Incorrect.$A$1:.$A$1048576];[.F237]); &quot;Incorrect&quot;; IF(COUNTIF([$Politicians.$A$1:.$A$1048576];[.F237]); &quot;Politician&quot;; IF(COUNTIF([$Journalists.$A$1:.$A$1048576];[.F2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7]); &quot;Elected&quot;; IF(COUNTIF([$Parties.$A$1:.$A$1048576];[.H237]); &quot;Party&quot;; IF(COUNTIF([$Locations.$A$1:.$A$1048576];[.H237]); &quot;Location&quot;; IF(COUNTIF([$Contested.$A$1:.$A$1048576];[.H237]); &quot;Contested&quot;; IF(COUNTIF([$Governance.$A$1:.$A$1048576];[.H237]); &quot;Governance&quot;; IF(COUNTIF([$Incorrect.$A$1:.$A$1048576];[.H237]); &quot;Incorrect&quot;; IF(COUNTIF([$Politicians.$A$1:.$A$1048576];[.H237]); &quot;Politician&quot;; IF(COUNTIF([$Journalists.$A$1:.$A$1048576];[.H2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29" calcext:value-type="float">
            <text:p>229</text:p>
          </table:table-cell>
          <table:table-cell table:style-name="ce7" office:value-type="string" calcext:value-type="string">
            <text:p>Candice Bergen (politician)</text:p>
          </table:table-cell>
          <table:table-cell table:style-name="ce12" table:content-validation-name="val1" table:formula="of:=IF(COUNTIF([$Elected.$A$1:.$A$1048576];[.B238]); &quot;Elected&quot;; IF(COUNTIF([$Parties.$A$1:.$A$1048576];[.B238]); &quot;Party&quot;; IF(COUNTIF([$Locations.$A$1:.$A$1048576];[.B238]); &quot;Location&quot;; IF(COUNTIF([$Contested.$A$1:.$A$1048576];[.B238]); &quot;Contested&quot;; IF(COUNTIF([$Governance.$A$1:.$A$1048576];[.B238]); &quot;Governance&quot;; IF(COUNTIF([$Incorrect.$A$1:.$A$1048576];[.B238]); &quot;Incorrect&quot;; IF(COUNTIF([$Politicians.$A$1:.$A$1048576];[.B238]); &quot;Politician&quot;; IF(COUNTIF([$Journalists.$A$1:.$A$1048576];[.B23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8]); &quot;Elected&quot;; IF(COUNTIF([$Parties.$A$1:.$A$1048576];[.D238]); &quot;Party&quot;; IF(COUNTIF([$Locations.$A$1:.$A$1048576];[.D238]); &quot;Location&quot;; IF(COUNTIF([$Contested.$A$1:.$A$1048576];[.D238]); &quot;Contested&quot;; IF(COUNTIF([$Governance.$A$1:.$A$1048576];[.D238]); &quot;Governance&quot;; IF(COUNTIF([$Incorrect.$A$1:.$A$1048576];[.D238]); &quot;Incorrect&quot;; IF(COUNTIF([$Politicians.$A$1:.$A$1048576];[.D238]); &quot;Politician&quot;; IF(COUNTIF([$Journalists.$A$1:.$A$1048576];[.D238]); &quot;Journalist&quot;; &quot;&quot;))))))))">
            <text:p/>
          </table:table-cell>
          <table:table-cell table:style-name="ce7" office:value-type="string" calcext:value-type="string">
            <text:p>calgary centre</text:p>
          </table:table-cell>
          <table:table-cell table:style-name="ce12" table:content-validation-name="val1" table:formula="of:=IF(COUNTIF([$Elected.$A$1:.$A$1048576];[.F238]); &quot;Elected&quot;; IF(COUNTIF([$Parties.$A$1:.$A$1048576];[.F238]); &quot;Party&quot;; IF(COUNTIF([$Locations.$A$1:.$A$1048576];[.F238]); &quot;Location&quot;; IF(COUNTIF([$Contested.$A$1:.$A$1048576];[.F238]); &quot;Contested&quot;; IF(COUNTIF([$Governance.$A$1:.$A$1048576];[.F238]); &quot;Governance&quot;; IF(COUNTIF([$Incorrect.$A$1:.$A$1048576];[.F238]); &quot;Incorrect&quot;; IF(COUNTIF([$Politicians.$A$1:.$A$1048576];[.F238]); &quot;Politician&quot;; IF(COUNTIF([$Journalists.$A$1:.$A$1048576];[.F23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8]); &quot;Elected&quot;; IF(COUNTIF([$Parties.$A$1:.$A$1048576];[.H238]); &quot;Party&quot;; IF(COUNTIF([$Locations.$A$1:.$A$1048576];[.H238]); &quot;Location&quot;; IF(COUNTIF([$Contested.$A$1:.$A$1048576];[.H238]); &quot;Contested&quot;; IF(COUNTIF([$Governance.$A$1:.$A$1048576];[.H238]); &quot;Governance&quot;; IF(COUNTIF([$Incorrect.$A$1:.$A$1048576];[.H238]); &quot;Incorrect&quot;; IF(COUNTIF([$Politicians.$A$1:.$A$1048576];[.H238]); &quot;Politician&quot;; IF(COUNTIF([$Journalists.$A$1:.$A$1048576];[.H2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0" calcext:value-type="float">
            <text:p>230</text:p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B239]); &quot;Elected&quot;; IF(COUNTIF([$Parties.$A$1:.$A$1048576];[.B239]); &quot;Party&quot;; IF(COUNTIF([$Locations.$A$1:.$A$1048576];[.B239]); &quot;Location&quot;; IF(COUNTIF([$Contested.$A$1:.$A$1048576];[.B239]); &quot;Contested&quot;; IF(COUNTIF([$Governance.$A$1:.$A$1048576];[.B239]); &quot;Governance&quot;; IF(COUNTIF([$Incorrect.$A$1:.$A$1048576];[.B239]); &quot;Incorrect&quot;; IF(COUNTIF([$Politicians.$A$1:.$A$1048576];[.B239]); &quot;Politician&quot;; IF(COUNTIF([$Journalists.$A$1:.$A$1048576];[.B23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9]); &quot;Elected&quot;; IF(COUNTIF([$Parties.$A$1:.$A$1048576];[.D239]); &quot;Party&quot;; IF(COUNTIF([$Locations.$A$1:.$A$1048576];[.D239]); &quot;Location&quot;; IF(COUNTIF([$Contested.$A$1:.$A$1048576];[.D239]); &quot;Contested&quot;; IF(COUNTIF([$Governance.$A$1:.$A$1048576];[.D239]); &quot;Governance&quot;; IF(COUNTIF([$Incorrect.$A$1:.$A$1048576];[.D239]); &quot;Incorrect&quot;; IF(COUNTIF([$Politicians.$A$1:.$A$1048576];[.D239]); &quot;Politician&quot;; IF(COUNTIF([$Journalists.$A$1:.$A$1048576];[.D239]); &quot;Journalist&quot;; &quot;&quot;))))))))">
            <text:p/>
          </table:table-cell>
          <table:table-cell table:style-name="ce7" office:value-type="string" calcext:value-type="string">
            <text:p>joan hollobon</text:p>
          </table:table-cell>
          <table:table-cell table:style-name="ce12" table:content-validation-name="val1" table:formula="of:=IF(COUNTIF([$Elected.$A$1:.$A$1048576];[.F239]); &quot;Elected&quot;; IF(COUNTIF([$Parties.$A$1:.$A$1048576];[.F239]); &quot;Party&quot;; IF(COUNTIF([$Locations.$A$1:.$A$1048576];[.F239]); &quot;Location&quot;; IF(COUNTIF([$Contested.$A$1:.$A$1048576];[.F239]); &quot;Contested&quot;; IF(COUNTIF([$Governance.$A$1:.$A$1048576];[.F239]); &quot;Governance&quot;; IF(COUNTIF([$Incorrect.$A$1:.$A$1048576];[.F239]); &quot;Incorrect&quot;; IF(COUNTIF([$Politicians.$A$1:.$A$1048576];[.F239]); &quot;Politician&quot;; IF(COUNTIF([$Journalists.$A$1:.$A$1048576];[.F2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39]); &quot;Elected&quot;; IF(COUNTIF([$Parties.$A$1:.$A$1048576];[.H239]); &quot;Party&quot;; IF(COUNTIF([$Locations.$A$1:.$A$1048576];[.H239]); &quot;Location&quot;; IF(COUNTIF([$Contested.$A$1:.$A$1048576];[.H239]); &quot;Contested&quot;; IF(COUNTIF([$Governance.$A$1:.$A$1048576];[.H239]); &quot;Governance&quot;; IF(COUNTIF([$Incorrect.$A$1:.$A$1048576];[.H239]); &quot;Incorrect&quot;; IF(COUNTIF([$Politicians.$A$1:.$A$1048576];[.H239]); &quot;Politician&quot;; IF(COUNTIF([$Journalists.$A$1:.$A$1048576];[.H2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1" calcext:value-type="float">
            <text:p>231</text:p>
          </table:table-cell>
          <table:table-cell table:style-name="ce7" office:value-type="string" calcext:value-type="string">
            <text:p>Government of Canada</text:p>
          </table:table-cell>
          <table:table-cell table:style-name="ce12" table:content-validation-name="val1" table:formula="of:=IF(COUNTIF([$Elected.$A$1:.$A$1048576];[.B240]); &quot;Elected&quot;; IF(COUNTIF([$Parties.$A$1:.$A$1048576];[.B240]); &quot;Party&quot;; IF(COUNTIF([$Locations.$A$1:.$A$1048576];[.B240]); &quot;Location&quot;; IF(COUNTIF([$Contested.$A$1:.$A$1048576];[.B240]); &quot;Contested&quot;; IF(COUNTIF([$Governance.$A$1:.$A$1048576];[.B240]); &quot;Governance&quot;; IF(COUNTIF([$Incorrect.$A$1:.$A$1048576];[.B240]); &quot;Incorrect&quot;; IF(COUNTIF([$Politicians.$A$1:.$A$1048576];[.B240]); &quot;Politician&quot;; IF(COUNTIF([$Journalists.$A$1:.$A$1048576];[.B240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D240]); &quot;Elected&quot;; IF(COUNTIF([$Parties.$A$1:.$A$1048576];[.D240]); &quot;Party&quot;; IF(COUNTIF([$Locations.$A$1:.$A$1048576];[.D240]); &quot;Location&quot;; IF(COUNTIF([$Contested.$A$1:.$A$1048576];[.D240]); &quot;Contested&quot;; IF(COUNTIF([$Governance.$A$1:.$A$1048576];[.D240]); &quot;Governance&quot;; IF(COUNTIF([$Incorrect.$A$1:.$A$1048576];[.D240]); &quot;Incorrect&quot;; IF(COUNTIF([$Politicians.$A$1:.$A$1048576];[.D240]); &quot;Politician&quot;; IF(COUNTIF([$Journalists.$A$1:.$A$1048576];[.D240]); &quot;Journalist&quot;; &quot;&quot;))))))))">
            <text:p/>
          </table:table-cell>
          <table:table-cell table:style-name="ce7" office:value-type="string" calcext:value-type="string">
            <text:p>#oshawa</text:p>
          </table:table-cell>
          <table:table-cell table:style-name="ce12" table:content-validation-name="val1" table:formula="of:=IF(COUNTIF([$Elected.$A$1:.$A$1048576];[.F240]); &quot;Elected&quot;; IF(COUNTIF([$Parties.$A$1:.$A$1048576];[.F240]); &quot;Party&quot;; IF(COUNTIF([$Locations.$A$1:.$A$1048576];[.F240]); &quot;Location&quot;; IF(COUNTIF([$Contested.$A$1:.$A$1048576];[.F240]); &quot;Contested&quot;; IF(COUNTIF([$Governance.$A$1:.$A$1048576];[.F240]); &quot;Governance&quot;; IF(COUNTIF([$Incorrect.$A$1:.$A$1048576];[.F240]); &quot;Incorrect&quot;; IF(COUNTIF([$Politicians.$A$1:.$A$1048576];[.F240]); &quot;Politician&quot;; IF(COUNTIF([$Journalists.$A$1:.$A$1048576];[.F24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0]); &quot;Elected&quot;; IF(COUNTIF([$Parties.$A$1:.$A$1048576];[.H240]); &quot;Party&quot;; IF(COUNTIF([$Locations.$A$1:.$A$1048576];[.H240]); &quot;Location&quot;; IF(COUNTIF([$Contested.$A$1:.$A$1048576];[.H240]); &quot;Contested&quot;; IF(COUNTIF([$Governance.$A$1:.$A$1048576];[.H240]); &quot;Governance&quot;; IF(COUNTIF([$Incorrect.$A$1:.$A$1048576];[.H240]); &quot;Incorrect&quot;; IF(COUNTIF([$Politicians.$A$1:.$A$1048576];[.H240]); &quot;Politician&quot;; IF(COUNTIF([$Journalists.$A$1:.$A$1048576];[.H2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2" calcext:value-type="float">
            <text:p>232</text:p>
          </table:table-cell>
          <table:table-cell table:style-name="ce7" office:value-type="string" calcext:value-type="string">
            <text:p>Parliament of Canada</text:p>
          </table:table-cell>
          <table:table-cell table:style-name="ce12" table:content-validation-name="val1" table:formula="of:=IF(COUNTIF([$Elected.$A$1:.$A$1048576];[.B241]); &quot;Elected&quot;; IF(COUNTIF([$Parties.$A$1:.$A$1048576];[.B241]); &quot;Party&quot;; IF(COUNTIF([$Locations.$A$1:.$A$1048576];[.B241]); &quot;Location&quot;; IF(COUNTIF([$Contested.$A$1:.$A$1048576];[.B241]); &quot;Contested&quot;; IF(COUNTIF([$Governance.$A$1:.$A$1048576];[.B241]); &quot;Governance&quot;; IF(COUNTIF([$Incorrect.$A$1:.$A$1048576];[.B241]); &quot;Incorrect&quot;; IF(COUNTIF([$Politicians.$A$1:.$A$1048576];[.B241]); &quot;Politician&quot;; IF(COUNTIF([$Journalists.$A$1:.$A$1048576];[.B241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D241]); &quot;Elected&quot;; IF(COUNTIF([$Parties.$A$1:.$A$1048576];[.D241]); &quot;Party&quot;; IF(COUNTIF([$Locations.$A$1:.$A$1048576];[.D241]); &quot;Location&quot;; IF(COUNTIF([$Contested.$A$1:.$A$1048576];[.D241]); &quot;Contested&quot;; IF(COUNTIF([$Governance.$A$1:.$A$1048576];[.D241]); &quot;Governance&quot;; IF(COUNTIF([$Incorrect.$A$1:.$A$1048576];[.D241]); &quot;Incorrect&quot;; IF(COUNTIF([$Politicians.$A$1:.$A$1048576];[.D241]); &quot;Politician&quot;; IF(COUNTIF([$Journalists.$A$1:.$A$1048576];[.D241]); &quot;Journalist&quot;; &quot;&quot;))))))))">
            <text:p/>
          </table:table-cell>
          <table:table-cell table:style-name="ce7" office:value-type="string" calcext:value-type="string">
            <text:p>rosie barton</text:p>
          </table:table-cell>
          <table:table-cell table:style-name="ce12" table:content-validation-name="val1" table:formula="of:=IF(COUNTIF([$Elected.$A$1:.$A$1048576];[.F241]); &quot;Elected&quot;; IF(COUNTIF([$Parties.$A$1:.$A$1048576];[.F241]); &quot;Party&quot;; IF(COUNTIF([$Locations.$A$1:.$A$1048576];[.F241]); &quot;Location&quot;; IF(COUNTIF([$Contested.$A$1:.$A$1048576];[.F241]); &quot;Contested&quot;; IF(COUNTIF([$Governance.$A$1:.$A$1048576];[.F241]); &quot;Governance&quot;; IF(COUNTIF([$Incorrect.$A$1:.$A$1048576];[.F241]); &quot;Incorrect&quot;; IF(COUNTIF([$Politicians.$A$1:.$A$1048576];[.F241]); &quot;Politician&quot;; IF(COUNTIF([$Journalists.$A$1:.$A$1048576];[.F241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41]); &quot;Elected&quot;; IF(COUNTIF([$Parties.$A$1:.$A$1048576];[.H241]); &quot;Party&quot;; IF(COUNTIF([$Locations.$A$1:.$A$1048576];[.H241]); &quot;Location&quot;; IF(COUNTIF([$Contested.$A$1:.$A$1048576];[.H241]); &quot;Contested&quot;; IF(COUNTIF([$Governance.$A$1:.$A$1048576];[.H241]); &quot;Governance&quot;; IF(COUNTIF([$Incorrect.$A$1:.$A$1048576];[.H241]); &quot;Incorrect&quot;; IF(COUNTIF([$Politicians.$A$1:.$A$1048576];[.H241]); &quot;Politician&quot;; IF(COUNTIF([$Journalists.$A$1:.$A$1048576];[.H2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3" calcext:value-type="float">
            <text:p>233</text:p>
          </table:table-cell>
          <table:table-cell table:style-name="ce7" office:value-type="string" calcext:value-type="string">
            <text:p>Bardish Chagger</text:p>
          </table:table-cell>
          <table:table-cell table:style-name="ce12" table:content-validation-name="val1" table:formula="of:=IF(COUNTIF([$Elected.$A$1:.$A$1048576];[.B242]); &quot;Elected&quot;; IF(COUNTIF([$Parties.$A$1:.$A$1048576];[.B242]); &quot;Party&quot;; IF(COUNTIF([$Locations.$A$1:.$A$1048576];[.B242]); &quot;Location&quot;; IF(COUNTIF([$Contested.$A$1:.$A$1048576];[.B242]); &quot;Contested&quot;; IF(COUNTIF([$Governance.$A$1:.$A$1048576];[.B242]); &quot;Governance&quot;; IF(COUNTIF([$Incorrect.$A$1:.$A$1048576];[.B242]); &quot;Incorrect&quot;; IF(COUNTIF([$Politicians.$A$1:.$A$1048576];[.B242]); &quot;Politician&quot;; IF(COUNTIF([$Journalists.$A$1:.$A$1048576];[.B24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2]); &quot;Elected&quot;; IF(COUNTIF([$Parties.$A$1:.$A$1048576];[.D242]); &quot;Party&quot;; IF(COUNTIF([$Locations.$A$1:.$A$1048576];[.D242]); &quot;Location&quot;; IF(COUNTIF([$Contested.$A$1:.$A$1048576];[.D242]); &quot;Contested&quot;; IF(COUNTIF([$Governance.$A$1:.$A$1048576];[.D242]); &quot;Governance&quot;; IF(COUNTIF([$Incorrect.$A$1:.$A$1048576];[.D242]); &quot;Incorrect&quot;; IF(COUNTIF([$Politicians.$A$1:.$A$1048576];[.D242]); &quot;Politician&quot;; IF(COUNTIF([$Journalists.$A$1:.$A$1048576];[.D242]); &quot;Journalist&quot;; &quot;&quot;))))))))">
            <text:p/>
          </table:table-cell>
          <table:table-cell table:style-name="ce7" office:value-type="string" calcext:value-type="string">
            <text:p>diana murphy</text:p>
          </table:table-cell>
          <table:table-cell table:style-name="ce12" table:content-validation-name="val1" table:formula="of:=IF(COUNTIF([$Elected.$A$1:.$A$1048576];[.F242]); &quot;Elected&quot;; IF(COUNTIF([$Parties.$A$1:.$A$1048576];[.F242]); &quot;Party&quot;; IF(COUNTIF([$Locations.$A$1:.$A$1048576];[.F242]); &quot;Location&quot;; IF(COUNTIF([$Contested.$A$1:.$A$1048576];[.F242]); &quot;Contested&quot;; IF(COUNTIF([$Governance.$A$1:.$A$1048576];[.F242]); &quot;Governance&quot;; IF(COUNTIF([$Incorrect.$A$1:.$A$1048576];[.F242]); &quot;Incorrect&quot;; IF(COUNTIF([$Politicians.$A$1:.$A$1048576];[.F242]); &quot;Politician&quot;; IF(COUNTIF([$Journalists.$A$1:.$A$1048576];[.F24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2]); &quot;Elected&quot;; IF(COUNTIF([$Parties.$A$1:.$A$1048576];[.H242]); &quot;Party&quot;; IF(COUNTIF([$Locations.$A$1:.$A$1048576];[.H242]); &quot;Location&quot;; IF(COUNTIF([$Contested.$A$1:.$A$1048576];[.H242]); &quot;Contested&quot;; IF(COUNTIF([$Governance.$A$1:.$A$1048576];[.H242]); &quot;Governance&quot;; IF(COUNTIF([$Incorrect.$A$1:.$A$1048576];[.H242]); &quot;Incorrect&quot;; IF(COUNTIF([$Politicians.$A$1:.$A$1048576];[.H242]); &quot;Politician&quot;; IF(COUNTIF([$Journalists.$A$1:.$A$1048576];[.H2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4" calcext:value-type="float">
            <text:p>234</text:p>
          </table:table-cell>
          <table:table-cell table:style-name="ce7" office:value-type="string" calcext:value-type="string">
            <text:p>Kevin Lamoureux</text:p>
          </table:table-cell>
          <table:table-cell table:style-name="ce12" table:content-validation-name="val1" table:formula="of:=IF(COUNTIF([$Elected.$A$1:.$A$1048576];[.B243]); &quot;Elected&quot;; IF(COUNTIF([$Parties.$A$1:.$A$1048576];[.B243]); &quot;Party&quot;; IF(COUNTIF([$Locations.$A$1:.$A$1048576];[.B243]); &quot;Location&quot;; IF(COUNTIF([$Contested.$A$1:.$A$1048576];[.B243]); &quot;Contested&quot;; IF(COUNTIF([$Governance.$A$1:.$A$1048576];[.B243]); &quot;Governance&quot;; IF(COUNTIF([$Incorrect.$A$1:.$A$1048576];[.B243]); &quot;Incorrect&quot;; IF(COUNTIF([$Politicians.$A$1:.$A$1048576];[.B243]); &quot;Politician&quot;; IF(COUNTIF([$Journalists.$A$1:.$A$1048576];[.B24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3]); &quot;Elected&quot;; IF(COUNTIF([$Parties.$A$1:.$A$1048576];[.D243]); &quot;Party&quot;; IF(COUNTIF([$Locations.$A$1:.$A$1048576];[.D243]); &quot;Location&quot;; IF(COUNTIF([$Contested.$A$1:.$A$1048576];[.D243]); &quot;Contested&quot;; IF(COUNTIF([$Governance.$A$1:.$A$1048576];[.D243]); &quot;Governance&quot;; IF(COUNTIF([$Incorrect.$A$1:.$A$1048576];[.D243]); &quot;Incorrect&quot;; IF(COUNTIF([$Politicians.$A$1:.$A$1048576];[.D243]); &quot;Politician&quot;; IF(COUNTIF([$Journalists.$A$1:.$A$1048576];[.D243]); &quot;Journalist&quot;; &quot;&quot;))))))))">
            <text:p/>
          </table:table-cell>
          <table:table-cell table:style-name="ce7" office:value-type="string" calcext:value-type="string">
            <text:p>davenport</text:p>
          </table:table-cell>
          <table:table-cell table:style-name="ce12" table:content-validation-name="val1" table:formula="of:=IF(COUNTIF([$Elected.$A$1:.$A$1048576];[.F243]); &quot;Elected&quot;; IF(COUNTIF([$Parties.$A$1:.$A$1048576];[.F243]); &quot;Party&quot;; IF(COUNTIF([$Locations.$A$1:.$A$1048576];[.F243]); &quot;Location&quot;; IF(COUNTIF([$Contested.$A$1:.$A$1048576];[.F243]); &quot;Contested&quot;; IF(COUNTIF([$Governance.$A$1:.$A$1048576];[.F243]); &quot;Governance&quot;; IF(COUNTIF([$Incorrect.$A$1:.$A$1048576];[.F243]); &quot;Incorrect&quot;; IF(COUNTIF([$Politicians.$A$1:.$A$1048576];[.F243]); &quot;Politician&quot;; IF(COUNTIF([$Journalists.$A$1:.$A$1048576];[.F24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3]); &quot;Elected&quot;; IF(COUNTIF([$Parties.$A$1:.$A$1048576];[.H243]); &quot;Party&quot;; IF(COUNTIF([$Locations.$A$1:.$A$1048576];[.H243]); &quot;Location&quot;; IF(COUNTIF([$Contested.$A$1:.$A$1048576];[.H243]); &quot;Contested&quot;; IF(COUNTIF([$Governance.$A$1:.$A$1048576];[.H243]); &quot;Governance&quot;; IF(COUNTIF([$Incorrect.$A$1:.$A$1048576];[.H243]); &quot;Incorrect&quot;; IF(COUNTIF([$Politicians.$A$1:.$A$1048576];[.H243]); &quot;Politician&quot;; IF(COUNTIF([$Journalists.$A$1:.$A$1048576];[.H2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5" calcext:value-type="float">
            <text:p>235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B244]); &quot;Elected&quot;; IF(COUNTIF([$Parties.$A$1:.$A$1048576];[.B244]); &quot;Party&quot;; IF(COUNTIF([$Locations.$A$1:.$A$1048576];[.B244]); &quot;Location&quot;; IF(COUNTIF([$Contested.$A$1:.$A$1048576];[.B244]); &quot;Contested&quot;; IF(COUNTIF([$Governance.$A$1:.$A$1048576];[.B244]); &quot;Governance&quot;; IF(COUNTIF([$Incorrect.$A$1:.$A$1048576];[.B244]); &quot;Incorrect&quot;; IF(COUNTIF([$Politicians.$A$1:.$A$1048576];[.B244]); &quot;Politician&quot;; IF(COUNTIF([$Journalists.$A$1:.$A$1048576];[.B24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4]); &quot;Elected&quot;; IF(COUNTIF([$Parties.$A$1:.$A$1048576];[.D244]); &quot;Party&quot;; IF(COUNTIF([$Locations.$A$1:.$A$1048576];[.D244]); &quot;Location&quot;; IF(COUNTIF([$Contested.$A$1:.$A$1048576];[.D244]); &quot;Contested&quot;; IF(COUNTIF([$Governance.$A$1:.$A$1048576];[.D244]); &quot;Governance&quot;; IF(COUNTIF([$Incorrect.$A$1:.$A$1048576];[.D244]); &quot;Incorrect&quot;; IF(COUNTIF([$Politicians.$A$1:.$A$1048576];[.D244]); &quot;Politician&quot;; IF(COUNTIF([$Journalists.$A$1:.$A$1048576];[.D244]); &quot;Journalist&quot;; &quot;&quot;))))))))">
            <text:p/>
          </table:table-cell>
          <table:table-cell table:style-name="ce7" office:value-type="string" calcext:value-type="string">
            <text:p>carly weeks</text:p>
          </table:table-cell>
          <table:table-cell table:style-name="ce12" table:content-validation-name="val1" table:formula="of:=IF(COUNTIF([$Elected.$A$1:.$A$1048576];[.F244]); &quot;Elected&quot;; IF(COUNTIF([$Parties.$A$1:.$A$1048576];[.F244]); &quot;Party&quot;; IF(COUNTIF([$Locations.$A$1:.$A$1048576];[.F244]); &quot;Location&quot;; IF(COUNTIF([$Contested.$A$1:.$A$1048576];[.F244]); &quot;Contested&quot;; IF(COUNTIF([$Governance.$A$1:.$A$1048576];[.F244]); &quot;Governance&quot;; IF(COUNTIF([$Incorrect.$A$1:.$A$1048576];[.F244]); &quot;Incorrect&quot;; IF(COUNTIF([$Politicians.$A$1:.$A$1048576];[.F244]); &quot;Politician&quot;; IF(COUNTIF([$Journalists.$A$1:.$A$1048576];[.F24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44]); &quot;Elected&quot;; IF(COUNTIF([$Parties.$A$1:.$A$1048576];[.H244]); &quot;Party&quot;; IF(COUNTIF([$Locations.$A$1:.$A$1048576];[.H244]); &quot;Location&quot;; IF(COUNTIF([$Contested.$A$1:.$A$1048576];[.H244]); &quot;Contested&quot;; IF(COUNTIF([$Governance.$A$1:.$A$1048576];[.H244]); &quot;Governance&quot;; IF(COUNTIF([$Incorrect.$A$1:.$A$1048576];[.H244]); &quot;Incorrect&quot;; IF(COUNTIF([$Politicians.$A$1:.$A$1048576];[.H244]); &quot;Politician&quot;; IF(COUNTIF([$Journalists.$A$1:.$A$1048576];[.H2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6" calcext:value-type="float">
            <text:p>236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B245]); &quot;Elected&quot;; IF(COUNTIF([$Parties.$A$1:.$A$1048576];[.B245]); &quot;Party&quot;; IF(COUNTIF([$Locations.$A$1:.$A$1048576];[.B245]); &quot;Location&quot;; IF(COUNTIF([$Contested.$A$1:.$A$1048576];[.B245]); &quot;Contested&quot;; IF(COUNTIF([$Governance.$A$1:.$A$1048576];[.B245]); &quot;Governance&quot;; IF(COUNTIF([$Incorrect.$A$1:.$A$1048576];[.B245]); &quot;Incorrect&quot;; IF(COUNTIF([$Politicians.$A$1:.$A$1048576];[.B245]); &quot;Politician&quot;; IF(COUNTIF([$Journalists.$A$1:.$A$1048576];[.B24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5]); &quot;Elected&quot;; IF(COUNTIF([$Parties.$A$1:.$A$1048576];[.D245]); &quot;Party&quot;; IF(COUNTIF([$Locations.$A$1:.$A$1048576];[.D245]); &quot;Location&quot;; IF(COUNTIF([$Contested.$A$1:.$A$1048576];[.D245]); &quot;Contested&quot;; IF(COUNTIF([$Governance.$A$1:.$A$1048576];[.D245]); &quot;Governance&quot;; IF(COUNTIF([$Incorrect.$A$1:.$A$1048576];[.D245]); &quot;Incorrect&quot;; IF(COUNTIF([$Politicians.$A$1:.$A$1048576];[.D245]); &quot;Politician&quot;; IF(COUNTIF([$Journalists.$A$1:.$A$1048576];[.D245]); &quot;Journalist&quot;; &quot;&quot;))))))))">
            <text:p/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F245]); &quot;Elected&quot;; IF(COUNTIF([$Parties.$A$1:.$A$1048576];[.F245]); &quot;Party&quot;; IF(COUNTIF([$Locations.$A$1:.$A$1048576];[.F245]); &quot;Location&quot;; IF(COUNTIF([$Contested.$A$1:.$A$1048576];[.F245]); &quot;Contested&quot;; IF(COUNTIF([$Governance.$A$1:.$A$1048576];[.F245]); &quot;Governance&quot;; IF(COUNTIF([$Incorrect.$A$1:.$A$1048576];[.F245]); &quot;Incorrect&quot;; IF(COUNTIF([$Politicians.$A$1:.$A$1048576];[.F245]); &quot;Politician&quot;; IF(COUNTIF([$Journalists.$A$1:.$A$1048576];[.F24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5]); &quot;Elected&quot;; IF(COUNTIF([$Parties.$A$1:.$A$1048576];[.H245]); &quot;Party&quot;; IF(COUNTIF([$Locations.$A$1:.$A$1048576];[.H245]); &quot;Location&quot;; IF(COUNTIF([$Contested.$A$1:.$A$1048576];[.H245]); &quot;Contested&quot;; IF(COUNTIF([$Governance.$A$1:.$A$1048576];[.H245]); &quot;Governance&quot;; IF(COUNTIF([$Incorrect.$A$1:.$A$1048576];[.H245]); &quot;Incorrect&quot;; IF(COUNTIF([$Politicians.$A$1:.$A$1048576];[.H245]); &quot;Politician&quot;; IF(COUNTIF([$Journalists.$A$1:.$A$1048576];[.H2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7" calcext:value-type="float">
            <text:p>237</text:p>
          </table:table-cell>
          <table:table-cell table:style-name="ce7" office:value-type="string" calcext:value-type="string">
            <text:p>Ahmed Hussen</text:p>
          </table:table-cell>
          <table:table-cell table:style-name="ce12" table:content-validation-name="val1" table:formula="of:=IF(COUNTIF([$Elected.$A$1:.$A$1048576];[.B246]); &quot;Elected&quot;; IF(COUNTIF([$Parties.$A$1:.$A$1048576];[.B246]); &quot;Party&quot;; IF(COUNTIF([$Locations.$A$1:.$A$1048576];[.B246]); &quot;Location&quot;; IF(COUNTIF([$Contested.$A$1:.$A$1048576];[.B246]); &quot;Contested&quot;; IF(COUNTIF([$Governance.$A$1:.$A$1048576];[.B246]); &quot;Governance&quot;; IF(COUNTIF([$Incorrect.$A$1:.$A$1048576];[.B246]); &quot;Incorrect&quot;; IF(COUNTIF([$Politicians.$A$1:.$A$1048576];[.B246]); &quot;Politician&quot;; IF(COUNTIF([$Journalists.$A$1:.$A$1048576];[.B24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6]); &quot;Elected&quot;; IF(COUNTIF([$Parties.$A$1:.$A$1048576];[.D246]); &quot;Party&quot;; IF(COUNTIF([$Locations.$A$1:.$A$1048576];[.D246]); &quot;Location&quot;; IF(COUNTIF([$Contested.$A$1:.$A$1048576];[.D246]); &quot;Contested&quot;; IF(COUNTIF([$Governance.$A$1:.$A$1048576];[.D246]); &quot;Governance&quot;; IF(COUNTIF([$Incorrect.$A$1:.$A$1048576];[.D246]); &quot;Incorrect&quot;; IF(COUNTIF([$Politicians.$A$1:.$A$1048576];[.D246]); &quot;Politician&quot;; IF(COUNTIF([$Journalists.$A$1:.$A$1048576];[.D246]); &quot;Journalist&quot;; &quot;&quot;))))))))">
            <text:p/>
          </table:table-cell>
          <table:table-cell table:style-name="ce7" office:value-type="string" calcext:value-type="string">
            <text:p>ottawa centre</text:p>
          </table:table-cell>
          <table:table-cell table:style-name="ce12" table:content-validation-name="val1" table:formula="of:=IF(COUNTIF([$Elected.$A$1:.$A$1048576];[.F246]); &quot;Elected&quot;; IF(COUNTIF([$Parties.$A$1:.$A$1048576];[.F246]); &quot;Party&quot;; IF(COUNTIF([$Locations.$A$1:.$A$1048576];[.F246]); &quot;Location&quot;; IF(COUNTIF([$Contested.$A$1:.$A$1048576];[.F246]); &quot;Contested&quot;; IF(COUNTIF([$Governance.$A$1:.$A$1048576];[.F246]); &quot;Governance&quot;; IF(COUNTIF([$Incorrect.$A$1:.$A$1048576];[.F246]); &quot;Incorrect&quot;; IF(COUNTIF([$Politicians.$A$1:.$A$1048576];[.F246]); &quot;Politician&quot;; IF(COUNTIF([$Journalists.$A$1:.$A$1048576];[.F24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6]); &quot;Elected&quot;; IF(COUNTIF([$Parties.$A$1:.$A$1048576];[.H246]); &quot;Party&quot;; IF(COUNTIF([$Locations.$A$1:.$A$1048576];[.H246]); &quot;Location&quot;; IF(COUNTIF([$Contested.$A$1:.$A$1048576];[.H246]); &quot;Contested&quot;; IF(COUNTIF([$Governance.$A$1:.$A$1048576];[.H246]); &quot;Governance&quot;; IF(COUNTIF([$Incorrect.$A$1:.$A$1048576];[.H246]); &quot;Incorrect&quot;; IF(COUNTIF([$Politicians.$A$1:.$A$1048576];[.H246]); &quot;Politician&quot;; IF(COUNTIF([$Journalists.$A$1:.$A$1048576];[.H2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8" calcext:value-type="float">
            <text:p>238</text:p>
          </table:table-cell>
          <table:table-cell table:style-name="ce7" office:value-type="string" calcext:value-type="string">
            <text:p>Peter MacKay</text:p>
          </table:table-cell>
          <table:table-cell table:style-name="ce12" table:content-validation-name="val1" table:formula="of:=IF(COUNTIF([$Elected.$A$1:.$A$1048576];[.B247]); &quot;Elected&quot;; IF(COUNTIF([$Parties.$A$1:.$A$1048576];[.B247]); &quot;Party&quot;; IF(COUNTIF([$Locations.$A$1:.$A$1048576];[.B247]); &quot;Location&quot;; IF(COUNTIF([$Contested.$A$1:.$A$1048576];[.B247]); &quot;Contested&quot;; IF(COUNTIF([$Governance.$A$1:.$A$1048576];[.B247]); &quot;Governance&quot;; IF(COUNTIF([$Incorrect.$A$1:.$A$1048576];[.B247]); &quot;Incorrect&quot;; IF(COUNTIF([$Politicians.$A$1:.$A$1048576];[.B247]); &quot;Politician&quot;; IF(COUNTIF([$Journalists.$A$1:.$A$1048576];[.B24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47]); &quot;Elected&quot;; IF(COUNTIF([$Parties.$A$1:.$A$1048576];[.D247]); &quot;Party&quot;; IF(COUNTIF([$Locations.$A$1:.$A$1048576];[.D247]); &quot;Location&quot;; IF(COUNTIF([$Contested.$A$1:.$A$1048576];[.D247]); &quot;Contested&quot;; IF(COUNTIF([$Governance.$A$1:.$A$1048576];[.D247]); &quot;Governance&quot;; IF(COUNTIF([$Incorrect.$A$1:.$A$1048576];[.D247]); &quot;Incorrect&quot;; IF(COUNTIF([$Politicians.$A$1:.$A$1048576];[.D247]); &quot;Politician&quot;; IF(COUNTIF([$Journalists.$A$1:.$A$1048576];[.D247]); &quot;Journalist&quot;; &quot;&quot;))))))))">
            <text:p/>
          </table:table-cell>
          <table:table-cell table:style-name="ce7" office:value-type="string" calcext:value-type="string">
            <text:p>abc</text:p>
          </table:table-cell>
          <table:table-cell table:style-name="ce12" table:content-validation-name="val1" table:formula="of:=IF(COUNTIF([$Elected.$A$1:.$A$1048576];[.F247]); &quot;Elected&quot;; IF(COUNTIF([$Parties.$A$1:.$A$1048576];[.F247]); &quot;Party&quot;; IF(COUNTIF([$Locations.$A$1:.$A$1048576];[.F247]); &quot;Location&quot;; IF(COUNTIF([$Contested.$A$1:.$A$1048576];[.F247]); &quot;Contested&quot;; IF(COUNTIF([$Governance.$A$1:.$A$1048576];[.F247]); &quot;Governance&quot;; IF(COUNTIF([$Incorrect.$A$1:.$A$1048576];[.F247]); &quot;Incorrect&quot;; IF(COUNTIF([$Politicians.$A$1:.$A$1048576];[.F247]); &quot;Politician&quot;; IF(COUNTIF([$Journalists.$A$1:.$A$1048576];[.F2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7]); &quot;Elected&quot;; IF(COUNTIF([$Parties.$A$1:.$A$1048576];[.H247]); &quot;Party&quot;; IF(COUNTIF([$Locations.$A$1:.$A$1048576];[.H247]); &quot;Location&quot;; IF(COUNTIF([$Contested.$A$1:.$A$1048576];[.H247]); &quot;Contested&quot;; IF(COUNTIF([$Governance.$A$1:.$A$1048576];[.H247]); &quot;Governance&quot;; IF(COUNTIF([$Incorrect.$A$1:.$A$1048576];[.H247]); &quot;Incorrect&quot;; IF(COUNTIF([$Politicians.$A$1:.$A$1048576];[.H247]); &quot;Politician&quot;; IF(COUNTIF([$Journalists.$A$1:.$A$1048576];[.H2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39" calcext:value-type="float">
            <text:p>239</text:p>
          </table:table-cell>
          <table:table-cell table:style-name="ce7" office:value-type="string" calcext:value-type="string">
            <text:p>British Columbia</text:p>
          </table:table-cell>
          <table:table-cell table:style-name="ce12" table:content-validation-name="val1" table:formula="of:=IF(COUNTIF([$Elected.$A$1:.$A$1048576];[.B248]); &quot;Elected&quot;; IF(COUNTIF([$Parties.$A$1:.$A$1048576];[.B248]); &quot;Party&quot;; IF(COUNTIF([$Locations.$A$1:.$A$1048576];[.B248]); &quot;Location&quot;; IF(COUNTIF([$Contested.$A$1:.$A$1048576];[.B248]); &quot;Contested&quot;; IF(COUNTIF([$Governance.$A$1:.$A$1048576];[.B248]); &quot;Governance&quot;; IF(COUNTIF([$Incorrect.$A$1:.$A$1048576];[.B248]); &quot;Incorrect&quot;; IF(COUNTIF([$Politicians.$A$1:.$A$1048576];[.B248]); &quot;Politician&quot;; IF(COUNTIF([$Journalists.$A$1:.$A$1048576];[.B2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48]); &quot;Elected&quot;; IF(COUNTIF([$Parties.$A$1:.$A$1048576];[.D248]); &quot;Party&quot;; IF(COUNTIF([$Locations.$A$1:.$A$1048576];[.D248]); &quot;Location&quot;; IF(COUNTIF([$Contested.$A$1:.$A$1048576];[.D248]); &quot;Contested&quot;; IF(COUNTIF([$Governance.$A$1:.$A$1048576];[.D248]); &quot;Governance&quot;; IF(COUNTIF([$Incorrect.$A$1:.$A$1048576];[.D248]); &quot;Incorrect&quot;; IF(COUNTIF([$Politicians.$A$1:.$A$1048576];[.D248]); &quot;Politician&quot;; IF(COUNTIF([$Journalists.$A$1:.$A$1048576];[.D248]); &quot;Journalist&quot;; &quot;&quot;))))))))">
            <text:p/>
          </table:table-cell>
          <table:table-cell table:style-name="ce7" office:value-type="string" calcext:value-type="string">
            <text:p>france</text:p>
          </table:table-cell>
          <table:table-cell table:style-name="ce12" table:content-validation-name="val1" table:formula="of:=IF(COUNTIF([$Elected.$A$1:.$A$1048576];[.F248]); &quot;Elected&quot;; IF(COUNTIF([$Parties.$A$1:.$A$1048576];[.F248]); &quot;Party&quot;; IF(COUNTIF([$Locations.$A$1:.$A$1048576];[.F248]); &quot;Location&quot;; IF(COUNTIF([$Contested.$A$1:.$A$1048576];[.F248]); &quot;Contested&quot;; IF(COUNTIF([$Governance.$A$1:.$A$1048576];[.F248]); &quot;Governance&quot;; IF(COUNTIF([$Incorrect.$A$1:.$A$1048576];[.F248]); &quot;Incorrect&quot;; IF(COUNTIF([$Politicians.$A$1:.$A$1048576];[.F248]); &quot;Politician&quot;; IF(COUNTIF([$Journalists.$A$1:.$A$1048576];[.F24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8]); &quot;Elected&quot;; IF(COUNTIF([$Parties.$A$1:.$A$1048576];[.H248]); &quot;Party&quot;; IF(COUNTIF([$Locations.$A$1:.$A$1048576];[.H248]); &quot;Location&quot;; IF(COUNTIF([$Contested.$A$1:.$A$1048576];[.H248]); &quot;Contested&quot;; IF(COUNTIF([$Governance.$A$1:.$A$1048576];[.H248]); &quot;Governance&quot;; IF(COUNTIF([$Incorrect.$A$1:.$A$1048576];[.H248]); &quot;Incorrect&quot;; IF(COUNTIF([$Politicians.$A$1:.$A$1048576];[.H248]); &quot;Politician&quot;; IF(COUNTIF([$Journalists.$A$1:.$A$1048576];[.H2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0" calcext:value-type="float">
            <text:p>240</text:p>
          </table:table-cell>
          <table:table-cell table:style-name="ce7" office:value-type="string" calcext:value-type="string">
            <text:p>Harjit Sajjan</text:p>
          </table:table-cell>
          <table:table-cell table:style-name="ce12" table:content-validation-name="val1" table:formula="of:=IF(COUNTIF([$Elected.$A$1:.$A$1048576];[.B249]); &quot;Elected&quot;; IF(COUNTIF([$Parties.$A$1:.$A$1048576];[.B249]); &quot;Party&quot;; IF(COUNTIF([$Locations.$A$1:.$A$1048576];[.B249]); &quot;Location&quot;; IF(COUNTIF([$Contested.$A$1:.$A$1048576];[.B249]); &quot;Contested&quot;; IF(COUNTIF([$Governance.$A$1:.$A$1048576];[.B249]); &quot;Governance&quot;; IF(COUNTIF([$Incorrect.$A$1:.$A$1048576];[.B249]); &quot;Incorrect&quot;; IF(COUNTIF([$Politicians.$A$1:.$A$1048576];[.B249]); &quot;Politician&quot;; IF(COUNTIF([$Journalists.$A$1:.$A$1048576];[.B24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9]); &quot;Elected&quot;; IF(COUNTIF([$Parties.$A$1:.$A$1048576];[.D249]); &quot;Party&quot;; IF(COUNTIF([$Locations.$A$1:.$A$1048576];[.D249]); &quot;Location&quot;; IF(COUNTIF([$Contested.$A$1:.$A$1048576];[.D249]); &quot;Contested&quot;; IF(COUNTIF([$Governance.$A$1:.$A$1048576];[.D249]); &quot;Governance&quot;; IF(COUNTIF([$Incorrect.$A$1:.$A$1048576];[.D249]); &quot;Incorrect&quot;; IF(COUNTIF([$Politicians.$A$1:.$A$1048576];[.D249]); &quot;Politician&quot;; IF(COUNTIF([$Journalists.$A$1:.$A$1048576];[.D249]); &quot;Journalist&quot;; &quot;&quot;))))))))">
            <text:p/>
          </table:table-cell>
          <table:table-cell table:style-name="ce7" office:value-type="string" calcext:value-type="string">
            <text:p>fort york</text:p>
          </table:table-cell>
          <table:table-cell table:style-name="ce12" table:content-validation-name="val1" table:formula="of:=IF(COUNTIF([$Elected.$A$1:.$A$1048576];[.F249]); &quot;Elected&quot;; IF(COUNTIF([$Parties.$A$1:.$A$1048576];[.F249]); &quot;Party&quot;; IF(COUNTIF([$Locations.$A$1:.$A$1048576];[.F249]); &quot;Location&quot;; IF(COUNTIF([$Contested.$A$1:.$A$1048576];[.F249]); &quot;Contested&quot;; IF(COUNTIF([$Governance.$A$1:.$A$1048576];[.F249]); &quot;Governance&quot;; IF(COUNTIF([$Incorrect.$A$1:.$A$1048576];[.F249]); &quot;Incorrect&quot;; IF(COUNTIF([$Politicians.$A$1:.$A$1048576];[.F249]); &quot;Politician&quot;; IF(COUNTIF([$Journalists.$A$1:.$A$1048576];[.F24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9]); &quot;Elected&quot;; IF(COUNTIF([$Parties.$A$1:.$A$1048576];[.H249]); &quot;Party&quot;; IF(COUNTIF([$Locations.$A$1:.$A$1048576];[.H249]); &quot;Location&quot;; IF(COUNTIF([$Contested.$A$1:.$A$1048576];[.H249]); &quot;Contested&quot;; IF(COUNTIF([$Governance.$A$1:.$A$1048576];[.H249]); &quot;Governance&quot;; IF(COUNTIF([$Incorrect.$A$1:.$A$1048576];[.H249]); &quot;Incorrect&quot;; IF(COUNTIF([$Politicians.$A$1:.$A$1048576];[.H249]); &quot;Politician&quot;; IF(COUNTIF([$Journalists.$A$1:.$A$1048576];[.H2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1" calcext:value-type="float">
            <text:p>241</text:p>
          </table:table-cell>
          <table:table-cell table:style-name="ce7" office:value-type="string" calcext:value-type="string">
            <text:p>Seamus O'Regan</text:p>
          </table:table-cell>
          <table:table-cell table:style-name="ce12" table:content-validation-name="val1" table:formula="of:=IF(COUNTIF([$Elected.$A$1:.$A$1048576];[.B250]); &quot;Elected&quot;; IF(COUNTIF([$Parties.$A$1:.$A$1048576];[.B250]); &quot;Party&quot;; IF(COUNTIF([$Locations.$A$1:.$A$1048576];[.B250]); &quot;Location&quot;; IF(COUNTIF([$Contested.$A$1:.$A$1048576];[.B250]); &quot;Contested&quot;; IF(COUNTIF([$Governance.$A$1:.$A$1048576];[.B250]); &quot;Governance&quot;; IF(COUNTIF([$Incorrect.$A$1:.$A$1048576];[.B250]); &quot;Incorrect&quot;; IF(COUNTIF([$Politicians.$A$1:.$A$1048576];[.B250]); &quot;Politician&quot;; IF(COUNTIF([$Journalists.$A$1:.$A$1048576];[.B25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0]); &quot;Elected&quot;; IF(COUNTIF([$Parties.$A$1:.$A$1048576];[.D250]); &quot;Party&quot;; IF(COUNTIF([$Locations.$A$1:.$A$1048576];[.D250]); &quot;Location&quot;; IF(COUNTIF([$Contested.$A$1:.$A$1048576];[.D250]); &quot;Contested&quot;; IF(COUNTIF([$Governance.$A$1:.$A$1048576];[.D250]); &quot;Governance&quot;; IF(COUNTIF([$Incorrect.$A$1:.$A$1048576];[.D250]); &quot;Incorrect&quot;; IF(COUNTIF([$Politicians.$A$1:.$A$1048576];[.D250]); &quot;Politician&quot;; IF(COUNTIF([$Journalists.$A$1:.$A$1048576];[.D250]); &quot;Journalist&quot;; &quot;&quot;))))))))">
            <text:p/>
          </table:table-cell>
          <table:table-cell table:style-name="ce7" office:value-type="string" calcext:value-type="string">
            <text:p>university of british columbia</text:p>
          </table:table-cell>
          <table:table-cell table:style-name="ce12" table:content-validation-name="val1" table:formula="of:=IF(COUNTIF([$Elected.$A$1:.$A$1048576];[.F250]); &quot;Elected&quot;; IF(COUNTIF([$Parties.$A$1:.$A$1048576];[.F250]); &quot;Party&quot;; IF(COUNTIF([$Locations.$A$1:.$A$1048576];[.F250]); &quot;Location&quot;; IF(COUNTIF([$Contested.$A$1:.$A$1048576];[.F250]); &quot;Contested&quot;; IF(COUNTIF([$Governance.$A$1:.$A$1048576];[.F250]); &quot;Governance&quot;; IF(COUNTIF([$Incorrect.$A$1:.$A$1048576];[.F250]); &quot;Incorrect&quot;; IF(COUNTIF([$Politicians.$A$1:.$A$1048576];[.F250]); &quot;Politician&quot;; IF(COUNTIF([$Journalists.$A$1:.$A$1048576];[.F25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0]); &quot;Elected&quot;; IF(COUNTIF([$Parties.$A$1:.$A$1048576];[.H250]); &quot;Party&quot;; IF(COUNTIF([$Locations.$A$1:.$A$1048576];[.H250]); &quot;Location&quot;; IF(COUNTIF([$Contested.$A$1:.$A$1048576];[.H250]); &quot;Contested&quot;; IF(COUNTIF([$Governance.$A$1:.$A$1048576];[.H250]); &quot;Governance&quot;; IF(COUNTIF([$Incorrect.$A$1:.$A$1048576];[.H250]); &quot;Incorrect&quot;; IF(COUNTIF([$Politicians.$A$1:.$A$1048576];[.H250]); &quot;Politician&quot;; IF(COUNTIF([$Journalists.$A$1:.$A$1048576];[.H2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2" calcext:value-type="float">
            <text:p>242</text:p>
          </table:table-cell>
          <table:table-cell table:style-name="ce7" office:value-type="string" calcext:value-type="string">
            <text:p>Dan Vandal</text:p>
          </table:table-cell>
          <table:table-cell table:style-name="ce12" table:content-validation-name="val1" table:formula="of:=IF(COUNTIF([$Elected.$A$1:.$A$1048576];[.B251]); &quot;Elected&quot;; IF(COUNTIF([$Parties.$A$1:.$A$1048576];[.B251]); &quot;Party&quot;; IF(COUNTIF([$Locations.$A$1:.$A$1048576];[.B251]); &quot;Location&quot;; IF(COUNTIF([$Contested.$A$1:.$A$1048576];[.B251]); &quot;Contested&quot;; IF(COUNTIF([$Governance.$A$1:.$A$1048576];[.B251]); &quot;Governance&quot;; IF(COUNTIF([$Incorrect.$A$1:.$A$1048576];[.B251]); &quot;Incorrect&quot;; IF(COUNTIF([$Politicians.$A$1:.$A$1048576];[.B251]); &quot;Politician&quot;; IF(COUNTIF([$Journalists.$A$1:.$A$1048576];[.B25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1]); &quot;Elected&quot;; IF(COUNTIF([$Parties.$A$1:.$A$1048576];[.D251]); &quot;Party&quot;; IF(COUNTIF([$Locations.$A$1:.$A$1048576];[.D251]); &quot;Location&quot;; IF(COUNTIF([$Contested.$A$1:.$A$1048576];[.D251]); &quot;Contested&quot;; IF(COUNTIF([$Governance.$A$1:.$A$1048576];[.D251]); &quot;Governance&quot;; IF(COUNTIF([$Incorrect.$A$1:.$A$1048576];[.D251]); &quot;Incorrect&quot;; IF(COUNTIF([$Politicians.$A$1:.$A$1048576];[.D251]); &quot;Politician&quot;; IF(COUNTIF([$Journalists.$A$1:.$A$1048576];[.D251]); &quot;Journalist&quot;; &quot;&quot;))))))))">
            <text:p/>
          </table:table-cell>
          <table:table-cell table:style-name="ce7" office:value-type="string" calcext:value-type="string">
            <text:p>diane marie</text:p>
          </table:table-cell>
          <table:table-cell table:style-name="ce12" table:content-validation-name="val1" table:formula="of:=IF(COUNTIF([$Elected.$A$1:.$A$1048576];[.F251]); &quot;Elected&quot;; IF(COUNTIF([$Parties.$A$1:.$A$1048576];[.F251]); &quot;Party&quot;; IF(COUNTIF([$Locations.$A$1:.$A$1048576];[.F251]); &quot;Location&quot;; IF(COUNTIF([$Contested.$A$1:.$A$1048576];[.F251]); &quot;Contested&quot;; IF(COUNTIF([$Governance.$A$1:.$A$1048576];[.F251]); &quot;Governance&quot;; IF(COUNTIF([$Incorrect.$A$1:.$A$1048576];[.F251]); &quot;Incorrect&quot;; IF(COUNTIF([$Politicians.$A$1:.$A$1048576];[.F251]); &quot;Politician&quot;; IF(COUNTIF([$Journalists.$A$1:.$A$1048576];[.F25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1]); &quot;Elected&quot;; IF(COUNTIF([$Parties.$A$1:.$A$1048576];[.H251]); &quot;Party&quot;; IF(COUNTIF([$Locations.$A$1:.$A$1048576];[.H251]); &quot;Location&quot;; IF(COUNTIF([$Contested.$A$1:.$A$1048576];[.H251]); &quot;Contested&quot;; IF(COUNTIF([$Governance.$A$1:.$A$1048576];[.H251]); &quot;Governance&quot;; IF(COUNTIF([$Incorrect.$A$1:.$A$1048576];[.H251]); &quot;Incorrect&quot;; IF(COUNTIF([$Politicians.$A$1:.$A$1048576];[.H251]); &quot;Politician&quot;; IF(COUNTIF([$Journalists.$A$1:.$A$1048576];[.H2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3" calcext:value-type="float">
            <text:p>243</text:p>
          </table:table-cell>
          <table:table-cell table:style-name="ce7" office:value-type="string" calcext:value-type="string">
            <text:p>Elizabeth May</text:p>
          </table:table-cell>
          <table:table-cell table:style-name="ce12" table:content-validation-name="val1" table:formula="of:=IF(COUNTIF([$Elected.$A$1:.$A$1048576];[.B252]); &quot;Elected&quot;; IF(COUNTIF([$Parties.$A$1:.$A$1048576];[.B252]); &quot;Party&quot;; IF(COUNTIF([$Locations.$A$1:.$A$1048576];[.B252]); &quot;Location&quot;; IF(COUNTIF([$Contested.$A$1:.$A$1048576];[.B252]); &quot;Contested&quot;; IF(COUNTIF([$Governance.$A$1:.$A$1048576];[.B252]); &quot;Governance&quot;; IF(COUNTIF([$Incorrect.$A$1:.$A$1048576];[.B252]); &quot;Incorrect&quot;; IF(COUNTIF([$Politicians.$A$1:.$A$1048576];[.B252]); &quot;Politician&quot;; IF(COUNTIF([$Journalists.$A$1:.$A$1048576];[.B25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2]); &quot;Elected&quot;; IF(COUNTIF([$Parties.$A$1:.$A$1048576];[.D252]); &quot;Party&quot;; IF(COUNTIF([$Locations.$A$1:.$A$1048576];[.D252]); &quot;Location&quot;; IF(COUNTIF([$Contested.$A$1:.$A$1048576];[.D252]); &quot;Contested&quot;; IF(COUNTIF([$Governance.$A$1:.$A$1048576];[.D252]); &quot;Governance&quot;; IF(COUNTIF([$Incorrect.$A$1:.$A$1048576];[.D252]); &quot;Incorrect&quot;; IF(COUNTIF([$Politicians.$A$1:.$A$1048576];[.D252]); &quot;Politician&quot;; IF(COUNTIF([$Journalists.$A$1:.$A$1048576];[.D252]); &quot;Journalist&quot;; &quot;&quot;))))))))">
            <text:p/>
          </table:table-cell>
          <table:table-cell table:style-name="ce7" office:value-type="string" calcext:value-type="string">
            <text:p>albert</text:p>
          </table:table-cell>
          <table:table-cell table:style-name="ce12" table:content-validation-name="val1" table:formula="of:=IF(COUNTIF([$Elected.$A$1:.$A$1048576];[.F252]); &quot;Elected&quot;; IF(COUNTIF([$Parties.$A$1:.$A$1048576];[.F252]); &quot;Party&quot;; IF(COUNTIF([$Locations.$A$1:.$A$1048576];[.F252]); &quot;Location&quot;; IF(COUNTIF([$Contested.$A$1:.$A$1048576];[.F252]); &quot;Contested&quot;; IF(COUNTIF([$Governance.$A$1:.$A$1048576];[.F252]); &quot;Governance&quot;; IF(COUNTIF([$Incorrect.$A$1:.$A$1048576];[.F252]); &quot;Incorrect&quot;; IF(COUNTIF([$Politicians.$A$1:.$A$1048576];[.F252]); &quot;Politician&quot;; IF(COUNTIF([$Journalists.$A$1:.$A$1048576];[.F25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2]); &quot;Elected&quot;; IF(COUNTIF([$Parties.$A$1:.$A$1048576];[.H252]); &quot;Party&quot;; IF(COUNTIF([$Locations.$A$1:.$A$1048576];[.H252]); &quot;Location&quot;; IF(COUNTIF([$Contested.$A$1:.$A$1048576];[.H252]); &quot;Contested&quot;; IF(COUNTIF([$Governance.$A$1:.$A$1048576];[.H252]); &quot;Governance&quot;; IF(COUNTIF([$Incorrect.$A$1:.$A$1048576];[.H252]); &quot;Incorrect&quot;; IF(COUNTIF([$Politicians.$A$1:.$A$1048576];[.H252]); &quot;Politician&quot;; IF(COUNTIF([$Journalists.$A$1:.$A$1048576];[.H2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4" calcext:value-type="float">
            <text:p>244</text:p>
          </table:table-cell>
          <table:table-cell table:style-name="ce7" office:value-type="string" calcext:value-type="string">
            <text:p>Karen Vecchio</text:p>
          </table:table-cell>
          <table:table-cell table:style-name="ce12" table:content-validation-name="val1" table:formula="of:=IF(COUNTIF([$Elected.$A$1:.$A$1048576];[.B253]); &quot;Elected&quot;; IF(COUNTIF([$Parties.$A$1:.$A$1048576];[.B253]); &quot;Party&quot;; IF(COUNTIF([$Locations.$A$1:.$A$1048576];[.B253]); &quot;Location&quot;; IF(COUNTIF([$Contested.$A$1:.$A$1048576];[.B253]); &quot;Contested&quot;; IF(COUNTIF([$Governance.$A$1:.$A$1048576];[.B253]); &quot;Governance&quot;; IF(COUNTIF([$Incorrect.$A$1:.$A$1048576];[.B253]); &quot;Incorrect&quot;; IF(COUNTIF([$Politicians.$A$1:.$A$1048576];[.B253]); &quot;Politician&quot;; IF(COUNTIF([$Journalists.$A$1:.$A$1048576];[.B25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3]); &quot;Elected&quot;; IF(COUNTIF([$Parties.$A$1:.$A$1048576];[.D253]); &quot;Party&quot;; IF(COUNTIF([$Locations.$A$1:.$A$1048576];[.D253]); &quot;Location&quot;; IF(COUNTIF([$Contested.$A$1:.$A$1048576];[.D253]); &quot;Contested&quot;; IF(COUNTIF([$Governance.$A$1:.$A$1048576];[.D253]); &quot;Governance&quot;; IF(COUNTIF([$Incorrect.$A$1:.$A$1048576];[.D253]); &quot;Incorrect&quot;; IF(COUNTIF([$Politicians.$A$1:.$A$1048576];[.D253]); &quot;Politician&quot;; IF(COUNTIF([$Journalists.$A$1:.$A$1048576];[.D253]); &quot;Journalist&quot;; &quot;&quot;))))))))">
            <text:p/>
          </table:table-cell>
          <table:table-cell table:style-name="ce7" office:value-type="string" calcext:value-type="string">
            <text:p>frank</text:p>
          </table:table-cell>
          <table:table-cell table:style-name="ce12" table:content-validation-name="val1" table:formula="of:=IF(COUNTIF([$Elected.$A$1:.$A$1048576];[.F253]); &quot;Elected&quot;; IF(COUNTIF([$Parties.$A$1:.$A$1048576];[.F253]); &quot;Party&quot;; IF(COUNTIF([$Locations.$A$1:.$A$1048576];[.F253]); &quot;Location&quot;; IF(COUNTIF([$Contested.$A$1:.$A$1048576];[.F253]); &quot;Contested&quot;; IF(COUNTIF([$Governance.$A$1:.$A$1048576];[.F253]); &quot;Governance&quot;; IF(COUNTIF([$Incorrect.$A$1:.$A$1048576];[.F253]); &quot;Incorrect&quot;; IF(COUNTIF([$Politicians.$A$1:.$A$1048576];[.F253]); &quot;Politician&quot;; IF(COUNTIF([$Journalists.$A$1:.$A$1048576];[.F2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3]); &quot;Elected&quot;; IF(COUNTIF([$Parties.$A$1:.$A$1048576];[.H253]); &quot;Party&quot;; IF(COUNTIF([$Locations.$A$1:.$A$1048576];[.H253]); &quot;Location&quot;; IF(COUNTIF([$Contested.$A$1:.$A$1048576];[.H253]); &quot;Contested&quot;; IF(COUNTIF([$Governance.$A$1:.$A$1048576];[.H253]); &quot;Governance&quot;; IF(COUNTIF([$Incorrect.$A$1:.$A$1048576];[.H253]); &quot;Incorrect&quot;; IF(COUNTIF([$Politicians.$A$1:.$A$1048576];[.H253]); &quot;Politician&quot;; IF(COUNTIF([$Journalists.$A$1:.$A$1048576];[.H2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5" calcext:value-type="float">
            <text:p>245</text:p>
          </table:table-cell>
          <table:table-cell table:style-name="ce7" office:value-type="string" calcext:value-type="string">
            <text:p>Ontario Liberal Party</text:p>
          </table:table-cell>
          <table:table-cell table:style-name="ce12" table:content-validation-name="val1" table:formula="of:=IF(COUNTIF([$Elected.$A$1:.$A$1048576];[.B254]); &quot;Elected&quot;; IF(COUNTIF([$Parties.$A$1:.$A$1048576];[.B254]); &quot;Party&quot;; IF(COUNTIF([$Locations.$A$1:.$A$1048576];[.B254]); &quot;Location&quot;; IF(COUNTIF([$Contested.$A$1:.$A$1048576];[.B254]); &quot;Contested&quot;; IF(COUNTIF([$Governance.$A$1:.$A$1048576];[.B254]); &quot;Governance&quot;; IF(COUNTIF([$Incorrect.$A$1:.$A$1048576];[.B254]); &quot;Incorrect&quot;; IF(COUNTIF([$Politicians.$A$1:.$A$1048576];[.B254]); &quot;Politician&quot;; IF(COUNTIF([$Journalists.$A$1:.$A$1048576];[.B2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54]); &quot;Elected&quot;; IF(COUNTIF([$Parties.$A$1:.$A$1048576];[.D254]); &quot;Party&quot;; IF(COUNTIF([$Locations.$A$1:.$A$1048576];[.D254]); &quot;Location&quot;; IF(COUNTIF([$Contested.$A$1:.$A$1048576];[.D254]); &quot;Contested&quot;; IF(COUNTIF([$Governance.$A$1:.$A$1048576];[.D254]); &quot;Governance&quot;; IF(COUNTIF([$Incorrect.$A$1:.$A$1048576];[.D254]); &quot;Incorrect&quot;; IF(COUNTIF([$Politicians.$A$1:.$A$1048576];[.D254]); &quot;Politician&quot;; IF(COUNTIF([$Journalists.$A$1:.$A$1048576];[.D254]); &quot;Journalist&quot;; &quot;&quot;))))))))">
            <text:p/>
          </table:table-cell>
          <table:table-cell table:style-name="ce7" office:value-type="string" calcext:value-type="string">
            <text:p>mark</text:p>
          </table:table-cell>
          <table:table-cell table:style-name="ce12" table:content-validation-name="val1" table:formula="of:=IF(COUNTIF([$Elected.$A$1:.$A$1048576];[.F254]); &quot;Elected&quot;; IF(COUNTIF([$Parties.$A$1:.$A$1048576];[.F254]); &quot;Party&quot;; IF(COUNTIF([$Locations.$A$1:.$A$1048576];[.F254]); &quot;Location&quot;; IF(COUNTIF([$Contested.$A$1:.$A$1048576];[.F254]); &quot;Contested&quot;; IF(COUNTIF([$Governance.$A$1:.$A$1048576];[.F254]); &quot;Governance&quot;; IF(COUNTIF([$Incorrect.$A$1:.$A$1048576];[.F254]); &quot;Incorrect&quot;; IF(COUNTIF([$Politicians.$A$1:.$A$1048576];[.F254]); &quot;Politician&quot;; IF(COUNTIF([$Journalists.$A$1:.$A$1048576];[.F2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4]); &quot;Elected&quot;; IF(COUNTIF([$Parties.$A$1:.$A$1048576];[.H254]); &quot;Party&quot;; IF(COUNTIF([$Locations.$A$1:.$A$1048576];[.H254]); &quot;Location&quot;; IF(COUNTIF([$Contested.$A$1:.$A$1048576];[.H254]); &quot;Contested&quot;; IF(COUNTIF([$Governance.$A$1:.$A$1048576];[.H254]); &quot;Governance&quot;; IF(COUNTIF([$Incorrect.$A$1:.$A$1048576];[.H254]); &quot;Incorrect&quot;; IF(COUNTIF([$Politicians.$A$1:.$A$1048576];[.H254]); &quot;Politician&quot;; IF(COUNTIF([$Journalists.$A$1:.$A$1048576];[.H2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6" calcext:value-type="float">
            <text:p>246</text:p>
          </table:table-cell>
          <table:table-cell table:style-name="ce7" office:value-type="string" calcext:value-type="string">
            <text:p>Kelly McCauley</text:p>
          </table:table-cell>
          <table:table-cell table:style-name="ce12" table:content-validation-name="val1" table:formula="of:=IF(COUNTIF([$Elected.$A$1:.$A$1048576];[.B255]); &quot;Elected&quot;; IF(COUNTIF([$Parties.$A$1:.$A$1048576];[.B255]); &quot;Party&quot;; IF(COUNTIF([$Locations.$A$1:.$A$1048576];[.B255]); &quot;Location&quot;; IF(COUNTIF([$Contested.$A$1:.$A$1048576];[.B255]); &quot;Contested&quot;; IF(COUNTIF([$Governance.$A$1:.$A$1048576];[.B255]); &quot;Governance&quot;; IF(COUNTIF([$Incorrect.$A$1:.$A$1048576];[.B255]); &quot;Incorrect&quot;; IF(COUNTIF([$Politicians.$A$1:.$A$1048576];[.B255]); &quot;Politician&quot;; IF(COUNTIF([$Journalists.$A$1:.$A$1048576];[.B25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5]); &quot;Elected&quot;; IF(COUNTIF([$Parties.$A$1:.$A$1048576];[.D255]); &quot;Party&quot;; IF(COUNTIF([$Locations.$A$1:.$A$1048576];[.D255]); &quot;Location&quot;; IF(COUNTIF([$Contested.$A$1:.$A$1048576];[.D255]); &quot;Contested&quot;; IF(COUNTIF([$Governance.$A$1:.$A$1048576];[.D255]); &quot;Governance&quot;; IF(COUNTIF([$Incorrect.$A$1:.$A$1048576];[.D255]); &quot;Incorrect&quot;; IF(COUNTIF([$Politicians.$A$1:.$A$1048576];[.D255]); &quot;Politician&quot;; IF(COUNTIF([$Journalists.$A$1:.$A$1048576];[.D255]); &quot;Journalist&quot;; &quot;&quot;))))))))">
            <text:p/>
          </table:table-cell>
          <table:table-cell table:style-name="ce7" office:value-type="string" calcext:value-type="string">
            <text:p>palestine</text:p>
          </table:table-cell>
          <table:table-cell table:style-name="ce12" table:content-validation-name="val1" table:formula="of:=IF(COUNTIF([$Elected.$A$1:.$A$1048576];[.F255]); &quot;Elected&quot;; IF(COUNTIF([$Parties.$A$1:.$A$1048576];[.F255]); &quot;Party&quot;; IF(COUNTIF([$Locations.$A$1:.$A$1048576];[.F255]); &quot;Location&quot;; IF(COUNTIF([$Contested.$A$1:.$A$1048576];[.F255]); &quot;Contested&quot;; IF(COUNTIF([$Governance.$A$1:.$A$1048576];[.F255]); &quot;Governance&quot;; IF(COUNTIF([$Incorrect.$A$1:.$A$1048576];[.F255]); &quot;Incorrect&quot;; IF(COUNTIF([$Politicians.$A$1:.$A$1048576];[.F255]); &quot;Politician&quot;; IF(COUNTIF([$Journalists.$A$1:.$A$1048576];[.F25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5]); &quot;Elected&quot;; IF(COUNTIF([$Parties.$A$1:.$A$1048576];[.H255]); &quot;Party&quot;; IF(COUNTIF([$Locations.$A$1:.$A$1048576];[.H255]); &quot;Location&quot;; IF(COUNTIF([$Contested.$A$1:.$A$1048576];[.H255]); &quot;Contested&quot;; IF(COUNTIF([$Governance.$A$1:.$A$1048576];[.H255]); &quot;Governance&quot;; IF(COUNTIF([$Incorrect.$A$1:.$A$1048576];[.H255]); &quot;Incorrect&quot;; IF(COUNTIF([$Politicians.$A$1:.$A$1048576];[.H255]); &quot;Politician&quot;; IF(COUNTIF([$Journalists.$A$1:.$A$1048576];[.H2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7" calcext:value-type="float">
            <text:p>247</text:p>
          </table:table-cell>
          <table:table-cell table:style-name="ce7" office:value-type="string" calcext:value-type="string">
            <text:p>Stephanie Kusie</text:p>
          </table:table-cell>
          <table:table-cell table:style-name="ce12" table:content-validation-name="val1" table:formula="of:=IF(COUNTIF([$Elected.$A$1:.$A$1048576];[.B256]); &quot;Elected&quot;; IF(COUNTIF([$Parties.$A$1:.$A$1048576];[.B256]); &quot;Party&quot;; IF(COUNTIF([$Locations.$A$1:.$A$1048576];[.B256]); &quot;Location&quot;; IF(COUNTIF([$Contested.$A$1:.$A$1048576];[.B256]); &quot;Contested&quot;; IF(COUNTIF([$Governance.$A$1:.$A$1048576];[.B256]); &quot;Governance&quot;; IF(COUNTIF([$Incorrect.$A$1:.$A$1048576];[.B256]); &quot;Incorrect&quot;; IF(COUNTIF([$Politicians.$A$1:.$A$1048576];[.B256]); &quot;Politician&quot;; IF(COUNTIF([$Journalists.$A$1:.$A$1048576];[.B25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6]); &quot;Elected&quot;; IF(COUNTIF([$Parties.$A$1:.$A$1048576];[.D256]); &quot;Party&quot;; IF(COUNTIF([$Locations.$A$1:.$A$1048576];[.D256]); &quot;Location&quot;; IF(COUNTIF([$Contested.$A$1:.$A$1048576];[.D256]); &quot;Contested&quot;; IF(COUNTIF([$Governance.$A$1:.$A$1048576];[.D256]); &quot;Governance&quot;; IF(COUNTIF([$Incorrect.$A$1:.$A$1048576];[.D256]); &quot;Incorrect&quot;; IF(COUNTIF([$Politicians.$A$1:.$A$1048576];[.D256]); &quot;Politician&quot;; IF(COUNTIF([$Journalists.$A$1:.$A$1048576];[.D256]); &quot;Journalist&quot;; &quot;&quot;))))))))">
            <text:p/>
          </table:table-cell>
          <table:table-cell table:style-name="ce7" office:value-type="string" calcext:value-type="string">
            <text:p>dr. leslyn lewis</text:p>
          </table:table-cell>
          <table:table-cell table:style-name="ce12" table:content-validation-name="val1" table:formula="of:=IF(COUNTIF([$Elected.$A$1:.$A$1048576];[.F256]); &quot;Elected&quot;; IF(COUNTIF([$Parties.$A$1:.$A$1048576];[.F256]); &quot;Party&quot;; IF(COUNTIF([$Locations.$A$1:.$A$1048576];[.F256]); &quot;Location&quot;; IF(COUNTIF([$Contested.$A$1:.$A$1048576];[.F256]); &quot;Contested&quot;; IF(COUNTIF([$Governance.$A$1:.$A$1048576];[.F256]); &quot;Governance&quot;; IF(COUNTIF([$Incorrect.$A$1:.$A$1048576];[.F256]); &quot;Incorrect&quot;; IF(COUNTIF([$Politicians.$A$1:.$A$1048576];[.F256]); &quot;Politician&quot;; IF(COUNTIF([$Journalists.$A$1:.$A$1048576];[.F25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56]); &quot;Elected&quot;; IF(COUNTIF([$Parties.$A$1:.$A$1048576];[.H256]); &quot;Party&quot;; IF(COUNTIF([$Locations.$A$1:.$A$1048576];[.H256]); &quot;Location&quot;; IF(COUNTIF([$Contested.$A$1:.$A$1048576];[.H256]); &quot;Contested&quot;; IF(COUNTIF([$Governance.$A$1:.$A$1048576];[.H256]); &quot;Governance&quot;; IF(COUNTIF([$Incorrect.$A$1:.$A$1048576];[.H256]); &quot;Incorrect&quot;; IF(COUNTIF([$Politicians.$A$1:.$A$1048576];[.H256]); &quot;Politician&quot;; IF(COUNTIF([$Journalists.$A$1:.$A$1048576];[.H2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8" calcext:value-type="float">
            <text:p>248</text:p>
          </table:table-cell>
          <table:table-cell table:style-name="ce7" office:value-type="string" calcext:value-type="string">
            <text:p>Kevin Waugh</text:p>
          </table:table-cell>
          <table:table-cell table:style-name="ce12" table:content-validation-name="val1" table:formula="of:=IF(COUNTIF([$Elected.$A$1:.$A$1048576];[.B257]); &quot;Elected&quot;; IF(COUNTIF([$Parties.$A$1:.$A$1048576];[.B257]); &quot;Party&quot;; IF(COUNTIF([$Locations.$A$1:.$A$1048576];[.B257]); &quot;Location&quot;; IF(COUNTIF([$Contested.$A$1:.$A$1048576];[.B257]); &quot;Contested&quot;; IF(COUNTIF([$Governance.$A$1:.$A$1048576];[.B257]); &quot;Governance&quot;; IF(COUNTIF([$Incorrect.$A$1:.$A$1048576];[.B257]); &quot;Incorrect&quot;; IF(COUNTIF([$Politicians.$A$1:.$A$1048576];[.B257]); &quot;Politician&quot;; IF(COUNTIF([$Journalists.$A$1:.$A$1048576];[.B25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7]); &quot;Elected&quot;; IF(COUNTIF([$Parties.$A$1:.$A$1048576];[.D257]); &quot;Party&quot;; IF(COUNTIF([$Locations.$A$1:.$A$1048576];[.D257]); &quot;Location&quot;; IF(COUNTIF([$Contested.$A$1:.$A$1048576];[.D257]); &quot;Contested&quot;; IF(COUNTIF([$Governance.$A$1:.$A$1048576];[.D257]); &quot;Governance&quot;; IF(COUNTIF([$Incorrect.$A$1:.$A$1048576];[.D257]); &quot;Incorrect&quot;; IF(COUNTIF([$Politicians.$A$1:.$A$1048576];[.D257]); &quot;Politician&quot;; IF(COUNTIF([$Journalists.$A$1:.$A$1048576];[.D257]); &quot;Journalist&quot;; &quot;&quot;))))))))">
            <text:p/>
          </table:table-cell>
          <table:table-cell table:style-name="ce7" office:value-type="string" calcext:value-type="string">
            <text:p>mike</text:p>
          </table:table-cell>
          <table:table-cell table:style-name="ce12" table:content-validation-name="val1" table:formula="of:=IF(COUNTIF([$Elected.$A$1:.$A$1048576];[.F257]); &quot;Elected&quot;; IF(COUNTIF([$Parties.$A$1:.$A$1048576];[.F257]); &quot;Party&quot;; IF(COUNTIF([$Locations.$A$1:.$A$1048576];[.F257]); &quot;Location&quot;; IF(COUNTIF([$Contested.$A$1:.$A$1048576];[.F257]); &quot;Contested&quot;; IF(COUNTIF([$Governance.$A$1:.$A$1048576];[.F257]); &quot;Governance&quot;; IF(COUNTIF([$Incorrect.$A$1:.$A$1048576];[.F257]); &quot;Incorrect&quot;; IF(COUNTIF([$Politicians.$A$1:.$A$1048576];[.F257]); &quot;Politician&quot;; IF(COUNTIF([$Journalists.$A$1:.$A$1048576];[.F25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7]); &quot;Elected&quot;; IF(COUNTIF([$Parties.$A$1:.$A$1048576];[.H257]); &quot;Party&quot;; IF(COUNTIF([$Locations.$A$1:.$A$1048576];[.H257]); &quot;Location&quot;; IF(COUNTIF([$Contested.$A$1:.$A$1048576];[.H257]); &quot;Contested&quot;; IF(COUNTIF([$Governance.$A$1:.$A$1048576];[.H257]); &quot;Governance&quot;; IF(COUNTIF([$Incorrect.$A$1:.$A$1048576];[.H257]); &quot;Incorrect&quot;; IF(COUNTIF([$Politicians.$A$1:.$A$1048576];[.H257]); &quot;Politician&quot;; IF(COUNTIF([$Journalists.$A$1:.$A$1048576];[.H2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49" calcext:value-type="float">
            <text:p>249</text:p>
          </table:table-cell>
          <table:table-cell table:style-name="ce7" office:value-type="string" calcext:value-type="string">
            <text:p>Taleeb Noormohamed</text:p>
          </table:table-cell>
          <table:table-cell table:style-name="ce12" table:content-validation-name="val1" table:formula="of:=IF(COUNTIF([$Elected.$A$1:.$A$1048576];[.B258]); &quot;Elected&quot;; IF(COUNTIF([$Parties.$A$1:.$A$1048576];[.B258]); &quot;Party&quot;; IF(COUNTIF([$Locations.$A$1:.$A$1048576];[.B258]); &quot;Location&quot;; IF(COUNTIF([$Contested.$A$1:.$A$1048576];[.B258]); &quot;Contested&quot;; IF(COUNTIF([$Governance.$A$1:.$A$1048576];[.B258]); &quot;Governance&quot;; IF(COUNTIF([$Incorrect.$A$1:.$A$1048576];[.B258]); &quot;Incorrect&quot;; IF(COUNTIF([$Politicians.$A$1:.$A$1048576];[.B258]); &quot;Politician&quot;; IF(COUNTIF([$Journalists.$A$1:.$A$1048576];[.B25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8]); &quot;Elected&quot;; IF(COUNTIF([$Parties.$A$1:.$A$1048576];[.D258]); &quot;Party&quot;; IF(COUNTIF([$Locations.$A$1:.$A$1048576];[.D258]); &quot;Location&quot;; IF(COUNTIF([$Contested.$A$1:.$A$1048576];[.D258]); &quot;Contested&quot;; IF(COUNTIF([$Governance.$A$1:.$A$1048576];[.D258]); &quot;Governance&quot;; IF(COUNTIF([$Incorrect.$A$1:.$A$1048576];[.D258]); &quot;Incorrect&quot;; IF(COUNTIF([$Politicians.$A$1:.$A$1048576];[.D258]); &quot;Politician&quot;; IF(COUNTIF([$Journalists.$A$1:.$A$1048576];[.D258]); &quot;Journalist&quot;; &quot;&quot;))))))))">
            <text:p/>
          </table:table-cell>
          <table:table-cell table:style-name="ce7" office:value-type="string" calcext:value-type="string">
            <text:p>burnaby</text:p>
          </table:table-cell>
          <table:table-cell table:style-name="ce12" table:content-validation-name="val1" table:formula="of:=IF(COUNTIF([$Elected.$A$1:.$A$1048576];[.F258]); &quot;Elected&quot;; IF(COUNTIF([$Parties.$A$1:.$A$1048576];[.F258]); &quot;Party&quot;; IF(COUNTIF([$Locations.$A$1:.$A$1048576];[.F258]); &quot;Location&quot;; IF(COUNTIF([$Contested.$A$1:.$A$1048576];[.F258]); &quot;Contested&quot;; IF(COUNTIF([$Governance.$A$1:.$A$1048576];[.F258]); &quot;Governance&quot;; IF(COUNTIF([$Incorrect.$A$1:.$A$1048576];[.F258]); &quot;Incorrect&quot;; IF(COUNTIF([$Politicians.$A$1:.$A$1048576];[.F258]); &quot;Politician&quot;; IF(COUNTIF([$Journalists.$A$1:.$A$1048576];[.F25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8]); &quot;Elected&quot;; IF(COUNTIF([$Parties.$A$1:.$A$1048576];[.H258]); &quot;Party&quot;; IF(COUNTIF([$Locations.$A$1:.$A$1048576];[.H258]); &quot;Location&quot;; IF(COUNTIF([$Contested.$A$1:.$A$1048576];[.H258]); &quot;Contested&quot;; IF(COUNTIF([$Governance.$A$1:.$A$1048576];[.H258]); &quot;Governance&quot;; IF(COUNTIF([$Incorrect.$A$1:.$A$1048576];[.H258]); &quot;Incorrect&quot;; IF(COUNTIF([$Politicians.$A$1:.$A$1048576];[.H258]); &quot;Politician&quot;; IF(COUNTIF([$Journalists.$A$1:.$A$1048576];[.H2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0" calcext:value-type="float">
            <text:p>250</text:p>
          </table:table-cell>
          <table:table-cell table:style-name="ce7" office:value-type="string" calcext:value-type="string">
            <text:p>Ed Fast</text:p>
          </table:table-cell>
          <table:table-cell table:style-name="ce12" table:content-validation-name="val1" table:formula="of:=IF(COUNTIF([$Elected.$A$1:.$A$1048576];[.B259]); &quot;Elected&quot;; IF(COUNTIF([$Parties.$A$1:.$A$1048576];[.B259]); &quot;Party&quot;; IF(COUNTIF([$Locations.$A$1:.$A$1048576];[.B259]); &quot;Location&quot;; IF(COUNTIF([$Contested.$A$1:.$A$1048576];[.B259]); &quot;Contested&quot;; IF(COUNTIF([$Governance.$A$1:.$A$1048576];[.B259]); &quot;Governance&quot;; IF(COUNTIF([$Incorrect.$A$1:.$A$1048576];[.B259]); &quot;Incorrect&quot;; IF(COUNTIF([$Politicians.$A$1:.$A$1048576];[.B259]); &quot;Politician&quot;; IF(COUNTIF([$Journalists.$A$1:.$A$1048576];[.B25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9]); &quot;Elected&quot;; IF(COUNTIF([$Parties.$A$1:.$A$1048576];[.D259]); &quot;Party&quot;; IF(COUNTIF([$Locations.$A$1:.$A$1048576];[.D259]); &quot;Location&quot;; IF(COUNTIF([$Contested.$A$1:.$A$1048576];[.D259]); &quot;Contested&quot;; IF(COUNTIF([$Governance.$A$1:.$A$1048576];[.D259]); &quot;Governance&quot;; IF(COUNTIF([$Incorrect.$A$1:.$A$1048576];[.D259]); &quot;Incorrect&quot;; IF(COUNTIF([$Politicians.$A$1:.$A$1048576];[.D259]); &quot;Politician&quot;; IF(COUNTIF([$Journalists.$A$1:.$A$1048576];[.D259]); &quot;Journalist&quot;; &quot;&quot;))))))))">
            <text:p/>
          </table:table-cell>
          <table:table-cell table:style-name="ce7" office:value-type="string" calcext:value-type="string">
            <text:p>strathcona</text:p>
          </table:table-cell>
          <table:table-cell table:style-name="ce12" table:content-validation-name="val1" table:formula="of:=IF(COUNTIF([$Elected.$A$1:.$A$1048576];[.F259]); &quot;Elected&quot;; IF(COUNTIF([$Parties.$A$1:.$A$1048576];[.F259]); &quot;Party&quot;; IF(COUNTIF([$Locations.$A$1:.$A$1048576];[.F259]); &quot;Location&quot;; IF(COUNTIF([$Contested.$A$1:.$A$1048576];[.F259]); &quot;Contested&quot;; IF(COUNTIF([$Governance.$A$1:.$A$1048576];[.F259]); &quot;Governance&quot;; IF(COUNTIF([$Incorrect.$A$1:.$A$1048576];[.F259]); &quot;Incorrect&quot;; IF(COUNTIF([$Politicians.$A$1:.$A$1048576];[.F259]); &quot;Politician&quot;; IF(COUNTIF([$Journalists.$A$1:.$A$1048576];[.F25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9]); &quot;Elected&quot;; IF(COUNTIF([$Parties.$A$1:.$A$1048576];[.H259]); &quot;Party&quot;; IF(COUNTIF([$Locations.$A$1:.$A$1048576];[.H259]); &quot;Location&quot;; IF(COUNTIF([$Contested.$A$1:.$A$1048576];[.H259]); &quot;Contested&quot;; IF(COUNTIF([$Governance.$A$1:.$A$1048576];[.H259]); &quot;Governance&quot;; IF(COUNTIF([$Incorrect.$A$1:.$A$1048576];[.H259]); &quot;Incorrect&quot;; IF(COUNTIF([$Politicians.$A$1:.$A$1048576];[.H259]); &quot;Politician&quot;; IF(COUNTIF([$Journalists.$A$1:.$A$1048576];[.H2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1" calcext:value-type="float">
            <text:p>251</text:p>
          </table:table-cell>
          <table:table-cell table:style-name="ce7" office:value-type="string" calcext:value-type="string">
            <text:p>Patty Hajdu</text:p>
          </table:table-cell>
          <table:table-cell table:style-name="ce12" table:content-validation-name="val1" table:formula="of:=IF(COUNTIF([$Elected.$A$1:.$A$1048576];[.B260]); &quot;Elected&quot;; IF(COUNTIF([$Parties.$A$1:.$A$1048576];[.B260]); &quot;Party&quot;; IF(COUNTIF([$Locations.$A$1:.$A$1048576];[.B260]); &quot;Location&quot;; IF(COUNTIF([$Contested.$A$1:.$A$1048576];[.B260]); &quot;Contested&quot;; IF(COUNTIF([$Governance.$A$1:.$A$1048576];[.B260]); &quot;Governance&quot;; IF(COUNTIF([$Incorrect.$A$1:.$A$1048576];[.B260]); &quot;Incorrect&quot;; IF(COUNTIF([$Politicians.$A$1:.$A$1048576];[.B260]); &quot;Politician&quot;; IF(COUNTIF([$Journalists.$A$1:.$A$1048576];[.B26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0]); &quot;Elected&quot;; IF(COUNTIF([$Parties.$A$1:.$A$1048576];[.D260]); &quot;Party&quot;; IF(COUNTIF([$Locations.$A$1:.$A$1048576];[.D260]); &quot;Location&quot;; IF(COUNTIF([$Contested.$A$1:.$A$1048576];[.D260]); &quot;Contested&quot;; IF(COUNTIF([$Governance.$A$1:.$A$1048576];[.D260]); &quot;Governance&quot;; IF(COUNTIF([$Incorrect.$A$1:.$A$1048576];[.D260]); &quot;Incorrect&quot;; IF(COUNTIF([$Politicians.$A$1:.$A$1048576];[.D260]); &quot;Politician&quot;; IF(COUNTIF([$Journalists.$A$1:.$A$1048576];[.D260]); &quot;Journalist&quot;; &quot;&quot;))))))))">
            <text:p/>
          </table:table-cell>
          <table:table-cell table:style-name="ce7" office:value-type="string" calcext:value-type="string">
            <text:p>randy</text:p>
          </table:table-cell>
          <table:table-cell table:style-name="ce12" table:content-validation-name="val1" table:formula="of:=IF(COUNTIF([$Elected.$A$1:.$A$1048576];[.F260]); &quot;Elected&quot;; IF(COUNTIF([$Parties.$A$1:.$A$1048576];[.F260]); &quot;Party&quot;; IF(COUNTIF([$Locations.$A$1:.$A$1048576];[.F260]); &quot;Location&quot;; IF(COUNTIF([$Contested.$A$1:.$A$1048576];[.F260]); &quot;Contested&quot;; IF(COUNTIF([$Governance.$A$1:.$A$1048576];[.F260]); &quot;Governance&quot;; IF(COUNTIF([$Incorrect.$A$1:.$A$1048576];[.F260]); &quot;Incorrect&quot;; IF(COUNTIF([$Politicians.$A$1:.$A$1048576];[.F260]); &quot;Politician&quot;; IF(COUNTIF([$Journalists.$A$1:.$A$1048576];[.F2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60]); &quot;Elected&quot;; IF(COUNTIF([$Parties.$A$1:.$A$1048576];[.H260]); &quot;Party&quot;; IF(COUNTIF([$Locations.$A$1:.$A$1048576];[.H260]); &quot;Location&quot;; IF(COUNTIF([$Contested.$A$1:.$A$1048576];[.H260]); &quot;Contested&quot;; IF(COUNTIF([$Governance.$A$1:.$A$1048576];[.H260]); &quot;Governance&quot;; IF(COUNTIF([$Incorrect.$A$1:.$A$1048576];[.H260]); &quot;Incorrect&quot;; IF(COUNTIF([$Politicians.$A$1:.$A$1048576];[.H260]); &quot;Politician&quot;; IF(COUNTIF([$Journalists.$A$1:.$A$1048576];[.H2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2" calcext:value-type="float">
            <text:p>252</text:p>
          </table:table-cell>
          <table:table-cell table:style-name="ce7" office:value-type="string" calcext:value-type="string">
            <text:p>Randy Boissonnault</text:p>
          </table:table-cell>
          <table:table-cell table:style-name="ce12" table:content-validation-name="val1" table:formula="of:=IF(COUNTIF([$Elected.$A$1:.$A$1048576];[.B261]); &quot;Elected&quot;; IF(COUNTIF([$Parties.$A$1:.$A$1048576];[.B261]); &quot;Party&quot;; IF(COUNTIF([$Locations.$A$1:.$A$1048576];[.B261]); &quot;Location&quot;; IF(COUNTIF([$Contested.$A$1:.$A$1048576];[.B261]); &quot;Contested&quot;; IF(COUNTIF([$Governance.$A$1:.$A$1048576];[.B261]); &quot;Governance&quot;; IF(COUNTIF([$Incorrect.$A$1:.$A$1048576];[.B261]); &quot;Incorrect&quot;; IF(COUNTIF([$Politicians.$A$1:.$A$1048576];[.B261]); &quot;Politician&quot;; IF(COUNTIF([$Journalists.$A$1:.$A$1048576];[.B26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1]); &quot;Elected&quot;; IF(COUNTIF([$Parties.$A$1:.$A$1048576];[.D261]); &quot;Party&quot;; IF(COUNTIF([$Locations.$A$1:.$A$1048576];[.D261]); &quot;Location&quot;; IF(COUNTIF([$Contested.$A$1:.$A$1048576];[.D261]); &quot;Contested&quot;; IF(COUNTIF([$Governance.$A$1:.$A$1048576];[.D261]); &quot;Governance&quot;; IF(COUNTIF([$Incorrect.$A$1:.$A$1048576];[.D261]); &quot;Incorrect&quot;; IF(COUNTIF([$Politicians.$A$1:.$A$1048576];[.D261]); &quot;Politician&quot;; IF(COUNTIF([$Journalists.$A$1:.$A$1048576];[.D261]); &quot;Journalist&quot;; &quot;&quot;))))))))">
            <text:p/>
          </table:table-cell>
          <table:table-cell table:style-name="ce7" office:value-type="string" calcext:value-type="string">
            <text:p>john horgan</text:p>
          </table:table-cell>
          <table:table-cell table:style-name="ce12" table:content-validation-name="val1" table:formula="of:=IF(COUNTIF([$Elected.$A$1:.$A$1048576];[.F261]); &quot;Elected&quot;; IF(COUNTIF([$Parties.$A$1:.$A$1048576];[.F261]); &quot;Party&quot;; IF(COUNTIF([$Locations.$A$1:.$A$1048576];[.F261]); &quot;Location&quot;; IF(COUNTIF([$Contested.$A$1:.$A$1048576];[.F261]); &quot;Contested&quot;; IF(COUNTIF([$Governance.$A$1:.$A$1048576];[.F261]); &quot;Governance&quot;; IF(COUNTIF([$Incorrect.$A$1:.$A$1048576];[.F261]); &quot;Incorrect&quot;; IF(COUNTIF([$Politicians.$A$1:.$A$1048576];[.F261]); &quot;Politician&quot;; IF(COUNTIF([$Journalists.$A$1:.$A$1048576];[.F261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1]); &quot;Elected&quot;; IF(COUNTIF([$Parties.$A$1:.$A$1048576];[.H261]); &quot;Party&quot;; IF(COUNTIF([$Locations.$A$1:.$A$1048576];[.H261]); &quot;Location&quot;; IF(COUNTIF([$Contested.$A$1:.$A$1048576];[.H261]); &quot;Contested&quot;; IF(COUNTIF([$Governance.$A$1:.$A$1048576];[.H261]); &quot;Governance&quot;; IF(COUNTIF([$Incorrect.$A$1:.$A$1048576];[.H261]); &quot;Incorrect&quot;; IF(COUNTIF([$Politicians.$A$1:.$A$1048576];[.H261]); &quot;Politician&quot;; IF(COUNTIF([$Journalists.$A$1:.$A$1048576];[.H2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3" calcext:value-type="float">
            <text:p>253</text:p>
          </table:table-cell>
          <table:table-cell table:style-name="ce7" office:value-type="string" calcext:value-type="string">
            <text:p>Sean Fraser (politician)</text:p>
          </table:table-cell>
          <table:table-cell table:style-name="ce12" table:content-validation-name="val1" table:formula="of:=IF(COUNTIF([$Elected.$A$1:.$A$1048576];[.B262]); &quot;Elected&quot;; IF(COUNTIF([$Parties.$A$1:.$A$1048576];[.B262]); &quot;Party&quot;; IF(COUNTIF([$Locations.$A$1:.$A$1048576];[.B262]); &quot;Location&quot;; IF(COUNTIF([$Contested.$A$1:.$A$1048576];[.B262]); &quot;Contested&quot;; IF(COUNTIF([$Governance.$A$1:.$A$1048576];[.B262]); &quot;Governance&quot;; IF(COUNTIF([$Incorrect.$A$1:.$A$1048576];[.B262]); &quot;Incorrect&quot;; IF(COUNTIF([$Politicians.$A$1:.$A$1048576];[.B262]); &quot;Politician&quot;; IF(COUNTIF([$Journalists.$A$1:.$A$1048576];[.B26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2]); &quot;Elected&quot;; IF(COUNTIF([$Parties.$A$1:.$A$1048576];[.D262]); &quot;Party&quot;; IF(COUNTIF([$Locations.$A$1:.$A$1048576];[.D262]); &quot;Location&quot;; IF(COUNTIF([$Contested.$A$1:.$A$1048576];[.D262]); &quot;Contested&quot;; IF(COUNTIF([$Governance.$A$1:.$A$1048576];[.D262]); &quot;Governance&quot;; IF(COUNTIF([$Incorrect.$A$1:.$A$1048576];[.D262]); &quot;Incorrect&quot;; IF(COUNTIF([$Politicians.$A$1:.$A$1048576];[.D262]); &quot;Politician&quot;; IF(COUNTIF([$Journalists.$A$1:.$A$1048576];[.D262]); &quot;Journalist&quot;; &quot;&quot;))))))))">
            <text:p/>
          </table:table-cell>
          <table:table-cell table:style-name="ce7" office:value-type="string" calcext:value-type="string">
            <text:p>jack layton</text:p>
          </table:table-cell>
          <table:table-cell table:style-name="ce12" table:content-validation-name="val1" table:formula="of:=IF(COUNTIF([$Elected.$A$1:.$A$1048576];[.F262]); &quot;Elected&quot;; IF(COUNTIF([$Parties.$A$1:.$A$1048576];[.F262]); &quot;Party&quot;; IF(COUNTIF([$Locations.$A$1:.$A$1048576];[.F262]); &quot;Location&quot;; IF(COUNTIF([$Contested.$A$1:.$A$1048576];[.F262]); &quot;Contested&quot;; IF(COUNTIF([$Governance.$A$1:.$A$1048576];[.F262]); &quot;Governance&quot;; IF(COUNTIF([$Incorrect.$A$1:.$A$1048576];[.F262]); &quot;Incorrect&quot;; IF(COUNTIF([$Politicians.$A$1:.$A$1048576];[.F262]); &quot;Politician&quot;; IF(COUNTIF([$Journalists.$A$1:.$A$1048576];[.F26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2]); &quot;Elected&quot;; IF(COUNTIF([$Parties.$A$1:.$A$1048576];[.H262]); &quot;Party&quot;; IF(COUNTIF([$Locations.$A$1:.$A$1048576];[.H262]); &quot;Location&quot;; IF(COUNTIF([$Contested.$A$1:.$A$1048576];[.H262]); &quot;Contested&quot;; IF(COUNTIF([$Governance.$A$1:.$A$1048576];[.H262]); &quot;Governance&quot;; IF(COUNTIF([$Incorrect.$A$1:.$A$1048576];[.H262]); &quot;Incorrect&quot;; IF(COUNTIF([$Politicians.$A$1:.$A$1048576];[.H262]); &quot;Politician&quot;; IF(COUNTIF([$Journalists.$A$1:.$A$1048576];[.H2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4" calcext:value-type="float">
            <text:p>254</text:p>
          </table:table-cell>
          <table:table-cell table:style-name="ce7" office:value-type="string" calcext:value-type="string">
            <text:p>Filomena Tassi</text:p>
          </table:table-cell>
          <table:table-cell table:style-name="ce12" table:content-validation-name="val1" table:formula="of:=IF(COUNTIF([$Elected.$A$1:.$A$1048576];[.B263]); &quot;Elected&quot;; IF(COUNTIF([$Parties.$A$1:.$A$1048576];[.B263]); &quot;Party&quot;; IF(COUNTIF([$Locations.$A$1:.$A$1048576];[.B263]); &quot;Location&quot;; IF(COUNTIF([$Contested.$A$1:.$A$1048576];[.B263]); &quot;Contested&quot;; IF(COUNTIF([$Governance.$A$1:.$A$1048576];[.B263]); &quot;Governance&quot;; IF(COUNTIF([$Incorrect.$A$1:.$A$1048576];[.B263]); &quot;Incorrect&quot;; IF(COUNTIF([$Politicians.$A$1:.$A$1048576];[.B263]); &quot;Politician&quot;; IF(COUNTIF([$Journalists.$A$1:.$A$1048576];[.B26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3]); &quot;Elected&quot;; IF(COUNTIF([$Parties.$A$1:.$A$1048576];[.D263]); &quot;Party&quot;; IF(COUNTIF([$Locations.$A$1:.$A$1048576];[.D263]); &quot;Location&quot;; IF(COUNTIF([$Contested.$A$1:.$A$1048576];[.D263]); &quot;Contested&quot;; IF(COUNTIF([$Governance.$A$1:.$A$1048576];[.D263]); &quot;Governance&quot;; IF(COUNTIF([$Incorrect.$A$1:.$A$1048576];[.D263]); &quot;Incorrect&quot;; IF(COUNTIF([$Politicians.$A$1:.$A$1048576];[.D263]); &quot;Politician&quot;; IF(COUNTIF([$Journalists.$A$1:.$A$1048576];[.D263]); &quot;Journalist&quot;; &quot;&quot;))))))))">
            <text:p/>
          </table:table-cell>
          <table:table-cell table:style-name="ce7" office:value-type="string" calcext:value-type="string">
            <text:p>tommy douglas</text:p>
          </table:table-cell>
          <table:table-cell table:style-name="ce12" table:content-validation-name="val1" table:formula="of:=IF(COUNTIF([$Elected.$A$1:.$A$1048576];[.F263]); &quot;Elected&quot;; IF(COUNTIF([$Parties.$A$1:.$A$1048576];[.F263]); &quot;Party&quot;; IF(COUNTIF([$Locations.$A$1:.$A$1048576];[.F263]); &quot;Location&quot;; IF(COUNTIF([$Contested.$A$1:.$A$1048576];[.F263]); &quot;Contested&quot;; IF(COUNTIF([$Governance.$A$1:.$A$1048576];[.F263]); &quot;Governance&quot;; IF(COUNTIF([$Incorrect.$A$1:.$A$1048576];[.F263]); &quot;Incorrect&quot;; IF(COUNTIF([$Politicians.$A$1:.$A$1048576];[.F263]); &quot;Politician&quot;; IF(COUNTIF([$Journalists.$A$1:.$A$1048576];[.F26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63]); &quot;Elected&quot;; IF(COUNTIF([$Parties.$A$1:.$A$1048576];[.H263]); &quot;Party&quot;; IF(COUNTIF([$Locations.$A$1:.$A$1048576];[.H263]); &quot;Location&quot;; IF(COUNTIF([$Contested.$A$1:.$A$1048576];[.H263]); &quot;Contested&quot;; IF(COUNTIF([$Governance.$A$1:.$A$1048576];[.H263]); &quot;Governance&quot;; IF(COUNTIF([$Incorrect.$A$1:.$A$1048576];[.H263]); &quot;Incorrect&quot;; IF(COUNTIF([$Politicians.$A$1:.$A$1048576];[.H263]); &quot;Politician&quot;; IF(COUNTIF([$Journalists.$A$1:.$A$1048576];[.H2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5" calcext:value-type="float">
            <text:p>255</text:p>
          </table:table-cell>
          <table:table-cell table:style-name="ce7" office:value-type="string" calcext:value-type="string">
            <text:p>Robert Kitchen</text:p>
          </table:table-cell>
          <table:table-cell table:style-name="ce12" table:content-validation-name="val1" table:formula="of:=IF(COUNTIF([$Elected.$A$1:.$A$1048576];[.B264]); &quot;Elected&quot;; IF(COUNTIF([$Parties.$A$1:.$A$1048576];[.B264]); &quot;Party&quot;; IF(COUNTIF([$Locations.$A$1:.$A$1048576];[.B264]); &quot;Location&quot;; IF(COUNTIF([$Contested.$A$1:.$A$1048576];[.B264]); &quot;Contested&quot;; IF(COUNTIF([$Governance.$A$1:.$A$1048576];[.B264]); &quot;Governance&quot;; IF(COUNTIF([$Incorrect.$A$1:.$A$1048576];[.B264]); &quot;Incorrect&quot;; IF(COUNTIF([$Politicians.$A$1:.$A$1048576];[.B264]); &quot;Politician&quot;; IF(COUNTIF([$Journalists.$A$1:.$A$1048576];[.B26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4]); &quot;Elected&quot;; IF(COUNTIF([$Parties.$A$1:.$A$1048576];[.D264]); &quot;Party&quot;; IF(COUNTIF([$Locations.$A$1:.$A$1048576];[.D264]); &quot;Location&quot;; IF(COUNTIF([$Contested.$A$1:.$A$1048576];[.D264]); &quot;Contested&quot;; IF(COUNTIF([$Governance.$A$1:.$A$1048576];[.D264]); &quot;Governance&quot;; IF(COUNTIF([$Incorrect.$A$1:.$A$1048576];[.D264]); &quot;Incorrect&quot;; IF(COUNTIF([$Politicians.$A$1:.$A$1048576];[.D264]); &quot;Politician&quot;; IF(COUNTIF([$Journalists.$A$1:.$A$1048576];[.D264]); &quot;Journalist&quot;; &quot;&quot;))))))))">
            <text:p/>
          </table:table-cell>
          <table:table-cell table:style-name="ce7" office:value-type="string" calcext:value-type="string">
            <text:p>jonathan giancroce</text:p>
          </table:table-cell>
          <table:table-cell table:style-name="ce12" table:content-validation-name="val1" table:formula="of:=IF(COUNTIF([$Elected.$A$1:.$A$1048576];[.F264]); &quot;Elected&quot;; IF(COUNTIF([$Parties.$A$1:.$A$1048576];[.F264]); &quot;Party&quot;; IF(COUNTIF([$Locations.$A$1:.$A$1048576];[.F264]); &quot;Location&quot;; IF(COUNTIF([$Contested.$A$1:.$A$1048576];[.F264]); &quot;Contested&quot;; IF(COUNTIF([$Governance.$A$1:.$A$1048576];[.F264]); &quot;Governance&quot;; IF(COUNTIF([$Incorrect.$A$1:.$A$1048576];[.F264]); &quot;Incorrect&quot;; IF(COUNTIF([$Politicians.$A$1:.$A$1048576];[.F264]); &quot;Politician&quot;; IF(COUNTIF([$Journalists.$A$1:.$A$1048576];[.F26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64]); &quot;Elected&quot;; IF(COUNTIF([$Parties.$A$1:.$A$1048576];[.H264]); &quot;Party&quot;; IF(COUNTIF([$Locations.$A$1:.$A$1048576];[.H264]); &quot;Location&quot;; IF(COUNTIF([$Contested.$A$1:.$A$1048576];[.H264]); &quot;Contested&quot;; IF(COUNTIF([$Governance.$A$1:.$A$1048576];[.H264]); &quot;Governance&quot;; IF(COUNTIF([$Incorrect.$A$1:.$A$1048576];[.H264]); &quot;Incorrect&quot;; IF(COUNTIF([$Politicians.$A$1:.$A$1048576];[.H264]); &quot;Politician&quot;; IF(COUNTIF([$Journalists.$A$1:.$A$1048576];[.H2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6" calcext:value-type="float">
            <text:p>256</text:p>
          </table:table-cell>
          <table:table-cell table:style-name="ce7" office:value-type="string" calcext:value-type="string">
            <text:p>Patricia Lattanzio</text:p>
          </table:table-cell>
          <table:table-cell table:style-name="ce12" table:content-validation-name="val1" table:formula="of:=IF(COUNTIF([$Elected.$A$1:.$A$1048576];[.B265]); &quot;Elected&quot;; IF(COUNTIF([$Parties.$A$1:.$A$1048576];[.B265]); &quot;Party&quot;; IF(COUNTIF([$Locations.$A$1:.$A$1048576];[.B265]); &quot;Location&quot;; IF(COUNTIF([$Contested.$A$1:.$A$1048576];[.B265]); &quot;Contested&quot;; IF(COUNTIF([$Governance.$A$1:.$A$1048576];[.B265]); &quot;Governance&quot;; IF(COUNTIF([$Incorrect.$A$1:.$A$1048576];[.B265]); &quot;Incorrect&quot;; IF(COUNTIF([$Politicians.$A$1:.$A$1048576];[.B265]); &quot;Politician&quot;; IF(COUNTIF([$Journalists.$A$1:.$A$1048576];[.B26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5]); &quot;Elected&quot;; IF(COUNTIF([$Parties.$A$1:.$A$1048576];[.D265]); &quot;Party&quot;; IF(COUNTIF([$Locations.$A$1:.$A$1048576];[.D265]); &quot;Location&quot;; IF(COUNTIF([$Contested.$A$1:.$A$1048576];[.D265]); &quot;Contested&quot;; IF(COUNTIF([$Governance.$A$1:.$A$1048576];[.D265]); &quot;Governance&quot;; IF(COUNTIF([$Incorrect.$A$1:.$A$1048576];[.D265]); &quot;Incorrect&quot;; IF(COUNTIF([$Politicians.$A$1:.$A$1048576];[.D265]); &quot;Politician&quot;; IF(COUNTIF([$Journalists.$A$1:.$A$1048576];[.D265]); &quot;Journalist&quot;; &quot;&quot;))))))))">
            <text:p/>
          </table:table-cell>
          <table:table-cell table:style-name="ce7" office:value-type="string" calcext:value-type="string">
            <text:p>pam palmater</text:p>
          </table:table-cell>
          <table:table-cell table:style-name="ce12" table:content-validation-name="val1" table:formula="of:=IF(COUNTIF([$Elected.$A$1:.$A$1048576];[.F265]); &quot;Elected&quot;; IF(COUNTIF([$Parties.$A$1:.$A$1048576];[.F265]); &quot;Party&quot;; IF(COUNTIF([$Locations.$A$1:.$A$1048576];[.F265]); &quot;Location&quot;; IF(COUNTIF([$Contested.$A$1:.$A$1048576];[.F265]); &quot;Contested&quot;; IF(COUNTIF([$Governance.$A$1:.$A$1048576];[.F265]); &quot;Governance&quot;; IF(COUNTIF([$Incorrect.$A$1:.$A$1048576];[.F265]); &quot;Incorrect&quot;; IF(COUNTIF([$Politicians.$A$1:.$A$1048576];[.F265]); &quot;Politician&quot;; IF(COUNTIF([$Journalists.$A$1:.$A$1048576];[.F26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5]); &quot;Elected&quot;; IF(COUNTIF([$Parties.$A$1:.$A$1048576];[.H265]); &quot;Party&quot;; IF(COUNTIF([$Locations.$A$1:.$A$1048576];[.H265]); &quot;Location&quot;; IF(COUNTIF([$Contested.$A$1:.$A$1048576];[.H265]); &quot;Contested&quot;; IF(COUNTIF([$Governance.$A$1:.$A$1048576];[.H265]); &quot;Governance&quot;; IF(COUNTIF([$Incorrect.$A$1:.$A$1048576];[.H265]); &quot;Incorrect&quot;; IF(COUNTIF([$Politicians.$A$1:.$A$1048576];[.H265]); &quot;Politician&quot;; IF(COUNTIF([$Journalists.$A$1:.$A$1048576];[.H2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7" calcext:value-type="float">
            <text:p>257</text:p>
          </table:table-cell>
          <table:table-cell table:style-name="ce7" office:value-type="string" calcext:value-type="string">
            <text:p>James Maloney (Canadian politician)</text:p>
          </table:table-cell>
          <table:table-cell table:style-name="ce12" table:content-validation-name="val1" table:formula="of:=IF(COUNTIF([$Elected.$A$1:.$A$1048576];[.B266]); &quot;Elected&quot;; IF(COUNTIF([$Parties.$A$1:.$A$1048576];[.B266]); &quot;Party&quot;; IF(COUNTIF([$Locations.$A$1:.$A$1048576];[.B266]); &quot;Location&quot;; IF(COUNTIF([$Contested.$A$1:.$A$1048576];[.B266]); &quot;Contested&quot;; IF(COUNTIF([$Governance.$A$1:.$A$1048576];[.B266]); &quot;Governance&quot;; IF(COUNTIF([$Incorrect.$A$1:.$A$1048576];[.B266]); &quot;Incorrect&quot;; IF(COUNTIF([$Politicians.$A$1:.$A$1048576];[.B266]); &quot;Politician&quot;; IF(COUNTIF([$Journalists.$A$1:.$A$1048576];[.B26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6]); &quot;Elected&quot;; IF(COUNTIF([$Parties.$A$1:.$A$1048576];[.D266]); &quot;Party&quot;; IF(COUNTIF([$Locations.$A$1:.$A$1048576];[.D266]); &quot;Location&quot;; IF(COUNTIF([$Contested.$A$1:.$A$1048576];[.D266]); &quot;Contested&quot;; IF(COUNTIF([$Governance.$A$1:.$A$1048576];[.D266]); &quot;Governance&quot;; IF(COUNTIF([$Incorrect.$A$1:.$A$1048576];[.D266]); &quot;Incorrect&quot;; IF(COUNTIF([$Politicians.$A$1:.$A$1048576];[.D266]); &quot;Politician&quot;; IF(COUNTIF([$Journalists.$A$1:.$A$1048576];[.D266]); &quot;Journalist&quot;; &quot;&quot;))))))))">
            <text:p/>
          </table:table-cell>
          <table:table-cell table:style-name="ce7" office:value-type="string" calcext:value-type="string">
            <text:p>peter julian</text:p>
          </table:table-cell>
          <table:table-cell table:style-name="ce12" table:content-validation-name="val1" table:formula="of:=IF(COUNTIF([$Elected.$A$1:.$A$1048576];[.F266]); &quot;Elected&quot;; IF(COUNTIF([$Parties.$A$1:.$A$1048576];[.F266]); &quot;Party&quot;; IF(COUNTIF([$Locations.$A$1:.$A$1048576];[.F266]); &quot;Location&quot;; IF(COUNTIF([$Contested.$A$1:.$A$1048576];[.F266]); &quot;Contested&quot;; IF(COUNTIF([$Governance.$A$1:.$A$1048576];[.F266]); &quot;Governance&quot;; IF(COUNTIF([$Incorrect.$A$1:.$A$1048576];[.F266]); &quot;Incorrect&quot;; IF(COUNTIF([$Politicians.$A$1:.$A$1048576];[.F266]); &quot;Politician&quot;; IF(COUNTIF([$Journalists.$A$1:.$A$1048576];[.F26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66]); &quot;Elected&quot;; IF(COUNTIF([$Parties.$A$1:.$A$1048576];[.H266]); &quot;Party&quot;; IF(COUNTIF([$Locations.$A$1:.$A$1048576];[.H266]); &quot;Location&quot;; IF(COUNTIF([$Contested.$A$1:.$A$1048576];[.H266]); &quot;Contested&quot;; IF(COUNTIF([$Governance.$A$1:.$A$1048576];[.H266]); &quot;Governance&quot;; IF(COUNTIF([$Incorrect.$A$1:.$A$1048576];[.H266]); &quot;Incorrect&quot;; IF(COUNTIF([$Politicians.$A$1:.$A$1048576];[.H266]); &quot;Politician&quot;; IF(COUNTIF([$Journalists.$A$1:.$A$1048576];[.H2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8" calcext:value-type="float">
            <text:p>258</text:p>
          </table:table-cell>
          <table:table-cell table:style-name="ce7" office:value-type="string" calcext:value-type="string">
            <text:p>Arif Virani</text:p>
          </table:table-cell>
          <table:table-cell table:style-name="ce12" table:content-validation-name="val1" table:formula="of:=IF(COUNTIF([$Elected.$A$1:.$A$1048576];[.B267]); &quot;Elected&quot;; IF(COUNTIF([$Parties.$A$1:.$A$1048576];[.B267]); &quot;Party&quot;; IF(COUNTIF([$Locations.$A$1:.$A$1048576];[.B267]); &quot;Location&quot;; IF(COUNTIF([$Contested.$A$1:.$A$1048576];[.B267]); &quot;Contested&quot;; IF(COUNTIF([$Governance.$A$1:.$A$1048576];[.B267]); &quot;Governance&quot;; IF(COUNTIF([$Incorrect.$A$1:.$A$1048576];[.B267]); &quot;Incorrect&quot;; IF(COUNTIF([$Politicians.$A$1:.$A$1048576];[.B267]); &quot;Politician&quot;; IF(COUNTIF([$Journalists.$A$1:.$A$1048576];[.B26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7]); &quot;Elected&quot;; IF(COUNTIF([$Parties.$A$1:.$A$1048576];[.D267]); &quot;Party&quot;; IF(COUNTIF([$Locations.$A$1:.$A$1048576];[.D267]); &quot;Location&quot;; IF(COUNTIF([$Contested.$A$1:.$A$1048576];[.D267]); &quot;Contested&quot;; IF(COUNTIF([$Governance.$A$1:.$A$1048576];[.D267]); &quot;Governance&quot;; IF(COUNTIF([$Incorrect.$A$1:.$A$1048576];[.D267]); &quot;Incorrect&quot;; IF(COUNTIF([$Politicians.$A$1:.$A$1048576];[.D267]); &quot;Politician&quot;; IF(COUNTIF([$Journalists.$A$1:.$A$1048576];[.D267]); &quot;Journalist&quot;; &quot;&quot;))))))))">
            <text:p/>
          </table:table-cell>
          <table:table-cell table:style-name="ce7" office:value-type="string" calcext:value-type="string">
            <text:p>parkdale-high park</text:p>
          </table:table-cell>
          <table:table-cell table:style-name="ce12" table:content-validation-name="val1" table:formula="of:=IF(COUNTIF([$Elected.$A$1:.$A$1048576];[.F267]); &quot;Elected&quot;; IF(COUNTIF([$Parties.$A$1:.$A$1048576];[.F267]); &quot;Party&quot;; IF(COUNTIF([$Locations.$A$1:.$A$1048576];[.F267]); &quot;Location&quot;; IF(COUNTIF([$Contested.$A$1:.$A$1048576];[.F267]); &quot;Contested&quot;; IF(COUNTIF([$Governance.$A$1:.$A$1048576];[.F267]); &quot;Governance&quot;; IF(COUNTIF([$Incorrect.$A$1:.$A$1048576];[.F267]); &quot;Incorrect&quot;; IF(COUNTIF([$Politicians.$A$1:.$A$1048576];[.F267]); &quot;Politician&quot;; IF(COUNTIF([$Journalists.$A$1:.$A$1048576];[.F26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7]); &quot;Elected&quot;; IF(COUNTIF([$Parties.$A$1:.$A$1048576];[.H267]); &quot;Party&quot;; IF(COUNTIF([$Locations.$A$1:.$A$1048576];[.H267]); &quot;Location&quot;; IF(COUNTIF([$Contested.$A$1:.$A$1048576];[.H267]); &quot;Contested&quot;; IF(COUNTIF([$Governance.$A$1:.$A$1048576];[.H267]); &quot;Governance&quot;; IF(COUNTIF([$Incorrect.$A$1:.$A$1048576];[.H267]); &quot;Incorrect&quot;; IF(COUNTIF([$Politicians.$A$1:.$A$1048576];[.H267]); &quot;Politician&quot;; IF(COUNTIF([$Journalists.$A$1:.$A$1048576];[.H2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59" calcext:value-type="float">
            <text:p>259</text:p>
          </table:table-cell>
          <table:table-cell table:style-name="ce7" office:value-type="string" calcext:value-type="string">
            <text:p>John McKay (politician)</text:p>
          </table:table-cell>
          <table:table-cell table:style-name="ce12" table:content-validation-name="val1" table:formula="of:=IF(COUNTIF([$Elected.$A$1:.$A$1048576];[.B268]); &quot;Elected&quot;; IF(COUNTIF([$Parties.$A$1:.$A$1048576];[.B268]); &quot;Party&quot;; IF(COUNTIF([$Locations.$A$1:.$A$1048576];[.B268]); &quot;Location&quot;; IF(COUNTIF([$Contested.$A$1:.$A$1048576];[.B268]); &quot;Contested&quot;; IF(COUNTIF([$Governance.$A$1:.$A$1048576];[.B268]); &quot;Governance&quot;; IF(COUNTIF([$Incorrect.$A$1:.$A$1048576];[.B268]); &quot;Incorrect&quot;; IF(COUNTIF([$Politicians.$A$1:.$A$1048576];[.B268]); &quot;Politician&quot;; IF(COUNTIF([$Journalists.$A$1:.$A$1048576];[.B26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8]); &quot;Elected&quot;; IF(COUNTIF([$Parties.$A$1:.$A$1048576];[.D268]); &quot;Party&quot;; IF(COUNTIF([$Locations.$A$1:.$A$1048576];[.D268]); &quot;Location&quot;; IF(COUNTIF([$Contested.$A$1:.$A$1048576];[.D268]); &quot;Contested&quot;; IF(COUNTIF([$Governance.$A$1:.$A$1048576];[.D268]); &quot;Governance&quot;; IF(COUNTIF([$Incorrect.$A$1:.$A$1048576];[.D268]); &quot;Incorrect&quot;; IF(COUNTIF([$Politicians.$A$1:.$A$1048576];[.D268]); &quot;Politician&quot;; IF(COUNTIF([$Journalists.$A$1:.$A$1048576];[.D268]); &quot;Journalist&quot;; &quot;&quot;))))))))">
            <text:p/>
          </table:table-cell>
          <table:table-cell table:style-name="ce7" office:value-type="string" calcext:value-type="string">
            <text:p>peterborough</text:p>
          </table:table-cell>
          <table:table-cell table:style-name="ce12" table:content-validation-name="val1" table:formula="of:=IF(COUNTIF([$Elected.$A$1:.$A$1048576];[.F268]); &quot;Elected&quot;; IF(COUNTIF([$Parties.$A$1:.$A$1048576];[.F268]); &quot;Party&quot;; IF(COUNTIF([$Locations.$A$1:.$A$1048576];[.F268]); &quot;Location&quot;; IF(COUNTIF([$Contested.$A$1:.$A$1048576];[.F268]); &quot;Contested&quot;; IF(COUNTIF([$Governance.$A$1:.$A$1048576];[.F268]); &quot;Governance&quot;; IF(COUNTIF([$Incorrect.$A$1:.$A$1048576];[.F268]); &quot;Incorrect&quot;; IF(COUNTIF([$Politicians.$A$1:.$A$1048576];[.F268]); &quot;Politician&quot;; IF(COUNTIF([$Journalists.$A$1:.$A$1048576];[.F26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8]); &quot;Elected&quot;; IF(COUNTIF([$Parties.$A$1:.$A$1048576];[.H268]); &quot;Party&quot;; IF(COUNTIF([$Locations.$A$1:.$A$1048576];[.H268]); &quot;Location&quot;; IF(COUNTIF([$Contested.$A$1:.$A$1048576];[.H268]); &quot;Contested&quot;; IF(COUNTIF([$Governance.$A$1:.$A$1048576];[.H268]); &quot;Governance&quot;; IF(COUNTIF([$Incorrect.$A$1:.$A$1048576];[.H268]); &quot;Incorrect&quot;; IF(COUNTIF([$Politicians.$A$1:.$A$1048576];[.H268]); &quot;Politician&quot;; IF(COUNTIF([$Journalists.$A$1:.$A$1048576];[.H2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0" calcext:value-type="float">
            <text:p>260</text:p>
          </table:table-cell>
          <table:table-cell table:style-name="ce7" office:value-type="string" calcext:value-type="string">
            <text:p>Kyle Seeback</text:p>
          </table:table-cell>
          <table:table-cell table:style-name="ce12" table:content-validation-name="val1" table:formula="of:=IF(COUNTIF([$Elected.$A$1:.$A$1048576];[.B269]); &quot;Elected&quot;; IF(COUNTIF([$Parties.$A$1:.$A$1048576];[.B269]); &quot;Party&quot;; IF(COUNTIF([$Locations.$A$1:.$A$1048576];[.B269]); &quot;Location&quot;; IF(COUNTIF([$Contested.$A$1:.$A$1048576];[.B269]); &quot;Contested&quot;; IF(COUNTIF([$Governance.$A$1:.$A$1048576];[.B269]); &quot;Governance&quot;; IF(COUNTIF([$Incorrect.$A$1:.$A$1048576];[.B269]); &quot;Incorrect&quot;; IF(COUNTIF([$Politicians.$A$1:.$A$1048576];[.B269]); &quot;Politician&quot;; IF(COUNTIF([$Journalists.$A$1:.$A$1048576];[.B2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9]); &quot;Elected&quot;; IF(COUNTIF([$Parties.$A$1:.$A$1048576];[.D269]); &quot;Party&quot;; IF(COUNTIF([$Locations.$A$1:.$A$1048576];[.D269]); &quot;Location&quot;; IF(COUNTIF([$Contested.$A$1:.$A$1048576];[.D269]); &quot;Contested&quot;; IF(COUNTIF([$Governance.$A$1:.$A$1048576];[.D269]); &quot;Governance&quot;; IF(COUNTIF([$Incorrect.$A$1:.$A$1048576];[.D269]); &quot;Incorrect&quot;; IF(COUNTIF([$Politicians.$A$1:.$A$1048576];[.D269]); &quot;Politician&quot;; IF(COUNTIF([$Journalists.$A$1:.$A$1048576];[.D269]); &quot;Journalist&quot;; &quot;&quot;))))))))">
            <text:p/>
          </table:table-cell>
          <table:table-cell table:style-name="ce7" office:value-type="string" calcext:value-type="string">
            <text:p>travis dhanraj</text:p>
          </table:table-cell>
          <table:table-cell table:style-name="ce12" table:content-validation-name="val1" table:formula="of:=IF(COUNTIF([$Elected.$A$1:.$A$1048576];[.F269]); &quot;Elected&quot;; IF(COUNTIF([$Parties.$A$1:.$A$1048576];[.F269]); &quot;Party&quot;; IF(COUNTIF([$Locations.$A$1:.$A$1048576];[.F269]); &quot;Location&quot;; IF(COUNTIF([$Contested.$A$1:.$A$1048576];[.F269]); &quot;Contested&quot;; IF(COUNTIF([$Governance.$A$1:.$A$1048576];[.F269]); &quot;Governance&quot;; IF(COUNTIF([$Incorrect.$A$1:.$A$1048576];[.F269]); &quot;Incorrect&quot;; IF(COUNTIF([$Politicians.$A$1:.$A$1048576];[.F269]); &quot;Politician&quot;; IF(COUNTIF([$Journalists.$A$1:.$A$1048576];[.F269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69]); &quot;Elected&quot;; IF(COUNTIF([$Parties.$A$1:.$A$1048576];[.H269]); &quot;Party&quot;; IF(COUNTIF([$Locations.$A$1:.$A$1048576];[.H269]); &quot;Location&quot;; IF(COUNTIF([$Contested.$A$1:.$A$1048576];[.H269]); &quot;Contested&quot;; IF(COUNTIF([$Governance.$A$1:.$A$1048576];[.H269]); &quot;Governance&quot;; IF(COUNTIF([$Incorrect.$A$1:.$A$1048576];[.H269]); &quot;Incorrect&quot;; IF(COUNTIF([$Politicians.$A$1:.$A$1048576];[.H269]); &quot;Politician&quot;; IF(COUNTIF([$Journalists.$A$1:.$A$1048576];[.H2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1" calcext:value-type="float">
            <text:p>261</text:p>
          </table:table-cell>
          <table:table-cell table:style-name="ce7" office:value-type="string" calcext:value-type="string">
            <text:p>Yvonne Jones</text:p>
          </table:table-cell>
          <table:table-cell table:style-name="ce12" table:content-validation-name="val1" table:formula="of:=IF(COUNTIF([$Elected.$A$1:.$A$1048576];[.B270]); &quot;Elected&quot;; IF(COUNTIF([$Parties.$A$1:.$A$1048576];[.B270]); &quot;Party&quot;; IF(COUNTIF([$Locations.$A$1:.$A$1048576];[.B270]); &quot;Location&quot;; IF(COUNTIF([$Contested.$A$1:.$A$1048576];[.B270]); &quot;Contested&quot;; IF(COUNTIF([$Governance.$A$1:.$A$1048576];[.B270]); &quot;Governance&quot;; IF(COUNTIF([$Incorrect.$A$1:.$A$1048576];[.B270]); &quot;Incorrect&quot;; IF(COUNTIF([$Politicians.$A$1:.$A$1048576];[.B270]); &quot;Politician&quot;; IF(COUNTIF([$Journalists.$A$1:.$A$1048576];[.B27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0]); &quot;Elected&quot;; IF(COUNTIF([$Parties.$A$1:.$A$1048576];[.D270]); &quot;Party&quot;; IF(COUNTIF([$Locations.$A$1:.$A$1048576];[.D270]); &quot;Location&quot;; IF(COUNTIF([$Contested.$A$1:.$A$1048576];[.D270]); &quot;Contested&quot;; IF(COUNTIF([$Governance.$A$1:.$A$1048576];[.D270]); &quot;Governance&quot;; IF(COUNTIF([$Incorrect.$A$1:.$A$1048576];[.D270]); &quot;Incorrect&quot;; IF(COUNTIF([$Politicians.$A$1:.$A$1048576];[.D270]); &quot;Politician&quot;; IF(COUNTIF([$Journalists.$A$1:.$A$1048576];[.D270]); &quot;Journalist&quot;; &quot;&quot;))))))))">
            <text:p/>
          </table:table-cell>
          <table:table-cell table:style-name="ce7" office:value-type="string" calcext:value-type="string">
            <text:p>amy</text:p>
          </table:table-cell>
          <table:table-cell table:style-name="ce12" table:content-validation-name="val1" table:formula="of:=IF(COUNTIF([$Elected.$A$1:.$A$1048576];[.F270]); &quot;Elected&quot;; IF(COUNTIF([$Parties.$A$1:.$A$1048576];[.F270]); &quot;Party&quot;; IF(COUNTIF([$Locations.$A$1:.$A$1048576];[.F270]); &quot;Location&quot;; IF(COUNTIF([$Contested.$A$1:.$A$1048576];[.F270]); &quot;Contested&quot;; IF(COUNTIF([$Governance.$A$1:.$A$1048576];[.F270]); &quot;Governance&quot;; IF(COUNTIF([$Incorrect.$A$1:.$A$1048576];[.F270]); &quot;Incorrect&quot;; IF(COUNTIF([$Politicians.$A$1:.$A$1048576];[.F270]); &quot;Politician&quot;; IF(COUNTIF([$Journalists.$A$1:.$A$1048576];[.F27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0]); &quot;Elected&quot;; IF(COUNTIF([$Parties.$A$1:.$A$1048576];[.H270]); &quot;Party&quot;; IF(COUNTIF([$Locations.$A$1:.$A$1048576];[.H270]); &quot;Location&quot;; IF(COUNTIF([$Contested.$A$1:.$A$1048576];[.H270]); &quot;Contested&quot;; IF(COUNTIF([$Governance.$A$1:.$A$1048576];[.H270]); &quot;Governance&quot;; IF(COUNTIF([$Incorrect.$A$1:.$A$1048576];[.H270]); &quot;Incorrect&quot;; IF(COUNTIF([$Politicians.$A$1:.$A$1048576];[.H270]); &quot;Politician&quot;; IF(COUNTIF([$Journalists.$A$1:.$A$1048576];[.H2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2" calcext:value-type="float">
            <text:p>262</text:p>
          </table:table-cell>
          <table:table-cell table:style-name="ce7" office:value-type="string" calcext:value-type="string">
            <text:p>United Conservative Party</text:p>
          </table:table-cell>
          <table:table-cell table:style-name="ce12" table:content-validation-name="val1" table:formula="of:=IF(COUNTIF([$Elected.$A$1:.$A$1048576];[.B271]); &quot;Elected&quot;; IF(COUNTIF([$Parties.$A$1:.$A$1048576];[.B271]); &quot;Party&quot;; IF(COUNTIF([$Locations.$A$1:.$A$1048576];[.B271]); &quot;Location&quot;; IF(COUNTIF([$Contested.$A$1:.$A$1048576];[.B271]); &quot;Contested&quot;; IF(COUNTIF([$Governance.$A$1:.$A$1048576];[.B271]); &quot;Governance&quot;; IF(COUNTIF([$Incorrect.$A$1:.$A$1048576];[.B271]); &quot;Incorrect&quot;; IF(COUNTIF([$Politicians.$A$1:.$A$1048576];[.B271]); &quot;Politician&quot;; IF(COUNTIF([$Journalists.$A$1:.$A$1048576];[.B2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71]); &quot;Elected&quot;; IF(COUNTIF([$Parties.$A$1:.$A$1048576];[.D271]); &quot;Party&quot;; IF(COUNTIF([$Locations.$A$1:.$A$1048576];[.D271]); &quot;Location&quot;; IF(COUNTIF([$Contested.$A$1:.$A$1048576];[.D271]); &quot;Contested&quot;; IF(COUNTIF([$Governance.$A$1:.$A$1048576];[.D271]); &quot;Governance&quot;; IF(COUNTIF([$Incorrect.$A$1:.$A$1048576];[.D271]); &quot;Incorrect&quot;; IF(COUNTIF([$Politicians.$A$1:.$A$1048576];[.D271]); &quot;Politician&quot;; IF(COUNTIF([$Journalists.$A$1:.$A$1048576];[.D271]); &quot;Journalist&quot;; &quot;&quot;))))))))">
            <text:p/>
          </table:table-cell>
          <table:table-cell table:style-name="ce7" office:value-type="string" calcext:value-type="string">
            <text:p>johnson</text:p>
          </table:table-cell>
          <table:table-cell table:style-name="ce12" table:content-validation-name="val1" table:formula="of:=IF(COUNTIF([$Elected.$A$1:.$A$1048576];[.F271]); &quot;Elected&quot;; IF(COUNTIF([$Parties.$A$1:.$A$1048576];[.F271]); &quot;Party&quot;; IF(COUNTIF([$Locations.$A$1:.$A$1048576];[.F271]); &quot;Location&quot;; IF(COUNTIF([$Contested.$A$1:.$A$1048576];[.F271]); &quot;Contested&quot;; IF(COUNTIF([$Governance.$A$1:.$A$1048576];[.F271]); &quot;Governance&quot;; IF(COUNTIF([$Incorrect.$A$1:.$A$1048576];[.F271]); &quot;Incorrect&quot;; IF(COUNTIF([$Politicians.$A$1:.$A$1048576];[.F271]); &quot;Politician&quot;; IF(COUNTIF([$Journalists.$A$1:.$A$1048576];[.F2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1]); &quot;Elected&quot;; IF(COUNTIF([$Parties.$A$1:.$A$1048576];[.H271]); &quot;Party&quot;; IF(COUNTIF([$Locations.$A$1:.$A$1048576];[.H271]); &quot;Location&quot;; IF(COUNTIF([$Contested.$A$1:.$A$1048576];[.H271]); &quot;Contested&quot;; IF(COUNTIF([$Governance.$A$1:.$A$1048576];[.H271]); &quot;Governance&quot;; IF(COUNTIF([$Incorrect.$A$1:.$A$1048576];[.H271]); &quot;Incorrect&quot;; IF(COUNTIF([$Politicians.$A$1:.$A$1048576];[.H271]); &quot;Politician&quot;; IF(COUNTIF([$Journalists.$A$1:.$A$1048576];[.H2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3" calcext:value-type="float">
            <text:p>263</text:p>
          </table:table-cell>
          <table:table-cell table:style-name="ce7" office:value-type="string" calcext:value-type="string">
            <text:p>Tim Uppal</text:p>
          </table:table-cell>
          <table:table-cell table:style-name="ce12" table:content-validation-name="val1" table:formula="of:=IF(COUNTIF([$Elected.$A$1:.$A$1048576];[.B272]); &quot;Elected&quot;; IF(COUNTIF([$Parties.$A$1:.$A$1048576];[.B272]); &quot;Party&quot;; IF(COUNTIF([$Locations.$A$1:.$A$1048576];[.B272]); &quot;Location&quot;; IF(COUNTIF([$Contested.$A$1:.$A$1048576];[.B272]); &quot;Contested&quot;; IF(COUNTIF([$Governance.$A$1:.$A$1048576];[.B272]); &quot;Governance&quot;; IF(COUNTIF([$Incorrect.$A$1:.$A$1048576];[.B272]); &quot;Incorrect&quot;; IF(COUNTIF([$Politicians.$A$1:.$A$1048576];[.B272]); &quot;Politician&quot;; IF(COUNTIF([$Journalists.$A$1:.$A$1048576];[.B27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2]); &quot;Elected&quot;; IF(COUNTIF([$Parties.$A$1:.$A$1048576];[.D272]); &quot;Party&quot;; IF(COUNTIF([$Locations.$A$1:.$A$1048576];[.D272]); &quot;Location&quot;; IF(COUNTIF([$Contested.$A$1:.$A$1048576];[.D272]); &quot;Contested&quot;; IF(COUNTIF([$Governance.$A$1:.$A$1048576];[.D272]); &quot;Governance&quot;; IF(COUNTIF([$Incorrect.$A$1:.$A$1048576];[.D272]); &quot;Incorrect&quot;; IF(COUNTIF([$Politicians.$A$1:.$A$1048576];[.D272]); &quot;Politician&quot;; IF(COUNTIF([$Journalists.$A$1:.$A$1048576];[.D272]); &quot;Journalist&quot;; &quot;&quot;))))))))">
            <text:p/>
          </table:table-cell>
          <table:table-cell table:style-name="ce7" office:value-type="string" calcext:value-type="string">
            <text:p>john</text:p>
          </table:table-cell>
          <table:table-cell table:style-name="ce12" table:content-validation-name="val1" table:formula="of:=IF(COUNTIF([$Elected.$A$1:.$A$1048576];[.F272]); &quot;Elected&quot;; IF(COUNTIF([$Parties.$A$1:.$A$1048576];[.F272]); &quot;Party&quot;; IF(COUNTIF([$Locations.$A$1:.$A$1048576];[.F272]); &quot;Location&quot;; IF(COUNTIF([$Contested.$A$1:.$A$1048576];[.F272]); &quot;Contested&quot;; IF(COUNTIF([$Governance.$A$1:.$A$1048576];[.F272]); &quot;Governance&quot;; IF(COUNTIF([$Incorrect.$A$1:.$A$1048576];[.F272]); &quot;Incorrect&quot;; IF(COUNTIF([$Politicians.$A$1:.$A$1048576];[.F272]); &quot;Politician&quot;; IF(COUNTIF([$Journalists.$A$1:.$A$1048576];[.F27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2]); &quot;Elected&quot;; IF(COUNTIF([$Parties.$A$1:.$A$1048576];[.H272]); &quot;Party&quot;; IF(COUNTIF([$Locations.$A$1:.$A$1048576];[.H272]); &quot;Location&quot;; IF(COUNTIF([$Contested.$A$1:.$A$1048576];[.H272]); &quot;Contested&quot;; IF(COUNTIF([$Governance.$A$1:.$A$1048576];[.H272]); &quot;Governance&quot;; IF(COUNTIF([$Incorrect.$A$1:.$A$1048576];[.H272]); &quot;Incorrect&quot;; IF(COUNTIF([$Politicians.$A$1:.$A$1048576];[.H272]); &quot;Politician&quot;; IF(COUNTIF([$Journalists.$A$1:.$A$1048576];[.H2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4" calcext:value-type="float">
            <text:p>264</text:p>
          </table:table-cell>
          <table:table-cell table:style-name="ce7" office:value-type="string" calcext:value-type="string">
            <text:p>Northwest Territories</text:p>
          </table:table-cell>
          <table:table-cell table:style-name="ce12" table:content-validation-name="val1" table:formula="of:=IF(COUNTIF([$Elected.$A$1:.$A$1048576];[.B273]); &quot;Elected&quot;; IF(COUNTIF([$Parties.$A$1:.$A$1048576];[.B273]); &quot;Party&quot;; IF(COUNTIF([$Locations.$A$1:.$A$1048576];[.B273]); &quot;Location&quot;; IF(COUNTIF([$Contested.$A$1:.$A$1048576];[.B273]); &quot;Contested&quot;; IF(COUNTIF([$Governance.$A$1:.$A$1048576];[.B273]); &quot;Governance&quot;; IF(COUNTIF([$Incorrect.$A$1:.$A$1048576];[.B273]); &quot;Incorrect&quot;; IF(COUNTIF([$Politicians.$A$1:.$A$1048576];[.B273]); &quot;Politician&quot;; IF(COUNTIF([$Journalists.$A$1:.$A$1048576];[.B27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73]); &quot;Elected&quot;; IF(COUNTIF([$Parties.$A$1:.$A$1048576];[.D273]); &quot;Party&quot;; IF(COUNTIF([$Locations.$A$1:.$A$1048576];[.D273]); &quot;Location&quot;; IF(COUNTIF([$Contested.$A$1:.$A$1048576];[.D273]); &quot;Contested&quot;; IF(COUNTIF([$Governance.$A$1:.$A$1048576];[.D273]); &quot;Governance&quot;; IF(COUNTIF([$Incorrect.$A$1:.$A$1048576];[.D273]); &quot;Incorrect&quot;; IF(COUNTIF([$Politicians.$A$1:.$A$1048576];[.D273]); &quot;Politician&quot;; IF(COUNTIF([$Journalists.$A$1:.$A$1048576];[.D273]); &quot;Journalist&quot;; &quot;&quot;))))))))">
            <text:p/>
          </table:table-cell>
          <table:table-cell table:style-name="ce7" office:value-type="string" calcext:value-type="string">
            <text:p>chantal hébert</text:p>
          </table:table-cell>
          <table:table-cell table:style-name="ce12" table:content-validation-name="val1" table:formula="of:=IF(COUNTIF([$Elected.$A$1:.$A$1048576];[.F273]); &quot;Elected&quot;; IF(COUNTIF([$Parties.$A$1:.$A$1048576];[.F273]); &quot;Party&quot;; IF(COUNTIF([$Locations.$A$1:.$A$1048576];[.F273]); &quot;Location&quot;; IF(COUNTIF([$Contested.$A$1:.$A$1048576];[.F273]); &quot;Contested&quot;; IF(COUNTIF([$Governance.$A$1:.$A$1048576];[.F273]); &quot;Governance&quot;; IF(COUNTIF([$Incorrect.$A$1:.$A$1048576];[.F273]); &quot;Incorrect&quot;; IF(COUNTIF([$Politicians.$A$1:.$A$1048576];[.F273]); &quot;Politician&quot;; IF(COUNTIF([$Journalists.$A$1:.$A$1048576];[.F27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73]); &quot;Elected&quot;; IF(COUNTIF([$Parties.$A$1:.$A$1048576];[.H273]); &quot;Party&quot;; IF(COUNTIF([$Locations.$A$1:.$A$1048576];[.H273]); &quot;Location&quot;; IF(COUNTIF([$Contested.$A$1:.$A$1048576];[.H273]); &quot;Contested&quot;; IF(COUNTIF([$Governance.$A$1:.$A$1048576];[.H273]); &quot;Governance&quot;; IF(COUNTIF([$Incorrect.$A$1:.$A$1048576];[.H273]); &quot;Incorrect&quot;; IF(COUNTIF([$Politicians.$A$1:.$A$1048576];[.H273]); &quot;Politician&quot;; IF(COUNTIF([$Journalists.$A$1:.$A$1048576];[.H2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5" calcext:value-type="float">
            <text:p>265</text:p>
          </table:table-cell>
          <table:table-cell table:style-name="ce7" office:value-type="string" calcext:value-type="string">
            <text:p>Canadian dollar</text:p>
          </table:table-cell>
          <table:table-cell table:style-name="ce12" table:content-validation-name="val1" table:formula="of:=IF(COUNTIF([$Elected.$A$1:.$A$1048576];[.B274]); &quot;Elected&quot;; IF(COUNTIF([$Parties.$A$1:.$A$1048576];[.B274]); &quot;Party&quot;; IF(COUNTIF([$Locations.$A$1:.$A$1048576];[.B274]); &quot;Location&quot;; IF(COUNTIF([$Contested.$A$1:.$A$1048576];[.B274]); &quot;Contested&quot;; IF(COUNTIF([$Governance.$A$1:.$A$1048576];[.B274]); &quot;Governance&quot;; IF(COUNTIF([$Incorrect.$A$1:.$A$1048576];[.B274]); &quot;Incorrect&quot;; IF(COUNTIF([$Politicians.$A$1:.$A$1048576];[.B274]); &quot;Politician&quot;; IF(COUNTIF([$Journalists.$A$1:.$A$1048576];[.B2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74]); &quot;Elected&quot;; IF(COUNTIF([$Parties.$A$1:.$A$1048576];[.D274]); &quot;Party&quot;; IF(COUNTIF([$Locations.$A$1:.$A$1048576];[.D274]); &quot;Location&quot;; IF(COUNTIF([$Contested.$A$1:.$A$1048576];[.D274]); &quot;Contested&quot;; IF(COUNTIF([$Governance.$A$1:.$A$1048576];[.D274]); &quot;Governance&quot;; IF(COUNTIF([$Incorrect.$A$1:.$A$1048576];[.D274]); &quot;Incorrect&quot;; IF(COUNTIF([$Politicians.$A$1:.$A$1048576];[.D274]); &quot;Politician&quot;; IF(COUNTIF([$Journalists.$A$1:.$A$1048576];[.D274]); &quot;Journalist&quot;; &quot;&quot;))))))))">
            <text:p/>
          </table:table-cell>
          <table:table-cell table:style-name="ce7" office:value-type="string" calcext:value-type="string">
            <text:p>qc</text:p>
          </table:table-cell>
          <table:table-cell table:style-name="ce12" table:content-validation-name="val1" table:formula="of:=IF(COUNTIF([$Elected.$A$1:.$A$1048576];[.F274]); &quot;Elected&quot;; IF(COUNTIF([$Parties.$A$1:.$A$1048576];[.F274]); &quot;Party&quot;; IF(COUNTIF([$Locations.$A$1:.$A$1048576];[.F274]); &quot;Location&quot;; IF(COUNTIF([$Contested.$A$1:.$A$1048576];[.F274]); &quot;Contested&quot;; IF(COUNTIF([$Governance.$A$1:.$A$1048576];[.F274]); &quot;Governance&quot;; IF(COUNTIF([$Incorrect.$A$1:.$A$1048576];[.F274]); &quot;Incorrect&quot;; IF(COUNTIF([$Politicians.$A$1:.$A$1048576];[.F274]); &quot;Politician&quot;; IF(COUNTIF([$Journalists.$A$1:.$A$1048576];[.F27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74]); &quot;Elected&quot;; IF(COUNTIF([$Parties.$A$1:.$A$1048576];[.H274]); &quot;Party&quot;; IF(COUNTIF([$Locations.$A$1:.$A$1048576];[.H274]); &quot;Location&quot;; IF(COUNTIF([$Contested.$A$1:.$A$1048576];[.H274]); &quot;Contested&quot;; IF(COUNTIF([$Governance.$A$1:.$A$1048576];[.H274]); &quot;Governance&quot;; IF(COUNTIF([$Incorrect.$A$1:.$A$1048576];[.H274]); &quot;Incorrect&quot;; IF(COUNTIF([$Politicians.$A$1:.$A$1048576];[.H274]); &quot;Politician&quot;; IF(COUNTIF([$Journalists.$A$1:.$A$1048576];[.H2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6" calcext:value-type="float">
            <text:p>266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B275]); &quot;Elected&quot;; IF(COUNTIF([$Parties.$A$1:.$A$1048576];[.B275]); &quot;Party&quot;; IF(COUNTIF([$Locations.$A$1:.$A$1048576];[.B275]); &quot;Location&quot;; IF(COUNTIF([$Contested.$A$1:.$A$1048576];[.B275]); &quot;Contested&quot;; IF(COUNTIF([$Governance.$A$1:.$A$1048576];[.B275]); &quot;Governance&quot;; IF(COUNTIF([$Incorrect.$A$1:.$A$1048576];[.B275]); &quot;Incorrect&quot;; IF(COUNTIF([$Politicians.$A$1:.$A$1048576];[.B275]); &quot;Politician&quot;; IF(COUNTIF([$Journalists.$A$1:.$A$1048576];[.B27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75]); &quot;Elected&quot;; IF(COUNTIF([$Parties.$A$1:.$A$1048576];[.D275]); &quot;Party&quot;; IF(COUNTIF([$Locations.$A$1:.$A$1048576];[.D275]); &quot;Location&quot;; IF(COUNTIF([$Contested.$A$1:.$A$1048576];[.D275]); &quot;Contested&quot;; IF(COUNTIF([$Governance.$A$1:.$A$1048576];[.D275]); &quot;Governance&quot;; IF(COUNTIF([$Incorrect.$A$1:.$A$1048576];[.D275]); &quot;Incorrect&quot;; IF(COUNTIF([$Politicians.$A$1:.$A$1048576];[.D275]); &quot;Politician&quot;; IF(COUNTIF([$Journalists.$A$1:.$A$1048576];[.D275]); &quot;Journalist&quot;; &quot;&quot;))))))))">
            <text:p/>
          </table:table-cell>
          <table:table-cell table:style-name="ce7" office:value-type="string" calcext:value-type="string">
            <text:p>jenny wood</text:p>
          </table:table-cell>
          <table:table-cell table:style-name="ce12" table:content-validation-name="val1" table:formula="of:=IF(COUNTIF([$Elected.$A$1:.$A$1048576];[.F275]); &quot;Elected&quot;; IF(COUNTIF([$Parties.$A$1:.$A$1048576];[.F275]); &quot;Party&quot;; IF(COUNTIF([$Locations.$A$1:.$A$1048576];[.F275]); &quot;Location&quot;; IF(COUNTIF([$Contested.$A$1:.$A$1048576];[.F275]); &quot;Contested&quot;; IF(COUNTIF([$Governance.$A$1:.$A$1048576];[.F275]); &quot;Governance&quot;; IF(COUNTIF([$Incorrect.$A$1:.$A$1048576];[.F275]); &quot;Incorrect&quot;; IF(COUNTIF([$Politicians.$A$1:.$A$1048576];[.F275]); &quot;Politician&quot;; IF(COUNTIF([$Journalists.$A$1:.$A$1048576];[.F27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5]); &quot;Elected&quot;; IF(COUNTIF([$Parties.$A$1:.$A$1048576];[.H275]); &quot;Party&quot;; IF(COUNTIF([$Locations.$A$1:.$A$1048576];[.H275]); &quot;Location&quot;; IF(COUNTIF([$Contested.$A$1:.$A$1048576];[.H275]); &quot;Contested&quot;; IF(COUNTIF([$Governance.$A$1:.$A$1048576];[.H275]); &quot;Governance&quot;; IF(COUNTIF([$Incorrect.$A$1:.$A$1048576];[.H275]); &quot;Incorrect&quot;; IF(COUNTIF([$Politicians.$A$1:.$A$1048576];[.H275]); &quot;Politician&quot;; IF(COUNTIF([$Journalists.$A$1:.$A$1048576];[.H2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7" calcext:value-type="float">
            <text:p>267</text:p>
          </table:table-cell>
          <table:table-cell table:style-name="ce7" office:value-type="string" calcext:value-type="string">
            <text:p>Gord Johns</text:p>
          </table:table-cell>
          <table:table-cell table:style-name="ce12" table:content-validation-name="val1" table:formula="of:=IF(COUNTIF([$Elected.$A$1:.$A$1048576];[.B276]); &quot;Elected&quot;; IF(COUNTIF([$Parties.$A$1:.$A$1048576];[.B276]); &quot;Party&quot;; IF(COUNTIF([$Locations.$A$1:.$A$1048576];[.B276]); &quot;Location&quot;; IF(COUNTIF([$Contested.$A$1:.$A$1048576];[.B276]); &quot;Contested&quot;; IF(COUNTIF([$Governance.$A$1:.$A$1048576];[.B276]); &quot;Governance&quot;; IF(COUNTIF([$Incorrect.$A$1:.$A$1048576];[.B276]); &quot;Incorrect&quot;; IF(COUNTIF([$Politicians.$A$1:.$A$1048576];[.B276]); &quot;Politician&quot;; IF(COUNTIF([$Journalists.$A$1:.$A$1048576];[.B27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6]); &quot;Elected&quot;; IF(COUNTIF([$Parties.$A$1:.$A$1048576];[.D276]); &quot;Party&quot;; IF(COUNTIF([$Locations.$A$1:.$A$1048576];[.D276]); &quot;Location&quot;; IF(COUNTIF([$Contested.$A$1:.$A$1048576];[.D276]); &quot;Contested&quot;; IF(COUNTIF([$Governance.$A$1:.$A$1048576];[.D276]); &quot;Governance&quot;; IF(COUNTIF([$Incorrect.$A$1:.$A$1048576];[.D276]); &quot;Incorrect&quot;; IF(COUNTIF([$Politicians.$A$1:.$A$1048576];[.D276]); &quot;Politician&quot;; IF(COUNTIF([$Journalists.$A$1:.$A$1048576];[.D276]); &quot;Journalist&quot;; &quot;&quot;))))))))">
            <text:p/>
          </table:table-cell>
          <table:table-cell table:style-name="ce7" office:value-type="string" calcext:value-type="string">
            <text:p>sabrina maddeaux</text:p>
          </table:table-cell>
          <table:table-cell table:style-name="ce12" table:content-validation-name="val1" table:formula="of:=IF(COUNTIF([$Elected.$A$1:.$A$1048576];[.F276]); &quot;Elected&quot;; IF(COUNTIF([$Parties.$A$1:.$A$1048576];[.F276]); &quot;Party&quot;; IF(COUNTIF([$Locations.$A$1:.$A$1048576];[.F276]); &quot;Location&quot;; IF(COUNTIF([$Contested.$A$1:.$A$1048576];[.F276]); &quot;Contested&quot;; IF(COUNTIF([$Governance.$A$1:.$A$1048576];[.F276]); &quot;Governance&quot;; IF(COUNTIF([$Incorrect.$A$1:.$A$1048576];[.F276]); &quot;Incorrect&quot;; IF(COUNTIF([$Politicians.$A$1:.$A$1048576];[.F276]); &quot;Politician&quot;; IF(COUNTIF([$Journalists.$A$1:.$A$1048576];[.F27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76]); &quot;Elected&quot;; IF(COUNTIF([$Parties.$A$1:.$A$1048576];[.H276]); &quot;Party&quot;; IF(COUNTIF([$Locations.$A$1:.$A$1048576];[.H276]); &quot;Location&quot;; IF(COUNTIF([$Contested.$A$1:.$A$1048576];[.H276]); &quot;Contested&quot;; IF(COUNTIF([$Governance.$A$1:.$A$1048576];[.H276]); &quot;Governance&quot;; IF(COUNTIF([$Incorrect.$A$1:.$A$1048576];[.H276]); &quot;Incorrect&quot;; IF(COUNTIF([$Politicians.$A$1:.$A$1048576];[.H276]); &quot;Politician&quot;; IF(COUNTIF([$Journalists.$A$1:.$A$1048576];[.H2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8" calcext:value-type="float">
            <text:p>268</text:p>
          </table:table-cell>
          <table:table-cell table:style-name="ce7" office:value-type="string" calcext:value-type="string">
            <text:p>Kirsty Duncan</text:p>
          </table:table-cell>
          <table:table-cell table:style-name="ce12" table:content-validation-name="val1" table:formula="of:=IF(COUNTIF([$Elected.$A$1:.$A$1048576];[.B277]); &quot;Elected&quot;; IF(COUNTIF([$Parties.$A$1:.$A$1048576];[.B277]); &quot;Party&quot;; IF(COUNTIF([$Locations.$A$1:.$A$1048576];[.B277]); &quot;Location&quot;; IF(COUNTIF([$Contested.$A$1:.$A$1048576];[.B277]); &quot;Contested&quot;; IF(COUNTIF([$Governance.$A$1:.$A$1048576];[.B277]); &quot;Governance&quot;; IF(COUNTIF([$Incorrect.$A$1:.$A$1048576];[.B277]); &quot;Incorrect&quot;; IF(COUNTIF([$Politicians.$A$1:.$A$1048576];[.B277]); &quot;Politician&quot;; IF(COUNTIF([$Journalists.$A$1:.$A$1048576];[.B27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7]); &quot;Elected&quot;; IF(COUNTIF([$Parties.$A$1:.$A$1048576];[.D277]); &quot;Party&quot;; IF(COUNTIF([$Locations.$A$1:.$A$1048576];[.D277]); &quot;Location&quot;; IF(COUNTIF([$Contested.$A$1:.$A$1048576];[.D277]); &quot;Contested&quot;; IF(COUNTIF([$Governance.$A$1:.$A$1048576];[.D277]); &quot;Governance&quot;; IF(COUNTIF([$Incorrect.$A$1:.$A$1048576];[.D277]); &quot;Incorrect&quot;; IF(COUNTIF([$Politicians.$A$1:.$A$1048576];[.D277]); &quot;Politician&quot;; IF(COUNTIF([$Journalists.$A$1:.$A$1048576];[.D277]); &quot;Journalist&quot;; &quot;&quot;))))))))">
            <text:p/>
          </table:table-cell>
          <table:table-cell table:style-name="ce7" office:value-type="string" calcext:value-type="string">
            <text:p>maclean's magazine</text:p>
          </table:table-cell>
          <table:table-cell table:style-name="ce12" table:content-validation-name="val1" table:formula="of:=IF(COUNTIF([$Elected.$A$1:.$A$1048576];[.F277]); &quot;Elected&quot;; IF(COUNTIF([$Parties.$A$1:.$A$1048576];[.F277]); &quot;Party&quot;; IF(COUNTIF([$Locations.$A$1:.$A$1048576];[.F277]); &quot;Location&quot;; IF(COUNTIF([$Contested.$A$1:.$A$1048576];[.F277]); &quot;Contested&quot;; IF(COUNTIF([$Governance.$A$1:.$A$1048576];[.F277]); &quot;Governance&quot;; IF(COUNTIF([$Incorrect.$A$1:.$A$1048576];[.F277]); &quot;Incorrect&quot;; IF(COUNTIF([$Politicians.$A$1:.$A$1048576];[.F277]); &quot;Politician&quot;; IF(COUNTIF([$Journalists.$A$1:.$A$1048576];[.F2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7]); &quot;Elected&quot;; IF(COUNTIF([$Parties.$A$1:.$A$1048576];[.H277]); &quot;Party&quot;; IF(COUNTIF([$Locations.$A$1:.$A$1048576];[.H277]); &quot;Location&quot;; IF(COUNTIF([$Contested.$A$1:.$A$1048576];[.H277]); &quot;Contested&quot;; IF(COUNTIF([$Governance.$A$1:.$A$1048576];[.H277]); &quot;Governance&quot;; IF(COUNTIF([$Incorrect.$A$1:.$A$1048576];[.H277]); &quot;Incorrect&quot;; IF(COUNTIF([$Politicians.$A$1:.$A$1048576];[.H277]); &quot;Politician&quot;; IF(COUNTIF([$Journalists.$A$1:.$A$1048576];[.H2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69" calcext:value-type="float">
            <text:p>269</text:p>
          </table:table-cell>
          <table:table-cell table:style-name="ce7" office:value-type="string" calcext:value-type="string">
            <text:p>Rob Oliphant</text:p>
          </table:table-cell>
          <table:table-cell table:style-name="ce12" table:content-validation-name="val1" table:formula="of:=IF(COUNTIF([$Elected.$A$1:.$A$1048576];[.B278]); &quot;Elected&quot;; IF(COUNTIF([$Parties.$A$1:.$A$1048576];[.B278]); &quot;Party&quot;; IF(COUNTIF([$Locations.$A$1:.$A$1048576];[.B278]); &quot;Location&quot;; IF(COUNTIF([$Contested.$A$1:.$A$1048576];[.B278]); &quot;Contested&quot;; IF(COUNTIF([$Governance.$A$1:.$A$1048576];[.B278]); &quot;Governance&quot;; IF(COUNTIF([$Incorrect.$A$1:.$A$1048576];[.B278]); &quot;Incorrect&quot;; IF(COUNTIF([$Politicians.$A$1:.$A$1048576];[.B278]); &quot;Politician&quot;; IF(COUNTIF([$Journalists.$A$1:.$A$1048576];[.B27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8]); &quot;Elected&quot;; IF(COUNTIF([$Parties.$A$1:.$A$1048576];[.D278]); &quot;Party&quot;; IF(COUNTIF([$Locations.$A$1:.$A$1048576];[.D278]); &quot;Location&quot;; IF(COUNTIF([$Contested.$A$1:.$A$1048576];[.D278]); &quot;Contested&quot;; IF(COUNTIF([$Governance.$A$1:.$A$1048576];[.D278]); &quot;Governance&quot;; IF(COUNTIF([$Incorrect.$A$1:.$A$1048576];[.D278]); &quot;Incorrect&quot;; IF(COUNTIF([$Politicians.$A$1:.$A$1048576];[.D278]); &quot;Politician&quot;; IF(COUNTIF([$Journalists.$A$1:.$A$1048576];[.D278]); &quot;Journalist&quot;; &quot;&quot;))))))))">
            <text:p/>
          </table:table-cell>
          <table:table-cell table:style-name="ce7" office:value-type="string" calcext:value-type="string">
            <text:p>delta</text:p>
          </table:table-cell>
          <table:table-cell table:style-name="ce12" table:content-validation-name="val1" table:formula="of:=IF(COUNTIF([$Elected.$A$1:.$A$1048576];[.F278]); &quot;Elected&quot;; IF(COUNTIF([$Parties.$A$1:.$A$1048576];[.F278]); &quot;Party&quot;; IF(COUNTIF([$Locations.$A$1:.$A$1048576];[.F278]); &quot;Location&quot;; IF(COUNTIF([$Contested.$A$1:.$A$1048576];[.F278]); &quot;Contested&quot;; IF(COUNTIF([$Governance.$A$1:.$A$1048576];[.F278]); &quot;Governance&quot;; IF(COUNTIF([$Incorrect.$A$1:.$A$1048576];[.F278]); &quot;Incorrect&quot;; IF(COUNTIF([$Politicians.$A$1:.$A$1048576];[.F278]); &quot;Politician&quot;; IF(COUNTIF([$Journalists.$A$1:.$A$1048576];[.F2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8]); &quot;Elected&quot;; IF(COUNTIF([$Parties.$A$1:.$A$1048576];[.H278]); &quot;Party&quot;; IF(COUNTIF([$Locations.$A$1:.$A$1048576];[.H278]); &quot;Location&quot;; IF(COUNTIF([$Contested.$A$1:.$A$1048576];[.H278]); &quot;Contested&quot;; IF(COUNTIF([$Governance.$A$1:.$A$1048576];[.H278]); &quot;Governance&quot;; IF(COUNTIF([$Incorrect.$A$1:.$A$1048576];[.H278]); &quot;Incorrect&quot;; IF(COUNTIF([$Politicians.$A$1:.$A$1048576];[.H278]); &quot;Politician&quot;; IF(COUNTIF([$Journalists.$A$1:.$A$1048576];[.H2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0" calcext:value-type="float">
            <text:p>270</text:p>
          </table:table-cell>
          <table:table-cell table:style-name="ce7" office:value-type="string" calcext:value-type="string">
            <text:p>Ryan Turnbull (politician)</text:p>
          </table:table-cell>
          <table:table-cell table:style-name="ce12" table:content-validation-name="val1" table:formula="of:=IF(COUNTIF([$Elected.$A$1:.$A$1048576];[.B279]); &quot;Elected&quot;; IF(COUNTIF([$Parties.$A$1:.$A$1048576];[.B279]); &quot;Party&quot;; IF(COUNTIF([$Locations.$A$1:.$A$1048576];[.B279]); &quot;Location&quot;; IF(COUNTIF([$Contested.$A$1:.$A$1048576];[.B279]); &quot;Contested&quot;; IF(COUNTIF([$Governance.$A$1:.$A$1048576];[.B279]); &quot;Governance&quot;; IF(COUNTIF([$Incorrect.$A$1:.$A$1048576];[.B279]); &quot;Incorrect&quot;; IF(COUNTIF([$Politicians.$A$1:.$A$1048576];[.B279]); &quot;Politician&quot;; IF(COUNTIF([$Journalists.$A$1:.$A$1048576];[.B27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9]); &quot;Elected&quot;; IF(COUNTIF([$Parties.$A$1:.$A$1048576];[.D279]); &quot;Party&quot;; IF(COUNTIF([$Locations.$A$1:.$A$1048576];[.D279]); &quot;Location&quot;; IF(COUNTIF([$Contested.$A$1:.$A$1048576];[.D279]); &quot;Contested&quot;; IF(COUNTIF([$Governance.$A$1:.$A$1048576];[.D279]); &quot;Governance&quot;; IF(COUNTIF([$Incorrect.$A$1:.$A$1048576];[.D279]); &quot;Incorrect&quot;; IF(COUNTIF([$Politicians.$A$1:.$A$1048576];[.D279]); &quot;Politician&quot;; IF(COUNTIF([$Journalists.$A$1:.$A$1048576];[.D279]); &quot;Journalist&quot;; &quot;&quot;))))))))">
            <text:p/>
          </table:table-cell>
          <table:table-cell table:style-name="ce7" office:value-type="string" calcext:value-type="string">
            <text:p>jody wilson-raybould</text:p>
          </table:table-cell>
          <table:table-cell table:style-name="ce12" table:content-validation-name="val1" table:formula="of:=IF(COUNTIF([$Elected.$A$1:.$A$1048576];[.F279]); &quot;Elected&quot;; IF(COUNTIF([$Parties.$A$1:.$A$1048576];[.F279]); &quot;Party&quot;; IF(COUNTIF([$Locations.$A$1:.$A$1048576];[.F279]); &quot;Location&quot;; IF(COUNTIF([$Contested.$A$1:.$A$1048576];[.F279]); &quot;Contested&quot;; IF(COUNTIF([$Governance.$A$1:.$A$1048576];[.F279]); &quot;Governance&quot;; IF(COUNTIF([$Incorrect.$A$1:.$A$1048576];[.F279]); &quot;Incorrect&quot;; IF(COUNTIF([$Politicians.$A$1:.$A$1048576];[.F279]); &quot;Politician&quot;; IF(COUNTIF([$Journalists.$A$1:.$A$1048576];[.F27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79]); &quot;Elected&quot;; IF(COUNTIF([$Parties.$A$1:.$A$1048576];[.H279]); &quot;Party&quot;; IF(COUNTIF([$Locations.$A$1:.$A$1048576];[.H279]); &quot;Location&quot;; IF(COUNTIF([$Contested.$A$1:.$A$1048576];[.H279]); &quot;Contested&quot;; IF(COUNTIF([$Governance.$A$1:.$A$1048576];[.H279]); &quot;Governance&quot;; IF(COUNTIF([$Incorrect.$A$1:.$A$1048576];[.H279]); &quot;Incorrect&quot;; IF(COUNTIF([$Politicians.$A$1:.$A$1048576];[.H279]); &quot;Politician&quot;; IF(COUNTIF([$Journalists.$A$1:.$A$1048576];[.H2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1" calcext:value-type="float">
            <text:p>271</text:p>
          </table:table-cell>
          <table:table-cell table:style-name="ce7" office:value-type="string" calcext:value-type="string">
            <text:p>Peter Fonseca</text:p>
          </table:table-cell>
          <table:table-cell table:style-name="ce12" table:content-validation-name="val1" table:formula="of:=IF(COUNTIF([$Elected.$A$1:.$A$1048576];[.B280]); &quot;Elected&quot;; IF(COUNTIF([$Parties.$A$1:.$A$1048576];[.B280]); &quot;Party&quot;; IF(COUNTIF([$Locations.$A$1:.$A$1048576];[.B280]); &quot;Location&quot;; IF(COUNTIF([$Contested.$A$1:.$A$1048576];[.B280]); &quot;Contested&quot;; IF(COUNTIF([$Governance.$A$1:.$A$1048576];[.B280]); &quot;Governance&quot;; IF(COUNTIF([$Incorrect.$A$1:.$A$1048576];[.B280]); &quot;Incorrect&quot;; IF(COUNTIF([$Politicians.$A$1:.$A$1048576];[.B280]); &quot;Politician&quot;; IF(COUNTIF([$Journalists.$A$1:.$A$1048576];[.B28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0]); &quot;Elected&quot;; IF(COUNTIF([$Parties.$A$1:.$A$1048576];[.D280]); &quot;Party&quot;; IF(COUNTIF([$Locations.$A$1:.$A$1048576];[.D280]); &quot;Location&quot;; IF(COUNTIF([$Contested.$A$1:.$A$1048576];[.D280]); &quot;Contested&quot;; IF(COUNTIF([$Governance.$A$1:.$A$1048576];[.D280]); &quot;Governance&quot;; IF(COUNTIF([$Incorrect.$A$1:.$A$1048576];[.D280]); &quot;Incorrect&quot;; IF(COUNTIF([$Politicians.$A$1:.$A$1048576];[.D280]); &quot;Politician&quot;; IF(COUNTIF([$Journalists.$A$1:.$A$1048576];[.D280]); &quot;Journalist&quot;; &quot;&quot;))))))))">
            <text:p/>
          </table:table-cell>
          <table:table-cell table:style-name="ce7" office:value-type="string" calcext:value-type="string">
            <text:p>kitchener</text:p>
          </table:table-cell>
          <table:table-cell table:style-name="ce12" table:content-validation-name="val1" table:formula="of:=IF(COUNTIF([$Elected.$A$1:.$A$1048576];[.F280]); &quot;Elected&quot;; IF(COUNTIF([$Parties.$A$1:.$A$1048576];[.F280]); &quot;Party&quot;; IF(COUNTIF([$Locations.$A$1:.$A$1048576];[.F280]); &quot;Location&quot;; IF(COUNTIF([$Contested.$A$1:.$A$1048576];[.F280]); &quot;Contested&quot;; IF(COUNTIF([$Governance.$A$1:.$A$1048576];[.F280]); &quot;Governance&quot;; IF(COUNTIF([$Incorrect.$A$1:.$A$1048576];[.F280]); &quot;Incorrect&quot;; IF(COUNTIF([$Politicians.$A$1:.$A$1048576];[.F280]); &quot;Politician&quot;; IF(COUNTIF([$Journalists.$A$1:.$A$1048576];[.F28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80]); &quot;Elected&quot;; IF(COUNTIF([$Parties.$A$1:.$A$1048576];[.H280]); &quot;Party&quot;; IF(COUNTIF([$Locations.$A$1:.$A$1048576];[.H280]); &quot;Location&quot;; IF(COUNTIF([$Contested.$A$1:.$A$1048576];[.H280]); &quot;Contested&quot;; IF(COUNTIF([$Governance.$A$1:.$A$1048576];[.H280]); &quot;Governance&quot;; IF(COUNTIF([$Incorrect.$A$1:.$A$1048576];[.H280]); &quot;Incorrect&quot;; IF(COUNTIF([$Politicians.$A$1:.$A$1048576];[.H280]); &quot;Politician&quot;; IF(COUNTIF([$Journalists.$A$1:.$A$1048576];[.H2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2" calcext:value-type="float">
            <text:p>272</text:p>
          </table:table-cell>
          <table:table-cell table:style-name="ce7" office:value-type="string" calcext:value-type="string">
            <text:p>Adam van Koeverden</text:p>
          </table:table-cell>
          <table:table-cell table:style-name="ce12" table:content-validation-name="val1" table:formula="of:=IF(COUNTIF([$Elected.$A$1:.$A$1048576];[.B281]); &quot;Elected&quot;; IF(COUNTIF([$Parties.$A$1:.$A$1048576];[.B281]); &quot;Party&quot;; IF(COUNTIF([$Locations.$A$1:.$A$1048576];[.B281]); &quot;Location&quot;; IF(COUNTIF([$Contested.$A$1:.$A$1048576];[.B281]); &quot;Contested&quot;; IF(COUNTIF([$Governance.$A$1:.$A$1048576];[.B281]); &quot;Governance&quot;; IF(COUNTIF([$Incorrect.$A$1:.$A$1048576];[.B281]); &quot;Incorrect&quot;; IF(COUNTIF([$Politicians.$A$1:.$A$1048576];[.B281]); &quot;Politician&quot;; IF(COUNTIF([$Journalists.$A$1:.$A$1048576];[.B2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1]); &quot;Elected&quot;; IF(COUNTIF([$Parties.$A$1:.$A$1048576];[.D281]); &quot;Party&quot;; IF(COUNTIF([$Locations.$A$1:.$A$1048576];[.D281]); &quot;Location&quot;; IF(COUNTIF([$Contested.$A$1:.$A$1048576];[.D281]); &quot;Contested&quot;; IF(COUNTIF([$Governance.$A$1:.$A$1048576];[.D281]); &quot;Governance&quot;; IF(COUNTIF([$Incorrect.$A$1:.$A$1048576];[.D281]); &quot;Incorrect&quot;; IF(COUNTIF([$Politicians.$A$1:.$A$1048576];[.D281]); &quot;Politician&quot;; IF(COUNTIF([$Journalists.$A$1:.$A$1048576];[.D281]); &quot;Journalist&quot;; &quot;&quot;))))))))">
            <text:p/>
          </table:table-cell>
          <table:table-cell table:style-name="ce7" office:value-type="string" calcext:value-type="string">
            <text:p>ben bankas</text:p>
          </table:table-cell>
          <table:table-cell table:style-name="ce12" table:content-validation-name="val1" table:formula="of:=IF(COUNTIF([$Elected.$A$1:.$A$1048576];[.F281]); &quot;Elected&quot;; IF(COUNTIF([$Parties.$A$1:.$A$1048576];[.F281]); &quot;Party&quot;; IF(COUNTIF([$Locations.$A$1:.$A$1048576];[.F281]); &quot;Location&quot;; IF(COUNTIF([$Contested.$A$1:.$A$1048576];[.F281]); &quot;Contested&quot;; IF(COUNTIF([$Governance.$A$1:.$A$1048576];[.F281]); &quot;Governance&quot;; IF(COUNTIF([$Incorrect.$A$1:.$A$1048576];[.F281]); &quot;Incorrect&quot;; IF(COUNTIF([$Politicians.$A$1:.$A$1048576];[.F281]); &quot;Politician&quot;; IF(COUNTIF([$Journalists.$A$1:.$A$1048576];[.F28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1]); &quot;Elected&quot;; IF(COUNTIF([$Parties.$A$1:.$A$1048576];[.H281]); &quot;Party&quot;; IF(COUNTIF([$Locations.$A$1:.$A$1048576];[.H281]); &quot;Location&quot;; IF(COUNTIF([$Contested.$A$1:.$A$1048576];[.H281]); &quot;Contested&quot;; IF(COUNTIF([$Governance.$A$1:.$A$1048576];[.H281]); &quot;Governance&quot;; IF(COUNTIF([$Incorrect.$A$1:.$A$1048576];[.H281]); &quot;Incorrect&quot;; IF(COUNTIF([$Politicians.$A$1:.$A$1048576];[.H281]); &quot;Politician&quot;; IF(COUNTIF([$Journalists.$A$1:.$A$1048576];[.H2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3" calcext:value-type="float">
            <text:p>273</text:p>
          </table:table-cell>
          <table:table-cell table:style-name="ce7" office:value-type="string" calcext:value-type="string">
            <text:p>Denis Trudel</text:p>
          </table:table-cell>
          <table:table-cell table:style-name="ce12" table:content-validation-name="val1" table:formula="of:=IF(COUNTIF([$Elected.$A$1:.$A$1048576];[.B282]); &quot;Elected&quot;; IF(COUNTIF([$Parties.$A$1:.$A$1048576];[.B282]); &quot;Party&quot;; IF(COUNTIF([$Locations.$A$1:.$A$1048576];[.B282]); &quot;Location&quot;; IF(COUNTIF([$Contested.$A$1:.$A$1048576];[.B282]); &quot;Contested&quot;; IF(COUNTIF([$Governance.$A$1:.$A$1048576];[.B282]); &quot;Governance&quot;; IF(COUNTIF([$Incorrect.$A$1:.$A$1048576];[.B282]); &quot;Incorrect&quot;; IF(COUNTIF([$Politicians.$A$1:.$A$1048576];[.B282]); &quot;Politician&quot;; IF(COUNTIF([$Journalists.$A$1:.$A$1048576];[.B28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2]); &quot;Elected&quot;; IF(COUNTIF([$Parties.$A$1:.$A$1048576];[.D282]); &quot;Party&quot;; IF(COUNTIF([$Locations.$A$1:.$A$1048576];[.D282]); &quot;Location&quot;; IF(COUNTIF([$Contested.$A$1:.$A$1048576];[.D282]); &quot;Contested&quot;; IF(COUNTIF([$Governance.$A$1:.$A$1048576];[.D282]); &quot;Governance&quot;; IF(COUNTIF([$Incorrect.$A$1:.$A$1048576];[.D282]); &quot;Incorrect&quot;; IF(COUNTIF([$Politicians.$A$1:.$A$1048576];[.D282]); &quot;Politician&quot;; IF(COUNTIF([$Journalists.$A$1:.$A$1048576];[.D282]); &quot;Journalist&quot;; &quot;&quot;))))))))">
            <text:p/>
          </table:table-cell>
          <table:table-cell table:style-name="ce7" office:value-type="string" calcext:value-type="string">
            <text:p>vicki campbell</text:p>
          </table:table-cell>
          <table:table-cell table:style-name="ce12" table:content-validation-name="val1" table:formula="of:=IF(COUNTIF([$Elected.$A$1:.$A$1048576];[.F282]); &quot;Elected&quot;; IF(COUNTIF([$Parties.$A$1:.$A$1048576];[.F282]); &quot;Party&quot;; IF(COUNTIF([$Locations.$A$1:.$A$1048576];[.F282]); &quot;Location&quot;; IF(COUNTIF([$Contested.$A$1:.$A$1048576];[.F282]); &quot;Contested&quot;; IF(COUNTIF([$Governance.$A$1:.$A$1048576];[.F282]); &quot;Governance&quot;; IF(COUNTIF([$Incorrect.$A$1:.$A$1048576];[.F282]); &quot;Incorrect&quot;; IF(COUNTIF([$Politicians.$A$1:.$A$1048576];[.F282]); &quot;Politician&quot;; IF(COUNTIF([$Journalists.$A$1:.$A$1048576];[.F2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2]); &quot;Elected&quot;; IF(COUNTIF([$Parties.$A$1:.$A$1048576];[.H282]); &quot;Party&quot;; IF(COUNTIF([$Locations.$A$1:.$A$1048576];[.H282]); &quot;Location&quot;; IF(COUNTIF([$Contested.$A$1:.$A$1048576];[.H282]); &quot;Contested&quot;; IF(COUNTIF([$Governance.$A$1:.$A$1048576];[.H282]); &quot;Governance&quot;; IF(COUNTIF([$Incorrect.$A$1:.$A$1048576];[.H282]); &quot;Incorrect&quot;; IF(COUNTIF([$Politicians.$A$1:.$A$1048576];[.H282]); &quot;Politician&quot;; IF(COUNTIF([$Journalists.$A$1:.$A$1048576];[.H2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4" calcext:value-type="float">
            <text:p>274</text:p>
          </table:table-cell>
          <table:table-cell table:style-name="ce7" office:value-type="string" calcext:value-type="string">
            <text:p>Melissa Lantsman</text:p>
          </table:table-cell>
          <table:table-cell table:style-name="ce12" table:content-validation-name="val1" table:formula="of:=IF(COUNTIF([$Elected.$A$1:.$A$1048576];[.B283]); &quot;Elected&quot;; IF(COUNTIF([$Parties.$A$1:.$A$1048576];[.B283]); &quot;Party&quot;; IF(COUNTIF([$Locations.$A$1:.$A$1048576];[.B283]); &quot;Location&quot;; IF(COUNTIF([$Contested.$A$1:.$A$1048576];[.B283]); &quot;Contested&quot;; IF(COUNTIF([$Governance.$A$1:.$A$1048576];[.B283]); &quot;Governance&quot;; IF(COUNTIF([$Incorrect.$A$1:.$A$1048576];[.B283]); &quot;Incorrect&quot;; IF(COUNTIF([$Politicians.$A$1:.$A$1048576];[.B283]); &quot;Politician&quot;; IF(COUNTIF([$Journalists.$A$1:.$A$1048576];[.B2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3]); &quot;Elected&quot;; IF(COUNTIF([$Parties.$A$1:.$A$1048576];[.D283]); &quot;Party&quot;; IF(COUNTIF([$Locations.$A$1:.$A$1048576];[.D283]); &quot;Location&quot;; IF(COUNTIF([$Contested.$A$1:.$A$1048576];[.D283]); &quot;Contested&quot;; IF(COUNTIF([$Governance.$A$1:.$A$1048576];[.D283]); &quot;Governance&quot;; IF(COUNTIF([$Incorrect.$A$1:.$A$1048576];[.D283]); &quot;Incorrect&quot;; IF(COUNTIF([$Politicians.$A$1:.$A$1048576];[.D283]); &quot;Politician&quot;; IF(COUNTIF([$Journalists.$A$1:.$A$1048576];[.D283]); &quot;Journalist&quot;; &quot;&quot;))))))))">
            <text:p/>
          </table:table-cell>
          <table:table-cell table:style-name="ce7" office:value-type="string" calcext:value-type="string">
            <text:p>monday’s</text:p>
          </table:table-cell>
          <table:table-cell table:style-name="ce12" table:content-validation-name="val1" table:formula="of:=IF(COUNTIF([$Elected.$A$1:.$A$1048576];[.F283]); &quot;Elected&quot;; IF(COUNTIF([$Parties.$A$1:.$A$1048576];[.F283]); &quot;Party&quot;; IF(COUNTIF([$Locations.$A$1:.$A$1048576];[.F283]); &quot;Location&quot;; IF(COUNTIF([$Contested.$A$1:.$A$1048576];[.F283]); &quot;Contested&quot;; IF(COUNTIF([$Governance.$A$1:.$A$1048576];[.F283]); &quot;Governance&quot;; IF(COUNTIF([$Incorrect.$A$1:.$A$1048576];[.F283]); &quot;Incorrect&quot;; IF(COUNTIF([$Politicians.$A$1:.$A$1048576];[.F283]); &quot;Politician&quot;; IF(COUNTIF([$Journalists.$A$1:.$A$1048576];[.F28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3]); &quot;Elected&quot;; IF(COUNTIF([$Parties.$A$1:.$A$1048576];[.H283]); &quot;Party&quot;; IF(COUNTIF([$Locations.$A$1:.$A$1048576];[.H283]); &quot;Location&quot;; IF(COUNTIF([$Contested.$A$1:.$A$1048576];[.H283]); &quot;Contested&quot;; IF(COUNTIF([$Governance.$A$1:.$A$1048576];[.H283]); &quot;Governance&quot;; IF(COUNTIF([$Incorrect.$A$1:.$A$1048576];[.H283]); &quot;Incorrect&quot;; IF(COUNTIF([$Politicians.$A$1:.$A$1048576];[.H283]); &quot;Politician&quot;; IF(COUNTIF([$Journalists.$A$1:.$A$1048576];[.H2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5" calcext:value-type="float">
            <text:p>275</text:p>
          </table:table-cell>
          <table:table-cell table:style-name="ce7" office:value-type="string" calcext:value-type="string">
            <text:p>Richard Martel</text:p>
          </table:table-cell>
          <table:table-cell table:style-name="ce12" table:content-validation-name="val1" table:formula="of:=IF(COUNTIF([$Elected.$A$1:.$A$1048576];[.B284]); &quot;Elected&quot;; IF(COUNTIF([$Parties.$A$1:.$A$1048576];[.B284]); &quot;Party&quot;; IF(COUNTIF([$Locations.$A$1:.$A$1048576];[.B284]); &quot;Location&quot;; IF(COUNTIF([$Contested.$A$1:.$A$1048576];[.B284]); &quot;Contested&quot;; IF(COUNTIF([$Governance.$A$1:.$A$1048576];[.B284]); &quot;Governance&quot;; IF(COUNTIF([$Incorrect.$A$1:.$A$1048576];[.B284]); &quot;Incorrect&quot;; IF(COUNTIF([$Politicians.$A$1:.$A$1048576];[.B284]); &quot;Politician&quot;; IF(COUNTIF([$Journalists.$A$1:.$A$1048576];[.B28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4]); &quot;Elected&quot;; IF(COUNTIF([$Parties.$A$1:.$A$1048576];[.D284]); &quot;Party&quot;; IF(COUNTIF([$Locations.$A$1:.$A$1048576];[.D284]); &quot;Location&quot;; IF(COUNTIF([$Contested.$A$1:.$A$1048576];[.D284]); &quot;Contested&quot;; IF(COUNTIF([$Governance.$A$1:.$A$1048576];[.D284]); &quot;Governance&quot;; IF(COUNTIF([$Incorrect.$A$1:.$A$1048576];[.D284]); &quot;Incorrect&quot;; IF(COUNTIF([$Politicians.$A$1:.$A$1048576];[.D284]); &quot;Politician&quot;; IF(COUNTIF([$Journalists.$A$1:.$A$1048576];[.D284]); &quot;Journalist&quot;; &quot;&quot;))))))))">
            <text:p/>
          </table:table-cell>
          <table:table-cell table:style-name="ce7" office:value-type="string" calcext:value-type="string">
            <text:p>saskatoon inn</text:p>
          </table:table-cell>
          <table:table-cell table:style-name="ce12" table:content-validation-name="val1" table:formula="of:=IF(COUNTIF([$Elected.$A$1:.$A$1048576];[.F284]); &quot;Elected&quot;; IF(COUNTIF([$Parties.$A$1:.$A$1048576];[.F284]); &quot;Party&quot;; IF(COUNTIF([$Locations.$A$1:.$A$1048576];[.F284]); &quot;Location&quot;; IF(COUNTIF([$Contested.$A$1:.$A$1048576];[.F284]); &quot;Contested&quot;; IF(COUNTIF([$Governance.$A$1:.$A$1048576];[.F284]); &quot;Governance&quot;; IF(COUNTIF([$Incorrect.$A$1:.$A$1048576];[.F284]); &quot;Incorrect&quot;; IF(COUNTIF([$Politicians.$A$1:.$A$1048576];[.F284]); &quot;Politician&quot;; IF(COUNTIF([$Journalists.$A$1:.$A$1048576];[.F28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4]); &quot;Elected&quot;; IF(COUNTIF([$Parties.$A$1:.$A$1048576];[.H284]); &quot;Party&quot;; IF(COUNTIF([$Locations.$A$1:.$A$1048576];[.H284]); &quot;Location&quot;; IF(COUNTIF([$Contested.$A$1:.$A$1048576];[.H284]); &quot;Contested&quot;; IF(COUNTIF([$Governance.$A$1:.$A$1048576];[.H284]); &quot;Governance&quot;; IF(COUNTIF([$Incorrect.$A$1:.$A$1048576];[.H284]); &quot;Incorrect&quot;; IF(COUNTIF([$Politicians.$A$1:.$A$1048576];[.H284]); &quot;Politician&quot;; IF(COUNTIF([$Journalists.$A$1:.$A$1048576];[.H2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6" calcext:value-type="float">
            <text:p>276</text:p>
          </table:table-cell>
          <table:table-cell table:style-name="ce7" office:value-type="string" calcext:value-type="string">
            <text:p>Brendan Hanley</text:p>
          </table:table-cell>
          <table:table-cell table:style-name="ce12" table:content-validation-name="val1" table:formula="of:=IF(COUNTIF([$Elected.$A$1:.$A$1048576];[.B285]); &quot;Elected&quot;; IF(COUNTIF([$Parties.$A$1:.$A$1048576];[.B285]); &quot;Party&quot;; IF(COUNTIF([$Locations.$A$1:.$A$1048576];[.B285]); &quot;Location&quot;; IF(COUNTIF([$Contested.$A$1:.$A$1048576];[.B285]); &quot;Contested&quot;; IF(COUNTIF([$Governance.$A$1:.$A$1048576];[.B285]); &quot;Governance&quot;; IF(COUNTIF([$Incorrect.$A$1:.$A$1048576];[.B285]); &quot;Incorrect&quot;; IF(COUNTIF([$Politicians.$A$1:.$A$1048576];[.B285]); &quot;Politician&quot;; IF(COUNTIF([$Journalists.$A$1:.$A$1048576];[.B28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5]); &quot;Elected&quot;; IF(COUNTIF([$Parties.$A$1:.$A$1048576];[.D285]); &quot;Party&quot;; IF(COUNTIF([$Locations.$A$1:.$A$1048576];[.D285]); &quot;Location&quot;; IF(COUNTIF([$Contested.$A$1:.$A$1048576];[.D285]); &quot;Contested&quot;; IF(COUNTIF([$Governance.$A$1:.$A$1048576];[.D285]); &quot;Governance&quot;; IF(COUNTIF([$Incorrect.$A$1:.$A$1048576];[.D285]); &quot;Incorrect&quot;; IF(COUNTIF([$Politicians.$A$1:.$A$1048576];[.D285]); &quot;Politician&quot;; IF(COUNTIF([$Journalists.$A$1:.$A$1048576];[.D285]); &quot;Journalist&quot;; &quot;&quot;))))))))">
            <text:p/>
          </table:table-cell>
          <table:table-cell table:style-name="ce7" office:value-type="string" calcext:value-type="string">
            <text:p>united states</text:p>
          </table:table-cell>
          <table:table-cell table:style-name="ce12" table:content-validation-name="val1" table:formula="of:=IF(COUNTIF([$Elected.$A$1:.$A$1048576];[.F285]); &quot;Elected&quot;; IF(COUNTIF([$Parties.$A$1:.$A$1048576];[.F285]); &quot;Party&quot;; IF(COUNTIF([$Locations.$A$1:.$A$1048576];[.F285]); &quot;Location&quot;; IF(COUNTIF([$Contested.$A$1:.$A$1048576];[.F285]); &quot;Contested&quot;; IF(COUNTIF([$Governance.$A$1:.$A$1048576];[.F285]); &quot;Governance&quot;; IF(COUNTIF([$Incorrect.$A$1:.$A$1048576];[.F285]); &quot;Incorrect&quot;; IF(COUNTIF([$Politicians.$A$1:.$A$1048576];[.F285]); &quot;Politician&quot;; IF(COUNTIF([$Journalists.$A$1:.$A$1048576];[.F28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5]); &quot;Elected&quot;; IF(COUNTIF([$Parties.$A$1:.$A$1048576];[.H285]); &quot;Party&quot;; IF(COUNTIF([$Locations.$A$1:.$A$1048576];[.H285]); &quot;Location&quot;; IF(COUNTIF([$Contested.$A$1:.$A$1048576];[.H285]); &quot;Contested&quot;; IF(COUNTIF([$Governance.$A$1:.$A$1048576];[.H285]); &quot;Governance&quot;; IF(COUNTIF([$Incorrect.$A$1:.$A$1048576];[.H285]); &quot;Incorrect&quot;; IF(COUNTIF([$Politicians.$A$1:.$A$1048576];[.H285]); &quot;Politician&quot;; IF(COUNTIF([$Journalists.$A$1:.$A$1048576];[.H2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7" calcext:value-type="float">
            <text:p>277</text:p>
          </table:table-cell>
          <table:table-cell table:style-name="ce7" office:value-type="string" calcext:value-type="string">
            <text:p>Chuck Strahl</text:p>
          </table:table-cell>
          <table:table-cell table:style-name="ce12" table:content-validation-name="val1" table:formula="of:=IF(COUNTIF([$Elected.$A$1:.$A$1048576];[.B286]); &quot;Elected&quot;; IF(COUNTIF([$Parties.$A$1:.$A$1048576];[.B286]); &quot;Party&quot;; IF(COUNTIF([$Locations.$A$1:.$A$1048576];[.B286]); &quot;Location&quot;; IF(COUNTIF([$Contested.$A$1:.$A$1048576];[.B286]); &quot;Contested&quot;; IF(COUNTIF([$Governance.$A$1:.$A$1048576];[.B286]); &quot;Governance&quot;; IF(COUNTIF([$Incorrect.$A$1:.$A$1048576];[.B286]); &quot;Incorrect&quot;; IF(COUNTIF([$Politicians.$A$1:.$A$1048576];[.B286]); &quot;Politician&quot;; IF(COUNTIF([$Journalists.$A$1:.$A$1048576];[.B28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86]); &quot;Elected&quot;; IF(COUNTIF([$Parties.$A$1:.$A$1048576];[.D286]); &quot;Party&quot;; IF(COUNTIF([$Locations.$A$1:.$A$1048576];[.D286]); &quot;Location&quot;; IF(COUNTIF([$Contested.$A$1:.$A$1048576];[.D286]); &quot;Contested&quot;; IF(COUNTIF([$Governance.$A$1:.$A$1048576];[.D286]); &quot;Governance&quot;; IF(COUNTIF([$Incorrect.$A$1:.$A$1048576];[.D286]); &quot;Incorrect&quot;; IF(COUNTIF([$Politicians.$A$1:.$A$1048576];[.D286]); &quot;Politician&quot;; IF(COUNTIF([$Journalists.$A$1:.$A$1048576];[.D286]); &quot;Journalist&quot;; &quot;&quot;))))))))">
            <text:p/>
          </table:table-cell>
          <table:table-cell table:style-name="ce7" office:value-type="string" calcext:value-type="string">
            <text:p>lake ontario</text:p>
          </table:table-cell>
          <table:table-cell table:style-name="ce12" table:content-validation-name="val1" table:formula="of:=IF(COUNTIF([$Elected.$A$1:.$A$1048576];[.F286]); &quot;Elected&quot;; IF(COUNTIF([$Parties.$A$1:.$A$1048576];[.F286]); &quot;Party&quot;; IF(COUNTIF([$Locations.$A$1:.$A$1048576];[.F286]); &quot;Location&quot;; IF(COUNTIF([$Contested.$A$1:.$A$1048576];[.F286]); &quot;Contested&quot;; IF(COUNTIF([$Governance.$A$1:.$A$1048576];[.F286]); &quot;Governance&quot;; IF(COUNTIF([$Incorrect.$A$1:.$A$1048576];[.F286]); &quot;Incorrect&quot;; IF(COUNTIF([$Politicians.$A$1:.$A$1048576];[.F286]); &quot;Politician&quot;; IF(COUNTIF([$Journalists.$A$1:.$A$1048576];[.F28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6]); &quot;Elected&quot;; IF(COUNTIF([$Parties.$A$1:.$A$1048576];[.H286]); &quot;Party&quot;; IF(COUNTIF([$Locations.$A$1:.$A$1048576];[.H286]); &quot;Location&quot;; IF(COUNTIF([$Contested.$A$1:.$A$1048576];[.H286]); &quot;Contested&quot;; IF(COUNTIF([$Governance.$A$1:.$A$1048576];[.H286]); &quot;Governance&quot;; IF(COUNTIF([$Incorrect.$A$1:.$A$1048576];[.H286]); &quot;Incorrect&quot;; IF(COUNTIF([$Politicians.$A$1:.$A$1048576];[.H286]); &quot;Politician&quot;; IF(COUNTIF([$Journalists.$A$1:.$A$1048576];[.H2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8" calcext:value-type="float">
            <text:p>278</text:p>
          </table:table-cell>
          <table:table-cell table:style-name="ce7" office:value-type="string" calcext:value-type="string">
            <text:p>Gudie Hutchings</text:p>
          </table:table-cell>
          <table:table-cell table:style-name="ce12" table:content-validation-name="val1" table:formula="of:=IF(COUNTIF([$Elected.$A$1:.$A$1048576];[.B287]); &quot;Elected&quot;; IF(COUNTIF([$Parties.$A$1:.$A$1048576];[.B287]); &quot;Party&quot;; IF(COUNTIF([$Locations.$A$1:.$A$1048576];[.B287]); &quot;Location&quot;; IF(COUNTIF([$Contested.$A$1:.$A$1048576];[.B287]); &quot;Contested&quot;; IF(COUNTIF([$Governance.$A$1:.$A$1048576];[.B287]); &quot;Governance&quot;; IF(COUNTIF([$Incorrect.$A$1:.$A$1048576];[.B287]); &quot;Incorrect&quot;; IF(COUNTIF([$Politicians.$A$1:.$A$1048576];[.B287]); &quot;Politician&quot;; IF(COUNTIF([$Journalists.$A$1:.$A$1048576];[.B2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7]); &quot;Elected&quot;; IF(COUNTIF([$Parties.$A$1:.$A$1048576];[.D287]); &quot;Party&quot;; IF(COUNTIF([$Locations.$A$1:.$A$1048576];[.D287]); &quot;Location&quot;; IF(COUNTIF([$Contested.$A$1:.$A$1048576];[.D287]); &quot;Contested&quot;; IF(COUNTIF([$Governance.$A$1:.$A$1048576];[.D287]); &quot;Governance&quot;; IF(COUNTIF([$Incorrect.$A$1:.$A$1048576];[.D287]); &quot;Incorrect&quot;; IF(COUNTIF([$Politicians.$A$1:.$A$1048576];[.D287]); &quot;Politician&quot;; IF(COUNTIF([$Journalists.$A$1:.$A$1048576];[.D287]); &quot;Journalist&quot;; &quot;&quot;))))))))">
            <text:p/>
          </table:table-cell>
          <table:table-cell table:style-name="ce7" office:value-type="string" calcext:value-type="string">
            <text:p>david staples</text:p>
          </table:table-cell>
          <table:table-cell table:style-name="ce12" table:content-validation-name="val1" table:formula="of:=IF(COUNTIF([$Elected.$A$1:.$A$1048576];[.F287]); &quot;Elected&quot;; IF(COUNTIF([$Parties.$A$1:.$A$1048576];[.F287]); &quot;Party&quot;; IF(COUNTIF([$Locations.$A$1:.$A$1048576];[.F287]); &quot;Location&quot;; IF(COUNTIF([$Contested.$A$1:.$A$1048576];[.F287]); &quot;Contested&quot;; IF(COUNTIF([$Governance.$A$1:.$A$1048576];[.F287]); &quot;Governance&quot;; IF(COUNTIF([$Incorrect.$A$1:.$A$1048576];[.F287]); &quot;Incorrect&quot;; IF(COUNTIF([$Politicians.$A$1:.$A$1048576];[.F287]); &quot;Politician&quot;; IF(COUNTIF([$Journalists.$A$1:.$A$1048576];[.F28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87]); &quot;Elected&quot;; IF(COUNTIF([$Parties.$A$1:.$A$1048576];[.H287]); &quot;Party&quot;; IF(COUNTIF([$Locations.$A$1:.$A$1048576];[.H287]); &quot;Location&quot;; IF(COUNTIF([$Contested.$A$1:.$A$1048576];[.H287]); &quot;Contested&quot;; IF(COUNTIF([$Governance.$A$1:.$A$1048576];[.H287]); &quot;Governance&quot;; IF(COUNTIF([$Incorrect.$A$1:.$A$1048576];[.H287]); &quot;Incorrect&quot;; IF(COUNTIF([$Politicians.$A$1:.$A$1048576];[.H287]); &quot;Politician&quot;; IF(COUNTIF([$Journalists.$A$1:.$A$1048576];[.H2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79" calcext:value-type="float">
            <text:p>279</text:p>
          </table:table-cell>
          <table:table-cell table:style-name="ce7" office:value-type="string" calcext:value-type="string">
            <text:p>Jonathan Wilkinson</text:p>
          </table:table-cell>
          <table:table-cell table:style-name="ce12" table:content-validation-name="val1" table:formula="of:=IF(COUNTIF([$Elected.$A$1:.$A$1048576];[.B288]); &quot;Elected&quot;; IF(COUNTIF([$Parties.$A$1:.$A$1048576];[.B288]); &quot;Party&quot;; IF(COUNTIF([$Locations.$A$1:.$A$1048576];[.B288]); &quot;Location&quot;; IF(COUNTIF([$Contested.$A$1:.$A$1048576];[.B288]); &quot;Contested&quot;; IF(COUNTIF([$Governance.$A$1:.$A$1048576];[.B288]); &quot;Governance&quot;; IF(COUNTIF([$Incorrect.$A$1:.$A$1048576];[.B288]); &quot;Incorrect&quot;; IF(COUNTIF([$Politicians.$A$1:.$A$1048576];[.B288]); &quot;Politician&quot;; IF(COUNTIF([$Journalists.$A$1:.$A$1048576];[.B28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8]); &quot;Elected&quot;; IF(COUNTIF([$Parties.$A$1:.$A$1048576];[.D288]); &quot;Party&quot;; IF(COUNTIF([$Locations.$A$1:.$A$1048576];[.D288]); &quot;Location&quot;; IF(COUNTIF([$Contested.$A$1:.$A$1048576];[.D288]); &quot;Contested&quot;; IF(COUNTIF([$Governance.$A$1:.$A$1048576];[.D288]); &quot;Governance&quot;; IF(COUNTIF([$Incorrect.$A$1:.$A$1048576];[.D288]); &quot;Incorrect&quot;; IF(COUNTIF([$Politicians.$A$1:.$A$1048576];[.D288]); &quot;Politician&quot;; IF(COUNTIF([$Journalists.$A$1:.$A$1048576];[.D288]); &quot;Journalist&quot;; &quot;&quot;))))))))">
            <text:p/>
          </table:table-cell>
          <table:table-cell table:style-name="ce7" office:value-type="string" calcext:value-type="string">
            <text:p>doug eyolfson</text:p>
          </table:table-cell>
          <table:table-cell table:style-name="ce12" table:content-validation-name="val1" table:formula="of:=IF(COUNTIF([$Elected.$A$1:.$A$1048576];[.F288]); &quot;Elected&quot;; IF(COUNTIF([$Parties.$A$1:.$A$1048576];[.F288]); &quot;Party&quot;; IF(COUNTIF([$Locations.$A$1:.$A$1048576];[.F288]); &quot;Location&quot;; IF(COUNTIF([$Contested.$A$1:.$A$1048576];[.F288]); &quot;Contested&quot;; IF(COUNTIF([$Governance.$A$1:.$A$1048576];[.F288]); &quot;Governance&quot;; IF(COUNTIF([$Incorrect.$A$1:.$A$1048576];[.F288]); &quot;Incorrect&quot;; IF(COUNTIF([$Politicians.$A$1:.$A$1048576];[.F288]); &quot;Politician&quot;; IF(COUNTIF([$Journalists.$A$1:.$A$1048576];[.F288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88]); &quot;Elected&quot;; IF(COUNTIF([$Parties.$A$1:.$A$1048576];[.H288]); &quot;Party&quot;; IF(COUNTIF([$Locations.$A$1:.$A$1048576];[.H288]); &quot;Location&quot;; IF(COUNTIF([$Contested.$A$1:.$A$1048576];[.H288]); &quot;Contested&quot;; IF(COUNTIF([$Governance.$A$1:.$A$1048576];[.H288]); &quot;Governance&quot;; IF(COUNTIF([$Incorrect.$A$1:.$A$1048576];[.H288]); &quot;Incorrect&quot;; IF(COUNTIF([$Politicians.$A$1:.$A$1048576];[.H288]); &quot;Politician&quot;; IF(COUNTIF([$Journalists.$A$1:.$A$1048576];[.H2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0" calcext:value-type="float">
            <text:p>280</text:p>
          </table:table-cell>
          <table:table-cell table:style-name="ce7" office:value-type="string" calcext:value-type="string">
            <text:p>Pablo Rodriguez (Canadian politician)</text:p>
          </table:table-cell>
          <table:table-cell table:style-name="ce12" table:content-validation-name="val1" table:formula="of:=IF(COUNTIF([$Elected.$A$1:.$A$1048576];[.B289]); &quot;Elected&quot;; IF(COUNTIF([$Parties.$A$1:.$A$1048576];[.B289]); &quot;Party&quot;; IF(COUNTIF([$Locations.$A$1:.$A$1048576];[.B289]); &quot;Location&quot;; IF(COUNTIF([$Contested.$A$1:.$A$1048576];[.B289]); &quot;Contested&quot;; IF(COUNTIF([$Governance.$A$1:.$A$1048576];[.B289]); &quot;Governance&quot;; IF(COUNTIF([$Incorrect.$A$1:.$A$1048576];[.B289]); &quot;Incorrect&quot;; IF(COUNTIF([$Politicians.$A$1:.$A$1048576];[.B289]); &quot;Politician&quot;; IF(COUNTIF([$Journalists.$A$1:.$A$1048576];[.B2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9]); &quot;Elected&quot;; IF(COUNTIF([$Parties.$A$1:.$A$1048576];[.D289]); &quot;Party&quot;; IF(COUNTIF([$Locations.$A$1:.$A$1048576];[.D289]); &quot;Location&quot;; IF(COUNTIF([$Contested.$A$1:.$A$1048576];[.D289]); &quot;Contested&quot;; IF(COUNTIF([$Governance.$A$1:.$A$1048576];[.D289]); &quot;Governance&quot;; IF(COUNTIF([$Incorrect.$A$1:.$A$1048576];[.D289]); &quot;Incorrect&quot;; IF(COUNTIF([$Politicians.$A$1:.$A$1048576];[.D289]); &quot;Politician&quot;; IF(COUNTIF([$Journalists.$A$1:.$A$1048576];[.D289]); &quot;Journalist&quot;; &quot;&quot;))))))))">
            <text:p/>
          </table:table-cell>
          <table:table-cell table:style-name="ce7" office:value-type="string" calcext:value-type="string">
            <text:p>paul taylor</text:p>
          </table:table-cell>
          <table:table-cell table:style-name="ce12" table:content-validation-name="val1" table:formula="of:=IF(COUNTIF([$Elected.$A$1:.$A$1048576];[.F289]); &quot;Elected&quot;; IF(COUNTIF([$Parties.$A$1:.$A$1048576];[.F289]); &quot;Party&quot;; IF(COUNTIF([$Locations.$A$1:.$A$1048576];[.F289]); &quot;Location&quot;; IF(COUNTIF([$Contested.$A$1:.$A$1048576];[.F289]); &quot;Contested&quot;; IF(COUNTIF([$Governance.$A$1:.$A$1048576];[.F289]); &quot;Governance&quot;; IF(COUNTIF([$Incorrect.$A$1:.$A$1048576];[.F289]); &quot;Incorrect&quot;; IF(COUNTIF([$Politicians.$A$1:.$A$1048576];[.F289]); &quot;Politician&quot;; IF(COUNTIF([$Journalists.$A$1:.$A$1048576];[.F289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89]); &quot;Elected&quot;; IF(COUNTIF([$Parties.$A$1:.$A$1048576];[.H289]); &quot;Party&quot;; IF(COUNTIF([$Locations.$A$1:.$A$1048576];[.H289]); &quot;Location&quot;; IF(COUNTIF([$Contested.$A$1:.$A$1048576];[.H289]); &quot;Contested&quot;; IF(COUNTIF([$Governance.$A$1:.$A$1048576];[.H289]); &quot;Governance&quot;; IF(COUNTIF([$Incorrect.$A$1:.$A$1048576];[.H289]); &quot;Incorrect&quot;; IF(COUNTIF([$Politicians.$A$1:.$A$1048576];[.H289]); &quot;Politician&quot;; IF(COUNTIF([$Journalists.$A$1:.$A$1048576];[.H2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1" calcext:value-type="float">
            <text:p>281</text:p>
          </table:table-cell>
          <table:table-cell table:style-name="ce7" office:value-type="string" calcext:value-type="string">
            <text:p>Omar Alghabra</text:p>
          </table:table-cell>
          <table:table-cell table:style-name="ce12" table:content-validation-name="val1" table:formula="of:=IF(COUNTIF([$Elected.$A$1:.$A$1048576];[.B290]); &quot;Elected&quot;; IF(COUNTIF([$Parties.$A$1:.$A$1048576];[.B290]); &quot;Party&quot;; IF(COUNTIF([$Locations.$A$1:.$A$1048576];[.B290]); &quot;Location&quot;; IF(COUNTIF([$Contested.$A$1:.$A$1048576];[.B290]); &quot;Contested&quot;; IF(COUNTIF([$Governance.$A$1:.$A$1048576];[.B290]); &quot;Governance&quot;; IF(COUNTIF([$Incorrect.$A$1:.$A$1048576];[.B290]); &quot;Incorrect&quot;; IF(COUNTIF([$Politicians.$A$1:.$A$1048576];[.B290]); &quot;Politician&quot;; IF(COUNTIF([$Journalists.$A$1:.$A$1048576];[.B29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0]); &quot;Elected&quot;; IF(COUNTIF([$Parties.$A$1:.$A$1048576];[.D290]); &quot;Party&quot;; IF(COUNTIF([$Locations.$A$1:.$A$1048576];[.D290]); &quot;Location&quot;; IF(COUNTIF([$Contested.$A$1:.$A$1048576];[.D290]); &quot;Contested&quot;; IF(COUNTIF([$Governance.$A$1:.$A$1048576];[.D290]); &quot;Governance&quot;; IF(COUNTIF([$Incorrect.$A$1:.$A$1048576];[.D290]); &quot;Incorrect&quot;; IF(COUNTIF([$Politicians.$A$1:.$A$1048576];[.D290]); &quot;Politician&quot;; IF(COUNTIF([$Journalists.$A$1:.$A$1048576];[.D290]); &quot;Journalist&quot;; &quot;&quot;))))))))">
            <text:p/>
          </table:table-cell>
          <table:table-cell table:style-name="ce7" office:value-type="string" calcext:value-type="string">
            <text:p>israel</text:p>
          </table:table-cell>
          <table:table-cell table:style-name="ce12" table:content-validation-name="val1" table:formula="of:=IF(COUNTIF([$Elected.$A$1:.$A$1048576];[.F290]); &quot;Elected&quot;; IF(COUNTIF([$Parties.$A$1:.$A$1048576];[.F290]); &quot;Party&quot;; IF(COUNTIF([$Locations.$A$1:.$A$1048576];[.F290]); &quot;Location&quot;; IF(COUNTIF([$Contested.$A$1:.$A$1048576];[.F290]); &quot;Contested&quot;; IF(COUNTIF([$Governance.$A$1:.$A$1048576];[.F290]); &quot;Governance&quot;; IF(COUNTIF([$Incorrect.$A$1:.$A$1048576];[.F290]); &quot;Incorrect&quot;; IF(COUNTIF([$Politicians.$A$1:.$A$1048576];[.F290]); &quot;Politician&quot;; IF(COUNTIF([$Journalists.$A$1:.$A$1048576];[.F2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0]); &quot;Elected&quot;; IF(COUNTIF([$Parties.$A$1:.$A$1048576];[.H290]); &quot;Party&quot;; IF(COUNTIF([$Locations.$A$1:.$A$1048576];[.H290]); &quot;Location&quot;; IF(COUNTIF([$Contested.$A$1:.$A$1048576];[.H290]); &quot;Contested&quot;; IF(COUNTIF([$Governance.$A$1:.$A$1048576];[.H290]); &quot;Governance&quot;; IF(COUNTIF([$Incorrect.$A$1:.$A$1048576];[.H290]); &quot;Incorrect&quot;; IF(COUNTIF([$Politicians.$A$1:.$A$1048576];[.H290]); &quot;Politician&quot;; IF(COUNTIF([$Journalists.$A$1:.$A$1048576];[.H2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2" calcext:value-type="float">
            <text:p>282</text:p>
          </table:table-cell>
          <table:table-cell table:style-name="ce7" office:value-type="string" calcext:value-type="string">
            <text:p>Yves-François Blanchet</text:p>
          </table:table-cell>
          <table:table-cell table:style-name="ce12" table:content-validation-name="val1" table:formula="of:=IF(COUNTIF([$Elected.$A$1:.$A$1048576];[.B291]); &quot;Elected&quot;; IF(COUNTIF([$Parties.$A$1:.$A$1048576];[.B291]); &quot;Party&quot;; IF(COUNTIF([$Locations.$A$1:.$A$1048576];[.B291]); &quot;Location&quot;; IF(COUNTIF([$Contested.$A$1:.$A$1048576];[.B291]); &quot;Contested&quot;; IF(COUNTIF([$Governance.$A$1:.$A$1048576];[.B291]); &quot;Governance&quot;; IF(COUNTIF([$Incorrect.$A$1:.$A$1048576];[.B291]); &quot;Incorrect&quot;; IF(COUNTIF([$Politicians.$A$1:.$A$1048576];[.B291]); &quot;Politician&quot;; IF(COUNTIF([$Journalists.$A$1:.$A$1048576];[.B2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1]); &quot;Elected&quot;; IF(COUNTIF([$Parties.$A$1:.$A$1048576];[.D291]); &quot;Party&quot;; IF(COUNTIF([$Locations.$A$1:.$A$1048576];[.D291]); &quot;Location&quot;; IF(COUNTIF([$Contested.$A$1:.$A$1048576];[.D291]); &quot;Contested&quot;; IF(COUNTIF([$Governance.$A$1:.$A$1048576];[.D291]); &quot;Governance&quot;; IF(COUNTIF([$Incorrect.$A$1:.$A$1048576];[.D291]); &quot;Incorrect&quot;; IF(COUNTIF([$Politicians.$A$1:.$A$1048576];[.D291]); &quot;Politician&quot;; IF(COUNTIF([$Journalists.$A$1:.$A$1048576];[.D291]); &quot;Journalist&quot;; &quot;&quot;))))))))">
            <text:p/>
          </table:table-cell>
          <table:table-cell table:style-name="ce7" office:value-type="string" calcext:value-type="string">
            <text:p>colin carrie</text:p>
          </table:table-cell>
          <table:table-cell table:style-name="ce12" table:content-validation-name="val1" table:formula="of:=IF(COUNTIF([$Elected.$A$1:.$A$1048576];[.F291]); &quot;Elected&quot;; IF(COUNTIF([$Parties.$A$1:.$A$1048576];[.F291]); &quot;Party&quot;; IF(COUNTIF([$Locations.$A$1:.$A$1048576];[.F291]); &quot;Location&quot;; IF(COUNTIF([$Contested.$A$1:.$A$1048576];[.F291]); &quot;Contested&quot;; IF(COUNTIF([$Governance.$A$1:.$A$1048576];[.F291]); &quot;Governance&quot;; IF(COUNTIF([$Incorrect.$A$1:.$A$1048576];[.F291]); &quot;Incorrect&quot;; IF(COUNTIF([$Politicians.$A$1:.$A$1048576];[.F291]); &quot;Politician&quot;; IF(COUNTIF([$Journalists.$A$1:.$A$1048576];[.F2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91]); &quot;Elected&quot;; IF(COUNTIF([$Parties.$A$1:.$A$1048576];[.H291]); &quot;Party&quot;; IF(COUNTIF([$Locations.$A$1:.$A$1048576];[.H291]); &quot;Location&quot;; IF(COUNTIF([$Contested.$A$1:.$A$1048576];[.H291]); &quot;Contested&quot;; IF(COUNTIF([$Governance.$A$1:.$A$1048576];[.H291]); &quot;Governance&quot;; IF(COUNTIF([$Incorrect.$A$1:.$A$1048576];[.H291]); &quot;Incorrect&quot;; IF(COUNTIF([$Politicians.$A$1:.$A$1048576];[.H291]); &quot;Politician&quot;; IF(COUNTIF([$Journalists.$A$1:.$A$1048576];[.H2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3" calcext:value-type="float">
            <text:p>283</text:p>
          </table:table-cell>
          <table:table-cell table:style-name="ce7" office:value-type="string" calcext:value-type="string">
            <text:p>Yasir Naqvi</text:p>
          </table:table-cell>
          <table:table-cell table:style-name="ce12" table:content-validation-name="val1" table:formula="of:=IF(COUNTIF([$Elected.$A$1:.$A$1048576];[.B292]); &quot;Elected&quot;; IF(COUNTIF([$Parties.$A$1:.$A$1048576];[.B292]); &quot;Party&quot;; IF(COUNTIF([$Locations.$A$1:.$A$1048576];[.B292]); &quot;Location&quot;; IF(COUNTIF([$Contested.$A$1:.$A$1048576];[.B292]); &quot;Contested&quot;; IF(COUNTIF([$Governance.$A$1:.$A$1048576];[.B292]); &quot;Governance&quot;; IF(COUNTIF([$Incorrect.$A$1:.$A$1048576];[.B292]); &quot;Incorrect&quot;; IF(COUNTIF([$Politicians.$A$1:.$A$1048576];[.B292]); &quot;Politician&quot;; IF(COUNTIF([$Journalists.$A$1:.$A$1048576];[.B2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2]); &quot;Elected&quot;; IF(COUNTIF([$Parties.$A$1:.$A$1048576];[.D292]); &quot;Party&quot;; IF(COUNTIF([$Locations.$A$1:.$A$1048576];[.D292]); &quot;Location&quot;; IF(COUNTIF([$Contested.$A$1:.$A$1048576];[.D292]); &quot;Contested&quot;; IF(COUNTIF([$Governance.$A$1:.$A$1048576];[.D292]); &quot;Governance&quot;; IF(COUNTIF([$Incorrect.$A$1:.$A$1048576];[.D292]); &quot;Incorrect&quot;; IF(COUNTIF([$Politicians.$A$1:.$A$1048576];[.D292]); &quot;Politician&quot;; IF(COUNTIF([$Journalists.$A$1:.$A$1048576];[.D292]); &quot;Journalist&quot;; &quot;&quot;))))))))">
            <text:p/>
          </table:table-cell>
          <table:table-cell table:style-name="ce7" office:value-type="string" calcext:value-type="string">
            <text:p>scott reid</text:p>
          </table:table-cell>
          <table:table-cell table:style-name="ce12" table:content-validation-name="val1" table:formula="of:=IF(COUNTIF([$Elected.$A$1:.$A$1048576];[.F292]); &quot;Elected&quot;; IF(COUNTIF([$Parties.$A$1:.$A$1048576];[.F292]); &quot;Party&quot;; IF(COUNTIF([$Locations.$A$1:.$A$1048576];[.F292]); &quot;Location&quot;; IF(COUNTIF([$Contested.$A$1:.$A$1048576];[.F292]); &quot;Contested&quot;; IF(COUNTIF([$Governance.$A$1:.$A$1048576];[.F292]); &quot;Governance&quot;; IF(COUNTIF([$Incorrect.$A$1:.$A$1048576];[.F292]); &quot;Incorrect&quot;; IF(COUNTIF([$Politicians.$A$1:.$A$1048576];[.F292]); &quot;Politician&quot;; IF(COUNTIF([$Journalists.$A$1:.$A$1048576];[.F29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92]); &quot;Elected&quot;; IF(COUNTIF([$Parties.$A$1:.$A$1048576];[.H292]); &quot;Party&quot;; IF(COUNTIF([$Locations.$A$1:.$A$1048576];[.H292]); &quot;Location&quot;; IF(COUNTIF([$Contested.$A$1:.$A$1048576];[.H292]); &quot;Contested&quot;; IF(COUNTIF([$Governance.$A$1:.$A$1048576];[.H292]); &quot;Governance&quot;; IF(COUNTIF([$Incorrect.$A$1:.$A$1048576];[.H292]); &quot;Incorrect&quot;; IF(COUNTIF([$Politicians.$A$1:.$A$1048576];[.H292]); &quot;Politician&quot;; IF(COUNTIF([$Journalists.$A$1:.$A$1048576];[.H2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4" calcext:value-type="float">
            <text:p>284</text:p>
          </table:table-cell>
          <table:table-cell table:style-name="ce7" office:value-type="string" calcext:value-type="string">
            <text:p>Richard Lehoux</text:p>
          </table:table-cell>
          <table:table-cell table:style-name="ce12" table:content-validation-name="val1" table:formula="of:=IF(COUNTIF([$Elected.$A$1:.$A$1048576];[.B293]); &quot;Elected&quot;; IF(COUNTIF([$Parties.$A$1:.$A$1048576];[.B293]); &quot;Party&quot;; IF(COUNTIF([$Locations.$A$1:.$A$1048576];[.B293]); &quot;Location&quot;; IF(COUNTIF([$Contested.$A$1:.$A$1048576];[.B293]); &quot;Contested&quot;; IF(COUNTIF([$Governance.$A$1:.$A$1048576];[.B293]); &quot;Governance&quot;; IF(COUNTIF([$Incorrect.$A$1:.$A$1048576];[.B293]); &quot;Incorrect&quot;; IF(COUNTIF([$Politicians.$A$1:.$A$1048576];[.B293]); &quot;Politician&quot;; IF(COUNTIF([$Journalists.$A$1:.$A$1048576];[.B29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3]); &quot;Elected&quot;; IF(COUNTIF([$Parties.$A$1:.$A$1048576];[.D293]); &quot;Party&quot;; IF(COUNTIF([$Locations.$A$1:.$A$1048576];[.D293]); &quot;Location&quot;; IF(COUNTIF([$Contested.$A$1:.$A$1048576];[.D293]); &quot;Contested&quot;; IF(COUNTIF([$Governance.$A$1:.$A$1048576];[.D293]); &quot;Governance&quot;; IF(COUNTIF([$Incorrect.$A$1:.$A$1048576];[.D293]); &quot;Incorrect&quot;; IF(COUNTIF([$Politicians.$A$1:.$A$1048576];[.D293]); &quot;Politician&quot;; IF(COUNTIF([$Journalists.$A$1:.$A$1048576];[.D293]); &quot;Journalist&quot;; &quot;&quot;))))))))">
            <text:p/>
          </table:table-cell>
          <table:table-cell table:style-name="ce7" office:value-type="string" calcext:value-type="string">
            <text:p>tania cameron</text:p>
          </table:table-cell>
          <table:table-cell table:style-name="ce12" table:content-validation-name="val1" table:formula="of:=IF(COUNTIF([$Elected.$A$1:.$A$1048576];[.F293]); &quot;Elected&quot;; IF(COUNTIF([$Parties.$A$1:.$A$1048576];[.F293]); &quot;Party&quot;; IF(COUNTIF([$Locations.$A$1:.$A$1048576];[.F293]); &quot;Location&quot;; IF(COUNTIF([$Contested.$A$1:.$A$1048576];[.F293]); &quot;Contested&quot;; IF(COUNTIF([$Governance.$A$1:.$A$1048576];[.F293]); &quot;Governance&quot;; IF(COUNTIF([$Incorrect.$A$1:.$A$1048576];[.F293]); &quot;Incorrect&quot;; IF(COUNTIF([$Politicians.$A$1:.$A$1048576];[.F293]); &quot;Politician&quot;; IF(COUNTIF([$Journalists.$A$1:.$A$1048576];[.F29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3]); &quot;Elected&quot;; IF(COUNTIF([$Parties.$A$1:.$A$1048576];[.H293]); &quot;Party&quot;; IF(COUNTIF([$Locations.$A$1:.$A$1048576];[.H293]); &quot;Location&quot;; IF(COUNTIF([$Contested.$A$1:.$A$1048576];[.H293]); &quot;Contested&quot;; IF(COUNTIF([$Governance.$A$1:.$A$1048576];[.H293]); &quot;Governance&quot;; IF(COUNTIF([$Incorrect.$A$1:.$A$1048576];[.H293]); &quot;Incorrect&quot;; IF(COUNTIF([$Politicians.$A$1:.$A$1048576];[.H293]); &quot;Politician&quot;; IF(COUNTIF([$Journalists.$A$1:.$A$1048576];[.H2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5" calcext:value-type="float">
            <text:p>285</text:p>
          </table:table-cell>
          <table:table-cell table:style-name="ce7" office:value-type="string" calcext:value-type="string">
            <text:p>Mona Fortier</text:p>
          </table:table-cell>
          <table:table-cell table:style-name="ce12" table:content-validation-name="val1" table:formula="of:=IF(COUNTIF([$Elected.$A$1:.$A$1048576];[.B294]); &quot;Elected&quot;; IF(COUNTIF([$Parties.$A$1:.$A$1048576];[.B294]); &quot;Party&quot;; IF(COUNTIF([$Locations.$A$1:.$A$1048576];[.B294]); &quot;Location&quot;; IF(COUNTIF([$Contested.$A$1:.$A$1048576];[.B294]); &quot;Contested&quot;; IF(COUNTIF([$Governance.$A$1:.$A$1048576];[.B294]); &quot;Governance&quot;; IF(COUNTIF([$Incorrect.$A$1:.$A$1048576];[.B294]); &quot;Incorrect&quot;; IF(COUNTIF([$Politicians.$A$1:.$A$1048576];[.B294]); &quot;Politician&quot;; IF(COUNTIF([$Journalists.$A$1:.$A$1048576];[.B29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4]); &quot;Elected&quot;; IF(COUNTIF([$Parties.$A$1:.$A$1048576];[.D294]); &quot;Party&quot;; IF(COUNTIF([$Locations.$A$1:.$A$1048576];[.D294]); &quot;Location&quot;; IF(COUNTIF([$Contested.$A$1:.$A$1048576];[.D294]); &quot;Contested&quot;; IF(COUNTIF([$Governance.$A$1:.$A$1048576];[.D294]); &quot;Governance&quot;; IF(COUNTIF([$Incorrect.$A$1:.$A$1048576];[.D294]); &quot;Incorrect&quot;; IF(COUNTIF([$Politicians.$A$1:.$A$1048576];[.D294]); &quot;Politician&quot;; IF(COUNTIF([$Journalists.$A$1:.$A$1048576];[.D294]); &quot;Journalist&quot;; &quot;&quot;))))))))">
            <text:p/>
          </table:table-cell>
          <table:table-cell table:style-name="ce7" office:value-type="string" calcext:value-type="string">
            <text:p>gerry butts</text:p>
          </table:table-cell>
          <table:table-cell table:style-name="ce12" table:content-validation-name="val1" table:formula="of:=IF(COUNTIF([$Elected.$A$1:.$A$1048576];[.F294]); &quot;Elected&quot;; IF(COUNTIF([$Parties.$A$1:.$A$1048576];[.F294]); &quot;Party&quot;; IF(COUNTIF([$Locations.$A$1:.$A$1048576];[.F294]); &quot;Location&quot;; IF(COUNTIF([$Contested.$A$1:.$A$1048576];[.F294]); &quot;Contested&quot;; IF(COUNTIF([$Governance.$A$1:.$A$1048576];[.F294]); &quot;Governance&quot;; IF(COUNTIF([$Incorrect.$A$1:.$A$1048576];[.F294]); &quot;Incorrect&quot;; IF(COUNTIF([$Politicians.$A$1:.$A$1048576];[.F294]); &quot;Politician&quot;; IF(COUNTIF([$Journalists.$A$1:.$A$1048576];[.F29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94]); &quot;Elected&quot;; IF(COUNTIF([$Parties.$A$1:.$A$1048576];[.H294]); &quot;Party&quot;; IF(COUNTIF([$Locations.$A$1:.$A$1048576];[.H294]); &quot;Location&quot;; IF(COUNTIF([$Contested.$A$1:.$A$1048576];[.H294]); &quot;Contested&quot;; IF(COUNTIF([$Governance.$A$1:.$A$1048576];[.H294]); &quot;Governance&quot;; IF(COUNTIF([$Incorrect.$A$1:.$A$1048576];[.H294]); &quot;Incorrect&quot;; IF(COUNTIF([$Politicians.$A$1:.$A$1048576];[.H294]); &quot;Politician&quot;; IF(COUNTIF([$Journalists.$A$1:.$A$1048576];[.H2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6" calcext:value-type="float">
            <text:p>286</text:p>
          </table:table-cell>
          <table:table-cell table:style-name="ce7" office:value-type="string" calcext:value-type="string">
            <text:p>Corey Tochor</text:p>
          </table:table-cell>
          <table:table-cell table:style-name="ce12" table:content-validation-name="val1" table:formula="of:=IF(COUNTIF([$Elected.$A$1:.$A$1048576];[.B295]); &quot;Elected&quot;; IF(COUNTIF([$Parties.$A$1:.$A$1048576];[.B295]); &quot;Party&quot;; IF(COUNTIF([$Locations.$A$1:.$A$1048576];[.B295]); &quot;Location&quot;; IF(COUNTIF([$Contested.$A$1:.$A$1048576];[.B295]); &quot;Contested&quot;; IF(COUNTIF([$Governance.$A$1:.$A$1048576];[.B295]); &quot;Governance&quot;; IF(COUNTIF([$Incorrect.$A$1:.$A$1048576];[.B295]); &quot;Incorrect&quot;; IF(COUNTIF([$Politicians.$A$1:.$A$1048576];[.B295]); &quot;Politician&quot;; IF(COUNTIF([$Journalists.$A$1:.$A$1048576];[.B29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5]); &quot;Elected&quot;; IF(COUNTIF([$Parties.$A$1:.$A$1048576];[.D295]); &quot;Party&quot;; IF(COUNTIF([$Locations.$A$1:.$A$1048576];[.D295]); &quot;Location&quot;; IF(COUNTIF([$Contested.$A$1:.$A$1048576];[.D295]); &quot;Contested&quot;; IF(COUNTIF([$Governance.$A$1:.$A$1048576];[.D295]); &quot;Governance&quot;; IF(COUNTIF([$Incorrect.$A$1:.$A$1048576];[.D295]); &quot;Incorrect&quot;; IF(COUNTIF([$Politicians.$A$1:.$A$1048576];[.D295]); &quot;Politician&quot;; IF(COUNTIF([$Journalists.$A$1:.$A$1048576];[.D295]); &quot;Journalist&quot;; &quot;&quot;))))))))">
            <text:p/>
          </table:table-cell>
          <table:table-cell table:style-name="ce7" office:value-type="string" calcext:value-type="string">
            <text:p>spain</text:p>
          </table:table-cell>
          <table:table-cell table:style-name="ce12" table:content-validation-name="val1" table:formula="of:=IF(COUNTIF([$Elected.$A$1:.$A$1048576];[.F295]); &quot;Elected&quot;; IF(COUNTIF([$Parties.$A$1:.$A$1048576];[.F295]); &quot;Party&quot;; IF(COUNTIF([$Locations.$A$1:.$A$1048576];[.F295]); &quot;Location&quot;; IF(COUNTIF([$Contested.$A$1:.$A$1048576];[.F295]); &quot;Contested&quot;; IF(COUNTIF([$Governance.$A$1:.$A$1048576];[.F295]); &quot;Governance&quot;; IF(COUNTIF([$Incorrect.$A$1:.$A$1048576];[.F295]); &quot;Incorrect&quot;; IF(COUNTIF([$Politicians.$A$1:.$A$1048576];[.F295]); &quot;Politician&quot;; IF(COUNTIF([$Journalists.$A$1:.$A$1048576];[.F29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5]); &quot;Elected&quot;; IF(COUNTIF([$Parties.$A$1:.$A$1048576];[.H295]); &quot;Party&quot;; IF(COUNTIF([$Locations.$A$1:.$A$1048576];[.H295]); &quot;Location&quot;; IF(COUNTIF([$Contested.$A$1:.$A$1048576];[.H295]); &quot;Contested&quot;; IF(COUNTIF([$Governance.$A$1:.$A$1048576];[.H295]); &quot;Governance&quot;; IF(COUNTIF([$Incorrect.$A$1:.$A$1048576];[.H295]); &quot;Incorrect&quot;; IF(COUNTIF([$Politicians.$A$1:.$A$1048576];[.H295]); &quot;Politician&quot;; IF(COUNTIF([$Journalists.$A$1:.$A$1048576];[.H2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7" calcext:value-type="float">
            <text:p>287</text:p>
          </table:table-cell>
          <table:table-cell table:style-name="ce7" office:value-type="string" calcext:value-type="string">
            <text:p>Denis Lebel</text:p>
          </table:table-cell>
          <table:table-cell table:style-name="ce12" table:content-validation-name="val1" table:formula="of:=IF(COUNTIF([$Elected.$A$1:.$A$1048576];[.B296]); &quot;Elected&quot;; IF(COUNTIF([$Parties.$A$1:.$A$1048576];[.B296]); &quot;Party&quot;; IF(COUNTIF([$Locations.$A$1:.$A$1048576];[.B296]); &quot;Location&quot;; IF(COUNTIF([$Contested.$A$1:.$A$1048576];[.B296]); &quot;Contested&quot;; IF(COUNTIF([$Governance.$A$1:.$A$1048576];[.B296]); &quot;Governance&quot;; IF(COUNTIF([$Incorrect.$A$1:.$A$1048576];[.B296]); &quot;Incorrect&quot;; IF(COUNTIF([$Politicians.$A$1:.$A$1048576];[.B296]); &quot;Politician&quot;; IF(COUNTIF([$Journalists.$A$1:.$A$1048576];[.B29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96]); &quot;Elected&quot;; IF(COUNTIF([$Parties.$A$1:.$A$1048576];[.D296]); &quot;Party&quot;; IF(COUNTIF([$Locations.$A$1:.$A$1048576];[.D296]); &quot;Location&quot;; IF(COUNTIF([$Contested.$A$1:.$A$1048576];[.D296]); &quot;Contested&quot;; IF(COUNTIF([$Governance.$A$1:.$A$1048576];[.D296]); &quot;Governance&quot;; IF(COUNTIF([$Incorrect.$A$1:.$A$1048576];[.D296]); &quot;Incorrect&quot;; IF(COUNTIF([$Politicians.$A$1:.$A$1048576];[.D296]); &quot;Politician&quot;; IF(COUNTIF([$Journalists.$A$1:.$A$1048576];[.D296]); &quot;Journalist&quot;; &quot;&quot;))))))))">
            <text:p/>
          </table:table-cell>
          <table:table-cell table:style-name="ce7" office:value-type="string" calcext:value-type="string">
            <text:p>hungary</text:p>
          </table:table-cell>
          <table:table-cell table:style-name="ce12" table:content-validation-name="val1" table:formula="of:=IF(COUNTIF([$Elected.$A$1:.$A$1048576];[.F296]); &quot;Elected&quot;; IF(COUNTIF([$Parties.$A$1:.$A$1048576];[.F296]); &quot;Party&quot;; IF(COUNTIF([$Locations.$A$1:.$A$1048576];[.F296]); &quot;Location&quot;; IF(COUNTIF([$Contested.$A$1:.$A$1048576];[.F296]); &quot;Contested&quot;; IF(COUNTIF([$Governance.$A$1:.$A$1048576];[.F296]); &quot;Governance&quot;; IF(COUNTIF([$Incorrect.$A$1:.$A$1048576];[.F296]); &quot;Incorrect&quot;; IF(COUNTIF([$Politicians.$A$1:.$A$1048576];[.F296]); &quot;Politician&quot;; IF(COUNTIF([$Journalists.$A$1:.$A$1048576];[.F29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6]); &quot;Elected&quot;; IF(COUNTIF([$Parties.$A$1:.$A$1048576];[.H296]); &quot;Party&quot;; IF(COUNTIF([$Locations.$A$1:.$A$1048576];[.H296]); &quot;Location&quot;; IF(COUNTIF([$Contested.$A$1:.$A$1048576];[.H296]); &quot;Contested&quot;; IF(COUNTIF([$Governance.$A$1:.$A$1048576];[.H296]); &quot;Governance&quot;; IF(COUNTIF([$Incorrect.$A$1:.$A$1048576];[.H296]); &quot;Incorrect&quot;; IF(COUNTIF([$Politicians.$A$1:.$A$1048576];[.H296]); &quot;Politician&quot;; IF(COUNTIF([$Journalists.$A$1:.$A$1048576];[.H2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8" calcext:value-type="float">
            <text:p>288</text:p>
          </table:table-cell>
          <table:table-cell table:style-name="ce7" office:value-type="string" calcext:value-type="string">
            <text:p>Nunavut</text:p>
          </table:table-cell>
          <table:table-cell table:style-name="ce12" table:content-validation-name="val1" table:formula="of:=IF(COUNTIF([$Elected.$A$1:.$A$1048576];[.B297]); &quot;Elected&quot;; IF(COUNTIF([$Parties.$A$1:.$A$1048576];[.B297]); &quot;Party&quot;; IF(COUNTIF([$Locations.$A$1:.$A$1048576];[.B297]); &quot;Location&quot;; IF(COUNTIF([$Contested.$A$1:.$A$1048576];[.B297]); &quot;Contested&quot;; IF(COUNTIF([$Governance.$A$1:.$A$1048576];[.B297]); &quot;Governance&quot;; IF(COUNTIF([$Incorrect.$A$1:.$A$1048576];[.B297]); &quot;Incorrect&quot;; IF(COUNTIF([$Politicians.$A$1:.$A$1048576];[.B297]); &quot;Politician&quot;; IF(COUNTIF([$Journalists.$A$1:.$A$1048576];[.B29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97]); &quot;Elected&quot;; IF(COUNTIF([$Parties.$A$1:.$A$1048576];[.D297]); &quot;Party&quot;; IF(COUNTIF([$Locations.$A$1:.$A$1048576];[.D297]); &quot;Location&quot;; IF(COUNTIF([$Contested.$A$1:.$A$1048576];[.D297]); &quot;Contested&quot;; IF(COUNTIF([$Governance.$A$1:.$A$1048576];[.D297]); &quot;Governance&quot;; IF(COUNTIF([$Incorrect.$A$1:.$A$1048576];[.D297]); &quot;Incorrect&quot;; IF(COUNTIF([$Politicians.$A$1:.$A$1048576];[.D297]); &quot;Politician&quot;; IF(COUNTIF([$Journalists.$A$1:.$A$1048576];[.D297]); &quot;Journalist&quot;; &quot;&quot;))))))))">
            <text:p/>
          </table:table-cell>
          <table:table-cell table:style-name="ce7" office:value-type="string" calcext:value-type="string">
            <text:p>niki ashton</text:p>
          </table:table-cell>
          <table:table-cell table:style-name="ce12" table:content-validation-name="val1" table:formula="of:=IF(COUNTIF([$Elected.$A$1:.$A$1048576];[.F297]); &quot;Elected&quot;; IF(COUNTIF([$Parties.$A$1:.$A$1048576];[.F297]); &quot;Party&quot;; IF(COUNTIF([$Locations.$A$1:.$A$1048576];[.F297]); &quot;Location&quot;; IF(COUNTIF([$Contested.$A$1:.$A$1048576];[.F297]); &quot;Contested&quot;; IF(COUNTIF([$Governance.$A$1:.$A$1048576];[.F297]); &quot;Governance&quot;; IF(COUNTIF([$Incorrect.$A$1:.$A$1048576];[.F297]); &quot;Incorrect&quot;; IF(COUNTIF([$Politicians.$A$1:.$A$1048576];[.F297]); &quot;Politician&quot;; IF(COUNTIF([$Journalists.$A$1:.$A$1048576];[.F29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97]); &quot;Elected&quot;; IF(COUNTIF([$Parties.$A$1:.$A$1048576];[.H297]); &quot;Party&quot;; IF(COUNTIF([$Locations.$A$1:.$A$1048576];[.H297]); &quot;Location&quot;; IF(COUNTIF([$Contested.$A$1:.$A$1048576];[.H297]); &quot;Contested&quot;; IF(COUNTIF([$Governance.$A$1:.$A$1048576];[.H297]); &quot;Governance&quot;; IF(COUNTIF([$Incorrect.$A$1:.$A$1048576];[.H297]); &quot;Incorrect&quot;; IF(COUNTIF([$Politicians.$A$1:.$A$1048576];[.H297]); &quot;Politician&quot;; IF(COUNTIF([$Journalists.$A$1:.$A$1048576];[.H2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89" calcext:value-type="float">
            <text:p>289</text:p>
          </table:table-cell>
          <table:table-cell table:style-name="ce7" office:value-type="string" calcext:value-type="string">
            <text:p>New Democratic Party</text:p>
          </table:table-cell>
          <table:table-cell table:style-name="ce12" table:content-validation-name="val1" table:formula="of:=IF(COUNTIF([$Elected.$A$1:.$A$1048576];[.B298]); &quot;Elected&quot;; IF(COUNTIF([$Parties.$A$1:.$A$1048576];[.B298]); &quot;Party&quot;; IF(COUNTIF([$Locations.$A$1:.$A$1048576];[.B298]); &quot;Location&quot;; IF(COUNTIF([$Contested.$A$1:.$A$1048576];[.B298]); &quot;Contested&quot;; IF(COUNTIF([$Governance.$A$1:.$A$1048576];[.B298]); &quot;Governance&quot;; IF(COUNTIF([$Incorrect.$A$1:.$A$1048576];[.B298]); &quot;Incorrect&quot;; IF(COUNTIF([$Politicians.$A$1:.$A$1048576];[.B298]); &quot;Politician&quot;; IF(COUNTIF([$Journalists.$A$1:.$A$1048576];[.B298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D298]); &quot;Elected&quot;; IF(COUNTIF([$Parties.$A$1:.$A$1048576];[.D298]); &quot;Party&quot;; IF(COUNTIF([$Locations.$A$1:.$A$1048576];[.D298]); &quot;Location&quot;; IF(COUNTIF([$Contested.$A$1:.$A$1048576];[.D298]); &quot;Contested&quot;; IF(COUNTIF([$Governance.$A$1:.$A$1048576];[.D298]); &quot;Governance&quot;; IF(COUNTIF([$Incorrect.$A$1:.$A$1048576];[.D298]); &quot;Incorrect&quot;; IF(COUNTIF([$Politicians.$A$1:.$A$1048576];[.D298]); &quot;Politician&quot;; IF(COUNTIF([$Journalists.$A$1:.$A$1048576];[.D298]); &quot;Journalist&quot;; &quot;&quot;))))))))">
            <text:p/>
          </table:table-cell>
          <table:table-cell table:style-name="ce7" office:value-type="string" calcext:value-type="string">
            <text:p>david jacobs</text:p>
          </table:table-cell>
          <table:table-cell table:style-name="ce12" table:content-validation-name="val1" table:formula="of:=IF(COUNTIF([$Elected.$A$1:.$A$1048576];[.F298]); &quot;Elected&quot;; IF(COUNTIF([$Parties.$A$1:.$A$1048576];[.F298]); &quot;Party&quot;; IF(COUNTIF([$Locations.$A$1:.$A$1048576];[.F298]); &quot;Location&quot;; IF(COUNTIF([$Contested.$A$1:.$A$1048576];[.F298]); &quot;Contested&quot;; IF(COUNTIF([$Governance.$A$1:.$A$1048576];[.F298]); &quot;Governance&quot;; IF(COUNTIF([$Incorrect.$A$1:.$A$1048576];[.F298]); &quot;Incorrect&quot;; IF(COUNTIF([$Politicians.$A$1:.$A$1048576];[.F298]); &quot;Politician&quot;; IF(COUNTIF([$Journalists.$A$1:.$A$1048576];[.F29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8]); &quot;Elected&quot;; IF(COUNTIF([$Parties.$A$1:.$A$1048576];[.H298]); &quot;Party&quot;; IF(COUNTIF([$Locations.$A$1:.$A$1048576];[.H298]); &quot;Location&quot;; IF(COUNTIF([$Contested.$A$1:.$A$1048576];[.H298]); &quot;Contested&quot;; IF(COUNTIF([$Governance.$A$1:.$A$1048576];[.H298]); &quot;Governance&quot;; IF(COUNTIF([$Incorrect.$A$1:.$A$1048576];[.H298]); &quot;Incorrect&quot;; IF(COUNTIF([$Politicians.$A$1:.$A$1048576];[.H298]); &quot;Politician&quot;; IF(COUNTIF([$Journalists.$A$1:.$A$1048576];[.H2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0" calcext:value-type="float">
            <text:p>290</text:p>
          </table:table-cell>
          <table:table-cell table:style-name="ce7" office:value-type="string" calcext:value-type="string">
            <text:p>Liberal Party of Canada</text:p>
          </table:table-cell>
          <table:table-cell table:style-name="ce12" table:content-validation-name="val1" table:formula="of:=IF(COUNTIF([$Elected.$A$1:.$A$1048576];[.B299]); &quot;Elected&quot;; IF(COUNTIF([$Parties.$A$1:.$A$1048576];[.B299]); &quot;Party&quot;; IF(COUNTIF([$Locations.$A$1:.$A$1048576];[.B299]); &quot;Location&quot;; IF(COUNTIF([$Contested.$A$1:.$A$1048576];[.B299]); &quot;Contested&quot;; IF(COUNTIF([$Governance.$A$1:.$A$1048576];[.B299]); &quot;Governance&quot;; IF(COUNTIF([$Incorrect.$A$1:.$A$1048576];[.B299]); &quot;Incorrect&quot;; IF(COUNTIF([$Politicians.$A$1:.$A$1048576];[.B299]); &quot;Politician&quot;; IF(COUNTIF([$Journalists.$A$1:.$A$1048576];[.B299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D299]); &quot;Elected&quot;; IF(COUNTIF([$Parties.$A$1:.$A$1048576];[.D299]); &quot;Party&quot;; IF(COUNTIF([$Locations.$A$1:.$A$1048576];[.D299]); &quot;Location&quot;; IF(COUNTIF([$Contested.$A$1:.$A$1048576];[.D299]); &quot;Contested&quot;; IF(COUNTIF([$Governance.$A$1:.$A$1048576];[.D299]); &quot;Governance&quot;; IF(COUNTIF([$Incorrect.$A$1:.$A$1048576];[.D299]); &quot;Incorrect&quot;; IF(COUNTIF([$Politicians.$A$1:.$A$1048576];[.D299]); &quot;Politician&quot;; IF(COUNTIF([$Journalists.$A$1:.$A$1048576];[.D299]); &quot;Journalist&quot;; &quot;&quot;))))))))">
            <text:p/>
          </table:table-cell>
          <table:table-cell table:style-name="ce7" office:value-type="string" calcext:value-type="string">
            <text:p>sackville arena</text:p>
          </table:table-cell>
          <table:table-cell table:style-name="ce12" table:content-validation-name="val1" table:formula="of:=IF(COUNTIF([$Elected.$A$1:.$A$1048576];[.F299]); &quot;Elected&quot;; IF(COUNTIF([$Parties.$A$1:.$A$1048576];[.F299]); &quot;Party&quot;; IF(COUNTIF([$Locations.$A$1:.$A$1048576];[.F299]); &quot;Location&quot;; IF(COUNTIF([$Contested.$A$1:.$A$1048576];[.F299]); &quot;Contested&quot;; IF(COUNTIF([$Governance.$A$1:.$A$1048576];[.F299]); &quot;Governance&quot;; IF(COUNTIF([$Incorrect.$A$1:.$A$1048576];[.F299]); &quot;Incorrect&quot;; IF(COUNTIF([$Politicians.$A$1:.$A$1048576];[.F299]); &quot;Politician&quot;; IF(COUNTIF([$Journalists.$A$1:.$A$1048576];[.F29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9]); &quot;Elected&quot;; IF(COUNTIF([$Parties.$A$1:.$A$1048576];[.H299]); &quot;Party&quot;; IF(COUNTIF([$Locations.$A$1:.$A$1048576];[.H299]); &quot;Location&quot;; IF(COUNTIF([$Contested.$A$1:.$A$1048576];[.H299]); &quot;Contested&quot;; IF(COUNTIF([$Governance.$A$1:.$A$1048576];[.H299]); &quot;Governance&quot;; IF(COUNTIF([$Incorrect.$A$1:.$A$1048576];[.H299]); &quot;Incorrect&quot;; IF(COUNTIF([$Politicians.$A$1:.$A$1048576];[.H299]); &quot;Politician&quot;; IF(COUNTIF([$Journalists.$A$1:.$A$1048576];[.H2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1" calcext:value-type="float">
            <text:p>291</text:p>
          </table:table-cell>
          <table:table-cell table:style-name="ce7" office:value-type="string" calcext:value-type="string">
            <text:p>Mark Gerretsen</text:p>
          </table:table-cell>
          <table:table-cell table:style-name="ce12" table:content-validation-name="val1" table:formula="of:=IF(COUNTIF([$Elected.$A$1:.$A$1048576];[.B300]); &quot;Elected&quot;; IF(COUNTIF([$Parties.$A$1:.$A$1048576];[.B300]); &quot;Party&quot;; IF(COUNTIF([$Locations.$A$1:.$A$1048576];[.B300]); &quot;Location&quot;; IF(COUNTIF([$Contested.$A$1:.$A$1048576];[.B300]); &quot;Contested&quot;; IF(COUNTIF([$Governance.$A$1:.$A$1048576];[.B300]); &quot;Governance&quot;; IF(COUNTIF([$Incorrect.$A$1:.$A$1048576];[.B300]); &quot;Incorrect&quot;; IF(COUNTIF([$Politicians.$A$1:.$A$1048576];[.B300]); &quot;Politician&quot;; IF(COUNTIF([$Journalists.$A$1:.$A$1048576];[.B3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0]); &quot;Elected&quot;; IF(COUNTIF([$Parties.$A$1:.$A$1048576];[.D300]); &quot;Party&quot;; IF(COUNTIF([$Locations.$A$1:.$A$1048576];[.D300]); &quot;Location&quot;; IF(COUNTIF([$Contested.$A$1:.$A$1048576];[.D300]); &quot;Contested&quot;; IF(COUNTIF([$Governance.$A$1:.$A$1048576];[.D300]); &quot;Governance&quot;; IF(COUNTIF([$Incorrect.$A$1:.$A$1048576];[.D300]); &quot;Incorrect&quot;; IF(COUNTIF([$Politicians.$A$1:.$A$1048576];[.D300]); &quot;Politician&quot;; IF(COUNTIF([$Journalists.$A$1:.$A$1048576];[.D300]); &quot;Journalist&quot;; &quot;&quot;))))))))">
            <text:p/>
          </table:table-cell>
          <table:table-cell table:style-name="ce7" office:value-type="string" calcext:value-type="string">
            <text:p>karina gould</text:p>
          </table:table-cell>
          <table:table-cell table:style-name="ce12" table:content-validation-name="val1" table:formula="of:=IF(COUNTIF([$Elected.$A$1:.$A$1048576];[.F300]); &quot;Elected&quot;; IF(COUNTIF([$Parties.$A$1:.$A$1048576];[.F300]); &quot;Party&quot;; IF(COUNTIF([$Locations.$A$1:.$A$1048576];[.F300]); &quot;Location&quot;; IF(COUNTIF([$Contested.$A$1:.$A$1048576];[.F300]); &quot;Contested&quot;; IF(COUNTIF([$Governance.$A$1:.$A$1048576];[.F300]); &quot;Governance&quot;; IF(COUNTIF([$Incorrect.$A$1:.$A$1048576];[.F300]); &quot;Incorrect&quot;; IF(COUNTIF([$Politicians.$A$1:.$A$1048576];[.F300]); &quot;Politician&quot;; IF(COUNTIF([$Journalists.$A$1:.$A$1048576];[.F3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300]); &quot;Elected&quot;; IF(COUNTIF([$Parties.$A$1:.$A$1048576];[.H300]); &quot;Party&quot;; IF(COUNTIF([$Locations.$A$1:.$A$1048576];[.H300]); &quot;Location&quot;; IF(COUNTIF([$Contested.$A$1:.$A$1048576];[.H300]); &quot;Contested&quot;; IF(COUNTIF([$Governance.$A$1:.$A$1048576];[.H300]); &quot;Governance&quot;; IF(COUNTIF([$Incorrect.$A$1:.$A$1048576];[.H300]); &quot;Incorrect&quot;; IF(COUNTIF([$Politicians.$A$1:.$A$1048576];[.H300]); &quot;Politician&quot;; IF(COUNTIF([$Journalists.$A$1:.$A$1048576];[.H3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2" calcext:value-type="float">
            <text:p>292</text:p>
          </table:table-cell>
          <table:table-cell table:style-name="ce7" office:value-type="string" calcext:value-type="string">
            <text:p>Anthony Rota</text:p>
          </table:table-cell>
          <table:table-cell table:style-name="ce12" table:content-validation-name="val1" table:formula="of:=IF(COUNTIF([$Elected.$A$1:.$A$1048576];[.B301]); &quot;Elected&quot;; IF(COUNTIF([$Parties.$A$1:.$A$1048576];[.B301]); &quot;Party&quot;; IF(COUNTIF([$Locations.$A$1:.$A$1048576];[.B301]); &quot;Location&quot;; IF(COUNTIF([$Contested.$A$1:.$A$1048576];[.B301]); &quot;Contested&quot;; IF(COUNTIF([$Governance.$A$1:.$A$1048576];[.B301]); &quot;Governance&quot;; IF(COUNTIF([$Incorrect.$A$1:.$A$1048576];[.B301]); &quot;Incorrect&quot;; IF(COUNTIF([$Politicians.$A$1:.$A$1048576];[.B301]); &quot;Politician&quot;; IF(COUNTIF([$Journalists.$A$1:.$A$1048576];[.B30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1]); &quot;Elected&quot;; IF(COUNTIF([$Parties.$A$1:.$A$1048576];[.D301]); &quot;Party&quot;; IF(COUNTIF([$Locations.$A$1:.$A$1048576];[.D301]); &quot;Location&quot;; IF(COUNTIF([$Contested.$A$1:.$A$1048576];[.D301]); &quot;Contested&quot;; IF(COUNTIF([$Governance.$A$1:.$A$1048576];[.D301]); &quot;Governance&quot;; IF(COUNTIF([$Incorrect.$A$1:.$A$1048576];[.D301]); &quot;Incorrect&quot;; IF(COUNTIF([$Politicians.$A$1:.$A$1048576];[.D301]); &quot;Politician&quot;; IF(COUNTIF([$Journalists.$A$1:.$A$1048576];[.D301]); &quot;Journalist&quot;; &quot;&quot;))))))))">
            <text:p/>
          </table:table-cell>
          <table:table-cell table:style-name="ce7" office:value-type="string" calcext:value-type="string">
            <text:p>maxime bernier's</text:p>
          </table:table-cell>
          <table:table-cell table:style-name="ce12" table:content-validation-name="val1" table:formula="of:=IF(COUNTIF([$Elected.$A$1:.$A$1048576];[.F301]); &quot;Elected&quot;; IF(COUNTIF([$Parties.$A$1:.$A$1048576];[.F301]); &quot;Party&quot;; IF(COUNTIF([$Locations.$A$1:.$A$1048576];[.F301]); &quot;Location&quot;; IF(COUNTIF([$Contested.$A$1:.$A$1048576];[.F301]); &quot;Contested&quot;; IF(COUNTIF([$Governance.$A$1:.$A$1048576];[.F301]); &quot;Governance&quot;; IF(COUNTIF([$Incorrect.$A$1:.$A$1048576];[.F301]); &quot;Incorrect&quot;; IF(COUNTIF([$Politicians.$A$1:.$A$1048576];[.F301]); &quot;Politician&quot;; IF(COUNTIF([$Journalists.$A$1:.$A$1048576];[.F30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301]); &quot;Elected&quot;; IF(COUNTIF([$Parties.$A$1:.$A$1048576];[.H301]); &quot;Party&quot;; IF(COUNTIF([$Locations.$A$1:.$A$1048576];[.H301]); &quot;Location&quot;; IF(COUNTIF([$Contested.$A$1:.$A$1048576];[.H301]); &quot;Contested&quot;; IF(COUNTIF([$Governance.$A$1:.$A$1048576];[.H301]); &quot;Governance&quot;; IF(COUNTIF([$Incorrect.$A$1:.$A$1048576];[.H301]); &quot;Incorrect&quot;; IF(COUNTIF([$Politicians.$A$1:.$A$1048576];[.H301]); &quot;Politician&quot;; IF(COUNTIF([$Journalists.$A$1:.$A$1048576];[.H3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3" calcext:value-type="float">
            <text:p>293</text:p>
          </table:table-cell>
          <table:table-cell table:style-name="ce7" office:value-type="string" calcext:value-type="string">
            <text:p>Lori Idlout</text:p>
          </table:table-cell>
          <table:table-cell table:style-name="ce12" table:content-validation-name="val1" table:formula="of:=IF(COUNTIF([$Elected.$A$1:.$A$1048576];[.B302]); &quot;Elected&quot;; IF(COUNTIF([$Parties.$A$1:.$A$1048576];[.B302]); &quot;Party&quot;; IF(COUNTIF([$Locations.$A$1:.$A$1048576];[.B302]); &quot;Location&quot;; IF(COUNTIF([$Contested.$A$1:.$A$1048576];[.B302]); &quot;Contested&quot;; IF(COUNTIF([$Governance.$A$1:.$A$1048576];[.B302]); &quot;Governance&quot;; IF(COUNTIF([$Incorrect.$A$1:.$A$1048576];[.B302]); &quot;Incorrect&quot;; IF(COUNTIF([$Politicians.$A$1:.$A$1048576];[.B302]); &quot;Politician&quot;; IF(COUNTIF([$Journalists.$A$1:.$A$1048576];[.B30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2]); &quot;Elected&quot;; IF(COUNTIF([$Parties.$A$1:.$A$1048576];[.D302]); &quot;Party&quot;; IF(COUNTIF([$Locations.$A$1:.$A$1048576];[.D302]); &quot;Location&quot;; IF(COUNTIF([$Contested.$A$1:.$A$1048576];[.D302]); &quot;Contested&quot;; IF(COUNTIF([$Governance.$A$1:.$A$1048576];[.D302]); &quot;Governance&quot;; IF(COUNTIF([$Incorrect.$A$1:.$A$1048576];[.D302]); &quot;Incorrect&quot;; IF(COUNTIF([$Politicians.$A$1:.$A$1048576];[.D302]); &quot;Politician&quot;; IF(COUNTIF([$Journalists.$A$1:.$A$1048576];[.D302]); &quot;Journalist&quot;; &quot;&quot;))))))))">
            <text:p/>
          </table:table-cell>
          <table:table-cell table:style-name="ce7" office:value-type="string" calcext:value-type="string">
            <text:p>donna friesen</text:p>
          </table:table-cell>
          <table:table-cell table:style-name="ce12" table:content-validation-name="val1" table:formula="of:=IF(COUNTIF([$Elected.$A$1:.$A$1048576];[.F302]); &quot;Elected&quot;; IF(COUNTIF([$Parties.$A$1:.$A$1048576];[.F302]); &quot;Party&quot;; IF(COUNTIF([$Locations.$A$1:.$A$1048576];[.F302]); &quot;Location&quot;; IF(COUNTIF([$Contested.$A$1:.$A$1048576];[.F302]); &quot;Contested&quot;; IF(COUNTIF([$Governance.$A$1:.$A$1048576];[.F302]); &quot;Governance&quot;; IF(COUNTIF([$Incorrect.$A$1:.$A$1048576];[.F302]); &quot;Incorrect&quot;; IF(COUNTIF([$Politicians.$A$1:.$A$1048576];[.F302]); &quot;Politician&quot;; IF(COUNTIF([$Journalists.$A$1:.$A$1048576];[.F30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2]); &quot;Elected&quot;; IF(COUNTIF([$Parties.$A$1:.$A$1048576];[.H302]); &quot;Party&quot;; IF(COUNTIF([$Locations.$A$1:.$A$1048576];[.H302]); &quot;Location&quot;; IF(COUNTIF([$Contested.$A$1:.$A$1048576];[.H302]); &quot;Contested&quot;; IF(COUNTIF([$Governance.$A$1:.$A$1048576];[.H302]); &quot;Governance&quot;; IF(COUNTIF([$Incorrect.$A$1:.$A$1048576];[.H302]); &quot;Incorrect&quot;; IF(COUNTIF([$Politicians.$A$1:.$A$1048576];[.H302]); &quot;Politician&quot;; IF(COUNTIF([$Journalists.$A$1:.$A$1048576];[.H3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4" calcext:value-type="float">
            <text:p>294</text:p>
          </table:table-cell>
          <table:table-cell table:style-name="ce7" office:value-type="string" calcext:value-type="string">
            <text:p>Len Webber</text:p>
          </table:table-cell>
          <table:table-cell table:style-name="ce12" table:content-validation-name="val1" table:formula="of:=IF(COUNTIF([$Elected.$A$1:.$A$1048576];[.B303]); &quot;Elected&quot;; IF(COUNTIF([$Parties.$A$1:.$A$1048576];[.B303]); &quot;Party&quot;; IF(COUNTIF([$Locations.$A$1:.$A$1048576];[.B303]); &quot;Location&quot;; IF(COUNTIF([$Contested.$A$1:.$A$1048576];[.B303]); &quot;Contested&quot;; IF(COUNTIF([$Governance.$A$1:.$A$1048576];[.B303]); &quot;Governance&quot;; IF(COUNTIF([$Incorrect.$A$1:.$A$1048576];[.B303]); &quot;Incorrect&quot;; IF(COUNTIF([$Politicians.$A$1:.$A$1048576];[.B303]); &quot;Politician&quot;; IF(COUNTIF([$Journalists.$A$1:.$A$1048576];[.B30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3]); &quot;Elected&quot;; IF(COUNTIF([$Parties.$A$1:.$A$1048576];[.D303]); &quot;Party&quot;; IF(COUNTIF([$Locations.$A$1:.$A$1048576];[.D303]); &quot;Location&quot;; IF(COUNTIF([$Contested.$A$1:.$A$1048576];[.D303]); &quot;Contested&quot;; IF(COUNTIF([$Governance.$A$1:.$A$1048576];[.D303]); &quot;Governance&quot;; IF(COUNTIF([$Incorrect.$A$1:.$A$1048576];[.D303]); &quot;Incorrect&quot;; IF(COUNTIF([$Politicians.$A$1:.$A$1048576];[.D303]); &quot;Politician&quot;; IF(COUNTIF([$Journalists.$A$1:.$A$1048576];[.D303]); &quot;Journalist&quot;; &quot;&quot;))))))))">
            <text:p/>
          </table:table-cell>
          <table:table-cell table:style-name="ce7" office:value-type="string" calcext:value-type="string">
            <text:p>jim hoft</text:p>
          </table:table-cell>
          <table:table-cell table:style-name="ce12" table:content-validation-name="val1" table:formula="of:=IF(COUNTIF([$Elected.$A$1:.$A$1048576];[.F303]); &quot;Elected&quot;; IF(COUNTIF([$Parties.$A$1:.$A$1048576];[.F303]); &quot;Party&quot;; IF(COUNTIF([$Locations.$A$1:.$A$1048576];[.F303]); &quot;Location&quot;; IF(COUNTIF([$Contested.$A$1:.$A$1048576];[.F303]); &quot;Contested&quot;; IF(COUNTIF([$Governance.$A$1:.$A$1048576];[.F303]); &quot;Governance&quot;; IF(COUNTIF([$Incorrect.$A$1:.$A$1048576];[.F303]); &quot;Incorrect&quot;; IF(COUNTIF([$Politicians.$A$1:.$A$1048576];[.F303]); &quot;Politician&quot;; IF(COUNTIF([$Journalists.$A$1:.$A$1048576];[.F30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3]); &quot;Elected&quot;; IF(COUNTIF([$Parties.$A$1:.$A$1048576];[.H303]); &quot;Party&quot;; IF(COUNTIF([$Locations.$A$1:.$A$1048576];[.H303]); &quot;Location&quot;; IF(COUNTIF([$Contested.$A$1:.$A$1048576];[.H303]); &quot;Contested&quot;; IF(COUNTIF([$Governance.$A$1:.$A$1048576];[.H303]); &quot;Governance&quot;; IF(COUNTIF([$Incorrect.$A$1:.$A$1048576];[.H303]); &quot;Incorrect&quot;; IF(COUNTIF([$Politicians.$A$1:.$A$1048576];[.H303]); &quot;Politician&quot;; IF(COUNTIF([$Journalists.$A$1:.$A$1048576];[.H3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5" calcext:value-type="float">
            <text:p>295</text:p>
          </table:table-cell>
          <table:table-cell table:style-name="ce7" office:value-type="string" calcext:value-type="string">
            <text:p>Marie-France Lalonde</text:p>
          </table:table-cell>
          <table:table-cell table:style-name="ce12" table:content-validation-name="val1" table:formula="of:=IF(COUNTIF([$Elected.$A$1:.$A$1048576];[.B304]); &quot;Elected&quot;; IF(COUNTIF([$Parties.$A$1:.$A$1048576];[.B304]); &quot;Party&quot;; IF(COUNTIF([$Locations.$A$1:.$A$1048576];[.B304]); &quot;Location&quot;; IF(COUNTIF([$Contested.$A$1:.$A$1048576];[.B304]); &quot;Contested&quot;; IF(COUNTIF([$Governance.$A$1:.$A$1048576];[.B304]); &quot;Governance&quot;; IF(COUNTIF([$Incorrect.$A$1:.$A$1048576];[.B304]); &quot;Incorrect&quot;; IF(COUNTIF([$Politicians.$A$1:.$A$1048576];[.B304]); &quot;Politician&quot;; IF(COUNTIF([$Journalists.$A$1:.$A$1048576];[.B30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4]); &quot;Elected&quot;; IF(COUNTIF([$Parties.$A$1:.$A$1048576];[.D304]); &quot;Party&quot;; IF(COUNTIF([$Locations.$A$1:.$A$1048576];[.D304]); &quot;Location&quot;; IF(COUNTIF([$Contested.$A$1:.$A$1048576];[.D304]); &quot;Contested&quot;; IF(COUNTIF([$Governance.$A$1:.$A$1048576];[.D304]); &quot;Governance&quot;; IF(COUNTIF([$Incorrect.$A$1:.$A$1048576];[.D304]); &quot;Incorrect&quot;; IF(COUNTIF([$Politicians.$A$1:.$A$1048576];[.D304]); &quot;Politician&quot;; IF(COUNTIF([$Journalists.$A$1:.$A$1048576];[.D304]); &quot;Journalist&quot;; &quot;&quot;))))))))">
            <text:p/>
          </table:table-cell>
          <table:table-cell table:style-name="ce7" office:value-type="string" calcext:value-type="string">
            <text:p>susan delacourt</text:p>
          </table:table-cell>
          <table:table-cell table:style-name="ce12" table:content-validation-name="val1" table:formula="of:=IF(COUNTIF([$Elected.$A$1:.$A$1048576];[.F304]); &quot;Elected&quot;; IF(COUNTIF([$Parties.$A$1:.$A$1048576];[.F304]); &quot;Party&quot;; IF(COUNTIF([$Locations.$A$1:.$A$1048576];[.F304]); &quot;Location&quot;; IF(COUNTIF([$Contested.$A$1:.$A$1048576];[.F304]); &quot;Contested&quot;; IF(COUNTIF([$Governance.$A$1:.$A$1048576];[.F304]); &quot;Governance&quot;; IF(COUNTIF([$Incorrect.$A$1:.$A$1048576];[.F304]); &quot;Incorrect&quot;; IF(COUNTIF([$Politicians.$A$1:.$A$1048576];[.F304]); &quot;Politician&quot;; IF(COUNTIF([$Journalists.$A$1:.$A$1048576];[.F30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4]); &quot;Elected&quot;; IF(COUNTIF([$Parties.$A$1:.$A$1048576];[.H304]); &quot;Party&quot;; IF(COUNTIF([$Locations.$A$1:.$A$1048576];[.H304]); &quot;Location&quot;; IF(COUNTIF([$Contested.$A$1:.$A$1048576];[.H304]); &quot;Contested&quot;; IF(COUNTIF([$Governance.$A$1:.$A$1048576];[.H304]); &quot;Governance&quot;; IF(COUNTIF([$Incorrect.$A$1:.$A$1048576];[.H304]); &quot;Incorrect&quot;; IF(COUNTIF([$Politicians.$A$1:.$A$1048576];[.H304]); &quot;Politician&quot;; IF(COUNTIF([$Journalists.$A$1:.$A$1048576];[.H3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6" calcext:value-type="float">
            <text:p>296</text:p>
          </table:table-cell>
          <table:table-cell table:style-name="ce7" office:value-type="string" calcext:value-type="string">
            <text:p>Newfoundland and Labrador</text:p>
          </table:table-cell>
          <table:table-cell table:style-name="ce12" table:content-validation-name="val1" table:formula="of:=IF(COUNTIF([$Elected.$A$1:.$A$1048576];[.B305]); &quot;Elected&quot;; IF(COUNTIF([$Parties.$A$1:.$A$1048576];[.B305]); &quot;Party&quot;; IF(COUNTIF([$Locations.$A$1:.$A$1048576];[.B305]); &quot;Location&quot;; IF(COUNTIF([$Contested.$A$1:.$A$1048576];[.B305]); &quot;Contested&quot;; IF(COUNTIF([$Governance.$A$1:.$A$1048576];[.B305]); &quot;Governance&quot;; IF(COUNTIF([$Incorrect.$A$1:.$A$1048576];[.B305]); &quot;Incorrect&quot;; IF(COUNTIF([$Politicians.$A$1:.$A$1048576];[.B305]); &quot;Politician&quot;; IF(COUNTIF([$Journalists.$A$1:.$A$1048576];[.B30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305]); &quot;Elected&quot;; IF(COUNTIF([$Parties.$A$1:.$A$1048576];[.D305]); &quot;Party&quot;; IF(COUNTIF([$Locations.$A$1:.$A$1048576];[.D305]); &quot;Location&quot;; IF(COUNTIF([$Contested.$A$1:.$A$1048576];[.D305]); &quot;Contested&quot;; IF(COUNTIF([$Governance.$A$1:.$A$1048576];[.D305]); &quot;Governance&quot;; IF(COUNTIF([$Incorrect.$A$1:.$A$1048576];[.D305]); &quot;Incorrect&quot;; IF(COUNTIF([$Politicians.$A$1:.$A$1048576];[.D305]); &quot;Politician&quot;; IF(COUNTIF([$Journalists.$A$1:.$A$1048576];[.D305]); &quot;Journalist&quot;; &quot;&quot;))))))))">
            <text:p/>
          </table:table-cell>
          <table:table-cell table:style-name="ce7" office:value-type="string" calcext:value-type="string">
            <text:p>trio sportsplex</text:p>
          </table:table-cell>
          <table:table-cell table:style-name="ce12" table:content-validation-name="val1" table:formula="of:=IF(COUNTIF([$Elected.$A$1:.$A$1048576];[.F305]); &quot;Elected&quot;; IF(COUNTIF([$Parties.$A$1:.$A$1048576];[.F305]); &quot;Party&quot;; IF(COUNTIF([$Locations.$A$1:.$A$1048576];[.F305]); &quot;Location&quot;; IF(COUNTIF([$Contested.$A$1:.$A$1048576];[.F305]); &quot;Contested&quot;; IF(COUNTIF([$Governance.$A$1:.$A$1048576];[.F305]); &quot;Governance&quot;; IF(COUNTIF([$Incorrect.$A$1:.$A$1048576];[.F305]); &quot;Incorrect&quot;; IF(COUNTIF([$Politicians.$A$1:.$A$1048576];[.F305]); &quot;Politician&quot;; IF(COUNTIF([$Journalists.$A$1:.$A$1048576];[.F30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5]); &quot;Elected&quot;; IF(COUNTIF([$Parties.$A$1:.$A$1048576];[.H305]); &quot;Party&quot;; IF(COUNTIF([$Locations.$A$1:.$A$1048576];[.H305]); &quot;Location&quot;; IF(COUNTIF([$Contested.$A$1:.$A$1048576];[.H305]); &quot;Contested&quot;; IF(COUNTIF([$Governance.$A$1:.$A$1048576];[.H305]); &quot;Governance&quot;; IF(COUNTIF([$Incorrect.$A$1:.$A$1048576];[.H305]); &quot;Incorrect&quot;; IF(COUNTIF([$Politicians.$A$1:.$A$1048576];[.H305]); &quot;Politician&quot;; IF(COUNTIF([$Journalists.$A$1:.$A$1048576];[.H3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7" calcext:value-type="float">
            <text:p>297</text:p>
          </table:table-cell>
          <table:table-cell table:style-name="ce7" office:value-type="string" calcext:value-type="string">
            <text:p>Rachel Notley</text:p>
          </table:table-cell>
          <table:table-cell table:style-name="ce12" table:content-validation-name="val1" table:formula="of:=IF(COUNTIF([$Elected.$A$1:.$A$1048576];[.B306]); &quot;Elected&quot;; IF(COUNTIF([$Parties.$A$1:.$A$1048576];[.B306]); &quot;Party&quot;; IF(COUNTIF([$Locations.$A$1:.$A$1048576];[.B306]); &quot;Location&quot;; IF(COUNTIF([$Contested.$A$1:.$A$1048576];[.B306]); &quot;Contested&quot;; IF(COUNTIF([$Governance.$A$1:.$A$1048576];[.B306]); &quot;Governance&quot;; IF(COUNTIF([$Incorrect.$A$1:.$A$1048576];[.B306]); &quot;Incorrect&quot;; IF(COUNTIF([$Politicians.$A$1:.$A$1048576];[.B306]); &quot;Politician&quot;; IF(COUNTIF([$Journalists.$A$1:.$A$1048576];[.B30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306]); &quot;Elected&quot;; IF(COUNTIF([$Parties.$A$1:.$A$1048576];[.D306]); &quot;Party&quot;; IF(COUNTIF([$Locations.$A$1:.$A$1048576];[.D306]); &quot;Location&quot;; IF(COUNTIF([$Contested.$A$1:.$A$1048576];[.D306]); &quot;Contested&quot;; IF(COUNTIF([$Governance.$A$1:.$A$1048576];[.D306]); &quot;Governance&quot;; IF(COUNTIF([$Incorrect.$A$1:.$A$1048576];[.D306]); &quot;Incorrect&quot;; IF(COUNTIF([$Politicians.$A$1:.$A$1048576];[.D306]); &quot;Politician&quot;; IF(COUNTIF([$Journalists.$A$1:.$A$1048576];[.D306]); &quot;Journalist&quot;; &quot;&quot;))))))))">
            <text:p/>
          </table:table-cell>
          <table:table-cell table:style-name="ce7" office:value-type="string" calcext:value-type="string">
            <text:p>#tigray</text:p>
          </table:table-cell>
          <table:table-cell table:style-name="ce12" table:content-validation-name="val1" table:formula="of:=IF(COUNTIF([$Elected.$A$1:.$A$1048576];[.F306]); &quot;Elected&quot;; IF(COUNTIF([$Parties.$A$1:.$A$1048576];[.F306]); &quot;Party&quot;; IF(COUNTIF([$Locations.$A$1:.$A$1048576];[.F306]); &quot;Location&quot;; IF(COUNTIF([$Contested.$A$1:.$A$1048576];[.F306]); &quot;Contested&quot;; IF(COUNTIF([$Governance.$A$1:.$A$1048576];[.F306]); &quot;Governance&quot;; IF(COUNTIF([$Incorrect.$A$1:.$A$1048576];[.F306]); &quot;Incorrect&quot;; IF(COUNTIF([$Politicians.$A$1:.$A$1048576];[.F306]); &quot;Politician&quot;; IF(COUNTIF([$Journalists.$A$1:.$A$1048576];[.F30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6]); &quot;Elected&quot;; IF(COUNTIF([$Parties.$A$1:.$A$1048576];[.H306]); &quot;Party&quot;; IF(COUNTIF([$Locations.$A$1:.$A$1048576];[.H306]); &quot;Location&quot;; IF(COUNTIF([$Contested.$A$1:.$A$1048576];[.H306]); &quot;Contested&quot;; IF(COUNTIF([$Governance.$A$1:.$A$1048576];[.H306]); &quot;Governance&quot;; IF(COUNTIF([$Incorrect.$A$1:.$A$1048576];[.H306]); &quot;Incorrect&quot;; IF(COUNTIF([$Politicians.$A$1:.$A$1048576];[.H306]); &quot;Politician&quot;; IF(COUNTIF([$Journalists.$A$1:.$A$1048576];[.H3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8" calcext:value-type="float">
            <text:p>298</text:p>
          </table:table-cell>
          <table:table-cell table:style-name="ce7" office:value-type="string" calcext:value-type="string">
            <text:p>Dominique Vien</text:p>
          </table:table-cell>
          <table:table-cell table:style-name="ce12" table:content-validation-name="val1" table:formula="of:=IF(COUNTIF([$Elected.$A$1:.$A$1048576];[.B307]); &quot;Elected&quot;; IF(COUNTIF([$Parties.$A$1:.$A$1048576];[.B307]); &quot;Party&quot;; IF(COUNTIF([$Locations.$A$1:.$A$1048576];[.B307]); &quot;Location&quot;; IF(COUNTIF([$Contested.$A$1:.$A$1048576];[.B307]); &quot;Contested&quot;; IF(COUNTIF([$Governance.$A$1:.$A$1048576];[.B307]); &quot;Governance&quot;; IF(COUNTIF([$Incorrect.$A$1:.$A$1048576];[.B307]); &quot;Incorrect&quot;; IF(COUNTIF([$Politicians.$A$1:.$A$1048576];[.B307]); &quot;Politician&quot;; IF(COUNTIF([$Journalists.$A$1:.$A$1048576];[.B30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7]); &quot;Elected&quot;; IF(COUNTIF([$Parties.$A$1:.$A$1048576];[.D307]); &quot;Party&quot;; IF(COUNTIF([$Locations.$A$1:.$A$1048576];[.D307]); &quot;Location&quot;; IF(COUNTIF([$Contested.$A$1:.$A$1048576];[.D307]); &quot;Contested&quot;; IF(COUNTIF([$Governance.$A$1:.$A$1048576];[.D307]); &quot;Governance&quot;; IF(COUNTIF([$Incorrect.$A$1:.$A$1048576];[.D307]); &quot;Incorrect&quot;; IF(COUNTIF([$Politicians.$A$1:.$A$1048576];[.D307]); &quot;Politician&quot;; IF(COUNTIF([$Journalists.$A$1:.$A$1048576];[.D307]); &quot;Journalist&quot;; &quot;&quot;))))))))">
            <text:p/>
          </table:table-cell>
          <table:table-cell table:style-name="ce7" office:value-type="string" calcext:value-type="string">
            <text:p>alan fryer</text:p>
          </table:table-cell>
          <table:table-cell table:style-name="ce12" table:content-validation-name="val1" table:formula="of:=IF(COUNTIF([$Elected.$A$1:.$A$1048576];[.F307]); &quot;Elected&quot;; IF(COUNTIF([$Parties.$A$1:.$A$1048576];[.F307]); &quot;Party&quot;; IF(COUNTIF([$Locations.$A$1:.$A$1048576];[.F307]); &quot;Location&quot;; IF(COUNTIF([$Contested.$A$1:.$A$1048576];[.F307]); &quot;Contested&quot;; IF(COUNTIF([$Governance.$A$1:.$A$1048576];[.F307]); &quot;Governance&quot;; IF(COUNTIF([$Incorrect.$A$1:.$A$1048576];[.F307]); &quot;Incorrect&quot;; IF(COUNTIF([$Politicians.$A$1:.$A$1048576];[.F307]); &quot;Politician&quot;; IF(COUNTIF([$Journalists.$A$1:.$A$1048576];[.F30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7]); &quot;Elected&quot;; IF(COUNTIF([$Parties.$A$1:.$A$1048576];[.H307]); &quot;Party&quot;; IF(COUNTIF([$Locations.$A$1:.$A$1048576];[.H307]); &quot;Location&quot;; IF(COUNTIF([$Contested.$A$1:.$A$1048576];[.H307]); &quot;Contested&quot;; IF(COUNTIF([$Governance.$A$1:.$A$1048576];[.H307]); &quot;Governance&quot;; IF(COUNTIF([$Incorrect.$A$1:.$A$1048576];[.H307]); &quot;Incorrect&quot;; IF(COUNTIF([$Politicians.$A$1:.$A$1048576];[.H307]); &quot;Politician&quot;; IF(COUNTIF([$Journalists.$A$1:.$A$1048576];[.H3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299" calcext:value-type="float">
            <text:p>299</text:p>
          </table:table-cell>
          <table:table-cell table:style-name="ce7" office:value-type="string" calcext:value-type="string">
            <text:p>Darrell Samson</text:p>
          </table:table-cell>
          <table:table-cell table:style-name="ce12" table:content-validation-name="val1" table:formula="of:=IF(COUNTIF([$Elected.$A$1:.$A$1048576];[.B308]); &quot;Elected&quot;; IF(COUNTIF([$Parties.$A$1:.$A$1048576];[.B308]); &quot;Party&quot;; IF(COUNTIF([$Locations.$A$1:.$A$1048576];[.B308]); &quot;Location&quot;; IF(COUNTIF([$Contested.$A$1:.$A$1048576];[.B308]); &quot;Contested&quot;; IF(COUNTIF([$Governance.$A$1:.$A$1048576];[.B308]); &quot;Governance&quot;; IF(COUNTIF([$Incorrect.$A$1:.$A$1048576];[.B308]); &quot;Incorrect&quot;; IF(COUNTIF([$Politicians.$A$1:.$A$1048576];[.B308]); &quot;Politician&quot;; IF(COUNTIF([$Journalists.$A$1:.$A$1048576];[.B30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8]); &quot;Elected&quot;; IF(COUNTIF([$Parties.$A$1:.$A$1048576];[.D308]); &quot;Party&quot;; IF(COUNTIF([$Locations.$A$1:.$A$1048576];[.D308]); &quot;Location&quot;; IF(COUNTIF([$Contested.$A$1:.$A$1048576];[.D308]); &quot;Contested&quot;; IF(COUNTIF([$Governance.$A$1:.$A$1048576];[.D308]); &quot;Governance&quot;; IF(COUNTIF([$Incorrect.$A$1:.$A$1048576];[.D308]); &quot;Incorrect&quot;; IF(COUNTIF([$Politicians.$A$1:.$A$1048576];[.D308]); &quot;Politician&quot;; IF(COUNTIF([$Journalists.$A$1:.$A$1048576];[.D308]); &quot;Journalist&quot;; &quot;&quot;))))))))">
            <text:p/>
          </table:table-cell>
          <table:table-cell table:style-name="ce7" office:value-type="string" calcext:value-type="string">
            <text:p>hannah thibedeau</text:p>
          </table:table-cell>
          <table:table-cell table:style-name="ce12" table:content-validation-name="val1" table:formula="of:=IF(COUNTIF([$Elected.$A$1:.$A$1048576];[.F308]); &quot;Elected&quot;; IF(COUNTIF([$Parties.$A$1:.$A$1048576];[.F308]); &quot;Party&quot;; IF(COUNTIF([$Locations.$A$1:.$A$1048576];[.F308]); &quot;Location&quot;; IF(COUNTIF([$Contested.$A$1:.$A$1048576];[.F308]); &quot;Contested&quot;; IF(COUNTIF([$Governance.$A$1:.$A$1048576];[.F308]); &quot;Governance&quot;; IF(COUNTIF([$Incorrect.$A$1:.$A$1048576];[.F308]); &quot;Incorrect&quot;; IF(COUNTIF([$Politicians.$A$1:.$A$1048576];[.F308]); &quot;Politician&quot;; IF(COUNTIF([$Journalists.$A$1:.$A$1048576];[.F30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8]); &quot;Elected&quot;; IF(COUNTIF([$Parties.$A$1:.$A$1048576];[.H308]); &quot;Party&quot;; IF(COUNTIF([$Locations.$A$1:.$A$1048576];[.H308]); &quot;Location&quot;; IF(COUNTIF([$Contested.$A$1:.$A$1048576];[.H308]); &quot;Contested&quot;; IF(COUNTIF([$Governance.$A$1:.$A$1048576];[.H308]); &quot;Governance&quot;; IF(COUNTIF([$Incorrect.$A$1:.$A$1048576];[.H308]); &quot;Incorrect&quot;; IF(COUNTIF([$Politicians.$A$1:.$A$1048576];[.H308]); &quot;Politician&quot;; IF(COUNTIF([$Journalists.$A$1:.$A$1048576];[.H3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00" calcext:value-type="float">
            <text:p>300</text:p>
          </table:table-cell>
          <table:table-cell table:style-name="ce7" office:value-type="string" calcext:value-type="string">
            <text:p>Garnett Genuis</text:p>
          </table:table-cell>
          <table:table-cell table:style-name="ce12" table:content-validation-name="val1" table:formula="of:=IF(COUNTIF([$Elected.$A$1:.$A$1048576];[.B309]); &quot;Elected&quot;; IF(COUNTIF([$Parties.$A$1:.$A$1048576];[.B309]); &quot;Party&quot;; IF(COUNTIF([$Locations.$A$1:.$A$1048576];[.B309]); &quot;Location&quot;; IF(COUNTIF([$Contested.$A$1:.$A$1048576];[.B309]); &quot;Contested&quot;; IF(COUNTIF([$Governance.$A$1:.$A$1048576];[.B309]); &quot;Governance&quot;; IF(COUNTIF([$Incorrect.$A$1:.$A$1048576];[.B309]); &quot;Incorrect&quot;; IF(COUNTIF([$Politicians.$A$1:.$A$1048576];[.B309]); &quot;Politician&quot;; IF(COUNTIF([$Journalists.$A$1:.$A$1048576];[.B3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9]); &quot;Elected&quot;; IF(COUNTIF([$Parties.$A$1:.$A$1048576];[.D309]); &quot;Party&quot;; IF(COUNTIF([$Locations.$A$1:.$A$1048576];[.D309]); &quot;Location&quot;; IF(COUNTIF([$Contested.$A$1:.$A$1048576];[.D309]); &quot;Contested&quot;; IF(COUNTIF([$Governance.$A$1:.$A$1048576];[.D309]); &quot;Governance&quot;; IF(COUNTIF([$Incorrect.$A$1:.$A$1048576];[.D309]); &quot;Incorrect&quot;; IF(COUNTIF([$Politicians.$A$1:.$A$1048576];[.D309]); &quot;Politician&quot;; IF(COUNTIF([$Journalists.$A$1:.$A$1048576];[.D309]); &quot;Journalist&quot;; &quot;&quot;))))))))">
            <text:p/>
          </table:table-cell>
          <table:table-cell table:style-name="ce7" office:value-type="string" calcext:value-type="string">
            <text:p>nuremberg</text:p>
          </table:table-cell>
          <table:table-cell table:style-name="ce12" table:content-validation-name="val1" table:formula="of:=IF(COUNTIF([$Elected.$A$1:.$A$1048576];[.F309]); &quot;Elected&quot;; IF(COUNTIF([$Parties.$A$1:.$A$1048576];[.F309]); &quot;Party&quot;; IF(COUNTIF([$Locations.$A$1:.$A$1048576];[.F309]); &quot;Location&quot;; IF(COUNTIF([$Contested.$A$1:.$A$1048576];[.F309]); &quot;Contested&quot;; IF(COUNTIF([$Governance.$A$1:.$A$1048576];[.F309]); &quot;Governance&quot;; IF(COUNTIF([$Incorrect.$A$1:.$A$1048576];[.F309]); &quot;Incorrect&quot;; IF(COUNTIF([$Politicians.$A$1:.$A$1048576];[.F309]); &quot;Politician&quot;; IF(COUNTIF([$Journalists.$A$1:.$A$1048576];[.F30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9]); &quot;Elected&quot;; IF(COUNTIF([$Parties.$A$1:.$A$1048576];[.H309]); &quot;Party&quot;; IF(COUNTIF([$Locations.$A$1:.$A$1048576];[.H309]); &quot;Location&quot;; IF(COUNTIF([$Contested.$A$1:.$A$1048576];[.H309]); &quot;Contested&quot;; IF(COUNTIF([$Governance.$A$1:.$A$1048576];[.H309]); &quot;Governance&quot;; IF(COUNTIF([$Incorrect.$A$1:.$A$1048576];[.H309]); &quot;Incorrect&quot;; IF(COUNTIF([$Politicians.$A$1:.$A$1048576];[.H309]); &quot;Politician&quot;; IF(COUNTIF([$Journalists.$A$1:.$A$1048576];[.H3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9" office:value-type="float" office:value="301" calcext:value-type="float">
            <text:p>301</text:p>
          </table:table-cell>
          <table:table-cell table:style-name="ce7" office:value-type="string" calcext:value-type="string">
            <text:p>John Barlow (Canadian politician)</text:p>
          </table:table-cell>
          <table:table-cell table:style-name="ce12" table:content-validation-name="val1" table:formula="of:=IF(COUNTIF([$Elected.$A$1:.$A$1048576];[.B310]); &quot;Elected&quot;; IF(COUNTIF([$Parties.$A$1:.$A$1048576];[.B310]); &quot;Party&quot;; IF(COUNTIF([$Locations.$A$1:.$A$1048576];[.B310]); &quot;Location&quot;; IF(COUNTIF([$Contested.$A$1:.$A$1048576];[.B310]); &quot;Contested&quot;; IF(COUNTIF([$Governance.$A$1:.$A$1048576];[.B310]); &quot;Governance&quot;; IF(COUNTIF([$Incorrect.$A$1:.$A$1048576];[.B310]); &quot;Incorrect&quot;; IF(COUNTIF([$Politicians.$A$1:.$A$1048576];[.B310]); &quot;Politician&quot;; IF(COUNTIF([$Journalists.$A$1:.$A$1048576];[.B31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10]); &quot;Elected&quot;; IF(COUNTIF([$Parties.$A$1:.$A$1048576];[.D310]); &quot;Party&quot;; IF(COUNTIF([$Locations.$A$1:.$A$1048576];[.D310]); &quot;Location&quot;; IF(COUNTIF([$Contested.$A$1:.$A$1048576];[.D310]); &quot;Contested&quot;; IF(COUNTIF([$Governance.$A$1:.$A$1048576];[.D310]); &quot;Governance&quot;; IF(COUNTIF([$Incorrect.$A$1:.$A$1048576];[.D310]); &quot;Incorrect&quot;; IF(COUNTIF([$Politicians.$A$1:.$A$1048576];[.D310]); &quot;Politician&quot;; IF(COUNTIF([$Journalists.$A$1:.$A$1048576];[.D310]); &quot;Journalist&quot;; &quot;&quot;))))))))">
            <text:p/>
          </table:table-cell>
          <table:table-cell table:style-name="ce7" office:value-type="string" calcext:value-type="string">
            <text:p>james cumming</text:p>
          </table:table-cell>
          <table:table-cell table:style-name="ce12" table:content-validation-name="val1" table:formula="of:=IF(COUNTIF([$Elected.$A$1:.$A$1048576];[.F310]); &quot;Elected&quot;; IF(COUNTIF([$Parties.$A$1:.$A$1048576];[.F310]); &quot;Party&quot;; IF(COUNTIF([$Locations.$A$1:.$A$1048576];[.F310]); &quot;Location&quot;; IF(COUNTIF([$Contested.$A$1:.$A$1048576];[.F310]); &quot;Contested&quot;; IF(COUNTIF([$Governance.$A$1:.$A$1048576];[.F310]); &quot;Governance&quot;; IF(COUNTIF([$Incorrect.$A$1:.$A$1048576];[.F310]); &quot;Incorrect&quot;; IF(COUNTIF([$Politicians.$A$1:.$A$1048576];[.F310]); &quot;Politician&quot;; IF(COUNTIF([$Journalists.$A$1:.$A$1048576];[.F31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310]); &quot;Elected&quot;; IF(COUNTIF([$Parties.$A$1:.$A$1048576];[.H310]); &quot;Party&quot;; IF(COUNTIF([$Locations.$A$1:.$A$1048576];[.H310]); &quot;Location&quot;; IF(COUNTIF([$Contested.$A$1:.$A$1048576];[.H310]); &quot;Contested&quot;; IF(COUNTIF([$Governance.$A$1:.$A$1048576];[.H310]); &quot;Governance&quot;; IF(COUNTIF([$Incorrect.$A$1:.$A$1048576];[.H310]); &quot;Incorrect&quot;; IF(COUNTIF([$Politicians.$A$1:.$A$1048576];[.H310]); &quot;Politician&quot;; IF(COUNTIF([$Journalists.$A$1:.$A$1048576];[.H3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10920-20%'.A1:'20210920-20%'.AD310">
            <calcext:condition calcext:apply-style-name="ConditionalStyle_1" calcext:value="=&quot;Incorrect&quot;" calcext:base-cell-address="'20210920-20%'.A1"/>
          </calcext:conditional-format>
          <calcext:conditional-format calcext:target-range-address="'20210920-20%'.A1:'20210920-20%'.AD310">
            <calcext:condition calcext:apply-style-name="ConditionalStyle_2" calcext:value="=&quot;Location&quot;" calcext:base-cell-address="'20210920-20%'.A1"/>
          </calcext:conditional-format>
          <calcext:conditional-format calcext:target-range-address="'20210920-20%'.A1:'20210920-20%'.AD310">
            <calcext:condition calcext:apply-style-name="ConditionalStyle_3" calcext:value="=&quot;Governance&quot;" calcext:base-cell-address="'20210920-20%'.A1"/>
          </calcext:conditional-format>
          <calcext:conditional-format calcext:target-range-address="'20210920-20%'.A1:'20210920-20%'.AD310">
            <calcext:condition calcext:apply-style-name="ConditionalStyle_4" calcext:value="=&quot;Party&quot;" calcext:base-cell-address="'20210920-20%'.A1"/>
          </calcext:conditional-format>
        </calcext:conditional-formats>
      </table:table>
      <table:table table:name="Elected" table:style-name="ta2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Blake Richar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mien Kure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in Shield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Greg McLe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n Webb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raj Hall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 Benz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phanie Kus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elle Rempel Garner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at Kelly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m Kmi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 Liepe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orge Chah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 Boissonn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ke Desjarla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Ziad Aboultai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 Upp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tt Jeneroux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Heather McPher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y McCauley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ike Lak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arlow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ila Goodridg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Warken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annon Stubb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ael Thom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en Mo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nold Vier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ine Calk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arl Drees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nett Genu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oop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e Lloy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ald Sorok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Fa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Bee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gmeet Sin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dd Dohe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Alb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Strah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Alda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 McKi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rd Joh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stair MacGreg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la Qualtrou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all Garr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 Hard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k Caput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acy G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orri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ko van Pop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d V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Marie Bar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Juli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el Bla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 Arno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nathan Wilki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Dal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nita Zarrill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 Zimm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son Mia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lizabeth M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ylor Bachr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Canning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rry-Lynne Find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m Ba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eep Sara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ukh Dhaliw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dy F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y K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leeb Noormohame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n Dav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yce Mur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rjit Sajj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urel Coll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rick Weil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rry Magui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y Moran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iki Ash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Maz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iel Blaik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quel Danch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dice Berge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d Fal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Vand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Bez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ah Gaz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Lamoure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Dugu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Car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rge Corm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minic LeBlan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ica Atw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oor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né Arseneaul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ake Stewart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inette Petitpas Taylor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ohn Williamso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ayne L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Brag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 McDonal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urence Roger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ifford Sma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onne Jon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udie Hutching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oanne Thomp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mus O'Reg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Kellow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n Fraser (politicia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tephen Elli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rren Fish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y Fillmo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na Dia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ody Bl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rrell Sam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k Perk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ime Battist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d'Entremo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Hollan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rol Hughe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ah Taylor Ro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rass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ug Ship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yan Williams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thaniel Erskine-Smit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afqat Al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nder Sidh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uby Saho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nia Sidh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mal Khe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rry Bro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 Ru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rina Gou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yan M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Poiliev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e Ep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Dzerowic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ot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n Dong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Olipha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yle Seeba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n O'Too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o Mendici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ren Vecch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Lewi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an Bak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Maloney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rsty Dunc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Muy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is Drou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loyd Longfie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slyn Lew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ie Schma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tthew Gree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d Collin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Hepf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ilomena Tass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elby Kramp-Neum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dy Sgr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n Lob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a Sud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c Melill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na Rober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Gerret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Morr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 Lou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lerie Brad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anne Roo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Rei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Barrett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ndsay Mathys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Fragiskat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elle Kayabag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ena Jacze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y 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aul Chiang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dam van Koeverd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mar Alghab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Fonsec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qra Khal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ven Spengeman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qwinder Gah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chie Valde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ndra Ary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Van Byn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e Badaw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Baldinell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an All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Serr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thony Rot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hilip Lawrenc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ita An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m Damo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France Lalond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lin Carr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asir Naqv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id McGuin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a Fort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ita Vandenbel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Dave MacKenzi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f Viran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Aitch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Nat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elle Ferre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ifer O'Conn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eryl Galla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jid Jowha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Bitt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lyn Glad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Sheeh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Yi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lma Zah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McKay (politicia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haun Che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Anandasangaree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ill Blai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Dowda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dam Chamber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Vuo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ric Dunc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iviane Lapoint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issa Lantsm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us Powlowsk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ty Hajd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rlie Ang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i 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Dabrus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yn Benne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ystia Free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esco Sorba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rdish Chagg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h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yan Turnbull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 Ehsass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rek Kusmierczy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Mass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a'ara Sak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 David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hmed Hus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wrence MacAu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n Casey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by Morriss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ath MacDona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ylvie Bérub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ébastien Lemi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élanie Jol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gelo Iaco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Lauz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ristina Michau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Leho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ine Desbie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Vignol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 Plamon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minique V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-François Blanche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 Per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mmanuel Dubou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scale St-Ong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andra Mendè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Paul-H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enda Shanah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Mart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Claude Bib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ju Dhill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in Champo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iane Lebouthill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MacKi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raya Martinez Ferr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blo Rodriguez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Ferg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briel Ste-Mar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o Sim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o Beaulie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ain Therr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is Brunelle-Ducep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is Scarpalegg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id Lamett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Hélène Gaudr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Guilbe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ayçal El-Khou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cques Gourd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erry Romanad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nis Trud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ël Lightbou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érard Delt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lène G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 Robill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Bertho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Denis Ga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Berge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Théri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Génére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thony Housefath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Garn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el Benday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Xavier Barsalou-Duv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meer Zube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phie Chat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ël God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Yves Ducl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ique Pauz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ain Ray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xime Blanchette-Jonc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Desile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héal For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andre Bouler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imon-Pierre Savard-Tremb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ne Normand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mmanuella Lambropoul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ricia Lattanz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çois-Philippe Champag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aude DeBellefeuil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éanne Larouch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Élisabeth Briè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thalie Sinclair-Desgagn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e Chabo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né Villemu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Schiefk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Mill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nie Koutrak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semarie Fal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y Blo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remy Patz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Vid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ser Tolm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 Hoba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arren Stei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 Sch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Kra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Wau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rey Toch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d Redekop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ert Kitc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thay Wagantal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ichael McLeo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ri Idlou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endan Ha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Rai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'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’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ichael coo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hee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ing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r. trudeau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r trudeau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heather mcpher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pierre poilièvre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rc mille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tthew gree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dr. leslyn lewis</text:p>
          </table:table-cell>
          <table:table-cell table:number-columns-repeated="1023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lected.A343:Elected.A343 Elected.A345:Elected.A352">
            <calcext:condition calcext:apply-style-name="ConditionalStyle_2" calcext:value="=&quot;Location&quot;" calcext:base-cell-address="Elected.A343"/>
          </calcext:conditional-format>
          <calcext:conditional-format calcext:target-range-address="Elected.A343:Elected.A343 Elected.A345:Elected.A352">
            <calcext:condition calcext:apply-style-name="ConditionalStyle_3" calcext:value="=&quot;Governance&quot;" calcext:base-cell-address="Elected.A343"/>
          </calcext:conditional-format>
          <calcext:conditional-format calcext:target-range-address="Elected.A343:Elected.A343 Elected.A345:Elected.A352">
            <calcext:condition calcext:apply-style-name="ConditionalStyle_4" calcext:value="=&quot;Party&quot;" calcext:base-cell-address="Elected.A343"/>
          </calcext:conditional-format>
          <calcext:conditional-format calcext:target-range-address="Elected.A4:Elected.A4 Elected.A10:Elected.A10 Elected.A19:Elected.A19 Elected.A21:Elected.A21 Elected.A96:Elected.A96 Elected.A98:Elected.A98 Elected.A106:Elected.A106 Elected.A110:Elected.A110 Elected.A120:Elected.A120 Elected.A176:Elected.A176 Elected.A191:Elected.A191 Elected.A200:Elected.A200 Elected.A214:Elected.A214 Elected.A216:Elected.A216 Elected.A220:Elected.A220 Elected.A336:Elected.A336 Elected.A343:Elected.A343 Elected.A345:Elected.A352">
            <calcext:condition calcext:apply-style-name="ConditionalStyle_1" calcext:value="=&quot;Incorrect&quot;" calcext:base-cell-address="Elected.A4"/>
          </calcext:conditional-format>
        </calcext:conditional-formats>
      </table:table>
      <table:table table:name="Contested" table:style-name="ta3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isa Rai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Sore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ce W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xime 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kerry diott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yam monsef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ne 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ernadette jorda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helsea hill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lejandra bravo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iva frei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lenore zan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m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ruth elle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erek sloa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ul manl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nathan giancroc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oug eyolfso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ul taylo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me bernier'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james cumming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tested.A5:Contested.A17 Contested.A19:Contested.A22">
            <calcext:condition calcext:apply-style-name="ConditionalStyle_1" calcext:value="=&quot;Incorrect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2" calcext:value="=&quot;Location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3" calcext:value="=&quot;Governance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4" calcext:value="=&quot;Party&quot;" calcext:base-cell-address="Contested.A5"/>
          </calcext:conditional-format>
        </calcext:conditional-formats>
      </table:table>
      <table:table table:name="Parties" table:style-name="ta4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iberal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oc Québéc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Democratic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en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epend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ople's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Democratic Party (Canada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ndp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conservative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green party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#liberal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arties.A9:Parties.A12">
            <calcext:condition calcext:apply-style-name="ConditionalStyle_1" calcext:value="=&quot;Incorrect&quot;" calcext:base-cell-address="Parties.A9"/>
          </calcext:conditional-format>
          <calcext:conditional-format calcext:target-range-address="Parties.A9:Parties.A12">
            <calcext:condition calcext:apply-style-name="ConditionalStyle_2" calcext:value="=&quot;Location&quot;" calcext:base-cell-address="Parties.A9"/>
          </calcext:conditional-format>
          <calcext:conditional-format calcext:target-range-address="Parties.A9:Parties.A12">
            <calcext:condition calcext:apply-style-name="ConditionalStyle_3" calcext:value="=&quot;Governance&quot;" calcext:base-cell-address="Parties.A9"/>
          </calcext:conditional-format>
          <calcext:conditional-format calcext:target-range-address="Parties.A9:Parties.A12">
            <calcext:condition calcext:apply-style-name="ConditionalStyle_4" calcext:value="=&quot;Party&quot;" calcext:base-cell-address="Parties.A9"/>
          </calcext:conditional-format>
        </calcext:conditional-formats>
      </table:table>
      <table:table table:name="Locations" table:style-name="ta5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va Scot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Brunswi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tob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ince Edward Is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skatche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rthwest Territor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ttaw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ront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Prair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ouver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Erin Mill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Edmonto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Calgary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askatoo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Nunavut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Regina, Saskatchewa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Hamilton, Ontario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Montrea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t. John's, 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#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foundlan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kingston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oplar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’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'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toronto centr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frederic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tchener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monton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lifa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lgary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ttawa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tchener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oshaw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winnipeg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ed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mpton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urham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oakvil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urnaby south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victor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tré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edford roa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yuk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ort stanley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#oshaw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avenport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fort york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urnaby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trathco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kdale-high park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eterborough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qc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2" calcext:value="=&quot;Location&quot;" calcext:base-cell-address="Locations.A26"/>
          </calcext:conditional-format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3" calcext:value="=&quot;Governance&quot;" calcext:base-cell-address="Locations.A26"/>
          </calcext:conditional-format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4" calcext:value="=&quot;Party&quot;" calcext:base-cell-address="Locations.A26"/>
          </calcext:conditional-format>
          <calcext:conditional-format calcext:target-range-address="Locations.A16:Locations.A24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1" calcext:value="=&quot;Incorrect&quot;" calcext:base-cell-address="Locations.A16"/>
          </calcext:conditional-format>
        </calcext:conditional-formats>
      </table:table>
      <table:table table:name="Governance" table:style-name="ta6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eader of the Official Opposition (Canada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vernment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liament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ime Minister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ouse of Commons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en's Privy Council for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nate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44th Canadian Parlia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ident of the Queen's Privy Council for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Elections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Office of the Prime Minister (Canada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upreme Court of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peaker of the House of Commons (Canada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Governor General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Constitution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onarchy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tate broadcaster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mier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arch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mber of Parliament (Canada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overnance.A15:Governance.A18">
            <calcext:condition calcext:apply-style-name="ConditionalStyle_2" calcext:value="=&quot;Location&quot;" calcext:base-cell-address="Governance.A15"/>
          </calcext:conditional-format>
          <calcext:conditional-format calcext:target-range-address="Governance.A15:Governance.A18">
            <calcext:condition calcext:apply-style-name="ConditionalStyle_3" calcext:value="=&quot;Governance&quot;" calcext:base-cell-address="Governance.A15"/>
          </calcext:conditional-format>
          <calcext:conditional-format calcext:target-range-address="Governance.A15:Governance.A18">
            <calcext:condition calcext:apply-style-name="ConditionalStyle_4" calcext:value="=&quot;Party&quot;" calcext:base-cell-address="Governance.A15"/>
          </calcext:conditional-format>
          <calcext:conditional-format calcext:target-range-address="Governance.A10:Governance.A18">
            <calcext:condition calcext:apply-style-name="ConditionalStyle_1" calcext:value="=&quot;Incorrect&quot;" calcext:base-cell-address="Governance.A10"/>
          </calcext:conditional-format>
        </calcext:conditional-formats>
      </table:table>
      <table:table table:name="Politicians" table:style-name="ta7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Josée Ver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y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on kenney’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doug for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ason kenney'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on Kenney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rto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andy hilli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ebecca schulz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ick hilli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catherine mckenn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ohn horga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ack layto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pam palmat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gerry butts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rosemary bar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ant Hill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ald But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phen Har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r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nis Leb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ockwell D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aird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a Ambros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wrence Ca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v O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y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iane Fi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sée Ver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Fletch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Rick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Penashu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 Skel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Parad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il She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MacK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yola Hear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uck Strah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Chrét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ul Mar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ic Toew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te Solbe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Valcou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an Fanti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dy Wilson-Raybou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Bla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Mulro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Cla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m Campb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Cle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ill Graham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jory LeBre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borah Gr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lph Kle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mier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Moore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Prent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Oliv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n Mazankowsk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illes Ducep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Thomp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Wilso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ona Aglukkaq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Nichol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d Menz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Goodyea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ynne Yeli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ry Ri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é Ouelle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l Gos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Dunca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ena Guerg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Van Lo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D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lton McGuin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Stelm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Br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ton Manni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Hold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Flahe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Ignatie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errifie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Pierre Blackbur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Chare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K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ie Leit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Harr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lph Gooda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Fort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ith Marti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L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BC Television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CTV Television Network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Tom Mulcai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Jean-François Fortin (politician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achel Notley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jenni byrne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drew weaver</text:p>
          </table:table-cell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liticians.A99:Politicians.A99">
            <calcext:condition calcext:apply-style-name="ConditionalStyle_2" calcext:value="=&quot;Location&quot;" calcext:base-cell-address="Politicians.A99"/>
          </calcext:conditional-format>
          <calcext:conditional-format calcext:target-range-address="Politicians.A99:Politicians.A99">
            <calcext:condition calcext:apply-style-name="ConditionalStyle_3" calcext:value="=&quot;Governance&quot;" calcext:base-cell-address="Politicians.A99"/>
          </calcext:conditional-format>
          <calcext:conditional-format calcext:target-range-address="Politicians.A99:Politicians.A99">
            <calcext:condition calcext:apply-style-name="ConditionalStyle_4" calcext:value="=&quot;Party&quot;" calcext:base-cell-address="Politicians.A99"/>
          </calcext:conditional-format>
          <calcext:conditional-format calcext:target-range-address="Politicians.A99:Politicians.A99">
            <calcext:condition calcext:apply-style-name="ConditionalStyle_1" calcext:value="=&quot;Incorrect&quot;" calcext:base-cell-address="Politicians.A99"/>
          </calcext:conditional-format>
          <calcext:conditional-format calcext:target-range-address="Politicians.A98:Politicians.A98">
            <calcext:condition calcext:apply-style-name="ConditionalStyle_2" calcext:value="=&quot;Location&quot;" calcext:base-cell-address="Politicians.A98"/>
          </calcext:conditional-format>
          <calcext:conditional-format calcext:target-range-address="Politicians.A98:Politicians.A98">
            <calcext:condition calcext:apply-style-name="ConditionalStyle_3" calcext:value="=&quot;Governance&quot;" calcext:base-cell-address="Politicians.A98"/>
          </calcext:conditional-format>
          <calcext:conditional-format calcext:target-range-address="Politicians.A98:Politicians.A98">
            <calcext:condition calcext:apply-style-name="ConditionalStyle_4" calcext:value="=&quot;Party&quot;" calcext:base-cell-address="Politicians.A98"/>
          </calcext:conditional-format>
          <calcext:conditional-format calcext:target-range-address="Politicians.A98:Politicians.A98">
            <calcext:condition calcext:apply-style-name="ConditionalStyle_1" calcext:value="=&quot;Incorrect&quot;" calcext:base-cell-address="Politicians.A98"/>
          </calcext:conditional-format>
          <calcext:conditional-format calcext:target-range-address="Politicians.A97:Politicians.A97">
            <calcext:condition calcext:apply-style-name="ConditionalStyle_1" calcext:value="=&quot;Incorrect&quot;" calcext:base-cell-address="Politicians.A97"/>
          </calcext:conditional-format>
          <calcext:conditional-format calcext:target-range-address="Politicians.A96:Politicians.A96">
            <calcext:condition calcext:apply-style-name="ConditionalStyle_1" calcext:value="=&quot;Incorrect&quot;" calcext:base-cell-address="Politicians.A96"/>
          </calcext:conditional-format>
          <calcext:conditional-format calcext:target-range-address="Politicians.A95:Politicians.A95">
            <calcext:condition calcext:apply-style-name="ConditionalStyle_1" calcext:value="=&quot;Incorrect&quot;" calcext:base-cell-address="Politicians.A95"/>
          </calcext:conditional-format>
          <calcext:conditional-format calcext:target-range-address="Politicians.A94:Politicians.A94">
            <calcext:condition calcext:apply-style-name="ConditionalStyle_1" calcext:value="=&quot;Incorrect&quot;" calcext:base-cell-address="Politicians.A94"/>
          </calcext:conditional-format>
          <calcext:conditional-format calcext:target-range-address="Politicians.A17:Politicians.A17">
            <calcext:condition calcext:apply-style-name="ConditionalStyle_2" calcext:value="=&quot;Location&quot;" calcext:base-cell-address="Politicians.A17"/>
          </calcext:conditional-format>
          <calcext:conditional-format calcext:target-range-address="Politicians.A17:Politicians.A17">
            <calcext:condition calcext:apply-style-name="ConditionalStyle_3" calcext:value="=&quot;Governance&quot;" calcext:base-cell-address="Politicians.A17"/>
          </calcext:conditional-format>
          <calcext:conditional-format calcext:target-range-address="Politicians.A17:Politicians.A17">
            <calcext:condition calcext:apply-style-name="ConditionalStyle_4" calcext:value="=&quot;Party&quot;" calcext:base-cell-address="Politicians.A17"/>
          </calcext:conditional-format>
          <calcext:conditional-format calcext:target-range-address="Politicians.A17:Politicians.A17">
            <calcext:condition calcext:apply-style-name="ConditionalStyle_1" calcext:value="=&quot;Incorrect&quot;" calcext:base-cell-address="Politicians.A17"/>
          </calcext:conditional-format>
          <calcext:conditional-format calcext:target-range-address="Politicians.A5:Politicians.A6 Politicians.A8:Politicians.A16">
            <calcext:condition calcext:apply-style-name="ConditionalStyle_1" calcext:value="=&quot;Incorrect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2" calcext:value="=&quot;Location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3" calcext:value="=&quot;Governance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4" calcext:value="=&quot;Party&quot;" calcext:base-cell-address="Politicians.A5"/>
          </calcext:conditional-format>
        </calcext:conditional-formats>
      </table:table>
      <table:table table:name="Journalists" table:style-name="ta8">
        <table:table-column table:style-name="co1" table:number-columns-repeated="1024" table:default-cell-style-name="Default"/>
        <table:table-row table:style-name="ro1">
          <table:table-cell table:style-name="ce36" office:value-type="string" calcext:value-type="string">
            <text:p>don marti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avid moscrop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andice malcolm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ian hanomansing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lex boutilier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ian auste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evan solom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lisa laflamm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ndy le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ercedes stephens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kelly mcparland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ndrew lawt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arieke walsh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osie bart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arly week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travis dhanraj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hantal héber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abrina maddeaux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avid staple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cott reid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onna friese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jim hof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usan delacour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lan fryer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hannah thibe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he Globe and Mai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he Canadian Press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National Po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ronto Sta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BC News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Warren Kinsell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obal Television Network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CBC Radio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Global News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cbc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lorrie goldste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 coy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lilley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david aki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lex pierson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jen gerson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david cochrane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ournalists.A42:Journalists.A42">
            <calcext:condition calcext:apply-style-name="ConditionalStyle_2" calcext:value="=&quot;Location&quot;" calcext:base-cell-address="Journalists.A42"/>
          </calcext:conditional-format>
          <calcext:conditional-format calcext:target-range-address="Journalists.A42:Journalists.A42">
            <calcext:condition calcext:apply-style-name="ConditionalStyle_3" calcext:value="=&quot;Governance&quot;" calcext:base-cell-address="Journalists.A42"/>
          </calcext:conditional-format>
          <calcext:conditional-format calcext:target-range-address="Journalists.A42:Journalists.A42">
            <calcext:condition calcext:apply-style-name="ConditionalStyle_4" calcext:value="=&quot;Party&quot;" calcext:base-cell-address="Journalists.A42"/>
          </calcext:conditional-format>
          <calcext:conditional-format calcext:target-range-address="Journalists.A42:Journalists.A42">
            <calcext:condition calcext:apply-style-name="ConditionalStyle_1" calcext:value="=&quot;Incorrect&quot;" calcext:base-cell-address="Journalists.A42"/>
          </calcext:conditional-format>
          <calcext:conditional-format calcext:target-range-address="Journalists.A41:Journalists.A41">
            <calcext:condition calcext:apply-style-name="ConditionalStyle_2" calcext:value="=&quot;Location&quot;" calcext:base-cell-address="Journalists.A41"/>
          </calcext:conditional-format>
          <calcext:conditional-format calcext:target-range-address="Journalists.A41:Journalists.A41">
            <calcext:condition calcext:apply-style-name="ConditionalStyle_3" calcext:value="=&quot;Governance&quot;" calcext:base-cell-address="Journalists.A41"/>
          </calcext:conditional-format>
          <calcext:conditional-format calcext:target-range-address="Journalists.A41:Journalists.A41">
            <calcext:condition calcext:apply-style-name="ConditionalStyle_4" calcext:value="=&quot;Party&quot;" calcext:base-cell-address="Journalists.A41"/>
          </calcext:conditional-format>
          <calcext:conditional-format calcext:target-range-address="Journalists.A41:Journalists.A41">
            <calcext:condition calcext:apply-style-name="ConditionalStyle_1" calcext:value="=&quot;Incorrect&quot;" calcext:base-cell-address="Journalists.A41"/>
          </calcext:conditional-format>
          <calcext:conditional-format calcext:target-range-address="Journalists.A39:Journalists.A40">
            <calcext:condition calcext:apply-style-name="ConditionalStyle_1" calcext:value="=&quot;Incorrect&quot;" calcext:base-cell-address="Journalists.A39"/>
          </calcext:conditional-format>
          <calcext:conditional-format calcext:target-range-address="Journalists.A39:Journalists.A40">
            <calcext:condition calcext:apply-style-name="ConditionalStyle_4" calcext:value="=&quot;Party&quot;" calcext:base-cell-address="Journalists.A39"/>
          </calcext:conditional-format>
          <calcext:conditional-format calcext:target-range-address="Journalists.A39:Journalists.A40">
            <calcext:condition calcext:apply-style-name="ConditionalStyle_3" calcext:value="=&quot;Governance&quot;" calcext:base-cell-address="Journalists.A39"/>
          </calcext:conditional-format>
          <calcext:conditional-format calcext:target-range-address="Journalists.A39:Journalists.A40">
            <calcext:condition calcext:apply-style-name="ConditionalStyle_2" calcext:value="=&quot;Location&quot;" calcext:base-cell-address="Journalists.A39"/>
          </calcext:conditional-format>
          <calcext:conditional-format calcext:target-range-address="Journalists.A36:Journalists.A36">
            <calcext:condition calcext:apply-style-name="ConditionalStyle_2" calcext:value="=&quot;Location&quot;" calcext:base-cell-address="Journalists.A36"/>
          </calcext:conditional-format>
          <calcext:conditional-format calcext:target-range-address="Journalists.A36:Journalists.A36">
            <calcext:condition calcext:apply-style-name="ConditionalStyle_3" calcext:value="=&quot;Governance&quot;" calcext:base-cell-address="Journalists.A36"/>
          </calcext:conditional-format>
          <calcext:conditional-format calcext:target-range-address="Journalists.A36:Journalists.A36">
            <calcext:condition calcext:apply-style-name="ConditionalStyle_4" calcext:value="=&quot;Party&quot;" calcext:base-cell-address="Journalists.A36"/>
          </calcext:conditional-format>
          <calcext:conditional-format calcext:target-range-address="Journalists.A36:Journalists.A36">
            <calcext:condition calcext:apply-style-name="ConditionalStyle_1" calcext:value="=&quot;Incorrect&quot;" calcext:base-cell-address="Journalists.A36"/>
          </calcext:conditional-format>
          <calcext:conditional-format calcext:target-range-address="Journalists.A35:Journalists.A35">
            <calcext:condition calcext:apply-style-name="ConditionalStyle_2" calcext:value="=&quot;Location&quot;" calcext:base-cell-address="Journalists.A35"/>
          </calcext:conditional-format>
          <calcext:conditional-format calcext:target-range-address="Journalists.A35:Journalists.A35">
            <calcext:condition calcext:apply-style-name="ConditionalStyle_3" calcext:value="=&quot;Governance&quot;" calcext:base-cell-address="Journalists.A35"/>
          </calcext:conditional-format>
          <calcext:conditional-format calcext:target-range-address="Journalists.A35:Journalists.A35">
            <calcext:condition calcext:apply-style-name="ConditionalStyle_4" calcext:value="=&quot;Party&quot;" calcext:base-cell-address="Journalists.A35"/>
          </calcext:conditional-format>
          <calcext:conditional-format calcext:target-range-address="Journalists.A35:Journalists.A35">
            <calcext:condition calcext:apply-style-name="ConditionalStyle_1" calcext:value="=&quot;Incorrect&quot;" calcext:base-cell-address="Journalists.A35"/>
          </calcext:conditional-format>
          <calcext:conditional-format calcext:target-range-address="Journalists.A34:Journalists.A34">
            <calcext:condition calcext:apply-style-name="ConditionalStyle_1" calcext:value="=&quot;Incorrect&quot;" calcext:base-cell-address="Journalists.A34"/>
          </calcext:conditional-format>
          <calcext:conditional-format calcext:target-range-address="Journalists.A33:Journalists.A33">
            <calcext:condition calcext:apply-style-name="ConditionalStyle_1" calcext:value="=&quot;Incorrect&quot;" calcext:base-cell-address="Journalists.A33"/>
          </calcext:conditional-format>
          <calcext:conditional-format calcext:target-range-address="Journalists.A31:Journalists.A31">
            <calcext:condition calcext:apply-style-name="ConditionalStyle_1" calcext:value="=&quot;Incorrect&quot;" calcext:base-cell-address="Journalists.A31"/>
          </calcext:conditional-format>
          <calcext:conditional-format calcext:target-range-address="Journalists.A1:Journalists.A25">
            <calcext:condition calcext:apply-style-name="ConditionalStyle_1" calcext:value="=&quot;Incorrect&quot;" calcext:base-cell-address="Journalists.A1"/>
          </calcext:conditional-format>
          <calcext:conditional-format calcext:target-range-address="Journalists.A1:Journalists.A25">
            <calcext:condition calcext:apply-style-name="ConditionalStyle_2" calcext:value="=&quot;Location&quot;" calcext:base-cell-address="Journalists.A1"/>
          </calcext:conditional-format>
          <calcext:conditional-format calcext:target-range-address="Journalists.A1:Journalists.A25">
            <calcext:condition calcext:apply-style-name="ConditionalStyle_3" calcext:value="=&quot;Governance&quot;" calcext:base-cell-address="Journalists.A1"/>
          </calcext:conditional-format>
          <calcext:conditional-format calcext:target-range-address="Journalists.A1:Journalists.A25">
            <calcext:condition calcext:apply-style-name="ConditionalStyle_4" calcext:value="=&quot;Party&quot;" calcext:base-cell-address="Journalists.A1"/>
          </calcext:conditional-format>
        </calcext:conditional-formats>
      </table:table>
      <table:table table:name="Incorrect" table:style-name="ta9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Ontario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Canadians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Heritag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ependent politician</text:p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19" office:value-type="string" calcext:value-type="string">
            <text:p>Progressive Conservative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Conservativ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Association of Nova Scot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Manitob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skatchewan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New Brunswick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Wildrose Independence Part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tish Columbia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rendra Modi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9" office:value-type="string" calcext:value-type="string">
            <text:p>Rhinoceros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David Emerson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CTV News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Statistics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Canadian Forc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liament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linda Stron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29th Canadian Minist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Canad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Progressive Canadian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sm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bertarian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ntario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form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titution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dros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mmunist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Trudea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oreign relations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Alli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Blue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form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Saskatche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opulist Party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-operative Commonwealth Federat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Association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 Allianc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illium Party of Ontar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reedom Conservative Part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federalis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ntario Alli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cial Credit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Armed Forc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Heritage Par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Broadcasting Corporat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rack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yal Canadian Air Forc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Parti Québéc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tlantica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bec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yal Canadian Mounted Poli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New Brunswick Confederation of Regions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VID-19 pandemic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28th Canadian Minist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tegory:Prime Ministers of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Mackenzie Bow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ert Bord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–United Locations rel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thur Meig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Prince Edward Is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 in the War in Afghanist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gislative Assembl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toba Fir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. B. Benne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Diefenbak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tlantic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ople's Alliance of New Brunswi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liam Lyon Mackenzie K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Quebec sovereignty mov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Québec debout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9" office:value-type="string" calcext:value-type="string">
            <text:p>Right-wing politic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ident of the United Loc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Loc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man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Arab Emirat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Kingdo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Zea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therlan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p:Authority contro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BN (identifier)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19" office:value-type="string" calcext:value-type="string">
            <text:p>Marijuana Party (Canada)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Yukon Freedom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op the New Sex-Ed Agen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ukon Party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Non-Partisan Association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Ontario Provincial Confederation of Regions Par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Yes Vancouv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ouver 1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verick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s' Choice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Charles Tup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Abbo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Sparrow David Thomp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ster B. Pear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frid Laur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 St. Laurent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Dairy farming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alition Avenir Québe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Animal Protection Party of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Ontario New Democratic Part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National Assembly of 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clean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North American Free Trade Agree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kipedia:Protection polic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SN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National Citizens Allianc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Strength in Democrac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University of Toront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omestic policy of the Justin Trudeau government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BC Kid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semary Barton Liv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University of Saskatchew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calcext:value-type="string">
            <text:p>Premiership of Doug Ford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doll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University of Calgar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Western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Provinces and territories of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Confederation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Language policies of Canada's provinces and territori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Population of Canada by province and territor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Extreme points of Canadian provinc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Arm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footba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Indigenous peoples in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istory of the indigenous peoples of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Former colonies and territories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irst Nations in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President of the United Stat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SNI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nternational Standard Name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United Stat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elp:IPA/French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SUDOC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Elizabeth II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VIAF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elp:IPA/English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igital object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oi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Wayback Machin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nternational Standard Link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LCCN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VIAF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SUDOC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ISNI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WORLDCATID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GND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FAST identifier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canadia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witt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pau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i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ckf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fghanista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meric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bc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youtub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north american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gavin newsom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ustral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brina ki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brina grov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rack obam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bam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rs jagmeet sin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um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bide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shirley robins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ezra levant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ox new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zo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s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uss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c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illary clin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chi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 po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liforn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yo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u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ugh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int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iss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n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eder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uro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s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uth asia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s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reg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aceboo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d d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stc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ab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zi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ie sander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ha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gela merk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p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rth kore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 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rmai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ob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ph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m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b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versi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lesti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m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l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day’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ra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pa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unga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tig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urembe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ber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zack slat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rae wea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skyview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ichelle rempel garner kerry diotte ron leipert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njali appadurai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ernie shaw🇨🇦🇬🇧🇺🇸⚽⚽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orest law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ave w . palm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im murph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charles adl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haron tracy🇨🇦🇨🇦🌈🌈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jesse jame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k hoath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hawn gra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ank grave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ack posobie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brittany anne plato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rittany ann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k friese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ichael jacks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err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heo fleu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juan guaidó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oan hollob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iana murph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iane mari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ommy dougl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y wood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clean's magazin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en banka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vicki campbell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askatoon in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lake ontario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ania camer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ackville aren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avid jacob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rio sportsplex</text:p>
          </table:table-cell>
          <table:table-cell table:number-columns-repeated="1023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2" calcext:value="=&quot;Location&quot;" calcext:base-cell-address="Incorrect.A251"/>
          </calcext:conditional-format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3" calcext:value="=&quot;Governance&quot;" calcext:base-cell-address="Incorrect.A251"/>
          </calcext:conditional-format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4" calcext:value="=&quot;Party&quot;" calcext:base-cell-address="Incorrect.A251"/>
          </calcext:conditional-format>
          <calcext:conditional-format calcext:target-range-address="Incorrect.A191:Incorrect.A193 Incorrect.A199:Incorrect.A199 Incorrect.A202:Incorrect.A202 Incorrect.A204:Incorrect.A208 Incorrect.A210:Incorrect.A211 Incorrect.A213:Incorrect.A221 Incorrect.A223:Incorrect.A224 Incorrect.A226:Incorrect.A226 Incorrect.A229:Incorrect.A248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1" calcext:value="=&quot;Incorrect&quot;" calcext:base-cell-address="Incorrect.A19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Inconsolata" svg:font-family="Docs-Inconsolat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  <style:text-properties fo: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3" style:display-name="ConditionalStyle_3" style:family="table-cell" style:parent-style-name="Default">
      <style:table-cell-properties fo:background-color="#cfe2f3"/>
    </style:style>
    <style:style style:name="ConditionalStyle_5f_4" style:display-name="ConditionalStyle_4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10920-20_25_" style:display-name="PageStyle_20210920-20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ed" style:display-name="PageStyle_Elec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sted" style:display-name="PageStyle_Contes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es" style:display-name="PageStyle_Pa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vernance" style:display-name="PageStyle_Govern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ticians" style:display-name="PageStyle_Politici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ists" style:display-name="PageStyle_Journa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rrect" style:display-name="PageStyle_Incorr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3229" meta:object-count="0"/>
    <meta:generator>LibreOfficeDev/6.0.5.2$Linux_X86_64 LibreOffice_project/</meta:generator>
  </office:meta>
</office:document-meta>
</file>